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库皮斯克指令，俄罗斯军队搁置了克拉斯诺·佩斯（Krasno Pershe），诺瓦诺林斯克（Novomolinsk），德沃里奇尼（Dvorichny），西，猫...</text:span>
</text:h>
      <text:p text:style-name="P4">
作者: liveuamap (Language: en)</text:p>
      <text:p text:style-name="P4">
时间: 2023-04-22T-45:24:00</text:p>
      <text:p text:style-name="P4">
地点: Svatove (Latitude:49.54292 Longtitude:37.88893)</text:p>
      <text:p text:style-name="P4">
视频: []</text:p>
      <text:p text:style-name="P4">
图片: []</text:p>
      <text:p text:style-name="P4">
标签: ["Russia"]</text:p>
      <text:p text:style-name="P4">
Id: 22557901</text:p>
      <!--METADATA-->
      <text:p text:style-name="P4">
在Kupiansk的指示，俄罗斯军队炮击了Krasne Pershe，Novomlynsk，Dvorichna，Zapadne，Kotlyarivka和Kharkiv地区的Berestove，乌克兰武装部队的武装部队在早晨的报告中说</text:p>
      <text:p text:style-name="P4">
新闻集链接：<text:a xlink:type="simple" xlink:href="https://liveuamap.com/en/2023/22-april-at-kupiansk-direction-russian-army-shelled-krasne" text:style-name="Internet_20_link" text:visited-style-name="Visited_20_Internet_20_Link">
https://liveuamap.com/en/2023/22-april-at-kupiansk-direction-russian-army-army-shelled-krasne</text:a>
</text:p>
      <text:p text:style-name="P4">
News Source: <text:a xlink:type="simple" xlink:href="https://t.me/lumsrc/4559" text:style-name="Internet_20_link" text:visited-style-name="Visited_20_Internet_20_Link">
https://t.me/lumsrc/4559</text:a>
</text:p>
      <!--NEWS-->
      <text:h text:style-name="P10" text:outline-level="1">
<text:span text:style-name="T4">
在利曼（Liman Diereti），俄罗斯军队炮击了Stelmakhivka，Makeevka，Nezek，Dibrova和Bilohori ...</text:span>
</text:h>
      <text:p text:style-name="P4">
作者: liveuamap (Language: en)</text:p>
      <text:p text:style-name="P4">
时间: 2023-04-22T-47:24:00</text:p>
      <text:p text:style-name="P4">
地点: Donetsk (Latitude:48.8089 Longtitude:38.07604)</text:p>
      <text:p text:style-name="P4">
视频: []</text:p>
      <text:p text:style-name="P4">
图片: []</text:p>
      <text:p text:style-name="P4">
标签: ["Russia"]</text:p>
      <text:p text:style-name="P4">
Id: 22557895</text:p>
      <!--METADATA-->
      <text:p text:style-name="P4">
俄罗斯军队在莱曼(Lyman Direction)的指导上炮击了卢汉斯(Luhansk)地区的Stelmakhivka，Makiyivka，Nevske，Dibrova和Bilohorivka，以及Ivanivka，Ivanivka，Ivanivka，Verkhnokamyanske，Spirne和verkhnokamyanske，Spirne和Zvanivka，donetsk地区，donetsk地区，曾报道 - 早晨的报道 -</text:p>
      <text:p text:style-name="P4">
新闻集链接：<text:a xlink:type="simple" xlink:href="https://liveuamap.com/en/2023/22-april-at-lyman-direction-russian-army-shelled-stelmakhivka" text:style-name="Internet_20_link" text:visited-style-name="Visited_20_Internet_20_Link">
https://liveuamap.com/en/2023/22-APRIL-AT-LYMAN-DIRECTION-RUSSIAN-RUSSIAN-ARMY-SHELLED-SHELLED-STELMAKHIVKA</text:a>
</text:p>
      <text:p text:style-name="P4">
News Source: <text:a xlink:type="simple" xlink:href="https://t.me/lumsrc/4560" text:style-name="Internet_20_link" text:visited-style-name="Visited_20_Internet_20_Link">
https://t.me/lumsrc/4560</text:a>
</text:p>
      <!--NEWS-->
      <text:h text:style-name="P10" text:outline-level="1">
<text:span text:style-name="T4">
巴赫穆特（Bakhmut Directio）鲁斯军队（Rusian Army）炮击了罗兹多利夫卡（Rozdolivka），瓦苏基夫卡（Vasukivka），奥里克霍沃 - 瓦西利维卡（Novomark）...</text:span>
</text:h>
      <text:p text:style-name="P4">
作者: liveuamap (Language: en)</text:p>
      <text:p text:style-name="P4">
时间: 2023-04-22T-49:24:00</text:p>
      <text:p text:style-name="P4">
地点: Novhorods'ke, Donetsk Oblast (Latitude:48.33411 Longtitude:37.84653)</text:p>
      <text:p text:style-name="P4">
视频: []</text:p>
      <text:p text:style-name="P4">
图片: []</text:p>
      <text:p text:style-name="P4">
标签: ["Russia"]</text:p>
      <text:p text:style-name="P4">
Id: 22557892</text:p>
      <!--METADATA-->
      <text:p text:style-name="P4">
At Bakhmut Direction Russian Army Shelled Rozdolivka, Vasukivka, Orikhovo-Vasylivka, Novomarkove, Hryhorivka, Bakhmut, Ivaniv, Chaske, Chaske, Chaske, Chaske, Ivanivka Ne, Pivdenne andnew York of Donetsk Region, - General Staff of Armed Forces of Ukraine Says inthe上午报告</text:p>
      <text:p text:style-name="P4">
新闻集链接：(https://liveuamap.com/en/2023/22-april-at-bakhmut-direction-russian-army-shelled-rozdolivka)</text:p>
      <text:p text:style-name="P4">
News Source: <text:a xlink:type="simple" xlink:href="https://t.me/lumsrc/4561" text:style-name="Internet_20_link" text:visited-style-name="Visited_20_Internet_20_Link">
https://t.me/lumsrc/4561</text:a>
</text:p>
      <!--NEWS-->
      <text:h text:style-name="P10" text:outline-level="1">
<text:span text:style-name="T4">
JSC Avdiivka方向Rusian军队炮击Novokalin，Steppe，Avdiivka，Tonyne，首先...</text:span>
</text:h>
      <text:p text:style-name="P4">
作者: liveuamap (Language: en)</text:p>
      <text:p text:style-name="P4">
时间: 2023-04-22T-51:24:00</text:p>
      <text:p text:style-name="P4">
地点: Avdiyivka (Latitude:48.2488 Longtitude:37.6898)</text:p>
      <text:p text:style-name="P4">
视频: []</text:p>
      <text:p text:style-name="P4">
图片: []</text:p>
      <text:p text:style-name="P4">
标签: ["Russia"]</text:p>
      <text:p text:style-name="P4">
Id: 22557883</text:p>
      <!--METADATA-->
      <text:p text:style-name="P4">
在Avdiyivka的指示，俄罗斯军队炮击了Novokalynove，Stepove，Avdiyivka，Tonenke，Pervomayske，Donetsk地区的Nevelske，乌克兰的Armedforces的总参谋长在早晨的报告中说</text:p>
      <text:p text:style-name="P4">
新闻集链接：<text:a xlink:type="simple" xlink:href="https://liveuamap.com/en/2023/22-april-at-avdiyivka-directions-russian-army-shelled-novokalynove" text:style-name="Internet_20_link" text:visited-style-name="Visited_20_Internet_20_Link">
https://liveuamap.com/en/2023/22-april-at-at-avdiyivka-directions-russian-army-army-shelled-novokalynove</text:a>
</text:p>
      <text:p text:style-name="P4">
News Source: <text:a xlink:type="simple" xlink:href="https://t.me/lumsrc/4562" text:style-name="Internet_20_link" text:visited-style-name="Visited_20_Internet_20_Link">
https://t.me/lumsrc/4562</text:a>
</text:p>
      <!--NEWS-->
      <text:h text:style-name="P10" text:outline-level="1">
<text:span text:style-name="T4">
在玛丽卡（Maryinka）方向，俄罗斯军队炮击Krasnohorivka，Maryinka，Pobyeda和Novomykhayliv ...</text:span>
</text:h>
      <text:p text:style-name="P4">
作者: liveuamap (Language: en)</text:p>
      <text:p text:style-name="P4">
时间: 2023-04-22T-53:24:00</text:p>
      <text:p text:style-name="P4">
地点: Donetsk (Latitude:47.84911 Longtitude:37.49067)</text:p>
      <text:p text:style-name="P4">
视频: []</text:p>
      <text:p text:style-name="P4">
图片: []</text:p>
      <text:p text:style-name="P4">
标签: ["Russia"]</text:p>
      <text:p text:style-name="P4">
Id: 22557881</text:p>
      <!--METADATA-->
      <text:p text:style-name="P4">
在玛丽卡(Maryinka)的方向，俄罗斯军队炮击了克拉斯诺·霍利夫卡(Krasnohorivka)，玛丽卡(Maryinka)，顿涅茨克地区的pobyedaand novomykhaylivka，武装部队的武装部队总参谋部在早晨的报告中说</text:p>
      <text:p text:style-name="P4">
新闻集链接：<text:a xlink:type="simple" xlink:href="https://liveuamap.com/en/2023/22-april-at-maryinka-direction-russian-army-shelled-krasnohorivka" text:style-name="Internet_20_link" text:visited-style-name="Visited_20_Internet_20_Link">
https://liveuamap.com/en/2023/22-april-at-maryinka-direction-russian-army-shelled-krasnohorivka</text:a>
</text:p>
      <text:p text:style-name="P4">
News Source: <text:a xlink:type="simple" xlink:href="https://t.me/lumsrc/4563" text:style-name="Internet_20_link" text:visited-style-name="Visited_20_Internet_20_Link">
https://t.me/lumsrc/4563</text:a>
</text:p>
      <!--NEWS-->
      <text:h text:style-name="P10" text:outline-level="1">
<text:span text:style-name="T4">
JSC Shaktarske Directio Rusian炮击颜色，Novoukrainka，Golden Niva，Great ...</text:span>
</text:h>
      <text:p text:style-name="P4">
作者: liveuamap (Language: en)</text:p>
      <text:p text:style-name="P4">
时间: 2023-04-22T-55:24:00</text:p>
      <text:p text:style-name="P4">
地点: Velyka Novosilka (Latitude:47.83298 Longtitude:36.83664)</text:p>
      <text:p text:style-name="P4">
视频: []</text:p>
      <text:p text:style-name="P4">
图片: []</text:p>
      <text:p text:style-name="P4">
标签: ["Russia"]</text:p>
      <text:p text:style-name="P4">
Id: 22557880</text:p>
      <!--METADATA-->
      <text:p text:style-name="P4">
在Shaktarske的指示，俄罗斯军队炮击了Prechystivka，Novoukrayinka，Zolota Nyva，Velyka Novosilka，乌克兰武装部队的总参谋部</text:p>
      <text:p text:style-name="P4">
新闻集链接：<text:a xlink:type="simple" xlink:href="https://liveuamap.com/en/2023/22-april-at-shaktarske-direction-russian-army-shelled-prechystivka" text:style-name="Internet_20_link" text:visited-style-name="Visited_20_Internet_20_Link">
https://liveuamap.com/en/2023/22-april-at-shaktarske-direction-russian-army-army-shelled-prechystivka</text:a>
</text:p>
      <text:p text:style-name="P4">
News Source: <text:a xlink:type="simple" xlink:href="https://t.me/lumsrc/4564" text:style-name="Internet_20_link" text:visited-style-name="Visited_20_Internet_20_Link">
https://t.me/lumsrc/4564</text:a>
</text:p>
      <!--NEWS-->
      <text:h text:style-name="P10" text:outline-level="1">
<text:span text:style-name="T4">
在Zaporizhzhia和Kherson的指示，俄罗斯军队炮击了Olhivske，Pavlivka，Malynivka，Hu ...</text:span>
</text:h>
      <text:p text:style-name="P4">
作者: liveuamap (Language: en)</text:p>
      <text:p text:style-name="P4">
时间: 2023-04-22T-57:24:00</text:p>
      <text:p text:style-name="P4">
地点: Kherson (Latitude:46.63317 Longtitude:32.61858)</text:p>
      <text:p text:style-name="P4">
视频: []</text:p>
      <text:p text:style-name="P4">
图片: []</text:p>
      <text:p text:style-name="P4">
标签: ["Russia"]</text:p>
      <text:p text:style-name="P4">
Id: 22557878</text:p>
      <!--METADATA-->
      <text:p text:style-name="P4">
新闻集链接：<text:a xlink:type="simple" xlink:href="https://liveuamap.com/en/2023/22-april-at-zaporizhzhia-and-kherson-directions-russian-army" text:style-name="Internet_20_link" text:visited-style-name="Visited_20_Internet_20_Link">
https://liveuamap.com/en/2023/22-april-at-april-at-zaporizhzhia-and-kherson-directions-russian-army</text:a>
</text:p>
      <text:p text:style-name="P4">
News Source: <text:a xlink:type="simple" xlink:href="https://t.me/lumsrc/4565" text:style-name="Internet_20_link" text:visited-style-name="Visited_20_Internet_20_Link">
https://t.me/lumsrc/4565</text:a>
</text:p>
      <!--NEWS-->
      <text:h text:style-name="P10" text:outline-level="1">
<text:span text:style-name="T4">
Donetsk Oblast（12:07）。 红色警报：空中威胁。 警笛声。 立即掩盖！</text:span>
</text:h>
      <text:p text:style-name="P4">
作者: liveuamap (Language: en)</text:p>
      <text:p text:style-name="P4">
时间: 2023-04-22T06:08:00</text:p>
      <text:p text:style-name="P4">
地点: Donetsk Oblast (Latitude:48.72852 Longtitude:37.57876)</text:p>
      <text:p text:style-name="P4">
视频: []</text:p>
      <text:p text:style-name="P4">
图片: []</text:p>
      <text:p text:style-name="P4">
标签: ["Europe", "Central and Eastern Europe"]</text:p>
      <text:p text:style-name="P4">
Id: 22557915</text:p>
      <!--METADATA-->
      <text:p text:style-name="P4">
Donetsk Oblast(12:07). Red Alert: aerial threat. Sirens sounding. Take covernow!</text:p>
      <text:p text:style-name="P4">
News Collection Link: <text:a xlink:type="simple" xlink:href="https://liveuamap.com/en/2023/22-april-donetsk-oblast1207-red-alert-aerial-g" text:style-name="Internet_20_link" text:visited-style-name="Visited_20_Internet_20_Link">
https://liveuamap.com/en/2023/22-april-donetsk-oblast1207-red-alert-aerial-g</text:a>
</text:p>
      <text:p text:style-name="P4">
News Source: <text:a xlink:type="simple" xlink:href="https://t.me/air_alert_ua/43561" text:style-name="Internet_20_link" text:visited-style-name="Visited_20_Internet_20_Link">
https://t.me/air_alert_ua/43561</text:a>
</text:p>
      <!--NEWS-->
      <text:h text:style-name="P10" text:outline-level="1">
<text:span text:style-name="T4">
Nikolaev，Mykolaiv地区，Kherson，Kherson地区（12:12）。 红色ALRT：空中tchretate。 和...</text:span>
</text:h>
      <text:p text:style-name="P4">
作者: liveuamap (Language: en)</text:p>
      <text:p text:style-name="P4">
时间: 2023-04-22T06:13:00</text:p>
      <text:p text:style-name="P4">
地点: Mykolaiv (Latitude:46.94805 Longtitude:32.00525)</text:p>
      <text:p text:style-name="P4">
视频: []</text:p>
      <text:p text:style-name="P4">
图片: []</text:p>
      <text:p text:style-name="P4">
标签: ["Europe", "Central and Eastern Europe"]</text:p>
      <text:p text:style-name="P4">
Id: 22557916</text:p>
      <!--METADATA-->
      <text:p text:style-name="P4">
Nikolaev，Mykolaiv地区，Kherson，Kherson地区(12:12). Red Alert:aerial threat. Sirens sounding. Take cover now!</text:p>
      <text:p text:style-name="P4">
News Collection Link: <text:a xlink:type="simple" xlink:href="https://liveuamap.com/en/2023/22-april-mykolaiv-mykolayivska-oblast-khersong" text:style-name="Internet_20_link" text:visited-style-name="Visited_20_Internet_20_Link">
https://liveuamap.com/en/2023/22-april-mykolaiv-mykolayivska-oblast-khersong</text:a>
</text:p>
      <text:p text:style-name="P4">
News Source: <text:a xlink:type="simple" xlink:href="https://t.me/air_alert_ua/43563" text:style-name="Internet_20_link" text:visited-style-name="Visited_20_Internet_20_Link">
https://t.me/air_alert_ua/43563</text:a>
</text:p>
      <!--NEWS-->
      <text:h text:style-name="P10" text:outline-level="1">
<text:span text:style-name="T4">
Zaporizka Oblast（12:49）。 红色警报：空中威胁。 警笛声。 立即掩盖！</text:span>
</text:h>
      <text:p text:style-name="P4">
作者: liveuamap (Language: en)</text:p>
      <text:p text:style-name="P4">
时间: 2023-04-22T06:50:00</text:p>
      <text:p text:style-name="P4">
地点: Zaporizka Oblast (Latitude:47.612021 Longtitude:35.765261)</text:p>
      <text:p text:style-name="P4">
视频: []</text:p>
      <text:p text:style-name="P4">
图片: []</text:p>
      <text:p text:style-name="P4">
标签: ["Europe", "Central and Eastern Europe"]</text:p>
      <text:p text:style-name="P4">
Id: 22557918</text:p>
      <!--METADATA-->
      <text:p text:style-name="P4">
Zaporizhzhia地区(12:49). Red Alert: aerial threat. Sirens sounding. Take covernow!</text:p>
      <text:p text:style-name="P4">
News Collection Link: <text:a xlink:type="simple" xlink:href="https://liveuamap.com/en/2023/22-april-zaporizka-oblast1249-red-alert-aeriag" text:style-name="Internet_20_link" text:visited-style-name="Visited_20_Internet_20_Link">
https://liveuamap.com/en/2023/22-april-zaporizka-oblast1249-red-alert-aeriag</text:a>
</text:p>
      <text:p text:style-name="P4">
News Source: <text:a xlink:type="simple" xlink:href="https://t.me/air_alert_ua/43564" text:style-name="Internet_20_link" text:visited-style-name="Visited_20_Internet_20_Link">
https://t.me/air_alert_ua/43564</text:a>
</text:p>
      <!--NEWS-->
      <text:h text:style-name="P10" text:outline-level="1">
<text:span text:style-name="T4">
Donetsk Oblast（17:57）。 红色警报：空中威胁。 警笛声。 立即掩盖！</text:span>
</text:h>
      <text:p text:style-name="P4">
作者: liveuamap (Language: en)</text:p>
      <text:p text:style-name="P4">
时间: 2023-04-22T11:58:00</text:p>
      <text:p text:style-name="P4">
地点: Donetsk Oblast (Latitude:48.72744 Longtitude:37.5781)</text:p>
      <text:p text:style-name="P4">
视频: []</text:p>
      <text:p text:style-name="P4">
图片: []</text:p>
      <text:p text:style-name="P4">
标签: ["Europe", "Central and Eastern Europe"]</text:p>
      <text:p text:style-name="P4">
Id: 22557921</text:p>
      <!--METADATA-->
      <text:p text:style-name="P4">
Donetsk Oblast(17:57). Red Alert: aerial threat. Sirens sounding. Take covernow!</text:p>
      <text:p text:style-name="P4">
News Collection Link: <text:a xlink:type="simple" xlink:href="https://liveuamap.com/en/2023/22-april-donetsk-oblast1757-red-alert-aerial-g" text:style-name="Internet_20_link" text:visited-style-name="Visited_20_Internet_20_Link">
https://liveuamap.com/en/2023/22-april-donetsk-oblast1757-red-alert-aerial-g</text:a>
</text:p>
      <text:p text:style-name="P4">
News Source: <text:a xlink:type="simple" xlink:href="https://t.me/air_alert_ua/43569" text:style-name="Internet_20_link" text:visited-style-name="Visited_20_Internet_20_Link">
https://t.me/air_alert_ua/43569</text:a>
</text:p>
      <!--NEWS-->
      <text:h text:style-name="P10" text:outline-level="1">
<text:span text:style-name="T4">
Donetsk Oblast（19:38）。 红色警报：空中威胁。 警笛声。 立即掩盖！</text:span>
</text:h>
      <text:p text:style-name="P4">
作者: liveuamap (Language: en)</text:p>
      <text:p text:style-name="P4">
时间: 2023-04-22T13:39:00</text:p>
      <text:p text:style-name="P4">
地点: Donetsk Oblast (Latitude:48.7281 Longtitude:37.57845)</text:p>
      <text:p text:style-name="P4">
视频: []</text:p>
      <text:p text:style-name="P4">
图片: []</text:p>
      <text:p text:style-name="P4">
标签: ["Europe", "Central and Eastern Europe"]</text:p>
      <text:p text:style-name="P4">
Id: 22557924</text:p>
      <!--METADATA-->
      <text:p text:style-name="P4">
Donetsk Oblast(19:38). Red Alert: aerial threat. Sirens sounding. Take covernow!</text:p>
      <text:p text:style-name="P4">
News Collection Link: <text:a xlink:type="simple" xlink:href="https://liveuamap.com/en/2023/22-april-donetsk-oblast1938-red-alert-aerial-g" text:style-name="Internet_20_link" text:visited-style-name="Visited_20_Internet_20_Link">
https://liveuamap.com/en/2023/22-april-donetsk-oblast1938-red-alert-aerial-g</text:a>
</text:p>
      <text:p text:style-name="P4">
News Source: <text:a xlink:type="simple" xlink:href="https://t.me/air_alert_ua/43571" text:style-name="Internet_20_link" text:visited-style-name="Visited_20_Internet_20_Link">
https://t.me/air_alert_ua/43571</text:a>
</text:p>
      <!--NEWS-->
      <text:h text:style-name="P10" text:outline-level="1">
<text:span text:style-name="T4">
Kharkiv，Kharkivska Oblast（21:02）。 红色警报：空中威胁。 警笛声。 立即掩盖！</text:span>
</text:h>
      <text:p text:style-name="P4">
作者: liveuamap (Language: en)</text:p>
      <text:p text:style-name="P4">
时间: 2023-04-22T15:03:00</text:p>
      <text:p text:style-name="P4">
地点: Kharkiv (Latitude:49.98081000 Longtitude:36.25272000)</text:p>
      <text:p text:style-name="P4">
视频: []</text:p>
      <text:p text:style-name="P4">
图片: []</text:p>
      <text:p text:style-name="P4">
标签: ["Europe", "Central and Eastern Europe"]</text:p>
      <text:p text:style-name="P4">
Id: 22557925</text:p>
      <!--METADATA-->
      <text:p text:style-name="P4">
哈尔基夫(Kharkiv)，哈尔基夫地区(21:02). Red Alert: aerial threat. Sirens sounding.Take cover now!</text:p>
      <text:p text:style-name="P4">
News Collection Link: <text:a xlink:type="simple" xlink:href="https://liveuamap.com/en/2023/22-april-kharkiv-kharkivska-oblast2102-red-alg" text:style-name="Internet_20_link" text:visited-style-name="Visited_20_Internet_20_Link">
https://liveuamap.com/en/2023/22-april-kharkiv-kharkivska-oblast2102-red-alg</text:a>
</text:p>
      <text:p text:style-name="P4">
News Source: <text:a xlink:type="simple" xlink:href="https://t.me/suspilnekharkiv/24117" text:style-name="Internet_20_link" text:visited-style-name="Visited_20_Internet_20_Link">
https://t.me/suspilnekharkiv/24117</text:a>
</text:p>
      <!--NEWS-->
      <text:h text:style-name="P10" text:outline-level="1">
<text:span text:style-name="T4">
Dnipro，Dnipropetrovsk地区，Zaporizhhya地区（22:16）。 红色ALRT：空中tchretate。 警笛声...</text:span>
</text:h>
      <text:p text:style-name="P4">
作者: liveuamap (Language: en)</text:p>
      <text:p text:style-name="P4">
时间: 2023-04-22T16:17:00</text:p>
      <text:p text:style-name="P4">
地点: Dnipro (Latitude:48.45930000 Longtitude:35.03865000)</text:p>
      <text:p text:style-name="P4">
视频: []</text:p>
      <text:p text:style-name="P4">
图片: []</text:p>
      <text:p text:style-name="P4">
标签: ["Europe", "Central and Eastern Europe"]</text:p>
      <text:p text:style-name="P4">
Id: 22557926</text:p>
      <!--METADATA-->
      <text:p text:style-name="P4">
Dnipro，dnipropetrovsk区域，Zaporizhzhya地区(22:16). Red Alert: aerialthreat. Sirens sounding. Take cover now!</text:p>
      <text:p text:style-name="P4">
News Collection Link: <text:a xlink:type="simple" xlink:href="https://liveuamap.com/en/2023/22-april-dnipro-dnipropetrovska-oblast-zaporig" text:style-name="Internet_20_link" text:visited-style-name="Visited_20_Internet_20_Link">
https://liveuamap.com/en/2023/22-april-dnipro-dnipropetrovska-oblast-zaporig</text:a>
</text:p>
      <text:p text:style-name="P4">
News Source: <text:a xlink:type="simple" xlink:href="https://t.me/air_alert_ua/43577" text:style-name="Internet_20_link" text:visited-style-name="Visited_20_Internet_20_Link">
https://t.me/air_alert_ua/43577</text:a>
</text:p>
      <!--NEWS-->
      <text:h text:style-name="P10" text:outline-level="1">
<text:span text:style-name="T4">
Donetsk Oblast（22:50）。 红色警报：空中威胁。 警笛声。 立即掩盖！</text:span>
</text:h>
      <text:p text:style-name="P4">
作者: liveuamap (Language: en)</text:p>
      <text:p text:style-name="P4">
时间: 2023-04-22T16:52:00</text:p>
      <text:p text:style-name="P4">
地点: Donetsk Oblast (Latitude:48.7277 Longtitude:37.57912)</text:p>
      <text:p text:style-name="P4">
视频: []</text:p>
      <text:p text:style-name="P4">
图片: []</text:p>
      <text:p text:style-name="P4">
标签: ["Europe", "Central and Eastern Europe"]</text:p>
      <text:p text:style-name="P4">
Id: 22557927</text:p>
      <!--METADATA-->
      <text:p text:style-name="P4">
Donetsk Oblast(22:50). Red Alert: aerial threat. Sirens sounding. Take covernow!</text:p>
      <text:p text:style-name="P4">
News Collection Link: <text:a xlink:type="simple" xlink:href="https://liveuamap.com/en/2023/22-april-donetsk-oblast2250-red-alert-aerial-g" text:style-name="Internet_20_link" text:visited-style-name="Visited_20_Internet_20_Link">
https://liveuamap.com/en/2023/22-april-donetsk-oblast2250-red-alert-aerial-g</text:a>
</text:p>
      <text:p text:style-name="P4">
News Source: <text:a xlink:type="simple" xlink:href="https://t.me/air_alert_ua/43578" text:style-name="Internet_20_link" text:visited-style-name="Visited_20_Internet_20_Link">
https://t.me/air_alert_ua/43578</text:a>
</text:p>
      <!--NEWS-->
      <text:h text:style-name="P10" text:outline-level="1">
<text:span text:style-name="T4">
任务删除俄罗斯绕过乌克兰制裁总统的任何机会</text:span>
</text:h>
      <text:p text:style-name="P4">
作者: ['АРМІЯINFORM']</text:p>
      <text:p text:style-name="P4">
时间: 2023-04-22T96:00:00-04:00</text:p>
      <text:p text:style-name="P4">
描述: 乌克兰沃迪米尔·泽伦斯基（Zi Skhdennim他们说，在2022年，是否会在不久的将来与乌克兰发生战争</text:p>
      <text:p text:style-name="P4">
图片: ['<text:a xlink:type="simple" xlink:href="https://armyinform.com.ua/wp-content/uploads/2023/04/29c6c0f174ad7042e220823cf1002096_1682021633_extra_large.jpeg" text:style-name="Internet_20_link" text:visited-style-name="Visited_20_Internet_20_Link">
29c6c0f174ad7042e220823cf1002096_1682021633_extra_large.jpeg</text:a>
']</text:p>
      <text:p text:style-name="P4">
标签: ['ВІДЕОЗВЕРНЕННЯ ПРЕЗИДЕНТА УКРАЇНИ', 'ВОЛОДИМИР ЗЕЛЕНСЬКИЙ']</text:p>
      <text:p text:style-name="P4">
类别: News</text:p>
      <!--METADATA-->
      <text:p text:style-name="P4">
<draw:frame draw:style-name="fr1" draw:name="Image2" text:anchor-type="as-char" svg:width="6.9236in" svg:height="3.888755in" draw:z-index="0">
<draw:image xlink:href="../Images/AРМІЯINFORM/2023-04-22T96-00-00-04-00/29c6c0f174ad7042e220823cf1002096_1682021633_extra_large.jpeg" xlink:type="simple" xlink:show="embed" xlink:actuate="onLoad" draw:mime-type="image/jpeg"/>
</draw:frame>
Volodymyr Zelenskyy</text:p>
      <text:p text:style-name="P4">
乌克兰沃迪米尔·泽伦斯基(Ukraine Volodymyr Zelensky)总裁谈到了d -kukrainian人民的每日信息：</text:p>
      <ul>
        <li>
今天，三项新的制裁决定已经对那些隐藏在俄罗斯侵略中的人做出了生效，并支持它， -  <text:a xlink:type="simple" xlink:href="https://www.president.gov.ua/videos/zavdannya-pribrati-bud-yaki-mozhlivosti-rosiyi-obhoditi-sank-4573" text:style-name="Internet_20_link" text:visited-style-name="Visited_20_Internet_20_Link">
注明</text:a>
总统。 首先，这是针对提供恐怖主义军队的俄罗斯麦克风企业的常规制裁。 这次，将322家公司添加到制裁清单中：武器，组件等制造商。</li>
      </ul>
      <text:p text:style-name="P4">
其他两个制裁清单是自然而合法的人，可以帮助制裁俄罗斯，持有军事罪犯的财产，并涉及在俄罗斯本身和我们土地的领土上减少自由。</text:p>
      <text:p text:style-name="P4">
我们的制裁包被详细详细阐述，尤其是 - 用于合作伙伴的同步。 这是我们常见的任务之一 - 绝对每个人都会比我们的胜利更快地结束战争的速度。 任务是消除俄罗斯规避制裁的任何机会。 每个俄罗斯计划都可以绕过制裁，为这场战争增加时间，为侵略者增加机会。</text:p>
      <text:p text:style-name="P4">
因此，针对俄罗斯的制裁政权在恐怖分子国家和所有相关人士面前受到更大的限制，反对整个俄罗斯战争经济经济，将更有可能完全侵略。 我感谢世界上所有了解它的人。</text:p>
      <text:p text:style-name="P4">
荣耀我们所有的士兵!荣耀我们为独立而战的所有不同时代的英雄!乌克兰将永远是免费的!荣耀乌克兰!</text:p>
      <text:p text:style-name="P4">
News Source: <text:a xlink:type="simple" xlink:href="https://armyinform.com.ua/2023/04/22/zavdannya-prybraty-bud-yaki-mozhlyvosti-rosiyi-obhodyty-sankcziyi-prezydent-ukrayiny/" text:style-name="Internet_20_link" text:visited-style-name="Visited_20_Internet_20_Link">
https://armyinform.com.ua/2023/04/22/zavdannya-prybraty-bud-yaki-mozhlyvosti-rosiyi-obhodyty-sankcziyi-prezydent-ukrayiny/</text:a>
</text:p>
      <!--NEWS-->
      <text:h text:style-name="P10" text:outline-level="1">
<text:span text:style-name="T4">
苏丹被荷兰第一组撤离</text:span>
</text:h>
      <text:p text:style-name="P4">
作者: Ukrinform (Person)</text:p>
      <text:p text:style-name="P4">
出版商: Укринформ (Organization)</text:p>
      <text:p text:style-name="P4">
出版时间: 2023-04-23T-10:22:00+03:00</text:p>
      <text:p text:style-name="P4">
修改时间: 2023-04-23T23:22:00+03:00</text:p>
      <text:p text:style-name="P4">
描述: 荷兰第一组将苏丹乘坐法国飞机离开。  - 乌克林。</text:p>
      <text:p text:style-name="P4">
图片: ["<text:a xlink:type="simple" xlink:href="https://static.ukrinform.com/photos/2019_04/thumb_files/630_360_1555077319-488.jpg" text:style-name="Internet_20_link" text:visited-style-name="Visited_20_Internet_20_Link">
630_360_15550...</text:a>
"]</text:p>
      <text:p text:style-name="P4">
标签: ['Евакуація', 'Судан', 'Війна']</text:p>
      <text:p text:style-name="P4">
类型: Article</text:p>
      <!--METADATA-->
      <text:p text:style-name="P4">
<draw:frame draw:style-name="fr1" draw:name="Image3" text:anchor-type="as-char" svg:width="6.9236in" svg:height="3.956343in" draw:z-index="0">
<draw:image xlink:href="../Images/yкринформ/2023-04-23T-10-22-00-03-00/630_360_1555077319-488.jpg" xlink:type="simple" xlink:show="embed" xlink:actuate="onLoad" draw:mime-type="image/jpeg"/>
</draw:frame>
荷兰的第一组将苏丹乘坐法国飞机离开。</text:p>
      <text:p text:style-name="P4">
关于IT报告乌克林福姆，参考<text:a xlink:type="simple" xlink:href="https://nos.nl/collectie/13927/artikel/2472555-eerste-nederlanders-vanuit-sudan-geevacueerd" text:style-name="Internet_20_link" text:visited-style-name="Visited_20_Internet_20_Link">
</text:a>
。</text:p>
      <text:p text:style-name="P4">
“第一个荷兰人被法国飞机从苏丹撤离。 据报道，荷兰外交部长Vopke Gucstra。</text:p>
      <text:p text:style-name="P4">
指出他说，这是一群人。 确切的数字并不是无法访问的。</text:p>
      <text:p text:style-name="P4">
荷兰的另一组将哈尔图(Hartu)带到了联合国汽车柱。</text:p>
      <text:p text:style-name="P4">
<text:span text:style-name="T4">
另请阅读：</text:span>
 <text:span text:style-name="T4">
 <text:a xlink:type="simple" xlink:href="https://www.ukrinform.ua/rubric-world/3699620-britanskih-diplomativ-evakuuvali-iz-sudanu.html" text:style-name="Internet_20_link" text:visited-style-name="Visited_20_Internet_20_Link">
</text:a>
</text:span>
</text:p>
      <text:p text:style-name="P4">
在救援行动中，荷兰与法国和德国合并了努力。</text:p>
      <text:p text:style-name="P4">
正如乌克林福姆报道的那样，在陆军之间几天的紧张局势<text:span text:style-name="T4">
 []之后，4月15日(https://www.ukrinform.ua/tag-sudan)</text:span>
和快速响应的力(RSF)在Chartum中，发生了爆炸和射击。 争端集中在该国过渡到民间统治。</text:p>
      <text:p text:style-name="P4">
<text:span text:style-name="T4">
另请阅读：</text:span>
 <text:span text:style-name="T4">
 <text:a xlink:type="simple" xlink:href="https://www.ukrinform.ua/rubric-world/3699486-ssa-evakuuvali-personal-posolstva-u-sudani.html" text:style-name="Internet_20_link" text:visited-style-name="Visited_20_Internet_20_Link">
</text:a>
</text:span>
</text:p>
      <text:p text:style-name="P4">
在所有苏丹碰撞期间，至少有97人被杀，数百人受伤。</text:p>
      <text:p text:style-name="P4">
News Source: <text:a xlink:type="simple" xlink:href="https://www.ukrinform.ua/rubric-world/3699714-iz-sudanu-evakuuvali-persu-grupu-niderlandciv.html" text:style-name="Internet_20_link" text:visited-style-name="Visited_20_Internet_20_Link">
https://www.ukrinform.ua/rubric-world/3699714-iz-sudanu-evakuuvali-persu-grupu-niderlandciv.html</text:a>
</text:p>
      <!--NEWS-->
      <text:h text:style-name="P10" text:outline-level="1">
<text:span text:style-name="T4">
在俄罗斯，执政党的第二个州杜马当天去世了</text:span>
</text:h>
      <text:p text:style-name="P4">
作者: Ukrinform (Person)</text:p>
      <text:p text:style-name="P4">
出版商: Укринформ (Organization)</text:p>
      <text:p text:style-name="P4">
出版时间: 2023-04-23T-12:08:00+03:00</text:p>
      <text:p text:style-name="P4">
修改时间: 2023-04-23T23:08:00+03:00</text:p>
      <text:p text:style-name="P4">
描述: 在俄罗斯，统一俄罗斯派系的杜马州代表死于贾沙贝克·乌兹多诺夫。  - 乌克林。</text:p>
      <text:p text:style-name="P4">
图片: ["<text:a xlink:type="simple" xlink:href="https://static.ukrinform.com/photos/2023_04/thumb_files/630_360_1682271792-181.jpg" text:style-name="Internet_20_link" text:visited-style-name="Visited_20_Internet_20_Link">
630_360_16822...</text:a>
"]</text:p>
      <text:p text:style-name="P4">
标签: ['Депутат', 'Смерть', 'Держдума РФ']</text:p>
      <text:p text:style-name="P4">
类型: Article</text:p>
      <!--METADATA-->
      <text:p text:style-name="P4">
<draw:frame draw:style-name="fr1" draw:name="Image4" text:anchor-type="as-char" svg:width="6.9236in" svg:height="3.956343in" draw:z-index="0">
<draw:image xlink:href="../Images/yкринформ/2023-04-23T-12-08-00-03-00/630_360_1682271792-181.jpg" xlink:type="simple" xlink:show="embed" xlink:actuate="onLoad" draw:mime-type="image/jpeg"/>
</draw:frame>
在俄罗斯，来自贾沙尔贝克·乌兹多诺夫(Jasharbek Uzdenov)派别“统一俄罗斯”的杜马州代表。</text:p>
      <text:p text:style-name="P4">
正如乌克林福姆报道的那样，它报告了<text:a xlink:type="simple" xlink:href="https://www.kommersant.ru/doc/5952357" text:style-name="Internet_20_link" text:visited-style-name="Visited_20_Internet_20_Link">
</text:a>
他56岁。</text:p>
      <text:p text:style-name="P4">
该党的信息表明，乌兹多诺夫“经过一个困难而长期的人”去世。</text:p>
      <text:p text:style-name="P4">
政治家是生态，自然资源委员会成员，以及对教育环境的保护<text:a xlink:type="simple" xlink:href="https://www.ukrinform.ua/tag-derzduma-rf" text:style-name="Internet_20_link" text:visited-style-name="Visited_20_Internet_20_Link">
</text:a>
内部人士指出，乌兹多诺夫在2022年错过了许多会议，也没有投票赞成俄罗斯对所谓的“ dnr”和“ lnr”的认可为独立，主权和独立国家。</text:p>
      <text:p text:style-name="P4">
<text:span text:style-name="T4">
另请阅读：</text:span>
 <text:a xlink:type="simple" xlink:href="https://www.ukrinform.ua/rubric-ato/3695950-sbu-ogolosila-pidozru-rosijskomu-deputatu-akij-komanduvav-obstrilom-pozicij-zsu.html" text:style-name="Internet_20_link" text:visited-style-name="Visited_20_Internet_20_Link">
</text:a>
正如乌克林福姆报道的<text:a xlink:type="simple" xlink:href="https://www.ukrinform.ua/rubric-world/3699675-pomer-odin-iz-najbagatsih-deputativ-derzdumi-rf-akogo-zasudili-v-ukraini.html" text:style-name="Internet_20_link" text:visited-style-name="Visited_20_Internet_20_Link">
</text:a>
去年被判处侵犯乌克兰的领土内容和不可侵犯性。 他支持对俄罗斯联邦总统的决议，以考虑对DNR和LNR的伪公开的认可为独立，主权和独立国家。</text:p>
      <text:p text:style-name="P4">
News Source: <text:a xlink:type="simple" xlink:href="https://www.ukrinform.ua/rubric-world/3699689-u-rosii-pomer-drugij-za-den-deputat-derzdumi-vid-pravlacoi-partii.html" text:style-name="Internet_20_link" text:visited-style-name="Visited_20_Internet_20_Link">
https://www.ukrinform.ua/rubric-world/3699689-u-rosii-pomer-drugij-za-den-deputat-derzdumi-vid-pravlacoi-partii.html</text:a>
</text:p>
      <!--NEWS-->
      <text:h text:style-name="P10" text:outline-level="1">
<text:span text:style-name="T4">
在Zaporozhye，敌人继续建立防御工事并改变领土 - 军事</text:span>
</text:h>
      <text:p text:style-name="P4">
作者: Ukrinform (Person)</text:p>
      <text:p text:style-name="P4">
出版商: Укринформ (Organization)</text:p>
      <text:p text:style-name="P4">
出版时间: 2023-04-23T-142:38:00+03:00</text:p>
      <text:p text:style-name="P4">
修改时间: 2023-04-23T10:38:00+03:00</text:p>
      <text:p text:style-name="P4">
描述: 在Zaporozhye的方向上，敌人在反对意见的期望继续建立强化结构，安装反坦克的含义和改变领土。  - 乌克林。</text:p>
      <text:p text:style-name="P4">
图片: ["<text:a xlink:type="simple" xlink:href="https://static.ukrinform.com/photos/2023_04/thumb_files/630_360_1682236314-344.jpg" text:style-name="Internet_20_link" text:visited-style-name="Visited_20_Internet_20_Link">
630_360_16822...</text:a>
"]</text:p>
      <text:p text:style-name="P4">
标签: ['Обстріл', 'Запоріжжя', 'Війна з росією', 'Контрнаступ', 'Єдині новини']</text:p>
      <text:p text:style-name="P4">
类型: Article</text:p>
      <!--METADATA-->
      <text:p text:style-name="P4">
<draw:frame draw:style-name="fr1" draw:name="Image5" text:anchor-type="as-char" svg:width="6.9236in" svg:height="3.956343in" draw:z-index="0">
<draw:image xlink:href="../Images/yкринформ/2023-04-23T-142-38-00-03-00/630_360_1682236314-344.jpg" xlink:type="simple" xlink:show="embed" xlink:actuate="onLoad" draw:mime-type="image/jpeg"/>
</draw:frame>
纳扎普舒兹(Nazaposhuzhia)的方向，预期反攻态的敌人继续建立阵型，安装反坦克代理商并改变领土。</text:p>
      <text:p text:style-name="P4">
正如乌克林福姆报道的那样，关于<text:a xlink:type="simple" xlink:href="https://www.youtube.com/watch" text:style-name="Internet_20_link" text:visited-style-name="Visited_20_Internet_20_Link">
</text:a>
唯一的消息是由塔夫里亚·德米特里斯基夫斯基(Tavriya Dmitryashkivsky)国防军联合新闻中心负责人报道的。</text:p>
      <text:p text:style-name="P4">
“在Zaporozhye的方向上，敌人行动的性质不变。 敌人期待<text:a xlink:type="simple" xlink:href="https://www.ukrinform.ua/tag-kontrnastup" text:style-name="Internet_20_link" text:visited-style-name="Visited_20_Internet_20_Link">
</text:a>
它继续建立地层，安装反坦克代理并改变领土。”德米特拉什基夫斯基说。</text:p>
      <text:p text:style-name="P4">
此外，他指出，俄罗斯人继续在Novopavlovsky Taurich的方向上积极地防御Taudyevsky方向的进攻行动。</text:p>
      <text:p text:style-name="P4">
<text:span text:style-name="T4">
另请阅读：</text:span>
 <text:a xlink:type="simple" xlink:href="https://www.ukrinform.ua/rubric-regions/3699190-v-ocikuvanni-kontrnastupu-zagarbniki-posilili-perevirki-ukrainciv-v-energodari.html" text:style-name="Internet_20_link" text:visited-style-name="Visited_20_Internet_20_Link">
<text:span text:style-name="T4">
反性</text:span>
</text:a>
在Donetsk的方向上，主要努力集中在Avdiivsky Napryamka上。</text:p>
      <text:p text:style-name="P4">
Dmitryashkivsky还报告说，敌人的袭击是为第一个梯队的据点命名的任务。 它发生在Raffinovokalin，Pervomaisk，Marinka。</text:p>
      <text:p text:style-name="P4">
<text:span text:style-name="T4">
另请阅读：</text:span>
 <text:a xlink:type="simple" xlink:href="https://www.ukrinform.ua/rubric-ato/3699216-do-marinki-zagarbniki-perekinuli-zamist-desantnikiv-sturmovi-pidrozdili-z.html" text:style-name="Internet_20_link" text:visited-style-name="Visited_20_Internet_20_Link">
</text:a>
“敌人采取了28项攻击行动，但在这些地区没有成功。(大约200人丧生和受伤)和10件设备。”他强调。</text:p>
      <text:p text:style-name="P4">
发言人还指出，在积极战斗的煤炭方向上没有可用，在不久的将来，入侵者可能会更新城市地区的攻击行动。 他说：“在Avdiivsky tamarin的指示中失去了很多人员，我认为敌人将专注于殖民地设施。”</text:p>
      <text:p text:style-name="P4">
此外，敌人在乌克兰防守者的位置开火了186次，其中包括Zaporozhye -30，顿涅茨克方向-156。</text:p>
      <text:p text:style-name="P4">
正如乌克林福姆报道的，乌克兰的国防军从2022年2月24日至2023年23月23日<text:a xlink:type="simple" xlink:href="https://www.ukrinform.ua/rubric-ato/3699470-sili-oboroni-znisili-vze-186-420-rosijskih-zagarbnikiv.html" text:style-name="Internet_20_link" text:visited-style-name="Visited_20_Internet_20_Link">
</text:a>
，最后一天-690个人。</text:p>
      <text:p text:style-name="P4">
照片：盖蒂图像</text:p>
      <text:p text:style-name="P4">
News Source: <text:a xlink:type="simple" xlink:href="https://www.ukrinform.ua/rubric-ato/3699513-na-zaporizzi-vorog-prodovzue-zvoditi-fortifikacijni-sporudi-ta-minuvati-teritorii-vijskovi.html" text:style-name="Internet_20_link" text:visited-style-name="Visited_20_Internet_20_Link">
https://www.ukrinform.ua/rubric-ato/3699513-na-zaporizzi-vorog-prodovzue-zvoditi-fortifikacijni-sporudi-ta-minuvati-teritorii-vijskovi.html</text:a>
</text:p>
      <!--NEWS-->
      <text:h text:style-name="P10" text:outline-level="1">
<text:span text:style-name="T4">
乌克兰paravolebolists成为德国国际锦标赛的恶习</text:span>
</text:h>
      <text:p text:style-name="P4">
作者: Ukrinform (Person)</text:p>
      <text:p text:style-name="P4">
出版商: Укринформ (Organization)</text:p>
      <text:p text:style-name="P4">
出版时间: 2023-04-23T-15:52:22+03:00</text:p>
      <text:p text:style-name="P4">
修改时间: 2023-04-23T22:52:22+03:00</text:p>
      <text:p text:style-name="P4">
描述: Українські параволейболісти стали віцечемпіонами міжнародного турніру з волейболу сидячи серед чоловічих команд. — Укрінформ.</text:p>
      <text:p text:style-name="P4">
图片: ["<text:a xlink:type="simple" xlink:href="https://static.ukrinform.com/photos/2023_04/thumb_files/630_360_1682278951-576.jpg" text:style-name="Internet_20_link" text:visited-style-name="Visited_20_Internet_20_Link">
630_360_16822...</text:a>
"]</text:p>
      <text:p text:style-name="P4">
标签: ['Німеччина', 'Збірна України', 'Паралімпійці']</text:p>
      <text:p text:style-name="P4">
类型: Article</text:p>
      <!--METADATA-->
      <text:p text:style-name="P4">
<draw:frame draw:style-name="fr1" draw:name="Image6" text:anchor-type="as-char" svg:width="6.9236in" svg:height="3.956343in" draw:z-index="0">
<draw:image xlink:href="../Images/yкринформ/2023-04-23T-15-52-22-03-00/630_360_1682278951-576.jpg" xlink:type="simple" xlink:show="embed" xlink:actuate="onLoad" draw:mime-type="image/jpeg"/>
</draw:frame>
乌克兰的paravolebolists成为男子团队中国际雷姆博尔锦标赛的副群体。</text:p>
      <text:p text:style-name="P4">
正如乌克林福姆(Ukrinform)报道的那样，关于这一点在<text:a xlink:type="simple" xlink:href="https://www.facebook.com/NationalSportsCommitteeOfTheDisabledOfUkraine/posts/pfbid0iWtrfAQRqMMCAtYhaWfoh2HKWEvwgoB4jHNnzCD5AW8YuSGTaqCJBQvhYrh8oQsel" text:style-name="Internet_20_link" text:visited-style-name="Visited_20_Internet_20_Link">
</text:a>
乌克兰国家残奥委员会报告。</text:p>
      <text:p text:style-name="P4">
对于欧洲排球中大陆的最高冠军头衔，有9支球队参加了比赛。</text:p>
      <text:p text:style-name="P4">
乌克兰由一支由11名残疾运动员组成的派缆球队代表，他们赢得了荣誉第二名，让位于市政和黑塞哥维那队。</text:p>
      <text:p text:style-name="P4">
<text:span text:style-name="T4">
另请阅读：</text:span>
 [<text:span text:style-name="T4">
妇女</text:span>
 <text:span text:style-name="T4">
 </text:span>
残奥<text:span text:style-name="T4">
 </text:span>
国家队<text:span text:style-name="T4">
 </text:span>
乌克兰<text:span text:style-name="T4">
<text:span text:style-name="T5">
* holbole </text:span>
* holbole </text:span>
 <text:span text:style-name="T4">
 </text:span>
 won <text:span text:style-name="T4">
 </text:span>
 <text:span text:style-name="T4">
 </text:span>
 <text:span text:style-name="T4">
 </text:span>
锦标赛<text:span text:style-name="T4">
 </text:span>
 <text:span text:style-name="T4">
立陶宛</text:span>
(https://www.ukrinform.ua/rubric-sports/3692256-zinoca-paralimpijska-zbirna-ukraini-z-golbolu-vigrala-turnir-u-litvi.html)乌克兰残奥会委员会还出版了运动员的名字：</text:p>
      <ul>
        <li>
Bitchenko Denis - Kyiv region, * Kovalchuk Yuri - Rivne region, * Prishchepa Roman - Kyiv region, * Sikalsky Andriy - Rivne region, * Kharlamov Alexey - Dnipropetrovsk region, * Drapak Alexander - Poltava region Andriy - Zhytomyr region, * Podik Ivan - Zhytomyr地区， * Petrenchuk Maxim -Kharkiv地区， * Prymakov Mark -Donetsk/Dnipropetrovsk地区， * Prishchepa Andriy -Kyiv地区。</li>
      </ul>
      <text:p text:style-name="P4">
正如乌克兰乌克兰乌克兰乌克兰乌克兰的国家残奥会的报道(https://www.ukrinform.ua/rubric-sports/3694240-ukrainski-paralimpijci-vigrali-turnir-zi-sportivnih-tanciv-na-vizkah.html)。</text:p>
      <text:p text:style-name="P4">
照片：乌克兰国家残奥委员会，Facebook</text:p>
      <text:p text:style-name="P4">
News Source: <text:a xlink:type="simple" xlink:href="https://www.ukrinform.ua/rubric-sports/3699712-ukrainski-paravolejbolisti-stali-vicecempionami-na-miznarodnomu-turniri-u-nimeccini.html" text:style-name="Internet_20_link" text:visited-style-name="Visited_20_Internet_20_Link">
https://www.ukrinform.ua/rubric-sports/3699712-ukrainski-paravolejbolisti-stali-vicecempionami-na-miznarodnomu-turniri-u-nimeccini.html</text:a>
</text:p>
      <!--NEWS-->
      <text:h text:style-name="P10" text:outline-level="1">
<text:span text:style-name="T4">
在莱曼（Lyman）的指示，俄罗斯军队炮击了卢汉斯克地区A ...</text:span>
</text:h>
      <text:p text:style-name="P4">
作者: liveuamap (Language: en)</text:p>
      <text:p text:style-name="P4">
时间: 2023-04-23T-17:31:00</text:p>
      <text:p text:style-name="P4">
地点: Bakhmut (Latitude:48.80822 Longtitude:38.25645)</text:p>
      <text:p text:style-name="P4">
视频: []</text:p>
      <text:p text:style-name="P4">
图片: []</text:p>
      <text:p text:style-name="P4">
标签: ["Russia"]</text:p>
      <text:p text:style-name="P4">
Id: 22557946</text:p>
      <!--METADATA-->
      <text:p text:style-name="P4">
乌克兰武装部队的武装部队在《早晨报告》中说，在莱曼指示俄罗斯军队炮击了卢汉斯克地区的马基伊夫卡，内维斯克和dibrova的bilohorivka，乌克兰武装部队的武装部队工作人员说</text:p>
      <text:p text:style-name="P4">
新闻集链接：<text:a xlink:type="simple" xlink:href="https://liveuamap.com/en/2023/23-april-at-lyman-direction-russian-army-shelled-makiyivka" text:style-name="Internet_20_link" text:visited-style-name="Visited_20_Internet_20_Link">
https://liveuamap.com/en/2023/23-APRIL-AT-LYMAN-DIRECTION-RUSSIAN-RUSSIAN-ARMY-SHELLED-MAKIYIVKA</text:a>
</text:p>
      <text:p text:style-name="P4">
News Source: <text:a xlink:type="simple" xlink:href="https://t.me/lumsrc/4569" text:style-name="Internet_20_link" text:visited-style-name="Visited_20_Internet_20_Link">
https://t.me/lumsrc/4569</text:a>
</text:p>
      <!--NEWS-->
      <text:h text:style-name="P10" text:outline-level="1">
<text:span text:style-name="T4">
俄罗斯国务院总统期间，各国降低了他们在联合国理事会的代表</text:span>
</text:h>
      <text:p text:style-name="P4">
作者: Ukrinform (Person)</text:p>
      <text:p text:style-name="P4">
出版商: Укринформ (Organization)</text:p>
      <text:p text:style-name="P4">
出版时间: 2023-04-23T-17:38:00+03:00</text:p>
      <text:p text:style-name="P4">
修改时间: 2023-04-23T22:38:00+03:00</text:p>
      <text:p text:style-name="P4">
描述: 美国安理会本月俄罗斯总统期间的战略设想了其参与会议水平的变化。  - 乌克林。</text:p>
      <text:p text:style-name="P4">
图片: ["<text:a xlink:type="simple" xlink:href="https://static.ukrinform.com/photos/2017_11/thumb_files/630_360_1511288470-1706.jpg" text:style-name="Internet_20_link" text:visited-style-name="Visited_20_Internet_20_Link">
630_360_15112...</text:a>
"]</text:p>
      <text:p text:style-name="P4">
标签: ['ООН', 'Агресія РФ', 'Держдеп', 'росія', 'Радбез ООН']</text:p>
      <text:p text:style-name="P4">
类型: Article</text:p>
      <!--METADATA-->
      <text:p text:style-name="P4">
<draw:frame draw:style-name="fr1" draw:name="Image7" text:anchor-type="as-char" svg:width="6.9236in" svg:height="3.956343in" draw:z-index="0">
<draw:image xlink:href="../Images/yкринформ/2023-04-23T-17-38-00-03-00/630_360_1511288470-1706.jpg" xlink:type="simple" xlink:show="embed" xlink:actuate="onLoad" draw:mime-type="image/jpeg"/>
</draw:frame>
联合国安理会本月总统期间，美国安理会安理会的战略设想改变其参加会议的水平。</text:p>
      <text:p text:style-name="P4">
正如乌克林福姆报道的那样，它报告了<text:a xlink:type="simple" xlink:href="https://www.politico.com/news/2023/04/23/un-security-council-russia-us-00093272" text:style-name="Internet_20_link" text:visited-style-name="Visited_20_Internet_20_Link">
</text:a>
参考国务院官员。</text:p>
      <text:p text:style-name="P4">
“这意味着转介一些低级外交官，而不是琳达·托马斯·格林菲尔德(Linda Thomas Grinfield)。 这些外交官随后离开了会议。”官员在匿名条件下解释说。</text:p>
      <text:p text:style-name="P4">
托马斯·格林菲尔德(Thomas-Grinfield)还错过了传统的早餐，俄罗斯人有机会于4月3日开始担任总统。</text:p>
      <text:p text:style-name="P4">
<text:span text:style-name="T4">
另请阅读：</text:span>
 <text:span text:style-name="T4">
 <text:a xlink:type="simple" xlink:href="https://www.ukrinform.ua/rubric-world/3699655-u-rosii-vidreaguvali-na-nevidacu-viz-ii-zurnalistam-dla-roboti-v-oon.html" text:style-name="Internet_20_link" text:visited-style-name="Visited_20_Internet_20_Link">
</text:a>
</text:span>
</text:p>
      <text:p text:style-name="P4">
据该官员称，所有这些都证明了华盛顿所说的需要 - 联合国结构的变化。</text:p>
      <text:p text:style-name="P4">
他说：“在Vonomaggrubo侵犯了联合国宪章之后，俄罗斯是安全理事会的常任成员，这是疯狂的。” “这确实是安全理事会和联合国整体需求改革的众多表现之一。”</text:p>
      <text:p text:style-name="P4">
联合国习惯了怪异的，荒谬的和伪善的某个部分，但在四月，“它达到了史诗般的规模，因为俄罗斯已经旋转了联合国安理会主席，并以此为基础，并将与乌克兰进行战争。”</text:p>
      <text:p text:style-name="P4">
<text:span text:style-name="T4">
另请阅读：</text:span>
 <text:span text:style-name="T4">
 <text:a xlink:type="simple" xlink:href="https://www.ukrinform.ua/rubric-world/3699417-u-radbezi-oon-u-ponedilok-vidbudutsa-debati-pid-golovuvannam-lavrova.html" text:style-name="Internet_20_link" text:visited-style-name="Visited_20_Internet_20_Link">
</text:a>
</text:span>
</text:p>
      <text:p text:style-name="P4">
4月5日，俄罗斯联邦以阿里亚(Arriya)的形式与RB成员会面，以证明来自乌克兰被占领领土的儿童是合理的。</text:p>
      <text:p text:style-name="P4">
4月10日，它在拉德贝扎(Radbeza)组织了公开辩论，指责西方国家向乌克兰提供武器。</text:p>
      <text:p text:style-name="P4">
4月24日，星期一，俄罗斯外交大臣谢尔盖·拉夫罗夫(Sergei Lavrov)将在RB的一次会议上开张，以保护联合国宪章的原则，包括预防战争。</text:p>
      <text:p text:style-name="P4">
这位美国官员说：“他们试图骗我们。”  - 他们看到与他们在这场战争中最华丽的动作有关的主题，他们能够颠倒一切。 我们不会落在它上。”</text:p>
      <text:p text:style-name="P4">
<text:span text:style-name="T4">
另请阅读：</text:span>
 <text:span text:style-name="T4">
 <text:a xlink:type="simple" xlink:href="https://www.ukrinform.ua/rubric-world/3699100-derzdep-vidmovivsa-komentuvati-comu-ne-vsij-delegacii-rf-vidali-vizi-dla-vidvidanna-oon.html" text:style-name="Internet_20_link" text:visited-style-name="Visited_20_Internet_20_Link">
</text:a>
 </text:span>
</text:p>
      <text:p text:style-name="P4">
据报道，4月，俄罗斯主持联合国安理会。 该机构的总统职位每月在其成员之间发生变化。 5月，瑞士将在6月 - 阿联酋扮演这个角色。</text:p>
      <text:p text:style-name="P4">
理事会由五名常任成员<text:span text:style-name="T4">
 []组成(https://www.ukrinform.ua/tag-oon)</text:span>
  - 美国，英国，法国，中国俄罗斯(在苏联的地点)，否决，以及旋转的10个成员国。</text:p>
      <text:p text:style-name="P4">
News Source: <text:a xlink:type="simple" xlink:href="https://www.ukrinform.ua/rubric-polytics/3699708-stati-ponizili-riven-svogo-predstavnictva-v-radbezi-oon-pid-cas-golovuvanna-rosii-derzdep.html" text:style-name="Internet_20_link" text:visited-style-name="Visited_20_Internet_20_Link">
https://www.ukrinform.ua/rubric-polytics/3699708-stati-ponizili-riven-svogo-predstavnictva-v-radbezi-oon-pid-cas-golovuvanna-rosii-derzdep.html</text:a>
</text:p>
      <!--NEWS-->
      <text:h text:style-name="P10" text:outline-level="1">
<text:span text:style-name="T4">
这位德国将军呼吁政府转移到乌克兰更多的防空弹药和F-16战斗机</text:span>
</text:h>
      <text:p text:style-name="P4">
作者: Ukrinform (Person)</text:p>
      <text:p text:style-name="P4">
出版商: Укринформ (Organization)</text:p>
      <text:p text:style-name="P4">
出版时间: 2023-04-23T-19:24:00+03:00</text:p>
      <text:p text:style-name="P4">
修改时间: 2023-04-23T22:24:00+03:00</text:p>
      <text:p text:style-name="P4">
描述: 德国应通过战斗航空将德国转移到乌克兰，包括F-16战斗机和防空弹药。  - 乌克林。</text:p>
      <text:p text:style-name="P4">
图片: ["<text:a xlink:type="simple" xlink:href="https://static.ukrinform.com/photos/2023_04/thumb_files/630_360_1682278035-325.jpg" text:style-name="Internet_20_link" text:visited-style-name="Visited_20_Internet_20_Link">
630_360_16822...</text:a>
"]</text:p>
      <text:p text:style-name="P4">
标签: ['Літак', 'Німеччина', 'Винищувач', 'ППО']</text:p>
      <text:p text:style-name="P4">
类型: Article</text:p>
      <!--METADATA-->
      <text:p text:style-name="P4">
<draw:frame draw:style-name="fr1" draw:name="Image8" text:anchor-type="as-char" svg:width="6.9236in" svg:height="3.956343in" draw:z-index="0">
<draw:image xlink:href="../Images/yкринформ/2023-04-23T-19-24-00-03-00/630_360_1682278035-325.jpg" xlink:type="simple" xlink:show="embed" xlink:actuate="onLoad" draw:mime-type="image/jpeg"/>
</draw:frame>
德国将战斗航空转移到乌克兰，包括F-16战斗机和飞机弹药。</text:p>
      <text:p text:style-name="P4">
据乌克林福姆(Ukrinform)报道，这一意见由退休的将军，前KFor Erhard Buler部队表示。(https://www.bild.de/politik/inland/politik-inland/ukraine-krieg-top-general-geht-auf-ampel-los-83658200.bild.html#fromWall)。</text:p>
      <text:p text:style-name="P4">
一般人说，德国政府直接负责乌克兰军队的不良定居。 据他说，批准武器供应的国家已经很晚了，因此乌克兰仍然因缺乏现代设备而受苦。</text:p>
      <text:p text:style-name="P4">
<text:span text:style-name="T4">
另请阅读：</text:span>
 <text:a xlink:type="simple" xlink:href="https://www.ukrinform.ua/rubric-ato/3699667-patriot-moze-zbivati-raketi-s300-ale-racionalnise-nisiti-ci-zrk-na-zemli-ignat.html" text:style-name="Internet_20_link" text:visited-style-name="Visited_20_Internet_20_Link">
</text:a>
布勒还指出，德国官员应尽快回答乌克兰一方，不仅传递防空弹药，还要传输iboyov Aviation，例如美国F-16战斗机，这些飞机“在世界各地都有很多”。</text:p>
      <text:p text:style-name="P4">
他说：“乌克兰需要更多的防空弹药以及飞机。”他指的不是德国飞机，“阿曼-F -16，这在世界上很多，”他说。</text:p>
      <text:p text:style-name="P4">
据他说，F16只是一个例子。</text:p>
      <text:p text:style-name="P4">
将军说：“关键是要使乌克兰人自己能够长期确保自己的国家安全。”</text:p>
      <text:p text:style-name="P4">
正如武装部队司令部发言人尤里·伊格纳瓦图(Yuri Ignatzawatui)所报道的那样(https://www.ukrinform.ua/rubric-ato/3699662-obicani-partnerami-sistemi-ppo-vze-u-dorozi-do-svoih-majbutnih-pozicij-povitrani-sili.html)。</text:p>
      <text:p text:style-name="P4">
照片：DDP</text:p>
      <text:p text:style-name="P4">
News Source: <text:a xlink:type="simple" xlink:href="https://www.ukrinform.ua/rubric-ato/3699709-nimeckij-general-zaklikav-urad-peredati-ukraini-bilse-boepripasiv-dla-ppo-ta-vinisuvaci-f16.html" text:style-name="Internet_20_link" text:visited-style-name="Visited_20_Internet_20_Link">
https://www.ukrinform.ua/rubric-ato/3699709-nimeckij-general-zaklikav-urad-peredati-ukraini-bilse-boepripasiv-dla-ppo-ta-vinisuvaci-f16.html</text:a>
</text:p>
      <!--NEWS-->
      <text:h text:style-name="P10" text:outline-level="1">
<text:span text:style-name="T4">
巴赫穆特（Bakhmut Directio）鲁斯军队（Rusian Army）炮击了罗兹多利夫卡（Rozdolivka），瓦苏基夫卡（Vasukivka），奥里克霍沃 - 瓦西利维卡（Novomark）...</text:span>
</text:h>
      <text:p text:style-name="P4">
作者: liveuamap (Language: en)</text:p>
      <text:p text:style-name="P4">
时间: 2023-04-23T-19:31:00</text:p>
      <text:p text:style-name="P4">
地点: Novhorods'ke, Donetsk Oblast (Latitude:48.33023 Longtitude:37.8352)</text:p>
      <text:p text:style-name="P4">
视频: []</text:p>
      <text:p text:style-name="P4">
图片: []</text:p>
      <text:p text:style-name="P4">
标签: ["Russia"]</text:p>
      <text:p text:style-name="P4">
Id: 22557945</text:p>
      <!--METADATA-->
      <text:p text:style-name="P4">
AT BAKHMUT DIRECTION RUSSIAN ARMY SHELLED ROZDOLIVKA, VASUKIVKA, Orikhovo-Vasylivka, Novomarkove, Hryhorivka, BOHDANIVKA, BAKHMUT, IIUT, IIVKA, BOHDANIVKA Zne, Pivnichne, Pivdenneand New York of Donetsk Region, - General Staff of ARMED FORCES OF UKRAINESAYS IN THE MORNING REPORT</text:p>
      <text:p text:style-name="P4">
新闻集链接：(https://liveuamap.com/en/2023/23-april-at-bakhmut-direction-russian-army-shelled-rozdolivka)</text:p>
      <text:p text:style-name="P4">
News Source: <text:a xlink:type="simple" xlink:href="https://t.me/lumsrc/4570" text:style-name="Internet_20_link" text:visited-style-name="Visited_20_Internet_20_Link">
https://t.me/lumsrc/4570</text:a>
</text:p>
      <!--NEWS-->
      <text:h text:style-name="P10" text:outline-level="1">
<text:span text:style-name="T4">
白天，俄罗斯人在苏米地区开除了两个社区-OVA</text:span>
</text:h>
      <text:p text:style-name="P4">
作者: Ukrinform (Person)</text:p>
      <text:p text:style-name="P4">
出版商: Укринформ (Organization)</text:p>
      <text:p text:style-name="P4">
出版时间: 2023-04-23T-21:11:00+03:00</text:p>
      <text:p text:style-name="P4">
修改时间: 2023-04-23T22:11:00+03:00</text:p>
      <text:p text:style-name="P4">
描述: 俄罗斯军队于4月23日星期日向Khotinsk和Belopilsk Sumy地区开火。  - 乌克林。</text:p>
      <text:p text:style-name="P4">
图片: ["<text:a xlink:type="simple" xlink:href="https://static.ukrinform.com/photos/2023_02/thumb_files/630_360_1676709830-821.jpeg" text:style-name="Internet_20_link" text:visited-style-name="Visited_20_Internet_20_Link">
630_360_16767...</text:a>
"]</text:p>
      <text:p text:style-name="P4">
标签: ['Обстріл', 'Сумщина', 'Війна з росією']</text:p>
      <text:p text:style-name="P4">
类型: Article</text:p>
      <!--METADATA-->
      <text:p text:style-name="P4">
<draw:frame draw:style-name="fr1" draw:name="Image9" text:anchor-type="as-char" svg:width="6.9236in" svg:height="3.956343in" draw:z-index="0">
<draw:image xlink:href="../Images/yкринформ/2023-04-23T-21-11-00-03-00/630_360_1676709830-821.jpeg" xlink:type="simple" xlink:show="embed" xlink:actuate="onLoad" draw:mime-type="image/jpeg"/>
</draw:frame>
俄罗斯军队于4月23日星期日向Khotin Tabilopolska Sumy地区开火。</text:p>
      <text:p text:style-name="P4">
根据乌克林福姆的说法，苏米地区军事行政部门报告了<text:a xlink:type="simple" xlink:href="https://t.me/operativnoZSU/92768" text:style-name="Internet_20_link" text:visited-style-name="Visited_20_Internet_20_Link">
</text:a>
。</text:p>
      <text:p text:style-name="P4">
“白天，俄罗斯人解雇了两个边境社区-Khotinskaya和Belopilsk。 记录了11个迫击炮。</text:p>
      <text:p text:style-name="P4">
Belopil社区的领土是由Mines释放的迫击炮射击。</text:p>
      <text:p text:style-name="P4">
<text:span text:style-name="T4">
另请阅读：</text:span>
 <text:span text:style-name="T4">
 <text:a xlink:type="simple" xlink:href="https://www.ukrinform.ua/rubric-ato/3699355-vijska-rf-trici-obstrilali-prikordonna-sumsini.html" text:style-name="Internet_20_link" text:visited-style-name="Visited_20_Internet_20_Link">
</text:a>
</text:span>
</text:p>
      <text:p text:style-name="P4">
俄罗斯人向迫击炮和霍丁社区开火，释放了六个地雷。</text:p>
      <text:p text:style-name="P4">
还补充说，从07:00开始，在Belopil Municon的领土上是Mortar <text:span text:style-name="T4">
 <text:a xlink:type="simple" xlink:href="https://www.ukrinform.ua/tag-obstril" text:style-name="Internet_20_link" text:visited-style-name="Visited_20_Internet_20_Link">
</text:a>
</text:span>
 - 五。</text:p>
      <text:p text:style-name="P4">
在所有情况下，它都没有后果。</text:p>
      <text:p text:style-name="P4">
<text:span text:style-name="T4">
另请阅读：</text:span>
 <text:span text:style-name="T4">
 <text:a xlink:type="simple" xlink:href="https://www.ukrinform.ua/rubric-ato/3699652-unaslidok-obstriliv-hersonsini-poraneni-tri-ludini.html" text:style-name="Internet_20_link" text:visited-style-name="Visited_20_Internet_20_Link">
</text:a>
</text:span>
</text:p>
      <text:p text:style-name="P4">
据乌克林福姆报道，俄罗斯联邦的部队于4月22日被苏米地区的五个领土社区袭击，并进行了64次耗费。</text:p>
      <text:p text:style-name="P4">
News Source: <text:a xlink:type="simple" xlink:href="https://www.ukrinform.ua/rubric-ato/3699702-rosiani-uprodovz-dna-obstrilali-dvi-gromadi-na-sumsini-ova.html" text:style-name="Internet_20_link" text:visited-style-name="Visited_20_Internet_20_Link">
https://www.ukrinform.ua/rubric-ato/3699702-rosiani-uprodovz-dna-obstrilali-dvi-gromadi-na-sumsini-ova.html</text:a>
</text:p>
      <!--NEWS-->
      <text:h text:style-name="P10" text:outline-level="1">
<text:span text:style-name="T4">
JSC Avdiivka方向Rusian军队炮击Novokalin，Steppe，Avdiivka，Tonyne，首先...</text:span>
</text:h>
      <text:p text:style-name="P4">
作者: liveuamap (Language: en)</text:p>
      <text:p text:style-name="P4">
时间: 2023-04-23T-21:31:00</text:p>
      <text:p text:style-name="P4">
地点: Avdiyivka (Latitude:48.24891 Longtitude:37.69255)</text:p>
      <text:p text:style-name="P4">
视频: []</text:p>
      <text:p text:style-name="P4">
图片: []</text:p>
      <text:p text:style-name="P4">
标签: ["Russia"]</text:p>
      <text:p text:style-name="P4">
Id: 22557944</text:p>
      <!--METADATA-->
      <text:p text:style-name="P4">
在Avdiyivka的指示，俄罗斯军队炮击了Novokalynove，Stepove，Avdiyivka，Tonenke，Pervomayske和Donetsk地区的Nevelske，乌克兰的Armedforces的总参谋长在早晨的报告中说</text:p>
      <text:p text:style-name="P4">
新闻集链接：<text:a xlink:type="simple" xlink:href="https://liveuamap.com/en/2023/23-april-at-avdiyivka-directions-russian-army-shelled-novokalynove" text:style-name="Internet_20_link" text:visited-style-name="Visited_20_Internet_20_Link">
https://liveuamap.com/en/2023/23-april-at-at-avdiyivka-directions-russian-army-army-shelled-novokalynove</text:a>
</text:p>
      <text:p text:style-name="P4">
News Source: <text:a xlink:type="simple" xlink:href="https://t.me/lumsrc/4571" text:style-name="Internet_20_link" text:visited-style-name="Visited_20_Internet_20_Link">
https://t.me/lumsrc/4571</text:a>
</text:p>
      <!--NEWS-->
      <text:h text:style-name="P10" text:outline-level="1">
<text:span text:style-name="T4">
芦苇在基辅燃烧，大火被淘汰了</text:span>
</text:h>
      <text:p text:style-name="P4">
作者: Ukrinform (Person)</text:p>
      <text:p text:style-name="P4">
出版商: Укринформ (Organization)</text:p>
      <text:p text:style-name="P4">
出版时间: 2023-04-23T-23:07:38+03:00</text:p>
      <text:p text:style-name="P4">
修改时间: 2023-04-23T22:07:38+03:00</text:p>
      <text:p text:style-name="P4">
描述: 首都所罗门斯基地区的开放区域发生了大火。  - 乌克林。</text:p>
      <text:p text:style-name="P4">
图片: ["<text:a xlink:type="simple" xlink:href="https://static.ukrinform.com/photos/2021_11/thumb_files/630_360_1636888675-773.jpg" text:style-name="Internet_20_link" text:visited-style-name="Visited_20_Internet_20_Link">
630_360_16368...</text:a>
"]</text:p>
      <text:p text:style-name="P4">
标签: ['Пожежа', 'Віталій Кличко', 'Київ']</text:p>
      <text:p text:style-name="P4">
类型: Article</text:p>
      <!--METADATA-->
      <text:p text:style-name="P4">
<draw:frame draw:style-name="fr1" draw:name="Image10" text:anchor-type="as-char" svg:width="6.9236in" svg:height="3.956343in" draw:z-index="0">
<draw:image xlink:href="../Images/yкринформ/2023-04-23T-23-07-38-03-00/630_360_1636888675-773.jpg" xlink:type="simple" xlink:show="embed" xlink:actuate="onLoad" draw:mime-type="image/jpeg"/>
</draw:frame>
在首都的所罗门斯基地区消除了大火。</text:p>
      <text:p text:style-name="P4">
基辅维塔利·克里奇科市长在[]中报道了这一点(https://t.me/vitaliy_klitschko/1908)，报道乌克林福姆。</text:p>
      <text:p text:style-name="P4">
“首都所罗门斯基地区的开放区域被清算。 在Lobanovsky Ave.和Str的转换中。 芦苇在500平方米的区域的吠叫。”克里奇科写道。</text:p>
      <text:p text:style-name="P4">
<text:span text:style-name="T4">
另请阅读：</text:span>
 <text:a xlink:type="simple" xlink:href="https://www.ukrinform.ua/rubric-regions/3698747-sbu-zatrimala-zradnikiv-aki-na-pocatku-vtorgnenna-rf-pidpalili-pozeznu-castinu-na-kiivsini.html" text:style-name="Internet_20_link" text:visited-style-name="Visited_20_Internet_20_Link">
<text:span text:style-name="T4">
开火</text:span>
</text:a>
市长尚未发布详细信息。</text:p>
      <text:p text:style-name="P4">
正如乌克林福姆报道的那样，两人被杀，由于火灾，有十人受伤<text:a xlink:type="simple" xlink:href="https://www.ukrinform.ua/rubric-world/3699296-u-madridi-stalasa-pozeza-v-restorani-dvoe-zagiblih-10-postrazdalih.html" text:style-name="Internet_20_link" text:visited-style-name="Visited_20_Internet_20_Link">
</text:a>
。</text:p>
      <text:p text:style-name="P4">
照片说明性</text:p>
      <text:p text:style-name="P4">
News Source: <text:a xlink:type="simple" xlink:href="https://www.ukrinform.ua/rubric-kyiv/3699705-u-kievi-goriv-oceret-pozezu-likviduvali.html" text:style-name="Internet_20_link" text:visited-style-name="Visited_20_Internet_20_Link">
https://www.ukrinform.ua/rubric-kyiv/3699705-u-kievi-goriv-oceret-pozezu-likviduvali.html</text:a>
</text:p>
      <!--NEWS-->
      <text:h text:style-name="P10" text:outline-level="1">
<text:span text:style-name="T4">
军队的JSC Marinka Direcion Rusian炮击Krasnogorivka，Georgiyevka和Novomikhailivka ...</text:span>
</text:h>
      <text:p text:style-name="P4">
作者: liveuamap (Language: en)</text:p>
      <text:p text:style-name="P4">
时间: 2023-04-23T-23:31:00</text:p>
      <text:p text:style-name="P4">
地点: Donetsk (Latitude:47.85245 Longtitude:37.47728)</text:p>
      <text:p text:style-name="P4">
视频: []</text:p>
      <text:p text:style-name="P4">
图片: []</text:p>
      <text:p text:style-name="P4">
标签: ["Russia"]</text:p>
      <text:p text:style-name="P4">
Id: 22557943</text:p>
      <!--METADATA-->
      <text:p text:style-name="P4">
在玛丽卡(Maryinka)方向，俄罗斯军队炮击了克拉斯诺·霍利维卡(Krasnohorivka)，顿涅茨克地区的heorhiyivka和诺夫莫克海尔维卡(Novomykhaylivka)</text:p>
      <text:p text:style-name="P4">
新闻集链接：<text:a xlink:type="simple" xlink:href="https://liveuamap.com/en/2023/23-april-at-maryinka-direction-russian-army-shelled-krasnohorivka" text:style-name="Internet_20_link" text:visited-style-name="Visited_20_Internet_20_Link">
https://liveuamap.com/en/2023/23-april-at-maryinka-direction-russian-army-army-shelled-krasnohorivka</text:a>
</text:p>
      <text:p text:style-name="P4">
News Source: <text:a xlink:type="simple" xlink:href="https://t.me/lumsrc/4572" text:style-name="Internet_20_link" text:visited-style-name="Visited_20_Internet_20_Link">
https://t.me/lumsrc/4572</text:a>
</text:p>
      <!--NEWS-->
      <text:h text:style-name="P10" text:outline-level="1">
<text:span text:style-name="T4">
军队的JSC Shaktarske Directio Rusian炮击Kalledar，想知道，Novoukrainka，Golden No ...</text:span>
</text:h>
      <text:p text:style-name="P4">
作者: liveuamap (Language: en)</text:p>
      <text:p text:style-name="P4">
时间: 2023-04-23T-25:31:00</text:p>
      <text:p text:style-name="P4">
地点: Velyka Novosilka (Latitude:47.84657 Longtitude:36.83338)</text:p>
      <text:p text:style-name="P4">
视频: []</text:p>
      <text:p text:style-name="P4">
图片: []</text:p>
      <text:p text:style-name="P4">
标签: ["Russia"]</text:p>
      <text:p text:style-name="P4">
Id: 22557942</text:p>
      <!--METADATA-->
      <text:p text:style-name="P4">
在Shaktarske的指示，俄罗斯军队炮击了Vuhledar，Prechystivka，Novoukrayinka，Novoukrayinka，Zolota Nyva和Donetsk地区的Velyka Novosilka，乌克兰武装部队的武装部队说，</text:p>
      <text:p text:style-name="P4">
新闻集链接：<text:a xlink:type="simple" xlink:href="https://liveuamap.com/en/2023/23-april-at-shaktarske-direction-russian-army-shelled-vuhledar" text:style-name="Internet_20_link" text:visited-style-name="Visited_20_Internet_20_Link">
https://liveuamap.com/en/2023/23-april-at-shaktarske-direction-direction-russian-army-army-shelled-vuhledar</text:a>
</text:p>
      <text:p text:style-name="P4">
News Source: <text:a xlink:type="simple" xlink:href="https://t.me/lumsrc/4573" text:style-name="Internet_20_link" text:visited-style-name="Visited_20_Internet_20_Link">
https://t.me/lumsrc/4573</text:a>
</text:p>
      <!--NEWS-->
      <text:h text:style-name="P10" text:outline-level="1">
<text:span text:style-name="T4">
Zelensky宣布了几项针对乌克兰的重要国际活动</text:span>
</text:h>
      <text:p text:style-name="P4">
作者: Ukrinform (Person)</text:p>
      <text:p text:style-name="P4">
出版商: Укринформ (Organization)</text:p>
      <text:p text:style-name="P4">
出版时间: 2023-04-23T-26:52:00+03:00</text:p>
      <text:p text:style-name="P4">
修改时间: 2023-04-23T21:52:00+03:00</text:p>
      <text:p text:style-name="P4">
描述: 当局继续准备一些重要的国际活动，这些活动可以赋予乌克兰更多的力量，我们的士兵 - 更多的武器。  - 乌克林。</text:p>
      <text:p text:style-name="P4">
图片: ["<text:a xlink:type="simple" xlink:href="https://static.ukrinform.com/photos/2023_04/thumb_files/630_360_1682275359-951.jpeg" text:style-name="Internet_20_link" text:visited-style-name="Visited_20_Internet_20_Link">
630_360_16822...</text:a>
"]</text:p>
      <text:p text:style-name="P4">
标签: ['Зброя', 'Зеленський', 'Війна з росією']</text:p>
      <text:p text:style-name="P4">
类型: Article</text:p>
      <!--METADATA-->
      <text:p text:style-name="P4">
<draw:frame draw:style-name="fr1" draw:name="Image11" text:anchor-type="as-char" svg:width="6.9236in" svg:height="3.956343in" draw:z-index="0">
<draw:image xlink:href="../Images/yкринформ/2023-04-23T-26-52-00-03-00/630_360_1682275359-951.jpeg" xlink:type="simple" xlink:show="embed" xlink:actuate="onLoad" draw:mime-type="image/jpeg"/>
</draw:frame>
弗拉德维德(Vladvid)准备一些重要的国际活动，这些活动可以赋予乌克兰力量，我们的士兵 - 更多的武器。</text:p>
      <text:p text:style-name="P4">
乌克兰沃迪米尔Zelenskyy总统在[]中说了这一点(https://t.me/OP_UA/9312)，报道乌克林福姆。</text:p>
      <text:p text:style-name="P4">
“我们继续准备一些重要的国际活动，这些活动可以带来更多的力量，我们的士兵 - 更多的武器。 几乎每天 - 与合作伙伴的相关沟通，我们的外交的适当任务。纳迪，对话，会议。”泽伦斯基说。</text:p>
      <text:p text:style-name="P4">
<text:span text:style-name="T4">
另请阅读：</text:span>
 <text:span text:style-name="T4">
 <text:a xlink:type="simple" xlink:href="https://www.ukrinform.ua/rubric-ato/3699696-zelenskij-nasa-peremoga-v-cij-vijni-bude-spilnou-usih-hto-ii-nablizav.html" text:style-name="Internet_20_link" text:visited-style-name="Visited_20_Internet_20_Link">
</text:a>
</text:span>
</text:p>
      <text:p text:style-name="P4">
他感谢所有参与此类准备工作的人。 在大多数情况下，这是一项无形的工作，但这就是其工作方式。 国家负责人说：“结果是基于准备。感谢所有准备为乌克兰取得的人!办公室，政府，我们的外交任务 - 谢谢您的参与。”</text:p>
      <text:p text:style-name="P4">
他坚信，我们在这场战争中的胜利将是普遍的 - 每个接近的人，所有为了胜利而奋斗和努力的人。</text:p>
      <text:p text:style-name="P4">
<text:span text:style-name="T4">
另请阅读：</text:span>
 <text:span text:style-name="T4">
 <text:a xlink:type="simple" xlink:href="https://www.ukrinform.ua/rubric-ato/3699698-zelenskij-podakuvav-silam-oboroni-aki-pokazali-rezultat-u-bou.html" text:style-name="Internet_20_link" text:visited-style-name="Visited_20_Internet_20_Link">
</text:a>
</text:span>
</text:p>
      <text:p text:style-name="P4">
正如乌克兰(Ukrinform(https://www.ukrinform.ua/rubric-polytics/3699043-zbroa-ta-pidtrimka-ekonomiki-zelenskij-proviv-naradu-pro-zaplanovani-miznarodni-zahodi.html)** _必须协助我们的防御。</text:p>
      <text:p text:style-name="P4">
照片：作品</text:p>
      <text:p text:style-name="P4">
News Source: <text:a xlink:type="simple" xlink:href="https://www.ukrinform.ua/rubric-polytics/3699701-zelenskij-anonsuvav-dekilka-vazlivih-miznarodnih-podij-dla-ukraini.html" text:style-name="Internet_20_link" text:visited-style-name="Visited_20_Internet_20_Link">
https://www.ukrinform.ua/rubric-polytics/3699701-zelenskij-anonsuvav-dekilka-vazlivih-miznarodnih-podij-dla-ukraini.html</text:a>
</text:p>
      <!--NEWS-->
      <text:h text:style-name="P10" text:outline-level="1">
<text:span text:style-name="T4">
在Zaporizhzhia和Kherson的指示，俄罗斯军队炮击了Donetsk的Zelene Pole的Vremivka ...</text:span>
</text:h>
      <text:p text:style-name="P4">
作者: liveuamap (Language: en)</text:p>
      <text:p text:style-name="P4">
时间: 2023-04-23T-27:31:00</text:p>
      <text:p text:style-name="P4">
地点: Kherson (Latitude:46.64072 Longtitude:32.61961)</text:p>
      <text:p text:style-name="P4">
视频: []</text:p>
      <text:p text:style-name="P4">
图片: []</text:p>
      <text:p text:style-name="P4">
标签: ["Russia"]</text:p>
      <text:p text:style-name="P4">
Id: 22557941</text:p>
      <!--METADATA-->
      <text:p text:style-name="P4">
在Zaporizhzhzhia和Kherson的指示，俄罗斯军队炮击了Donetsk地区的Zelenepole Vremivka； Huliapole，Zaliznychne，Huliaipilske，Bilohirya，Malatokmachka，Novoandriyivka和Zaporizhzhzhia地区的Kamyanske； Sablukivka，Beryslav，Kozatske，Tokarivka，Inhulets，Inzhenerne，Antonivka，Bilozerka，Berehove，Berehove，Kherson地区的Kizomys和Kherson地区和Kherson City</text:p>
      <text:p text:style-name="P4">
新闻集链接：(https://liveuamap.com/en/2023/23-april-at-zaporizhzhia-and-kherson-directions-russian-army)</text:p>
      <text:p text:style-name="P4">
News Source: <text:a xlink:type="simple" xlink:href="https://t.me/lumsrc/4574" text:style-name="Internet_20_link" text:visited-style-name="Visited_20_Internet_20_Link">
https://t.me/lumsrc/4574</text:a>
</text:p>
      <!--NEWS-->
      <text:h text:style-name="P10" text:outline-level="1">
<text:span text:style-name="T4">
曼联参加了英格兰杯的决赛</text:span>
</text:h>
      <text:p text:style-name="P4">
作者: Ukrinform (Person)</text:p>
      <text:p text:style-name="P4">
出版商: Укринформ (Organization)</text:p>
      <text:p text:style-name="P4">
出版时间: 2023-04-23T-28:43:16+03:00</text:p>
      <text:p text:style-name="P4">
修改时间: 2023-04-23T21:43:16+03:00</text:p>
      <text:p text:style-name="P4">
描述: 曼肯人赢得了邮局的罚球系列。  - 乌克林。</text:p>
      <text:p text:style-name="P4">
图片: ["<text:a xlink:type="simple" xlink:href="https://static.ukrinform.com/photos/2023_04/thumb_files/630_360_1682275273-133.jpg" text:style-name="Internet_20_link" text:visited-style-name="Visited_20_Internet_20_Link">
630_360_16822...</text:a>
"]</text:p>
      <text:p text:style-name="P4">
标签: ['Футбол', 'Манчестер Юнайтед', 'АПЛ']</text:p>
      <text:p text:style-name="P4">
类型: Article</text:p>
      <!--METADATA-->
      <text:p text:style-name="P4">
<draw:frame draw:style-name="fr1" draw:name="Image12" text:anchor-type="as-char" svg:width="6.9236in" svg:height="3.956343in" draw:z-index="0">
<draw:image xlink:href="../Images/yкринформ/2023-04-23T-28-43-16-03-00/630_360_1682275273-133.jpg" xlink:type="simple" xlink:show="embed" xlink:actuate="onLoad" draw:mime-type="image/jpeg"/>
</draw:frame>
曼肯人赢得了邮局的罚球系列。</text:p>
      <text:p text:style-name="P4">
曼联在他人领域赢得了布莱顿7：6(0：0总运动时间)，报道乌克林福姆。</text:p>
      <text:p text:style-name="P4">
在另一场半决赛中，“曼城”赢得了“谢菲尔德”(3：0).</text:p>
      <text:p text:style-name="P4">
<text:span text:style-name="T4">
Читайте також:</text:span>
 <text:a xlink:type="simple" xlink:href="https://www.ukrinform.ua/rubric-sports/3699434-real-peremig-seltu-u-matci-ispanskoi-la-ligi.html" text:style-name="Internet_20_link" text:visited-style-name="Visited_20_Internet_20_Link">
 </text:a>
曼联和曼彻斯特城将于6月3日在决赛中开会。</text:p>
      <text:p text:style-name="P4">
照片：Twitter.com/manutd</text:p>
      <text:p text:style-name="P4">
News Source: <text:a xlink:type="simple" xlink:href="https://www.ukrinform.ua/rubric-sports/3699699-mancester-unajted-vijsov-u-final-kubka-anglii.html" text:style-name="Internet_20_link" text:visited-style-name="Visited_20_Internet_20_Link">
https://www.ukrinform.ua/rubric-sports/3699699-mancester-unajted-vijsov-u-final-kubka-anglii.html</text:a>
</text:p>
      <!--NEWS-->
      <text:h text:style-name="P10" text:outline-level="1">
<text:span text:style-name="T4">
Humeniuk解释了为什么敌人加强了霍尔森地区右岸的炮击</text:span>
</text:h>
      <text:p text:style-name="P4">
作者: Ukrinform (Person)</text:p>
      <text:p text:style-name="P4">
出版商: Укринформ (Organization)</text:p>
      <text:p text:style-name="P4">
出版时间: 2023-04-23T-30:40:00+03:00</text:p>
      <text:p text:style-name="P4">
修改时间: 2023-04-23T21:40:00+03:00</text:p>
      <text:p text:style-name="P4">
描述: 乌克兰部队在赫尔森地区左岸的左岸发表的信息发表，导致俄罗斯人的行动加剧，加强敌人的炮击，这导致了大约30所房屋，平民被摧毁，平民被摧毁了受伤。  - 乌克林。</text:p>
      <text:p text:style-name="P4">
图片: ["<text:a xlink:type="simple" xlink:href="https://static.ukrinform.com/photos/2022_07/thumb_files/630_360_1658745649-140.jpg" text:style-name="Internet_20_link" text:visited-style-name="Visited_20_Internet_20_Link">
630_360_16587...</text:a>
"]</text:p>
      <text:p text:style-name="P4">
标签: ['Херсонщина', 'Обстріл', 'Війна з росією', 'Єдині новини', 'Наталія Гуменюк']</text:p>
      <text:p text:style-name="P4">
类型: Article</text:p>
      <!--METADATA-->
      <text:p text:style-name="P4">
<draw:frame draw:style-name="fr1" draw:name="Image13" text:anchor-type="as-char" svg:width="6.9236in" svg:height="3.956343in" draw:z-index="0">
<draw:image xlink:href="../Images/yкринформ/2023-04-23T-30-40-00-03-00/630_360_1658745649-140.jpg" xlink:type="simple" xlink:show="embed" xlink:actuate="onLoad" draw:mime-type="image/jpeg"/>
</draw:frame>
乌克兰部队在赫尔森地区的左翼左翼扮演的信息的出版，导致俄罗斯人的行动加强，加强了敌人的炮击，这导致了大约30座建筑物和这座建筑物的破坏平民受伤。</text:p>
      <text:p text:style-name="P4">
据《乌克林福姆》报道，统一新闻的空中新闻中心“南方”负责人纳塔利娅·汉尼克(Natalia Humeniuk)报道。</text:p>
      <text:p text:style-name="P4">
“我们需要信任可靠的来源，并了解有关战斗工作的报告是什么。 不幸的是，该信息不舒服，也不是很愉快。 敌人回应了这种信息命中，大大增加了对相对海岸的攻击。 我们在贝斯拉夫区的赫尔森区大火，摧毁了大约30所起居室，平民受伤，一剂学校被摧毁。 受这些信息的启发，敌人发动了非常强大的攻击，收紧了炮兵，并试图证明其所有部队都拥有该位置。 正是这些后果在混合条件下进行了信息狩猎。” Humeniuk说。</text:p>
      <text:p text:style-name="P4">
<text:span text:style-name="T4">
另请阅读：</text:span>
 <text:a xlink:type="simple" xlink:href="https://www.ukrinform.ua/rubric-ato/3699531-gumenuk-zaklikae-do-informacijnoi-tisi-sodo-visadki-zsu-na-livomu-berezi.html" text:style-name="Internet_20_link" text:visited-style-name="Visited_20_Internet_20_Link">
<text:span text:style-name="T4">
 humeniuk </text:span>
</text:a>
早些时候，Humeniuk已经强调，军事行动的条件是信息沉默。 这位发言人再次呼吁从不同来源发布的信息，并精心觉得开放式服务员 - 仅根据官方来源报告数据。</text:p>
      <text:p text:style-name="P4">
她说：“信息方面也是一个前部，那里可能会非常痛苦。”</text:p>
      <text:p text:style-name="P4">
<text:span text:style-name="T4">
另请阅读：</text:span>
 <text:a xlink:type="simple" xlink:href="https://www.ukrinform.ua/rubric-ato/3699652-unaslidok-obstriliv-hersonsini-poraneni-tri-ludini.html" text:style-name="Internet_20_link" text:visited-style-name="Visited_20_Internet_20_Link">
<text:span text:style-name="T4">
 kherson地区</text:span>
</text:a>
据报道，战争研究所报道说，乌克兰部队在赫尔森地区的Dniep​​er左岸担任职位。</text:p>
      <text:p text:style-name="P4">
News Source: <text:a xlink:type="simple" xlink:href="https://www.ukrinform.ua/rubric-ato/3699682-gumenuk-poasnila-comu-vorog-posiliv-obstrili-pravoberezza-hersonsini.html" text:style-name="Internet_20_link" text:visited-style-name="Visited_20_Internet_20_Link">
https://www.ukrinform.ua/rubric-ato/3699682-gumenuk-poasnila-comu-vorog-posiliv-obstrili-pravoberezza-hersonsini.html</text:a>
</text:p>
      <!--NEWS-->
      <text:h text:style-name="P10" text:outline-level="1">
<text:span text:style-name="T4">
乌克兰人在希腊罗马摔跤比赛的欧洲锦标赛上赢得了银牌和铜牌</text:span>
</text:h>
      <text:p text:style-name="P4">
作者: Ukrinform (Person)</text:p>
      <text:p text:style-name="P4">
出版商: Укринформ (Organization)</text:p>
      <text:p text:style-name="P4">
出版时间: 2023-04-23T-32:35:00+03:00</text:p>
      <text:p text:style-name="P4">
修改时间: 2023-04-23T21:35:00+03:00</text:p>
      <text:p text:style-name="P4">
描述: 在萨格雷布（克罗地亚）举行的欧洲体育斗争锦标赛上，比赛由希腊罗马风格的代表完成。  - 乌克林。</text:p>
      <text:p text:style-name="P4">
图片: ["<text:a xlink:type="simple" xlink:href="https://static.ukrinform.com/photos/2023_04/thumb_files/630_360_1682273008-141.jpg" text:style-name="Internet_20_link" text:visited-style-name="Visited_20_Internet_20_Link">
630_360_16822...</text:a>
"]</text:p>
      <text:p text:style-name="P4">
标签: ['Греко-римська боротьба']</text:p>
      <text:p text:style-name="P4">
类型: Article</text:p>
      <!--METADATA-->
      <text:p text:style-name="P4">
<draw:frame draw:style-name="fr1" draw:name="Image14" text:anchor-type="as-char" svg:width="6.9236in" svg:height="3.956343in" draw:z-index="0">
<draw:image xlink:href="../Images/yкринформ/2023-04-23T-32-35-00-03-00/630_360_1682273008-141.jpg" xlink:type="simple" xlink:show="embed" xlink:actuate="onLoad" draw:mime-type="image/jpeg"/>
</draw:frame>
萨格勒布的欧洲国土摔跤(克罗地亚)比赛是由希腊罗马风格的代表进行的。</text:p>
      <text:p text:style-name="P4">
据报道，在大陆锦标赛的最后一天，乌克兰人赢得了两枚奖牌。</text:p>
      <text:p text:style-name="P4">
Yaroslav Filchakov赢得了银奖，他在举重高达82公斤的比赛中获得了决赛，在那里他通过其他指标从土耳其获得了目前的Burhan Akbudak冠军。(最终帐户-3：3)，报道乌克林福姆。</text:p>
      <text:p text:style-name="P4">
<text:span text:style-name="T4">
另请阅读：</text:span>
 <text:a xlink:type="simple" xlink:href="https://www.ukrinform.ua/rubric-sports/3699123-zinoca-zbirna-ukraini-z-borotbi-vigrala-komandnij-zalik-cempionatu-evropi.html" text:style-name="Internet_20_link" text:visited-style-name="Visited_20_Internet_20_Link">
<text:span text:style-name="T4">
战斗</text:span>
</text:a>
萨格勒布的铜牌获得者是乌克兰专员纳西博夫的另一位代表(67公斤)在争夺第三名的战斗中(1：1).</text:p>
      <text:p text:style-name="P4">
<text:span text:style-name="T4">
Читайте також:</text:span>
 <text:a xlink:type="simple" xlink:href="https://www.ukrinform.ua/rubric-sports/3698950-zbirna-ukraini-z-vilnoi-borotbi-provela-najuspisnisij-ce-za-ostanni-10-rokiv.html" text:style-name="Internet_20_link" text:visited-style-name="Visited_20_Internet_20_Link">
 <text:span text:style-name="T4">
боротьби</text:span>
 </text:a>
Andriy Kulik(72公斤) посів 5-е місце, програвши у поєдинку за «бронзу»Селькуку Сану з Туреччини (1：5).</text:p>
      <text:p text:style-name="P4">
На фото: Ярослав Фільчаков (联合世界摔跤).</text:p>
      <text:p text:style-name="P4">
News Source: <text:a xlink:type="simple" xlink:href="https://www.ukrinform.ua/rubric-sports/3699697-ukrainci-zdobuli-sriblo-ta-bronzu-na-cempionati-evropi-z-grekorimskoi-borotbi.html" text:style-name="Internet_20_link" text:visited-style-name="Visited_20_Internet_20_Link">
https://www.ukrinform.ua/rubric-sports/3699697-ukrainci-zdobuli-sriblo-ta-bronzu-na-cempionati-evropi-z-grekorimskoi-borotbi.html</text:a>
</text:p>
      <!--NEWS-->
      <text:h text:style-name="P10" text:outline-level="1">
<text:span text:style-name="T4">
主席：我们在这场战争中的胜利将很普遍 - 每个接近这场战争的人</text:span>
</text:h>
      <text:p text:style-name="P4">
作者: Ukrinform (Person)</text:p>
      <text:p text:style-name="P4">
出版商: Укринформ (Organization)</text:p>
      <text:p text:style-name="P4">
出版时间: 2023-04-23T-34:31:00+03:00</text:p>
      <text:p text:style-name="P4">
修改时间: 2023-04-23T21:31:00+03:00</text:p>
      <text:p text:style-name="P4">
描述: 我们继续准备一些重要的国际活动，这些活动可以赋予我们国家的力量更多，我们的士兵 - 更多的武器。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Звернення', 'Зеленський', 'Війна з росією']</text:p>
      <text:p text:style-name="P4">
类型: Article</text:p>
      <!--METADATA-->
      <text:p text:style-name="P4">
<draw:frame draw:style-name="fr1" draw:name="Image15" text:anchor-type="as-char" svg:width="6.9236in" svg:height="3.956343in" draw:z-index="0">
<draw:image xlink:href="../Images/yкринформ/2023-04-23T-34-31-00-03-00/630_360_1682063024-559.jpeg" xlink:type="simple" xlink:show="embed" xlink:actuate="onLoad" draw:mime-type="image/jpeg"/>
</draw:frame>
我们继续准备一些重要的国际活动，这些活动可以赋予我们国家的力量更多，我们的士兵 - 更多的武器。</text:p>
      <text:p text:style-name="P4">
在您的[]中(https://www.youtube.com/watch?v=0b2lVPnQTOo) наприкінці424-го дня війни сказав Президент України Володимир Зеленський, передаєУкрінформ.</text:p>
      <text:p text:style-name="P4">
<text:span text:style-name="T5">
Відео:<text:a xlink:type="simple" xlink:href="https://www.youtube.com/watch" text:style-name="Internet_20_link" text:visited-style-name="Visited_20_Internet_20_Link">
 </text:a>
</text:span>
</text:p>
      <text:p text:style-name="P4">
_ <text:span text:style-name="T4">
我希望健康，亲爱的乌克兰人!</text:span>
 _</text:p>
      <text:p text:style-name="P4">
今天，我想专注于感激之词。</text:p>
      <text:p text:style-name="P4">
第一个是士兵。 对于现在在战斗，位置，战斗任务中的所有人来说。</text:p>
      <text:p text:style-name="P4">
海军陆战队的第35旅以反拉格拉德斯基，第55个单独的炮兵大队“ Zaporizhzhya Sich”命名，我们的“ Seventystystyevyatka”的伞兵，勇士队!方便勇敢而坚强!</text:p>
      <text:p text:style-name="P4">
DSHV的第80旅，您是巴赫穆特(Bakhmut)领导下的敌人的模范破坏。 做的好各位!</text:p>
      <text:p text:style-name="P4">
第54个单独的机械化旅以Hetman Mazepa-Thank命名，以保护您的稳定性，保护位置，因此为保护乌克兰!</text:p>
      <text:p text:style-name="P4">
重要的是要在我们城市，每个村庄，到处都太安静的每个城市中了解。 到处都是，今天只是一个安静的春天...后部地区这种沉默的每一天都是我们在前线战争的战士所获得的。 在日常战斗中!请问。 始终在需要时帮助我们的士兵，始终尽可能支持州辩护。</text:p>
      <text:p text:style-name="P4">
第二个是感谢救援人员，我们所有的SES员工，他们参与了敌对打击的后果。 谢谢所有SES团队!本周，值得注意的是，我们的救援消防员，罗马·斯维特利奇尼(Roman Svitlychny)，佩特罗·邦德伦科(Petro Bondarenko)中士，奥格斯基高级中士中士，指挥官Vasily Melnik和Lesen Colonel Colonel Colonel Colonel Viktor Kuzmenko来自Poltava地区SES的SES大董事。 谢谢你!</text:p>
      <text:p text:style-name="P4">
第三-我们的心理学家。 今天，在我们国家，是心理学家的专业日子，我感谢所有选择了这一职业并将自己的生命献给自己的生活和其他人的人。 无论您有什么工作，即使公牛有效，至少在发生的条件下，心理上高贵的工作的含义 - 为您提供帮助。 感谢那些帮助我们人民的人!我感谢所有帮助我们在世界上传播我们书的人。 他们意识到这样的项目，例如“无国界书籍”。 该项目中出版了28万本书。 有20个国家通过了。 或者我们的另一个项目是世界上近40个国家的乌克兰书架。 谢谢大家的帮助!我感谢所有继续工作的乌克兰出版商。 当然，感谢所有写乌克兰人和乌克兰的人。</text:p>
      <text:p text:style-name="P4">
最后，第五。 我们继续准备一些重要的国际活动，这些活动可以为我们的国家提供更多的力量，我们的士兵 - 更多的武器。而且，每天与合作伙伴的适当沟通，适合我们的外交任务。 会议，对话，会议。</text:p>
      <text:p text:style-name="P4">
我感谢参与此类准备工作的每个人。 在绝对情况下，这对公众来说是一项无形的工作。 没错。 这就是它的工作方式。 结果是基于准备。 感谢所有准备为乌克兰带来的人!办公室，政府，我们的外交任务 - 谢谢大家参与其中!</text:p>
      <text:p text:style-name="P4">
我们在这场战争中的胜利将很普遍。 每个接近它的人。 所有为了胜利而赢得和工作的人。 荣耀每个乌克兰英雄!光荣的美丽人!</text:p>
      <text:p text:style-name="P4">
_ <text:span text:style-name="T4">
荣耀到乌克兰!</text:span>
 _</text:p>
      <text:p text:style-name="P4">
News Source: <text:a xlink:type="simple" xlink:href="https://www.ukrinform.ua/rubric-ato/3699696-zelenskij-nasa-peremoga-v-cij-vijni-bude-spilnou-usih-hto-ii-nablizav.html" text:style-name="Internet_20_link" text:visited-style-name="Visited_20_Internet_20_Link">
https://www.ukrinform.ua/rubric-ato/3699696-zelenskij-nasa-peremoga-v-cij-vijni-bude-spilnou-usih-hto-ii-nablizav.html</text:a>
</text:p>
      <!--NEWS-->
      <text:h text:style-name="P10" text:outline-level="1">
<text:span text:style-name="T4">
Stefanchuk到达布拉格参加欧盟议会议长会议</text:span>
</text:h>
      <text:p text:style-name="P4">
作者: Ukrinform (Person)</text:p>
      <text:p text:style-name="P4">
出版商: Укринформ (Organization)</text:p>
      <text:p text:style-name="P4">
出版时间: 2023-04-23T-36:24:00+03:00</text:p>
      <text:p text:style-name="P4">
修改时间: 2023-04-23T21:24:00+03:00</text:p>
      <text:p text:style-name="P4">
描述: Verkhovna Rada Ruslan Stefanchuk的主席抵达布拉格，参加了欧盟议会议长。  - 乌克林。</text:p>
      <text:p text:style-name="P4">
图片: ["<text:a xlink:type="simple" xlink:href="https://static.ukrinform.com/photos/2023_04/thumb_files/630_360_1682273806-233.jpg" text:style-name="Internet_20_link" text:visited-style-name="Visited_20_Internet_20_Link">
630_360_16822...</text:a>
", "<text:a xlink:type="simple" xlink:href="https://static.ukrinform.com/photos/2023_04/1682273974-180.jpg" text:style-name="Internet_20_link" text:visited-style-name="Visited_20_Internet_20_Link">
1682273974-18...</text:a>
", "<text:a xlink:type="simple" xlink:href="https://static.ukrinform.com/photos/2023_04/1682273974-890.jpg" text:style-name="Internet_20_link" text:visited-style-name="Visited_20_Internet_20_Link">
1682273974-89...</text:a>
"]</text:p>
      <text:p text:style-name="P4">
标签: ['Євросоюз', 'Прага', 'Стефанчук']</text:p>
      <text:p text:style-name="P4">
类型: Article</text:p>
      <!--METADATA-->
      <text:p text:style-name="P4">
<draw:frame draw:style-name="fr1" draw:name="Image16" text:anchor-type="as-char" svg:width="6.9236in" svg:height="3.956343in" draw:z-index="0">
<draw:image xlink:href="../Images/yкринформ/2023-04-23T-36-24-00-03-00/630_360_1682273806-233.jpg" xlink:type="simple" xlink:show="embed" xlink:actuate="onLoad" draw:mime-type="image/jpeg"/>
</draw:frame>
理事会负责人鲁斯兰·斯特凡库克(Ruslan Stefanchuk)到达布拉格参加了欧盟议会的会议。</text:p>
      <text:p text:style-name="P4">
根据乌克林福姆的说法，Stefanchuk在[]中撰写了有关它的文章(https://www.facebook.com/stefanchuk.official/posts/pfbid02cidqXvgBx9mrPYbbXiiUeQkVyyhinBdVsBwzqfRB7a26J8SzG3WJRooBEUQPHvgxl).</text:p>
      <text:p text:style-name="P4">
“Прага. Цими днями — з робочим візитом у Чеській Республіці. Попереду — участьу Конференції спікерів парламентів ЄС. Матиму ряд двосторонніх зустрічей зочільниками парламентів, у фокусі уваги яких — Україна, протидія російськійагресії, наш шлях до повноправного членства в ЄС та наше євроатлантичнемайбутнє!”, — написав він.</text:p>
      <text:p text:style-name="P4">
<text:span text:style-name="T4">
Читайте також:</text:span>
 <text:span text:style-name="T4">
<text:a xlink:type="simple" xlink:href="https://www.ukrinform.ua/rubric-polytics/3698464-ruslan-stefancuk-golova-verhovnoi-radi.html" text:style-name="Internet_20_link" text:visited-style-name="Visited_20_Internet_20_Link">
 </text:a>
</text:span>
</text:p>
      <text:p text:style-name="P4">
Stefanchuk已经与捷克共和国议会参议院主席会面。 Verkhovna Rada董事长感谢捷克共和国对乌克兰一致和领土完整的一贯支持。</text:p>
      <text:p text:style-name="P4">
<draw:frame draw:style-name="fr1" draw:name="Image17" text:anchor-type="as-char" svg:width="6.9236in" svg:height="4.615733in" draw:z-index="0">
<draw:image xlink:href="../Images/yкринформ/2023-04-23T-36-24-00-03-00/1682273974-180.jpg" xlink:type="simple" xlink:show="embed" xlink:actuate="onLoad" draw:mime-type="image/jpeg"/>
</draw:frame>
<draw:frame draw:style-name="fr1" draw:name="Image18" text:anchor-type="as-char" svg:width="6.9236in" svg:height="4.615733in" draw:z-index="0">
<draw:image xlink:href="../Images/yкринформ/2023-04-23T-36-24-00-03-00/1682273974-890.jpg" xlink:type="simple" xlink:show="embed" xlink:actuate="onLoad" draw:mime-type="image/jpeg"/>
</draw:frame>
他回忆说，乌克兰弗拉基米尔·泽伦斯基(Vladimir Zelensky)总统的法令，塞纳图基(Senatuchya)的负责人被授予第二学位的雅罗斯拉夫亲王命令。 他强调说：“与一个亲爱的同事和第二个乌克兰人的第二个奖项对我来说是一种荣幸。”</text:p>
      <text:p text:style-name="P4">
正如乌克利福姆报道的，verkhovna rada _ <text:span text:style-name="T4">
 []主席(https://www.ukrinform.ua/rubric-polytics/3698946-stefancuk-vizme-ucast-u-samiti-goliv-parlamentiv-kraincleniv-ta-kandidativ-na-clenstvo-v-es.html)</text:span>
 _将发生在布拉格(捷克共和国).</text:p>
      <text:p text:style-name="P4">
<text:span text:style-name="T5">
Фото: Руслан Стефанчук, Фейсбук</text:span>
</text:p>
      <text:p text:style-name="P4">
News Source: <text:a xlink:type="simple" xlink:href="https://www.ukrinform.ua/rubric-polytics/3699694-stefancuk-pribuv-do-pragi-dla-ucasti-u-konferencii-spikeriv-parlamentiv-es.html" text:style-name="Internet_20_link" text:visited-style-name="Visited_20_Internet_20_Link">
https://www.ukrinform.ua/rubric-polytics/3699694-stefancuk-pribuv-do-pragi-dla-ucasti-u-konferencii-spikeriv-parlamentiv-es.html</text:a>
</text:p>
      <!--NEWS-->
      <text:h text:style-name="P10" text:outline-level="1">
<text:span text:style-name="T4">
在乌克兰，预计下午有时会有雷雨，有时会有雷暴</text:span>
</text:h>
      <text:p text:style-name="P4">
作者: Ukrinform (Person)</text:p>
      <text:p text:style-name="P4">
出版商: Укринформ (Organization)</text:p>
      <text:p text:style-name="P4">
出版时间: 2023-04-23T-38:15:00+03:00</text:p>
      <text:p text:style-name="P4">
修改时间: 2023-04-23T21:15:00+03:00</text:p>
      <text:p text:style-name="P4">
描述: 在4月24日星期一，在乌克兰，在某些地方会下雨，雷暴会酸痛，白天的空气会热身到19°。  - 乌克林。</text:p>
      <text:p text:style-name="P4">
图片: ["<text:a xlink:type="simple" xlink:href="https://static.ukrinform.com/photos/2018_05/thumb_files/630_360_1525846985-5329.jpg" text:style-name="Internet_20_link" text:visited-style-name="Visited_20_Internet_20_Link">
630_360_15258...</text:a>
"]</text:p>
      <text:p text:style-name="P4">
标签: ['Дощ', 'Гроза', 'Погода', 'Тепло', 'Прогноз', 'Весна']</text:p>
      <text:p text:style-name="P4">
类型: Article</text:p>
      <!--METADATA-->
      <text:p text:style-name="P4">
<draw:frame draw:style-name="fr1" draw:name="Image19" text:anchor-type="as-char" svg:width="6.9236in" svg:height="3.956343in" draw:z-index="0">
<draw:image xlink:href="../Images/yкринформ/2023-04-23T-38-15-00-03-00/630_360_1525846985-5329.jpg" xlink:type="simple" xlink:show="embed" xlink:actuate="onLoad" draw:mime-type="image/jpeg"/>
</draw:frame>
在4月24日星期一，在乌克兰，在某些地方会下雨，空气将尽可能高到19°。</text:p>
      <text:p text:style-name="P4">
乌克兰形式在乌克兰水文气象学中心报道。</text:p>
      <text:p text:style-name="P4">
“阴天有清理。晚上没有降水，下午在左岸，在克里米亚，这样的14-19°；晚上大约0°的喀尔巴阡高地，下午6-11°高温，“预报”通知。</text:p>
      <text:p text:style-name="P4">
根据他们的预测，在基辅和基辅地区，这将是多云的清除，下午会有小雨。 首都的温度将在晚上6-8°，下午16-18°，在该地区，晚上将 +3-8°，下午14-19°。</text:p>
      <text:p text:style-name="P4">
在乌克兰和接下来的两天中，乌克兰将保留多云的天气。 4月25日，4月26日在东部地区的4月26日，在雷雨的某些地方，在东部地区，4月25日在降水场所的喀尔巴阡地区； 在其余领土内没有降水。</text:p>
      <text:p text:style-name="P4">
晚上温度为4-9°； 4月25日，西部的15-20°下午，东部9-14°，4月26日在Zhytomyr地区，基辅，Vinnytsia，Cherkasy地区和Odesa地区12-17°。</text:p>
      <text:p text:style-name="P4">
<text:span text:style-name="T4">
另请阅读：</text:span>
 <text:a xlink:type="simple" xlink:href="https://www.ukrinform.ua/rubric-regions/3699520-v-ukraini-zalisautsa-pidtoplenimi-ponad-1200-dvorogospodarstv.html" text:style-name="Internet_20_link" text:visited-style-name="Visited_20_Internet_20_Link">
<text:span text:style-name="T4">
乌克兰</text:span>
 <text:span text:style-name="T4">
 </text:span>
仍然<text:span text:style-name="T4">
 </text:span>
洪水<text:span text:style-name="T4">
 </text:span>
 <text:span text:style-name="T4">
 </text:span>
 <text:span text:style-name="T4">
 </text:span>
<text:span text:style-name="T4">
 1200 </text:span>
 <text:span text:style-name="T4">
 </text:span>
 <text:span text:style-name="T4">
 </text:span>
 <text:span text:style-name="T4">
 </text:span>
 <text:span text:style-name="T4">
 </text:span>
</text:a>
预报员预测，如今，在喀尔巴阡高地中，在大量积雪的地方中，预测是中等的。 夜间和第1-6°热的温度。</text:p>
      <text:p text:style-name="P4">
在基辅和该地区将没有降水，只有在4月26日的下午，有时是短暂的，有时是雷暴。 在夜间的首都，温度计柱将显示7-9°； 4月12日至19日，4月26日，13-15°。 4月26日，12-17°的下午15-20°的夜晚，该区域为4-9°。</text:p>
      <text:p text:style-name="P4">
根据4月27日，在乌克兰，除西部地区外，4月28日，该国的煤炭和东部地区，当天和大多数中部地区，切尔尼希夫(Chernihiv)和苏米(Chernihiv)和苏米(Chernihiv)和苏米(Chernihiv)和苏米地区，雨水和雷暴有时会通过。</text:p>
      <text:p text:style-name="P4">
下午15-21°，东部的温度为6-12°； 4月28日，在西部的Zhytomyr，Zhytomyr，Zhytomyr，在夜晚，在夜晚的其余部分中(在霜冻的土壤表面的西部地区0-3°); 下午7-13°热； 晚上0-5°的喀尔巴阡山脉高地(https://www.ukrinform.ua/tag-moroz)，下午1-6°温暖。</text:p>
      <text:p text:style-name="P4">
News Source: <text:a xlink:type="simple" xlink:href="https://www.ukrinform.ua/rubric-regions/3699593-v-ukraini-ocikuutsa-dosi-podekudi-iz-grozami-vden-do-19-tepla.html" text:style-name="Internet_20_link" text:visited-style-name="Visited_20_Internet_20_Link">
https://www.ukrinform.ua/rubric-regions/3699593-v-ukraini-ocikuutsa-dosi-podekudi-iz-grozami-vden-do-19-tepla.html</text:a>
</text:p>
      <!--NEWS-->
      <text:h text:style-name="P10" text:outline-level="1">
<text:span text:style-name="T4">
Zelensky感谢国防部队在战斗中表现出结果</text:span>
</text:h>
      <text:p text:style-name="P4">
作者: Ukrinform (Person)</text:p>
      <text:p text:style-name="P4">
出版商: Укринформ (Organization)</text:p>
      <text:p text:style-name="P4">
出版时间: 2023-04-23T-40:13:00+03:00</text:p>
      <text:p text:style-name="P4">
修改时间: 2023-04-23T21:13:00+03:00</text:p>
      <text:p text:style-name="P4">
描述: 乌克兰沃迪米尔·泽伦斯基（Ukraine Volodymyr Zelensky）总统感谢国防部队，后者表明了捍卫自己的家园的结果。  - 乌克林。</text:p>
      <text:p text:style-name="P4">
图片: ["<text:a xlink:type="simple" xlink:href="https://static.ukrinform.com/photos/2023_02/thumb_files/630_360_1677434079-719.jpeg" text:style-name="Internet_20_link" text:visited-style-name="Visited_20_Internet_20_Link">
630_360_16774...</text:a>
"]</text:p>
      <text:p text:style-name="P4">
标签: ['ДСНС', 'Зеленський', 'Війна з росією']</text:p>
      <text:p text:style-name="P4">
类型: Article</text:p>
      <!--METADATA-->
      <text:p text:style-name="P4">
<draw:frame draw:style-name="fr1" draw:name="Image20" text:anchor-type="as-char" svg:width="6.9236in" svg:height="3.956343in" draw:z-index="0">
<draw:image xlink:href="../Images/yкринформ/2023-04-23T-40-13-00-03-00/630_360_1677434079-719.jpeg" xlink:type="simple" xlink:show="embed" xlink:actuate="onLoad" draw:mime-type="image/jpeg"/>
</draw:frame>
乌克兰沃罗迪米尔·泽伦斯基(Ukraine Volodymyr Zelensky)总统感谢国防部队的力量，后者在与结果作斗争中为自己的家园辩护。</text:p>
      <text:p text:style-name="P4">
他在[]中说(https://www.youtube.com/watch?v=0b2lVPnQTOo&amp;ab_channel=%D0%9E%D1%84%D1%96%D1%81%D0%9F%D1%80%D0%B5%D0%B7%D0%B8%D0%B4%D0%B5%D0%BD%D1%82%D0%B0%D0%A3%D0%BA%D1%80%D0%B0%D1%97%D0%BD%D0%B8)，报道乌克林福姆。</text:p>
      <text:p text:style-name="P4">
“今天，我想专注于感激之情。 第一个是士兵。 对于所有在战斗中，位置，战斗任务中的人... Avdiivka，Marinka，Bakhmut，Liman Direction，Siversky…第35个单独的海军陆战队旅行队，名为Ostrogradsky，第55个独立的炮兵旅，“ Zaporozhia”。呢 勇敢很强!DSHV-THANK第80旅是您在Bakhmut领导下的敌人的模范破坏。 第54个单独的机械大队以Hetman Mazepa的名字命名 - 我是为了稳定，保护职位，因此是为了保护乌克兰，”  -   -   -  Zelene说。</text:p>
      <text:p text:style-name="P4">
总统还感谢救援人员和所有涉及消除敌对打击后果的SE的雇员。 他还提到了心理学家，因为在这个国家，他们在我国庆祝自己的职业假期。 “我感谢所有选择了这一职业并致力于自己的生活，自己的健康时光和其他人的人。 无论您在哪里工作，如果您不工作，那不是条件，心理学家工作的含义总是很高的：我在帮助。我正在寻求帮助我们人民的人。”他说。</text:p>
      <text:p text:style-name="P4">
<text:span text:style-name="T4">
另请阅读：</text:span>
 <text:a xlink:type="simple" xlink:href="https://www.ukrinform.ua/rubric-economy/3699420-pocalas-globalna-robota-z-obmezenna-rosijskoi-atomnoi-galuzi-zelenskij.html" text:style-name="Internet_20_link" text:visited-style-name="Visited_20_Internet_20_Link">
<text:span text:style-name="T4">
 Zelensky </text:span>
</text:a>
国家元首还回忆说，自1990年代以来，它是在4月23日，著名的世界读物和版权日。 现在，我们人民的枢纽位于乌克兰儿童生活在其他语言和文化环境中的不同国家中，尤其重要的是，乌克兰乌克兰的《乌克兰乌克兰人的世界愿景》是我们人民的单位，并与家中维持一所房子，并与家中维持一所房屋。 。</text:p>
      <text:p text:style-name="P4">
照片：作品</text:p>
      <text:p text:style-name="P4">
News Source: <text:a xlink:type="simple" xlink:href="https://www.ukrinform.ua/rubric-ato/3699698-zelenskij-podakuvav-silam-oboroni-aki-pokazali-rezultat-u-bou.html" text:style-name="Internet_20_link" text:visited-style-name="Visited_20_Internet_20_Link">
https://www.ukrinform.ua/rubric-ato/3699698-zelenskij-podakuvav-silam-oboroni-aki-pokazali-rezultat-u-bou.html</text:a>
</text:p>
      <!--NEWS-->
      <text:h text:style-name="P10" text:outline-level="1">
<text:span text:style-name="T4">
Twitter更新了著名帐户的蓝色tick</text:span>
</text:h>
      <text:p text:style-name="P4">
作者: Ukrinform (Person)</text:p>
      <text:p text:style-name="P4">
出版商: Укринформ (Organization)</text:p>
      <text:p text:style-name="P4">
出版时间: 2023-04-23T-43:56:00+03:00</text:p>
      <text:p text:style-name="P4">
修改时间: 2023-04-23T20:56:00+03:00</text:p>
      <text:p text:style-name="P4">
描述: 一些具有超过100万个Twitter订户的Twitter帐户已经返回了蓝色tick票，而无需支付订阅费用。  - 乌克林。</text:p>
      <text:p text:style-name="P4">
图片: ["<text:a xlink:type="simple" xlink:href="https://static.ukrinform.com/photos/2023_04/thumb_files/630_360_1682252855-654.jpg" text:style-name="Internet_20_link" text:visited-style-name="Visited_20_Internet_20_Link">
630_360_16822...</text:a>
"]</text:p>
      <text:p text:style-name="P4">
标签: ['Технології', 'Twitter', 'Соцмережі']</text:p>
      <text:p text:style-name="P4">
类型: Article</text:p>
      <!--METADATA-->
      <text:p text:style-name="P4">
<draw:frame draw:style-name="fr1" draw:name="Image21" text:anchor-type="as-char" svg:width="6.9236in" svg:height="3.956343in" draw:z-index="0">
<draw:image xlink:href="../Images/yкринформ/2023-04-23T-43-56-00-03-00/630_360_1682252855-654.jpg" xlink:type="simple" xlink:show="embed" xlink:actuate="onLoad" draw:mime-type="image/jpeg"/>
</draw:frame>
一些Twitter帐户拥有超过100万个Twitter订户的帐户，但没有订阅付款而退还了瘀伤。</text:p>
      <text:p text:style-name="P4">
正如乌克林福姆报道的那样，它报告了<text:a xlink:type="simple" xlink:href="https://www.bbc.co.uk/news/technology-65365366" text:style-name="Internet_20_link" text:visited-style-name="Visited_20_Internet_20_Link">
</text:a>
。</text:p>
      <text:p text:style-name="P4">
在那些返回蓝色tick的人中，数十名名人，一些电视节目主持人和媒体帐户。 某些恢复商标的情况是免费的。</text:p>
      <text:p text:style-name="P4">
在由伊隆·马斯克(Ilon Musk)购买该平台之前，蓝色tick是Twitter免费提供的验证图标。</text:p>
      <text:p text:style-name="P4">
<text:span text:style-name="T4">
另请阅读：</text:span>
 <text:a xlink:type="simple" xlink:href="https://www.ukrinform.ua/rubric-technology/3699365-king-zaproponuvav-masku-peredati-jogo-sinu-galocku-u-twitter-fondu-prituli.html" text:style-name="Internet_20_link" text:visited-style-name="Visited_20_Internet_20_Link">
<text:span text:style-name="T4">
 Twitter </text:span>
</text:a>
据报道，必须手动删除过时的蓝色壁虱，因此它也可能是第二天持续的手动过程。</text:p>
      <text:p text:style-name="P4">
最初，它被用作身份验证工具，旨在帮助停止伪造帐户和消毒。</text:p>
      <text:p text:style-name="P4">
现在，该帐户已订阅了称为Twitter Blue的高级服务，并且在付款时进行验证过程。根据订阅的位置，价格不同，但每月约8美元。</text:p>
      <text:p text:style-name="P4">
<text:span text:style-name="T4">
另请阅读：</text:span>
 <text:a xlink:type="simple" xlink:href="https://www.ukrinform.ua/rubric-technology/3699574-mask-vidpoviv-kingu-so-zadonativ-100-miljoniv-dla-ukraini.html" text:style-name="Internet_20_link" text:visited-style-name="Visited_20_Internet_20_Link">
</text:a>
根据乌克林福姆的说法，Twitter上的许多媒体帐户都失去了证明其隶属关系或资金来源的标记。</text:p>
      <text:p text:style-name="P4">
照片：盖蒂图像</text:p>
      <text:p text:style-name="P4">
News Source: <text:a xlink:type="simple" xlink:href="https://www.ukrinform.ua/rubric-technology/3699606-twitter-vidnoviv-sinu-galocku-dla-vidomih-akauntiv.html" text:style-name="Internet_20_link" text:visited-style-name="Visited_20_Internet_20_Link">
https://www.ukrinform.ua/rubric-technology/3699606-twitter-vidnoviv-sinu-galocku-dla-vidomih-akauntiv.html</text:a>
</text:p>
      <!--NEWS-->
      <text:h text:style-name="P10" text:outline-level="1">
<text:span text:style-name="T4">
爱国者可以击倒C -300导弹，但理性地摧毁了地球上的这些SCR -Ignati</text:span>
</text:h>
      <text:p text:style-name="P4">
作者: Ukrinform (Person)</text:p>
      <text:p text:style-name="P4">
出版商: Укринформ (Organization)</text:p>
      <text:p text:style-name="P4">
出版时间: 2023-04-23T-45:35:00+03:00</text:p>
      <text:p text:style-name="P4">
修改时间: 2023-04-23T20:35:00+03:00</text:p>
      <text:p text:style-name="P4">
描述: 国际合作伙伴传播的爱国者的防空导弹系统可以拆除由敌对的防空导弹系统制作的C-300导弹，但这不是理性的，因此设施更好地试图在地面上销毁。  - 乌克林。</text:p>
      <text:p text:style-name="P4">
图片: ["<text:a xlink:type="simple" xlink:href="https://static.ukrinform.com/photos/2023_04/thumb_files/630_360_1682265061-481.jpg" text:style-name="Internet_20_link" text:visited-style-name="Visited_20_Internet_20_Link">
630_360_16822...</text:a>
"]</text:p>
      <text:p text:style-name="P4">
标签: ['Війна з росією', 'Patriot ', 'Єдині новини']</text:p>
      <text:p text:style-name="P4">
类型: Article</text:p>
      <!--METADATA-->
      <text:p text:style-name="P4">
<draw:frame draw:style-name="fr1" draw:name="Image22" text:anchor-type="as-char" svg:width="6.9236in" svg:height="3.952746in" draw:z-index="0">
<draw:image xlink:href="../Images/yкринформ/2023-04-23T-45-35-00-03-00/630_360_1682265061-481.jpg" xlink:type="simple" xlink:show="embed" xlink:actuate="onLoad" draw:mime-type="image/jpeg"/>
</draw:frame>
爱国者可以掌握由C-300导弹防空导弹系统传输的爱国者的防空导弹系统。</text:p>
      <text:p text:style-name="P4">
乌克林福姆报道，武装部队武装部队的发言人尤里·伊格纳特(Yuri Ignat)在Telernorphone的空中“ One News”中说。</text:p>
      <text:p text:style-name="P4">
“其中很多：几个月前是6-7,000枚C-300导弹。 在这里，更合理地将它们摧毁在地面上。 他们以3.5万至一小时的速度飞行。 他们需要几分钟才能到达。 但是，爱国者可以放置这样的火箭，因为C-300是在弹道轨迹中发射的。 也许吧，但是我们需要了解我们将为爱国者拥有多少火箭以及您拥有多少火箭。 显然，他们将做与Shahah的行动一样，耗尽了我们的防空。” Ignat说。</text:p>
      <text:p text:style-name="P4">
<text:span text:style-name="T4">
另请阅读：</text:span>
 <text:a xlink:type="simple" xlink:href="https://www.ukrinform.ua/rubric-ato/3699662-obicani-partnerami-sistemi-ppo-vze-u-dorozi-do-svoih-majbutnih-pozicij-povitrani-sili.html" text:style-name="Internet_20_link" text:visited-style-name="Visited_20_Internet_20_Link">
</text:a>
他指出，伊朗的俄罗斯人试图找到乌克兰防空，试图进入它并总体上排气。 “看看我们有多少火箭和各种手段。 这就是为什么这被称为战争的原因，因为敌人试图耗尽我们，我们就是他。 但是我们也概述了它。 发言人补充说，看看有多少敌方技术被摧毁，他的有翼导弹。”</text:p>
      <text:p text:style-name="P4">
爱国者是由西方伙伴转移的爱国者，爱国者在乌克兰被除草，并保护了我们的天空免受敌意，包括弹道，航空以及其他路上的其他人。</text:p>
      <text:p text:style-name="P4">
<text:span text:style-name="T4">
另请阅读：</text:span>
 <text:a xlink:type="simple" xlink:href="https://www.ukrinform.ua/rubric-ato/3699497-izrailska-sistema-rannogo-opovisenna-suttevo-dopomoze-ukraini-ignat.html" text:style-name="Internet_20_link" text:visited-style-name="Visited_20_Internet_20_Link">
<text:span text:style-name="T4">
 ignati </text:span>
</text:a>
据报道，尤里·伊格纳塔(Yuri Ignata)此前曾强调，爱国者抗飞行导弹综合体接收的患者极大地加剧了乌克兰的原型防御，并将允许俄罗斯飞机远离边界。</text:p>
      <text:p text:style-name="P4">
News Source: <text:a xlink:type="simple" xlink:href="https://www.ukrinform.ua/rubric-ato/3699667-patriot-moze-zbivati-raketi-s300-ale-racionalnise-nisiti-ci-zrk-na-zemli-ignat.html" text:style-name="Internet_20_link" text:visited-style-name="Visited_20_Internet_20_Link">
https://www.ukrinform.ua/rubric-ato/3699667-patriot-moze-zbivati-raketi-s300-ale-racionalnise-nisiti-ci-zrk-na-zemli-ignat.html</text:a>
</text:p>
      <!--NEWS-->
      <text:h text:style-name="P10" text:outline-level="1">
<text:span text:style-name="T4">
乌克兰Oliynikov在西班牙的ITF 15决赛中击败了立陶宛泡泡球</text:span>
</text:h>
      <text:p text:style-name="P4">
作者: Ukrinform (Person)</text:p>
      <text:p text:style-name="P4">
出版商: Укринформ (Organization)</text:p>
      <text:p text:style-name="P4">
出版时间: 2023-04-23T-47:32:25+03:00</text:p>
      <text:p text:style-name="P4">
修改时间: 2023-04-23T20:32:25+03:00</text:p>
      <text:p text:style-name="P4">
描述: 乌克兰网球运动员亚历山大·奥利尼科夫（Alexander Oliynikov）（№711WTA）在西班牙泰尔（Telde）赢得了ITF 15锦标赛。  - 乌克林。</text:p>
      <text:p text:style-name="P4">
图片: ["<text:a xlink:type="simple" xlink:href="https://static.ukrinform.com/photos/2023_04/thumb_files/630_360_1682271103-644.jpg" text:style-name="Internet_20_link" text:visited-style-name="Visited_20_Internet_20_Link">
630_360_16822...</text:a>
"]</text:p>
      <text:p text:style-name="P4">
标签: ['Теніс']</text:p>
      <text:p text:style-name="P4">
类型: Article</text:p>
      <!--METADATA-->
      <text:p text:style-name="P4">
<draw:frame draw:style-name="fr1" draw:name="Image23" text:anchor-type="as-char" svg:width="6.9236in" svg:height="3.956343in" draw:z-index="0">
<draw:image xlink:href="../Images/yкринформ/2023-04-23T-47-32-25-03-00/630_360_1682271103-644.jpg" xlink:type="simple" xlink:show="embed" xlink:actuate="onLoad" draw:mime-type="image/jpeg"/>
</draw:frame>
乌克兰网球运动员亚历山大·奥利尼科夫(№711WTA)在西班牙泰尔(Telde)赢得了Tournitf 15。</text:p>
      <text:p text:style-name="P4">
在决赛中，运动员赢得了立陶宛克劳迪娅·布鲁特(Claudia Bubelite)(№682WTA)以6：3、6：1的得分传递乌克林。</text:p>
      <text:p text:style-name="P4">
Oliynikov没有犯任何双重错误，从未遭受并卖出4/6乐队。</text:p>
      <text:p text:style-name="P4">
<text:span text:style-name="T4">
另请阅读：</text:span>
 <text:a xlink:type="simple" xlink:href="https://www.ukrinform.ua/rubric-sports/3699527-ukrainski-tenisisti-vigrali-turnir-itf-v-ispanii.html" text:style-name="Internet_20_link" text:visited-style-name="Visited_20_Internet_20_Link">
<text:span text:style-name="T4">
网球</text:span>
</text:a>
这是奥利尼科娃(Oliynikova)在职业生涯和第一次ITF锦标赛中的第四场胜利。</text:p>
      <text:p text:style-name="P4">
照片：ITF</text:p>
      <text:p text:style-name="P4">
News Source: <text:a xlink:type="simple" xlink:href="https://www.ukrinform.ua/rubric-sports/3699688-ukrainka-olijnikova-peremogla-litovku-bubelite-u-finali-itf-15-v-ispanii.html" text:style-name="Internet_20_link" text:visited-style-name="Visited_20_Internet_20_Link">
https://www.ukrinform.ua/rubric-sports/3699688-ukrainka-olijnikova-peremogla-litovku-bubelite-u-finali-itf-15-v-ispanii.html</text:a>
</text:p>
      <!--NEWS-->
      <text:h text:style-name="P10" text:outline-level="1">
<text:span text:style-name="T4">
俄罗斯联邦杜马州最富有的代表之一去世，他在乌克兰被判刑</text:span>
</text:h>
      <text:p text:style-name="P4">
作者: Ukrinform (Person)</text:p>
      <text:p text:style-name="P4">
出版商: Укринформ (Organization)</text:p>
      <text:p text:style-name="P4">
出版时间: 2023-04-23T-49:17:00+03:00</text:p>
      <text:p text:style-name="P4">
修改时间: 2023-04-23T20:17:00+03:00</text:p>
      <text:p text:style-name="P4">
描述: 在77岁的俄罗斯，俄罗斯联合会米科拉·伯索夫（Mykola Burtsov）州杜马（Duma）副代表去世，他因侵占乌克兰的领土完整性和不可侵犯性而被判刑。  - 乌克林。</text:p>
      <text:p text:style-name="P4">
图片: ["<text:a xlink:type="simple" xlink:href="https://static.ukrinform.com/photos/2023_04/thumb_files/630_360_1682266089-851.jpeg" text:style-name="Internet_20_link" text:visited-style-name="Visited_20_Internet_20_Link">
630_360_16822...</text:a>
"]</text:p>
      <text:p text:style-name="P4">
标签: ['Депутат', 'Смерть', 'Держдума РФ', 'росія']</text:p>
      <text:p text:style-name="P4">
类型: Article</text:p>
      <!--METADATA-->
      <text:p text:style-name="P4">
<draw:frame draw:style-name="fr1" draw:name="Image24" text:anchor-type="as-char" svg:width="6.9236in" svg:height="3.956343in" draw:z-index="0">
<draw:image xlink:href="../Images/yкринформ/2023-04-23T-49-17-00-03-00/630_360_1682266089-851.jpeg" xlink:type="simple" xlink:show="embed" xlink:actuate="onLoad" draw:mime-type="image/jpeg"/>
</draw:frame>
在俄罗斯77岁的俄罗斯，俄罗斯联合会米科拉·伯索夫(Mykola Burtsov)的杜马(Duma)副代表去年，去年是对乌克兰领土完整性和不可侵犯性的侵占。</text:p>
      <text:p text:style-name="P4">
正如乌克林福姆报道的那样，它报告了<text:a xlink:type="simple" xlink:href="https://www.rbc.ru/politics/23/04/2023/6444f9ba9a7947704f5b19a6" text:style-name="Internet_20_link" text:visited-style-name="Visited_20_Internet_20_Link">
</text:a>
。</text:p>
      <text:p text:style-name="P4">
Lipetsk地区州长Igor Artamonov报告了Burtsov死亡。他没有指定死亡原因。 博尔佐夫被埋葬在莫斯科。</text:p>
      <text:p text:style-name="P4">
值得注意的是，1945年5月8日出生的伯索夫(Burtsov)自2003年以来一直是俄罗斯联邦的副州，是统一俄罗斯派系的成员。</text:p>
      <text:p text:style-name="P4">
几年来，他一直名列最富有的议员，宣布收入最多。 2021年，他通过汇聚在富裕的俄罗斯人名单中排名194 <text:a xlink:type="simple" xlink:href="https://www.ukrinform.ua/tag-forbes" text:style-name="Internet_20_link" text:visited-style-name="Visited_20_Internet_20_Link">
</text:a>
，该期刊估计他的财富为5.5亿美元。</text:p>
      <text:p text:style-name="P4">
<text:span text:style-name="T4">
另请阅读：</text:span>
 <text:a xlink:type="simple" xlink:href="https://www.ukrinform.ua/rubric-world/3571340-u-rosii-pomer-golovred-ulublenoi-gazeti-putina.html" text:style-name="Internet_20_link" text:visited-style-name="Visited_20_Internet_20_Link">
<text:span text:style-name="T4">
俄罗斯</text:span>
 <text:span text:style-name="T4">
死亡</text:span>
 <text:span text:style-name="T4">
 </text:span>
 <text:span text:style-name="T4">
 </text:span>
最爱<text:span text:style-name="T4">
 </text:span>
 <text:span text:style-name="T4">
 </text:span>
报纸<text:span text:style-name="T4">
 putin </text:span>
 putin **</text:a>
乌克林福姆(Ukrinform)报道，去年3月底，总检察官办公室指出，俄罗斯联邦杜马州的20名代表因乌克兰内绿色的领土完整而受到谴责。 他们每个人被没收被判处15年徒刑。</text:p>
      <text:p text:style-name="P4">
在全面入侵的前不久，2022年2月15日，俄罗斯鲁us派支持诉诸于俄罗斯联邦总统的呼吁，以考虑承认对“ DNR”和“ LNR”伪公开的认可问题，主权和独立国家。</text:p>
      <text:p text:style-name="P4">
罪犯名单列表Mykola Ivanovich Bortsov，08.05.1945</text:p>
      <text:p text:style-name="P4">
News Source: <text:a xlink:type="simple" xlink:href="https://www.ukrinform.ua/rubric-world/3699675-pomer-odin-iz-najbagatsih-deputativ-derzdumi-rf-akogo-zasudili-v-ukraini.html" text:style-name="Internet_20_link" text:visited-style-name="Visited_20_Internet_20_Link">
https://www.ukrinform.ua/rubric-world/3699675-pomer-odin-iz-najbagatsih-deputativ-derzdumi-rf-akogo-zasudili-v-ukraini.html</text:a>
</text:p>
      <!--NEWS-->
      <text:h text:style-name="P10" text:outline-level="1">
<text:span text:style-name="T4">
俄罗斯在塔夫里斯克方向的行动变得更加激烈 - 军事</text:span>
</text:h>
      <text:p text:style-name="P4">
作者: Ukrinform (Person)</text:p>
      <text:p text:style-name="P4">
出版商: Укринформ (Organization)</text:p>
      <text:p text:style-name="P4">
出版时间: 2023-04-23T-51:04:00+03:00</text:p>
      <text:p text:style-name="P4">
修改时间: 2023-04-23T20:04:00+03:00</text:p>
      <text:p text:style-name="P4">
描述: 俄罗斯人在金牛座方向上行动的策略和性质已经改变，变得更加激烈。  - 乌克林。</text:p>
      <text:p text:style-name="P4">
图片: ["<text:a xlink:type="simple" xlink:href="https://static.ukrinform.com/photos/2022_07/thumb_files/630_360_1658910361-742.jpg" text:style-name="Internet_20_link" text:visited-style-name="Visited_20_Internet_20_Link">
630_360_16589...</text:a>
"]</text:p>
      <text:p text:style-name="P4">
标签: ['Російські військові', 'Війна з росією', 'Єдині новини']</text:p>
      <text:p text:style-name="P4">
类型: Article</text:p>
      <!--METADATA-->
      <text:p text:style-name="P4">
<draw:frame draw:style-name="fr1" draw:name="Image25" text:anchor-type="as-char" svg:width="6.9236in" svg:height="3.956343in" draw:z-index="0">
<draw:image xlink:href="../Images/yкринформ/2023-04-23T-51-04-00-03-00/630_360_1658910361-742.jpg" xlink:type="simple" xlink:show="embed" xlink:actuate="onLoad" draw:mime-type="image/jpeg"/>
</draw:frame>
俄罗斯人在塔夫里伊斯克方向上行动的战术性质发生了变化，变得更加激烈。</text:p>
      <text:p text:style-name="P4">
乌克林福姆(Ukrinform)表示，塔夫里斯基(Tavriysky)国防军中心的记者Alexeydmitrashkivskyi。</text:p>
      <text:p text:style-name="P4">
“敌人在我们方向上行动的战术和性质在Avdeevsky的Mariinsky Tawgledar方向上改变了一定程度的强度和努力。 目的是取代，捕获和创造这样的条件，使他们能够进入顿涅茨克地区的行政边界。一个特征是恒定的旋转，系统的重组，非单位的非义务，以便在道德上影响我们的部队。航空峡谷。航空沟渠沟渠。 ，试图迫使我们的单位离开并采取措施，”德米特拉什基夫斯基说。</text:p>
      <text:p text:style-name="P4">
<text:span text:style-name="T4">
另请阅读：</text:span>
 <text:a xlink:type="simple" xlink:href="https://www.ukrinform.ua/rubric-ato/3696933-vijska-rf-vidveli-z-rajonu-marinki-dvi-desantni-castini-na-vidnovlenna.html" text:style-name="Internet_20_link" text:visited-style-name="Visited_20_Internet_20_Link">
</text:a>
据他说，俄罗斯联邦的命令被扔给了在Marinka Nadonechyna附近的战斗，而SO被称为“突击单位Z”，而不是当地人。 敌人的军队开始完全采用瓦格纳·佩克(Wagner Pec)将塔纳巴蒂(Tanabati)的经历加入其犯罪现象的人群。 “有些指示与俘虏一起吸引了我们，这显然指出，在战斗过程中，该部队的士兵在polyb上没有提供医疗服务，并且在占领职位或该团队之前，没有撤离受伤的人他说，不被撤退。”  - 他说。</text:p>
      <text:p text:style-name="P4">
早些时候，他建议失去了很多婴儿和马林斯基的指示，<text:a xlink:type="simple" xlink:href="https://www.ukrinform.ua/tag-rosijski-vijskovi" text:style-name="Internet_20_link" text:visited-style-name="Visited_20_Internet_20_Link">
</text:a>
可以专注于煤炭方向。 在星期六，俄罗斯aenglain由6架飞机进行，导致平民毁灭。 “它有什么作用？ 现在在巴赫穆特(Bakhmut)是一种饮食。 他们被称为地板上的房子，因此其他士兵至少无法装备任何反思或休息的位置。 因此，我认为，他们正在射击试图成功的碳机构。 也许这就是他们试图在不久的将来试图在煤炭中暴风雨的原因。” Dmytrashkivsky说。</text:p>
      <text:p text:style-name="P4">
News Source: <text:a xlink:type="simple" xlink:href="https://www.ukrinform.ua/rubric-ato/3699681-najblizcim-casom-vorog-sprobue-sturmuvati-vugledarskij-napramok-vijskovi.html" text:style-name="Internet_20_link" text:visited-style-name="Visited_20_Internet_20_Link">
https://www.ukrinform.ua/rubric-ato/3699681-najblizcim-casom-vorog-sprobue-sturmuvati-vugledarskij-napramok-vijskovi.html</text:a>
</text:p>
      <!--NEWS-->
      <text:h text:style-name="P10" text:outline-level="1">
<text:span text:style-name="T4">
FSU Zubko总统：教练工作人员从联邦获得了一项任务 - 赢</text:span>
</text:h>
      <text:p text:style-name="P4">
作者: Ukrinform (Person)</text:p>
      <text:p text:style-name="P4">
出版商: Укринформ (Organization)</text:p>
      <text:p text:style-name="P4">
出版时间: 2023-04-23T-54:51:56+03:00</text:p>
      <text:p text:style-name="P4">
修改时间: 2023-04-23T19:51:56+03:00</text:p>
      <text:p text:style-name="P4">
描述: 乌克兰乔治·祖布（Georgy Zubko）曲棍球联合会主席赞赏乌克兰国家队在IPS对阵中国的世界杯第一场比赛中的表现（4：5）。  - 乌克林。</text:p>
      <text:p text:style-name="P4">
图片: ["<text:a xlink:type="simple" xlink:href="https://static.ukrinform.com/photos/2023_04/thumb_files/630_360_1682268658-974.jpg" text:style-name="Internet_20_link" text:visited-style-name="Visited_20_Internet_20_Link">
630_360_16822...</text:a>
"]</text:p>
      <text:p text:style-name="P4">
标签: ['хокей', 'Збірна України']</text:p>
      <text:p text:style-name="P4">
类型: Article</text:p>
      <!--METADATA-->
      <text:p text:style-name="P4">
<draw:frame draw:style-name="fr1" draw:name="Image26" text:anchor-type="as-char" svg:width="6.9236in" svg:height="3.956343in" draw:z-index="0">
<draw:image xlink:href="../Images/yкринформ/2023-04-23T-54-51-56-03-00/630_360_1682268658-974.jpg" xlink:type="simple" xlink:show="embed" xlink:actuate="onLoad" draw:mime-type="image/jpeg"/>
</draw:frame>
乌克兰Georgy Zubko的曲棍球总统表演评估了乌克兰国家队的表现(4：5).</text:p>
      <text:p text:style-name="P4">
Він розповів про це ексклюзивно в коментарі Укрінформу.</text:p>
      <text:p text:style-name="P4">
«Сьогодні була дуже видовищна гра. Хочу подякувати їм. Ми могли взяти більше,але за всіма показниками ми маємо можливість цю групу вигравати. Наскількивдасться це реалізувати - зовсім інше питаня. У нас є хороша воротарськалінія, якісних нападників. Вперше за три роки ми сформували фактично ідеальнийсклад, щоб грати й перемагати. Не виділятиму нікого, адже вся команда гралагідно. Ми зберігаємо оптимізм на рахунок майбутнього», - сказав він.</text:p>
      <text:p text:style-name="P4">
Зубко також наголосив, що федерація поставила перед тренерським штабом збірноїодне завдання - виграти групу.</text:p>
      <text:p text:style-name="P4">
«Команда має малюнок, забивних хлопців. Ми маємо всі складові для того, щобперемагати в цьому дивізіоні. Залишаємо за собою всі шанси на перемогу вгрупі. Тренерський штаб отримав від федерації єдине завдання - виходити далі.Сьогоднішня поразка в овертаймі жодним чином не змінює наші плани. Вимога довсіх: і до спортсменів, і до керівництва команди - перемагати в наступнихчотирьох матчах, щоб не дивитися на результати інших поєдинків. Ми хочемо чутигімн після кожної гри. Сьогодні не вдалося, але ми приїхали перемагати, аджеУкраїні потрібні перемоги», - пояснив президент ФХУ.</text:p>
      <text:p text:style-name="P4">
Окрім того, він подякував партнерам за допомогу в підготовці збірних Українидо змагань.</text:p>
      <text:p text:style-name="P4">
«Тренерський штаб зробив велику рободу під час зборів. Хочу подякувати нашимпартнерам, які допомагають готуватися до змагань в складних умовах всімзбірним. Дякую вболівальникам в Таллінні й по всьому світі. Ми відчуваємопідтримку від усього світу», - підсумував Зубко.</text:p>
      <text:p text:style-name="P4">
<text:span text:style-name="T4">
Читайте також:</text:span>
 <text:a xlink:type="simple" xlink:href="https://www.ukrinform.ua/rubric-sports/3699666-hokej-zbirna-ukraini-postupilasa-kitau-v-overtajmi-na-cs.html" text:style-name="Internet_20_link" text:visited-style-name="Visited_20_Internet_20_Link">
 <text:span text:style-name="T4">
Хокей</text:span>
 </text:a>
据报道，乌克兰国家队在中国加时赛中输给了世界曲棍球锦标赛。(4：5).</text:p>
      <text:p text:style-name="P4">
Фото: пресслужба федерації</text:p>
      <text:p text:style-name="P4">
News Source: <text:a xlink:type="simple" xlink:href="https://www.ukrinform.ua/rubric-sports/3699680-prezident-fhu-zubko-trenerskij-stab-otrimav-vid-federacii-odne-zavdanna-peremagati.html" text:style-name="Internet_20_link" text:visited-style-name="Visited_20_Internet_20_Link">
https://www.ukrinform.ua/rubric-sports/3699680-prezident-fhu-zubko-trenerskij-stab-otrimav-vid-federacii-odne-zavdanna-peremagati.html</text:a>
</text:p>
      <!--NEWS-->
      <text:h text:style-name="P10" text:outline-level="1">
<text:span text:style-name="T4">
肯尼亚已经挖出了47人饿死的人</text:span>
</text:h>
      <text:p text:style-name="P4">
作者: Ukrinform (Person)</text:p>
      <text:p text:style-name="P4">
出版商: Укринформ (Organization)</text:p>
      <text:p text:style-name="P4">
出版时间: 2023-04-23T-56:45:00+03:00</text:p>
      <text:p text:style-name="P4">
修改时间: 2023-04-23T19:45:00+03:00</text:p>
      <text:p text:style-name="P4">
描述: 肯尼亚警察挖掘了47人饿死以进入天堂的人的尸体。  - 乌克林。</text:p>
      <text:p text:style-name="P4">
图片: ["<text:a xlink:type="simple" xlink:href="https://static.ukrinform.com/photos/2023_04/thumb_files/630_360_1682258392-827.jpg" text:style-name="Internet_20_link" text:visited-style-name="Visited_20_Internet_20_Link">
630_360_16822...</text:a>
"]</text:p>
      <text:p text:style-name="P4">
标签: ['Церква', 'Кенія', 'Загибель', 'Ексгумація']</text:p>
      <text:p text:style-name="P4">
类型: Article</text:p>
      <!--METADATA-->
      <text:p text:style-name="P4">
<draw:frame draw:style-name="fr1" draw:name="Image27" text:anchor-type="as-char" svg:width="6.9236in" svg:height="3.956343in" draw:z-index="0">
<draw:image xlink:href="../Images/yкринформ/2023-04-23T-56-45-00-03-00/630_360_1682258392-827.jpg" xlink:type="simple" xlink:show="embed" xlink:actuate="onLoad" draw:mime-type="image/jpeg"/>
</draw:frame>
肯尼亚警察挖掘了47人饿死以进入天堂的人的尸体。</text:p>
      <text:p text:style-name="P4">
正如乌克林福姆报道的那样，它报告了<text:a xlink:type="simple" xlink:href="https://www.reuters.com/world/africa/kenyan-police-exhume-21-bodies-suspected-christian-cult-graves-2023-04-23/" text:style-name="Internet_20_link" text:visited-style-name="Visited_20_Internet_20_Link">
</text:a>
星期五，警方开始挖掘出马林迪耳机城附近的沙卡霍尔森林尸体。 参与基督教邪教的人认为，如果他们伴有饥荒杀死自己，他们将陷入天堂。</text:p>
      <text:p text:style-name="P4">
库夫周日路透周日说：“总共有47人在沙卡乔拉森林中被杀。”</text:p>
      <text:p text:style-name="P4">
<text:span text:style-name="T4">
另请阅读：</text:span>
 <text:a xlink:type="simple" xlink:href="https://www.ukrinform.ua/rubric-world/3698940-u-sudani-z-pocatku-zbrojnogo-protistoanna-vze-ponad-400-zagiblih.html" text:style-name="Internet_20_link" text:visited-style-name="Visited_20_Internet_20_Link">
<text:span text:style-name="T4">
 sudani </text:span>
</text:a>
根据Kamau的说法，<text:a xlink:type="simple" xlink:href="https://www.ukrinform.ua/tag-eksgumacia" text:style-name="Internet_20_link" text:visited-style-name="Visited_20_Internet_20_Link">
</text:a>
仍在进行。</text:p>
      <text:p text:style-name="P4">
正如乌克林福姆报道的<text:a xlink:type="simple" xlink:href="https://www.ukrinform.ua/rubric-world/3699632-u-kenii-viavili-desatki-til-viran-aki-goloduvali-do-smerti.html" text:style-name="Internet_20_link" text:visited-style-name="Visited_20_Internet_20_Link">
</text:a>
在对传教士的调查框架内，他敦促他的追随者出演。</text:p>
      <text:p text:style-name="P4">
<text:span text:style-name="T5">
foto：Wachira Mwangi | 国家媒体组</text:span>
</text:p>
      <text:p text:style-name="P4">
News Source: <text:a xlink:type="simple" xlink:href="https://www.ukrinform.ua/rubric-world/3699674-u-kenii-eksgumuvali-tila-vze-47-osib-aki-goloduvali-do-smerti.html" text:style-name="Internet_20_link" text:visited-style-name="Visited_20_Internet_20_Link">
https://www.ukrinform.ua/rubric-world/3699674-u-kenii-eksgumuvali-tila-vze-47-osib-aki-goloduvali-do-smerti.html</text:a>
</text:p>
      <!--NEWS-->
      <text:h text:style-name="P10" text:outline-level="1">
<text:span text:style-name="T4">
在俄罗斯，它对其新闻记者的非妇女签证做出了反应</text:span>
</text:h>
      <text:p text:style-name="P4">
作者: Ukrinform (Person)</text:p>
      <text:p text:style-name="P4">
出版商: Укринформ (Organization)</text:p>
      <text:p text:style-name="P4">
出版时间: 2023-04-23T-58:26:00+03:00</text:p>
      <text:p text:style-name="P4">
修改时间: 2023-04-23T19:26:00+03:00</text:p>
      <text:p text:style-name="P4">
描述: 美国没有发行俄罗斯媒体雇员来涵盖俄罗斯联邦外交部谢尔盖·拉夫罗夫（Sergey Lavrov）的访问。 拉夫罗夫（Lavrov）和整个俄罗斯方面威胁着这位美国记者在俄罗斯工作。  - 乌克林。</text:p>
      <text:p text:style-name="P4">
图片: ["<text:a xlink:type="simple" xlink:href="https://static.ukrinform.com/photos/2019_10/thumb_files/630_360_1570183193-551.jpeg" text:style-name="Internet_20_link" text:visited-style-name="Visited_20_Internet_20_Link">
630_360_15701...</text:a>
"]</text:p>
      <text:p text:style-name="P4">
标签: ['США', 'Віза', 'Журналіст', 'росія']</text:p>
      <text:p text:style-name="P4">
类型: Article</text:p>
      <!--METADATA-->
      <text:p text:style-name="P4">
<draw:frame draw:style-name="fr1" draw:name="Image28" text:anchor-type="as-char" svg:width="6.9236in" svg:height="3.956343in" draw:z-index="0">
<draw:image xlink:href="../Images/yкринформ/2023-04-23T-58-26-00-03-00/630_360_1570183193-551.jpeg" xlink:type="simple" xlink:show="embed" xlink:actuate="onLoad" draw:mime-type="image/jpeg"/>
</draw:frame>
美国没有发行俄罗斯媒体工人来阐明联合国大会俄罗斯联合会谢尔盖·拉夫罗夫(Sergey Lavrov)外交部的访问。 拉夫罗夫总体而言，俄罗斯一方受到俄罗斯工作的美国记者的威胁。</text:p>
      <text:p text:style-name="P4">
正如乌克林福姆报道的那样，它报告了<text:a xlink:type="simple" xlink:href="https://t.me/rian_ru/200616" text:style-name="Internet_20_link" text:visited-style-name="Visited_20_Internet_20_Link">
</text:a>
俄罗斯国家非正式。</text:p>
      <text:p text:style-name="P4">
外交消息人士说：“对俄罗斯的美国记者的态度将与历史悠久的美国成年人相同，并具有必不可少的签证在联合国工作。”</text:p>
      <text:p text:style-name="P4">
据他说，美国记者会一直感到不便和类似的态度。 消息人士补充说，美国对在俄罗斯联邦被捕的格什科维奇记者的“关注”是可以想象的，否则他们会说：“没有反映俄罗斯记者”。</text:p>
      <text:p text:style-name="P4">
<text:span text:style-name="T4">
另请阅读：</text:span>
 <text:a xlink:type="simple" xlink:href="https://www.ukrinform.ua/rubric-world/3699100-derzdep-vidmovivsa-komentuvati-comu-ne-vsij-delegacii-rf-vidali-vizi-dla-vidvidanna-oon.html" text:style-name="Internet_20_link" text:visited-style-name="Visited_20_Internet_20_Link">
<text:span text:style-name="T4">
签证</text:span>
</text:a>
该声明是外交部外交部[]所说的职位的更具体的介绍<text:a xlink:type="simple" xlink:href="https://t.me/rian_ru/200615" text:style-name="Internet_20_link" text:visited-style-name="Visited_20_Internet_20_Link">
</text:a>
：“不要忘记，不要原谅。”</text:p>
      <text:p text:style-name="P4">
据报道，俄罗斯媒体参与者前往纽约，阐明联合国安理会俄罗斯总统内的措施。 但是，它们被阴影<text:a xlink:type="simple" xlink:href="https://www.ukrinform.ua/tag-viza" text:style-name="Internet_20_link" text:visited-style-name="Visited_20_Internet_20_Link">
</text:a>
只有伴随他的桂冠和外交官。</text:p>
      <text:p text:style-name="P4">
News Source: <text:a xlink:type="simple" xlink:href="https://www.ukrinform.ua/rubric-world/3699655-u-rosii-vidreaguvali-na-nevidacu-viz-ii-zurnalistam-dla-roboti-v-oon.html" text:style-name="Internet_20_link" text:visited-style-name="Visited_20_Internet_20_Link">
https://www.ukrinform.ua/rubric-world/3699655-u-rosii-vidreaguvali-na-nevidacu-viz-ii-zurnalistam-dla-roboti-v-oon.html</text:a>
</text:p>
      <!--NEWS-->
      <text:h text:style-name="P10" text:outline-level="1">
<text:span text:style-name="T4">
西甲：巴塞罗那赢得了“田径运动”</text:span>
</text:h>
      <text:p text:style-name="P4">
作者: Ukrinform (Person)</text:p>
      <text:p text:style-name="P4">
出版商: Укринформ (Organization)</text:p>
      <text:p text:style-name="P4">
出版时间: 2023-04-23T-60:10:21+03:00</text:p>
      <text:p text:style-name="P4">
修改时间: 2023-04-23T19:10:21+03:00</text:p>
      <text:p text:style-name="P4">
描述: 加泰罗尼亚人继续领导西班牙冠军。  - 乌克林。</text:p>
      <text:p text:style-name="P4">
图片: ["<text:a xlink:type="simple" xlink:href="https://static.ukrinform.com/photos/2023_04/thumb_files/630_360_1682266047-553.jpg" text:style-name="Internet_20_link" text:visited-style-name="Visited_20_Internet_20_Link">
630_360_16822...</text:a>
"]</text:p>
      <text:p text:style-name="P4">
标签: ['Барселона', 'Футбол']</text:p>
      <text:p text:style-name="P4">
类型: Article</text:p>
      <!--METADATA-->
      <text:p text:style-name="P4">
<draw:frame draw:style-name="fr1" draw:name="Image29" text:anchor-type="as-char" svg:width="6.9236in" svg:height="3.956343in" draw:z-index="0">
<draw:image xlink:href="../Images/yкринформ/2023-04-23T-60-10-21-03-00/630_360_1682266047-553.jpg" xlink:type="simple" xlink:show="embed" xlink:actuate="onLoad" draw:mime-type="image/jpeg"/>
</draw:frame>
加泰罗尼亚人继续领导西班牙冠军。</text:p>
      <text:p text:style-name="P4">
乌克林福姆报道，巴塞罗那在西班牙皮尔斯第30轮比赛中以1-0击败了竞技场。</text:p>
      <text:p text:style-name="P4">
在第44分钟，他的帐户记录了托雷斯的唯一目标。</text:p>
      <text:p text:style-name="P4">
巴塞罗那继续领导西甲，在30个垫子后得到76分。</text:p>
      <text:p text:style-name="P4">
<text:span text:style-name="T4">
另请阅读：</text:span>
 <text:a xlink:type="simple" xlink:href="https://www.ukrinform.ua/rubric-sports/3699396-mancester-siti-rozgromiv-seffld-unajted-i-zigrae-u-finali-kubka-anglii.html" text:style-name="Internet_20_link" text:visited-style-name="Visited_20_Internet_20_Link">
</text:a>
据报道，目前的底漆“真实”的获胜者迈出了第二步，落后于领先者11分。</text:p>
      <text:p text:style-name="P4">
照片：fcbarcelona.com</text:p>
      <text:p text:style-name="P4">
News Source: <text:a xlink:type="simple" xlink:href="https://www.ukrinform.ua/rubric-sports/3699673-la-liga-barselona-minimalno-peremogla-atletiko.html" text:style-name="Internet_20_link" text:visited-style-name="Visited_20_Internet_20_Link">
https://www.ukrinform.ua/rubric-sports/3699673-la-liga-barselona-minimalno-peremogla-atletiko.html</text:a>
</text:p>
      <!--NEWS-->
      <text:h text:style-name="P10" text:outline-level="1">
<text:span text:style-name="T4">
国防军的航空对俄罗斯入侵者进行了11次打击</text:span>
</text:h>
      <text:p text:style-name="P4">
作者: Ukrinform (Person)</text:p>
      <text:p text:style-name="P4">
出版商: Укринформ (Organization)</text:p>
      <text:p text:style-name="P4">
出版时间: 2023-04-23T-62:08:42+03:00</text:p>
      <text:p text:style-name="P4">
修改时间: 2023-04-23T19:08:42+03:00</text:p>
      <text:p text:style-name="P4">
描述: 乌克兰国防军每天的航空对俄罗斯入侵者进行了11次跳动。  - 乌克林。</text:p>
      <text:p text:style-name="P4">
图片: ["<text:a xlink:type="simple" xlink:href="https://static.ukrinform.com/photos/2023_04/thumb_files/630_360_1681751256-398.jpg" text:style-name="Internet_20_link" text:visited-style-name="Visited_20_Internet_20_Link">
630_360_16817...</text:a>
"]</text:p>
      <text:p text:style-name="P4">
标签: ['Генштаб', 'ЗСУ', 'Російська авіація', 'Війна з росією']</text:p>
      <text:p text:style-name="P4">
类型: Article</text:p>
      <!--METADATA-->
      <text:p text:style-name="P4">
<draw:frame draw:style-name="fr1" draw:name="Image30" text:anchor-type="as-char" svg:width="6.9236in" svg:height="3.956343in" draw:z-index="0">
<draw:image xlink:href="../Images/yкринформ/2023-04-23T-62-08-42-03-00/630_360_1681751256-398.jpg" xlink:type="simple" xlink:show="embed" xlink:actuate="onLoad" draw:mime-type="image/jpeg"/>
</draw:frame>
每天防御乌克兰的航空对俄罗斯入侵者进行了11次节拍。</text:p>
      <text:p text:style-name="P4">
根据乌克兰的说法，乌克兰武装部队的总参谋部在[]中报道(https://www.facebook.com/GeneralStaff.ua/posts/pfbid0NvLxNmEnT5P5eNBssoobkH2EBdLwrEd2sbq5JyDBAn9c8TuAsRbSTFBaL6szr9Qnl)截至4月23日18:00发布了及时信息。</text:p>
      <text:p text:style-name="P4">
“国防军的航空在侵略者的个人员工和军事装备的集中领域中进行了11次跳动。 邮件读取了两个有趣的梅林无人机和一个Eagle -10的无人机。</text:p>
      <text:p text:style-name="P4">
总参谋部指出，俄罗斯联邦没有放弃其占领乌克兰领土的计划。 继续忽略国际人道主义法，罢工，不仅在乌克兰军队的立场上，而且在定居点的民用基础设施上，恐吓平民。</text:p>
      <text:p text:style-name="P4">
<text:span text:style-name="T4">
另请阅读：</text:span>
 <text:a xlink:type="simple" xlink:href="https://www.ukrinform.ua/rubric-ato/3699586-na-pivdni-zenitniki-znisili-cotiri-rosijski-dronikamikadze-lancet.html" text:style-name="Internet_20_link" text:visited-style-name="Visited_20_Internet_20_Link">
</text:a>
白天，敌人击中了28架飞机罢工，并从喷气消防系统造成了大约10架，并在乌克兰军方的位置上击中了大约10架。 平民中有受伤，私人住宅和其他平民基础设施被摧毁。</text:p>
      <text:p text:style-name="P4">
整个乌克兰的火箭和航空罢工的可能性很高。</text:p>
      <text:p text:style-name="P4">
“敌人的主要努力专注于采取纳巴克穆特，阿夫迪夫和玛丽因方向的进攻行动。 白天，乌克兰部队的部队在白天反映了45多次敌人袭击。 巴赫穆特(Bakhmut)和马林卡(Marinka)最激烈的战斗仍在继续。”</text:p>
      <text:p text:style-name="P4">
<text:span text:style-name="T4">
另请阅读：</text:span>
 <text:a xlink:type="simple" xlink:href="https://www.ukrinform.ua/rubric-ato/3699565-na-mikolaivsini-zenitniki-zbili-rosijskij-rozviduvalnij-bezpilotnik.html" text:style-name="Internet_20_link" text:visited-style-name="Visited_20_Internet_20_Link">
</text:a>
<text:span text:style-name="T5">
 <text:span text:style-name="T4">
在volyn和polissya方向</text:span>
 _ _操作情况由常数规定。 没有发现进攻群体的形成迹象。白俄罗斯共和国武装部队的确定部队继续在与乌克兰边境地区执行行动。 俄罗斯联邦武装部队领土部队的一些部队继续在白俄罗斯领土上进行解释。</text:span>
 <text:span text:style-name="T4">
在Kupyansk方向</text:span>
 _炮弹炮弹居住在两年 - 戈尔德，Mrynakivka，Masyutivka，Lyman First，Kislivka，Berestovehakiv地区。</text:p>
      <text:p text:style-name="P4">
<text:span text:style-name="T4">
另请阅读：</text:span>
 <text:a xlink:type="simple" xlink:href="https://www.ukrinform.ua/rubric-ato/3699470-sili-oboroni-znisili-vze-186-420-rosijskih-zagarbnikiv.html" text:style-name="Internet_20_link" text:visited-style-name="Visited_20_Internet_20_Link">
<text:span text:style-name="T4">
销毁</text:span>
</text:a>
_ <text:span text:style-name="T4">
在利马方向</text:span>
 _ _今天入侵者没有进攻。 炮弹被定居点居住，该定居点与碰撞线，即：Makiivka，Nevskoye，卢甘斯克地区Dibrova的Bigorivka，Verkhnamyanskoye，有争议的Donetsk地区。</text:p>
      <text:p text:style-name="P4">
<text:span text:style-name="T4">
 <text:span text:style-name="T5">
在Bakhmut方向</text:span>
 </text:span>
敌人继续采取进攻行动。在巴赫穆特市以外驾驶激烈的战斗。 同样在白天，敌人对格里戈里夫卡和博格达尼夫卡定居点的郊区进行了连续的连续行动。 Vasyukivka，Orikhovo-Vasylivka，Markovo，Grigorivka，Bakhmut，Ivanovsk，Yar，Yar，Novodmitrovka，Konstantinovka和Donetsk地区的纽约地区受伤。</text:p>
      <text:p text:style-name="P4">
_ <text:span text:style-name="T4">
在Avdeevsky方向</text:span>
 _ _俄罗斯军队采取了Novokalin和Pervomaisky Donetsk地区的进攻行动，没有成功，遭受了巨大的损失。 他们对位于碰撞的情况下的定居点发射，尤其是：Novokalinovo，Avdiivka，Lastokne，Pervomaisko，Karlovka和Nevelskoye Donetsk地区。</text:p>
      <text:p text:style-name="P4">
<text:span text:style-name="T4">
另请阅读：</text:span>
 <text:a xlink:type="simple" xlink:href="https://www.ukrinform.ua/rubric-ato/3699659-zagarbniki-skinuli-snaradi-na-nikopol-troe-poranenih.html" text:style-name="Internet_20_link" text:visited-style-name="Visited_20_Internet_20_Link">
</text:a>
<text:span text:style-name="T5">
 <text:span text:style-name="T4">
在Mariinsky方向</text:span>
 </text:span>
，白天，乌克兰的防守者反映了Putthmarinka定居点北部和中部的敌人攻击数量，以及在Donetsk地区的Novomikhailivka地区。 同时，敌对行动遭到了顿涅茨克地区的Krasnogorivka，St. George，Marinka，Marinka，Novomikhailivka和Paraskovka的定居点。</text:p>
      <text:p text:style-name="P4">
_ <text:span text:style-name="T4">
在矿物方向</text:span>
 _ _ _敌人活跃。 他在Bogoyavlenko，Novoukrainka，Coal，Golden Niva，Donetsk地区的Veliky Novosilka的定居点开火。</text:p>
      <text:p text:style-name="P4">
_ <text:span text:style-name="T4">
在Zaporizhzhya和Kherson的方向</text:span>
 _侵略者继续行动。 同时，白天开火了35多个居住的垫子。 其中 - 顿涅茨克地区的Vremivka； Malynivka，Gulyaipole，Railway，Gulyaypil，Belogorye，Mala Tokmachka，Novodanilovka，Novoandriivka和Kamianske Zaporizhzhya地区； Golden Balka，Berislav，Vesele，Ivanivka，Engineering，Antonivka，Dniprovske，Giant，Kizomysherson地区和Kherson市。“没有在战场上取得重大成就，而是俄罗斯联邦武装部队的军事人员越来越多地试图找到肇事者。 最近，俄罗斯联邦武装部队的军事人员与瓦格纳·佩克(Wagner Pec)的雇佣军之间的战斗，该战斗成长为交火，发生在卢甘斯克·卢坎克(Lugansk Lugansk)村。 这两者都死了。”消息说。</text:p>
      <text:p text:style-name="P4">
总参谋部报告说，俄罗斯军队在战场上继续遭受巨大损失。 暂时捕获的领土上的所有医疗机构都挤满了受伤的入侵者。 敌人被迫将临时捕获领土的教育机构用于其自身目的。</text:p>
      <text:p text:style-name="P4">
“是的，在卢汉斯克地区桥梁的定居点，入侵者安排了一所当地学校作为军事医院。 有大量受伤的俄罗斯人。 此外，所有占用者中都有大量的赤字医疗和敷料材料。”</text:p>
      <text:p text:style-name="P4">
从乌克林福姆(Ukrinform)报道，从2022年2月24日至2023年23日，大约186,000 420个俄罗斯侵略者从2023年2月24日开始清算。</text:p>
      <text:p text:style-name="P4">
照片：Facebook国防部</text:p>
      <text:p text:style-name="P4">
News Source: <text:a xlink:type="simple" xlink:href="https://www.ukrinform.ua/rubric-ato/3699672-aviacia-sil-oboroni-zavdala-11-udariv-po-rosijskih-zagarbnikah.html" text:style-name="Internet_20_link" text:visited-style-name="Visited_20_Internet_20_Link">
https://www.ukrinform.ua/rubric-ato/3699672-aviacia-sil-oboroni-zavdala-11-udariv-po-rosijskih-zagarbnikah.html</text:a>
</text:p>
      <!--NEWS-->
      <text:h text:style-name="P10" text:outline-level="1">
<text:span text:style-name="T4">
曲棍球：乌克兰国家队在加时赛中在世界杯上取代了中国</text:span>
</text:h>
      <text:p text:style-name="P4">
作者: Ukrinform (Person)</text:p>
      <text:p text:style-name="P4">
出版商: Укринформ (Organization)</text:p>
      <text:p text:style-name="P4">
出版时间: 2023-04-23T-69:51:00+03:00</text:p>
      <text:p text:style-name="P4">
修改时间: 2023-04-23T18:51:00+03:00</text:p>
      <text:p text:style-name="P4">
描述: 乌克兰国家队在该部门的世界曲棍球锦标赛开始时在加时赛中国输球。  - 乌克林。</text:p>
      <text:p text:style-name="P4">
图片: ["<text:a xlink:type="simple" xlink:href="https://static.ukrinform.com/photos/2023_04/thumb_files/630_360_1682265009-246.jpg" text:style-name="Internet_20_link" text:visited-style-name="Visited_20_Internet_20_Link">
630_360_16822...</text:a>
"]</text:p>
      <text:p text:style-name="P4">
标签: ['хокей', 'Збірна України']</text:p>
      <text:p text:style-name="P4">
类型: Article</text:p>
      <!--METADATA-->
      <text:p text:style-name="P4">
<draw:frame draw:style-name="fr1" draw:name="Image31" text:anchor-type="as-char" svg:width="6.9236in" svg:height="3.956343in" draw:z-index="0">
<draw:image xlink:href="../Images/yкринформ/2023-04-23T-69-51-00-03-00/630_360_1682265009-246.jpg" xlink:type="simple" xlink:show="embed" xlink:actuate="onLoad" draw:mime-type="image/jpeg"/>
</draw:frame>
在世界曲棍球锦标赛开始时，国家队在加时赛中的中国输球。</text:p>
      <text:p text:style-name="P4">
今天，今天4月23日，IPS部门的世界曲棍球锦标赛始于爱沙尼亚塔林。</text:p>
      <text:p text:style-name="P4">
男子国家队在中国加时赛中输了4：5。</text:p>
      <text:p text:style-name="P4">
在“蓝色和黄色”中，网上是乌鸦帐户上的帽子戏法。</text:p>
      <text:p text:style-name="P4">
您可以查看游戏<text:a xlink:type="simple" xlink:href="https://www.youtube.com/live/I5u3WScJ1is" text:style-name="Internet_20_link" text:visited-style-name="Visited_20_Internet_20_Link">
</text:a>
。</text:p>
      <text:p text:style-name="P4">
4月24日，乌克兰人将与塞尔维亚国家队一起比赛。</text:p>
      <text:p text:style-name="P4">
<text:span text:style-name="T4">
另请阅读：</text:span>
 <text:a xlink:type="simple" xlink:href="https://www.ukrinform.ua/rubric-sports/3699499-nhl-vegas-po-bulitah-obigrav-vinnipeg-u-matci-serii-plejoff-kubka-stenli.html" text:style-name="Internet_20_link" text:visited-style-name="Visited_20_Internet_20_Link">
</text:a>
据报道，比赛的获胜者将在课堂上增加，下个赛季将在IA部门进行。</text:p>
      <text:p text:style-name="P4">
照片：FHU</text:p>
      <text:p text:style-name="P4">
News Source: <text:a xlink:type="simple" xlink:href="https://www.ukrinform.ua/rubric-sports/3699666-hokej-zbirna-ukraini-postupilasa-kitau-v-overtajmi-na-cs.html" text:style-name="Internet_20_link" text:visited-style-name="Visited_20_Internet_20_Link">
https://www.ukrinform.ua/rubric-sports/3699666-hokej-zbirna-ukraini-postupilasa-kitau-v-overtajmi-na-cs.html</text:a>
</text:p>
      <!--NEWS-->
      <text:h text:style-name="P10" text:outline-level="1">
<text:span text:style-name="T4">
空军的途径已经由空军的途中承诺 - 空军</text:span>
</text:h>
      <text:p text:style-name="P4">
作者: Ukrinform (Person)</text:p>
      <text:p text:style-name="P4">
出版商: Укринформ (Organization)</text:p>
      <text:p text:style-name="P4">
出版时间: 2023-04-23T-71:42:00+03:00</text:p>
      <text:p text:style-name="P4">
修改时间: 2023-04-23T18:42:00+03:00</text:p>
      <text:p text:style-name="P4">
描述: 转移到西方合作伙伴的爱国者防空系统已经取代了乌克兰的战斗税，并保护了我们的天空免受敌对导弹的侵害，包括弹道和航空，其他防空系统仍在路上。  - 乌克林。</text:p>
      <text:p text:style-name="P4">
图片: ["<text:a xlink:type="simple" xlink:href="https://static.ukrinform.com/photos/2022_06/thumb_files/630_360_1655213739-313.jpg" text:style-name="Internet_20_link" text:visited-style-name="Visited_20_Internet_20_Link">
630_360_16552...</text:a>
"]</text:p>
      <text:p text:style-name="P4">
标签: ['Повітряні сили ЗСУ', 'Patriot ', 'ППО', 'Єдині новини']</text:p>
      <text:p text:style-name="P4">
类型: Article</text:p>
      <!--METADATA-->
      <text:p text:style-name="P4">
<draw:frame draw:style-name="fr1" draw:name="Image32" text:anchor-type="as-char" svg:width="6.9236in" svg:height="3.956343in" draw:z-index="0">
<draw:image xlink:href="../Images/yкринформ/2023-04-23T-71-42-00-03-00/630_360_1655213739-313.jpg" xlink:type="simple" xlink:show="embed" xlink:actuate="onLoad" draw:mime-type="image/jpeg"/>
</draw:frame>
爱国者系统已经阻止了爱国者，爱国者系统已经取代了乌克兰的职责，并保护了我们的天空免受敌对导弹的侵害，包括弹道和航空，其他防空系统仍在路上。</text:p>
      <text:p text:style-name="P4">
乌克林福姆报道，这是关于武装部队Yuriy Ignat的武装部队的全国性Temachpon“单一新闻”的报道。</text:p>
      <text:p text:style-name="P4">
“其中一个部门已经在几天前站立，工作……另一个部门(ABS系统。)我们的承诺，已经在进入未来职位的路上。我们已经有任何结果并反对拉皮斯特飞机。”伊格纳特说</text:p>
      <text:p text:style-name="P4">
他回忆说，乌克兰Mykoleshchuk武装部队空军的指挥官已经检查了爱国者的战斗位置，其中一个方向调整了反对训练的指示，该方向比计划中的Termins更早地完成了培训。</text:p>
      <text:p text:style-name="P4">
<text:span text:style-name="T4">
另请阅读：</text:span>
 <text:a xlink:type="simple" xlink:href="https://www.ukrinform.ua/rubric-ato/3699295-sistemi-patriot-dozvolat-trimati-rosijski-litaki-podali-vid-kordonu-ukraini-ignat.html" text:style-name="Internet_20_link" text:visited-style-name="Visited_20_Internet_20_Link">
<text:span text:style-name="T4">
爱国者</text:span>
</text:a>
伊格纳蒂(Ignati)还再次指出，俄罗斯使用多达40只幼犬，白俄罗斯和克里米亚机场对乌克兰进行袭击。 “战争朝着东部的主要方向，南部是关于Zaporizhhya，Kherson，Mykolaiv地区，最近还记录了Chernihiv和Sumy地区的罢工。 毕竟，这种情况不断发生。 在一天的情况下，大约有20架这些机场的飞机在空域中。” Odrechnik。</text:p>
      <text:p text:style-name="P4">
据报道，空军司令部发言人<text:a xlink:type="simple" xlink:href="https://www.ukrinform.ua/tag-zsu" text:style-name="Internet_20_link" text:visited-style-name="Visited_20_Internet_20_Link">
</text:a>
尤里·伊格纳特(Yuri Ignat)早些时候强调的是，从国际合作伙伴那里收到的Patrioot防空导弹系统将大大发展乌克兰的防空系统，并将使俄罗斯飞机远离边境。</text:p>
      <text:p text:style-name="P4">
News Source: <text:a xlink:type="simple" xlink:href="https://www.ukrinform.ua/rubric-ato/3699662-obicani-partnerami-sistemi-ppo-vze-u-dorozi-do-svoih-majbutnih-pozicij-povitrani-sili.html" text:style-name="Internet_20_link" text:visited-style-name="Visited_20_Internet_20_Link">
https://www.ukrinform.ua/rubric-ato/3699662-obicani-partnerami-sistemi-ppo-vze-u-dorozi-do-svoih-majbutnih-pozicij-povitrani-sili.html</text:a>
</text:p>
      <!--NEWS-->
      <text:h text:style-name="P10" text:outline-level="1">
<text:span text:style-name="T4">
入侵者将贝壳丢在尼科波尔，三人受伤</text:span>
</text:h>
      <text:p text:style-name="P4">
作者: Ukrinform (Person)</text:p>
      <text:p text:style-name="P4">
出版商: Укринформ (Organization)</text:p>
      <text:p text:style-name="P4">
出版时间: 2023-04-23T-73:29:00+03:00</text:p>
      <text:p text:style-name="P4">
修改时间: 2023-04-23T18:29:00+03:00</text:p>
      <text:p text:style-name="P4">
描述: 俄罗斯军队将危险的炮弹倾倒在尼科波尔，导致三人受伤。  - 乌克林。</text:p>
      <text:p text:style-name="P4">
图片: ["<text:a xlink:type="simple" xlink:href="https://static.ukrinform.com/photos/2023_04/thumb_files/630_360_1682263490-975.jpg" text:style-name="Internet_20_link" text:visited-style-name="Visited_20_Internet_20_Link">
630_360_16822...</text:a>
", "<text:a xlink:type="simple" xlink:href="https://static.ukrinform.com/photos/2023_04/1682263490-975.jpg" text:style-name="Internet_20_link" text:visited-style-name="Visited_20_Internet_20_Link">
1682263490-97...</text:a>
", "<text:a xlink:type="simple" xlink:href="https://static.ukrinform.com/photos/2023_04/1682263469-198.jpg" text:style-name="Internet_20_link" text:visited-style-name="Visited_20_Internet_20_Link">
1682263469-19...</text:a>
", "<text:a xlink:type="simple" xlink:href="https://static.ukrinform.com/photos/2023_04/1682270350-932.jpg" text:style-name="Internet_20_link" text:visited-style-name="Visited_20_Internet_20_Link">
1682270350-93...</text:a>
"]</text:p>
      <text:p text:style-name="P4">
标签: ['Нікополь', 'Обстріл', 'Поранені', 'Війна з росією']</text:p>
      <text:p text:style-name="P4">
类型: Article</text:p>
      <!--METADATA-->
      <text:p text:style-name="P4">
<draw:frame draw:style-name="fr1" draw:name="Image33" text:anchor-type="as-char" svg:width="6.9236in" svg:height="3.956343in" draw:z-index="0">
<draw:image xlink:href="../Images/yкринформ/2023-04-23T-73-29-00-03-00/630_360_1682263490-975.jpg" xlink:type="simple" xlink:show="embed" xlink:actuate="onLoad" draw:mime-type="image/jpeg"/>
</draw:frame>
Ruskivska向Nikopol放下了危险的炮弹，导致三人握着伤口。</text:p>
      <text:p text:style-name="P4">
关于<text:a xlink:type="simple" xlink:href="https://t.me/dnipropetrovskaODA/4232" text:style-name="Internet_20_link" text:visited-style-name="Visited_20_Internet_20_Link">
</text:a>
乌克林福姆报道，谢尔盖·利萨克(Sergey Lisak)报道说，首席Properpetrovsk Ova。</text:p>
      <text:p text:style-name="P4">
“尼科波尔当地人中有三名受害者!这是另一种证据表明有一种恐怖分子。他们从无人机袭击了这座城市。(https://www.ukrinform.ua/tag-vibuh)“， - 帖子说。</text:p>
      <text:p text:style-name="P4">
<draw:frame draw:style-name="fr1" draw:name="Image34" text:anchor-type="as-char" svg:width="6.9236in" svg:height="6.9236in" draw:z-index="0">
<draw:image xlink:href="../Images/yкринформ/2023-04-23T-73-29-00-03-00/1682263490-975.jpg" xlink:type="simple" xlink:show="embed" xlink:actuate="onLoad" draw:mime-type="image/jpeg"/>
</draw:frame>
<draw:frame draw:style-name="fr1" draw:name="Image35" text:anchor-type="as-char" svg:width="6.9236in" svg:height="6.9236in" draw:z-index="0">
<draw:image xlink:href="../Images/yкринформ/2023-04-23T-73-29-00-03-00/1682263469-198.jpg" xlink:type="simple" xlink:show="embed" xlink:actuate="onLoad" draw:mime-type="image/jpeg"/>
</draw:frame>
一名33岁的人遭受弹片伤。 两次造成的矿山爆炸和伤害。</text:p>
      <text:p text:style-name="P4">
<text:span text:style-name="T4">
另请阅读：</text:span>
 <text:a xlink:type="simple" xlink:href="https://www.ukrinform.ua/rubric-ato/3699621-rosijski-vijska-obstrilali-selo-na-hersonsini-dvoe-poranenih.html" text:style-name="Internet_20_link" text:visited-style-name="Visited_20_Internet_20_Link">
<text:span text:style-name="T4">
大量</text:span>
</text:a>
随后在[]中报道(https://t.me/mykola_lukashuk/4212?single)首席ProPetrovsk区域委员会Mykola Lukashuk当天在Nikopol记录了5次袭击，受伤并被摧毁。</text:p>
      <text:p text:style-name="P4">
<draw:frame draw:style-name="fr1" draw:name="Image36" text:anchor-type="as-char" svg:width="6.9236in" svg:height="6.9236in" draw:z-index="0">
<draw:image xlink:href="../Images/yкринформ/2023-04-23T-73-29-00-03-00/1682270350-932.jpg" xlink:type="simple" xlink:show="embed" xlink:actuate="onLoad" draw:mime-type="image/jpeg"/>
</draw:frame>
“炮击导致三人受伤，两人1990年，一名在1992年接受了必要的医疗服务。其中一名受伤者被托管，另一人接受了门诊治疗。受伤的市政设施受损帖子说。</text:p>
      <text:p text:style-name="P4">
早些时候，据报道，敌人在傍晚将一所爆炸性的学校从无人机降低到了Dnipropetrovsk地区的Marganets社区的领土。</text:p>
      <text:p text:style-name="P4">
<text:span text:style-name="T5">
foto：Telegram Sergey Lisak / Dnipropetrovsk区域国家管理(这)</text:span>
</text:p>
      <text:p text:style-name="P4">
News Source: <text:a xlink:type="simple" xlink:href="https://www.ukrinform.ua/rubric-ato/3699659-zagarbniki-skinuli-snaradi-na-nikopol-troe-poranenih.html" text:style-name="Internet_20_link" text:visited-style-name="Visited_20_Internet_20_Link">
https://www.ukrinform.ua/rubric-ato/3699659-zagarbniki-skinuli-snaradi-na-nikopol-troe-poranenih.html</text:a>
</text:p>
      <!--NEWS-->
      <text:h text:style-name="P10" text:outline-level="1">
<text:span text:style-name="T4">
UPL：“ Chernomorets”在有效的比赛中撕毁了Kryvbas的胜利</text:span>
</text:h>
      <text:p text:style-name="P4">
作者: Ukrinform (Person)</text:p>
      <text:p text:style-name="P4">
出版商: Укринформ (Organization)</text:p>
      <text:p text:style-name="P4">
出版时间: 2023-04-23T-81:35:00+03:00</text:p>
      <text:p text:style-name="P4">
修改时间: 2023-04-23T17:35:00+03:00</text:p>
      <text:p text:style-name="P4">
描述: “水手”制作了坎贝克，从比分2：1玩。  - 乌克林。</text:p>
      <text:p text:style-name="P4">
图片: ["<text:a xlink:type="simple" xlink:href="https://static.ukrinform.com/photos/2023_04/thumb_files/630_360_1682260438-379.jpg" text:style-name="Internet_20_link" text:visited-style-name="Visited_20_Internet_20_Link">
630_360_16822...</text:a>
"]</text:p>
      <text:p text:style-name="P4">
标签: ['Футбол', "Прем'єр-ліга", 'Чорноморець']</text:p>
      <text:p text:style-name="P4">
类型: Article</text:p>
      <!--METADATA-->
      <text:p text:style-name="P4">
<draw:frame draw:style-name="fr1" draw:name="Image37" text:anchor-type="as-char" svg:width="6.9236in" svg:height="3.956343in" draw:z-index="0">
<draw:image xlink:href="../Images/yкринформ/2023-04-23T-81-35-00-03-00/630_360_1682260438-379.jpg" xlink:type="simple" xlink:show="embed" xlink:actuate="onLoad" draw:mime-type="image/jpeg"/>
</draw:frame>
“水手”制作了坎贝克，从帐户2：1玩。</text:p>
      <text:p text:style-name="P4">
报道说，外国领域的切尔诺曼(Chernomorets)在乌克兰首年联赛第22轮中以3：2赢得了克里夫巴斯(Kryvbas)。</text:p>
      <text:p text:style-name="P4">
在布拉加鲁(Bragaru)帐户中的一辆汽车中，在Kryvorizhkov的Kryvorizhkov中。 敖德萨是由堂兄的努力演奏的，这是Alefirenko的两倍。</text:p>
      <text:p text:style-name="P4">
胜利使切尔诺曼(Chernomorets)上升到第11个UPL阶段 -  23场比赛后22分。</text:p>
      <text:p text:style-name="P4">
<text:span text:style-name="T4">
另请阅读：</text:span>
 <text:a xlink:type="simple" xlink:href="https://www.ukrinform.ua/rubric-sports/3699595-upl-lviv-prograv-metalistu-1925.html" text:style-name="Internet_20_link" text:visited-style-name="Visited_20_Internet_20_Link">
</text:a>
据报道，沙克塔尔以乌克兰足球冠军为首，在22场比赛后得到53分。</text:p>
      <text:p text:style-name="P4">
照片：fckryvbas.com</text:p>
      <text:p text:style-name="P4">
News Source: <text:a xlink:type="simple" xlink:href="https://www.ukrinform.ua/rubric-sports/3699643-upl-cornomorec-virvav-peremogu-u-krivbasa-v-rezultativnomu-matci.html" text:style-name="Internet_20_link" text:visited-style-name="Visited_20_Internet_20_Link">
https://www.ukrinform.ua/rubric-sports/3699643-upl-cornomorec-virvav-peremogu-u-krivbasa-v-rezultativnomu-matci.html</text:a>
</text:p>
      <!--NEWS-->
      <text:h text:style-name="P10" text:outline-level="1">
<text:span text:style-name="T4">
波雷尔称为“不可接受的”声明，是中国对前苏联共和国主权的大使</text:span>
</text:h>
      <text:p text:style-name="P4">
作者: Ukrinform (Person)</text:p>
      <text:p text:style-name="P4">
出版商: Укринформ (Organization)</text:p>
      <text:p text:style-name="P4">
出版时间: 2023-04-23T-8:39:00+03:00</text:p>
      <text:p text:style-name="P4">
修改时间: 2023-04-23T23:39:00+03:00</text:p>
      <text:p text:style-name="P4">
描述: 欧盟何塞普·博雷尔（Josep Borrel）的高级代表称为中国驻法国大使，卢（Lu）塞特斯（Lu Sets）质疑在前苏联遗址中出现的国家的主权。  - 乌克林。</text:p>
      <text:p text:style-name="P4">
图片: ["<text:a xlink:type="simple" xlink:href="https://static.ukrinform.com/photos/2021_02/thumb_files/630_360_1613983608-121.jpg" text:style-name="Internet_20_link" text:visited-style-name="Visited_20_Internet_20_Link">
630_360_16139...</text:a>
"]</text:p>
      <text:p text:style-name="P4">
标签: ['Євросоюз', 'Китай', 'Посол', 'СРСР', 'Боррель']</text:p>
      <text:p text:style-name="P4">
类型: Article</text:p>
      <!--METADATA-->
      <text:p text:style-name="P4">
<draw:frame draw:style-name="fr1" draw:name="Image38" text:anchor-type="as-char" svg:width="6.9236in" svg:height="3.956343in" draw:z-index="0">
<draw:image xlink:href="../Images/yкринформ/2023-04-23T-8-39-00-03-00/630_360_1613983608-121.jpg" xlink:type="simple" xlink:show="embed" xlink:actuate="onLoad" draw:mime-type="image/jpeg"/>
</draw:frame>
欧盟何塞普·博雷尔(Josep Borrel)的高级代表在法国被称为法国不可接受的声明，他质疑在前苏联遗址上建立的国家的主权。</text:p>
      <text:p text:style-name="P4">
正如乌克林福姆报道的那样，他在[]中撰写了有关它的文章(https://twitter.com/JosepBorrellF/status/1650148235166531586)。</text:p>
      <text:p text:style-name="P4">
“中国驻法国大使的不可接受的陈述，他们对1991年苏联崩溃后变得独立的国家怀疑。 欧盟只能假设这些声明不是中国的官方政策。”他说。</text:p>
      <text:p text:style-name="Quotations">

<text:p text:style-name="P4">
中国驻法国大使的不可接受的言论质疑&gt;
 bceme独立于最终的国家的求职者Josep Borrell Fontelles(@JosepBorrellf) <text:a xlink:type="simple" xlink:href="https://twitter.com/JosepBorrellF/status/1650148235166531586" text:style-name="Internet_20_link" text:visited-style-name="Visited_20_Internet_20_Link">
&gt;
 </text:a>
<text:span text:style-name="T4">
另请阅读：</text:span>
 <text:span text:style-name="T4">
 <text:a xlink:type="simple" xlink:href="https://www.ukrinform.ua/rubric-crimea/3699587-podolak-pro-zaavu-posla-kitau-u-francii-divno-cuti-absurdnu-versiu-istorii-krimu.html" text:style-name="Internet_20_link" text:visited-style-name="Visited_20_Internet_20_Link">
</text:a>
</text:span>
</text:p>

</text:p>
      <text:p text:style-name="P4">
正如乌克林福姆(Ukrinform)报道的那样，中国驻法国驻法国大使表示，苏联共和国的国家“没有国际法的有效地位”，因为在他看来，相关的国际协议是批准其地位的相关国际协议。</text:p>
      <text:p text:style-name="P4">
官方代表<text:span text:style-name="T4">
 <text:a xlink:type="simple" xlink:href="https://www.ukrinform.ua/tag-kitaj" text:style-name="Internet_20_link" text:visited-style-name="Visited_20_Internet_20_Link">
</text:a>
</text:span>
还记得俄罗斯占领的克里米亚，并指出在这种情况下，一切都取决于“从哪个角度看待问题”，“一切都不那么简单”，Apivostra是第一个俄罗斯人”。</text:p>
      <text:p text:style-name="P4">
乌克兰驻法国驻法国瓦迪姆·奥梅尔钦科(Vadim Omelchenko)的回应表明，卢(Lu)与地理作出了回应，并回忆说，这种陈述与卡基泰(Kakitai)的官方立场相矛盾。</text:p>
      <text:p text:style-name="P4">
<text:span text:style-name="T4">
另请阅读：</text:span>
 <text:span text:style-name="T4">
 <text:a xlink:type="simple" xlink:href="https://www.ukrinform.ua/rubric-world/3699418-u-mzs-estonii-ta-latvii-viklicut-kitajskih-diplomativ-cerez-zaavi-posla-knr-u-francii.html" text:style-name="Internet_20_link" text:visited-style-name="Visited_20_Internet_20_Link">
</text:a>
</text:span>
</text:p>
      <text:p text:style-name="P4">
法国和波罗的海国家受到中国外交官的言论的批评。</text:p>
      <text:p text:style-name="P4">
总统顾问米哈伊尔·波多利亚克(Mikhail Podolyak)敦促中国如果想成为“伟大的政治球员”，不要重述俄罗斯局外人的宣传。</text:p>
      <text:p text:style-name="P4">
News Source: <text:a xlink:type="simple" xlink:href="https://www.ukrinform.ua/rubric-polytics/3699715-borrel-nazvav-neprijnatnou-zaavu-posla-knr-sodo-suverenitetu-kolisnih-radanskih-respublik.html" text:style-name="Internet_20_link" text:visited-style-name="Visited_20_Internet_20_Link">
https://www.ukrinform.ua/rubric-polytics/3699715-borrel-nazvav-neprijnatnou-zaavu-posla-knr-sodo-suverenitetu-kolisnih-radanskih-respublik.html</text:a>
</text:p>
      <!--NEWS-->
      <text:h text:style-name="P10" text:outline-level="1">
<text:span text:style-name="T4">
Shmigal：乌克兰开始了十项优先改革之一 - 能源的复杂变化</text:span>
</text:h>
      <text:p text:style-name="P4">
作者: Ukrinform (Person)</text:p>
      <text:p text:style-name="P4">
出版商: Укринформ (Organization)</text:p>
      <text:p text:style-name="P4">
出版时间: 2023-04-23T-98:41:00+03:00</text:p>
      <text:p text:style-name="P4">
修改时间: 2023-04-23T15:41:00+03:00</text:p>
      <text:p text:style-name="P4">
描述: 乌克兰开始了能源的变化，包括恢复电力系统，与欧盟的整合，纯绿色一代的发展。  - 乌克林。</text:p>
      <text:p text:style-name="P4">
图片: ["<text:a xlink:type="simple" xlink:href="https://static.ukrinform.com/photos/2023_03/thumb_files/630_360_1677851425-181.jpg" text:style-name="Internet_20_link" text:visited-style-name="Visited_20_Internet_20_Link">
630_360_16778...</text:a>
"]</text:p>
      <text:p text:style-name="P4">
标签: ['Енергетика', 'Реформа', 'Україна', 'Шмигаль']</text:p>
      <text:p text:style-name="P4">
类型: Article</text:p>
      <!--METADATA-->
      <text:p text:style-name="P4">
<draw:frame draw:style-name="fr1" draw:name="Image39" text:anchor-type="as-char" svg:width="6.9236in" svg:height="3.956343in" draw:z-index="0">
<draw:image xlink:href="../Images/yкринформ/2023-04-23T-98-41-00-03-00/630_360_1677851425-181.jpg" xlink:type="simple" xlink:show="embed" xlink:actuate="onLoad" draw:mime-type="image/jpeg"/>
</draw:frame>
乌克兰指出，能源的变化复杂，包括恢复电力系统，与欧盟的整合，纯绿色一代的发展。</text:p>
      <text:p text:style-name="P4">
乌克林福姆说，总理丹尼斯·施米加尔(Denis Shmigal)说<text:a xlink:type="simple" xlink:href="https://www.facebook.com/dshmyhal/posts/pfbid0iTHobErmMkDQcwueAsDyBxyxWmbosNo5Hre1FLAU2nKn2CxVFXSLXAesc1Am6mXpl" text:style-name="Internet_20_link" text:visited-style-name="Visited_20_Internet_20_Link">
</text:a>
总结一周。</text:p>
      <text:p text:style-name="P4">
“能源的全面变化。 我们开始了十项优先改革之一。我们的目标是恢复电力系统，其权力下放，与欧盟的融合，纯绿色一代的发展，乌克兰天然气产量，能源效率和石油生产的增加，”他写道。</text:p>
      <text:p text:style-name="P4">
他补充说，乌克兰社区与合作伙伴互动。 国际城市和地区峰会位于基辅，并提出了国际合作区域办公室的概念。 同样在峰会上签署了30个国家的发展，欧洲理事会<text:a xlink:type="simple" xlink:href="https://www.ukrinform.ua/tag-evrosouz" text:style-name="Internet_20_link" text:visited-style-name="Visited_20_Internet_20_Link">
</text:a>
以及欧洲地区委员会关于惊喜地区的赞助准备。 据他说，在峰会上，与乌克兰地区，城市，社区和外国伙伴达成了11项协议。</text:p>
      <text:p text:style-name="P4">
Schmigal强调，军事医疗委员会的改革仍在继续。 以前，已经决定，将根据平民医疗机构创建自由职业VLC，并同时实施新的医疗保证计划计划。 他补充说，本周他们简化了国外伤者的离开。 他们将在他们的医院中获得转诊，而无需排队。</text:p>
      <text:p text:style-name="P4">
<text:span text:style-name="T4">
另请阅读：</text:span>
 <text:a xlink:type="simple" xlink:href="https://www.ukrinform.ua/rubric-economy/3697872-u-radi-zareestruvali-zakonoproekt-pro-rozvitok-zelenoi-generacii.html" text:style-name="Internet_20_link" text:visited-style-name="Visited_20_Internet_20_Link">
</text:a>
同样在本周，政府批准了一项决议，使您可以开始测试方程计划。 该计划将在协助损坏的住房的帮助下开始。 该程序将从5月10日起在“行动”中起作用。 维修付款金额将由特别委员会确定，这些资金可以用于购买材料或支付承包商服务。</text:p>
      <text:p text:style-name="P4">
正如乌克兰富特(Ukrinform(https://www.ukrinform.ua/rubric-economy/3693348-ukraina-ta-ssa-pracuut-nad-spilnou-programou-u-sferi-energetiki.html)</text:p>
      <text:p text:style-name="P4">
News Source: <text:a xlink:type="simple" xlink:href="https://www.ukrinform.ua/rubric-economy/3699612-smigal-ukraina-pocinae-odnu-z-desati-prioritetnih-reform-kompleksni-zmini-v-energetici.html" text:style-name="Internet_20_link" text:visited-style-name="Visited_20_Internet_20_Link">
https://www.ukrinform.ua/rubric-economy/3699612-smigal-ukraina-pocinae-odnu-z-desati-prioritetnih-reform-kompleksni-zmini-v-energetici.html</text:a>
</text:p>
      <!--NEWS-->
      <text:h text:style-name="P10" text:outline-level="1">
<text:span text:style-name="T4">
无人机昨天在Marhanets掉落爆炸装置，没有人员伤亡</text:span>
</text:h>
      <text:p text:style-name="P4">
作者: liveuamap (Language: en)</text:p>
      <text:p text:style-name="P4">
时间: 2023-04-23T01:43:10</text:p>
      <text:p text:style-name="P4">
地点: Marhanets (Latitude:47.64504 Longtitude:34.64127)</text:p>
      <text:p text:style-name="P4">
视频: []</text:p>
      <text:p text:style-name="P4">
图片: []</text:p>
      <text:p text:style-name="P4">
标签: ["Europe", "Central and Eastern Europe"]</text:p>
      <text:p text:style-name="P4">
Id: 22557936</text:p>
      <!--METADATA-->
      <text:p text:style-name="P4">
无人机昨天在Marhanets掉落爆炸装置，没有人员伤亡</text:p>
      <text:p text:style-name="P4">
新闻集链接：<text:a xlink:type="simple" xlink:href="https://liveuamap.com/en/2023/23-april-drone-dropped-explosive-device-in-marhanets-yesterday" text:style-name="Internet_20_link" text:visited-style-name="Visited_20_Internet_20_Link">
https://liveuamap.com/en/2023/23-april-drone-dropped-explosive-device-indevice-in-marhanets-yesterday</text:a>
</text:p>
      <text:p text:style-name="P4">
News Source: <text:a xlink:type="simple" xlink:href="https://t.me/dnepr_operativ/40315" text:style-name="Internet_20_link" text:visited-style-name="Visited_20_Internet_20_Link">
https://t.me/dnepr_operativ/40315</text:a>
</text:p>
      <!--NEWS-->
      <text:h text:style-name="P10" text:outline-level="1">
<text:span text:style-name="T4">
俄罗斯军队最后在哈尔基夫地区和哈尔基夫市的几个定居点发射了导弹...</text:span>
</text:h>
      <text:p text:style-name="P4">
作者: liveuamap (Language: en)</text:p>
      <text:p text:style-name="P4">
时间: 2023-04-23T02:37:00</text:p>
      <text:p text:style-name="P4">
地点: Kharkiv, Kharkiv Oblast (Latitude:49.91121 Longtitude:36.29737)</text:p>
      <text:p text:style-name="P4">
视频: []</text:p>
      <text:p text:style-name="P4">
图片: ["<text:a xlink:type="simple" xlink:href="https://liveuamap.com/pics/2023/04/23/22557939_0.jpg" text:style-name="Internet_20_link" text:visited-style-name="Visited_20_Internet_20_Link">
22557939_0.jpg</text:a>
"]</text:p>
      <text:p text:style-name="P4">
标签: []</text:p>
      <text:p text:style-name="P4">
Id: 22557939</text:p>
      <!--METADATA-->
      <text:p text:style-name="P4">
俄罗斯军队昨晚在哈尔基夫地区的几个定居点和卡尔基夫市发射了导弹</text:p>
      <text:p text:style-name="P4">
<draw:frame draw:style-name="fr1" draw:name="Image40" text:anchor-type="as-char" svg:width="6.9236in" svg:height="5.1927in" draw:z-index="0">
<draw:image xlink:href="../Images/liveuamap/2023-04-23T02-37-00/22557939_0.jpg" xlink:type="simple" xlink:show="embed" xlink:actuate="onLoad" draw:mime-type="image/jpeg"/>
</draw:frame>
新闻集链接：<text:a xlink:type="simple" xlink:href="https://liveuamap.com/en/2023/23-april-russian-army-launched-missiles-at-several-settlements" text:style-name="Internet_20_link" text:visited-style-name="Visited_20_Internet_20_Link">
https://liveuamap.com/en/2023/23-April-Russian-army-launched-missiles-missiles-at--several-serverments</text:a>
</text:p>
      <text:p text:style-name="P4">
News Source: <text:a xlink:type="simple" xlink:href="https://t.me/UkraineNow/32051" text:style-name="Internet_20_link" text:visited-style-name="Visited_20_Internet_20_Link">
https://t.me/UkraineNow/32051</text:a>
</text:p>
      <!--NEWS-->
      <text:h text:style-name="P10" text:outline-level="1">
<text:span text:style-name="T4">
Donetsk Oblast（08:49）。 红色警报：空中威胁。 警笛声。 立即掩盖！</text:span>
</text:h>
      <text:p text:style-name="P4">
作者: liveuamap (Language: en)</text:p>
      <text:p text:style-name="P4">
时间: 2023-04-23T02:50:00</text:p>
      <text:p text:style-name="P4">
地点: Donetsk Oblast (Latitude:48.72658 Longtitude:37.57705)</text:p>
      <text:p text:style-name="P4">
视频: []</text:p>
      <text:p text:style-name="P4">
图片: []</text:p>
      <text:p text:style-name="P4">
标签: ["Europe", "Central and Eastern Europe"]</text:p>
      <text:p text:style-name="P4">
Id: 22557937</text:p>
      <!--METADATA-->
      <text:p text:style-name="P4">
Donetsk Oblast(08:49). Red Alert: aerial threat. Sirens sounding. Take covernow!</text:p>
      <text:p text:style-name="P4">
News Collection Link: <text:a xlink:type="simple" xlink:href="https://liveuamap.com/en/2023/23-april-donetsk-oblast0849-red-alert-aerial-g" text:style-name="Internet_20_link" text:visited-style-name="Visited_20_Internet_20_Link">
https://liveuamap.com/en/2023/23-april-donetsk-oblast0849-red-alert-aerial-g</text:a>
</text:p>
      <text:p text:style-name="P4">
News Source: <text:a xlink:type="simple" xlink:href="https://t.me/air_alert_ua/43584" text:style-name="Internet_20_link" text:visited-style-name="Visited_20_Internet_20_Link">
https://t.me/air_alert_ua/43584</text:a>
</text:p>
      <!--NEWS-->
      <text:h text:style-name="P10" text:outline-level="1">
<text:span text:style-name="T4">
俄罗斯军队在斯洛维亚斯克发射了S-300导弹过夜</text:span>
</text:h>
      <text:p text:style-name="P4">
作者: liveuamap (Language: en)</text:p>
      <text:p text:style-name="P4">
时间: 2023-04-23T03:20:05</text:p>
      <text:p text:style-name="P4">
地点: Sloviansk (Latitude:48.85365 Longtitude:37.56998)</text:p>
      <text:p text:style-name="P4">
视频: []</text:p>
      <text:p text:style-name="P4">
图片: ["<text:a xlink:type="simple" xlink:href="https://liveuamap.com/pics/2023/04/23/22557938_0.jpg" text:style-name="Internet_20_link" text:visited-style-name="Visited_20_Internet_20_Link">
22557938_0.jpg</text:a>
"]</text:p>
      <text:p text:style-name="P4">
标签: ["Europe", "Central and Eastern Europe"]</text:p>
      <text:p text:style-name="P4">
Id: 22557938</text:p>
      <!--METADATA-->
      <text:p text:style-name="P4">
俄罗斯军队在斯洛维亚斯克发射了S-300导弹过夜</text:p>
      <text:p text:style-name="P4">
<draw:frame draw:style-name="fr1" draw:name="Image41" text:anchor-type="as-char" svg:width="6.9236in" svg:height="3.894525in" draw:z-index="0">
<draw:image xlink:href="../Images/liveuamap/2023-04-23T03-20-05/22557938_0.jpg" xlink:type="simple" xlink:show="embed" xlink:actuate="onLoad" draw:mime-type="image/jpeg"/>
</draw:frame>
新闻集链接：<text:a xlink:type="simple" xlink:href="https://liveuamap.com/en/2023/23-april-russian-army-launched-s300-missile-at-sloviansk" text:style-name="Internet_20_link" text:visited-style-name="Visited_20_Internet_20_Link">
https://liveuamap.com/en/2023/23-april-russian-army-launched-s300-missile-at-sloviansk</text:a>
</text:p>
      <text:p text:style-name="P4">
News Source: <text:a xlink:type="simple" xlink:href="https://t.me/UkraineNow/32053" text:style-name="Internet_20_link" text:visited-style-name="Visited_20_Internet_20_Link">
https://t.me/UkraineNow/32053</text:a>
</text:p>
      <!--NEWS-->
      <text:h text:style-name="P10" text:outline-level="1">
<text:span text:style-name="T4">
在Kupiansk的指示，俄罗斯军队炮击了Novomlynsk，Zapadne，Masutivka，Synkivka，Kyslivka ...</text:span>
</text:h>
      <text:p text:style-name="P4">
作者: liveuamap (Language: en)</text:p>
      <text:p text:style-name="P4">
时间: 2023-04-23T03:31:00</text:p>
      <text:p text:style-name="P4">
地点: Svatove (Latitude:49.5437 Longtitude:37.89288)</text:p>
      <text:p text:style-name="P4">
视频: []</text:p>
      <text:p text:style-name="P4">
图片: []</text:p>
      <text:p text:style-name="P4">
标签: ["Russia"]</text:p>
      <text:p text:style-name="P4">
Id: 22557947</text:p>
      <!--METADATA-->
      <text:p text:style-name="P4">
在Kupiansk的指示，俄罗斯军队炮击了Novomlynsk，Zapadne，Masutivka，Synkivka，Kyslivka和Kharkiv地区的Berestove-乌克兰的Armedforces的总参谋长在早晨的报告中说</text:p>
      <text:p text:style-name="P4">
新闻集链接：<text:a xlink:type="simple" xlink:href="https://liveuamap.com/en/2023/23-april-at-kupiansk-direction-russian-army-shelled-novomlynsk" text:style-name="Internet_20_link" text:visited-style-name="Visited_20_Internet_20_Link">
https://liveuamap.com/en/2023/23-april-at-kupiansk-direction-russian-army-army-shelled-novomlynsk</text:a>
</text:p>
      <text:p text:style-name="P4">
News Source: <text:a xlink:type="simple" xlink:href="https://t.me/lumsrc/4568" text:style-name="Internet_20_link" text:visited-style-name="Visited_20_Internet_20_Link">
https://t.me/lumsrc/4568</text:a>
</text:p>
      <!--NEWS-->
      <text:h text:style-name="P10" text:outline-level="1">
<text:span text:style-name="T4">
俄罗斯部队在Lyman，Bakhmut，Avdiivka和Maryinka Directio进行进攻行动...</text:span>
</text:h>
      <text:p text:style-name="P4">
作者: liveuamap (Language: en)</text:p>
      <text:p text:style-name="P4">
时间: 2023-04-23T03:33:04</text:p>
      <text:p text:style-name="P4">
地点: Marinka, Donetsk Oblast (Latitude:47.94291 Longtitude:37.50355)</text:p>
      <text:p text:style-name="P4">
视频: []</text:p>
      <text:p text:style-name="P4">
图片: []</text:p>
      <text:p text:style-name="P4">
标签: ["Russia"]</text:p>
      <text:p text:style-name="P4">
Id: 22557940</text:p>
      <!--METADATA-->
      <text:p text:style-name="P4">
俄罗斯部队在莱曼，巴赫穆特，阿夫迪夫卡和玛丽卡执行进攻行动。 乌克兰军方击退了58次俄罗斯袭击。 俄罗斯福克斯(Russianforces)试图在Bakhmut，Hryhorivka，Khromove和Ivanivske，Novokalynove，Maryinka，乌克兰武装部队的总参谋长中说，</text:p>
      <text:p text:style-name="P4">
新闻集链接：<text:a xlink:type="simple" xlink:href="https://liveuamap.com/en/2023/23-april-russian-forces-conducting-offensive-actions-at-lyman" text:style-name="Internet_20_link" text:visited-style-name="Visited_20_Internet_20_Link">
https://liveuamap.com/en/2023/23-april-russian-forces-conducting-conductions-actions-actions-actions-at-lyman</text:a>
</text:p>
      <text:p text:style-name="P4">
News Source: <text:a xlink:type="simple" xlink:href="https://t.me/lumsrc/4575" text:style-name="Internet_20_link" text:visited-style-name="Visited_20_Internet_20_Link">
https://t.me/lumsrc/4575</text:a>
</text:p>
      <!--NEWS-->
      <text:h text:style-name="P10" text:outline-level="1">
<text:span text:style-name="T4">
Zaporizka Oblast（09:48）。 红色警报：空中威胁。 警笛声。 立即掩盖！</text:span>
</text:h>
      <text:p text:style-name="P4">
作者: liveuamap (Language: en)</text:p>
      <text:p text:style-name="P4">
时间: 2023-04-23T03:49:00</text:p>
      <text:p text:style-name="P4">
地点: Zaporizka Oblast (Latitude:47.612281 Longtitude:35.766121)</text:p>
      <text:p text:style-name="P4">
视频: []</text:p>
      <text:p text:style-name="P4">
图片: []</text:p>
      <text:p text:style-name="P4">
标签: ["Europe", "Central and Eastern Europe"]</text:p>
      <text:p text:style-name="P4">
Id: 22557951</text:p>
      <!--METADATA-->
      <text:p text:style-name="P4">
Zaporizhzhia地区(09:48). Red Alert: aerial threat. Sirens sounding. Take covernow!</text:p>
      <text:p text:style-name="P4">
News Collection Link: <text:a xlink:type="simple" xlink:href="https://liveuamap.com/en/2023/23-april-zaporizka-oblast0948-red-alert-aeriag" text:style-name="Internet_20_link" text:visited-style-name="Visited_20_Internet_20_Link">
https://liveuamap.com/en/2023/23-april-zaporizka-oblast0948-red-alert-aeriag</text:a>
</text:p>
      <text:p text:style-name="P4">
News Source: <text:a xlink:type="simple" xlink:href="https://t.me/air_alert_ua/43585" text:style-name="Internet_20_link" text:visited-style-name="Visited_20_Internet_20_Link">
https://t.me/air_alert_ua/43585</text:a>
</text:p>
      <!--NEWS-->
      <text:h text:style-name="P10" text:outline-level="1">
<text:span text:style-name="T4">
Kherson，Khersonska Oblast（10:14）。 红色警报：空中威胁。 警笛声。 立即掩盖！</text:span>
</text:h>
      <text:p text:style-name="P4">
作者: liveuamap (Language: en)</text:p>
      <text:p text:style-name="P4">
时间: 2023-04-23T04:16:00</text:p>
      <text:p text:style-name="P4">
地点: Kherson (Latitude:46.65581000 Longtitude:32.61780000)</text:p>
      <text:p text:style-name="P4">
视频: []</text:p>
      <text:p text:style-name="P4">
图片: []</text:p>
      <text:p text:style-name="P4">
标签: ["Europe", "Central and Eastern Europe"]</text:p>
      <text:p text:style-name="P4">
Id: 22557953</text:p>
      <!--METADATA-->
      <text:p text:style-name="P4">
赫尔森，赫森地区(10:14). Red Alert: aerial threat. Sirens sounding.Take cover now!</text:p>
      <text:p text:style-name="P4">
News Collection Link: <text:a xlink:type="simple" xlink:href="https://liveuamap.com/en/2023/23-april-kherson-khersonska-oblast1014-red-alg" text:style-name="Internet_20_link" text:visited-style-name="Visited_20_Internet_20_Link">
https://liveuamap.com/en/2023/23-april-kherson-khersonska-oblast1014-red-alg</text:a>
</text:p>
      <text:p text:style-name="P4">
News Source: <text:a xlink:type="simple" xlink:href="https://t.me/air_alert_ua/43589" text:style-name="Internet_20_link" text:visited-style-name="Visited_20_Internet_20_Link">
https://t.me/air_alert_ua/43589</text:a>
</text:p>
      <!--NEWS-->
      <text:h text:style-name="P10" text:outline-level="1">
<text:span text:style-name="T4">
Donetsk Oblast（10:21）。 红色警报：空中威胁。 警笛声。 立即掩盖！</text:span>
</text:h>
      <text:p text:style-name="P4">
作者: liveuamap (Language: en)</text:p>
      <text:p text:style-name="P4">
时间: 2023-04-23T04:22:00</text:p>
      <text:p text:style-name="P4">
地点: Donetsk Oblast (Latitude:48.72831 Longtitude:37.57844)</text:p>
      <text:p text:style-name="P4">
视频: []</text:p>
      <text:p text:style-name="P4">
图片: []</text:p>
      <text:p text:style-name="P4">
标签: ["Europe", "Central and Eastern Europe"]</text:p>
      <text:p text:style-name="P4">
Id: 22557954</text:p>
      <!--METADATA-->
      <text:p text:style-name="P4">
Donetsk Oblast(10:21). Red Alert: aerial threat. Sirens sounding. Take covernow!</text:p>
      <text:p text:style-name="P4">
News Collection Link: <text:a xlink:type="simple" xlink:href="https://liveuamap.com/en/2023/23-april-donetsk-oblast1021-red-alert-aerial-g" text:style-name="Internet_20_link" text:visited-style-name="Visited_20_Internet_20_Link">
https://liveuamap.com/en/2023/23-april-donetsk-oblast1021-red-alert-aerial-g</text:a>
</text:p>
      <text:p text:style-name="P4">
News Source: <text:a xlink:type="simple" xlink:href="https://t.me/air_alert_ua/43590" text:style-name="Internet_20_link" text:visited-style-name="Visited_20_Internet_20_Link">
https://t.me/air_alert_ua/43590</text:a>
</text:p>
      <!--NEWS-->
      <text:h text:style-name="P10" text:outline-level="1">
<text:span text:style-name="T4">
Mykolaiv，Mykolayivska Oblast（10:24）。 红色警报：空中威胁。 警笛声。 立即掩盖！</text:span>
</text:h>
      <text:p text:style-name="P4">
作者: liveuamap (Language: en)</text:p>
      <text:p text:style-name="P4">
时间: 2023-04-23T04:27:00</text:p>
      <text:p text:style-name="P4">
地点: Mykolaiv (Latitude:46.94866 Longtitude:32.00639)</text:p>
      <text:p text:style-name="P4">
视频: []</text:p>
      <text:p text:style-name="P4">
图片: []</text:p>
      <text:p text:style-name="P4">
标签: ["Europe", "Central and Eastern Europe"]</text:p>
      <text:p text:style-name="P4">
Id: 22557955</text:p>
      <!--METADATA-->
      <text:p text:style-name="P4">
Nikolaev，Mykolaiv地区(10:24). Red Alert: aerial threat. Sirenssounding. Take cover now!</text:p>
      <text:p text:style-name="P4">
News Collection Link: <text:a xlink:type="simple" xlink:href="https://liveuamap.com/en/2023/23-april-mykolaiv-mykolayivska-oblast1024-redg" text:style-name="Internet_20_link" text:visited-style-name="Visited_20_Internet_20_Link">
https://liveuamap.com/en/2023/23-april-mykolaiv-mykolayivska-oblast1024-redg</text:a>
</text:p>
      <text:p text:style-name="P4">
News Source: <text:a xlink:type="simple" xlink:href="https://t.me/air_alert_ua/43591" text:style-name="Internet_20_link" text:visited-style-name="Visited_20_Internet_20_Link">
https://t.me/air_alert_ua/43591</text:a>
</text:p>
      <!--NEWS-->
      <text:h text:style-name="P10" text:outline-level="1">
<text:span text:style-name="T4">
Kharkiv，Kharkivska Oblast（10:50）。 红色警报：空中威胁。 警笛声。 立即掩盖！</text:span>
</text:h>
      <text:p text:style-name="P4">
作者: liveuamap (Language: en)</text:p>
      <text:p text:style-name="P4">
时间: 2023-04-23T04:51:00</text:p>
      <text:p text:style-name="P4">
地点: Kharkiv (Latitude:49.9808 Longtitude:36.25397)</text:p>
      <text:p text:style-name="P4">
视频: []</text:p>
      <text:p text:style-name="P4">
图片: []</text:p>
      <text:p text:style-name="P4">
标签: ["Europe", "Central and Eastern Europe"]</text:p>
      <text:p text:style-name="P4">
Id: 22557956</text:p>
      <!--METADATA-->
      <text:p text:style-name="P4">
哈尔基夫(Kharkiv)，哈尔基夫地区(10:50). Red Alert: aerial threat. Sirens sounding.Take cover now!</text:p>
      <text:p text:style-name="P4">
News Collection Link: <text:a xlink:type="simple" xlink:href="https://liveuamap.com/en/2023/23-april-kharkiv-kharkivska-oblast1050-red-alg" text:style-name="Internet_20_link" text:visited-style-name="Visited_20_Internet_20_Link">
https://liveuamap.com/en/2023/23-april-kharkiv-kharkivska-oblast1050-red-alg</text:a>
</text:p>
      <text:p text:style-name="P4">
News Source: <text:a xlink:type="simple" xlink:href="https://t.me/air_alert_ua/43592" text:style-name="Internet_20_link" text:visited-style-name="Visited_20_Internet_20_Link">
https://t.me/air_alert_ua/43592</text:a>
</text:p>
      <!--NEWS-->
      <text:h text:style-name="P10" text:outline-level="1">
<text:span text:style-name="T4">
俄罗斯的空袭在Bilozerka地区报道</text:span>
</text:h>
      <text:p text:style-name="P4">
作者: liveuamap (Language: en)</text:p>
      <text:p text:style-name="P4">
时间: 2023-04-23T04:58:55</text:p>
      <text:p text:style-name="P4">
地点: Bilozerka, Kherson (Latitude:46.61618 Longtitude:32.44889)</text:p>
      <text:p text:style-name="P4">
视频: []</text:p>
      <text:p text:style-name="P4">
图片: []</text:p>
      <text:p text:style-name="P4">
标签: ["Europe", "Central and Eastern Europe"]</text:p>
      <text:p text:style-name="P4">
Id: 22557957</text:p>
      <!--METADATA-->
      <text:p text:style-name="P4">
俄罗斯的空袭在Bilozerka地区报道</text:p>
      <text:p text:style-name="P4">
新闻集链接：<text:a xlink:type="simple" xlink:href="https://liveuamap.com/en/2023/23-april-russian-airstrikes-reported-in-bilozerka-district" text:style-name="Internet_20_link" text:visited-style-name="Visited_20_Internet_20_Link">
https://liveuamap.com/en/2023/23-april-russian-airstrikes-reported-in-bilozerka-district</text:a>
</text:p>
      <text:p text:style-name="P4">
News Source: <text:a xlink:type="simple" xlink:href="https://t.me/hueviyherson/38326" text:style-name="Internet_20_link" text:visited-style-name="Visited_20_Internet_20_Link">
https://t.me/hueviyherson/38326</text:a>
</text:p>
      <!--NEWS-->
      <text:h text:style-name="P10" text:outline-level="1">
<text:span text:style-name="T4">
Dnipro，Dnipropetrovska Oblast（10:57）。 红色警报：空中威胁。 警笛声。 掩护...</text:span>
</text:h>
      <text:p text:style-name="P4">
作者: liveuamap (Language: en)</text:p>
      <text:p text:style-name="P4">
时间: 2023-04-23T04:59:00</text:p>
      <text:p text:style-name="P4">
地点: Dnipro (Latitude:48.46035 Longtitude:35.03796)</text:p>
      <text:p text:style-name="P4">
视频: []</text:p>
      <text:p text:style-name="P4">
图片: []</text:p>
      <text:p text:style-name="P4">
标签: ["Europe", "Central and Eastern Europe"]</text:p>
      <text:p text:style-name="P4">
Id: 22557958</text:p>
      <!--METADATA-->
      <text:p text:style-name="P4">
dnipro，dnipropetrovsk区域(10:57). Red Alert: aerial threat. Sirenssounding. Take cover now!</text:p>
      <text:p text:style-name="P4">
News Collection Link: <text:a xlink:type="simple" xlink:href="https://liveuamap.com/en/2023/23-april-dnipro-dnipropetrovska-oblast1057-reg" text:style-name="Internet_20_link" text:visited-style-name="Visited_20_Internet_20_Link">
https://liveuamap.com/en/2023/23-april-dnipro-dnipropetrovska-oblast1057-reg</text:a>
</text:p>
      <text:p text:style-name="P4">
News Source: <text:a xlink:type="simple" xlink:href="https://t.me/suspilnednipro/14646" text:style-name="Internet_20_link" text:visited-style-name="Visited_20_Internet_20_Link">
https://t.me/suspilnednipro/14646</text:a>
</text:p>
      <!--NEWS-->
      <text:h text:style-name="P10" text:outline-level="1">
<text:span text:style-name="T4">
Donetsk Oblast（11:52）。 红色警报：空中威胁。 警笛声。 立即掩盖！</text:span>
</text:h>
      <text:p text:style-name="P4">
作者: liveuamap (Language: en)</text:p>
      <text:p text:style-name="P4">
时间: 2023-04-23T05:54:00</text:p>
      <text:p text:style-name="P4">
地点: Donetsk Oblast (Latitude:48.72747 Longtitude:37.57761)</text:p>
      <text:p text:style-name="P4">
视频: []</text:p>
      <text:p text:style-name="P4">
图片: []</text:p>
      <text:p text:style-name="P4">
标签: ["Europe", "Central and Eastern Europe"]</text:p>
      <text:p text:style-name="P4">
Id: 22557962</text:p>
      <!--METADATA-->
      <text:p text:style-name="P4">
Donetsk Oblast(11:52). Red Alert: aerial threat. Sirens sounding. Take covernow!</text:p>
      <text:p text:style-name="P4">
News Collection Link: <text:a xlink:type="simple" xlink:href="https://liveuamap.com/en/2023/23-april-donetsk-oblast1152-red-alert-aerial-g" text:style-name="Internet_20_link" text:visited-style-name="Visited_20_Internet_20_Link">
https://liveuamap.com/en/2023/23-april-donetsk-oblast1152-red-alert-aerial-g</text:a>
</text:p>
      <text:p text:style-name="P4">
News Source: <text:a xlink:type="simple" xlink:href="https://t.me/air_alert_ua/43599" text:style-name="Internet_20_link" text:visited-style-name="Visited_20_Internet_20_Link">
https://t.me/air_alert_ua/43599</text:a>
</text:p>
      <!--NEWS-->
      <text:h text:style-name="P10" text:outline-level="1">
<text:span text:style-name="T4">
土耳其东南部发生地震</text:span>
</text:h>
      <text:p text:style-name="P4">
作者: Ukrinform (Person)</text:p>
      <text:p text:style-name="P4">
出版商: Укринформ (Organization)</text:p>
      <text:p text:style-name="P4">
出版时间: 2023-04-23T06:13:00+03:00</text:p>
      <text:p text:style-name="P4">
修改时间: 2023-04-23T06:13:00+03:00</text:p>
      <text:p text:style-name="P4">
描述: 3.9点发生在穆加省的土耳其东南部。  - 乌克林。</text:p>
      <text:p text:style-name="P4">
图片: ["<text:a xlink:type="simple" xlink:href="https://static.ukrinform.com/photos/2020_05/thumb_files/630_360_1590641887-201.jpg" text:style-name="Internet_20_link" text:visited-style-name="Visited_20_Internet_20_Link">
630_360_15906...</text:a>
"]</text:p>
      <text:p text:style-name="P4">
标签: ['Землетрус', 'Туреччина']</text:p>
      <text:p text:style-name="P4">
类型: Article</text:p>
      <!--METADATA-->
      <text:p text:style-name="P4">
<draw:frame draw:style-name="fr1" draw:name="Image42" text:anchor-type="as-char" svg:width="6.9236in" svg:height="3.956343in" draw:z-index="0">
<draw:image xlink:href="../Images/yкринформ/2023-04-23T06-13-00-03-00/630_360_1590641887-201.jpg" xlink:type="simple" xlink:show="embed" xlink:actuate="onLoad" draw:mime-type="image/jpeg"/>
</draw:frame>
3.9点发生在穆加省的土耳其东南部。</text:p>
      <text:p text:style-name="P4">
关于它报告了<text:a xlink:type="simple" xlink:href="https://deprem.afad.gov.tr/event-detail/442607" text:style-name="Internet_20_link" text:visited-style-name="Visited_20_Internet_20_Link">
</text:a>
关于消除自然灾害的后果的局长(afad).</text:p>
      <text:p text:style-name="P4">
“Землетрус силою 3,9 бала стався у районі Ула провінції Мугла, що напівденному сході Туреччини о 23.38 за місцевим часом (与基辅-ed一样。)”， -  Afad说。</text:p>
      <text:p text:style-name="P4">
地震的震中的深度为6.99公里。</text:p>
      <text:p text:style-name="P4">
<text:span text:style-name="T4">
另请阅读：</text:span>
 <text:span text:style-name="T4">
 <text:a xlink:type="simple" xlink:href="https://www.ukrinform.ua/rubric-world/3699453-v-indonezii-stalosa-dva-zemletrusi-e-zagroza-cunami.html" text:style-name="Internet_20_link" text:visited-style-name="Visited_20_Internet_20_Link">
</text:a>
</text:span>
</text:p>
      <text:p text:style-name="P4">
正如乌克林福姆(Ukrinform(https://www.ukrinform.ua/rubric-world/3699321-u-grecii-stavsa-zemletrus.html)** _</text:p>
      <text:p text:style-name="P4">
News Source: <text:a xlink:type="simple" xlink:href="https://www.ukrinform.ua/rubric-world/3699455-na-pivdennomu-shodi-tureccini-stavsa-zemletrus.html" text:style-name="Internet_20_link" text:visited-style-name="Visited_20_Internet_20_Link">
https://www.ukrinform.ua/rubric-world/3699455-na-pivdennomu-shodi-tureccini-stavsa-zemletrus.html</text:a>
</text:p>
      <!--NEWS-->
      <text:h text:style-name="P10" text:outline-level="1">
<text:span text:style-name="T4">
每天武装部队航空袭击了敌人的敌人</text:span>
</text:h>
      <text:p text:style-name="P4">
作者: Ukrinform (Person)</text:p>
      <text:p text:style-name="P4">
出版商: Укринформ (Organization)</text:p>
      <text:p text:style-name="P4">
出版时间: 2023-04-23T06:27:00+03:00</text:p>
      <text:p text:style-name="P4">
修改时间: 2023-04-23T06:27:00+03:00</text:p>
      <text:p text:style-name="P4">
描述: 在入侵者集中的领域，国防军航空每天击中了8次。  - 乌克林。</text:p>
      <text:p text:style-name="P4">
图片: ["<text:a xlink:type="simple" xlink:href="https://static.ukrinform.com/photos/2022_10/thumb_files/630_360_1666798892-927.jpg" text:style-name="Internet_20_link" text:visited-style-name="Visited_20_Internet_20_Link">
630_360_16667...</text:a>
"]</text:p>
      <text:p text:style-name="P4">
标签: ['Генштаб', 'Обстріл', 'ЗСУ', 'Агресія РФ']</text:p>
      <text:p text:style-name="P4">
类型: Article</text:p>
      <!--METADATA-->
      <text:p text:style-name="P4">
<draw:frame draw:style-name="fr1" draw:name="Image43" text:anchor-type="as-char" svg:width="6.9236in" svg:height="3.956343in" draw:z-index="0">
<draw:image xlink:href="../Images/yкринформ/2023-04-23T06-27-00-03-00/630_360_1666798892-927.jpg" xlink:type="simple" xlink:show="embed" xlink:actuate="onLoad" draw:mime-type="image/jpeg"/>
</draw:frame>
一天在入侵者集中的领域进行了8次跳动。</text:p>
      <text:p text:style-name="P4">
这在[]中指出(https://www.facebook.com/GeneralStaff.ua/posts/pfbid0jiTgdntfXQB84gGzXP5n3vw7RZysWzwnK7wJz6zuPtMd8HsS9pcrFcadoCNEZ1Wnl)，报道乌克林福姆。</text:p>
      <text:p text:style-name="P4">
“ Honney Mi-24和4 UAV敌人UAP被枪杀(2情报 - “ Orlan-10”和“ Zala”，以及2个无人机-Kamikadze类型“柳叶刀”). Підрозділиракетних військ і артилерії протягом доби уразили 4 райони зосередження живоїсили, 2 склади боєприпасів та ще два важливих військових об’єкти противника",- повідомляють військові.</text:p>
      <text:p text:style-name="P4">
<text:span text:style-name="T4">
Читайте також:</text:span>
 <text:span text:style-name="T4">
<text:a xlink:type="simple" xlink:href="https://www.ukrinform.ua/rubric-regions/3699445-u-slovansku-prolunala-seria-vibuhiv.html" text:style-name="Internet_20_link" text:visited-style-name="Visited_20_Internet_20_Link">
 </text:a>
</text:span>
</text:p>
      <text:p text:style-name="P4">
他们还告知，俄罗斯联邦在最后一天造成了8枚导弹，37次航空罢工，并在我们部队和定居点的位置上造成了约45次炮击 - 枪支大火。 平民死亡，私人住宅建筑和其他平民基础设施已被摧毁和损害。</text:p>
      <text:p text:style-name="P4">
Ugenstba说：“敌人的主要努力专注于进行Nabakhmut，Avdeev和Mariinsky的指示 - 反映了58个景点。巴赫穆特(Bakhmut)和Marinka的最激烈战斗仍在继续。”</text:p>
      <text:p text:style-name="P4">
<text:span text:style-name="T4">
另请阅读：</text:span>
 <text:span text:style-name="T4">
 <text:a xlink:type="simple" xlink:href="https://www.ukrinform.ua/rubric-ato/3699380-ukrainski-vijskovi-vidbili-40-atak-rosian-ta-troh-napramkah.html" text:style-name="Internet_20_link" text:visited-style-name="Visited_20_Internet_20_Link">
</text:a>
</text:span>
</text:p>
      <text:p text:style-name="P4">
他们还指出，乌克兰射击的进一步导弹和航空罢工的可能性仍然很高。</text:p>
      <text:p text:style-name="P4">
在<text:span text:style-name="T4">
 volynskyi </text:span>
和<text:span text:style-name="T4">
 polissya </text:span>
方向的操作状况无显着变化。</text:p>
      <text:p text:style-name="P4">
在<text:span text:style-name="T4">
 Siverskyi </text:span>
和<text:span text:style-name="T4">
 Slobozhansky </text:span>
航空上的敌人的指示在Orlykivka罢工，并对Chernihiv地区的Karpovichi和Visayivka进行了炮击； Sumy地区的Ulanov，Bars，Stukalivka，Volfine，Korenivka和Yunnakovka以及Timothyivka Nakarkiv地区。</text:p>
      <text:p text:style-name="P4">
在<text:span text:style-name="T4">
 kupyanski </text:span>
敌人的炮弹炮击方向是维斯诺恩斯克，西方，马苏蒂夫卡，辛维夫卡，基斯利夫卡和布雷斯特·哈基夫地区。</text:p>
      <text:p text:style-name="P4">
<text:span text:style-name="T4">
另请阅读：</text:span>
 <text:span text:style-name="T4">
 <text:a xlink:type="simple" xlink:href="https://www.ukrinform.ua/rubric-ato/3698591-zaluznij-obgovoriv-iz-komanduvacem-zbrojnih-sil-latvii-vazlivist-posilenna-ukrainskoi-ppo.html" text:style-name="Internet_20_link" text:visited-style-name="Visited_20_Internet_20_Link">
</text:a>
 </text:span>
</text:p>
      <text:p text:style-name="P4">
在<text:span text:style-name="T4">
 Bakhmutsky </text:span>
激烈的战斗继续前往巴赫穆特市。格里戈里夫卡(Grigorivka)的定居点，镀铬和伊万尼维克(Ivanivske)的定居点在进攻中振动。 Rozdolivka，Vasyukivka，Orikhovo-Vasylivka，Novomarka，Grigorivka，Bogdanivka，Bakhmut，Bakhmut，Ivanivske，Yar，Yar，Yar，Alexander-Shultine，White Gora，Diliyivka，Diliyivka，Iron，South，South，South，New York受伤。</text:p>
      <text:p text:style-name="P4">
在<text:span text:style-name="T4">
 avdiivsky </text:span>
敌人在顿涅茨克地区的进攻中，没有成功。 他被解雇，尤其是诺沃卡林，斯蒂维沃，阿夫迪夫卡，托南科，普遍性和尼维尔斯基山涅斯克地区。</text:p>
      <text:p text:style-name="P4">
<text:span text:style-name="T4">
另请阅读：</text:span>
 <text:span text:style-name="T4">
 <text:a xlink:type="simple" xlink:href="https://t.me/ukrinform_news/96562" text:style-name="Internet_20_link" text:visited-style-name="Visited_20_Internet_20_Link">
</text:a>
</text:span>
</text:p>
      <text:p text:style-name="P4">
在<text:span text:style-name="T4">
 Marinski </text:span>
最后一天的方向是我们在Marinka地区的敌人的捍卫者。 此外，可见敌对的炮击，顿涅茨克地区的圣乔治和诺瓦米卡利夫卡。</text:p>
      <text:p text:style-name="P4">
在<text:span text:style-name="T4">
 Shakhtar </text:span>
敌人向敌人开枪，Prychistivka，Novoukrainka，Golden Niva和Donetsk地区的Great Novosilka。</text:p>
      <text:p text:style-name="P4">
在<text:span text:style-name="T4">
 Zaporizhzhya </text:span>
和<text:span text:style-name="T4">
 kherson </text:span>
敌人继续进行杂星行动。 在最后一天，迫击炮和炮兵已经进行了30多个定居点。 其中 - 弗雷米夫卡(Vremivka)，poldonetsk地区的绿色； Gulyaypole，Railway，Gulyaypil，Belogorye，Malatokmachka，Novoandriivka和Kamianske Zaporizhzhya地区； Sablukivka，Berislav，Cossack，Tokarivka，Ingulets，Engineering，Antonovka，Belozer，Belozer，Berehove，Kizomis，Kherson和Kherson和Kherson。</text:p>
      <text:p text:style-name="P4">
正如乌克林福姆报道的那样，乌克兰的国防军从2022年2月24日至2023年4月22日<text:span text:style-name="T4">
 <text:a xlink:type="simple" xlink:href="https://www.ukrinform.ua/rubric-ato/3699160-sili-oboroni-znisili-185-730-rosijskih-zagarbnikiv.html" text:style-name="Internet_20_link" text:visited-style-name="Visited_20_Internet_20_Link">
</text:a>
 . </text:span>
</text:p>
      <text:p text:style-name="P4">
News Source: <text:a xlink:type="simple" xlink:href="https://www.ukrinform.ua/rubric-ato/3699457-aviacia-zsu-za-dobu-zavdala-visim-udariv-po-rajonah-skupcenna-voroga.html" text:style-name="Internet_20_link" text:visited-style-name="Visited_20_Internet_20_Link">
https://www.ukrinform.ua/rubric-ato/3699457-aviacia-zsu-za-dobu-zavdala-visim-udariv-po-rajonah-skupcenna-voroga.html</text:a>
</text:p>
      <!--NEWS-->
      <text:h text:style-name="P10" text:outline-level="1">
<text:span text:style-name="T4">
大规模抗议已在以色列续签</text:span>
</text:h>
      <text:p text:style-name="P4">
作者: Ukrinform (Person)</text:p>
      <text:p text:style-name="P4">
出版商: Укринформ (Organization)</text:p>
      <text:p text:style-name="P4">
出版时间: 2023-04-23T06:40:00+03:00</text:p>
      <text:p text:style-name="P4">
修改时间: 2023-04-23T06:40:00+03:00</text:p>
      <text:p text:style-name="P4">
描述: 以色列发生了针对司法改革的大规模抗议。  - 乌克林。</text:p>
      <text:p text:style-name="P4">
图片: ["<text:a xlink:type="simple" xlink:href="https://static.ukrinform.com/photos/2020_07/thumb_files/630_360_1595592864-661.png" text:style-name="Internet_20_link" text:visited-style-name="Visited_20_Internet_20_Link">
630_360_15955...</text:a>
"]</text:p>
      <text:p text:style-name="P4">
标签: ['Ізраїль', 'Протест', 'Реформа', 'Судова реформа']</text:p>
      <text:p text:style-name="P4">
类型: Article</text:p>
      <!--METADATA-->
      <text:p text:style-name="P4">
<draw:frame draw:style-name="fr1" draw:name="Image44" text:anchor-type="as-char" svg:width="6.9236in" svg:height="3.956343in" draw:z-index="0">
<draw:image xlink:href="../Images/yкринформ/2023-04-23T06-40-00-03-00/630_360_1595592864-661.png" xlink:type="simple" xlink:show="embed" xlink:actuate="onLoad" draw:mime-type="image/png"/>
</draw:frame>
伊斯雷利斯诺夫(Israilisnov)采取了针对司法改革的大规模抗议行动。</text:p>
      <text:p text:style-name="P4">
关于4月22日(星期六)的关于[]的报道<text:a xlink:type="simple" xlink:href="https://www.jpost.com/israel-news/politics-and-diplomacy/article-739947" text:style-name="Internet_20_link" text:visited-style-name="Visited_20_Internet_20_Link">
</text:a>
listectemant和。 ю都й.aор至</text:p>
      <text:p text:style-name="P4">
启用(障碍(ch。</text:p>
      <text:p text:style-name="Quotations">

<text:p text:style-name="P4">
小王子MCB。&gt;
&gt;
“武器兄弟”说：“我们会记住的，不要忘记堕落的国家的最好的儿子和女儿&gt;
为以色列的永恒和保护以色列的保护 - 犹太人和民主党&gt;
 <text:span text:style-name="T5">
兄弟武器的旗帜 </text:span>
献给死者家族的武器 <text:span text:style-name="T5">
(https://t.co/ETYmyfL044)&gt;
&gt;
  - 𝐎𝐧𝐎𝐧(@iloveisraell) <text:a xlink:type="simple" xlink:href="https://twitter.com/iloveisraell/status/1649838416308174856" text:style-name="Internet_20_link" text:visited-style-name="Visited_20_Internet_20_Link">
&gt;
 </text:a>
</text:span>
<text:span text:style-name="T5">
另请阅读：</text:span>
<text:span text:style-name="T5">
 </text:span>
<text:span text:style-name="T5">
 <text:a xlink:type="simple" xlink:href="https://www.ukrinform.ua/rubric-world/3693705-izrail-rozpocav-mobilizaciu-rezervistiv.html" text:style-name="Internet_20_link" text:visited-style-name="Visited_20_Internet_20_Link">
</text:a>
</text:span>
*</text:p>

</text:p>
      <text:p text:style-name="P4">
尽管总理本杰明·内塔尼亚胡(Benjamin Netanyahu)决定暂停判决，但抗议活动仍在继续。 它设想了最高法院选择的议会多数人的转让。 当局还希望拒绝一项参考原则，该原则允许最高法院撤销政府的裁决。</text:p>
      <text:p text:style-name="P4">
<text:span text:style-name="T4">
另请阅读：</text:span>
 <text:span text:style-name="T4">
 <text:a xlink:type="simple" xlink:href="https://www.ukrinform.ua/rubric-kyiv/3698876-izrail-pocne-testuvati-u-kievi-sistemu-opovisenna-pro-raketni-obstrili.html" text:style-name="Internet_20_link" text:visited-style-name="Visited_20_Internet_20_Link">
</text:a>
</text:span>
</text:p>
      <text:p text:style-name="P4">
总理已经同意在夏季之前推迟采用司法改革法律。</text:p>
      <text:p text:style-name="P4">
<text:span text:style-name="T5">
foto：马克以色列塞勒姆/耶路撒冷邮政</text:span>
</text:p>
      <text:p text:style-name="P4">
News Source: <text:a xlink:type="simple" xlink:href="https://www.ukrinform.ua/rubric-world/3699458-v-izraili-ponovilisa-masovi-protesti.html" text:style-name="Internet_20_link" text:visited-style-name="Visited_20_Internet_20_Link">
https://www.ukrinform.ua/rubric-world/3699458-v-izraili-ponovilisa-masovi-protesti.html</text:a>
</text:p>
      <!--NEWS-->
      <text:h text:style-name="P10" text:outline-level="1">
<text:span text:style-name="T4">
G7国家呼吁继续并扩大“谷物协议”</text:span>
</text:h>
      <text:p text:style-name="P4">
作者: Ukrinform (Person)</text:p>
      <text:p text:style-name="P4">
出版商: Укринформ (Organization)</text:p>
      <text:p text:style-name="P4">
出版时间: 2023-04-23T06:55:00+03:00</text:p>
      <text:p text:style-name="P4">
修改时间: 2023-04-23T06:55:00+03:00</text:p>
      <text:p text:style-name="P4">
描述: 七国集团呼吁通过黑海对乌克兰谷物出口一项至关重要的协议进行延续，完全实施和扩展。  - 乌克林。</text:p>
      <text:p text:style-name="P4">
图片: ["<text:a xlink:type="simple" xlink:href="https://static.ukrinform.com/photos/2018_06/thumb_files/630_360_1528600995-9562.jpg" text:style-name="Internet_20_link" text:visited-style-name="Visited_20_Internet_20_Link">
630_360_15286...</text:a>
"]</text:p>
      <text:p text:style-name="P4">
标签: ['Велика сімка', 'Війна з росією', 'зерновий коридор']</text:p>
      <text:p text:style-name="P4">
类型: Article</text:p>
      <!--METADATA-->
      <text:p text:style-name="P4">
<draw:frame draw:style-name="fr1" draw:name="Image45" text:anchor-type="as-char" svg:width="6.9236in" svg:height="3.956343in" draw:z-index="0">
<draw:image xlink:href="../Images/yкринформ/2023-04-23T06-55-00-03-00/630_360_1528600995-9562.jpg" xlink:type="simple" xlink:show="embed" xlink:actuate="onLoad" draw:mime-type="image/jpeg"/>
</draw:frame>
七国集团(G7)国家一直持续，通过黑海的乌克兰谷物非常重要的出口实施和扩展。</text:p>
      <text:p text:style-name="P4">
乌克林福姆报告在成员国的农业部长共产党中说明了这一点。(https://www.reuters.com/world/europe/g7-calls-extension-full-implementation-expansion-black-sea-grain-deal-2023-04-23/?taid=6444a3e8983b8d0001ce4624&amp;utm_campaign=trueAnthem:+Trending+Content&amp;utm_medium=trueAnthem&amp;utm_source=twitter).</text:p>
      <text:p text:style-name="P4">
Це комюніке країни G7 оприлюднили на тлі новин про те, що зернова угода підзагрозою через росію, яка її саботує.</text:p>
      <text:p text:style-name="P4">
<text:span text:style-name="T4">
Читайте також:</text:span>
 <text:span text:style-name="T4">
<text:a xlink:type="simple" xlink:href="https://www.ukrinform.ua/rubric-economy/3698620-zernova-ugoda-mae-vikonuvatisa-bez-perepon-z-boku-kremla-usaid.html" text:style-name="Internet_20_link" text:visited-style-name="Visited_20_Internet_20_Link">
 </text:a>
</text:span>
</text:p>
      <text:p text:style-name="P4">
在公报中，在日本城市宫崎骏举行了为期两天的会议之后，七国集团农业部长“认识到”协议的重要性，说：(黑海竞赛倡议)BSGI。”</text:p>
      <text:p text:style-name="P4">
“我们谴责俄罗斯试图将食物用作否定的手段和地缘政治胁迫的工具，并确认我们的苛刻行动，并支持那些遭受最多发芽的食物“军事化”的人，该公报读到。</text:p>
      <text:p text:style-name="P4">
<text:span text:style-name="T4">
另请阅读：</text:span>
 <text:span text:style-name="T4">
 <text:a xlink:type="simple" xlink:href="https://www.ukrinform.ua/rubric-world/3697686-lavrov-obgovorit-ukrainsku-zernovu-ugodu-z-generalnim-sekretarem-oon.html" text:style-name="Internet_20_link" text:visited-style-name="Visited_20_Internet_20_Link">
</text:a>
</text:span>
</text:p>
      <text:p text:style-name="P4">
该文件还指出，七国集团成员准备支持恢复乌克兰的IRECHOUSTION，包括通过为替代农业土地和农业基础设施的重建提供专家援助。</text:p>
      <text:p text:style-name="P4">
<text:span text:style-name="T4">
另请阅读：</text:span>
 <text:span text:style-name="T4">
 <text:a xlink:type="simple" xlink:href="https://www.ukrinform.ua/rubric-economy/3698923-posol-ukraini-u-tureccini-skazav-vid-cogo-zalezit-rozsirenna-zernovoi-ugodi-na-porti-mikolaeva.html" text:style-name="Internet_20_link" text:visited-style-name="Visited_20_Internet_20_Link">
</text:a>
</text:span>
</text:p>
      <text:p text:style-name="P4">
据报道，乌克兰方表示，应扩大谷物协议，使其无限期以及_ <text:span text:style-name="T4">
 <text:a xlink:type="simple" xlink:href="https://www.ukrinform.ua/rubric-economy/3662332-zelenskij-cas-rozsiriti-zernovu-iniciativu-na-porti-mikolaivsini.html" text:style-name="Internet_20_link" text:visited-style-name="Visited_20_Internet_20_Link">
</text:a>
</text:span>
 _</text:p>
      <text:p text:style-name="P4">
News Source: <text:a xlink:type="simple" xlink:href="https://www.ukrinform.ua/rubric-economy/3699462-kraini-g7-zaklikali-prodovziti-ta-rozsiriti-zernovu-ugodu.html" text:style-name="Internet_20_link" text:visited-style-name="Visited_20_Internet_20_Link">
https://www.ukrinform.ua/rubric-economy/3699462-kraini-g7-zaklikali-prodovziti-ta-rozsiriti-zernovu-ugodu.html</text:a>
</text:p>
      <!--NEWS-->
      <text:h text:style-name="P10" text:outline-level="1">
<text:span text:style-name="T4">
土耳其将其公民从苏丹撤离到第三国</text:span>
</text:h>
      <text:p text:style-name="P4">
作者: Ukrinform (Person)</text:p>
      <text:p text:style-name="P4">
出版商: Укринформ (Organization)</text:p>
      <text:p text:style-name="P4">
出版时间: 2023-04-23T07:24:00+03:00</text:p>
      <text:p text:style-name="P4">
修改时间: 2023-04-23T07:24:00+03:00</text:p>
      <text:p text:style-name="P4">
描述: 由于该国最近发生的事件以及他们承担公民安全的危险，在苏丹的土耳其公民被撤离第三国。  - 乌克林。</text:p>
      <text:p text:style-name="P4">
图片: ["<text:a xlink:type="simple" xlink:href="https://static.ukrinform.com/photos/2020_10/thumb_files/630_360_1602840596-128.jpg" text:style-name="Internet_20_link" text:visited-style-name="Visited_20_Internet_20_Link">
630_360_16028...</text:a>
"]</text:p>
      <text:p text:style-name="P4">
标签: ['Евакуація', 'Судан', 'Туреччина', 'Сутички', 'Переворот']</text:p>
      <text:p text:style-name="P4">
类型: Article</text:p>
      <!--METADATA-->
      <text:p text:style-name="P4">
<draw:frame draw:style-name="fr1" draw:name="Image46" text:anchor-type="as-char" svg:width="6.9236in" svg:height="3.956343in" draw:z-index="0">
<draw:image xlink:href="../Images/yкринформ/2023-04-23T07-24-00-03-00/630_360_1602840596-128.jpg" xlink:type="simple" xlink:show="embed" xlink:actuate="onLoad" draw:mime-type="image/jpeg"/>
</draw:frame>
苏丹的公民由于该国的等静态事件以及他们承担公民安全的危险而被撤离第三国。</text:p>
      <text:p text:style-name="P4">
关于它的报告，请参考消息<text:a xlink:type="simple" xlink:href="https://twitter.com/TCHartumBE/status/1649837113175683072" text:style-name="Internet_20_link" text:visited-style-name="Visited_20_Internet_20_Link">
</text:a>
。</text:p>
      <text:p text:style-name="P4">
“由于持续梳理的冲突引起的安全评估，决定撤离该地区的土耳其公民。 <text:a xlink:type="simple" xlink:href="https://www.ukrinform.ua/tag-evakuacia" text:style-name="Internet_20_link" text:visited-style-name="Visited_20_Internet_20_Link">
</text:a>
这块土地将在全国范围内举行。”大使馆说。</text:p>
      <text:p text:style-name="P4">
还指出，疏散必须在道路上有必要的文件并扣除，这将持续22-24小时。</text:p>
      <text:p text:style-name="P4">
据指出，公民将在哈尔图姆首都的三个地方早晨收获。</text:p>
      <text:p text:style-name="P4">
<text:span text:style-name="T4">
另请阅读：</text:span>
 <text:a xlink:type="simple" xlink:href="https://www.ukrinform.ua/rubric-world/3698940-u-sudani-z-pocatku-zbrojnogo-protistoanna-vze-ponad-400-zagiblih.html" text:style-name="Internet_20_link" text:visited-style-name="Visited_20_Internet_20_Link">
<text:span text:style-name="T4">
苏丹</text:span>
</text:a>
正如乌克林福姆报道的那样，早期的苏丹军队表示<text:a xlink:type="simple" xlink:href="https://www.ukrinform.ua/rubric-world/3699371-armia-sudanu-poobicala-zabezpeciti-evakuaciu-inozemnih-gromadan-u-najblizci-godini.html" text:style-name="Internet_20_link" text:visited-style-name="Visited_20_Internet_20_Link">
</text:a>
与该国积极的战斗有关。欧盟<text:a xlink:type="simple" xlink:href="https://www.ukrinform.ua/rubric-world/3699230-evrosouz-planue-mozlivu-evakuaciu-svoih-gromadan-iz-sudanu-afp.html" text:style-name="Internet_20_link" text:visited-style-name="Visited_20_Internet_20_Link">
</text:a>
由于首都是苏丹的强度和苏丹的强度和快速响应力量，喀尔特人的公民可能撤离喀土穆公民，因为首都是苏丹武装的冲突。(https://www.ukrinform.ua/tag-vibuh)和射击。 冲突是全国向民法过渡。</text:p>
      <text:p text:style-name="P4">
双方都使用坦克，炮兵，战斗机和其他重量级人物。 战斗夺走了数百万人的生命，剥夺了数百万的电力，水和食物。</text:p>
      <text:p text:style-name="P4">
News Source: <text:a xlink:type="simple" xlink:href="https://www.ukrinform.ua/rubric-world/3699464-tureccina-evakuue-svoih-gromadan-iz-sudanu-cerez-tretu-krainu.html" text:style-name="Internet_20_link" text:visited-style-name="Visited_20_Internet_20_Link">
https://www.ukrinform.ua/rubric-world/3699464-tureccina-evakuue-svoih-gromadan-iz-sudanu-cerez-tretu-krainu.html</text:a>
</text:p>
      <!--NEWS-->
      <text:h text:style-name="P10" text:outline-level="1">
<text:span text:style-name="T4">
来自无人机的俄罗斯人在尼科波尔地区开火</text:span>
</text:h>
      <text:p text:style-name="P4">
作者: Ukrinform (Person)</text:p>
      <text:p text:style-name="P4">
出版商: Укринформ (Organization)</text:p>
      <text:p text:style-name="P4">
出版时间: 2023-04-23T07:42:00+03:00</text:p>
      <text:p text:style-name="P4">
修改时间: 2023-04-23T07:42:00+03:00</text:p>
      <text:p text:style-name="P4">
描述: 俄罗斯联邦的陆军上一天袭击了尼科波氏群岛地区的尼科波尔区。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Дніпропетровщина', 'Обстріл', 'Дрон', 'Війна з росією']</text:p>
      <text:p text:style-name="P4">
类型: Article</text:p>
      <!--METADATA-->
      <text:p text:style-name="P4">
<draw:frame draw:style-name="fr1" draw:name="Image47" text:anchor-type="as-char" svg:width="6.9236in" svg:height="3.956343in" draw:z-index="0">
<draw:image xlink:href="../Images/yкринформ/2023-04-23T07-42-00-03-00/630_360_1669987737-966.jpg" xlink:type="simple" xlink:show="embed" xlink:actuate="onLoad" draw:mime-type="image/jpeg"/>
</draw:frame>
RFMinuly Day的军队袭击了Dnipropetrovsk地区的Nikopol区。</text:p>
      <text:p text:style-name="P4">
根据乌克林福姆的说法，dnipropetrovsk ova s​​ergilisak的负责人报告了这一点<text:a xlink:type="simple" xlink:href="https://t.me/dnipropetrovskaODA/4228" text:style-name="Internet_20_link" text:visited-style-name="Visited_20_Internet_20_Link">
</text:a>
“入侵者继续恐吓和平。 不孤单<text:a xlink:type="simple" xlink:href="https://www.ukrinform.ua/tag-nikopol" text:style-name="Internet_20_link" text:visited-style-name="Visited_20_Internet_20_Link">
</text:a>
区域。</text:p>
      <text:p text:style-name="P4">
傍晚，他们击中了锰社区。 施用无人机。 爆炸性弹丸被扔掉了。”他写道。</text:p>
      <text:p text:style-name="P4">
<text:span text:style-name="T4">
另请阅读：</text:span>
 [<text:span text:style-name="T4">
俄罗斯人</text:span>
 <text:span text:style-name="T4">
命中</text:span>
 <text:span text:style-name="T4">
 </text:span>
 kharkiv地区<text:span text:style-name="T4">
 </text:span>
 <text:span text:style-name="T4">
 </text:span>
导弹<text:span text:style-name="T4">
<text:span text:style-name="T5">
* 300 </text:span>
* </text:span>
 <text:span text:style-name="T4">
 </text:span>
至少<text:span text:style-name="T4">
 </text:span>
 <text:span text:style-name="T4">
 </text:span>
 <text:span text:style-name="T4">
 </text:span>
 <text:span text:style-name="T4">
 </text:span>
(https://www.ukrinform.ua/rubric-ato/3699428-rosiani-vdarili-po-harkivsini-raketami-s300-sonajmense-5-vlucan.html)根据该地区负责人的说法，人们没有受伤。 检查了撞击区域。</text:p>
      <text:p text:style-name="P4">
正如乌克林福姆报道的，在北部<text:a xlink:type="simple" xlink:href="https://www.ukrinform.ua/rubric-regions/3699445-u-slovansku-prolunala-seria-vibuhiv.html" text:style-name="Internet_20_link" text:visited-style-name="Visited_20_Internet_20_Link">
</text:a>
爆炸后绘制了空气警报。</text:p>
      <text:p text:style-name="P4">
News Source: <text:a xlink:type="simple" xlink:href="https://www.ukrinform.ua/rubric-regions/3699467-rosiani-z-bezpilotnika-obstrilali-nikopolsinu.html" text:style-name="Internet_20_link" text:visited-style-name="Visited_20_Internet_20_Link">
https://www.ukrinform.ua/rubric-regions/3699467-rosiani-z-bezpilotnika-obstrilali-nikopolsinu.html</text:a>
</text:p>
      <!--NEWS-->
      <text:h text:style-name="P10" text:outline-level="1">
<text:span text:style-name="T4">
乌克兰国家队将在爱沙尼亚的世界杯上与中国的曲棍球运动员一起比赛</text:span>
</text:h>
      <text:p text:style-name="P4">
作者: Ukrinform (Person)</text:p>
      <text:p text:style-name="P4">
出版商: Укринформ (Organization)</text:p>
      <text:p text:style-name="P4">
出版时间: 2023-04-23T07:50:00+03:00</text:p>
      <text:p text:style-name="P4">
修改时间: 2023-04-23T07:50:00+03:00</text:p>
      <text:p text:style-name="P4">
描述: 4月23日，星期日，在塔林（爱沙尼亚），IP部门的世界曲棍球锦标赛开始。  - 乌克林。</text:p>
      <text:p text:style-name="P4">
图片: ["<text:a xlink:type="simple" xlink:href="https://static.ukrinform.com/photos/2023_04/thumb_files/630_360_1682195317-947.jpg" text:style-name="Internet_20_link" text:visited-style-name="Visited_20_Internet_20_Link">
630_360_16821...</text:a>
"]</text:p>
      <text:p text:style-name="P4">
标签: ['Чемпіонат світу з хокею', 'Збірна України']</text:p>
      <text:p text:style-name="P4">
类型: Article</text:p>
      <!--METADATA-->
      <text:p text:style-name="P4">
<draw:frame draw:style-name="fr1" draw:name="Image48" text:anchor-type="as-char" svg:width="6.9236in" svg:height="3.956343in" draw:z-index="0">
<draw:image xlink:href="../Images/yкринформ/2023-04-23T07-50-00-03-00/630_360_1682195317-947.jpg" xlink:type="simple" xlink:show="embed" xlink:actuate="onLoad" draw:mime-type="image/jpeg"/>
</draw:frame>
在塔林(爱沙尼亚)4月23日，星期日，世界曲棍球锦标赛开始。</text:p>
      <text:p text:style-name="P4">
据报道，乌克兰国家队将以16.00的比赛开始与中国队的比赛。</text:p>
      <text:p text:style-name="P4">
在第一场比赛的其他比赛中，荷兰和日本也将聚在一起(12.30)，塞尔维亚和爱沙尼亚(19.00).</text:p>
      <text:p text:style-name="P4">
24 квітня підопічні Вадима Шахрайчука зіграють із Сербією, 26 квітня - зЕстонією, 27 квітня - з Нідерландами, 29 квітня - з Японією.</text:p>
      <text:p text:style-name="P4">
<text:span text:style-name="T4">
Читайте також:</text:span>
 <text:a xlink:type="simple" xlink:href="https://www.ukrinform.ua/rubric-sports/3698155-zbirna-ukraini-z-hokeu-vigrala-vsi-sist-kontrolnih-matciv-pidgotovki-do-cs2023.html" text:style-name="Internet_20_link" text:visited-style-name="Visited_20_Internet_20_Link">
 <text:span text:style-name="T4">
хокею</text:span>
 </text:a>
比赛的获胜者将在课堂上增加，并将在第二个赛季的第二个赛季进行比赛。</text:p>
      <text:p text:style-name="P4">
照片：FHU。</text:p>
      <text:p text:style-name="P4">
News Source: <text:a xlink:type="simple" xlink:href="https://www.ukrinform.ua/rubric-sports/3699433-zbirna-ukraini-zigrae-z-hokeistami-kitau-na-starti-cempionatu-svitu-v-estonii.html" text:style-name="Internet_20_link" text:visited-style-name="Visited_20_Internet_20_Link">
https://www.ukrinform.ua/rubric-sports/3699433-zbirna-ukraini-zigrae-z-hokeistami-kitau-na-starti-cempionatu-svitu-v-estonii.html</text:a>
</text:p>
      <!--NEWS-->
      <text:h text:style-name="P10" text:outline-level="1">
<text:span text:style-name="T4">
俄罗斯联邦的军队最后一天在赫尔森地区释放了236个炮弹，死亡且受伤</text:span>
</text:h>
      <text:p text:style-name="P4">
作者: Ukrinform (Person)</text:p>
      <text:p text:style-name="P4">
出版商: Укринформ (Organization)</text:p>
      <text:p text:style-name="P4">
出版时间: 2023-04-23T07:57:00+03:00</text:p>
      <text:p text:style-name="P4">
修改时间: 2023-04-23T07:57:00+03:00</text:p>
      <text:p text:style-name="P4">
描述: 在过去的一天，俄罗斯入侵者在赫尔森地区进行了54次炮击，导致平民。  - 乌克林。</text:p>
      <text:p text:style-name="P4">
图片: ["<text:a xlink:type="simple" xlink:href="https://static.ukrinform.com/photos/2022_06/thumb_files/630_360_1656480323-642.jpg" text:style-name="Internet_20_link" text:visited-style-name="Visited_20_Internet_20_Link">
630_360_16564...</text:a>
"]</text:p>
      <text:p text:style-name="P4">
标签: ['Херсон', 'Херсонщина', 'Обстріл', 'Російська авіація', 'Дрон', 'Війна з росією', 'Артилерія']</text:p>
      <text:p text:style-name="P4">
类型: Article</text:p>
      <!--METADATA-->
      <text:p text:style-name="P4">
<draw:frame draw:style-name="fr1" draw:name="Image49" text:anchor-type="as-char" svg:width="6.9236in" svg:height="3.956343in" draw:z-index="0">
<draw:image xlink:href="../Images/yкринформ/2023-04-23T07-57-00-03-00/630_360_1656480323-642.jpg" xlink:type="simple" xlink:show="embed" xlink:actuate="onLoad" draw:mime-type="image/jpeg"/>
</draw:frame>
过去，俄罗斯入侵者在赫尔森地区进行了54次炮击，因此是平民。</text:p>
      <text:p text:style-name="P4">
据报道(https://t.me/olexandrprokudin/338)，报道乌克林福姆。</text:p>
      <text:p text:style-name="P4">
“在过去的一天，敌人制造了54次炮击，释放了236枚加权炮弹，<text:a xlink:type="simple" xlink:href="https://www.ukrinform.ua/tag-bezpilotnik" text:style-name="Internet_20_link" text:visited-style-name="Visited_20_Internet_20_Link">
</text:a>
和航空。 俄罗斯军方亲吻了该地区的住宅区。”他说。</text:p>
      <text:p text:style-name="P4">
由于俄罗斯的侵略，一个人被杀，另外两人受伤。</text:p>
      <text:p text:style-name="P4">
*!(https://www.ukrinform.ua/rubric-regions/3699443-zagarbniki-viganaut-ziteliv-livobereznoi-hersonsini-z-domivok-cns.html)正如乌克林福姆(Ukrinform(https://www.ukrinform.ua/rubric-ato/3699428-rosiani-vdarili-po-harkivsini-raketami-s300-sonajmense-5-vlucan.html)，至少记录了5个“到达”</text:p>
      <text:p text:style-name="P4">
News Source: <text:a xlink:type="simple" xlink:href="https://www.ukrinform.ua/rubric-regions/3699468-zagarbniki-minuloi-dobi-vipustili-236-snaradiv-po-hersonsini-e-zagibli-ta-poraneni.html" text:style-name="Internet_20_link" text:visited-style-name="Visited_20_Internet_20_Link">
https://www.ukrinform.ua/rubric-regions/3699468-zagarbniki-minuloi-dobi-vipustili-236-snaradiv-po-hersonsini-e-zagibli-ta-poraneni.html</text:a>
</text:p>
      <!--NEWS-->
      <text:h text:style-name="P10" text:outline-level="1">
<text:span text:style-name="T4">
国防军摧毁了186 420俄罗斯入侵者</text:span>
</text:h>
      <text:p text:style-name="P4">
作者: Ukrinform (Person)</text:p>
      <text:p text:style-name="P4">
出版商: Укринформ (Organization)</text:p>
      <text:p text:style-name="P4">
出版时间: 2023-04-23T08:09:00+03:00</text:p>
      <text:p text:style-name="P4">
修改时间: 2023-04-23T08:09:00+03:00</text:p>
      <text:p text:style-name="P4">
描述: 乌克兰从2022年2月24日至2023年4月23日的国防军被淘汰约186,000 420名俄罗斯侵略者，在过去的一天中 - 另外690人。  - 乌克林。</text:p>
      <text:p text:style-name="P4">
图片: ["<text:a xlink:type="simple" xlink:href="https://static.ukrinform.com/photos/2022_09/thumb_files/630_360_1662995187-984.jpg" text:style-name="Internet_20_link" text:visited-style-name="Visited_20_Internet_20_Link">
630_360_16629...</text:a>
", "<text:a xlink:type="simple" xlink:href="https://static.ukrinform.com/photos/2023_04/1682226466-359.jpeg" text:style-name="Internet_20_link" text:visited-style-name="Visited_20_Internet_20_Link">
1682226466-35...</text:a>
"]</text:p>
      <text:p text:style-name="P4">
标签: ['Генштаб', 'ЗСУ', 'Війна з росією']</text:p>
      <text:p text:style-name="P4">
类型: Article</text:p>
      <!--METADATA-->
      <text:p text:style-name="P4">
<draw:frame draw:style-name="fr1" draw:name="Image50" text:anchor-type="as-char" svg:width="6.9236in" svg:height="3.956343in" draw:z-index="0">
<draw:image xlink:href="../Images/yкринформ/2023-04-23T08-09-00-03-00/630_360_1662995187-984.jpg" xlink:type="simple" xlink:show="embed" xlink:actuate="onLoad" draw:mime-type="image/jpeg"/>
</draw:frame>
从2022年2月24日至2023年4月23日，从2022年2月24日起，淘汰了186千220俄罗斯侵略者，另外690人被淘汰。</text:p>
      <text:p text:style-name="P4">
根据乌克林福姆的说法，乌克兰武装部队的总参谋部报告了紫外线<text:a xlink:type="simple" xlink:href="https://www.facebook.com/GeneralStaff.ua/posts/pfbid0HmKvpd8kjed8NrjRZthNUZufxmJzdKyEiQKVrAasPBDjahw1JitiqrDW1i35ihryl" text:style-name="Internet_20_link" text:visited-style-name="Visited_20_Internet_20_Link">
</text:a>
</text:p>
      <text:p text:style-name="P4">
<draw:frame draw:style-name="fr1" draw:name="Image51" text:anchor-type="as-char" svg:width="6.9236in" svg:height="9.962291in" draw:z-index="0">
<draw:image xlink:href="../Images/yкринформ/2023-04-23T08-09-00-03-00/1682226466-359.jpeg" xlink:type="simple" xlink:show="embed" xlink:actuate="onLoad" draw:mime-type="image/jpeg"/>
</draw:frame>
此外，乌克兰的后卫摧毁了3675个敌方坦克(+3单位)，褐色机器-7131(+1)，炮兵系统-2837(+5)，RSVV -539(+0)，防空-289(+0), <text:a xlink:type="simple" xlink:href="https://www.ukrinform.ua/tag-litak" text:style-name="Internet_20_link" text:visited-style-name="Visited_20_Internet_20_Link">
 </text:a>
 -  308(+0)，直升机-294(+1)，无人机手术级别2402(+4)，有翼火箭-911(+0)，船 /船-18(+0)，汽车坦克坦克收藏-5730(+12)，特殊设备-339(+2).</text:p>
      <text:p text:style-name="P4">
<text:span text:style-name="T4">
Читайте також:</text:span>
 <text:a xlink:type="simple" xlink:href="https://www.ukrinform.ua/rubric-ato/3699442-dla-kontrnastupu-ukraini-potribni-vinisuvaci-ta-dalekobijni-raketi-zastupnik-glavi-mzs.html" text:style-name="Internet_20_link" text:visited-style-name="Visited_20_Internet_20_Link">
 <text:span text:style-name="T4">
Для</text:span>
 <text:span text:style-name="T4">
контрнаступу</text:span>
 <text:span text:style-name="T4">
Україні</text:span>
 <text:span text:style-name="T4">
потрібні</text:span>
<text:span text:style-name="T4">
винищувачі</text:span>
 <text:span text:style-name="T4">
далекобійні</text:span>
 <text:span text:style-name="T4">
ракети</text:span>
 <text:span text:style-name="T4">
заступник</text:span>
 <text:span text:style-name="T4">
глави</text:span>
 <text:span text:style-name="T4">
МЗС</text:span>
</text:a>
指定数据。</text:p>
      <text:p text:style-name="P4">
正如乌克林福姆(Ukrinform)报道的那样，国防军的航空(https://www.ukrinform.ua/rubric-ato/3699457-aviacia-zsu-za-dobu-zavdala-visim-udariv-po-rajonah-skupcenna-voroga.html)在俄罗斯人集中的领域。</text:p>
      <text:p text:style-name="P4">
第一张照片：盖蒂图像</text:p>
      <text:p text:style-name="P4">
News Source: <text:a xlink:type="simple" xlink:href="https://www.ukrinform.ua/rubric-ato/3699470-sili-oboroni-znisili-vze-186-420-rosijskih-zagarbnikiv.html" text:style-name="Internet_20_link" text:visited-style-name="Visited_20_Internet_20_Link">
https://www.ukrinform.ua/rubric-ato/3699470-sili-oboroni-znisili-vze-186-420-rosijskih-zagarbnikiv.html</text:a>
</text:p>
      <!--NEWS-->
      <text:h text:style-name="P10" text:outline-level="1">
<text:span text:style-name="T4">
昨天，敌人对奥查科夫社区的水域进行了火炮袭击</text:span>
</text:h>
      <text:p text:style-name="P4">
作者: Ukrinform (Person)</text:p>
      <text:p text:style-name="P4">
出版商: Укринформ (Organization)</text:p>
      <text:p text:style-name="P4">
出版时间: 2023-04-23T08:25:59+03:00</text:p>
      <text:p text:style-name="P4">
修改时间: 2023-04-23T08:25:59+03:00</text:p>
      <text:p text:style-name="P4">
描述: 4月22日星期六，在俄罗斯军队的尼古拉地区，对奥查科夫社区的水区进行了炮弹。  - 乌克林。</text:p>
      <text:p text:style-name="P4">
图片: ["<text:a xlink:type="simple" xlink:href="https://static.ukrinform.com/photos/2023_02/thumb_files/630_360_1677569405-698.jpg" text:style-name="Internet_20_link" text:visited-style-name="Visited_20_Internet_20_Link">
630_360_16775...</text:a>
"]</text:p>
      <text:p text:style-name="P4">
标签: ['Миколаївщина', 'Обстріл', 'Війна з росією', 'Артилерія']</text:p>
      <text:p text:style-name="P4">
类型: Article</text:p>
      <!--METADATA-->
      <text:p text:style-name="P4">
<draw:frame draw:style-name="fr1" draw:name="Image52" text:anchor-type="as-char" svg:width="6.9236in" svg:height="3.956343in" draw:z-index="0">
<draw:image xlink:href="../Images/yкринформ/2023-04-23T08-25-59-03-00/630_360_1677569405-698.jpg" xlink:type="simple" xlink:show="embed" xlink:actuate="onLoad" draw:mime-type="image/jpeg"/>
</draw:frame>
4月22日星期六，Mightayaiv地区的俄罗斯军队对Ochakov社区进行了陆地炮击。</text:p>
      <text:p text:style-name="P4">
乌克林福姆(Ukrinform)表示，尼古拉耶夫地区军事行政管理官员维塔里·金(Vitaliy Kim)在[]中报道(https://t.me/mykolaivskaODA/4818)。</text:p>
      <text:p text:style-name="P4">
据他说，昨天15:34记录了奥查科夫社区的炮地庇护所。 “没有破坏和受害者”  - 强调。</text:p>
      <text:p text:style-name="P4">
<text:span text:style-name="T4">
另请阅读：</text:span>
 <text:a xlink:type="simple" xlink:href="https://www.ukrinform.ua/rubric-ato/3699389-vijskovi-rf-obstrilali-park-u-hersoni-e-poranenij.html" text:style-name="Internet_20_link" text:visited-style-name="Visited_20_Internet_20_Link">
<text:span text:style-name="T4">
军事</text:span>
 <text:span text:style-name="T4">
 </text:span>
解雇<text:span text:style-name="T4">
 </text:span>
 park <text:span text:style-name="T4">
 </text:span>
 <text:span text:style-name="T4">
 </text:span>
 khersoni <text:span text:style-name="T4">
**受伤</text:span>
</text:a>
随着OVA的头部添加，在[]中(https://www.ukrinform.ua/tag-mikolaiv)，Pervomaisky，Bashtansky和Ascension Districts白天和黑夜都相对平静。</text:p>
      <text:p text:style-name="P4">
正如乌克林福姆报道的那样，4月21日，早晨，俄罗斯人从金本·斯普特(Kinburn Spit)开始向奥查科夫(Ochakov)社区的水域施加炮弹障碍。</text:p>
      <text:p text:style-name="P4">
News Source: <text:a xlink:type="simple" xlink:href="https://www.ukrinform.ua/rubric-regions/3699471-ucora-vorog-zdijsniv-artilerijsku-ataku-po-akvatorii-ocakivskoi-gromadi.html" text:style-name="Internet_20_link" text:visited-style-name="Visited_20_Internet_20_Link">
https://www.ukrinform.ua/rubric-regions/3699471-ucora-vorog-zdijsniv-artilerijsku-ataku-po-akvatorii-ocakivskoi-gromadi.html</text:a>
</text:p>
      <!--NEWS-->
      <text:h text:style-name="P10" text:outline-level="1">
<text:span text:style-name="T4">
Dnipro，Dnipropetrovska Oblast（14:31）。 红色警报：空中威胁。 警笛声。 掩护...</text:span>
</text:h>
      <text:p text:style-name="P4">
作者: liveuamap (Language: en)</text:p>
      <text:p text:style-name="P4">
时间: 2023-04-23T08:34:00</text:p>
      <text:p text:style-name="P4">
地点: Dnipro (Latitude:48.45903 Longtitude:35.03968)</text:p>
      <text:p text:style-name="P4">
视频: []</text:p>
      <text:p text:style-name="P4">
图片: []</text:p>
      <text:p text:style-name="P4">
标签: ["Europe", "Central and Eastern Europe"]</text:p>
      <text:p text:style-name="P4">
Id: 22558063</text:p>
      <!--METADATA-->
      <text:p text:style-name="P4">
dnipro，dnipropetrovsk区域(14:31). Red Alert: aerial threat. Sirenssounding. Take cover now!</text:p>
      <text:p text:style-name="P4">
News Collection Link: <text:a xlink:type="simple" xlink:href="https://liveuamap.com/en/2023/23-april-dnipro-dnipropetrovska-oblast1431-reg" text:style-name="Internet_20_link" text:visited-style-name="Visited_20_Internet_20_Link">
https://liveuamap.com/en/2023/23-april-dnipro-dnipropetrovska-oblast1431-reg</text:a>
</text:p>
      <text:p text:style-name="P4">
News Source: <text:a xlink:type="simple" xlink:href="https://t.me/air_alert_ua/43601" text:style-name="Internet_20_link" text:visited-style-name="Visited_20_Internet_20_Link">
https://t.me/air_alert_ua/43601</text:a>
</text:p>
      <!--NEWS-->
      <text:h text:style-name="P10" text:outline-level="1">
<text:span text:style-name="T4">
在土耳其将是议会会议选举之前的最后一次</text:span>
</text:h>
      <text:p text:style-name="P4">
作者: Ukrinform (Person)</text:p>
      <text:p text:style-name="P4">
出版商: Укринформ (Organization)</text:p>
      <text:p text:style-name="P4">
出版时间: 2023-04-23T08:37:47+03:00</text:p>
      <text:p text:style-name="P4">
修改时间: 2023-04-23T08:37:47+03:00</text:p>
      <text:p text:style-name="P4">
描述: 在土耳其，后者将于4月23日在议会和总统大选之前举行。  - 乌克林。</text:p>
      <text:p text:style-name="P4">
图片: ["<text:a xlink:type="simple" xlink:href="https://static.ukrinform.com/photos/2017_01/thumb_files/630_360_1484043111-9211.jpg" text:style-name="Internet_20_link" text:visited-style-name="Visited_20_Internet_20_Link">
630_360_14840...</text:a>
"]</text:p>
      <text:p text:style-name="P4">
标签: ['Парламент', 'Вибори', 'Туреччина']</text:p>
      <text:p text:style-name="P4">
类型: Article</text:p>
      <!--METADATA-->
      <text:p text:style-name="P4">
<draw:frame draw:style-name="fr1" draw:name="Image53" text:anchor-type="as-char" svg:width="6.9236in" svg:height="3.956343in" draw:z-index="0">
<draw:image xlink:href="../Images/yкринформ/2023-04-23T08-37-47-03-00/630_360_1484043111-9211.jpg" xlink:type="simple" xlink:show="embed" xlink:actuate="onLoad" draw:mime-type="image/jpeg"/>
</draw:frame>
4月23日，后者将在议会总统大选之前举行。</text:p>
      <text:p text:style-name="P4">
关于它报告<text:a xlink:type="simple" xlink:href="https://www.ahaber.com.tr/yasam/2023/04/22/328-vekil-son-kez-genel-kurulda-tbmmde-bir-donem-sona-eriyor" text:style-name="Internet_20_link" text:visited-style-name="Visited_20_Internet_20_Link">
</text:a>
传输乌克林。</text:p>
      <text:p text:style-name="P4">
如前所述，与国民独立和儿童日有关，将在土耳其大会上举行特别会议。</text:p>
      <text:p text:style-name="P4">
“对于328个代表来说，这将是最后一次会议。”  - 在瓦西德帕蒂(Vasidepati)上写道，该报纸没有进入各方的选举名单。</text:p>
      <text:p text:style-name="P4">
<text:span text:style-name="T4">
另请阅读：</text:span>
 <text:a xlink:type="simple" xlink:href="https://www.ukrinform.ua/rubric-world/3692673-erdogan-obicae-zdivuvati-imenami-u-spisku-pravlacoi-partii-na-viborah.html" text:style-name="Internet_20_link" text:visited-style-name="Visited_20_Internet_20_Link">
<text:span text:style-name="T4">
选择</text:span>
</text:a>
议会议长Mustafa Shentop也将在议会会议上介绍。</text:p>
      <text:p text:style-name="P4">
据乌克林福姆称，土耳其的选举将于5月14日举行。</text:p>
      <text:p text:style-name="P4">
News Source: <text:a xlink:type="simple" xlink:href="https://www.ukrinform.ua/rubric-world/3699475-u-tureccini-projde-ostanne-pered-viborami-zasidanna-parlamentu.html" text:style-name="Internet_20_link" text:visited-style-name="Visited_20_Internet_20_Link">
https://www.ukrinform.ua/rubric-world/3699475-u-tureccini-projde-ostanne-pered-viborami-zasidanna-parlamentu.html</text:a>
</text:p>
      <!--NEWS-->
      <text:h text:style-name="P10" text:outline-level="1">
<text:span text:style-name="T4">
由于顿涅茨克的炮击，四名平民受伤</text:span>
</text:h>
      <text:p text:style-name="P4">
作者: Ukrinform (Person)</text:p>
      <text:p text:style-name="P4">
出版商: Укринформ (Organization)</text:p>
      <text:p text:style-name="P4">
出版时间: 2023-04-23T08:49:00+03:00</text:p>
      <text:p text:style-name="P4">
修改时间: 2023-04-23T08:49:00+03:00</text:p>
      <text:p text:style-name="P4">
描述: 俄罗斯联邦的最后一天，4月22日，顿涅茨克地区的四名居民受伤。  - 乌克林。</text:p>
      <text:p text:style-name="P4">
图片: ["<text:a xlink:type="simple" xlink:href="https://static.ukrinform.com/photos/2023_04/thumb_files/630_360_1682236492-932.jpeg" text:style-name="Internet_20_link" text:visited-style-name="Visited_20_Internet_20_Link">
630_360_16822...</text:a>
", "<text:a xlink:type="simple" xlink:href="https://static.ukrinform.com/photos/2023_04/1682236492-535.jpeg" text:style-name="Internet_20_link" text:visited-style-name="Visited_20_Internet_20_Link">
1682236492-53...</text:a>
", "<text:a xlink:type="simple" xlink:href="https://static.ukrinform.com/photos/2023_04/1682236493-223.jpeg" text:style-name="Internet_20_link" text:visited-style-name="Visited_20_Internet_20_Link">
1682236493-22...</text:a>
", "<text:a xlink:type="simple" xlink:href="https://static.ukrinform.com/photos/2023_04/1682236492-656.jpeg" text:style-name="Internet_20_link" text:visited-style-name="Visited_20_Internet_20_Link">
1682236492-65...</text:a>
"]</text:p>
      <text:p text:style-name="P4">
标签: ['Донеччина', 'Обстріл', 'Поранені', 'Війна з росією']</text:p>
      <text:p text:style-name="P4">
类型: Article</text:p>
      <!--METADATA-->
      <text:p text:style-name="P4">
<draw:frame draw:style-name="fr1" draw:name="Image54" text:anchor-type="as-char" svg:width="6.9236in" svg:height="3.956343in" draw:z-index="0">
<draw:image xlink:href="../Images/yкринформ/2023-04-23T08-49-00-03-00/630_360_1682236492-932.jpeg" xlink:type="simple" xlink:show="embed" xlink:actuate="onLoad" draw:mime-type="image/jpeg"/>
</draw:frame>
陆军联合会在4月22日的最后一天被顿涅茨克地区的四个曼人受伤。</text:p>
      <text:p text:style-name="P4">
据乌克林福姆(Ukrinform(https://t.me/pavlokyrylenko_donoda/7659)。</text:p>
      <text:p text:style-name="P4">
“在4月22日，大约四人被俄罗斯人炸死：[]三个(https://www.ukrinform.ua/tag-bahmut)但是一个在芦苇中。”  - 说。</text:p>
      <text:p text:style-name="P4">
<text:span text:style-name="T4">
另请阅读：</text:span>
 <text:a xlink:type="simple" xlink:href="https://www.ukrinform.ua/rubric-ato/3699152-sili-oboroni-za-dobu-vidbili-53-ataki-protivnika-trivaut-zapekli-boi-za-bahmut.html" text:style-name="Internet_20_link" text:visited-style-name="Visited_20_Internet_20_Link">
<text:span text:style-name="T4">
 bakhmut </text:span>
</text:a>
此外，通过俄罗斯空军摧毁了9座建筑物。</text:p>
      <text:p text:style-name="P4">
“在沃尔诺瓦克斯基的方向上，俄罗斯人在碳上被两次空袭击中 - 一座九座建筑被摧毁了。 社区也损害了贫困的私人住所。”基里伦科写道。</text:p>
      <text:p text:style-name="P4">
<draw:frame draw:style-name="fr1" draw:name="Image55" text:anchor-type="as-char" svg:width="6.9236in" svg:height="9.231467in" draw:z-index="0">
<draw:image xlink:href="../Images/yкринформ/2023-04-23T08-49-00-03-00/1682236492-535.jpeg" xlink:type="simple" xlink:show="embed" xlink:actuate="onLoad" draw:mime-type="image/jpeg"/>
</draw:frame>
在戈洛夫卡(Gorlovka)，托莱茨基社区(Toretsky Community)闻名了20个损坏的乌巴赫穆蒂(Ubakhmuti)私人住宅，15个私人住宅。 在大火下是周围和颞社区。</text:p>
      <text:p text:style-name="P4">
<draw:frame draw:style-name="fr1" draw:name="Image56" text:anchor-type="as-char" svg:width="6.9236in" svg:height="9.231467in" draw:z-index="0">
<draw:image xlink:href="../Images/yкринформ/2023-04-23T08-49-00-03-00/1682236493-223.jpeg" xlink:type="simple" xlink:show="embed" xlink:actuate="onLoad" draw:mime-type="image/jpeg"/>
</draw:frame>
<draw:frame draw:style-name="fr1" draw:name="Image57" text:anchor-type="as-char" svg:width="6.9236in" svg:height="9.231467in" draw:z-index="0">
<draw:image xlink:href="../Images/yкринформ/2023-04-23T08-49-00-03-00/1682236492-656.jpeg" xlink:type="simple" xlink:show="embed" xlink:actuate="onLoad" draw:mime-type="image/jpeg"/>
</draw:frame>
Kirilenko强调目前，不可能在Mariupol和Volnovas中建立确切的伤亡人数。</text:p>
      <text:p text:style-name="P4">
正如乌克林福姆报道的，在午夜在斯拉维斯克顿涅茨克地区<text:a xlink:type="simple" xlink:href="https://www.ukrinform.ua/rubric-regions/3699445-u-slovansku-prolunala-seria-vibuhiv.html" text:style-name="Internet_20_link" text:visited-style-name="Visited_20_Internet_20_Link">
</text:a>
<text:span text:style-name="T5">
foto：Pavel Kirilenko</text:span>
</text:p>
      <text:p text:style-name="P4">
News Source: <text:a xlink:type="simple" xlink:href="https://www.ukrinform.ua/rubric-regions/3699479-unaslidok-obstriliv-na-doneccini-poraneni-cetvero-civilnih.html" text:style-name="Internet_20_link" text:visited-style-name="Visited_20_Internet_20_Link">
https://www.ukrinform.ua/rubric-regions/3699479-unaslidok-obstriliv-na-doneccini-poraneni-cetvero-civilnih.html</text:a>
</text:p>
      <!--NEWS-->
      <text:h text:style-name="P10" text:outline-level="1">
<text:span text:style-name="T4">
乌克兰足球英超联赛的两场比赛将今天举行</text:span>
</text:h>
      <text:p text:style-name="P4">
作者: Ukrinform (Person)</text:p>
      <text:p text:style-name="P4">
出版商: Укринформ (Organization)</text:p>
      <text:p text:style-name="P4">
出版时间: 2023-04-23T08:51:50+03:00</text:p>
      <text:p text:style-name="P4">
修改时间: 2023-04-23T08:51:50+03:00</text:p>
      <text:p text:style-name="P4">
描述: 4月23日（星期日），英超球队（UPL）将继续进行两场决斗。  - 乌克林。</text:p>
      <text:p text:style-name="P4">
图片: ["<text:a xlink:type="simple" xlink:href="https://static.ukrinform.com/photos/2019_09/thumb_files/630_360_1569402287-491.jpg" text:style-name="Internet_20_link" text:visited-style-name="Visited_20_Internet_20_Link">
630_360_15694...</text:a>
"]</text:p>
      <text:p text:style-name="P4">
标签: ['Футбол', "Прем'єр-ліга"]</text:p>
      <text:p text:style-name="P4">
类型: Article</text:p>
      <!--METADATA-->
      <text:p text:style-name="P4">
<draw:frame draw:style-name="fr1" draw:name="Image58" text:anchor-type="as-char" svg:width="6.9236in" svg:height="3.956343in" draw:z-index="0">
<draw:image xlink:href="../Images/yкринформ/2023-04-23T08-51-50-03-00/630_360_1569402287-491.jpg" xlink:type="simple" xlink:show="embed" xlink:actuate="onLoad" draw:mime-type="image/jpeg"/>
</draw:frame>
两排名将在4月23日星期日，英超球队的乌克兰五足球冠军的22轮冠军(UPL).</text:p>
      <text:p text:style-name="P4">
Програму дня о 13.00 розпочне зустріч «Львова» з харківським «Металістом1925», передає Укрінформ.</text:p>
      <text:p text:style-name="P4">
О 15.00 стартує гра криворізького «Кривбаса» та одеського «Чорноморця».</text:p>
      <text:p text:style-name="P4">
22-й тур у понеділок, 24 квітня, завершать матчі «Дніпра-1» та львівського«Руха» (13.00)，亚历山大和彼得罗夫的ingulets(15.00).</text:p>
      <text:p text:style-name="P4">
<text:span text:style-name="T5">
Результати попередніх матчів туру:</text:span>
</text:p>
      <text:p text:style-name="P4">
«Колос» (科瓦利夫卡) - “黎明”(卢甘斯克)-0：1</text:p>
      <text:p text:style-name="P4">
目标：Vladimir Brazhko(31分钟);</text:p>
      <text:p text:style-name="P4">
沃斯克拉(poltava) - 金属主义者(哈尔基夫)-3：2</text:p>
      <text:p text:style-name="P4">
目标：Seferi(26，45+1)，费利佩(45+2)-Bogdan Boychuk(9)，Yuri Romanyuk(82);</text:p>
      <text:p text:style-name="P4">
“希瑟”(里文) - “ minaj”  -  1：1</text:p>
      <text:p text:style-name="P4">
目标：Andriy Bliznichenko(55)-Yegor Tverdohlib(60);</text:p>
      <text:p text:style-name="P4">
“发电机”(基辅)-Shakhtar(顿涅茨克)-1：1</text:p>
      <text:p text:style-name="P4">
目标：亚历山大·安德里维斯基(82)-Taras Stepanenko(12).</text:p>
      <text:p text:style-name="P4">
<text:span text:style-name="T4">
Читайте також:</text:span>
 <text:a xlink:type="simple" xlink:href="https://www.ukrinform.ua/rubric-sports/3699404-lucesku-jde-na-likarnanij-dinamo-keruvatime-sovkovskij.html" text:style-name="Internet_20_link" text:visited-style-name="Visited_20_Internet_20_Link">
 </text:a>
Shakhtar是UPL积分榜的领导者53分(22场比赛后)，下一个-Zorya -46(22)，dnipro -1-45(20)，«dynamo»-41(22)，亚历山大-33(20)，“ kolos” -30(22)，Vorskla -29(22)和“ Kryvbas” -28(21).</text:p>
      <text:p text:style-name="P4">
News Source: <text:a xlink:type="simple" xlink:href="https://www.ukrinform.ua/rubric-sports/3699481-sogodni-projdut-dva-matci-futbolnoi-premerligi-ukraini.html" text:style-name="Internet_20_link" text:visited-style-name="Visited_20_Internet_20_Link">
https://www.ukrinform.ua/rubric-sports/3699481-sogodni-projdut-dva-matci-futbolnoi-premerligi-ukraini.html</text:a>
</text:p>
      <!--NEWS-->
      <text:h text:style-name="P10" text:outline-level="1">
<text:span text:style-name="T4">
西班牙向乌克兰发送了六个豹子2坦克</text:span>
</text:h>
      <text:p text:style-name="P4">
作者: Ukrinform (Person)</text:p>
      <text:p text:style-name="P4">
出版商: Укринформ (Organization)</text:p>
      <text:p text:style-name="P4">
出版时间: 2023-04-23T08:58:00+03:00</text:p>
      <text:p text:style-name="P4">
修改时间: 2023-04-23T08:58:00+03:00</text:p>
      <text:p text:style-name="P4">
描述: 西班牙国防部长玛格丽塔·罗布尔斯（Margarita Robles）报告说，六个豹2坦克（Leopard 2）被转移到马德里武装部队，已经前往乌克兰。  - 乌克林。</text:p>
      <text:p text:style-name="P4">
图片: ["<text:a xlink:type="simple" xlink:href="https://static.ukrinform.com/photos/2016_02/thumb_files/630_360_1455264895-1585-foto-bundeswehr.jpg" text:style-name="Internet_20_link" text:visited-style-name="Visited_20_Internet_20_Link">
630_360_14552...</text:a>
"]</text:p>
      <text:p text:style-name="P4">
标签: ['Іспанія', 'Україна', 'Війна з росією', ' танк Leopard']</text:p>
      <text:p text:style-name="P4">
类型: Article</text:p>
      <!--METADATA-->
      <text:p text:style-name="P4">
<draw:frame draw:style-name="fr1" draw:name="Image59" text:anchor-type="as-char" svg:width="6.9236in" svg:height="3.956343in" draw:z-index="0">
<draw:image xlink:href="../Images/yкринформ/2023-04-23T08-58-00-03-00/630_360_1455264895-1585-foto-bundeswehr.jpg" xlink:type="simple" xlink:show="embed" xlink:actuate="onLoad" draw:mime-type="image/jpeg"/>
</draw:frame>
西班牙国防部长玛格丽塔·罗伯斯(Margarita Robles)报告说，马德里(Madrid)为武装部队传播的豹2已经前往乌克兰。</text:p>
      <text:p text:style-name="P4">
她告诉记者，乌克林福姆报道了<text:a xlink:type="simple" xlink:href="https://edition.cnn.com/2023/04/23/europe/spain-leopard-2-tanks-ukraine-war-shipment-intl-hnk/index.html" text:style-name="Internet_20_link" text:visited-style-name="Visited_20_Internet_20_Link">
</text:a>
。</text:p>
      <text:p text:style-name="P4">
据部长称，坦克离开了港口城市桑坦德，“还有20辆重型车辆”。</text:p>
      <text:p text:style-name="P4">
“在六天内，通过另一个国家的过境，他们将在乌克兰。”  - 说。</text:p>
      <text:p text:style-name="P4">
上周，她说，除六个豹子外，还将“在维修后尽快送往乌克兰。</text:p>
      <text:p text:style-name="P4">
<text:span text:style-name="T4">
另请阅读：</text:span>
 <text:a xlink:type="simple" xlink:href="https://www.ukrinform.ua/rubric-polytics/3698979-ispania-nadae-veliku-pidtrimku-ukraini-glava-mzs-albares.html" text:style-name="Internet_20_link" text:visited-style-name="Visited_20_Internet_20_Link">
<text:span text:style-name="T4">
西班牙</text:span>
 <text:span text:style-name="T4">
 </text:span>
提供<text:span text:style-name="T4">
 </text:span>
伟大<text:span text:style-name="T4">
 </text:span>
支持<text:span text:style-name="T4">
<text:span text:style-name="T5">
*乌克兰</text:span>
* </text:span>
 <text:span text:style-name="T4">
 </text:span>
 <text:span text:style-name="T4">
章节</text:span>
 <text:span text:style-name="T4">
 </text:span>
 <text:span text:style-name="T4">
 MFA </text:span>
 <text:span text:style-name="T4">
 </text:span>
<text:span text:style-name="T5">
 </text:span>
<text:span text:style-name="T4">
 albars </text:span>
</text:a>
在西班牙，有555名乌克兰士兵在豹2的主要战斗坦克上进行了培训。</text:p>
      <text:p text:style-name="P4">
正如乌克林福姆报道的那样，德国已移交给乌克兰18 <text:a xlink:type="simple" xlink:href="https://www.ukrinform.ua/tag-tank" text:style-name="Internet_20_link" text:visited-style-name="Visited_20_Internet_20_Link">
</text:a>
豹2a6。 此外，乌克兰还收到了三个豹子坦克2A6。</text:p>
      <text:p text:style-name="P4">
4月20日，众所周知，荷兰和丹麦将把14个德国豹2A的水箱交给乌克兰。</text:p>
      <text:p text:style-name="P4">
照片：德列斯威尔</text:p>
      <text:p text:style-name="P4">
News Source: <text:a xlink:type="simple" xlink:href="https://www.ukrinform.ua/rubric-ato/3699484-ispania-vidpravila-sist-tankiv-leopard-2-v-ukrainu.html" text:style-name="Internet_20_link" text:visited-style-name="Visited_20_Internet_20_Link">
https://www.ukrinform.ua/rubric-ato/3699484-ispania-vidpravila-sist-tankiv-leopard-2-v-ukrainu.html</text:a>
</text:p>
      <!--NEWS-->
      <text:h text:style-name="P10" text:outline-level="1">
<text:span text:style-name="T4">
狙击手的记忆Dmitry Ivanov（Bender Call Sign）</text:span>
</text:h>
      <text:p text:style-name="P4">
作者: Ukrinform (Person)</text:p>
      <text:p text:style-name="P4">
出版商: Укринформ (Organization)</text:p>
      <text:p text:style-name="P4">
出版时间: 2023-04-23T09:00:00+03:00</text:p>
      <text:p text:style-name="P4">
修改时间: 2023-04-23T09:00:00+03:00</text:p>
      <text:p text:style-name="P4">
描述: 该男子没有军事事务的经验，但是在一场全面战争的第一天，就处于军事入伍办公室的门槛-Ukrinform。</text:p>
      <text:p text:style-name="P4">
图片: ["<text:a xlink:type="simple" xlink:href="https://static.ukrinform.com/photos/2023_04/thumb_files/630_360_1681563326-233.jpg" text:style-name="Internet_20_link" text:visited-style-name="Visited_20_Internet_20_Link">
630_360_16815...</text:a>
", "<text:a xlink:type="simple" xlink:href="https://static.ukrinform.com/photos/2023_04/1681563491-534.jpg" text:style-name="Internet_20_link" text:visited-style-name="Visited_20_Internet_20_Link">
1681563491-53...</text:a>
", "<text:a xlink:type="simple" xlink:href="https://static.ukrinform.com/photos/2023_04/1681563325-218.jpg" text:style-name="Internet_20_link" text:visited-style-name="Visited_20_Internet_20_Link">
1681563325-21...</text:a>
", "<text:a xlink:type="simple" xlink:href="https://static.ukrinform.com/photos/2023_04/1681563324-674.jpg" text:style-name="Internet_20_link" text:visited-style-name="Visited_20_Internet_20_Link">
1681563324-67...</text:a>
", "<text:a xlink:type="simple" xlink:href="https://static.ukrinform.com/photos/2023_04/1681563325-427.jpg" text:style-name="Internet_20_link" text:visited-style-name="Visited_20_Internet_20_Link">
1681563325-42...</text:a>
", "<text:a xlink:type="simple" xlink:href="https://static.ukrinform.com/photos/2023_04/1681563325-784.jpg" text:style-name="Internet_20_link" text:visited-style-name="Visited_20_Internet_20_Link">
1681563325-78...</text:a>
", "<text:a xlink:type="simple" xlink:href="https://static.ukrinform.com/photos/2023_04/1681563326-641.jpg" text:style-name="Internet_20_link" text:visited-style-name="Visited_20_Internet_20_Link">
1681563326-64...</text:a>
", "<text:a xlink:type="simple" xlink:href="https://static.ukrinform.com/photos/2023_04/1681566684-385.jpg" text:style-name="Internet_20_link" text:visited-style-name="Visited_20_Internet_20_Link">
1681566684-38...</text:a>
", "<text:a xlink:type="simple" xlink:href="https://static.ukrinform.com/photos/2023_04/1681566684-230.jpg" text:style-name="Internet_20_link" text:visited-style-name="Visited_20_Internet_20_Link">
1681566684-23...</text:a>
"]</text:p>
      <text:p text:style-name="P4">
标签: ['Одеса', "Пам'ять", 'Війна з росією', '#stoprussia']</text:p>
      <text:p text:style-name="P4">
类型: Article</text:p>
      <!--METADATA-->
      <text:p text:style-name="P4">
<draw:frame draw:style-name="fr1" draw:name="Image60" text:anchor-type="as-char" svg:width="6.9236in" svg:height="3.956343in" draw:z-index="0">
<draw:image xlink:href="../Images/yкринформ/2023-04-23T09-00-00-03-00/630_360_1681563326-233.jpg" xlink:type="simple" xlink:show="embed" xlink:actuate="onLoad" draw:mime-type="image/jpeg"/>
</draw:frame>
该男子没有军事事务经验，但是在一场全面战争的第一天是军事大师的站立门槛</text:p>
      <text:p text:style-name="P4">
在全面入侵敖德萨之前，德米特里·伊万诺夫(Dmitry Ivanov)在建筑领域工作，喜欢钓鱼并有很多朋友。 丈夫结婚并抚养了13岁的Yulia的女儿。 他参加了塔夫斯塔市的所有爱国活动。</text:p>
      <text:p text:style-name="P4">
<draw:frame draw:style-name="fr1" draw:name="Image61" text:anchor-type="as-char" svg:width="6.645898in" svg:height="10.0in" draw:z-index="0">
<draw:image xlink:href="../Images/yкринформ/2023-04-23T09-00-00-03-00/1681563491-534.jpg" xlink:type="simple" xlink:show="embed" xlink:actuate="onLoad" draw:mime-type="image/jpeg"/>
</draw:frame>
<text:span text:style-name="T5">
foto：facebook dmitry ivanov</text:span>
</text:p>
      <text:p text:style-name="P4">
德米特里(Dmitry)与他的同志建立了一个公共协会，该协会为他们提供了帮助，该协会为那些想在爱国教育框架内与现在的英雄见面的人举行了公共协会，并协助了ATO/OOS男孩。</text:p>
      <text:p text:style-name="P4">
<draw:frame draw:style-name="fr1" draw:name="Image62" text:anchor-type="as-char" svg:width="6.9236in" svg:height="5.1927in" draw:z-index="0">
<draw:image xlink:href="../Images/yкринформ/2023-04-23T09-00-00-03-00/1681563325-218.jpg" xlink:type="simple" xlink:show="embed" xlink:actuate="onLoad" draw:mime-type="image/jpeg"/>
</draw:frame>
<text:span text:style-name="T5">
foto：facebook dmitry ivanov</text:span>
</text:p>
      <text:p text:style-name="P4">
德米特里(Dmitry)没有军事事务的经验，但是在全面的第一天，三个最好的朋友站在地区购物中心的家门口(领土收购与社会支持中心。).</text:p>
      <text:p text:style-name="P4">
<draw:frame draw:style-name="fr1" draw:name="Image63" text:anchor-type="as-char" svg:width="6.9236in" svg:height="6.9236in" draw:z-index="0">
<draw:image xlink:href="../Images/yкринформ/2023-04-23T09-00-00-03-00/1681563324-674.jpg" xlink:type="simple" xlink:show="embed" xlink:actuate="onLoad" draw:mime-type="image/jpeg"/>
</draw:frame>
<text:span text:style-name="T5">
foto：Facebook nikolai ryabichenko</text:span>
</text:p>
      <text:p text:style-name="P4">
死者纳塔利娅(Natalia)的妻子回忆说，德米特里(Dmitry)暂时没有思考或战争。</text:p>
      <text:p text:style-name="P4">
“他非常勇敢和坚定。 诚实公平。 起初，我想，为什么我不把它脱掉？ 但是后来他对他说：“谁能阻止你的父亲？ 没有人…”。 他相信乌克兰，相信Unash的胜利，并希望使比赛更加接近。” Natalia说。</text:p>
      <text:p text:style-name="P4">
<draw:frame draw:style-name="fr1" draw:name="Image64" text:anchor-type="as-char" svg:width="6.9236in" svg:height="4.634966in" draw:z-index="0">
<draw:image xlink:href="../Images/yкринформ/2023-04-23T09-00-00-03-00/1681563325-427.jpg" xlink:type="simple" xlink:show="embed" xlink:actuate="onLoad" draw:mime-type="image/jpeg"/>
</draw:frame>
<text:span text:style-name="T5">
foto：Facebook poltavka natalka</text:span>
</text:p>
      <text:p text:style-name="P4">
这对夫妇没有普通的孩子，但德米特里梦想着补充家庭。 “再次…。”  - 年轻的寡妇无法抑制眼泪。</text:p>
      <text:p text:style-name="P4">
该名男子于3月20日在空军的巴赫穆特(Bakhmut)死亡。 在此之前，他告诉第二个，他在这里看到了什么，真是什么样子。</text:p>
      <text:p text:style-name="P4">
<draw:frame draw:style-name="fr1" draw:name="Image65" text:anchor-type="as-char" svg:width="6.9236in" svg:height="9.231467in" draw:z-index="0">
<draw:image xlink:href="../Images/yкринформ/2023-04-23T09-00-00-03-00/1681563325-784.jpg" xlink:type="simple" xlink:show="embed" xlink:actuate="onLoad" draw:mime-type="image/jpeg"/>
</draw:frame>
<text:span text:style-name="T5">
foto：Facebook poltavka natalka</text:span>
</text:p>
      <text:p text:style-name="P4">
“如果我们今天离开巴赫穆特，那么明天兽人将在家。 我们不能这样做，有我们的妻子，孩子和母亲。”死去的英雄的纳塔拉斯建议。</text:p>
      <text:p text:style-name="P4">
<text:a xlink:type="simple" xlink:href="https://www.facebook.com/100006451578871/videos/189414660489363" text:style-name="Internet_20_link" text:visited-style-name="Visited_20_Internet_20_Link">
</text:a>
Dmitry制作的Ufeysbook是关于Bakhmut的保护。根据德米特里·鲍里斯(Dmitry Boris)的说法，当英雄通过了他在巴赫穆特(Bakhmut)最困难的一位时，他不了解生存的生存，因为在乌克兰捍卫者的位置，不仅击败了迫击炮，而且还击败了航空中的翅膀。 有一段时间，这些伙计们对此命令感到更糟，但他们没有被遗忘，并进行了体面的裁员。 当连接恢复时，将命令旅更改位置。 Tambul更安全，Dmitry进来了。</text:p>
      <text:p text:style-name="P4">
“我们在他去世前12小时讲话。 德米特里(Dmitry)的单位不得不休息，但他们被抚养长大。 他写的最后一件事说他经营“工作”。 我说，照顾好自己，我的朋友...第二天，他们报告说德米特里被杀了。他是一个真正的朋友。”鲍里斯说。</text:p>
      <text:p text:style-name="P4">
<draw:frame draw:style-name="fr1" draw:name="Image66" text:anchor-type="as-char" svg:width="6.9236in" svg:height="3.224603in" draw:z-index="0">
<draw:image xlink:href="../Images/yкринформ/2023-04-23T09-00-00-03-00/1681563326-641.jpg" xlink:type="simple" xlink:show="embed" xlink:actuate="onLoad" draw:mime-type="image/jpeg"/>
</draw:frame>
<text:span text:style-name="T5">
foto：Facebook poltavka natalka</text:span>
</text:p>
      <text:p text:style-name="P4">
另一个朋友德米特里(Dmitry)尼古拉斯(Nicholas)认为，死去的英雄不仅是朋友，而且还考虑了“哥哥”。 一年前，男人并排捍卫乌克兰。</text:p>
      <text:p text:style-name="P4">
“我早些时候去了0，您让我保持了，如何表现，如何保持生活。 我总是听你的话，因为你是一个好军人的榜样。 我相信，在天空中，您将带着钻孔来迎接我们的警卫。 我永远不会忘记你 !!!!您将在我的记忆和塞金斯中。”  -  <text:a xlink:type="simple" xlink:href="https://www.facebook.com/permalink.php" text:style-name="Internet_20_link" text:visited-style-name="Visited_20_Internet_20_Link">
</text:a>
尼古拉斯。</text:p>
      <text:p text:style-name="P4">
德米特里·伊万诺夫(Dmitry Ivanov)返回盾牌上的敖德萨。 伴游和熟人英雄的最后道路。</text:p>
      <text:p text:style-name="P4">
<draw:frame draw:style-name="fr1" draw:name="Image67" text:anchor-type="as-char" svg:width="6.9236in" svg:height="4.615733in" draw:z-index="0">
<draw:image xlink:href="../Images/yкринформ/2023-04-23T09-00-00-03-00/1681566684-385.jpg" xlink:type="simple" xlink:show="embed" xlink:actuate="onLoad" draw:mime-type="image/jpeg"/>
</draw:frame>
<draw:frame draw:style-name="fr1" draw:name="Image68" text:anchor-type="as-char" svg:width="6.9236in" svg:height="4.615733in" draw:z-index="0">
<draw:image xlink:href="../Images/yкринформ/2023-04-23T09-00-00-03-00/1681566684-230.jpg" xlink:type="simple" xlink:show="embed" xlink:actuate="onLoad" draw:mime-type="image/jpeg"/>
</draw:frame>
“他已经从天堂到我们在祈祷和劳动中的工作，从我们的祖父和伟大的祖父那里来的圣地，从哥萨克人和赫特曼勇士的著名骚乱来到我们身边。 我们向英雄说再见，这是这种熟悉的乌克兰人的后裔。 代表他兄弟的人将拥有天国。 被诅咒的民族带到我们的土地上如此微风，给孩子和父母带来了眼泪。</text:p>
      <text:p text:style-name="P4">
永恒的记忆英雄!</text:p>
      <text:p text:style-name="P4">
<text:span text:style-name="T5">
第一张照片：Facebook Poltavka Natalka</text:span>
</text:p>
      <text:p text:style-name="P4">
News Source: <text:a xlink:type="simple" xlink:href="https://www.ukrinform.ua/rubric-ato/3696189-pamati-snajpera-dmitra-ivanova-pozivnij-bender.html" text:style-name="Internet_20_link" text:visited-style-name="Visited_20_Internet_20_Link">
https://www.ukrinform.ua/rubric-ato/3696189-pamati-snajpera-dmitra-ivanova-pozivnij-bender.html</text:a>
</text:p>
      <!--NEWS-->
      <text:h text:style-name="P10" text:outline-level="1">
<text:span text:style-name="T4">
Donetsk Oblast（15:05）。 红色警报：空中威胁。 警笛声。 立即掩盖！</text:span>
</text:h>
      <text:p text:style-name="P4">
作者: liveuamap (Language: en)</text:p>
      <text:p text:style-name="P4">
时间: 2023-04-23T09:07:00</text:p>
      <text:p text:style-name="P4">
地点: Donetsk Oblast (Latitude:48.72637 Longtitude:37.57792)</text:p>
      <text:p text:style-name="P4">
视频: []</text:p>
      <text:p text:style-name="P4">
图片: []</text:p>
      <text:p text:style-name="P4">
标签: ["Europe", "Central and Eastern Europe"]</text:p>
      <text:p text:style-name="P4">
Id: 22558065</text:p>
      <!--METADATA-->
      <text:p text:style-name="P4">
Donetsk Oblast(15:05). Red Alert: aerial threat. Sirens sounding. Take covernow!</text:p>
      <text:p text:style-name="P4">
News Collection Link: <text:a xlink:type="simple" xlink:href="https://liveuamap.com/en/2023/23-april-donetsk-oblast1505-red-alert-aerial-g" text:style-name="Internet_20_link" text:visited-style-name="Visited_20_Internet_20_Link">
https://liveuamap.com/en/2023/23-april-donetsk-oblast1505-red-alert-aerial-g</text:a>
</text:p>
      <text:p text:style-name="P4">
News Source: <text:a xlink:type="simple" xlink:href="https://t.me/air_alert_ua/43603" text:style-name="Internet_20_link" text:visited-style-name="Visited_20_Internet_20_Link">
https://t.me/air_alert_ua/43603</text:a>
</text:p>
      <!--NEWS-->
      <text:h text:style-name="P10" text:outline-level="1">
<text:span text:style-name="T4">
今天在赫尔森地区的基佐米村（Kizomys Village）炮击的结果2人受伤</text:span>
</text:h>
      <text:p text:style-name="P4">
作者: liveuamap (Language: en)</text:p>
      <text:p text:style-name="P4">
时间: 2023-04-23T09:08:51</text:p>
      <text:p text:style-name="P4">
地点: Kherson (Latitude:46.56358 Longtitude:32.33551)</text:p>
      <text:p text:style-name="P4">
视频: []</text:p>
      <text:p text:style-name="P4">
图片: []</text:p>
      <text:p text:style-name="P4">
标签: ["Europe", "Central and Eastern Europe"]</text:p>
      <text:p text:style-name="P4">
Id: 22558066</text:p>
      <!--METADATA-->
      <text:p text:style-name="P4">
2人因炮击而受伤的Kizomys村庄Kherson regionToday受伤</text:p>
      <text:p text:style-name="P4">
新闻集链接：<text:a xlink:type="simple" xlink:href="https://liveuamap.com/en/2023/23-april-2-person-wounded-as-result-of-shelling-in-kizomys" text:style-name="Internet_20_link" text:visited-style-name="Visited_20_Internet_20_Link">
https://liveuamap.com/en/2023/23-april-2-person-wounded-as-result-shelling-in-kizomys</text:a>
</text:p>
      <text:p text:style-name="P4">
News Source: <text:a xlink:type="simple" xlink:href="https://t.me/suspilnekherson/25265" text:style-name="Internet_20_link" text:visited-style-name="Visited_20_Internet_20_Link">
https://t.me/suspilnekherson/25265</text:a>
</text:p>
      <!--NEWS-->
      <text:h text:style-name="P10" text:outline-level="1">
<text:span text:style-name="T4">
美国撤离了苏丹大使馆工作人员</text:span>
</text:h>
      <text:p text:style-name="P4">
作者: Ukrinform (Person)</text:p>
      <text:p text:style-name="P4">
出版商: Укринформ (Organization)</text:p>
      <text:p text:style-name="P4">
出版时间: 2023-04-23T09:10:00+03:00</text:p>
      <text:p text:style-name="P4">
修改时间: 2023-04-23T09:10:00+03:00</text:p>
      <text:p text:style-name="P4">
描述: 美国军方完成了美国驻苏丹大使馆的撤离。  - 乌克林。</text:p>
      <text:p text:style-name="P4">
图片: ["<text:a xlink:type="simple" xlink:href="https://static.ukrinform.com/photos/2018_07/thumb_files/630_360_1530736867-9723.jpg" text:style-name="Internet_20_link" text:visited-style-name="Visited_20_Internet_20_Link">
630_360_15307...</text:a>
"]</text:p>
      <text:p text:style-name="P4">
标签: ['Байден', 'Евакуація', 'Посольство', 'США', 'Судан']</text:p>
      <text:p text:style-name="P4">
类型: Article</text:p>
      <!--METADATA-->
      <text:p text:style-name="P4">
<draw:frame draw:style-name="fr1" draw:name="Image69" text:anchor-type="as-char" svg:width="6.9236in" svg:height="3.956343in" draw:z-index="0">
<draw:image xlink:href="../Images/yкринформ/2023-04-23T09-10-00-03-00/630_360_1530736867-9723.jpg" xlink:type="simple" xlink:show="embed" xlink:actuate="onLoad" draw:mime-type="image/jpeg"/>
</draw:frame>
美国军方完成了美国驻苏丹大使馆的撤离。</text:p>
      <text:p text:style-name="P4">
美国总统乔·拜登(Joe Biden)在周六晚些时候据报道，乌克林福姆报道<text:a xlink:type="simple" xlink:href="https://abcnews.go.com/International/us-embassy-staff-sudan-evacuated-amid-fighting/story" text:style-name="Internet_20_link" text:visited-style-name="Visited_20_Internet_20_Link">
</text:a>
拜登通过袭击证实了美国外交官从喀土穆撤离，并表示政府将继续协助美国人在苏丹的美国人。</text:p>
      <text:p text:style-name="P4">
“我感谢成功交付他们的军事人员的无与伦比的技能(大使馆工人 - 编辑。)到一个安全的地方。 我在吉布提(Jibuti)，埃塞俄比亚和沙特阿拉伯(Saudi Arabia)上，他们扮演着我们行动的至关重要的角色。”他说。</text:p>
      <text:p text:style-name="P4">
<text:span text:style-name="T4">
另请阅读：</text:span>
 <text:a xlink:type="simple" xlink:href="https://www.ukrinform.ua/rubric-world/3699464-tureccina-evakuue-svoih-gromadan-iz-sudanu-cerez-tretu-krainu.html" text:style-name="Internet_20_link" text:visited-style-name="Visited_20_Internet_20_Link">
<text:span text:style-name="T4">
苏丹</text:span>
</text:a>
据白宫负责人说，大使馆将暂时关闭，但“苏丹人民的储蓄以及他们为自己寻求的未来的储蓄是无穷的。”</text:p>
      <text:p text:style-name="P4">
国务卿安东尼·眨眼说，大使馆活动的暂停<text:a xlink:type="simple" xlink:href="https://www.ukrinform.ua/tag-ssa" text:style-name="Internet_20_link" text:visited-style-name="Visited_20_Internet_20_Link">
</text:a>
在喀土特，这与他的员工安全风险有关。</text:p>
      <text:p text:style-name="P4">
声明说：“大规模的战斗造成了平民的大量死亡和伤害，并对主要基础设施造成了损害，并向我们大使馆的工作人员造成了不可接受的风险。”</text:p>
      <text:p text:style-name="P4">
正如乌克林福姆报道的那样，苏丹军队此前曾表示<text:a xlink:type="simple" xlink:href="https://www.ukrinform.ua/rubric-world/3699371-armia-sudanu-poobicala-zabezpeciti-evakuaciu-inozemnih-gromadan-u-najblizci-godini.html" text:style-name="Internet_20_link" text:visited-style-name="Visited_20_Internet_20_Link">
</text:a>
4月15日，在苏丹军队与“反应的力量”之间遇到紧张局势之后，查图姆(Chartum)听到了爆炸和枪击事件。 该国周围的冲突过渡到民间统治。</text:p>
      <text:p text:style-name="P4">
双方都使用坦克，炮兵，战斗机和其他重量级人物。</text:p>
      <text:p text:style-name="P4">
据世卫组织称，在苏丹在苏丹的冲突中被杀270人，2600人受伤。</text:p>
      <text:p text:style-name="P4">
News Source: <text:a xlink:type="simple" xlink:href="https://www.ukrinform.ua/rubric-world/3699486-ssa-evakuuvali-personal-posolstva-u-sudani.html" text:style-name="Internet_20_link" text:visited-style-name="Visited_20_Internet_20_Link">
https://www.ukrinform.ua/rubric-world/3699486-ssa-evakuuvali-personal-posolstva-u-sudani.html</text:a>
</text:p>
      <!--NEWS-->
      <text:h text:style-name="P10" text:outline-level="1">
<text:span text:style-name="T4">
Sinegubov展示了哈尔基夫俄罗斯人和该地区的火箭袭击的影响</text:span>
</text:h>
      <text:p text:style-name="P4">
作者: Ukrinform (Person)</text:p>
      <text:p text:style-name="P4">
出版商: Укринформ (Organization)</text:p>
      <text:p text:style-name="P4">
出版时间: 2023-04-23T09:20:15+03:00</text:p>
      <text:p text:style-name="P4">
修改时间: 2023-04-23T09:20:15+03:00</text:p>
      <text:p text:style-name="P4">
描述: 哈尔基夫地区军事行政部门的负责人奥列格·辛格布夫（Oleg Synigubov）展示了哈尔基夫及其该地区俄罗斯军队炮击的后果。  - 乌克林。</text:p>
      <text:p text:style-name="P4">
图片: ["<text:a xlink:type="simple" xlink:href="https://static.ukrinform.com/photos/2023_04/thumb_files/630_360_1682230584-934.jpeg" text:style-name="Internet_20_link" text:visited-style-name="Visited_20_Internet_20_Link">
630_360_16822...</text:a>
", "<text:a xlink:type="simple" xlink:href="https://static.ukrinform.com/photos/2023_04/1682230584-851.jpeg" text:style-name="Internet_20_link" text:visited-style-name="Visited_20_Internet_20_Link">
1682230584-85...</text:a>
"]</text:p>
      <text:p text:style-name="P4">
标签: ['Харків', 'Синєгубов', 'Війна з росією', 'Ракетний удар']</text:p>
      <text:p text:style-name="P4">
类型: Article</text:p>
      <!--METADATA-->
      <text:p text:style-name="P4">
<draw:frame draw:style-name="fr1" draw:name="Image70" text:anchor-type="as-char" svg:width="6.9236in" svg:height="3.956343in" draw:z-index="0">
<draw:image xlink:href="../Images/yкринформ/2023-04-23T09-20-15-03-00/630_360_1682230584-934.jpeg" xlink:type="simple" xlink:show="embed" xlink:actuate="onLoad" draw:mime-type="image/jpeg"/>
</draw:frame>
哈尔基夫地区军事行政部门负责人Oleg Synigubov展示了俄罗斯俄罗斯军队和该地区的后果。</text:p>
      <text:p text:style-name="P4">
根据乌克林福姆的说法，他在[]中出版的相应照片(https://t.me/synegubov/6020)。</text:p>
      <text:p text:style-name="P4">
根据Sinegubova的说法，“今晚，敌人撞到了哈尔基夫地区的火箭击中。(https://www.ukrinform.ua/tag-raketa)大概在空中，蔬菜工厂是前庭。 受损的温室，工作商店。”</text:p>
      <text:p text:style-name="P4">
根据OVA的负责人的说法，由于Kotlyakharkiv区的火箭袭击，有10栋房屋，一间车库和4辆汽车损坏了两座私人房屋。 有大火。 没有受害者。</text:p>
      <text:p text:style-name="P4">
<draw:frame draw:style-name="fr1" draw:name="Image71" text:anchor-type="as-char" svg:width="6.9236in" svg:height="5.1927in" draw:z-index="0">
<draw:image xlink:href="../Images/yкринформ/2023-04-23T09-20-15-03-00/1682230584-851.jpeg" xlink:type="simple" xlink:show="embed" xlink:actuate="onLoad" draw:mime-type="image/jpeg"/>
</draw:frame>
<text:span text:style-name="T4">
另请阅读：</text:span>
 <text:a xlink:type="simple" xlink:href="https://www.ukrinform.ua/rubric-regions/3699468-zagarbniki-minuloi-dobi-vipustili-236-snaradiv-po-hersonsini-e-zagibli-ta-poraneni.html" text:style-name="Internet_20_link" text:visited-style-name="Visited_20_Internet_20_Link">
</text:a>
“在过去的一天中，敌人在哈尔基夫，库皮斯克，丘格夫和波霍杜赫夫地区的定居点开火。</text:p>
      <text:p text:style-name="P4">
他补充说，该地区人道主义的魔力仍在继续。 在过去的一天中，SESA调查了14公顷以上的领土并处置了132个独家物体。</text:p>
      <text:p text:style-name="P4">
据乌克林福姆报道，俄罗斯联邦军队于4月22日晚上<text:a xlink:type="simple" xlink:href="https://www.ukrinform.ua/rubric-ato/3699428-rosiani-vdarili-po-harkivsini-raketami-s300-sonajmense-5-vlucan.html" text:style-name="Internet_20_link" text:visited-style-name="Visited_20_Internet_20_Link">
</text:a>
C-300导弹记录了丝毫打击。</text:p>
      <text:p text:style-name="P4">
News Source: <text:a xlink:type="simple" xlink:href="https://www.ukrinform.ua/rubric-ato/3699487-sinegubov-pokazav-naslidki-raketnogo-obstrilu-rosianami-harkova-ta-oblasti.html" text:style-name="Internet_20_link" text:visited-style-name="Visited_20_Internet_20_Link">
https://www.ukrinform.ua/rubric-ato/3699487-sinegubov-pokazav-naslidki-raketnogo-obstrilu-rosianami-harkova-ta-oblasti.html</text:a>
</text:p>
      <!--NEWS-->
      <text:h text:style-name="P10" text:outline-level="1">
<text:span text:style-name="T4">
费城进入了NBA季后赛的四分之一决赛，击败了“布鲁克林”</text:span>
</text:h>
      <text:p text:style-name="P4">
作者: Ukrinform (Person)</text:p>
      <text:p text:style-name="P4">
出版商: Укринформ (Organization)</text:p>
      <text:p text:style-name="P4">
出版时间: 2023-04-23T09:24:28+03:00</text:p>
      <text:p text:style-name="P4">
修改时间: 2023-04-23T09:24:28+03:00</text:p>
      <text:p text:style-name="P4">
描述: 在北美国家篮球协会（NBA）中，定期进行季后赛决斗。  - 乌克林。</text:p>
      <text:p text:style-name="P4">
图片: ["<text:a xlink:type="simple" xlink:href="https://static.ukrinform.com/photos/2023_04/thumb_files/630_360_1682231028-899.jpg" text:style-name="Internet_20_link" text:visited-style-name="Visited_20_Internet_20_Link">
630_360_16822...</text:a>
"]</text:p>
      <text:p text:style-name="P4">
标签: ['Баскетбол', 'НБА']</text:p>
      <text:p text:style-name="P4">
类型: Article</text:p>
      <!--METADATA-->
      <text:p text:style-name="P4">
<draw:frame draw:style-name="fr1" draw:name="Image72" text:anchor-type="as-char" svg:width="6.9236in" svg:height="3.956343in" draw:z-index="0">
<draw:image xlink:href="../Images/yкринформ/2023-04-23T09-24-28-03-00/630_360_1682231028-899.jpg" xlink:type="simple" xlink:show="embed" xlink:actuate="onLoad" draw:mime-type="image/jpeg"/>
</draw:frame>
在北美国家篮球协会(NBA)有季后赛裁判。</text:p>
      <text:p text:style-name="P4">
本赛季的第一季度入围者-2022/23是费城，后者击败了布鲁克林-96：88(22：29，18：19，26：15，30：25)赢得系列赛 -  4：0之后，传输了乌克林。</text:p>
      <text:p text:style-name="P4">
费城的下一个竞争对手将是波士顿和亚特兰大对抗的获胜者(系列-2：1).</text:p>
      <text:p text:style-name="P4">
<text:span text:style-name="T4">
Читайте також:</text:span>
 <text:a xlink:type="simple" xlink:href="https://www.ukrinform.ua/rubric-sports/3699178-viznacilisa-supernici-ukrainok-na-etapi-svitovoi-serii-z-basketbolu-3h3.html" text:style-name="Internet_20_link" text:visited-style-name="Visited_20_Internet_20_Link">
 <text:span text:style-name="T4">
баскетбол</text:span>
 </text:a>
<text:span text:style-name="T5">
 Resestats其他游戏日比赛：</text:span>
</text:p>
      <text:p text:style-name="P4">
“ Clicppers”  - “ Phopics”  -  100：112(30：23，17：25，31：35，22：29)，系列1：3中的帐户</text:p>
      <text:p text:style-name="P4">
迈阿密 - 米洛基 -  121：99(29：21，37：32，28：26，27：20)，系列-2：1</text:p>
      <text:p text:style-name="P4">
“湖人”  - “孟菲斯”  -  111：101(35：9，18：28，35：31，23：33)，系列-2：1。</text:p>
      <text:p text:style-name="P4">
照片：Globalokpress.com。</text:p>
      <text:p text:style-name="P4">
News Source: <text:a xlink:type="simple" xlink:href="https://www.ukrinform.ua/rubric-sports/3699489-filadelfia-vijsla-do-cvertfinalu-plejoff-nba-obigravsi-bruklin.html" text:style-name="Internet_20_link" text:visited-style-name="Visited_20_Internet_20_Link">
https://www.ukrinform.ua/rubric-sports/3699489-filadelfia-vijsla-do-cvertfinalu-plejoff-nba-obigravsi-bruklin.html</text:a>
</text:p>
      <!--NEWS-->
      <text:h text:style-name="P10" text:outline-level="1">
<text:span text:style-name="T4">
俄罗斯联邦试图推迟开放动员以最大程度地减少内部异议 - 英国的情报</text:span>
</text:h>
      <text:p text:style-name="P4">
作者: Ukrinform (Person)</text:p>
      <text:p text:style-name="P4">
出版商: Укринформ (Organization)</text:p>
      <text:p text:style-name="P4">
出版时间: 2023-04-23T09:27:00+03:00</text:p>
      <text:p text:style-name="P4">
修改时间: 2023-04-23T09:27:00+03:00</text:p>
      <text:p text:style-name="P4">
描述: 俄罗斯国防部已从一组志愿者发起了一项新的大型广告活动，以便俄罗斯当局寻求推迟开放动员以避免内部异议。  - 乌克林。</text:p>
      <text:p text:style-name="P4">
图片: ["<text:a xlink:type="simple" xlink:href="https://static.ukrinform.com/photos/2022_09/thumb_files/630_360_1663576850-585.jpg" text:style-name="Internet_20_link" text:visited-style-name="Visited_20_Internet_20_Link">
630_360_16635...</text:a>
"]</text:p>
      <text:p text:style-name="P4">
标签: ['Британія', 'Мобілізація', 'Розвідка', 'росія', 'Війна з росією']</text:p>
      <text:p text:style-name="P4">
类型: Article</text:p>
      <!--METADATA-->
      <text:p text:style-name="P4">
<draw:frame draw:style-name="fr1" draw:name="Image73" text:anchor-type="as-char" svg:width="6.9236in" svg:height="3.956343in" draw:z-index="0">
<draw:image xlink:href="../Images/yкринформ/2023-04-23T09-27-00-03-00/630_360_1663576850-585.jpg" xlink:type="simple" xlink:show="embed" xlink:actuate="onLoad" draw:mime-type="image/jpeg"/>
</draw:frame>
俄罗斯国防部已从样品中发起了一项新的大型广告活动，因此，俄罗斯当局寻求推迟开放动员，以加强内部异议。</text:p>
      <text:p text:style-name="P4">
正如乌克林福姆报道的那样，关于<text:a xlink:type="simple" xlink:href="https://twitter.com/DefenceHQ/status/1650012022371753984" text:style-name="Internet_20_link" text:visited-style-name="Visited_20_Internet_20_Link">
</text:a>
参考情报数据，告知英国的事工辩护。</text:p>
      <text:p text:style-name="P4">
如该建筑中所述，作为在俄罗斯社交网络，广告牌和电视上宣传的大型运动的一部分。</text:p>
      <text:p text:style-name="P4">
新广告吸引了潜在新兵的男性自豪感，解决了“真正的男人”，并强调加入军队的经济利益。</text:p>
      <text:p text:style-name="P4">
瓦格纳(Wagner)的私人军事公司还声称吸引了数量有限的俄罗斯战斗年龄男子，因为它可以停止招募。</text:p>
      <text:p text:style-name="P4">
<text:span text:style-name="T4">
另请阅读：</text:span>
 <text:a xlink:type="simple" xlink:href="https://www.ukrinform.ua/rubric-crimea/3698794-u-krimu-zrostae-nevdovolenna-naselenna-cerez-mobilizaciu-do-rosarmii-centr-nacsprotivu.html" text:style-name="Internet_20_link" text:visited-style-name="Visited_20_Internet_20_Link">
<text:span text:style-name="T4">
动员</text:span>
</text:a>
“这项运动仍然不太可能吸引既定的国防部目标 -  40万志愿者。 当局几乎可能寻求推迟任何新的公开强制性<text:a xlink:type="simple" xlink:href="https://www.ukrinform.ua/tag-mobilizacia" text:style-name="Internet_20_link" text:visited-style-name="Visited_20_Internet_20_Link">
</text:a>
尽可能最大程度地减少内部异议。”消息写道。</text:p>
      <text:p text:style-name="P4">
正如乌克林福姆报道的那样，英国的初步摘要是<text:a xlink:type="simple" xlink:href="https://www.ukrinform.ua/rubric-world/3699299-u-rf-skasuvali-akciu-bezsmertnij-polk-cerez-strah-pokazati-masstab-vtrat-britanska-rozvidka.html" text:style-name="Internet_20_link" text:visited-style-name="Visited_20_Internet_20_Link">
</text:a>
您可能不会强调乌克兰战争中损失的规模。</text:p>
      <text:p text:style-name="P4">
News Source: <text:a xlink:type="simple" xlink:href="https://www.ukrinform.ua/rubric-world/3699490-rf-pragne-vidklasti-vidkritu-mobilizaciu-sob-minimizuvati-vnutrisne-inakomislenna-rozvidka-britanii.html" text:style-name="Internet_20_link" text:visited-style-name="Visited_20_Internet_20_Link">
https://www.ukrinform.ua/rubric-world/3699490-rf-pragne-vidklasti-vidkritu-mobilizaciu-sob-minimizuvati-vnutrisne-inakomislenna-rozvidka-britanii.html</text:a>
</text:p>
      <!--NEWS-->
      <text:h text:style-name="P10" text:outline-level="1">
<text:span text:style-name="T4">
以色列早期警报系统将大大帮助乌克兰 - 伊格纳蒂</text:span>
</text:h>
      <text:p text:style-name="P4">
作者: Ukrinform (Person)</text:p>
      <text:p text:style-name="P4">
出版商: Укринформ (Organization)</text:p>
      <text:p text:style-name="P4">
出版时间: 2023-04-23T09:36:00+03:00</text:p>
      <text:p text:style-name="P4">
修改时间: 2023-04-23T09:36:00+03:00</text:p>
      <text:p text:style-name="P4">
描述: 以色列早期空气警报警报系统将帮助不同地区的乌克兰。  - 乌克林。</text:p>
      <text:p text:style-name="P4">
图片: ["<text:a xlink:type="simple" xlink:href="https://static.ukrinform.com/photos/2022_09/thumb_files/630_360_1662723765-520.jpg" text:style-name="Internet_20_link" text:visited-style-name="Visited_20_Internet_20_Link">
630_360_16627...</text:a>
"]</text:p>
      <text:p text:style-name="P4">
标签: ['Ізраїль', 'Ракета', 'Повітряні сили ЗСУ', 'Єдині новини']</text:p>
      <text:p text:style-name="P4">
类型: Article</text:p>
      <!--METADATA-->
      <text:p text:style-name="P4">
<draw:frame draw:style-name="fr1" draw:name="Image74" text:anchor-type="as-char" svg:width="6.9236in" svg:height="3.956343in" draw:z-index="0">
<draw:image xlink:href="../Images/yкринформ/2023-04-23T09-36-00-03-00/630_360_1662723765-520.jpg" xlink:type="simple" xlink:show="embed" xlink:actuate="onLoad" draw:mime-type="image/jpeg"/>
</draw:frame>
以色列早期空气警报警报系统将帮助不同地区的乌克兰。</text:p>
      <text:p text:style-name="P4">
关于<text:a xlink:type="simple" xlink:href="https://www.youtube.com/watch" text:style-name="Internet_20_link" text:visited-style-name="Visited_20_Internet_20_Link">
</text:a>
乌克利芬通讯员报道，武装部队武装部队的发言人说，全国性的电话“统一新闻”。</text:p>
      <text:p text:style-name="P4">
“目前需要早期警报系统。 至关重要的是要知道启动 - 必须及时做出反应并启动系统<text:a xlink:type="simple" xlink:href="https://www.ukrinform.ua/tag-ppo" text:style-name="Internet_20_link" text:visited-style-name="Visited_20_Internet_20_Link">
</text:a>
。 如果存在威胁，早期学习系统可以迅速提供此类信息。” Ignat说。</text:p>
      <text:p text:style-name="P4">
他指出，这样的系统可以极大地帮助乌克兰各种大火。</text:p>
      <text:p text:style-name="P4">
“您看到了Zaporozhye发生的事情，当时RSSU受到住宅建筑的袭击。 弹丸飞行几分钟。 发言人强调说，当没有时间及时就没有时间隐藏的时间。</text:p>
      <text:p text:style-name="P4">
据他说，这也适用于C-300和C-400防空导弹。</text:p>
      <text:p text:style-name="P4">
<text:span text:style-name="T4">
另请阅读：</text:span>
 <text:a xlink:type="simple" xlink:href="https://www.ukrinform.ua/rubric-polytics/3672389-u-vidmovi-izrailu-peredati-ukraini-ppo-hawk-nemae-zlogo-umislu-voni-nepridatni-posol.html" text:style-name="Internet_20_link" text:visited-style-name="Visited_20_Internet_20_Link">
<text:span text:style-name="T4">
拒绝</text:span>
 <text:span text:style-name="T4">
以色列</text:span>
 <text:span text:style-name="T4">
 </text:span>
 <text:span text:style-name="T4">
 </text:span>
 <text:span text:style-name="T4">
 </text:span>
 <text:span text:style-name="T4">
 </text:span>
 <text:span text:style-name="T4">
 </text:span>
 <text:span text:style-name="T4">
 </text:span>
 <text:span text:style-name="T4">
 </text:span>
 <text:span text:style-name="T4">
 AIR DEAFAND </text:span>
<text:span text:style-name="T4">
 HAWK </text:span>
 <text:span text:style-name="T4">
 </text:span>
否<text:span text:style-name="T4">
 </text:span>
恶作剧<text:span text:style-name="T4">
 </text:span>
 <text:span text:style-name="T4">
 </text:span>
 <text:span text:style-name="T4">
 </text:span>
 <text:span text:style-name="T4">
 </text:span>
 <text:span text:style-name="T4">
 intent </text:span>
 <text:span text:style-name="T4">
 </text:span>
他们<text:span text:style-name="T4">
 </text:span>
不适合<text:span text:style-name="T4">
 </text:span>
 <text:span text:style-name="T4">
 </text:span>
 <text:span text:style-name="T4">
大使</text:span>
</text:a>
Ignatus还强调，有关威胁的信息的及时性取决于人类的生命。</text:p>
      <text:p text:style-name="P4">
视频：国家远镜“一新新闻”</text:p>
      <text:p text:style-name="P4">
正如乌克林福姆报道的那样，以色列正在研究<text:a xlink:type="simple" xlink:href="https://www.ukrinform.ua/rubric-ato/3672431-izrailska-sistema-rannogo-opovisenna-bude-viprobuvana-v-kievi-posol-ukraini.html" text:style-name="Internet_20_link" text:visited-style-name="Visited_20_Internet_20_Link">
</text:a>
关于基辅ibestilitor的火箭弹的接近，随后可以将其扩展到其他地区。</text:p>
      <text:p text:style-name="P4">
在以色列，有强大的雷达计算火箭苍蝇的位置，以伊赛琳娜(Isirena)包含在特定的位置。 此外，警笛发出了一个特殊的信号，表明人口中有多少分钟可以藏在庇护所里。</text:p>
      <text:p text:style-name="P4">
News Source: <text:a xlink:type="simple" xlink:href="https://www.ukrinform.ua/rubric-ato/3699497-izrailska-sistema-rannogo-opovisenna-suttevo-dopomoze-ukraini-ignat.html" text:style-name="Internet_20_link" text:visited-style-name="Visited_20_Internet_20_Link">
https://www.ukrinform.ua/rubric-ato/3699497-izrailska-sistema-rannogo-opovisenna-suttevo-dopomoze-ukraini-ignat.html</text:a>
</text:p>
      <!--NEWS-->
      <text:h text:style-name="P10" text:outline-level="1">
<text:span text:style-name="T4">
在卢汉斯地区，入侵者不承担本地制造商产品的出售</text:span>
</text:h>
      <text:p text:style-name="P4">
作者: Ukrinform (Person)</text:p>
      <text:p text:style-name="P4">
出版商: Укринформ (Organization)</text:p>
      <text:p text:style-name="P4">
出版时间: 2023-04-23T09:36:29+03:00</text:p>
      <text:p text:style-name="P4">
修改时间: 2023-04-23T09:36:29+03:00</text:p>
      <text:p text:style-name="P4">
描述: 在卢汉斯克地区暂时捕获的领土上，入侵者拒绝销售当地生产商的产品。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Луганщина', 'Продукти', 'Війна з росією']</text:p>
      <text:p text:style-name="P4">
类型: Article</text:p>
      <!--METADATA-->
      <text:p text:style-name="P4">
<draw:frame draw:style-name="fr1" draw:name="Image75" text:anchor-type="as-char" svg:width="6.9236in" svg:height="3.956343in" draw:z-index="0">
<draw:image xlink:href="../Images/yкринформ/2023-04-23T09-36-29-03-00/630_360_1668461240-442.jpg" xlink:type="simple" xlink:show="embed" xlink:actuate="onLoad" draw:mime-type="image/jpeg"/>
</draw:frame>
入侵者及时被卢汉斯克地区的俄罗斯人捕获，意识到当地制造商的产品出售。</text:p>
      <text:p text:style-name="P4">
根据乌克林福姆的说法，卢汉斯克地区军事管理部门负责人阿尔特姆·利索戈尔(Artem Lisogor)在[]中报道了这一点。(https://www.facebook.com/odalug/posts/pfbid0LrsMb3ZLpGivuzRq1TvGWxPVCuBrnt2KWUdfJkEwM9hFBi5AJ4Bm8TNESuqZfCxal).</text:p>
      <text:p text:style-name="P4">
За його словами, "починаючи з 2014 року мережі супермаркетів налагодиливигідні їм зв’язки з постачальниками, встановлюють ціни на власний розсуд.Тому поява нових місцевих виробників у 2022 році виявилася майже нікому невигідна".</text:p>
      <text:p text:style-name="P4">
Як приклад, зазначив Лисогор, у такій ситуації опинився сирзавод з Марківки."Хоча ціни на марківські сири навіть із накруткою торговельної мережі єнижчими за білоруські та російські. Але це було б вигідно тільки місцевимпокупцям, але аж ніяк не бізнесу окупантів. Наразі завод завантажений лише на40% потужності".</text:p>
      <text:p text:style-name="P4">
<text:span text:style-name="T4">
Читайте також:</text:span>
 <text:a xlink:type="simple" xlink:href="https://www.ukrinform.ua/rubric-regions/3697547-na-lugansini-za-tri-kilometri-vid-linii-frontu-viavili-shron-z-boepripasami.html" text:style-name="Internet_20_link" text:visited-style-name="Visited_20_Internet_20_Link">
 <text:span text:style-name="T4">
Луганщ</text:span>
 </text:a>
此外，OVA的负责人在冬季的SO称为“ LNR”中报道说，将扩大银行分支机构和自动取款机的网络。 “但是，该声明是一个很高的水平，仅是为了放心的人口而设计的。一家俄罗斯银行被银行体系垄断了。</text:p>
      <text:p text:style-name="P4">
是的，在<text:a xlink:type="simple" xlink:href="https://www.ukrinform.ua/tag-severodoneck" text:style-name="Internet_20_link" text:visited-style-name="Visited_20_Internet_20_Link">
</text:a>
整个城市还有更多的城市，仅在午餐前开放。 “公用事业人每天都会聚集在那里。他们会收到单位。在邻近的定居点中，他们的情况并不好。为了解决问题，人们被迫去Dolugansk。但是您不会去整个城市。它仍然存在。</text:p>
      <text:p text:style-name="P4">
正如乌克林福姆(Ukrinform)报道的那样，在俄罗斯卢汉斯地区的临时领土上。(https://www.ukrinform.ua/rubric-regions/3697762-zagarbniki-zavozat-na-lugansinu-baskirskih-doroznikiv-dla-remontu-avtoslahiv-ova.html)用于维修高速公路。</text:p>
      <text:p text:style-name="P4">
News Source: <text:a xlink:type="simple" xlink:href="https://www.ukrinform.ua/rubric-regions/3699494-na-lugansini-zagarbniki-ne-berut-na-realizaciu-produkti-miscevih-virobnikiv.html" text:style-name="Internet_20_link" text:visited-style-name="Visited_20_Internet_20_Link">
https://www.ukrinform.ua/rubric-regions/3699494-na-lugansini-zagarbniki-ne-berut-na-realizaciu-produkti-miscevih-virobnikiv.html</text:a>
</text:p>
      <!--NEWS-->
      <text:h text:style-name="P10" text:outline-level="1">
<text:span text:style-name="T4">
夜间入侵者对斯拉维扬斯克进行了导弹罢工</text:span>
</text:h>
      <text:p text:style-name="P4">
作者: Ukrinform (Person)</text:p>
      <text:p text:style-name="P4">
出版商: Укринформ (Organization)</text:p>
      <text:p text:style-name="P4">
出版时间: 2023-04-23T09:43:00+03:00</text:p>
      <text:p text:style-name="P4">
修改时间: 2023-04-23T09:43:00+03:00</text:p>
      <text:p text:style-name="P4">
描述: 到了晚上，俄罗斯军队对斯拉夫扬斯克进行了火箭袭击，导致几个私人房屋受伤。  - 乌克林。</text:p>
      <text:p text:style-name="P4">
图片: ["<text:a xlink:type="simple" xlink:href="https://static.ukrinform.com/photos/2023_04/thumb_files/630_360_1682232221-106.jpeg" text:style-name="Internet_20_link" text:visited-style-name="Visited_20_Internet_20_Link">
630_360_16822...</text:a>
"]</text:p>
      <text:p text:style-name="P4">
标签: ['Обстріл', "Слов'янськ", 'Війна з росією', 'Ракетний удар']</text:p>
      <text:p text:style-name="P4">
类型: Article</text:p>
      <!--METADATA-->
      <text:p text:style-name="P4">
<draw:frame draw:style-name="fr1" draw:name="Image76" text:anchor-type="as-char" svg:width="6.9236in" svg:height="3.956343in" draw:z-index="0">
<draw:image xlink:href="../Images/yкринформ/2023-04-23T09-43-00-03-00/630_360_1682232221-106.jpeg" xlink:type="simple" xlink:show="embed" xlink:actuate="onLoad" draw:mime-type="image/jpeg"/>
</draw:frame>
宇宙部队向斯拉维扬斯克(Slavyansk)击中了导弹，这就是为什么私人房屋受害者受到影响的原因。</text:p>
      <text:p text:style-name="P4">
正如乌克林福姆报道的那样，关于<text:a xlink:type="simple" xlink:href="https://t.me/slv_vca/8066" text:style-name="Internet_20_link" text:visited-style-name="Visited_20_Internet_20_Link">
</text:a>
斯拉夫MBA报告。</text:p>
      <text:p text:style-name="P4">
“下一个 <text:a xlink:type="simple" xlink:href="https://www.ukrinform.ua/tag-raketnij-udar" text:style-name="Internet_20_link" text:visited-style-name="Visited_20_Internet_20_Link">
</text:a>
这座城市在夜晚概述。 这次，C-300火箭击中了切割附近的LISN。 几个私人房屋受伤。 幸运的是，有一个穷人。” Mva Vadim Liakh的负责人说。</text:p>
      <text:p text:style-name="P4">
莉亚还敦促当地人避免参观群众聚会的墓地。</text:p>
      <text:p text:style-name="P4">
<text:span text:style-name="T4">
另请阅读：</text:span>
 <text:a xlink:type="simple" xlink:href="https://www.ukrinform.ua/rubric-regions/3699445-u-slovansku-prolunala-seria-vibuhiv.html" text:style-name="Internet_20_link" text:visited-style-name="Visited_20_Internet_20_Link">
</text:a>
正如乌克林福姆报道的那样，俄罗斯联合会过去的一天，4月22日，<text:a xlink:type="simple" xlink:href="https://www.ukrinform.ua/rubric-sports/3699479-unaslidok-obstriliv-na-doneccini-poraneni-cetvero-civilnih.html" text:style-name="Internet_20_link" text:visited-style-name="Visited_20_Internet_20_Link">
</text:a>
<text:span text:style-name="T5">
foto：Telegram Slavic City VA Informs</text:span>
</text:p>
      <text:p text:style-name="P4">
News Source: <text:a xlink:type="simple" xlink:href="https://www.ukrinform.ua/rubric-ato/3699496-rosiani-vnoci-zavdali-raketnogo-udaru-po-slovansku.html" text:style-name="Internet_20_link" text:visited-style-name="Visited_20_Internet_20_Link">
https://www.ukrinform.ua/rubric-ato/3699496-rosiani-vnoci-zavdali-raketnogo-udaru-po-slovansku.html</text:a>
</text:p>
      <!--NEWS-->
      <text:h text:style-name="P10" text:outline-level="1">
<text:span text:style-name="T4">
NHL：维加斯在斯坦利杯季后赛的比赛中击败温尼伯</text:span>
</text:h>
      <text:p text:style-name="P4">
作者: Ukrinform (Person)</text:p>
      <text:p text:style-name="P4">
出版商: Укринформ (Organization)</text:p>
      <text:p text:style-name="P4">
出版时间: 2023-04-23T09:51:01+03:00</text:p>
      <text:p text:style-name="P4">
修改时间: 2023-04-23T09:51:01+03:00</text:p>
      <text:p text:style-name="P4">
描述: 在北美国家曲棍球联盟（NHL）中，斯坦利杯的1/8决赛的常规比赛发生。  - 乌克林。</text:p>
      <text:p text:style-name="P4">
图片: ["<text:a xlink:type="simple" xlink:href="https://static.ukrinform.com/photos/2023_04/thumb_files/630_360_1682232586-211.jpg" text:style-name="Internet_20_link" text:visited-style-name="Visited_20_Internet_20_Link">
630_360_16822...</text:a>
"]</text:p>
      <text:p text:style-name="P4">
标签: ['хокей', 'Кубок Стенлі']</text:p>
      <text:p text:style-name="P4">
类型: Article</text:p>
      <!--METADATA-->
      <text:p text:style-name="P4">
<draw:frame draw:style-name="fr1" draw:name="Image77" text:anchor-type="as-char" svg:width="6.9236in" svg:height="3.956343in" draw:z-index="0">
<draw:image xlink:href="../Images/yкринформ/2023-04-23T09-51-01-03-00/630_360_1682232586-211.jpg" xlink:type="simple" xlink:show="embed" xlink:actuate="onLoad" draw:mime-type="image/jpeg"/>
</draw:frame>
在北美国家曲棍球联盟(NHL)斯坦利杯的定期比赛1/8决赛。</text:p>
      <text:p text:style-name="P4">
加拿大家庭竞技场生活中心的“温尼伯”让位于拉斯维加斯的武士-4：5(1：2，0：2，3：0，0：0：0，0：1)，系列中的帐户-1：2，传输乌克林。</text:p>
      <text:p text:style-name="P4">
<text:span text:style-name="T4">
另请阅读：</text:span>
 <text:a xlink:type="simple" xlink:href="https://www.ukrinform.ua/rubric-sports/3699227-nhl-ajlenders-zdobuv-persu-peremogu-nad-karolinou-u-serii-kubka-stenli.html" text:style-name="Internet_20_link" text:visited-style-name="Visited_20_Internet_20_Link">
</text:a>
比赛日的其他决斗的结果：_  “坦帕-bi”  - “多伦多”  -  3：4这里(2：2，1：0，0：1，0：1)，系列账单-1：2</text:p>
      <text:p text:style-name="P4">
游骑兵 - 新泽西-1：2(0：0，1：1，0：0，0：1)，系列2：1中的帐户</text:p>
      <text:p text:style-name="P4">
“西雅图”  - “科罗拉多”  -  4：6(1：2、2：1、1：3)，系列中的帐户-1：2。</text:p>
      <text:p text:style-name="P4">
照片：盖蒂图像。</text:p>
      <text:p text:style-name="P4">
News Source: <text:a xlink:type="simple" xlink:href="https://www.ukrinform.ua/rubric-sports/3699499-nhl-vegas-po-bulitah-obigrav-vinnipeg-u-matci-serii-plejoff-kubka-stenli.html" text:style-name="Internet_20_link" text:visited-style-name="Visited_20_Internet_20_Link">
https://www.ukrinform.ua/rubric-sports/3699499-nhl-vegas-po-bulitah-obigrav-vinnipeg-u-matci-serii-plejoff-kubka-stenli.html</text:a>
</text:p>
      <!--NEWS-->
      <text:h text:style-name="P10" text:outline-level="1">
<text:span text:style-name="T4">
塞浦路斯冻结了帮助俄罗斯寡头绕过制裁的人的帐户</text:span>
</text:h>
      <text:p text:style-name="P4">
作者: Ukrinform (Person)</text:p>
      <text:p text:style-name="P4">
出版商: Укринформ (Organization)</text:p>
      <text:p text:style-name="P4">
出版时间: 2023-04-23T09:58:00+03:00</text:p>
      <text:p text:style-name="P4">
修改时间: 2023-04-23T09:58:00+03:00</text:p>
      <text:p text:style-name="P4">
描述: 根据美国和英国的说法，塞浦路斯已采取了艰难的措施，这些人和公司帮助俄罗斯寡头规避了通过俄罗斯在乌克兰的战争实施的制裁。  - 乌克林。</text:p>
      <text:p text:style-name="P4">
图片: ["<text:a xlink:type="simple" xlink:href="https://static.ukrinform.com/photos/2023_04/thumb_files/630_360_1682233642-642.jpg" text:style-name="Internet_20_link" text:visited-style-name="Visited_20_Internet_20_Link">
630_360_16822...</text:a>
"]</text:p>
      <text:p text:style-name="P4">
标签: ['Антиросійські санкції', 'Банк', 'Кіпр', 'Війна з росією']</text:p>
      <text:p text:style-name="P4">
类型: Article</text:p>
      <!--METADATA-->
      <text:p text:style-name="P4">
<draw:frame draw:style-name="fr1" draw:name="Image78" text:anchor-type="as-char" svg:width="6.9236in" svg:height="3.956343in" draw:z-index="0">
<draw:image xlink:href="../Images/yкринформ/2023-04-23T09-58-00-03-00/630_360_1682233642-642.jpg" xlink:type="simple" xlink:show="embed" xlink:actuate="onLoad" draw:mime-type="image/jpeg"/>
</draw:frame>
根据美国和英国的说法，塞浦路斯的公路措施有助于俄罗斯寡头规避俄罗斯通过俄罗斯实施的制裁。</text:p>
      <text:p text:style-name="P4">
这是由塞浦路斯·帕夫洛斯·约翰(Cyprus Pavlos John)的专员指出的，乌克林福姆向[]报告(https://www.barrons.com/news/cyprus-says-cracking-down-on-ukraine-war-sanctions-busters-ad6928db)根据约翰的说法，各个个人和法人的资产被冻结了。</text:p>
      <text:p text:style-name="P4">
俄罗斯大型侨民居住在塞浦路斯。</text:p>
      <text:p text:style-name="P4">
英国和美国以前对13名公民实施了制裁<text:a xlink:type="simple" xlink:href="https://www.ukrinform.ua/tag-kipr" text:style-name="Internet_20_link" text:visited-style-name="Visited_20_Internet_20_Link">
</text:a>
正如他们所说的那样，这些公司帮助俄罗斯寡头在2022年2月入侵乌克兰后避免了制裁和隐藏其金融资产。</text:p>
      <text:p text:style-name="P4">
<text:span text:style-name="T4">
另请阅读：</text:span>
 <text:a xlink:type="simple" xlink:href="https://www.ukrinform.ua/rubric-economy/3697199-berlin-namagaetsa-zapobigti-obhodu-antirosijskih-sankcij.html" text:style-name="Internet_20_link" text:visited-style-name="Visited_20_Internet_20_Link">
</text:a>
政府康斯坦丁诺斯·莱蒂伯蒂斯(Constantinos Letimbiotis)的发言人说，尼科西亚(Nicosia)承担了对美国和英国人被指控允许寡头经历通过战争实施的制裁的所有塞普里特人的责任。</text:p>
      <text:p text:style-name="P4">
本周，塞浦路斯·康斯坦丁斯·希罗多德斯(Cyprus Constantinos Herodotus)的中央银行负责人报告说，塞浦路斯银行(Nicos Khristodulidassa)表示，塞浦路斯银行已经冻结了13人和许多塞浦路斯公司的帐户。</text:p>
      <text:p text:style-name="P4">
据他说，近年来，当局已关闭了43,000家加热的公司，即“可疑”银行帐户。 他说，所有银行存款中只有2.2％属于俄罗斯人。</text:p>
      <text:p text:style-name="P4">
<text:span text:style-name="T4">
另请阅读：</text:span>
 <text:a xlink:type="simple" xlink:href="https://www.ukrinform.ua/rubric-economy/3698618-avstria-zamorozila-rosijski-aktivi-na-2-milardi.html" text:style-name="Internet_20_link" text:visited-style-name="Visited_20_Internet_20_Link">
</text:a>
同时，Philelefteros报纸报道说，塞浦路斯银行“警告了4000名拥有俄罗斯护照并且不是欧盟国家居民的客户，他们的帐户将被关闭”。</text:p>
      <text:p text:style-name="P4">
作为 <text:a xlink:type="simple" xlink:href="https://www.ukrinform.ua/rubric-economy/3697412-najbilsij-kiprskij-bank-zakrivae-rahunki-rosian.html" text:style-name="Internet_20_link" text:visited-style-name="Visited_20_Internet_20_Link">
 </text:a>
据《福布斯》报道，俄罗斯帐户不仅是塞浦路斯银行，而且是其他当地银行，包括希腊希腊银行和阿尔法银行的单位。 根据该出版物，新的限制与银行银行有关，以与俄罗斯客户一起制定制裁工艺。</text:p>
      <text:p text:style-name="P4">
<text:span text:style-name="T5">
foto：shutterstock</text:span>
</text:p>
      <text:p text:style-name="P4">
News Source: <text:a xlink:type="simple" xlink:href="https://www.ukrinform.ua/rubric-world/3699502-kipr-zamoroziv-rahunki-osib-aki-dopomagali-rosijskim-oligarham-obhoditi-sankcii.html" text:style-name="Internet_20_link" text:visited-style-name="Visited_20_Internet_20_Link">
https://www.ukrinform.ua/rubric-world/3699502-kipr-zamoroziv-rahunki-osib-aki-dopomagali-rosijskim-oligarham-obhoditi-sankcii.html</text:a>
</text:p>
      <!--NEWS-->
      <text:h text:style-name="P10" text:outline-level="1">
<text:span text:style-name="T4">
到秋天，俄罗斯甚至无法积累三分之一的导弹 - 空军</text:span>
</text:h>
      <text:p text:style-name="P4">
作者: Ukrinform (Person)</text:p>
      <text:p text:style-name="P4">
出版商: Укринформ (Organization)</text:p>
      <text:p text:style-name="P4">
出版时间: 2023-04-23T10:12:00+03:00</text:p>
      <text:p text:style-name="P4">
修改时间: 2023-04-23T10:12:00+03:00</text:p>
      <text:p text:style-name="P4">
描述: 在秋季和冬季，俄罗斯发布了大量导弹 - 即使该时期的三分之一也无法累积。  - 乌克林。</text:p>
      <text:p text:style-name="P4">
图片: ["<text:a xlink:type="simple" xlink:href="https://static.ukrinform.com/photos/2023_03/thumb_files/630_360_1678112971-291.jpg" text:style-name="Internet_20_link" text:visited-style-name="Visited_20_Internet_20_Link">
630_360_16781...</text:a>
"]</text:p>
      <text:p text:style-name="P4">
标签: ['Ракета', 'Повітряні сили ЗСУ', 'Війна з росією', 'Єдині новини']</text:p>
      <text:p text:style-name="P4">
类型: Article</text:p>
      <!--METADATA-->
      <text:p text:style-name="P4">
<draw:frame draw:style-name="fr1" draw:name="Image79" text:anchor-type="as-char" svg:width="6.9236in" svg:height="3.956343in" draw:z-index="0">
<draw:image xlink:href="../Images/yкринформ/2023-04-23T10-12-00-03-00/630_360_1678112971-291.jpg" xlink:type="simple" xlink:show="embed" xlink:actuate="onLoad" draw:mime-type="image/jpeg"/>
</draw:frame>
在伊夫齐卡卡(Ivzimka)的秋天，俄罗斯发布了大量导弹 - 它将无法累积该秋天的三分之一。</text:p>
      <text:p text:style-name="P4">
关于<text:a xlink:type="simple" xlink:href="https://www.youtube.com/watch" text:style-name="Internet_20_link" text:visited-style-name="Visited_20_Internet_20_Link">
</text:a>
据报道，尤里伊·伊格纳特(Yuriy Ignat)是武装部队武装部队武装部队武装部队武装部队武装部队空军的发言人。</text:p>
      <text:p text:style-name="P4">
“在秋天和冬季，俄罗斯发布了大量<text:a xlink:type="simple" xlink:href="https://www.ukrinform.ua/tag-raketa" text:style-name="Internet_20_link" text:visited-style-name="Visited_20_Internet_20_Link">
</text:a>
。 她甚至无法积累其余时期的支持。 在制裁的背景下，生产正在进行中，这并不容易。” Ignat说。</text:p>
      <text:p text:style-name="P4">
<text:span text:style-name="T4">
另请阅读：</text:span>
 <text:a xlink:type="simple" xlink:href="https://www.ukrinform.ua/rubric-ato/3697461-rosia-moze-gotuvati-raketnij-udar-na-travnevi-svata-gumenuk.html" text:style-name="Internet_20_link" text:visited-style-name="Visited_20_Internet_20_Link">
<text:span text:style-name="T4">
导弹</text:span>
</text:a>
他建议敌人试图获得其他国家的其他系统。</text:p>
      <text:p text:style-name="P4">
“他们将能够积累一些东西，但是他们积累的年龄的潜力不太可能</text:p>
      <text:p text:style-name="P4">
视频：唯一的新闻电视</text:p>
      <text:p text:style-name="P4">
正如乌克林福姆报道的那样，早春的俄罗斯军队<text:a xlink:type="simple" xlink:href="https://www.ukrinform.ua/rubric-ato/3696711-vorog-z-vesni-zminiv-taktiku-obstriliv-ignat.html" text:style-name="Internet_20_link" text:visited-style-name="Visited_20_Internet_20_Link">
</text:a>
乌克兰领土。</text:p>
      <text:p text:style-name="P4">
News Source: <text:a xlink:type="simple" xlink:href="https://www.ukrinform.ua/rubric-ato/3699506-rosii-do-oseni-ne-vdastsa-nakopiciti-navit-tretinu-vid-vipusenih-neu-raket-povitrani-sili.html" text:style-name="Internet_20_link" text:visited-style-name="Visited_20_Internet_20_Link">
https://www.ukrinform.ua/rubric-ato/3699506-rosii-do-oseni-ne-vdastsa-nakopiciti-navit-tretinu-vid-vipusenih-neu-raket-povitrani-sili.html</text:a>
</text:p>
      <!--NEWS-->
      <text:h text:style-name="P10" text:outline-level="1">
<text:span text:style-name="T4">
Kharkiv地区的边界定居点每天进行60次炮击 -  OVA的头部</text:span>
</text:h>
      <text:p text:style-name="P4">
作者: Ukrinform (Person)</text:p>
      <text:p text:style-name="P4">
出版商: Укринформ (Organization)</text:p>
      <text:p text:style-name="P4">
出版时间: 2023-04-23T10:14:00+03:00</text:p>
      <text:p text:style-name="P4">
修改时间: 2023-04-23T10:14:00+03:00</text:p>
      <text:p text:style-name="P4">
描述: 与俄罗斯联邦边界附近的哈尔基夫地区定居点每天都会遭受高达60个敌人的炮击。  - 乌克林。</text:p>
      <text:p text:style-name="P4">
图片: ["<text:a xlink:type="simple" xlink:href="https://static.ukrinform.com/photos/2023_04/thumb_files/630_360_1682234491-487.jpg" text:style-name="Internet_20_link" text:visited-style-name="Visited_20_Internet_20_Link">
630_360_16822...</text:a>
"]</text:p>
      <text:p text:style-name="P4">
标签: ['Обстріл', 'Харківщина', 'Війна з росією', 'Єдині новини']</text:p>
      <text:p text:style-name="P4">
类型: Article</text:p>
      <!--METADATA-->
      <text:p text:style-name="P4">
<draw:frame draw:style-name="fr1" draw:name="Image80" text:anchor-type="as-char" svg:width="6.9236in" svg:height="3.956343in" draw:z-index="0">
<draw:image xlink:href="../Images/yкринформ/2023-04-23T10-14-00-03-00/630_360_1682234491-487.jpg" xlink:type="simple" xlink:show="embed" xlink:actuate="onLoad" draw:mime-type="image/jpeg"/>
</draw:frame>
每天在与俄罗斯联邦边界附近的哈尔基夫地区每天进行60种敌人的炮击。</text:p>
      <text:p text:style-name="P4">
在Teleterna的“一个新闻” <text:a xlink:type="simple" xlink:href="https://www.facebook.com/synegubov.oleg/posts/pfbid0mghGV1z2SXYshvMKjxnCaAMgaN3VK4tK79LrQXAwgkvPFwYPRUHnwDbTqqWnxRwCl" text:style-name="Internet_20_link" text:visited-style-name="Visited_20_Internet_20_Link">
</text:a>
Kharkiv OVA负责人Oleg Synigubov报道了乌克林代表通讯员。</text:p>
      <text:p text:style-name="P4">
“我们 <text:a xlink:type="simple" xlink:href="https://www.ukrinform.ua/tag-obstril" text:style-name="Internet_20_link" text:visited-style-name="Visited_20_Internet_20_Link">
 </text:a>
该地区北部的点至少40到60倍，该点位于俄罗斯联邦边界。 此外，当前最活跃的战斗正在进行中，实际上是通过前线的Vovchansky，库皮安的指示 - 有一个敌人可以击败我们军队的位置并突破，它也消失了，消失了，” Synigubov。说。</text:p>
      <text:p text:style-name="P4">
_viso：电信“统一新闻” _</text:p>
      <text:p text:style-name="P4">
据他介绍，该地区的DE工业领土中的电力供应的降解和恢复仍在继续。 在两周内，有可能恢复超过2000个订户的电力。 此过程是直接相关的。 特别是，在200米传输线的脱落中损坏了将近250个爆炸物。</text:p>
      <text:p text:style-name="P4">
卡尔基夫地区总共约有5.5万公顷的土地。</text:p>
      <text:p text:style-name="P4">
<text:span text:style-name="T4">
另请阅读：</text:span>
 <text:a xlink:type="simple" xlink:href="https://www.ukrinform.ua/rubric-ato/3699487-sinegubov-pokazav-naslidki-raketnogo-obstrilu-rosianami-harkova-ta-oblasti.html" text:style-name="Internet_20_link" text:visited-style-name="Visited_20_Internet_20_Link">
<text:span text:style-name="T4">
 sinegubov </text:span>
</text:a>
据乌克林福姆报道，俄罗斯联邦军队于4月22日晚上<text:a xlink:type="simple" xlink:href="https://www.ukrinform.ua/rubric-ato/3699428-rosiani-vdarili-po-harkivsini-raketami-s300-sonajmense-5-vlucan.html" text:style-name="Internet_20_link" text:visited-style-name="Visited_20_Internet_20_Link">
</text:a>
，至少记录了5个节拍。</text:p>
      <text:p text:style-name="P4">
<text:span text:style-name="T5">
foto：Facebook Oleg sinegubov</text:span>
</text:p>
      <text:p text:style-name="P4">
News Source: <text:a xlink:type="simple" xlink:href="https://www.ukrinform.ua/rubric-regions/3699507-prikordonni-naseleni-punkti-harkivsini-sodna-zaznaut-do-60-obstriliv-glava-ova.html" text:style-name="Internet_20_link" text:visited-style-name="Visited_20_Internet_20_Link">
https://www.ukrinform.ua/rubric-regions/3699507-prikordonni-naseleni-punkti-harkivsini-sodna-zaznaut-do-60-obstriliv-glava-ova.html</text:a>
</text:p>
      <!--NEWS-->
      <text:h text:style-name="P10" text:outline-level="1">
<text:span text:style-name="T4">
Donetsk Oblast（16:17）。 红色警报：空中威胁。 警笛声。 立即掩盖！</text:span>
</text:h>
      <text:p text:style-name="P4">
作者: liveuamap (Language: en)</text:p>
      <text:p text:style-name="P4">
时间: 2023-04-23T10:19:00</text:p>
      <text:p text:style-name="P4">
地点: Donetsk Oblast (Latitude:48.72658 Longtitude:37.57784)</text:p>
      <text:p text:style-name="P4">
视频: []</text:p>
      <text:p text:style-name="P4">
图片: []</text:p>
      <text:p text:style-name="P4">
标签: ["Europe", "Central and Eastern Europe"]</text:p>
      <text:p text:style-name="P4">
Id: 22558104</text:p>
      <!--METADATA-->
      <text:p text:style-name="P4">
Donetsk Oblast(16:17). Red Alert: aerial threat. Sirens sounding. Take covernow!</text:p>
      <text:p text:style-name="P4">
News Collection Link: <text:a xlink:type="simple" xlink:href="https://liveuamap.com/en/2023/23-april-donetsk-oblast1617-red-alert-aerial-g" text:style-name="Internet_20_link" text:visited-style-name="Visited_20_Internet_20_Link">
https://liveuamap.com/en/2023/23-april-donetsk-oblast1617-red-alert-aerial-g</text:a>
</text:p>
      <text:p text:style-name="P4">
News Source: <text:a xlink:type="simple" xlink:href="https://t.me/air_alert_ua/43605" text:style-name="Internet_20_link" text:visited-style-name="Visited_20_Internet_20_Link">
https://t.me/air_alert_ua/43605</text:a>
</text:p>
      <!--NEWS-->
      <text:h text:style-name="P10" text:outline-level="1">
<text:span text:style-name="T4">
在Zaporozhye中，由于炮弹炮击男人受伤</text:span>
</text:h>
      <text:p text:style-name="P4">
作者: Ukrinform (Person)</text:p>
      <text:p text:style-name="P4">
出版商: Укринформ (Organization)</text:p>
      <text:p text:style-name="P4">
出版时间: 2023-04-23T10:24:00+03:00</text:p>
      <text:p text:style-name="P4">
修改时间: 2023-04-23T10:24:00+03:00</text:p>
      <text:p text:style-name="P4">
描述: 最后一天，俄罗斯军队在Zaporozhye地区开了18个定居点，其中一个人受伤。  - 乌克林。</text:p>
      <text:p text:style-name="P4">
图片: ["<text:a xlink:type="simple" xlink:href="https://static.ukrinform.com/photos/2022_06/thumb_files/630_360_1656480323-642.jpg" text:style-name="Internet_20_link" text:visited-style-name="Visited_20_Internet_20_Link">
630_360_16564...</text:a>
"]</text:p>
      <text:p text:style-name="P4">
标签: ['Обстріл', 'Поранені', 'Запоріжжя', 'Війна з росією']</text:p>
      <text:p text:style-name="P4">
类型: Article</text:p>
      <!--METADATA-->
      <text:p text:style-name="P4">
<draw:frame draw:style-name="fr1" draw:name="Image81" text:anchor-type="as-char" svg:width="6.9236in" svg:height="3.956343in" draw:z-index="0">
<draw:image xlink:href="../Images/yкринформ/2023-04-23T10-24-00-03-00/630_360_1656480323-642.jpg" xlink:type="simple" xlink:show="embed" xlink:actuate="onLoad" draw:mime-type="image/jpeg"/>
</draw:frame>
俄罗斯军队在Zaporozhye地区开了18个定居点，其中一个人受伤。</text:p>
      <text:p text:style-name="P4">
关于<text:a xlink:type="simple" xlink:href="https://t.me/zoda_gov_ua/18366" text:style-name="Internet_20_link" text:visited-style-name="Visited_20_Internet_20_Link">
</text:a>
乌克林福姆报道，Zaporizhzhia Yuri Malashko的负责人报道。</text:p>
      <text:p text:style-name="P4">
根据OVA的说法，入侵者每天进行70枚炮击，四次使用RSSL攻击，四次使用无人机在Zaporozhye地区的分界线上的和平定居点上使用无人机。</text:p>
      <text:p text:style-name="P4">
<text:span text:style-name="T4">
另请阅读：</text:span>
 <text:a xlink:type="simple" xlink:href="https://www.ukrinform.ua/rubric-ato/3698516-na-zaporizzi-cerez-vorozij-artobstril-zaginulo-podruzza.html" text:style-name="Internet_20_link" text:visited-style-name="Visited_20_Internet_20_Link">
<text:span text:style-name="T4">
 Zaporizhia </text:span>
</text:a>
“显示了Olgivske，Novodanilovka，Kamyanskoye，Gulyaypil Tascha 14个村庄和城市。</text:p>
      <text:p text:style-name="P4">
据报道，市长<text:a xlink:type="simple" xlink:href="https://www.ukrinform.ua/tag-melitopol" text:style-name="Internet_20_link" text:visited-style-name="Visited_20_Internet_20_Link">
</text:a>
伊万·费多罗夫(Ivan Fedorov)表示，在Zaporizhzhya地区被俘虏的领土中，军队被撤离以撤离人口和防御。</text:p>
      <text:p text:style-name="P4">
News Source: <text:a xlink:type="simple" xlink:href="https://www.ukrinform.ua/rubric-regions/3699509-na-zaporizzi-vnaslidok-artilerijskogo-obstrilu-poranenij-colovik.html" text:style-name="Internet_20_link" text:visited-style-name="Visited_20_Internet_20_Link">
https://www.ukrinform.ua/rubric-regions/3699509-na-zaporizzi-vnaslidok-artilerijskogo-obstrilu-poranenij-colovik.html</text:a>
</text:p>
      <!--NEWS-->
      <text:h text:style-name="P10" text:outline-level="1">
<text:span text:style-name="T4">
Kruty和Marchenko将在奥斯特拉瓦的ATP锦标赛上演出</text:span>
</text:h>
      <text:p text:style-name="P4">
作者: Ukrinform (Person)</text:p>
      <text:p text:style-name="P4">
出版商: Укринформ (Organization)</text:p>
      <text:p text:style-name="P4">
出版时间: 2023-04-23T10:38:00+03:00</text:p>
      <text:p text:style-name="P4">
修改时间: 2023-04-23T10:38:00+03:00</text:p>
      <text:p text:style-name="P4">
描述: 乌克兰人Alexei Krutykh和Ilya Marchenko将参加挑战者系列赛（ATP）的锦标赛挑战者系列赛-Ostra Group Open-在Ostrava（捷克共和国），并拥有17.3万个奖金基金-Ucrinform。</text:p>
      <text:p text:style-name="P4">
图片: ["<text:a xlink:type="simple" xlink:href="https://static.ukrinform.com/photos/2023_04/thumb_files/630_360_1682235419-544.jpg" text:style-name="Internet_20_link" text:visited-style-name="Visited_20_Internet_20_Link">
630_360_16822...</text:a>
"]</text:p>
      <text:p text:style-name="P4">
标签: ['Теніс', 'Марченко']</text:p>
      <text:p text:style-name="P4">
类型: Article</text:p>
      <!--METADATA-->
      <text:p text:style-name="P4">
<draw:frame draw:style-name="fr1" draw:name="Image82" text:anchor-type="as-char" svg:width="6.9236in" svg:height="3.956343in" draw:z-index="0">
<draw:image xlink:href="../Images/yкринформ/2023-04-23T10-38-00-03-00/630_360_1682235419-544.jpg" xlink:type="simple" xlink:show="embed" xlink:actuate="onLoad" draw:mime-type="image/jpeg"/>
</draw:frame>
Krutychi和Ilya Marchenko将参加网球主义专业人士协会锦标赛(ATP)挑战者系列 -  Ostra Group Open-俄斯特拉瓦(捷克共和国)驾驶基金7.3万欧元</text:p>
      <text:p text:style-name="P4">
凉爽的(№180ATR评级)它将在比赛的主要网格中发挥作用，在第7个数字下播种。 乌克兰人的第一个竞争对手将是罗马尼亚尼古拉斯·戴维·艾奥尼尔(David Ionel)(№219)，报道乌克林福姆。</text:p>
      <text:p text:style-name="P4">
马尔滕科(№324)在资格赛上获得了第七个“播种”室，并在第一次针对捷克捷克多米尼克·凯洛夫斯基的通配符的冲突中获得了(№1207).</text:p>
      <text:p text:style-name="P4">
<text:span text:style-name="T4">
Читайте також:</text:span>
 <text:a xlink:type="simple" xlink:href="https://www.ukrinform.ua/rubric-sports/3699294-katarina-zavacka-vistupit-u-titulnomu-matci-turniru-itf-v-italii.html" text:style-name="Internet_20_link" text:visited-style-name="Visited_20_Internet_20_Link">
 </text:a>
奥斯特拉瓦锦标赛将持续到4月30日。</text:p>
      <text:p text:style-name="P4">
在照片中：Ilya Marchenko(btu.org.ua).</text:p>
      <text:p text:style-name="P4">
News Source: <text:a xlink:type="simple" xlink:href="https://www.ukrinform.ua/rubric-sports/3699510-krutih-i-marcenko-vistuplat-na-turniri-atp-v-ostravi.html" text:style-name="Internet_20_link" text:visited-style-name="Visited_20_Internet_20_Link">
https://www.ukrinform.ua/rubric-sports/3699510-krutih-i-marcenko-vistuplat-na-turniri-atp-v-ostravi.html</text:a>
</text:p>
      <!--NEWS-->
      <text:h text:style-name="P10" text:outline-level="1">
<text:span text:style-name="T4">
达尼洛夫敦促停止在谈判表上种植乌克兰</text:span>
</text:h>
      <text:p text:style-name="P4">
作者: Ukrinform (Person)</text:p>
      <text:p text:style-name="P4">
出版商: Укринформ (Organization)</text:p>
      <text:p text:style-name="P4">
出版时间: 2023-04-23T10:40:00+03:00</text:p>
      <text:p text:style-name="P4">
修改时间: 2023-04-23T10:40:00+03:00</text:p>
      <text:p text:style-name="P4">
描述: 国家安全与国防委员会秘书亚历克西（Alexei Danilov）敦促停止在谈判桌上种植乌克兰，以提供足够的武器。  - 乌克林。</text:p>
      <text:p text:style-name="P4">
图片: ["<text:a xlink:type="simple" xlink:href="https://static.ukrinform.com/photos/2023_04/thumb_files/630_360_1680783784-260.jpg" text:style-name="Internet_20_link" text:visited-style-name="Visited_20_Internet_20_Link">
630_360_16807...</text:a>
"]</text:p>
      <text:p text:style-name="P4">
标签: ['Переговори', 'РНБО', 'Україна', 'Данілов', 'Війна з росією']</text:p>
      <text:p text:style-name="P4">
类型: Article</text:p>
      <!--METADATA-->
      <text:p text:style-name="P4">
<draw:frame draw:style-name="fr1" draw:name="Image83" text:anchor-type="as-char" svg:width="6.9236in" svg:height="3.956343in" draw:z-index="0">
<draw:image xlink:href="../Images/yкринформ/2023-04-23T10-40-00-03-00/630_360_1680783784-260.jpg" xlink:type="simple" xlink:show="embed" xlink:actuate="onLoad" draw:mime-type="image/jpeg"/>
</draw:frame>
国家安全与国防部秘书Oleksiy Danilov敦促阻止乌克兰在谈判桌上，而是提供足够的武器。</text:p>
      <text:p text:style-name="P4">
正如乌克林福姆报道的那样，他在[]中撰写了有关它的文章(https://www.facebook.com/danilov.oleksiy/posts/pfbid02PgFEo1k2DtZR2WkEWZxtHh4Ks2Y1wWRPA4n79Sj9ZJDddKwU5gC8J3ADwFCHWjXkl)据秘书说(https://www.ukrinform.ua/tag-rnbo)，“当元素 - 俄罗斯侵略者保持不变时 - 乌克兰的破坏是最近听起来听起来的倡议定居点，没有别的是 - 俄罗斯的维持和平。”</text:p>
      <text:p text:style-name="P4">
达尼洛夫强调说：“我们不必在谈判表上不断播种，给我们足够的武器。军队是最好的调解员，俄罗斯联邦唯一清楚的武器是交流的论点。”</text:p>
      <text:p text:style-name="P4">
<text:span text:style-name="T4">
另请阅读：</text:span>
 <text:a xlink:type="simple" xlink:href="https://www.ukrinform.ua/rubric-polytics/3699106-dla-dosagnenna-miru-v-ukraini-evrosouz-pidtrimue-lise-propozicii-zelenskogo-predstavnik-es.html" text:style-name="Internet_20_link" text:visited-style-name="Visited_20_Internet_20_Link">
<text:span text:style-name="T4">
 </text:span>
 <text:span text:style-name="T4">
 </text:span>
成就<text:span text:style-name="T4">
 </text:span>
和平<text:span text:style-name="T4">
 </text:span>
乌克兰<text:span text:style-name="T4">
 </text:span>
 <text:span text:style-name="T4">
 </text:span>
 eu <text:span text:style-name="T4">
<text:span text:style-name="T5">
支持</text:span>
*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ZELENSKY <text:span text:style-name="T4">
 </text:span>
 <text:span text:style-name="T4">
代表</text:span>
</text:a>
正如乌克林福姆报道的那样，意大利国防部长吉多·克罗泽托(Guido Krozetto)认为，有必要<text:a xlink:type="simple" xlink:href="https://www.ukrinform.ua/rubric-world/3699322-ministr-oboroni-italii-vistupae-za-peregovori-miz-ukrainou-ta-rf-i-poserednictvo-kitau.html" text:style-name="Internet_20_link" text:visited-style-name="Visited_20_Internet_20_Link">
</text:a>
加速可能是调解人。</text:p>
      <text:p text:style-name="P4">
此前，中华人民共和国的州顾问和外交大臣是甘的价格<text:a xlink:type="simple" xlink:href="https://www.ukrinform.ua/rubric-polytics/3698830-pekin-ne-planue-tisnuti-na-insi-kraini-u-vijni-rf-proti-ukraini-glava-mzs-kitau.html" text:style-name="Internet_20_link" text:visited-style-name="Visited_20_Internet_20_Link">
</text:a>
中国对“乌克兰危机”有战争，并试图减少其政治和解的待遇程度和谈判。</text:p>
      <text:p text:style-name="P4">
高欧盟代表Josep Borrel <text:a xlink:type="simple" xlink:href="https://www.ukrinform.ua/rubric-world/3697373-vidnosini-es-iz-kitaem-zalezat-pid-pozicii-pekina-sodo-vivedenna-vijsk-rf-z-ukraini-borrel.html" text:style-name="Internet_20_link" text:visited-style-name="Visited_20_Internet_20_Link">
</text:a>
如果官方北京无法利用其对俄罗斯的影响，以说服它与乌克兰人的部队相关并结束战争，那么欧盟将无法与中国建立“正常关系”。</text:p>
      <text:p text:style-name="P4">
News Source: <text:a xlink:type="simple" xlink:href="https://www.ukrinform.ua/rubric-ato/3699512-danilov-zaklikav-pripiniti-sadzati-ukrainu-za-stil-peregovoriv.html" text:style-name="Internet_20_link" text:visited-style-name="Visited_20_Internet_20_Link">
https://www.ukrinform.ua/rubric-ato/3699512-danilov-zaklikav-pripiniti-sadzati-ukrainu-za-stil-peregovoriv.html</text:a>
</text:p>
      <!--NEWS-->
      <text:h text:style-name="P10" text:outline-level="1">
<text:span text:style-name="T4">
Zaporizka Oblast（16:53）。 红色警报：空中威胁。 警笛声。 立即掩盖！</text:span>
</text:h>
      <text:p text:style-name="P4">
作者: liveuamap (Language: en)</text:p>
      <text:p text:style-name="P4">
时间: 2023-04-23T10:54:00</text:p>
      <text:p text:style-name="P4">
地点: Zaporizka Oblast (Latitude:47.612021 Longtitude:35.765261)</text:p>
      <text:p text:style-name="P4">
视频: []</text:p>
      <text:p text:style-name="P4">
图片: []</text:p>
      <text:p text:style-name="P4">
标签: ["Europe", "Central and Eastern Europe"]</text:p>
      <text:p text:style-name="P4">
Id: 22558110</text:p>
      <!--METADATA-->
      <text:p text:style-name="P4">
Zaporizhzhia地区(16:53). Red Alert: aerial threat. Sirens sounding. Take covernow!</text:p>
      <text:p text:style-name="P4">
News Collection Link: <text:a xlink:type="simple" xlink:href="https://liveuamap.com/en/2023/23-april-zaporizka-oblast1653-red-alert-aeriag" text:style-name="Internet_20_link" text:visited-style-name="Visited_20_Internet_20_Link">
https://liveuamap.com/en/2023/23-april-zaporizka-oblast1653-red-alert-aeriag</text:a>
</text:p>
      <text:p text:style-name="P4">
News Source: <text:a xlink:type="simple" xlink:href="https://t.me/air_alert_ua/43606" text:style-name="Internet_20_link" text:visited-style-name="Visited_20_Internet_20_Link">
https://t.me/air_alert_ua/43606</text:a>
</text:p>
      <!--NEWS-->
      <text:h text:style-name="P10" text:outline-level="1">
<text:span text:style-name="T4">
在基辅，在Dniep​​er的水上倒下了另外5厘米</text:span>
</text:h>
      <text:p text:style-name="P4">
作者: Ukrinform (Person)</text:p>
      <text:p text:style-name="P4">
出版商: Укринформ (Organization)</text:p>
      <text:p text:style-name="P4">
出版时间: 2023-04-23T10:57:00+03:00</text:p>
      <text:p text:style-name="P4">
修改时间: 2023-04-23T10:57:00+03:00</text:p>
      <text:p text:style-name="P4">
描述: 在一周中，基辅的供水下降：在最后一天，dnieper的水位下降了五厘米。  - 乌克林。</text:p>
      <text:p text:style-name="P4">
图片: ["<text:a xlink:type="simple" xlink:href="https://static.ukrinform.com/photos/2023_04/thumb_files/630_360_1682236579-491.jpeg" text:style-name="Internet_20_link" text:visited-style-name="Visited_20_Internet_20_Link">
630_360_16822...</text:a>
"]</text:p>
      <text:p text:style-name="P4">
标签: ['Дніпро', 'Київ', 'Водопілля']</text:p>
      <text:p text:style-name="P4">
类型: Article</text:p>
      <!--METADATA-->
      <text:p text:style-name="P4">
<draw:frame draw:style-name="fr1" draw:name="Image84" text:anchor-type="as-char" svg:width="6.9236in" svg:height="3.956343in" draw:z-index="0">
<draw:image xlink:href="../Images/yкринформ/2023-04-23T10-57-00-03-00/630_360_1682236579-491.jpeg" xlink:type="simple" xlink:show="embed" xlink:actuate="onLoad" draw:mime-type="image/jpeg"/>
</draw:frame>
基辅的供水下降了：在最后一天，德尼普罗的水位是另外五厘米。</text:p>
      <text:p text:style-name="P4">
关于<text:a xlink:type="simple" xlink:href="https://t.me/VA_Kyiv/1532" text:style-name="Internet_20_link" text:visited-style-name="Visited_20_Internet_20_Link">
</text:a>
据基辅市军事管理局的新闻服务报道。</text:p>
      <text:p text:style-name="P4">
“截至23.04.2023的10:00，基辅在地铁桥附近的DNIEPER河的水位为9 303厘米。这个数字比昨天少5厘米。 整个星期都在下降。” KMVA Sergey Popko的负责人说。</text:p>
      <text:p text:style-name="P4">
<text:span text:style-name="T4">
另请阅读：</text:span>
 <text:a xlink:type="simple" xlink:href="https://www.ukrinform.ua/rubric-regions/3698901-vesnane-vodopilla-na-kiivsini-znizivsa-riven-nebezpeki.html" text:style-name="Internet_20_link" text:visited-style-name="Visited_20_Internet_20_Link">
<text:span text:style-name="T4">
水平</text:span>
</text:a>
他指出，在首都仍然是园艺，农田低地区的洪泛区域的洪加区，但紧急分区关于<text:a xlink:type="simple" xlink:href="https://www.ukrinform.ua/tag-kiev" text:style-name="Internet_20_link" text:visited-style-name="Visited_20_Internet_20_Link">
</text:a>
没有修复。</text:p>
      <text:p text:style-name="P4">
正如乌克林福姆报道的，在首都通过了<text:a xlink:type="simple" xlink:href="https://www.ukrinform.ua/rubric-kyiv/3697890-u-stolici-rozpocalisa-navcanna-z-protidii-naslidkam-poveni.html" text:style-name="Internet_20_link" text:visited-style-name="Visited_20_Internet_20_Link">
</text:a>
<text:span text:style-name="T5">
foto：Maria Kovalchuk</text:span>
</text:p>
      <text:p text:style-name="P4">
News Source: <text:a xlink:type="simple" xlink:href="https://www.ukrinform.ua/rubric-kyiv/3699519-u-kievi-za-den-riven-vodi-u-dnipri-vpav-se-na-5-santimetriv.html" text:style-name="Internet_20_link" text:visited-style-name="Visited_20_Internet_20_Link">
https://www.ukrinform.ua/rubric-kyiv/3699519-u-kievi-za-den-riven-vodi-u-dnipri-vpav-se-na-5-santimetriv.html</text:a>
</text:p>
      <!--NEWS-->
      <text:h text:style-name="P10" text:outline-level="1">
<text:span text:style-name="T4">
Dnipro，Dnipropetrovska Oblast（17:08）。 红色警报：空中威胁。 警笛声。 掩护...</text:span>
</text:h>
      <text:p text:style-name="P4">
作者: liveuamap (Language: en)</text:p>
      <text:p text:style-name="P4">
时间: 2023-04-23T11:09:00</text:p>
      <text:p text:style-name="P4">
地点: Dnipro (Latitude:48.45829 Longtitude:35.03822)</text:p>
      <text:p text:style-name="P4">
视频: []</text:p>
      <text:p text:style-name="P4">
图片: []</text:p>
      <text:p text:style-name="P4">
标签: ["Europe", "Central and Eastern Europe"]</text:p>
      <text:p text:style-name="P4">
Id: 22558111</text:p>
      <!--METADATA-->
      <text:p text:style-name="P4">
dnipro，dnipropetrovsk区域(17:08). Red Alert: aerial threat. Sirenssounding. Take cover now!</text:p>
      <text:p text:style-name="P4">
News Collection Link: <text:a xlink:type="simple" xlink:href="https://liveuamap.com/en/2023/23-april-dnipro-dnipropetrovska-oblast1708-reg" text:style-name="Internet_20_link" text:visited-style-name="Visited_20_Internet_20_Link">
https://liveuamap.com/en/2023/23-april-dnipro-dnipropetrovska-oblast1708-reg</text:a>
</text:p>
      <text:p text:style-name="P4">
News Source: <text:a xlink:type="simple" xlink:href="https://t.me/air_alert_ua/43607" text:style-name="Internet_20_link" text:visited-style-name="Visited_20_Internet_20_Link">
https://t.me/air_alert_ua/43607</text:a>
</text:p>
      <!--NEWS-->
      <text:h text:style-name="P10" text:outline-level="1">
<text:span text:style-name="T4">
乌克兰仍有1,200多个农场淹没</text:span>
</text:h>
      <text:p text:style-name="P4">
作者: Ukrinform (Person)</text:p>
      <text:p text:style-name="P4">
出版商: Укринформ (Organization)</text:p>
      <text:p text:style-name="P4">
出版时间: 2023-04-23T11:12:00+03:00</text:p>
      <text:p text:style-name="P4">
修改时间: 2023-04-23T11:12:00+03:00</text:p>
      <text:p text:style-name="P4">
描述: 在乌克兰，截至4月23日星期日，有125个农场和219栋房屋仍然被淹没。  - 乌克林。</text:p>
      <text:p text:style-name="P4">
图片: ["<text:a xlink:type="simple" xlink:href="https://static.ukrinform.com/photos/2023_04/thumb_files/630_360_1681800909-7759.jpeg" text:style-name="Internet_20_link" text:visited-style-name="Visited_20_Internet_20_Link">
630_360_16818...</text:a>
"]</text:p>
      <text:p text:style-name="P4">
标签: ['ДСНС', 'Паводок', 'Водопілля']</text:p>
      <text:p text:style-name="P4">
类型: Article</text:p>
      <!--METADATA-->
      <text:p text:style-name="P4">
<draw:frame draw:style-name="fr1" draw:name="Image85" text:anchor-type="as-char" svg:width="6.9236in" svg:height="3.956343in" draw:z-index="0">
<draw:image xlink:href="../Images/yкринформ/2023-04-23T11-12-00-03-00/630_360_1681800909-7759.jpeg" xlink:type="simple" xlink:show="embed" xlink:actuate="onLoad" draw:mime-type="image/jpeg"/>
</draw:frame>
在乌克兰，截至4月23日星期日，有125个农场和219栋房屋仍然被淹没。</text:p>
      <text:p text:style-name="P4">
正如乌克林福姆报道的那样，它报告了<text:a xlink:type="simple" xlink:href="https://dsns.gov.ua/uk/news/nadzvicaini-podiyi/operativna-informaciia-shhodo-likvidaciyi-naslidkiv-castkovix-pidtoplen-na-teritoriyi-ukrayini-stanom-na-900-22-kvitnia-1" text:style-name="Internet_20_link" text:visited-style-name="Visited_20_Internet_20_Link">
</text:a>
根据SESS的说法，目前控制了水文状况。在乌克兰半夜，降低河流水位的速度有一种趋势。</text:p>
      <text:p text:style-name="P4">
1,0025个农场仍然被淹没：Chernihiv -488，Kirovohrad -323，Cherkasy -135，Dnipropetrovsk -102，Poltava -107，Kiev -52和Volyn -18)和219栋房屋(Kirovohrad -87，Dnipropetrovsk -61，Cherkasy -40，Chernihiv -29，Poltava -2).</text:p>
      <text:p text:style-name="P4">
<text:span text:style-name="T4">
Читайте також:</text:span>
 <text:a xlink:type="simple" xlink:href="https://www.ukrinform.ua/rubric-kyiv/3699519-u-kievi-za-den-riven-vodi-u-dnipri-vpav-se-na-5-santimetriv.html" text:style-name="Internet_20_link" text:visited-style-name="Visited_20_Internet_20_Link">
 <text:span text:style-name="T4">
Києві</text:span>
 </text:a>
在Dnipropetrovsk，Volyn，Rivne，Cherkasy和Poltava地区<text:a xlink:type="simple" xlink:href="https://www.ukrinform.ua/tag-vodopilla" text:style-name="Internet_20_link" text:visited-style-name="Visited_20_Internet_20_Link">
</text:a>
21,00015施法者的土地。 运输多达33份居住的捐赠：在切尔尼希夫地区 - 最多32个，在基辅 - 最多可生。</text:p>
      <text:p text:style-name="P4">
水文状况是对SES的控制增加。</text:p>
      <text:p text:style-name="P4">
据乌克林福姆报道，截至4月22日在乌克兰<text:a xlink:type="simple" xlink:href="https://www.ukrinform.ua/rubric-regions/3699228-pidtoplenimi-zalisautsa-ponad-1-200-gospodarstv-u-semi-oblastah-ukraini.html" text:style-name="Internet_20_link" text:visited-style-name="Visited_20_Internet_20_Link">
</text:a>
</text:p>
      <text:p text:style-name="P4">
News Source: <text:a xlink:type="simple" xlink:href="https://www.ukrinform.ua/rubric-regions/3699520-v-ukraini-zalisautsa-pidtoplenimi-ponad-1200-dvorogospodarstv.html" text:style-name="Internet_20_link" text:visited-style-name="Visited_20_Internet_20_Link">
https://www.ukrinform.ua/rubric-regions/3699520-v-ukraini-zalisautsa-pidtoplenimi-ponad-1200-dvorogospodarstv.html</text:a>
</text:p>
      <!--NEWS-->
      <text:h text:style-name="P10" text:outline-level="1">
<text:span text:style-name="T4">
Kherson，Khersonska Oblast（17:14）。 红色警报：空中威胁。 警笛声。 立即掩盖！</text:span>
</text:h>
      <text:p text:style-name="P4">
作者: liveuamap (Language: en)</text:p>
      <text:p text:style-name="P4">
时间: 2023-04-23T11:16:00</text:p>
      <text:p text:style-name="P4">
地点: Kherson (Latitude:46.65574 Longtitude:32.61841)</text:p>
      <text:p text:style-name="P4">
视频: []</text:p>
      <text:p text:style-name="P4">
图片: []</text:p>
      <text:p text:style-name="P4">
标签: ["Europe", "Central and Eastern Europe"]</text:p>
      <text:p text:style-name="P4">
Id: 22558112</text:p>
      <!--METADATA-->
      <text:p text:style-name="P4">
赫尔森，赫森地区(17:14). Red Alert: aerial threat. Sirens sounding.Take cover now!</text:p>
      <text:p text:style-name="P4">
News Collection Link: <text:a xlink:type="simple" xlink:href="https://liveuamap.com/en/2023/23-april-kherson-khersonska-oblast1714-red-alg" text:style-name="Internet_20_link" text:visited-style-name="Visited_20_Internet_20_Link">
https://liveuamap.com/en/2023/23-april-kherson-khersonska-oblast1714-red-alg</text:a>
</text:p>
      <text:p text:style-name="P4">
News Source: <text:a xlink:type="simple" xlink:href="https://t.me/air_alert_ua/43608" text:style-name="Internet_20_link" text:visited-style-name="Visited_20_Internet_20_Link">
https://t.me/air_alert_ua/43608</text:a>
</text:p>
      <!--NEWS-->
      <text:h text:style-name="P10" text:outline-level="1">
<text:span text:style-name="T4">
在Severodonetsk，俄罗斯人以维修为借口正在抢劫</text:span>
</text:h>
      <text:p text:style-name="P4">
作者: Ukrinform (Person)</text:p>
      <text:p text:style-name="P4">
出版商: Укринформ (Organization)</text:p>
      <text:p text:style-name="P4">
出版时间: 2023-04-23T11:17:00+03:00</text:p>
      <text:p text:style-name="P4">
修改时间: 2023-04-23T11:17:00+03:00</text:p>
      <text:p text:style-name="P4">
描述: 在卢汉斯克地区的临时捕获的Severodonetsk中，据称来恢复这座城市的俄罗斯人正在抢走尚存的公寓和场所。  - 乌克林。</text:p>
      <text:p text:style-name="P4">
图片: ["<text:a xlink:type="simple" xlink:href="https://static.ukrinform.com/photos/2023_04/thumb_files/630_360_1682238413-169.jpg" text:style-name="Internet_20_link" text:visited-style-name="Visited_20_Internet_20_Link">
630_360_16822...</text:a>
"]</text:p>
      <text:p text:style-name="P4">
标签: ['Луганщина', 'Окупація', 'Мародери', 'Війна з росією', 'Єдині новини']</text:p>
      <text:p text:style-name="P4">
类型: Article</text:p>
      <!--METADATA-->
      <text:p text:style-name="P4">
<draw:frame draw:style-name="fr1" draw:name="Image86" text:anchor-type="as-char" svg:width="6.9236in" svg:height="3.956343in" draw:z-index="0">
<draw:image xlink:href="../Images/yкринформ/2023-04-23T11-17-00-03-00/630_360_1682238413-169.jpg" xlink:type="simple" xlink:show="embed" xlink:actuate="onLoad" draw:mime-type="image/jpeg"/>
</draw:frame>
在卢汉斯克地区的Severodonetsk占领了俄罗斯人，他们似乎来恢复了这座城市，实际上抢劫了塔扎克拉德斯尚存的公寓。</text:p>
      <text:p text:style-name="P4">
关于<text:a xlink:type="simple" xlink:href="https://t.me/sm_vca/5472" text:style-name="Internet_20_link" text:visited-style-name="Visited_20_Internet_20_Link">
</text:a>
乌克林福音通讯员报告说，唯一的消息是Severodonetsk市军事管理局亚历山大·斯特鲁克(Alexander Struk)的报道。</text:p>
      <text:p text:style-name="P4">
“据称人们被带到城市……恢复城市。 他们创建了一个用于更换窗户，电池和实际发生的图片<text:a xlink:type="simple" xlink:href="https://www.ukrinform.ua/tag-maroderi" text:style-name="Internet_20_link" text:visited-style-name="Visited_20_Internet_20_Link">
</text:a>
幸存的公寓，其中一些财产消失了。 不仅公寓，而且公共建筑。 斯特鲁克说：”</text:p>
      <text:p text:style-name="P4">
据他说，这座城市的就业情况很困难。 入侵者还清当地人在住房和公共服务领域工作，他们实际上注销了资金。</text:p>
      <text:p text:style-name="P4">
此外，入侵者以社会支付为借口获得俄罗斯护照。</text:p>
      <text:p text:style-name="P4">
“如果我们谈论当地人口，城市中的数量不超过1万。结局是So被称呼的建筑商的游客或船员，他们满足于收入或驻扎在城市中的军事人员。儿童人数没有改变，因为职业在1000范围内的某个地方(最多可达1500个)。 甚至占领力也没有进行确切的人口普查。”  - 说。</text:p>
      <text:p text:style-name="P4">
根据MBA的负责人的说法，最痛苦的问题是提供医疗服务 - 这是护理人员护理的水平。 这导致死亡率增加。</text:p>
      <text:p text:style-name="P4">
<text:span text:style-name="T4">
另请阅读：</text:span>
 <text:a xlink:type="simple" xlink:href="https://www.ukrinform.ua/rubric-regions/3697762-zagarbniki-zavozat-na-lugansinu-baskirskih-doroznikiv-dla-remontu-avtoslahiv-ova.html" text:style-name="Internet_20_link" text:visited-style-name="Visited_20_Internet_20_Link">
<text:span text:style-name="T4">
 luhansk地区</text:span>
</text:a>
MBA负责人指出，Severodonetsk的电力仅部分是部分。 水在大多数情况下不会在二楼上升，并且经常消失。 该市的朝圣已经种植了一个新的自然垃圾场。</text:p>
      <text:p text:style-name="P4">
据报道，在临时捕获的Severodonetsk Luhansk地区<text:a xlink:type="simple" xlink:href="https://www.ukrinform.ua/rubric-regions/3696199-zagarbniki-zabiraut-ludej-u-severodonecku-do-komendaturi-cerez-sprobi-zvazatisa-z-ridnimi.html" text:style-name="Internet_20_link" text:visited-style-name="Visited_20_Internet_20_Link">
</text:a>
<text:span text:style-name="T5">
foto：Radio Liberty</text:span>
</text:p>
      <text:p text:style-name="P4">
News Source: <text:a xlink:type="simple" xlink:href="https://www.ukrinform.ua/rubric-regions/3699525-u-severodonecku-rosiani-pid-privodom-remontiv-zajmautsa-maroderstvom.html" text:style-name="Internet_20_link" text:visited-style-name="Visited_20_Internet_20_Link">
https://www.ukrinform.ua/rubric-regions/3699525-u-severodonecku-rosiani-pid-privodom-remontiv-zajmautsa-maroderstvom.html</text:a>
</text:p>
      <!--NEWS-->
      <text:h text:style-name="P10" text:outline-level="1">
<text:span text:style-name="T4">
普里戈宁可能说服普京在武装部队的库德菲尔德之前进行防守-SW</text:span>
</text:h>
      <text:p text:style-name="P4">
作者: Ukrinform (Person)</text:p>
      <text:p text:style-name="P4">
出版商: Укринформ (Organization)</text:p>
      <text:p text:style-name="P4">
出版时间: 2023-04-23T11:19:11+03:00</text:p>
      <text:p text:style-name="P4">
修改时间: 2023-04-23T11:19:11+03:00</text:p>
      <text:p text:style-name="P4">
描述: 俄罗斯PEC“ Wagner” Yevgeny Prigogin的所有者很可能会说服俄罗斯总统转向辩方，并专注于在乌克兰军方反击之前保持当前的前线。  - 乌克林。</text:p>
      <text:p text:style-name="P4">
图片: ["<text:a xlink:type="simple" xlink:href="https://static.ukrinform.com/photos/2018_03/thumb_files/630_360_1519900781-1927.jpg" text:style-name="Internet_20_link" text:visited-style-name="Visited_20_Internet_20_Link">
630_360_15199...</text:a>
"]</text:p>
      <text:p text:style-name="P4">
标签: ['Оборона', 'путін', 'ЗСУ', 'Пригожин', 'Війна з росією', 'Контрнаступ']</text:p>
      <text:p text:style-name="P4">
类型: Article</text:p>
      <!--METADATA-->
      <text:p text:style-name="P4">
<draw:frame draw:style-name="fr1" draw:name="Image87" text:anchor-type="as-char" svg:width="6.9236in" svg:height="3.956343in" draw:z-index="0">
<draw:image xlink:href="../Images/yкринформ/2023-04-23T11-19-11-03-00/630_360_1519900781-1927.jpg" xlink:type="simple" xlink:show="embed" xlink:actuate="onLoad" draw:mime-type="image/jpeg"/>
</draw:frame>
瓦格纳·佩克(Wagner Pec Yevgeny Prigogin)的所有者可能试图说服俄罗斯总统继续进行防御，并专注于在乌克兰军方反击之前维持当前的战线。</text:p>
      <text:p text:style-name="P4">
这在[]中指出(https://www.understandingwar.org/backgrounder/russian-offensive-campaign-assessment-april-22-2023) Інституту вивчення війни (ISW)，报道乌克林福姆。</text:p>
      <text:p text:style-name="P4">
正如所指出的那样，Prigogine在4月21日指出，俄罗斯需要“以抢夺方式固定(俄罗斯军队从角度来看。)有可能离开敌人。”</text:p>
      <text:p text:style-name="P4">
研究所分析人士指出，普里戈金的评论是在乌克兰国防抗议乌克兰国防的联络小组会议之后发表的。(https://www.ukrinform.ua/tag-zustric-ramstajn)»在德国，这次活动旨在准备更多乌克兰乌克兰军事支持的人员。</text:p>
      <text:p text:style-name="P4">
普里戈宁还指出，乌克兰将试图将俄罗斯人“将”“破坏”，俄罗斯应承受此类攻击，并增加了ISW。</text:p>
      <text:p text:style-name="P4">
<text:span text:style-name="T4">
另请阅读：</text:span>
 <text:a xlink:type="simple" xlink:href="https://www.ukrinform.ua/rubric-ato/3696791-rf-posilue-pvk-vagner-z-metou-zahopiti-bahmut-isw.html" text:style-name="Internet_20_link" text:visited-style-name="Visited_20_Internet_20_Link">
</text:a>
“最近，普里戈宁的言论变得越来越焦虑，他像唐巴斯的俄罗斯进攻行动无限期的未来。宽敞。 然而，俄罗斯继续在顿涅茨克和卢汉斯克地区进行互补的行动。” Analytics说。</text:p>
      <text:p text:style-name="P4">
普里戈宁还主张俄罗斯专注于当前战线的路线，并不试图取得更多的成就，以便俄罗斯力量可以确定其战斗能力，以进行进一步的进攻行动，战争的战斗，而没有参加和平谈判。那个报告。</text:p>
      <text:p text:style-name="P4">
同时，ISW写道，一些俄罗斯超国民告诉他们，俄罗斯国防部已向他们告知旨在招募40万合同的努力，以确保足够的军人保护和有效冻结乌克兰现有战线。ISW指出，俄罗斯军事司令部将新兵保持在克里米亚的地位，并可能计划在未来的乌克兰反官方高潮时准备小说保持俄罗斯的位置。</text:p>
      <text:p text:style-name="P4">
该报告强调，普京更喜欢忠诚度和无能，这可能会干扰俄罗斯国防部长Sergei Shoigu InacaCharian Gerasimov Gerasimov，专注于为有效的国防而不是支出精英单位创造最佳条件。</text:p>
      <text:p text:style-name="P4">
根据乌克林福姆的说法，据空军司令部尤里亚格纳特(Yuriyagnat)的发言人说，秋季和冬季，俄罗斯释放了大量导弹 - 甚至无法积累该时期的三分之一。</text:p>
      <text:p text:style-name="P4">
News Source: <text:a xlink:type="simple" xlink:href="https://www.ukrinform.ua/rubric-ato/3699522-prigozin-imovirno-perekonue-putina-perejti-do-oboroni-pered-kontrnastupom-zsu-isw.html" text:style-name="Internet_20_link" text:visited-style-name="Visited_20_Internet_20_Link">
https://www.ukrinform.ua/rubric-ato/3699522-prigozin-imovirno-perekonue-putina-perejti-do-oboroni-pered-kontrnastupom-zsu-isw.html</text:a>
</text:p>
      <!--NEWS-->
      <text:h text:style-name="P10" text:outline-level="1">
<text:span text:style-name="T4">
乌克兰网球运动员在西班牙赢得了ITF锦标赛</text:span>
</text:h>
      <text:p text:style-name="P4">
作者: Ukrinform (Person)</text:p>
      <text:p text:style-name="P4">
出版商: Укринформ (Organization)</text:p>
      <text:p text:style-name="P4">
出版时间: 2023-04-23T11:32:10+03:00</text:p>
      <text:p text:style-name="P4">
修改时间: 2023-04-23T11:32:10+03:00</text:p>
      <text:p text:style-name="P4">
描述: Georgy Kravchenko和Alexander Brynin赢得了国际网球联合会锦标赛（ITF），在西班牙（西班牙）获得了15,000美元的奖金基金-UKRINFORM。</text:p>
      <text:p text:style-name="P4">
图片: ["<text:a xlink:type="simple" xlink:href="https://static.ukrinform.com/photos/2023_04/thumb_files/630_360_1682238661-751.jpg" text:style-name="Internet_20_link" text:visited-style-name="Visited_20_Internet_20_Link">
630_360_16822...</text:a>
"]</text:p>
      <text:p text:style-name="P4">
标签: ['Теніс']</text:p>
      <text:p text:style-name="P4">
类型: Article</text:p>
      <!--METADATA-->
      <text:p text:style-name="P4">
<draw:frame draw:style-name="fr1" draw:name="Image88" text:anchor-type="as-char" svg:width="6.9236in" svg:height="3.956343in" draw:z-index="0">
<draw:image xlink:href="../Images/yкринформ/2023-04-23T11-32-10-03-00/630_360_1682238661-751.jpg" xlink:type="simple" xlink:show="embed" xlink:actuate="onLoad" draw:mime-type="image/jpeg"/>
</draw:frame>
Georgiykravchenko和Alexander Brynin赢得了国际联邦锦标赛(ITF)在说(西班牙) із призовим фондом $15 тис.</text:p>
      <text:p text:style-name="P4">
Як повідомляє <text:a xlink:type="simple" xlink:href="https://btu.org.ua/news/ukrainskiy-tennis/44733-telde-m15-brajnin-i-kravchenko-vyigrali-parnyj-turnir-itf-obygrav-v-finale-liderov-poseva.html" text:style-name="Internet_20_link" text:visited-style-name="Visited_20_Internet_20_Link">
 </text:a>
在配对类别的比赛的决赛中(6：5)，6：7(3：7)，10：6，据报道乌克林福姆。</text:p>
      <text:p text:style-name="P4">
Kravchenko和Brynin赢得了第二个配对的ITF冠军，并首次赢得了幼儿园。 23岁的亚历山大·布赖宁(Alexander Brynin)以前成为Unovoskovsk比赛冠军(与哈萨克·蒂默尔·毛拉诺夫一起)，以及22岁-OLD GEORGIYKRAVCHENKO- 2019年赢得了Irpen的锦标赛(与乌克兰Oleg Prikhodko一起).</text:p>
      <text:p text:style-name="P4">
<text:span text:style-name="T4">
Читайте також:</text:span>
 <text:a xlink:type="simple" xlink:href="https://www.ukrinform.ua/rubric-sports/3698894-molcanov-zupinivsa-u-parnomu-pivfinali-turniru-atp-250-u-misti-banaluka.html" text:style-name="Internet_20_link" text:visited-style-name="Visited_20_Internet_20_Link">
 </text:a>
西班牙的胜利使乌克兰网球运动员获得了15个评分积分和930美元的奖金(蒸汽).</text:p>
      <text:p text:style-name="P4">
Фото: btu.org.ua.</text:p>
      <text:p text:style-name="P4">
News Source: <text:a xlink:type="simple" xlink:href="https://www.ukrinform.ua/rubric-sports/3699527-ukrainski-tenisisti-vigrali-turnir-itf-v-ispanii.html" text:style-name="Internet_20_link" text:visited-style-name="Visited_20_Internet_20_Link">
https://www.ukrinform.ua/rubric-sports/3699527-ukrainski-tenisisti-vigrali-turnir-itf-v-ispanii.html</text:a>
</text:p>
      <!--NEWS-->
      <text:h text:style-name="P10" text:outline-level="1">
<text:span text:style-name="T4">
上方的Mariupol增加了敌方航空的活动-Andryushchenko</text:span>
</text:h>
      <text:p text:style-name="P4">
作者: Ukrinform (Person)</text:p>
      <text:p text:style-name="P4">
出版商: Укринформ (Organization)</text:p>
      <text:p text:style-name="P4">
出版时间: 2023-04-23T11:36:00+03:00</text:p>
      <text:p text:style-name="P4">
修改时间: 2023-04-23T11:36:00+03:00</text:p>
      <text:p text:style-name="P4">
描述: 观察到俄罗斯航空活动增加的野马上方。  - 乌克林。</text:p>
      <text:p text:style-name="P4">
图片: ["<text:a xlink:type="simple" xlink:href="https://static.ukrinform.com/photos/2022_06/thumb_files/630_360_1655518756-718.jpg" text:style-name="Internet_20_link" text:visited-style-name="Visited_20_Internet_20_Link">
630_360_16555...</text:a>
"]</text:p>
      <text:p text:style-name="P4">
标签: ['Маріуполь', 'Російська авіація', 'Вертоліт', 'Війна з росією']</text:p>
      <text:p text:style-name="P4">
类型: Article</text:p>
      <!--METADATA-->
      <text:p text:style-name="P4">
<draw:frame draw:style-name="fr1" draw:name="Image89" text:anchor-type="as-char" svg:width="6.9236in" svg:height="3.956343in" draw:z-index="0">
<draw:image xlink:href="../Images/yкринформ/2023-04-23T11-36-00-03-00/630_360_1655518756-718.jpg" xlink:type="simple" xlink:show="embed" xlink:actuate="onLoad" draw:mime-type="image/jpeg"/>
</draw:frame>
Nadmariupol观察到俄罗斯航空的活动增加。</text:p>
      <text:p text:style-name="P4">
关于<text:a xlink:type="simple" xlink:href="https://t.me/andriyshTime/8894" text:style-name="Internet_20_link" text:visited-style-name="Visited_20_Internet_20_Link">
</text:a>
乌克林福姆报道说，市长Mariupolyapetro Andryushchenko的顾问报道。</text:p>
      <text:p text:style-name="P4">
“再次，我们记录了敌方航空的加强，尤其是螺钉，” Andryushchenko写道。</text:p>
      <text:p text:style-name="P4">
据他说，航空在海洋上主要飞过沃诺瓦卡/煤炭的诺瓦佐夫斯基区。</text:p>
      <text:p text:style-name="P4">
<text:span text:style-name="T4">
另请阅读：</text:span>
 <text:a xlink:type="simple" xlink:href="https://www.ukrinform.ua/rubric-regions/3698710-u-mariupoli-fiksuut-ruh-vijskovih-vantazivok-iz-boekomplektom-u-napramku-berdanska.html" text:style-name="Internet_20_link" text:visited-style-name="Visited_20_Internet_20_Link">
<text:span text:style-name="T4">
 mariupol </text:span>
</text:a>
据报道，俄罗斯对[]引起的侵略(https://www.ukrinform.ua/tag-mariupol)最大的人道主义灾难之一。 由于敌人的炮击，该市几乎被摧毁了90％。 受损和摧毁的住宅建筑，医院，学校，幼儿园等。</text:p>
      <text:p text:style-name="P4">
目前，该市仍有100,000多名居民。</text:p>
      <text:p text:style-name="P4">
入侵者携带损坏的房屋以掩盖其犯罪的痕迹。</text:p>
      <text:p text:style-name="P4">
入侵者将野马和周围定居点转变为俄罗斯军队的军事逻辑枢纽。</text:p>
      <text:p text:style-name="P4">
News Source: <text:a xlink:type="simple" xlink:href="https://www.ukrinform.ua/rubric-regions/3699528-nad-mariupolem-posililas-aktivnist-vorozoi-aviacii-andrusenko.html" text:style-name="Internet_20_link" text:visited-style-name="Visited_20_Internet_20_Link">
https://www.ukrinform.ua/rubric-regions/3699528-nad-mariupolem-posililas-aktivnist-vorozoi-aviacii-andrusenko.html</text:a>
</text:p>
      <!--NEWS-->
      <text:h text:style-name="P10" text:outline-level="1">
<text:span text:style-name="T4">
Kharkiv，Kharkivska Oblast（17:37）。 红色警报：空中威胁。 警笛声。 立即掩盖！</text:span>
</text:h>
      <text:p text:style-name="P4">
作者: liveuamap (Language: en)</text:p>
      <text:p text:style-name="P4">
时间: 2023-04-23T11:38:00</text:p>
      <text:p text:style-name="P4">
地点: Kharkiv (Latitude:49.98046 Longtitude:36.25258)</text:p>
      <text:p text:style-name="P4">
视频: []</text:p>
      <text:p text:style-name="P4">
图片: []</text:p>
      <text:p text:style-name="P4">
标签: ["Europe", "Central and Eastern Europe"]</text:p>
      <text:p text:style-name="P4">
Id: 22558113</text:p>
      <!--METADATA-->
      <text:p text:style-name="P4">
哈尔基夫(Kharkiv)，哈尔基夫地区(17:37). Red Alert: aerial threat. Sirens sounding.Take cover now!</text:p>
      <text:p text:style-name="P4">
News Collection Link: <text:a xlink:type="simple" xlink:href="https://liveuamap.com/en/2023/23-april-kharkiv-kharkivska-oblast1737-red-alg" text:style-name="Internet_20_link" text:visited-style-name="Visited_20_Internet_20_Link">
https://liveuamap.com/en/2023/23-april-kharkiv-kharkivska-oblast1737-red-alg</text:a>
</text:p>
      <text:p text:style-name="P4">
News Source: <text:a xlink:type="simple" xlink:href="https://t.me/air_alert_ua/43610" text:style-name="Internet_20_link" text:visited-style-name="Visited_20_Internet_20_Link">
https://t.me/air_alert_ua/43610</text:a>
</text:p>
      <!--NEWS-->
      <text:h text:style-name="P10" text:outline-level="1">
<text:span text:style-name="T4">
拉脱维亚政府将为乌克兰难民分配400万欧元的语言课程</text:span>
</text:h>
      <text:p text:style-name="P4">
作者: Ukrinform (Person)</text:p>
      <text:p text:style-name="P4">
出版商: Укринформ (Organization)</text:p>
      <text:p text:style-name="P4">
出版时间: 2023-04-23T11:39:00+03:00</text:p>
      <text:p text:style-name="P4">
修改时间: 2023-04-23T11:39:00+03:00</text:p>
      <text:p text:style-name="P4">
描述: Уряд Латвії ухвалив рішення щодо фінансування на понад 4 млн євро програми навчання українських громадян, які перебувають у республіці, латиської мови. — Укрінформ.</text:p>
      <text:p text:style-name="P4">
图片: ["<text:a xlink:type="simple" xlink:href="https://static.ukrinform.com/photos/2016_08/thumb_files/630_360_1471273532-2809-foto-chromorange-bilderboxglobal-look-press.jpg" text:style-name="Internet_20_link" text:visited-style-name="Visited_20_Internet_20_Link">
630_360_14712...</text:a>
"]</text:p>
      <text:p text:style-name="P4">
标签: ['Латвія', 'Освіта', 'Біженці']</text:p>
      <text:p text:style-name="P4">
类型: Article</text:p>
      <!--METADATA-->
      <text:p text:style-name="P4">
<draw:frame draw:style-name="fr1" draw:name="Image90" text:anchor-type="as-char" svg:width="6.9236in" svg:height="3.956343in" draw:z-index="0">
<draw:image xlink:href="../Images/yкринформ/2023-04-23T11-39-00-03-00/630_360_1471273532-2809-foto-chromorange-bilderboxglobal-look-press.jpg" xlink:type="simple" xlink:show="embed" xlink:actuate="onLoad" draw:mime-type="image/jpeg"/>
</draw:frame>
拉脱维亚政府已决定为在拉脱维亚共和国重新诠释的乌克兰公民进行超过400万欧元的培训。</text:p>
      <text:p text:style-name="P4">
关于它报告<text:a xlink:type="simple" xlink:href="https://www.km.gov.lv/lv/jaunums/valdiba-latviesu-valodas-apmacibam-ukrainas-civiliedzivotajiem-pieskir-4-miljonus-eiro" text:style-name="Internet_20_link" text:visited-style-name="Visited_20_Internet_20_Link">
</text:a>
，报道乌克林福姆。</text:p>
      <text:p text:style-name="P4">
“该计划的目的是通过提供免费的课程，从语言语言水平开始，并根据最初的语言水平，尤其是成年乌克兰人，特别是全年 - 年龄 - 年龄 - 年龄 - 年龄，尤其是全年，尤其是，该计划的目的是通过提供免费课程来促进拉脱维亚人在乌克兰公民中的使用。在消息中，在拉脱维亚的所有地区，无论该国居住如何，都有中等教育。”</text:p>
      <text:p text:style-name="P4">
注意到，在2023年，计划在<text:a xlink:type="simple" xlink:href="https://www.ukrinform.ua/tag-latvia" text:style-name="Internet_20_link" text:visited-style-name="Visited_20_Internet_20_Link">
</text:a>
40,000名乌克兰人，65％或26,000。 成人会。 “拉脱维亚的乌克兰平民希望越来越多地参与就业。 为了提供更广泛的工作机会，以及人们将人们融入拉脱维亚社区的社会经济融合，需要对拉脱维亚的知识。”</text:p>
      <text:p text:style-name="P4">
<text:span text:style-name="T4">
另请阅读：</text:span>
 <text:a xlink:type="simple" xlink:href="https://www.ukrinform.ua/rubric-diaspora/3696306-bizenci-z-ukraini-zapovnili-progalini-na-polskomu-rinku-praci.html" text:style-name="Internet_20_link" text:visited-style-name="Visited_20_Internet_20_Link">
<text:span text:style-name="T4">
难民</text:span>
</text:a>
重新分配融资，以执行部长内阁的决议“先知措施，以支持拉脱维亚共和国的2023年”。 它旨在于12月31日举办拉脱维亚语言课程。 为了实施该计划的项目，管理社会资金(SIF)，分配了3,990欧元，管理为39,436欧元。</text:p>
      <text:p text:style-name="P4">
<text:span text:style-name="T4">
另请阅读：</text:span>
 <text:a xlink:type="simple" xlink:href="https://www.ukrinform.ua/rubric-uarazom/3697690-latvia-peredast-ukraini-se-visim-konfiskovanih-avtomobiliv.html" text:style-name="Internet_20_link" text:visited-style-name="Visited_20_Internet_20_Link">
<text:span text:style-name="T4">
 latvia </text:span>
</text:a>
乌克兰公民的拉脱语言课程计划由国家预算资助，并自2022年以来实施。 去年，在该国所有地区进行拉脱维亚课程的组织签订了31项协议。有3507人参加了3507人(2249人成功掌握了A1的任期，350人-A2水平).</text:p>
      <text:p text:style-name="P4">
Як повідомляв Укрінформ, Міністерство оборони Латвії у 2023 році <text:a xlink:type="simple" xlink:href="https://www.ukrinform.ua/rubric-ato/3699104-latvia-peredast-ukraini-vsi-svoi-stinger-minoboroni.html" text:style-name="Internet_20_link" text:visited-style-name="Visited_20_Internet_20_Link">
</text:a>
这是2022年的两倍。</text:p>
      <text:p text:style-name="P4">
News Source: <text:a xlink:type="simple" xlink:href="https://www.ukrinform.ua/rubric-society/3699529-urad-latvii-vidilit-4-miljoni-na-navcanna-ukrainskih-bizenciv-latiskoi-movi.html" text:style-name="Internet_20_link" text:visited-style-name="Visited_20_Internet_20_Link">
https://www.ukrinform.ua/rubric-society/3699529-urad-latvii-vidilit-4-miljoni-na-navcanna-ukrainskih-bizenciv-latiskoi-movi.html</text:a>
</text:p>
      <!--NEWS-->
      <text:h text:style-name="P10" text:outline-level="1">
<text:span text:style-name="T4">
Humeniuk呼吁有关武装部队在左岸着陆的信息</text:span>
</text:h>
      <text:p text:style-name="P4">
作者: Ukrinform (Person)</text:p>
      <text:p text:style-name="P4">
出版商: Укринформ (Organization)</text:p>
      <text:p text:style-name="P4">
出版时间: 2023-04-23T11:52:00+03:00</text:p>
      <text:p text:style-name="P4">
修改时间: 2023-04-23T11:52:00+03:00</text:p>
      <text:p text:style-name="P4">
描述: 乌克兰武装部队在赫森地区左岸降落的军事行动条件需要信息沉默。  - 乌克林。</text:p>
      <text:p text:style-name="P4">
图片: ["<text:a xlink:type="simple" xlink:href="https://static.ukrinform.com/photos/2023_04/thumb_files/630_360_1681805389-752.jpg" text:style-name="Internet_20_link" text:visited-style-name="Visited_20_Internet_20_Link">
630_360_16818...</text:a>
"]</text:p>
      <text:p text:style-name="P4">
标签: ['ЗСУ', 'Війна з росією', 'Контрнаступ', 'Єдині новини', 'Наталія Гуменюк']</text:p>
      <text:p text:style-name="P4">
类型: Article</text:p>
      <!--METADATA-->
      <text:p text:style-name="P4">
<draw:frame draw:style-name="fr1" draw:name="Image91" text:anchor-type="as-char" svg:width="6.9236in" svg:height="3.956343in" draw:z-index="0">
<draw:image xlink:href="../Images/yкринформ/2023-04-23T11-52-00-03-00/630_360_1681805389-752.jpg" xlink:type="simple" xlink:show="embed" xlink:actuate="onLoad" draw:mime-type="image/jpeg"/>
</draw:frame>
 Умовивійськової операції з висадки Збройних сил України на лівому березі Херсонщинивимагають інформаційної тиші.</text:p>
      <text:p text:style-name="P4">
Як передає Укрінформ, так прокометувала керівник пресцентру оперативногокомандування "Південь" Наталія Гуменюк в <text:a xlink:type="simple" xlink:href="https://www.youtube.com/watch" text:style-name="Internet_20_link" text:visited-style-name="Visited_20_Internet_20_Link">
</text:a>
有关乌克兰武装部队在霍尔森地区左岸的陆军登陆的远程电话“单新闻”信息。</text:p>
      <text:p text:style-name="P4">
_viso：电信“统一新闻” _</text:p>
      <text:p text:style-name="P4">
“当有必要克服诸如DNIEPER之类的障碍时，前线经过一条宽大的强大河流时，工作仍在继续。因此，军事行动的条件需要静音，直到我们的安全性足够安全[]](https://www.ukrinform.ua/tag-zsu)。 因此，有必要获得耐心，甚至是战争研究所的最好的学生，” Razalaumeniuk。</text:p>
      <text:p text:style-name="P4">
<text:span text:style-name="T4">
另请阅读：</text:span>
 <text:a xlink:type="simple" xlink:href="https://www.ukrinform.ua/rubric-crimea/3699008-rosiani-stvoruut-u-krimu-kilka-rubeziv-oboroni-ta-vivozat-majno-do-rf-gumenuk.html" text:style-name="Internet_20_link" text:visited-style-name="Visited_20_Internet_20_Link">
<text:span text:style-name="T4">
 humeniuk </text:span>
</text:a>
美国国防部长劳埃德·奥斯丁(Lloyd Austin)说<text:a xlink:type="simple" xlink:href="https://www.ukrinform.ua/rubric-ato/3699014-ukraina-dosagla-progresu-v-narosuvanni-svoih-sil-pered-kontrnastupom-ostin.html" text:style-name="Internet_20_link" text:visited-style-name="Visited_20_Internet_20_Link">
</text:a>
</text:p>
      <text:p text:style-name="P4">
News Source: <text:a xlink:type="simple" xlink:href="https://www.ukrinform.ua/rubric-ato/3699531-gumenuk-zaklikae-do-informacijnoi-tisi-sodo-visadki-zsu-na-livomu-berezi.html" text:style-name="Internet_20_link" text:visited-style-name="Visited_20_Internet_20_Link">
https://www.ukrinform.ua/rubric-ato/3699531-gumenuk-zaklikae-do-informacijnoi-tisi-sodo-visadki-zsu-na-livomu-berezi.html</text:a>
</text:p>
      <!--NEWS-->
      <text:h text:style-name="P10" text:outline-level="1">
<text:span text:style-name="T4">
俄罗斯将两个火箭塔带到了八个“口径”到黑海</text:span>
</text:h>
      <text:p text:style-name="P4">
作者: Ukrinform (Person)</text:p>
      <text:p text:style-name="P4">
出版商: Укринформ (Organization)</text:p>
      <text:p text:style-name="P4">
出版时间: 2023-04-23T12:00:00+03:00</text:p>
      <text:p text:style-name="P4">
修改时间: 2023-04-23T12:00:00+03:00</text:p>
      <text:p text:style-name="P4">
描述: 在黑海，有两个俄罗斯潜艇火箭发射器，配备了八只“口径”火箭的火箭。  - 乌克林。</text:p>
      <text:p text:style-name="P4">
图片: ["<text:a xlink:type="simple" xlink:href="https://static.ukrinform.com/photos/2023_03/thumb_files/630_360_1678431987-587.jpg" text:style-name="Internet_20_link" text:visited-style-name="Visited_20_Internet_20_Link">
630_360_16784...</text:a>
"]</text:p>
      <text:p text:style-name="P4">
标签: ['Ракета', ' Чорне море', 'Корабель', 'Війна з росією']</text:p>
      <text:p text:style-name="P4">
类型: Article</text:p>
      <!--METADATA-->
      <text:p text:style-name="P4">
<draw:frame draw:style-name="fr1" draw:name="Image92" text:anchor-type="as-char" svg:width="6.9236in" svg:height="3.956343in" draw:z-index="0">
<draw:image xlink:href="../Images/yкринформ/2023-04-23T12-00-00-03-00/630_360_1678431987-587.jpg" xlink:type="simple" xlink:show="embed" xlink:actuate="onLoad" draw:mime-type="image/jpeg"/>
</draw:frame>
在铁匠中，有两个俄罗斯潜艇火箭发射器，配备了八个火箭“机芯”。</text:p>
      <text:p text:style-name="P4">
根据乌克林福姆的说法，运营命令“南”报告<text:a xlink:type="simple" xlink:href="https://www.facebook.com/OperationalCommandSouth/posts/pfbid02YBSRYG8Ejwsh1EJkgUUPdZbLabNLq1sdAyHsT1wmQL2iRAMPKMamgQg5ief9WvTtl" text:style-name="Internet_20_link" text:visited-style-name="Visited_20_Internet_20_Link">
</text:a>
.</text:p>
      <text:p text:style-name="P4">
“В Чорному морі вороже корабельне угруповання складається з 10 кораблів, середяких 1 великий десантний корабель і 2 підводні ракетоносії, споряджені 8“Калібрами”, - ідеться у повідомленні.</text:p>
      <text:p text:style-name="P4">
В ОК “Південь” попереджають, що “загроза ракетного удару залишається,повторення ворожих атак прифронтових територій керованими авіаційними бомбамицілком імовірне, загроза атак <text:a xlink:type="simple" xlink:href="https://www.ukrinform.ua/tag-dronkamikadze" text:style-name="Internet_20_link" text:visited-style-name="Visited_20_Internet_20_Link">
 </text:a>
типу Shahed-131/136, зокрема в нічний час, дуже висока”.</text:p>
      <text:p text:style-name="P4">
<text:span text:style-name="T4">
Читайте також:</text:span>
 <text:a xlink:type="simple" xlink:href="https://www.ukrinform.ua/rubric-ato/3699506-rosii-do-oseni-ne-vdastsa-nakopiciti-navit-tretinu-vid-vipusenih-neu-raket-povitrani-sili.html" text:style-name="Internet_20_link" text:visited-style-name="Visited_20_Internet_20_Link">
 <text:span text:style-name="T4">
ракет</text:span>
 </text:a>
此外，乌克兰武装部队的海军在<text:a xlink:type="simple" xlink:href="https://www.facebook.com/navy.mil.gov.ua/posts/pfbid033w4soP4254nf5bz5jzGrho2qcLaoW5qTqzDb2FuucVLGr3v9RBExjxP1Kjesyz3al" text:style-name="Internet_20_link" text:visited-style-name="Visited_20_Internet_20_Link">
</text:a>
在地中海，俄罗斯联邦持有两架有翼的“口径”导弹的载体，总凌空抽射高达24枚导弹。</text:p>
      <text:p text:style-name="P4">
“截至4月23日在Azov Sea- 13:00的敌方船上； 在邮件中获悉，中地球是战斗税 - 最多八艘俄罗斯船，两艘翼式火箭“口径”的载体，其中的总凌空 - 多达24枚火箭弹。”</text:p>
      <text:p text:style-name="P4">
正如乌克林福姆(Ukrinform)报道的那样，4月22日在黑海的战斗中，俄罗斯保留了11艘船。</text:p>
      <text:p text:style-name="P4">
News Source: <text:a xlink:type="simple" xlink:href="https://www.ukrinform.ua/rubric-ato/3699534-rosia-vivela-u-corne-more-dva-raketonosii-z-vismoma-kalibrami.html" text:style-name="Internet_20_link" text:visited-style-name="Visited_20_Internet_20_Link">
https://www.ukrinform.ua/rubric-ato/3699534-rosia-vivela-u-corne-more-dva-raketonosii-z-vismoma-kalibrami.html</text:a>
</text:p>
      <!--NEWS-->
      <text:h text:style-name="P10" text:outline-level="1">
<text:span text:style-name="T4">
成为乌克兰国家柔道世界锦标赛的著名作品</text:span>
</text:h>
      <text:p text:style-name="P4">
作者: Ukrinform (Person)</text:p>
      <text:p text:style-name="P4">
出版商: Укринформ (Organization)</text:p>
      <text:p text:style-name="P4">
出版时间: 2023-04-23T12:07:04+03:00</text:p>
      <text:p text:style-name="P4">
修改时间: 2023-04-23T12:07:04+03:00</text:p>
      <text:p text:style-name="P4">
描述: 乌克兰国家队已确定世界杯队，该球队将于5月7日至13日在卡塔尔（卡塔尔）举行。  - 乌克林。</text:p>
      <text:p text:style-name="P4">
图片: ["<text:a xlink:type="simple" xlink:href="https://static.ukrinform.com/photos/2023_03/thumb_files/630_360_1679932331-849.jpg" text:style-name="Internet_20_link" text:visited-style-name="Visited_20_Internet_20_Link">
630_360_16799...</text:a>
"]</text:p>
      <text:p text:style-name="P4">
标签: ['Чемпіонат світу', 'Збірна України', 'Дзюдо', "Дар'я Білодід"]</text:p>
      <text:p text:style-name="P4">
类型: Article</text:p>
      <!--METADATA-->
      <text:p text:style-name="P4">
<draw:frame draw:style-name="fr1" draw:name="Image93" text:anchor-type="as-char" svg:width="6.9236in" svg:height="3.956343in" draw:z-index="0">
<draw:image xlink:href="../Images/yкринформ/2023-04-23T12-07-04-03-00/630_360_1679932331-849.jpg" xlink:type="simple" xlink:show="embed" xlink:actuate="onLoad" draw:mime-type="image/jpeg"/>
</draw:frame>
乌克兰国家队已经确定了世界杯的球队，该球队将以7-13的成绩举行(排队).</text:p>
      <text:p text:style-name="P4">
Як повідомляє <text:a xlink:type="simple" xlink:href="https://suspilne.media/453534-zbirna-ukraini-viznacila-sklad-na-cempionat-svitu-2023-z-dzudo-u-komandi-sist-debutantiv/" text:style-name="Internet_20_link" text:visited-style-name="Visited_20_Internet_20_Link">
 </text:a>
，乌克林福姆报道，有14名犹太人参加了比赛：八名男子和6名女性。</text:p>
      <text:p text:style-name="P4">
<text:span text:style-name="T5">
乌克兰国家队的组成：</text:span>
</text:p>
      <text:p text:style-name="P4">
男人 - 阿尔特姆·莱索克(Artem Lesiuk)，迪尔肖特·哈尔马托夫(两者 - 最多60公斤)，Bogdan Yadov(66公斤)，Vladislav Kazimirov(73公斤). Gevorg Manukyan(81公斤)，Artem Bubir(90公斤)，安东·萨维茨基(100公斤)，Yevgeny Balevsky(超过100公斤);</text:p>
      <text:p text:style-name="P4">
女人 - 玛丽亚·布威克(Maria Buwyok)(48公斤), Дар'я Білодід (57公斤)，Yulia Grebenozhko(63公斤)，伊丽莎白·利特维宁科(Elizabeth Litvinenko)(两者 -  78公斤)，Ruslana Bulavina(PONAD78公斤).</text:p>
      <text:p text:style-name="P4">
<text:span text:style-name="T4">
Читайте також:</text:span>
 <text:a xlink:type="simple" xlink:href="https://www.ukrinform.ua/rubric-sports/3698580-dzudoisti-zantaraa-nabali-ta-kalanina-zaversili-kareru.html" text:style-name="Internet_20_link" text:visited-style-name="Visited_20_Internet_20_Link">
 <text:span text:style-name="T4">
Дзюдо</text:span>
 </text:a>
乌克兰国家队将不会参加2023年世界杯的球队锦标赛。 这是团队培训人员的决定：犹太人将为Nai-European Overs和欧洲运动会做准备。</text:p>
      <text:p text:style-name="P4">
在照片中：daria bilodid(ijf.org).</text:p>
      <text:p text:style-name="P4">
News Source: <text:a xlink:type="simple" xlink:href="https://www.ukrinform.ua/rubric-sports/3699535-stav-vidomij-sklad-zbirnoi-ukraini-na-cempionat-svitu-z-dzudo.html" text:style-name="Internet_20_link" text:visited-style-name="Visited_20_Internet_20_Link">
https://www.ukrinform.ua/rubric-sports/3699535-stav-vidomij-sklad-zbirnoi-ukraini-na-cempionat-svitu-z-dzudo.html</text:a>
</text:p>
      <!--NEWS-->
      <text:h text:style-name="P10" text:outline-level="1">
<text:span text:style-name="T4">
法国对中华人民共和国对巴黎的声明就前苏联共和国的主权</text:span>
</text:h>
      <text:p text:style-name="P4">
作者: Ukrinform (Person)</text:p>
      <text:p text:style-name="P4">
出版商: Укринформ (Organization)</text:p>
      <text:p text:style-name="P4">
出版时间: 2023-04-23T12:09:00+03:00</text:p>
      <text:p text:style-name="P4">
修改时间: 2023-04-23T12:09:00+03:00</text:p>
      <text:p text:style-name="P4">
描述: 在巴黎有争议的评论之后，法国宣布其与所有前苏联成员国的“完全团结”，她说，在压迫几十年后，这一统一了独立。  - 乌克林。</text:p>
      <text:p text:style-name="P4">
图片: ["<text:a xlink:type="simple" xlink:href="https://static.ukrinform.com/photos/2022_05/thumb_files/630_360_1652209855-436.jpg" text:style-name="Internet_20_link" text:visited-style-name="Visited_20_Internet_20_Link">
630_360_16522...</text:a>
"]</text:p>
      <text:p text:style-name="P4">
标签: ['Франція', 'Китай', 'Посол']</text:p>
      <text:p text:style-name="P4">
类型: Article</text:p>
      <!--METADATA-->
      <text:p text:style-name="P4">
<draw:frame draw:style-name="fr1" draw:name="Image94" text:anchor-type="as-char" svg:width="6.9236in" svg:height="3.956343in" draw:z-index="0">
<draw:image xlink:href="../Images/yкринформ/2023-04-23T12-09-00-03-00/630_360_1652209855-436.jpg" xlink:type="simple" xlink:show="embed" xlink:actuate="onLoad" draw:mime-type="image/jpeg"/>
</draw:frame>
法国在矛盾的评论之后，中国在巴黎的大使与苏联所有前成员国宣布“完整分辨”，她说，在压迫几十年后，这是“获得独立的”。</text:p>
      <text:p text:style-name="P4">
法国外交部代表周日指出，乌克林福姆向[]报告(https://www.reuters.com/world/europe/france-baltic-states-dismayed-after-china-envoy-questions-ukraine-sovereignty-2023-04-23/)。</text:p>
      <text:p text:style-name="P4">
“特别是乌克兰。 法国外交部说：“ 1991年，包括克里米亚在内的国际边界被公认为整个国际社会，包括中国在内。”</text:p>
      <text:p text:style-name="P4">
据他说，中国将不得不澄清他们是否反映了这些评论大使的立场。</text:p>
      <text:p text:style-name="P4">
<text:span text:style-name="T4">
另请阅读：</text:span>
 <text:a xlink:type="simple" xlink:href="https://www.ukrinform.ua/rubric-ato/3699512-danilov-zaklikav-pripiniti-sadzati-ukrainu-za-stil-peregovoriv.html" text:style-name="Internet_20_link" text:visited-style-name="Visited_20_Internet_20_Link">
</text:a>
中国外交部没有立即对路透社作出回应。</text:p>
      <text:p text:style-name="P4">
正如乌克林福姆(Ukrinform(https://www.ukrinform.ua/rubric-world/3699378-posol-kitau-u-francii-postaviv-pid-sumniv-suverenitet-kolisnih-radanskih-respublik.html)，并受到批评。</text:p>
      <text:p text:style-name="P4">
特别是，乌克兰驻法国瓦迪姆·奥梅尔钦科(Vadim Omelchenko)的大使提出，卢(Lu)与地理问题设定了问题，并提醒这种陈述与中国的官方立场相矛盾。</text:p>
      <text:p text:style-name="P4">
<text:span text:style-name="T4">
另请阅读：</text:span>
 <text:a xlink:type="simple" xlink:href="https://www.ukrinform.ua/rubric-world/3699322-ministr-oboroni-italii-vistupae-za-peregovori-miz-ukrainou-ta-rf-i-poserednictvo-kitau.html" text:style-name="Internet_20_link" text:visited-style-name="Visited_20_Internet_20_Link">
<text:span text:style-name="T4">
中国</text:span>
</text:a>
立陶宛加布里埃勒斯·兰斯贝吉斯(Lithuania Gabrielus Landsbergis)的外交大臣说，中国驻法国大使的声明证明了波罗的海国家为何不信任中国“乌克兰的调解”的有效性。</text:p>
      <text:p text:style-name="P4">
爱沙尼亚外交大臣玛格斯·塔萨克(Margus Tsakhkn)<text:a xlink:type="simple" xlink:href="https://www.ukrinform.ua/rubric-world/3699418-u-mzs-estonii-ta-latvii-viklicut-kitajskih-diplomativ-cerez-zaavi-posla-knr-u-francii.html#:~:text=%D0%93%D0%BB%D0%B0%D0%B2%D0%B0%20%D0%9C%D0%97%D0%A1%20%D0%9B%D0%B8%D1%82%D0%B2%D0%B8%20%D0%93%D0%B0%D0%B1%D1%80%D1%96%D0%B5%D0%BB%D1%8E%D1%81%20%D0%9B%D0%B0%D0%BD%D0%B4%D1%81%D0%B1%D0%B5%D1%80%D0%B3%D1%96%D1%81,%C2%AB%D0%BF%D0%BE%D1%81%D0%B5%D1%80%D0%B5%D0%B4%D0%BD%D0%B8%D1%86%D1%82%D0%B2%D0%BE%20%D0%BC%D0%B8%D1%80%D1%83%20%D0%B2%20%D0%A3%D0%BA%D1%80%D0%B0%D1%97%D0%BD%D1%96%C2%BB." text:style-name="Internet_20_link" text:visited-style-name="Visited_20_Internet_20_Link">
</text:a>
这对前苏联成员国的主权表示怀疑。</text:p>
      <text:p text:style-name="P4">
照片：CGTN</text:p>
      <text:p text:style-name="P4">
News Source: <text:a xlink:type="simple" xlink:href="https://www.ukrinform.ua/rubric-world/3699536-u-francii-prokomentuvali-zaavu-posla-knr-u-parizi-sodo-suverenitetu-kolisnih-radanskih-respublik.html" text:style-name="Internet_20_link" text:visited-style-name="Visited_20_Internet_20_Link">
https://www.ukrinform.ua/rubric-world/3699536-u-francii-prokomentuvali-zaavu-posla-knr-u-parizi-sodo-suverenitetu-kolisnih-radanskih-respublik.html</text:a>
</text:p>
      <!--NEWS-->
      <text:h text:style-name="P10" text:outline-level="1">
<text:span text:style-name="T4">
在Khmelnytskyi，另一个教区去了PCC</text:span>
</text:h>
      <text:p text:style-name="P4">
作者: Ukrinform (Person)</text:p>
      <text:p text:style-name="P4">
出版商: Укринформ (Organization)</text:p>
      <text:p text:style-name="P4">
出版时间: 2023-04-23T12:13:00+03:00</text:p>
      <text:p text:style-name="P4">
修改时间: 2023-04-23T12:13:00+03:00</text:p>
      <text:p text:style-name="P4">
描述: 位于赫梅尔尼特斯基（Khmelnytsky）地区的利索夫（Lisov）村的圣帕拉斯克瓦（St. Paraskeva）教区，从乌克兰东正教教堂（莫斯科帕特里亚特（Moscow Prathiarchate））转到了乌克兰东正教教堂。  - 乌克林。</text:p>
      <text:p text:style-name="P4">
图片: ["<text:a xlink:type="simple" xlink:href="https://static.ukrinform.com/photos/2023_04/thumb_files/630_360_1682241037-672.jpg" text:style-name="Internet_20_link" text:visited-style-name="Visited_20_Internet_20_Link">
630_360_16822...</text:a>
", "<text:a xlink:type="simple" xlink:href="https://static.ukrinform.com/photos/2023_04/1682241050-903.jpg" text:style-name="Internet_20_link" text:visited-style-name="Visited_20_Internet_20_Link">
1682241050-90...</text:a>
", "<text:a xlink:type="simple" xlink:href="https://static.ukrinform.com/photos/2023_04/1682241063-412.jpg" text:style-name="Internet_20_link" text:visited-style-name="Visited_20_Internet_20_Link">
1682241063-41...</text:a>
"]</text:p>
      <text:p text:style-name="P4">
标签: ['Хмельниччина', 'УПЦ МП', 'Православна церква України']</text:p>
      <text:p text:style-name="P4">
类型: Article</text:p>
      <!--METADATA-->
      <text:p text:style-name="P4">
<draw:frame draw:style-name="fr1" draw:name="Image95" text:anchor-type="as-char" svg:width="6.9236in" svg:height="3.956343in" draw:z-index="0">
<draw:image xlink:href="../Images/yкринформ/2023-04-23T12-13-00-03-00/630_360_1682241037-672.jpg" xlink:type="simple" xlink:show="embed" xlink:actuate="onLoad" draw:mime-type="image/jpeg"/>
</draw:frame>
位于乌克兰东正教教堂的Khmelnytsky地区Pereshlazlaz的Lisov Grinovtsi村的Parishiost Martyr paraskeva(莫斯科宗主)到乌克兰东正教教堂。</text:p>
      <text:p text:style-name="P4">
关于<text:a xlink:type="simple" xlink:href="https://www.facebook.com/permalink.php" text:style-name="Internet_20_link" text:visited-style-name="Visited_20_Internet_20_Link">
</text:a>
据报道，赫梅尔尼特斯基区议会的代表亚历山大·乔恩耶维奇报道说。</text:p>
      <text:p text:style-name="P4">
“举行的宗教组织宗教组织帕拉斯克瓦·塞拉利索夫·格里尼维斯·lisovogrynivtsi tg举行...在会议上举行了一致支持在规范和组织问题中的下属变化。(MP)并加入了当地<text:a xlink:type="simple" xlink:href="https://www.ukrinform.ua/tag-pravoslavna-cerkva-ukraini" text:style-name="Internet_20_link" text:visited-style-name="Visited_20_Internet_20_Link">
</text:a>
»， - 证词读取。</text:p>
      <text:p text:style-name="P4">
<draw:frame draw:style-name="fr1" draw:name="Image96" text:anchor-type="as-char" svg:width="6.9236in" svg:height="5.1927in" draw:z-index="0">
<draw:image xlink:href="../Images/yкринформ/2023-04-23T12-13-00-03-00/1682241050-903.jpg" xlink:type="simple" xlink:show="embed" xlink:actuate="onLoad" draw:mime-type="image/jpeg"/>
</draw:frame>
<draw:frame draw:style-name="fr1" draw:name="Image97" text:anchor-type="as-char" svg:width="6.9236in" svg:height="5.1927in" draw:z-index="0">
<draw:image xlink:href="../Images/yкринформ/2023-04-23T12-13-00-03-00/1682241063-412.jpg" xlink:type="simple" xlink:show="embed" xlink:actuate="onLoad" draw:mime-type="image/jpeg"/>
</draw:frame>
根据Chorniyevich的说法，有700多人参加了会议。</text:p>
      <text:p text:style-name="P4">
<text:span text:style-name="T4">
另请阅读：</text:span>
 <text:a xlink:type="simple" xlink:href="https://www.ukrinform.ua/rubric-society/3696602-pcu-provela-persu-velikodnu-sluzbu-v-kievopecerskij-lavri.html" text:style-name="Internet_20_link" text:visited-style-name="Visited_20_Internet_20_Link">
<text:span text:style-name="T4">
 PCC </text:span>
</text:a>
正如乌克林福姆报道的那样，从乌克兰东正教教堂的完整战争开始就在赫梅尔尼特斯基(莫斯科宗主)有178个宗教团体，其中<text:a xlink:type="simple" xlink:href="https://www.ukrinform.ua/rubric-regions/3695844-na-hmelniccini-vid-pocatku-povnomasstabnoi-vijni-upc-mp-zalisili-178-parafij.html" text:style-name="Internet_20_link" text:visited-style-name="Visited_20_Internet_20_Link">
</text:a>
<text:span text:style-name="T5">
foto：Facebook Alexander Chorniyevich</text:span>
</text:p>
      <text:p text:style-name="P4">
News Source: <text:a xlink:type="simple" xlink:href="https://www.ukrinform.ua/rubric-regions/3699537-na-hmelniccini-se-odna-parafia-perejsla-do-pcu.html" text:style-name="Internet_20_link" text:visited-style-name="Visited_20_Internet_20_Link">
https://www.ukrinform.ua/rubric-regions/3699537-na-hmelniccini-se-odna-parafia-perejsla-do-pcu.html</text:a>
</text:p>
      <!--NEWS-->
      <text:h text:style-name="P10" text:outline-level="1">
<text:span text:style-name="T4">
俄罗斯人参加了一个新的Shamos派对，并试图找到我们的防空 -  Humeniuk</text:span>
</text:h>
      <text:p text:style-name="P4">
作者: Ukrinform (Person)</text:p>
      <text:p text:style-name="P4">
出版商: Укринформ (Organization)</text:p>
      <text:p text:style-name="P4">
出版时间: 2023-04-23T12:28:00+03:00</text:p>
      <text:p text:style-name="P4">
修改时间: 2023-04-23T12:28:00+03:00</text:p>
      <text:p text:style-name="P4">
描述: 俄罗斯人已经接待了下一个沙尔党，目前正在试图确定我们的防空系统。  - 乌克林。</text:p>
      <text:p text:style-name="P4">
图片: ["<text:a xlink:type="simple" xlink:href="https://static.ukrinform.com/photos/2022_07/thumb_files/630_360_1656933176-267.jpg" text:style-name="Internet_20_link" text:visited-style-name="Visited_20_Internet_20_Link">
630_360_16569...</text:a>
"]</text:p>
      <text:p text:style-name="P4">
标签: ['Війна з росією', 'Дрон-камікадзе', 'Єдині новини', 'Наталія Гуменюк']</text:p>
      <text:p text:style-name="P4">
类型: Article</text:p>
      <!--METADATA-->
      <text:p text:style-name="P4">
<draw:frame draw:style-name="fr1" draw:name="Image98" text:anchor-type="as-char" svg:width="6.9236in" svg:height="3.956343in" draw:z-index="0">
<draw:image xlink:href="../Images/yкринформ/2023-04-23T12-28-00-03-00/630_360_1656933176-267.jpg" xlink:type="simple" xlink:show="embed" xlink:actuate="onLoad" draw:mime-type="image/jpeg"/>
</draw:frame>
俄罗斯沙赫党目前正在试图确定我们原型防御的系统。</text:p>
      <text:p text:style-name="P4">
根据乌克林福姆(Ukrinform)的说法，[<text:a xlink:type="simple" xlink:href="https://www.youtube.com/watch" text:style-name="Internet_20_link" text:visited-style-name="Visited_20_Internet_20_Link">
</text:a>
.</text:p>
      <text:p text:style-name="P4">
"За маркуванням ми побачили, що це чергова партія. Ми бачимо навіть позастосуванню, що майже щоночі відбувається пуск цих баражуючих снарядів порегіонах України. Вочевидь, вони отримали поповнення і наразі намагаютьсязнайти нашу протиповітряну оборону", - сказала Гуменюк.</text:p>
      <text:p text:style-name="P4">
<text:span text:style-name="T4">
Читайте також:</text:span>
 <text:a xlink:type="simple" xlink:href="https://www.ukrinform.ua/rubric-ato/3699531-gumenuk-zaklikae-do-informacijnoi-tisi-sodo-visadki-zsu-na-livomu-berezi.html" text:style-name="Internet_20_link" text:visited-style-name="Visited_20_Internet_20_Link">
 <text:span text:style-name="T4">
Гуменюк</text:span>
 </text:a>
如报道，<text:a xlink:type="simple" xlink:href="https://www.ukrinform.ua/rubric-ato/3699129-vorog-atakuvav-ukrainu-patma-sahedami-cotiri-z-nih-znisila-ppo.html" text:style-name="Internet_20_link" text:visited-style-name="Visited_20_Internet_20_Link">
</text:a>
，其中四个被摧毁。</text:p>
      <text:p text:style-name="P4">
News Source: <text:a xlink:type="simple" xlink:href="https://www.ukrinform.ua/rubric-ato/3699542-rosiani-otrimali-novu-partiu-sahediv-i-namagautsa-znajti-nasu-ppo-gumenuk.html" text:style-name="Internet_20_link" text:visited-style-name="Visited_20_Internet_20_Link">
https://www.ukrinform.ua/rubric-ato/3699542-rosiani-otrimali-novu-partiu-sahediv-i-namagautsa-znajti-nasu-ppo-gumenuk.html</text:a>
</text:p>
      <!--NEWS-->
      <text:h text:style-name="P10" text:outline-level="1">
<text:span text:style-name="T4">
谷物和燃油价格：G7部长担心食品安全战争</text:span>
</text:h>
      <text:p text:style-name="P4">
作者: Ukrinform (Person)</text:p>
      <text:p text:style-name="P4">
出版商: Укринформ (Organization)</text:p>
      <text:p text:style-name="P4">
出版时间: 2023-04-23T12:28:32+03:00</text:p>
      <text:p text:style-name="P4">
修改时间: 2023-04-23T12:28:32+03:00</text:p>
      <text:p text:style-name="P4">
描述: Міністри сільського господарства країн «Групи семи» (G7) висловили стурбованість руйнівним впливом на глобальну продовольчу безпеку розв’язаної росією війни проти України. — Укрінформ.</text:p>
      <text:p text:style-name="P4">
图片: ["<text:a xlink:type="simple" xlink:href="https://static.ukrinform.com/photos/2022_12/thumb_files/630_360_1670868347-184.jpg" text:style-name="Internet_20_link" text:visited-style-name="Visited_20_Internet_20_Link">
630_360_16708...</text:a>
"]</text:p>
      <text:p text:style-name="P4">
标签: ['Україна', 'Велика сімка', 'Війна з росією', 'Продовольча безпека']</text:p>
      <text:p text:style-name="P4">
类型: Article</text:p>
      <!--METADATA-->
      <text:p text:style-name="P4">
<draw:frame draw:style-name="fr1" draw:name="Image99" text:anchor-type="as-char" svg:width="6.9236in" svg:height="3.956343in" draw:z-index="0">
<draw:image xlink:href="../Images/yкринформ/2023-04-23T12-28-32-03-00/630_360_1670868347-184.jpg" xlink:type="simple" xlink:show="embed" xlink:actuate="onLoad" draw:mime-type="image/jpeg"/>
</draw:frame>
七组的Strisel经济部(G7)他们对俄罗斯对乌克兰战争的全球粮食安全产生的破坏性影响表示关注。</text:p>
      <text:p text:style-name="P4">
乌克林福姆报告给<text:a xlink:type="simple" xlink:href="https://english.kyodonews.net/news/2023/04/b096c990d487-g-7-farm-ministers-condemn-russia-for-wars-impact-on-food-security.html" text:style-name="Internet_20_link" text:visited-style-name="Visited_20_Internet_20_Link">
</text:a>
。</text:p>
      <text:p text:style-name="P4">
声明说：“我们深切关注战争对世界各地食品安全的破坏性影响，尤其是通过谷物，燃料和肥料的价格上涨，这与最脆弱的人口不成比例。” 。</text:p>
      <text:p text:style-name="P4">
G7部长表示，战争进一步加剧了食品不稳定<text:a xlink:type="simple" xlink:href="https://www.ukrinform.ua/tag-zmina-klimatu" text:style-name="Internet_20_link" text:visited-style-name="Visited_20_Internet_20_Link">
</text:a>
以及不利影响农作物，水和生育的生物多样性的丧失。</text:p>
      <text:p text:style-name="P4">
<text:span text:style-name="T4">
另请阅读：</text:span>
 <text:a xlink:type="simple" xlink:href="https://www.ukrinform.ua/rubric-economy/3699276-solskij-zaklikae-kraini-g7-dopomogti-v-rozminuvanni-silgospzemel-ukraini.html" text:style-name="Internet_20_link" text:visited-style-name="Visited_20_Internet_20_Link">
</text:a>
他们还宣布了“宫崎骏行动计划”，以应对面临全球粮食系统的众多复杂问题。 它的目的是克服俄罗斯针对乌克兰的战争造成的短期挑战，以及共同-19大流行的后果，以及实现了分裂温室气体排放和保护生物多样性的长期目标。</text:p>
      <text:p text:style-name="P4">
计划点包括“供应链的多样化以及改善本地，区域和全球粮食系统，可持续使用其农业资源和贸易促进的方法”。</text:p>
      <text:p text:style-name="P4">
根据乌克林福姆的说法，七国集团被要求进行延续，完全实施和扩展至关重要的<text:a xlink:type="simple" xlink:href="https://www.ukrinform.ua/rubric-economy/3699462-kraini-g7-zaklikali-prodovziti-ta-rozsiriti-zernovu-ugodu.html" text:style-name="Internet_20_link" text:visited-style-name="Visited_20_Internet_20_Link">
</text:a>
 .</text:p>
      <text:p text:style-name="P4">
News Source: <text:a xlink:type="simple" xlink:href="https://www.ukrinform.ua/rubric-economy/3699541-stribok-cin-na-zerno-ta-palivo-ministri-g7-sturbovani-vplivom-vijni-na-prodovolcu-bezpeku.html" text:style-name="Internet_20_link" text:visited-style-name="Visited_20_Internet_20_Link">
https://www.ukrinform.ua/rubric-economy/3699541-stribok-cin-na-zerno-ta-palivo-ministri-g7-sturbovani-vplivom-vijni-na-prodovolcu-bezpeku.html</text:a>
</text:p>
      <!--NEWS-->
      <text:h text:style-name="P10" text:outline-level="1">
<text:span text:style-name="T4">
3月份，中国人民币在全球付款中的份额增加到2.26％</text:span>
</text:h>
      <text:p text:style-name="P4">
作者: Ukrinform (Person)</text:p>
      <text:p text:style-name="P4">
出版商: Укринформ (Organization)</text:p>
      <text:p text:style-name="P4">
出版时间: 2023-04-23T12:37:42+03:00</text:p>
      <text:p text:style-name="P4">
修改时间: 2023-04-23T12:37:42+03:00</text:p>
      <text:p text:style-name="P4">
描述: 中国货币的份额 - 全球付款中的元素从2月的2.19％增加到3月的2.26％。  - 乌克林。</text:p>
      <text:p text:style-name="P4">
图片: ["<text:a xlink:type="simple" xlink:href="https://static.ukrinform.com/photos/2015_11/thumb_files/630_360_1447921620-9172.jpg" text:style-name="Internet_20_link" text:visited-style-name="Visited_20_Internet_20_Link">
630_360_14479...</text:a>
"]</text:p>
      <text:p text:style-name="P4">
标签: ['Китай', 'Валюта', 'Юань']</text:p>
      <text:p text:style-name="P4">
类型: Article</text:p>
      <!--METADATA-->
      <text:p text:style-name="P4">
<draw:frame draw:style-name="fr1" draw:name="Image100" text:anchor-type="as-char" svg:width="6.9236in" svg:height="3.956343in" draw:z-index="0">
<draw:image xlink:href="../Images/yкринформ/2023-04-23T12-37-42-03-00/630_360_1447921620-9172.jpg" xlink:type="simple" xlink:show="embed" xlink:actuate="onLoad" draw:mime-type="image/jpeg"/>
</draw:frame>
中国货币的数量 - 全球付款中的元素从2月的2.19％增加到3月的2.26％。</text:p>
      <text:p text:style-name="P4">
根据乌克林福姆的说法，关于金融消息服务的全球供应商Swift Data []报告<text:a xlink:type="simple" xlink:href="https://english.news.cn/20230423/0a9237fec006402ca2e969ed2640c6f4/c.html" text:style-name="Internet_20_link" text:visited-style-name="Visited_20_Internet_20_Link">
</text:a>
。</text:p>
      <text:p text:style-name="P4">
中国的货币仍然是三月份增加其在国际计算中使用的活动。</text:p>
      <text:p text:style-name="P4">
<text:span text:style-name="T4">
另请阅读：</text:span>
 <text:a xlink:type="simple" xlink:href="https://www.ukrinform.ua/rubric-technology/3697262-kitajski-brendi-zajnali-ponad-70-rosijskogo-rinku-smartfoniv.html" text:style-name="Internet_20_link" text:visited-style-name="Visited_20_Internet_20_Link">
</text:a>
因此，上个月，Swift System付款中的人民币量增加了25.04％，这也比2月的增长量大于21.46％。</text:p>
      <text:p text:style-name="P4">
不考虑欧元区(欧元)，元在全球付款中使用的国家货币中排名第七，占1,67％(美元，日元，英镑英镑等).</text:p>
      <text:p text:style-name="P4">
<text:span text:style-name="T4">
Читайте також:</text:span>
 <text:a xlink:type="simple" xlink:href="https://www.ukrinform.ua/rubric-technology/3686455-kitaj-vtracae-milarderiv-cerez-represii-proti-tehnosektora.html" text:style-name="Internet_20_link" text:visited-style-name="Visited_20_Internet_20_Link">
 </text:a>
根据乌克林的说法，根据中国政府的说法，与一年前相比，中国第一季度的经济增长了4.5％，在废除对Zerocovid-19-19的严重限制后，增长率也加速了。</text:p>
      <text:p text:style-name="P4">
News Source: <text:a xlink:type="simple" xlink:href="https://www.ukrinform.ua/rubric-economy/3699546-castka-kitajskogo-uana-v-globalnih-platezah-u-berezni-zrosla-do-226.html" text:style-name="Internet_20_link" text:visited-style-name="Visited_20_Internet_20_Link">
https://www.ukrinform.ua/rubric-economy/3699546-castka-kitajskogo-uana-v-globalnih-platezah-u-berezni-zrosla-do-226.html</text:a>
</text:p>
      <!--NEWS-->
      <text:h text:style-name="P10" text:outline-level="1">
<text:span text:style-name="T4">
在37个国家 /地区实施没有边界的书籍 -  Zelenskaya</text:span>
</text:h>
      <text:p text:style-name="P4">
作者: Ukrinform (Person)</text:p>
      <text:p text:style-name="P4">
出版商: Укринформ (Organization)</text:p>
      <text:p text:style-name="P4">
出版时间: 2023-04-23T12:41:00+03:00</text:p>
      <text:p text:style-name="P4">
修改时间: 2023-04-23T12:41:00+03:00</text:p>
      <text:p text:style-name="P4">
描述: “无国界书籍”项目在37个国家 /地区出售，总共170个货架已经有44,000本书。  - 乌克林。</text:p>
      <text:p text:style-name="P4">
图片: ["<text:a xlink:type="simple" xlink:href="https://static.ukrinform.com/photos/2022_12/thumb_files/630_360_1672150502-692.jpeg" text:style-name="Internet_20_link" text:visited-style-name="Visited_20_Internet_20_Link">
630_360_16721...</text:a>
"]</text:p>
      <text:p text:style-name="P4">
标签: ['Книги', 'Українська книга', 'Олена Зеленська']</text:p>
      <text:p text:style-name="P4">
类型: Article</text:p>
      <!--METADATA-->
      <text:p text:style-name="P4">
<draw:frame draw:style-name="fr1" draw:name="Image101" text:anchor-type="as-char" svg:width="6.9236in" svg:height="3.956343in" draw:z-index="0">
<draw:image xlink:href="../Images/yкринформ/2023-04-23T12-41-00-03-00/630_360_1672150502-692.jpeg" xlink:type="simple" xlink:show="embed" xlink:actuate="onLoad" draw:mime-type="image/jpeg"/>
</draw:frame>
在37个国家 /地区实施了“无国界书籍”项目，共有44,000本书，共有170个书架。</text:p>
      <text:p text:style-name="P4">
根据乌克兰乌克兰(Ukrinform)的说法，乌克兰Olena Zelensk的妻子在[]中报道(https://t.me/FirstLadyOfUkraine/2971)在世界版权书上。</text:p>
      <text:p text:style-name="P4">
根据第一夫人的说法，通过俄罗斯入侵<text:a xlink:type="simple" xlink:href="https://www.ukrinform.ua/tag-ukrainska-kniga" text:style-name="Internet_20_link" text:visited-style-name="Visited_20_Internet_20_Link">
</text:a>
他们像人类一样遭受痛苦。</text:p>
      <text:p text:style-name="P4">
“在刚刚在英国举行的伦敦图书博览会上，我们展示了家具和被摧毁的图书馆的东西。 对文化的态度清楚地表明了侵略者的本质。” Zelenskaya说。</text:p>
      <text:p text:style-name="P4">
总统妻子说：“不仅受害者是书籍。”  - 他们像所有乌克兰文化一样，是我们的支持。 我经常听到一个感人的“最后，母语!” 来自国际项目“边境书籍”的参与者。</text:p>
      <text:p text:style-name="P4">
据她说，去年，他们与使馆一起，在乌克兰出版商的布局下向不同国家的乌克兰移民儿童分发出版物。</text:p>
      <text:p text:style-name="P4">
第一夫人被称为“这本书回归了房屋的感觉，与我们一起介绍了我们的世界和世界，并称乌克兰出版商参加了世界各地的书展非常重要。</text:p>
      <text:p text:style-name="P4">
<text:span text:style-name="T4">
另请阅读：</text:span>
 <text:a xlink:type="simple" xlink:href="https://www.ukrinform.ua/rubric-culture/3694344-v-indii-zavlatsa-ukrainski-knizkovi-polici-ta-audiogidi.html" text:style-name="Internet_20_link" text:visited-style-name="Visited_20_Internet_20_Link">
<text:span text:style-name="T4">
书</text:span>
</text:a>
正如Zelenska强调的那样，这就是为什么她始终涉及这样的措施的原因，因为这是一个讲述乌克兰及其通过文化的抵抗的机会。 她尤其是在一年一度的波罗的海BookDesign 2023竞赛中指出，乌克兰作为一个受邀国家在场，一个Zamogorod获得了“障碍 - 免费”  - 关于平等平等的独特出版物。 这是乌克兰人与自由世界一起强调第一夫人的另一个例子。</text:p>
      <text:p text:style-name="P4">
Zelenskaya说：“我们继续通过乌克兰的货架将世界介绍给乌克兰和我们的文献 - 我们将最高质量版本的集合传递给了全国各地的图书馆。”斯通(Stone)是奴隶主的图书馆，石头嫁接的图书馆，石材嫁接的图书馆。第二章出现在塞浦路斯，位于市政博物馆图书馆。 瑞典的Linchping图书馆已经补充了50本乌克兰书籍。总统的妻子感谢大使馆的支持，信息政策文化部，外交部和乌克兰书籍研究所的支持，并对基辅经济学院的项目和转会表示感谢4,000本书到22个职位。</text:p>
      <text:p text:style-name="P4">
正如乌克林福姆报道的那样，“无国界书籍”项目由埃琳娜·泽伦斯克(Elena Zelensk)第一夫人的子女与乌克兰文化部，外交部和乌克兰乌克兰书籍一起实施。</text:p>
      <text:p text:style-name="P4">
<text:span text:style-name="T5">
foto：总统办公室</text:span>
</text:p>
      <text:p text:style-name="P4">
News Source: <text:a xlink:type="simple" xlink:href="https://www.ukrinform.ua/rubric-society/3699547-proekt-knizki-bez-kordoniv-realizuut-uze-v-37-krainah-zelenska.html" text:style-name="Internet_20_link" text:visited-style-name="Visited_20_Internet_20_Link">
https://www.ukrinform.ua/rubric-society/3699547-proekt-knizki-bez-kordoniv-realizuut-uze-v-37-krainah-zelenska.html</text:a>
</text:p>
      <!--NEWS-->
      <text:h text:style-name="P10" text:outline-level="1">
<text:span text:style-name="T4">
电影“天堂和山之间”将在treto电影节上放映</text:span>
</text:h>
      <text:p text:style-name="P4">
作者: Ukrinform (Person)</text:p>
      <text:p text:style-name="P4">
出版商: Укринформ (Organization)</text:p>
      <text:p text:style-name="P4">
出版时间: 2023-04-23T12:44:24+03:00</text:p>
      <text:p text:style-name="P4">
修改时间: 2023-04-23T12:44:24+03:00</text:p>
      <text:p text:style-name="P4">
描述: 由德米特里·格雷什科（Dmitry Greshko）执导的电影将在4月28日至5月7日在特伦托（意大利）举行的电影节上放映。  - 乌克林。</text:p>
      <text:p text:style-name="P4">
图片: ["<text:a xlink:type="simple" xlink:href="https://static.ukrinform.com/photos/2023_04/thumb_files/630_360_1682242967-120.jpg" text:style-name="Internet_20_link" text:visited-style-name="Visited_20_Internet_20_Link">
630_360_16822...</text:a>
"]</text:p>
      <text:p text:style-name="P4">
标签: ['Фестиваль', 'Італія', 'фільм']</text:p>
      <text:p text:style-name="P4">
类型: Article</text:p>
      <!--METADATA-->
      <text:p text:style-name="P4">
<draw:frame draw:style-name="fr1" draw:name="Image102" text:anchor-type="as-char" svg:width="6.9236in" svg:height="3.956343in" draw:z-index="0">
<draw:image xlink:href="../Images/yкринформ/2023-04-23T12-44-24-03-00/630_360_1682242967-120.jpg" xlink:type="simple" xlink:show="embed" xlink:actuate="onLoad" draw:mime-type="image/jpeg"/>
</draw:frame>
德米特里·格雷什科(Dmitry Greshko)的电影《天堂与山之间》将在电影节上放映，该电影将于4月28日至5月7日在特伦托市举行(意大利).</text:p>
      <text:p text:style-name="P4">
Про це повідомляє пресслужба Державного агентства з питань кіно у <text:a xlink:type="simple" xlink:href="https://www.facebook.com/ukrainefilmagency/posts/pfbid036Y72nSDEAWxyTxrRkrbUKXgddDxFcB63Bfv7F7qDtdDWu8h2EqE7nbvHoWqmoPqkl" text:style-name="Internet_20_link" text:visited-style-name="Visited_20_Internet_20_Link">
</text:a>
，报道乌克林福姆。</text:p>
      <text:p text:style-name="P4">
“纪录片德米特里·格雷什科(Dmitry Greshko)和波琳娜·赫尔曼(Polina Herman)的制片人将在“高地”部分展示，该部分为山区社会，传统和不断变化的景观展示了创意的纪录片，”价值观说。</text:p>
      <text:p text:style-name="P4">
<text:span text:style-name="T4">
另请阅读：</text:span>
 <text:a xlink:type="simple" xlink:href="https://www.ukrinform.ua/rubric-culture/3699133-ce-nepripustimo-tkacenko-pro-rosijski-narativi-na-festival-arsmondo-slave.html" text:style-name="Internet_20_link" text:visited-style-name="Visited_20_Internet_20_Link">
</text:a>
这张照片讲述了2020年在Transcarpathia山区Kolochava的生活 - 当时世界受到新的和未知的Horocevirus大流行的威胁。</text:p>
      <text:p text:style-name="P4">
“ Transcarpathia的Kolochava山村继续过着日常生活，因为人们一直面临困难。 声明说：“ Solita四个Feldshore妇女在正常模式下运行的唯一救护车站。”</text:p>
      <text:p text:style-name="P4">
这部电影是在Derzhkino和乌克兰文化部的支持下创作的UA工作室。</text:p>
      <text:p text:style-name="P4">
<text:span text:style-name="T4">
另请阅读：</text:span>
 <text:a xlink:type="simple" xlink:href="https://www.ukrinform.ua/rubric-culture/3698973-v-uzgorodi-startuvav-miznarodnij-teatralnij-festival-svoboda.html" text:style-name="Internet_20_link" text:visited-style-name="Visited_20_Internet_20_Link">
<text:span text:style-name="T4">
节日</text:span>
</text:a>
根据乌克林福姆的说法，电影《天空与山之间》在法国的国际纪录片节上放映，该电影节于2023年1月20日至1月28日举行。</text:p>
      <text:p text:style-name="P4">
特雷诺电影节是最古老的国际电影节，致力于1952年成立的冒险，冒险和研究。</text:p>
      <text:p text:style-name="P4">
News Source: <text:a xlink:type="simple" xlink:href="https://www.ukrinform.ua/rubric-culture/3699548-film-miz-nebom-ta-gorami-pokazut-na-trento-film-festival.html" text:style-name="Internet_20_link" text:visited-style-name="Visited_20_Internet_20_Link">
https://www.ukrinform.ua/rubric-culture/3699548-film-miz-nebom-ta-gorami-pokazut-na-trento-film-festival.html</text:a>
</text:p>
      <!--NEWS-->
      <text:h text:style-name="P10" text:outline-level="1">
<text:span text:style-name="T4">
在法国北部，汽车在音乐节上开车进入人群，至少有11名受害者</text:span>
</text:h>
      <text:p text:style-name="P4">
作者: Ukrinform (Person)</text:p>
      <text:p text:style-name="P4">
出版商: Укринформ (Organization)</text:p>
      <text:p text:style-name="P4">
出版时间: 2023-04-23T12:50:00+03:00</text:p>
      <text:p text:style-name="P4">
修改时间: 2023-04-23T12:50:00+03:00</text:p>
      <text:p text:style-name="P4">
描述: 在法国北部，这辆车进入了国际空气蛇节上的人群，至少有11人受伤。  - 乌克林。</text:p>
      <text:p text:style-name="P4">
图片: ["<text:a xlink:type="simple" xlink:href="https://static.ukrinform.com/photos/2023_04/thumb_files/630_360_1682241728-417.jpg" text:style-name="Internet_20_link" text:visited-style-name="Visited_20_Internet_20_Link">
630_360_16822...</text:a>
"]</text:p>
      <text:p text:style-name="P4">
标签: ['Автомобіль', 'ДТП', 'Фестиваль', 'Франція', 'Поранені']</text:p>
      <text:p text:style-name="P4">
类型: Article</text:p>
      <!--METADATA-->
      <text:p text:style-name="P4">
<draw:frame draw:style-name="fr1" draw:name="Image103" text:anchor-type="as-char" svg:width="6.9236in" svg:height="3.956343in" draw:z-index="0">
<draw:image xlink:href="../Images/yкринформ/2023-04-23T12-50-00-03-00/630_360_1682241728-417.jpg" xlink:type="simple" xlink:show="embed" xlink:actuate="onLoad" draw:mime-type="image/jpeg"/>
</draw:frame>
在北部，汽车在国际空气蛇音乐节上进入人群，至少有11人。</text:p>
      <text:p text:style-name="P4">
关于它报告<text:a xlink:type="simple" xlink:href="https://www.theguardian.com/world/2023/apr/22/car-drives-into-crowd-at-french-kite-flying-festival-injuring-ten" text:style-name="Internet_20_link" text:visited-style-name="Visited_20_Internet_20_Link">
</text:a>
转移乌克林。</text:p>
      <text:p text:style-name="P4">
该事件发生在周六晚上在宾夕法尼亚州伯克市的市政当局。</text:p>
      <text:p text:style-name="P4">
正如紧急服务中报告的<text:a xlink:type="simple" xlink:href="https://www.ukrinform.ua/tag-poraneni" text:style-name="Internet_20_link" text:visited-style-name="Visited_20_Internet_20_Link">
</text:a>
四名妇女受到影响最大，包括两个养老金领取者75岁和82岁。</text:p>
      <text:p text:style-name="P4">
值得注意的是，汽车的夏季驾驶员没有管理。 警察被捕。</text:p>
      <text:p text:style-name="P4">
一年一度的节日举行了几天，并收集了来自世界各地的数十万目击者。</text:p>
      <text:p text:style-name="P4">
<text:span text:style-name="T4">
另请阅读：</text:span>
 <text:a xlink:type="simple" xlink:href="https://www.ukrinform.ua/rubric-world/3695371-kilkist-zertv-unaslidok-obvalu-budinku-v-marseli-zrosla-do-vosmi.html" text:style-name="Internet_20_link" text:visited-style-name="Visited_20_Internet_20_Link">
</text:a>
正如乌克林福姆报道的<text:a xlink:type="simple" xlink:href="https://www.ukrinform.ua/rubric-world/3699397-u-mali-stavsa-potrijnij-terakt-devatero-zagiblih-i-ponad-60-poranenih.html" text:style-name="Internet_20_link" text:visited-style-name="Visited_20_Internet_20_Link">
</text:a>
至少有9人被60个小山杀死，约20座建筑物被摧毁。</text:p>
      <text:p text:style-name="P4">
<text:span text:style-name="T5">
照片：Twitter</text:span>
</text:p>
      <text:p text:style-name="P4">
News Source: <text:a xlink:type="simple" xlink:href="https://www.ukrinform.ua/rubric-world/3699543-na-pivnoci-francii-avtomobil-vihav-u-natovp-na-festivali-sonajmense-11-postrazdalih.html" text:style-name="Internet_20_link" text:visited-style-name="Visited_20_Internet_20_Link">
https://www.ukrinform.ua/rubric-world/3699543-na-pivnoci-francii-avtomobil-vihav-u-natovp-na-festivali-sonajmense-11-postrazdalih.html</text:a>
</text:p>
      <!--NEWS-->
      <text:h text:style-name="P10" text:outline-level="1">
<text:span text:style-name="T4">
在索菲亚大教堂（Sophia Cathedral</text:span>
</text:h>
      <text:p text:style-name="P4">
作者: Ukrinform (Person)</text:p>
      <text:p text:style-name="P4">
出版商: Укринформ (Organization)</text:p>
      <text:p text:style-name="P4">
出版时间: 2023-04-23T12:53:51+03:00</text:p>
      <text:p text:style-name="P4">
修改时间: 2023-04-23T12:53:51+03:00</text:p>
      <text:p text:style-name="P4">
描述: 基辅的索非亚大教堂举行了一场展览，该展览献给了来自基辅地区和首都领土防御旅的堕落士兵。  - 乌克林。</text:p>
      <text:p text:style-name="P4">
图片: ["<text:a xlink:type="simple" xlink:href="https://static.ukrinform.com/photos/2023_04/thumb_files/630_360_1682243020-290.jpeg" text:style-name="Internet_20_link" text:visited-style-name="Visited_20_Internet_20_Link">
630_360_16822...</text:a>
", "<text:a xlink:type="simple" xlink:href="https://static.ukrinform.com/photos/2023_04/1682243021-658.jpeg" text:style-name="Internet_20_link" text:visited-style-name="Visited_20_Internet_20_Link">
1682243021-65...</text:a>
", "<text:a xlink:type="simple" xlink:href="https://static.ukrinform.com/photos/2023_04/1682243021-691.jpeg" text:style-name="Internet_20_link" text:visited-style-name="Visited_20_Internet_20_Link">
1682243021-69...</text:a>
", "<text:a xlink:type="simple" xlink:href="https://static.ukrinform.com/photos/2023_04/1682243021-768.jpeg" text:style-name="Internet_20_link" text:visited-style-name="Visited_20_Internet_20_Link">
1682243021-76...</text:a>
"]</text:p>
      <text:p text:style-name="P4">
标签: ['Виставка', 'Ікона', 'Київ', 'Собор']</text:p>
      <text:p text:style-name="P4">
类型: Article</text:p>
      <!--METADATA-->
      <text:p text:style-name="P4">
<draw:frame draw:style-name="fr1" draw:name="Image104" text:anchor-type="as-char" svg:width="6.9236in" svg:height="3.956343in" draw:z-index="0">
<draw:image xlink:href="../Images/yкринформ/2023-04-23T12-53-51-03-00/630_360_1682243020-290.jpeg" xlink:type="simple" xlink:show="embed" xlink:actuate="onLoad" draw:mime-type="image/jpeg"/>
</draw:frame>
基辅的USSOFI大教堂举办了一次展览，该展览献给了基辅地区和首都领土国防旅的死士兵。</text:p>
      <text:p text:style-name="P4">
关于<text:a xlink:type="simple" xlink:href="https://t.me/kyivoda/9413" text:style-name="Internet_20_link" text:visited-style-name="Visited_20_Internet_20_Link">
</text:a>
报道说，基辅地区军事管理局的新闻报道说。</text:p>
      <text:p text:style-name="P4">
在展览中，“索菲亚·迪西斯(Sophia Deissis)”展出了一系列艺术家亚历山大·亚历山大(Alexklimenko)和索尼娅·阿特兰托娃(Sonya Atlantova)，该项目是“弹药的盒子上的图标”。</text:p>
      <text:p text:style-name="P4">
<draw:frame draw:style-name="fr1" draw:name="Image105" text:anchor-type="as-char" svg:width="6.9236in" svg:height="3.89773in" draw:z-index="0">
<draw:image xlink:href="../Images/yкринформ/2023-04-23T12-53-51-03-00/1682243021-658.jpeg" xlink:type="simple" xlink:show="embed" xlink:actuate="onLoad" draw:mime-type="image/jpeg"/>
</draw:frame>
艺术家展示了2022年春季在基辅地区战斗后留下的武器下写的11件作品。 艺术家的灵感来源是索菲亚大教堂的纪念绘画，尤其是XI世纪壁画中圣烈士的形象。</text:p>
      <text:p text:style-name="P4">
<text:span text:style-name="T4">
另请阅读：</text:span>
 <text:a xlink:type="simple" xlink:href="https://www.ukrinform.ua/rubric-kyiv/3698981-u-kiivskomu-metro-vidkriut-interaktivnu-vistavku-pro-metodi-i-manipulacii-rosijskoi-propagandi.html" text:style-name="Internet_20_link" text:visited-style-name="Visited_20_Internet_20_Link">
<text:span text:style-name="T4">
展览</text:span>
</text:a>
</text:p>
      <text:p text:style-name="P4">
<draw:frame draw:style-name="fr1" draw:name="Image106" text:anchor-type="as-char" svg:width="6.9236in" svg:height="3.89773in" draw:z-index="0">
<draw:image xlink:href="../Images/yкринформ/2023-04-23T12-53-51-03-00/1682243021-691.jpeg" xlink:type="simple" xlink:show="embed" xlink:actuate="onLoad" draw:mime-type="image/jpeg"/>
</draw:frame>
该博览会专门介绍了基辅地区的114、112和241旅中的死去士兵和<text:a xlink:type="simple" xlink:href="https://www.ukrinform.ua/tag-kiiv" text:style-name="Internet_20_link" text:visited-style-name="Visited_20_Internet_20_Link">
</text:a>
。</text:p>
      <text:p text:style-name="P4">
奥瓦说：“以死者名字的名字将在合唱中取代他们的位置 - 它将因纪念基辅兰德(Kiev Land)的英雄的记忆而持续。”</text:p>
      <text:p text:style-name="P4">
<draw:frame draw:style-name="fr1" draw:name="Image107" text:anchor-type="as-char" svg:width="6.9236in" svg:height="3.89773in" draw:z-index="0">
<draw:image xlink:href="../Images/yкринформ/2023-04-23T12-53-51-03-00/1682243021-768.jpeg" xlink:type="simple" xlink:show="embed" xlink:actuate="onLoad" draw:mime-type="image/jpeg"/>
</draw:frame>
正如乌克林福姆(Ukrinform(https://www.ukrinform.ua/rubric-kyiv/3698143-u-kievi-vidkrili-vistavku-hram-ukrainska-samoidentifikacia-castina-2.html)基夫地区利皮夫卡村的圣母玛利亚代祷教堂的绘画。</text:p>
      <text:p text:style-name="P4">
News Source: <text:a xlink:type="simple" xlink:href="https://www.ukrinform.ua/rubric-kyiv/3699553-u-sofijskomu-sobori-prezentuvali-vistavku-prisvacenu-zagiblim-bijcam-teroboroni.html" text:style-name="Internet_20_link" text:visited-style-name="Visited_20_Internet_20_Link">
https://www.ukrinform.ua/rubric-kyiv/3699553-u-sofijskomu-sobori-prezentuvali-vistavku-prisvacenu-zagiblim-bijcam-teroboroni.html</text:a>
</text:p>
      <!--NEWS-->
      <text:h text:style-name="P10" text:outline-level="1">
<text:span text:style-name="T4">
今天在尼科波利用无人机的5次俄罗斯袭击</text:span>
</text:h>
      <text:p text:style-name="P4">
作者: liveuamap (Language: en)</text:p>
      <text:p text:style-name="P4">
时间: 2023-04-23T12:58:00</text:p>
      <text:p text:style-name="P4">
地点: Zaporizhia (Latitude:47.57136 Longtitude:34.40114)</text:p>
      <text:p text:style-name="P4">
视频: []</text:p>
      <text:p text:style-name="P4">
图片: ["<text:a xlink:type="simple" xlink:href="https://liveuamap.com/pics/2023/04/23/22558131_0.jpg" text:style-name="Internet_20_link" text:visited-style-name="Visited_20_Internet_20_Link">
22558131_0.jpg</text:a>
", "<text:a xlink:type="simple" xlink:href="https://liveuamap.com/pics/2023/04/23/22558131_1.jpg" text:style-name="Internet_20_link" text:visited-style-name="Visited_20_Internet_20_Link">
22558131_1.jpg</text:a>
", "<text:a xlink:type="simple" xlink:href="https://liveuamap.com/pics/2023/04/23/22558131_2.jpg" text:style-name="Internet_20_link" text:visited-style-name="Visited_20_Internet_20_Link">
22558131_2.jpg</text:a>
", "<text:a xlink:type="simple" xlink:href="https://liveuamap.com/pics/2023/04/23/22558131_3.jpg" text:style-name="Internet_20_link" text:visited-style-name="Visited_20_Internet_20_Link">
22558131_3.jpg</text:a>
", "<text:a xlink:type="simple" xlink:href="https://liveuamap.com/pics/2023/04/23/22558131_4.jpg" text:style-name="Internet_20_link" text:visited-style-name="Visited_20_Internet_20_Link">
22558131_4.jpg</text:a>
"]</text:p>
      <text:p text:style-name="P4">
标签: ["Europe", "Central and Eastern Europe"]</text:p>
      <text:p text:style-name="P4">
Id: 22558131</text:p>
      <!--METADATA-->
      <text:p text:style-name="P4">
今天在尼科波利用无人机的5次俄罗斯袭击</text:p>
      <text:p text:style-name="P4">
<draw:frame draw:style-name="fr1" draw:name="Image108" text:anchor-type="as-char" svg:width="6.9236in" svg:height="6.9236in" draw:z-index="0">
<draw:image xlink:href="../Images/liveuamap/2023-04-23T12-58-00/22558131_0.jpg" xlink:type="simple" xlink:show="embed" xlink:actuate="onLoad" draw:mime-type="image/jpeg"/>
</draw:frame>
<draw:frame draw:style-name="fr1" draw:name="Image109" text:anchor-type="as-char" svg:width="6.9236in" svg:height="6.9236in" draw:z-index="0">
<draw:image xlink:href="../Images/liveuamap/2023-04-23T12-58-00/22558131_1.jpg" xlink:type="simple" xlink:show="embed" xlink:actuate="onLoad" draw:mime-type="image/jpeg"/>
</draw:frame>
<draw:frame draw:style-name="fr1" draw:name="Image110" text:anchor-type="as-char" svg:width="6.9236in" svg:height="6.9236in" draw:z-index="0">
<draw:image xlink:href="../Images/liveuamap/2023-04-23T12-58-00/22558131_2.jpg" xlink:type="simple" xlink:show="embed" xlink:actuate="onLoad" draw:mime-type="image/jpeg"/>
</draw:frame>
<draw:frame draw:style-name="fr1" draw:name="Image111" text:anchor-type="as-char" svg:width="6.9236in" svg:height="6.9236in" draw:z-index="0">
<draw:image xlink:href="../Images/liveuamap/2023-04-23T12-58-00/22558131_3.jpg" xlink:type="simple" xlink:show="embed" xlink:actuate="onLoad" draw:mime-type="image/jpeg"/>
</draw:frame>
<draw:frame draw:style-name="fr1" draw:name="Image112" text:anchor-type="as-char" svg:width="6.9236in" svg:height="6.9236in" draw:z-index="0">
<draw:image xlink:href="../Images/liveuamap/2023-04-23T12-58-00/22558131_4.jpg" xlink:type="simple" xlink:show="embed" xlink:actuate="onLoad" draw:mime-type="image/jpeg"/>
</draw:frame>
新闻集链接：<text:a xlink:type="simple" xlink:href="https://liveuamap.com/en/2023/23-april-5-russian-attacks-today-in-nikopol-using-drones" text:style-name="Internet_20_link" text:visited-style-name="Visited_20_Internet_20_Link">
https://liveuamap.com/en/2023/23-april-5-russian-tacks-today-inday-in-nikopol-using-drones</text:a>
</text:p>
      <text:p text:style-name="P4">
News Source: <text:a xlink:type="simple" xlink:href="https://t.me/dnepr_operativ/40359" text:style-name="Internet_20_link" text:visited-style-name="Visited_20_Internet_20_Link">
https://t.me/dnepr_operativ/40359</text:a>
</text:p>
      <!--NEWS-->
      <text:h text:style-name="P10" text:outline-level="1">
<text:span text:style-name="T4">
民主必须符合专制企图处置世界秩序-Yermak</text:span>
</text:h>
      <text:p text:style-name="P4">
作者: Ukrinform (Person)</text:p>
      <text:p text:style-name="P4">
出版商: Укринформ (Organization)</text:p>
      <text:p text:style-name="P4">
出版时间: 2023-04-23T13:11:00+03:00</text:p>
      <text:p text:style-name="P4">
修改时间: 2023-04-23T13:11:00+03:00</text:p>
      <text:p text:style-name="P4">
描述: 总统办公室负责人安德里·耶尔马克（Andriy Yermak）坚信，民主应该回应任何企图独裁的违反世界秩序的企图。  - 乌克林。</text:p>
      <text:p text:style-name="P4">
图片: ["<text:a xlink:type="simple" xlink:href="https://static.ukrinform.com/photos/2023_02/thumb_files/630_360_1676360567-664.jpeg" text:style-name="Internet_20_link" text:visited-style-name="Visited_20_Internet_20_Link">
630_360_16763...</text:a>
"]</text:p>
      <text:p text:style-name="P4">
标签: ['Демократія', 'Єрмак', 'Офіс Президента']</text:p>
      <text:p text:style-name="P4">
类型: Article</text:p>
      <!--METADATA-->
      <text:p text:style-name="P4">
<draw:frame draw:style-name="fr1" draw:name="Image113" text:anchor-type="as-char" svg:width="6.9236in" svg:height="3.956343in" draw:z-index="0">
<draw:image xlink:href="../Images/yкринформ/2023-04-23T13-11-00-03-00/630_360_1676360567-664.jpeg" xlink:type="simple" xlink:show="embed" xlink:actuate="onLoad" draw:mime-type="image/jpeg"/>
</draw:frame>
总统领导安德里·耶尔马克(Andriy Yermak)坚信，民主应该为独裁统治而违反世界秩序。</text:p>
      <text:p text:style-name="P4">
他在<text:a xlink:type="simple" xlink:href="https://t.me/ermaka2022/2499" text:style-name="Internet_20_link" text:visited-style-name="Visited_20_Internet_20_Link">
</text:a>
，报道乌克林福姆。</text:p>
      <text:p text:style-name="P4">
“民主必须遵守停止专制的任何企图。</text:p>
      <text:p text:style-name="P4">
<text:span text:style-name="T4">
另请阅读：</text:span>
 <text:a xlink:type="simple" xlink:href="https://www.ukrinform.ua/rubric-polytics/3698585-ukraina-mae-stati-klucovim-sponsorom-regionalnoi-ta-zagalnoevropejskoi-bezpeki-ermak.html" text:style-name="Internet_20_link" text:visited-style-name="Visited_20_Internet_20_Link">
<text:span text:style-name="T4">
 ermak </text:span>
</text:a>
据报道，沃迪米尔·泽伦斯基(Volodymyr Zelenskyy)总统说，乌克兰以及寻求更快完成战争的任何人的关键任务是加强对俄罗斯的制裁，并防止侵略者国家的制裁情况。</text:p>
      <text:p text:style-name="P4">
照片：作品</text:p>
      <text:p text:style-name="P4">
News Source: <text:a xlink:type="simple" xlink:href="https://www.ukrinform.ua/rubric-polytics/3699556-demokratia-mae-vidpovidati-silou-na-sprobi-avtokratii-obnuliti-svitovij-poradok-ermak.html" text:style-name="Internet_20_link" text:visited-style-name="Visited_20_Internet_20_Link">
https://www.ukrinform.ua/rubric-polytics/3699556-demokratia-mae-vidpovidati-silou-na-sprobi-avtokratii-obnuliti-svitovij-poradok-ermak.html</text:a>
</text:p>
      <!--NEWS-->
      <text:h text:style-name="P10" text:outline-level="1">
<text:span text:style-name="T4">
2023年第一个初级博览会青年创业博览会在乌克兰的利维夫举行</text:span>
</text:h>
      <text:p text:style-name="P4">
作者: Ukrinform (Person)</text:p>
      <text:p text:style-name="P4">
出版商: Укринформ (Organization)</text:p>
      <text:p text:style-name="P4">
出版时间: 2023-04-23T13:25:00+03:00</text:p>
      <text:p text:style-name="P4">
修改时间: 2023-04-23T13:25:00+03:00</text:p>
      <text:p text:style-name="P4">
描述: 2023年第一个初级博览会2023年青年创业博览会在利维夫的Stryi Park举行，在该公园，职业学校的学生在该公园出售其产品并举行大师班。  - 乌克林。</text:p>
      <text:p text:style-name="P4">
图片: ["<text:a xlink:type="simple" xlink:href="https://static.ukrinform.com/photos/2023_04/thumb_files/630_360_1682245493-937.jpeg" text:style-name="Internet_20_link" text:visited-style-name="Visited_20_Internet_20_Link">
630_360_16822...</text:a>
", "<text:a xlink:type="simple" xlink:href="https://static.ukrinform.com/photos/2023_04/thumb_files/630_360_1682245551-8783.jpeg" text:style-name="Internet_20_link" text:visited-style-name="Visited_20_Internet_20_Link">
630_360_16822...</text:a>
", "<text:a xlink:type="simple" xlink:href="https://static.ukrinform.com/photos/2023_04/thumb_files/630_360_1682245551-6293.jpeg" text:style-name="Internet_20_link" text:visited-style-name="Visited_20_Internet_20_Link">
630_360_16822...</text:a>
", "<text:a xlink:type="simple" xlink:href="https://static.ukrinform.com/photos/2023_04/thumb_files/630_360_1682245551-7102.jpeg" text:style-name="Internet_20_link" text:visited-style-name="Visited_20_Internet_20_Link">
630_360_16822...</text:a>
", "<text:a xlink:type="simple" xlink:href="https://static.ukrinform.com/photos/2023_04/thumb_files/630_360_1682245551-6771.jpeg" text:style-name="Internet_20_link" text:visited-style-name="Visited_20_Internet_20_Link">
630_360_16822...</text:a>
", "<text:a xlink:type="simple" xlink:href="https://static.ukrinform.com/photos/2023_04/thumb_files/630_360_1682245551-4349.jpeg" text:style-name="Internet_20_link" text:visited-style-name="Visited_20_Internet_20_Link">
630_360_16822...</text:a>
", "<text:a xlink:type="simple" xlink:href="https://static.ukrinform.com/photos/2023_04/thumb_files/630_360_1682245551-7929.jpeg" text:style-name="Internet_20_link" text:visited-style-name="Visited_20_Internet_20_Link">
630_360_16822...</text:a>
", "<text:a xlink:type="simple" xlink:href="https://static.ukrinform.com/photos/2023_04/thumb_files/630_360_1682245551-9718.jpeg" text:style-name="Internet_20_link" text:visited-style-name="Visited_20_Internet_20_Link">
630_360_16822...</text:a>
", "<text:a xlink:type="simple" xlink:href="https://static.ukrinform.com/photos/2023_04/thumb_files/630_360_1682245551-1404.jpeg" text:style-name="Internet_20_link" text:visited-style-name="Visited_20_Internet_20_Link">
630_360_16822...</text:a>
", "<text:a xlink:type="simple" xlink:href="https://static.ukrinform.com/photos/2023_04/thumb_files/630_360_1682245551-4948.jpeg" text:style-name="Internet_20_link" text:visited-style-name="Visited_20_Internet_20_Link">
630_360_16822...</text:a>
", "<text:a xlink:type="simple" xlink:href="https://static.ukrinform.com/photos/2023_04/thumb_files/630_360_1682245551-7730.jpeg" text:style-name="Internet_20_link" text:visited-style-name="Visited_20_Internet_20_Link">
630_360_16822...</text:a>
"]</text:p>
      <text:p text:style-name="P4">
标签: ['Львів', 'Технології', 'Ярмарок', 'Молодь']</text:p>
      <text:p text:style-name="P4">
类型: Article</text:p>
      <!--METADATA-->
      <text:p text:style-name="P4">
<draw:frame draw:style-name="fr1" draw:name="Image114" text:anchor-type="as-char" svg:width="6.9236in" svg:height="3.956343in" draw:z-index="0">
<draw:image xlink:href="../Images/yкринформ/2023-04-23T13-25-00-03-00/630_360_1682245493-937.jpeg" xlink:type="simple" xlink:show="embed" xlink:actuate="onLoad" draw:mime-type="image/jpeg"/>
</draw:frame>
LVIV的Ustriysky Park是乌克兰的第一个青年企业家2023年初级博览会，在该博览会上，职业学校的学生在该博览会上出售其产品并举行大师班。</text:p>
      <text:p text:style-name="P4">
关于<text:a xlink:type="simple" xlink:href="https://t.me/kozytskyy_maksym_official/7859" text:style-name="Internet_20_link" text:visited-style-name="Visited_20_Internet_20_Link">
</text:a>
据报道，LVIV OVA OVA MAXIM KOZYTSKY的记者报道。</text:p>
      <text:p text:style-name="P4">
“今天在利沃夫的Stryi Park有2023年的初级博览会 - 乌克兰的第一个<text:a xlink:type="simple" xlink:href="https://www.ukrinform.ua/tag-armarok" text:style-name="Internet_20_link" text:visited-style-name="Visited_20_Internet_20_Link">
</text:a>
青年企业家精神。 您有一个很好的机会购买由天然石头，化妆品，带有调味页面的Eco -Blocks制成的快速珠宝，带有调味页面，Shoppes，Nanolikhtarins，Portable Turbopets和许多其他有趣且必要的东西，” Kozitsky写道。</text:p>
      <text:p text:style-name="P4">
<draw:frame draw:style-name="fr1" draw:name="Image115" text:anchor-type="as-char" svg:width="6.9236in" svg:height="3.956343in" draw:z-index="0">
<draw:image xlink:href="../Images/yкринформ/2023-04-23T13-25-00-03-00/630_360_1682245551-8783.jpeg" xlink:type="simple" xlink:show="embed" xlink:actuate="onLoad" draw:mime-type="image/jpeg"/>
</draw:frame>
在LVIV，2023年初级博览会，青年创业博览会：Maximkozytskyi / Lviv Ova。(哦耶)  <text:a xlink:type="simple" xlink:href="https://static.ukrinform.com/photos/2023_04/1682245551-8783.jpeg" text:style-name="Internet_20_link" text:visited-style-name="Visited_20_Internet_20_Link">
<draw:frame draw:style-name="fr1" draw:name="Image116" text:anchor-type="as-char" svg:width="6.9236in" svg:height="3.956343in" draw:z-index="0">
<draw:image xlink:href="../Images/yкринформ/2023-04-23T13-25-00-03-00/630_360_1682245551-8783.jpeg" xlink:type="simple" xlink:show="embed" xlink:actuate="onLoad" draw:mime-type="image/jpeg"/>
</draw:frame>
</text:a>
 <text:a xlink:type="simple" xlink:href="https://static.ukrinform.com/photos/2023_04/1682245551-6293.jpeg" text:style-name="Internet_20_link" text:visited-style-name="Visited_20_Internet_20_Link">
<draw:frame draw:style-name="fr1" draw:name="Image117" text:anchor-type="as-char" svg:width="6.9236in" svg:height="3.956343in" draw:z-index="0">
<draw:image xlink:href="../Images/yкринформ/2023-04-23T13-25-00-03-00/630_360_1682245551-6293.jpeg" xlink:type="simple" xlink:show="embed" xlink:actuate="onLoad" draw:mime-type="image/jpeg"/>
</draw:frame>
</text:a>
 <text:a xlink:type="simple" xlink:href="https://static.ukrinform.com/photos/2023_04/1682245551-7102.jpeg" text:style-name="Internet_20_link" text:visited-style-name="Visited_20_Internet_20_Link">
<draw:frame draw:style-name="fr1" draw:name="Image118" text:anchor-type="as-char" svg:width="6.9236in" svg:height="3.956343in" draw:z-index="0">
<draw:image xlink:href="../Images/yкринформ/2023-04-23T13-25-00-03-00/630_360_1682245551-7102.jpeg" xlink:type="simple" xlink:show="embed" xlink:actuate="onLoad" draw:mime-type="image/jpeg"/>
</draw:frame>
</text:a>
 <text:a xlink:type="simple" xlink:href="https://static.ukrinform.com/photos/2023_04/1682245551-6771.jpeg" text:style-name="Internet_20_link" text:visited-style-name="Visited_20_Internet_20_Link">
<draw:frame draw:style-name="fr1" draw:name="Image119" text:anchor-type="as-char" svg:width="6.9236in" svg:height="3.956343in" draw:z-index="0">
<draw:image xlink:href="../Images/yкринформ/2023-04-23T13-25-00-03-00/630_360_1682245551-6771.jpeg" xlink:type="simple" xlink:show="embed" xlink:actuate="onLoad" draw:mime-type="image/jpeg"/>
</draw:frame>
</text:a>
 <text:a xlink:type="simple" xlink:href="https://static.ukrinform.com/photos/2023_04/1682245551-4349.jpeg" text:style-name="Internet_20_link" text:visited-style-name="Visited_20_Internet_20_Link">
<draw:frame draw:style-name="fr1" draw:name="Image120" text:anchor-type="as-char" svg:width="6.9236in" svg:height="3.956343in" draw:z-index="0">
<draw:image xlink:href="../Images/yкринформ/2023-04-23T13-25-00-03-00/630_360_1682245551-4349.jpeg" xlink:type="simple" xlink:show="embed" xlink:actuate="onLoad" draw:mime-type="image/jpeg"/>
</draw:frame>
</text:a>
 <text:a xlink:type="simple" xlink:href="https://static.ukrinform.com/photos/2023_04/1682245551-7929.jpeg" text:style-name="Internet_20_link" text:visited-style-name="Visited_20_Internet_20_Link">
<draw:frame draw:style-name="fr1" draw:name="Image121" text:anchor-type="as-char" svg:width="6.9236in" svg:height="3.956343in" draw:z-index="0">
<draw:image xlink:href="../Images/yкринформ/2023-04-23T13-25-00-03-00/630_360_1682245551-7929.jpeg" xlink:type="simple" xlink:show="embed" xlink:actuate="onLoad" draw:mime-type="image/jpeg"/>
</draw:frame>
</text:a>
 <text:a xlink:type="simple" xlink:href="https://static.ukrinform.com/photos/2023_04/1682245551-9718.jpeg" text:style-name="Internet_20_link" text:visited-style-name="Visited_20_Internet_20_Link">
<draw:frame draw:style-name="fr1" draw:name="Image122" text:anchor-type="as-char" svg:width="6.9236in" svg:height="3.956343in" draw:z-index="0">
<draw:image xlink:href="../Images/yкринформ/2023-04-23T13-25-00-03-00/630_360_1682245551-9718.jpeg" xlink:type="simple" xlink:show="embed" xlink:actuate="onLoad" draw:mime-type="image/jpeg"/>
</draw:frame>
</text:a>
 <text:a xlink:type="simple" xlink:href="https://static.ukrinform.com/photos/2023_04/1682245551-1404.jpeg" text:style-name="Internet_20_link" text:visited-style-name="Visited_20_Internet_20_Link">
<draw:frame draw:style-name="fr1" draw:name="Image123" text:anchor-type="as-char" svg:width="6.9236in" svg:height="3.956343in" draw:z-index="0">
<draw:image xlink:href="../Images/yкринформ/2023-04-23T13-25-00-03-00/630_360_1682245551-1404.jpeg" xlink:type="simple" xlink:show="embed" xlink:actuate="onLoad" draw:mime-type="image/jpeg"/>
</draw:frame>
</text:a>
 <text:a xlink:type="simple" xlink:href="https://static.ukrinform.com/photos/2023_04/1682245551-4948.jpeg" text:style-name="Internet_20_link" text:visited-style-name="Visited_20_Internet_20_Link">
<draw:frame draw:style-name="fr1" draw:name="Image124" text:anchor-type="as-char" svg:width="6.9236in" svg:height="3.956343in" draw:z-index="0">
<draw:image xlink:href="../Images/yкринформ/2023-04-23T13-25-00-03-00/630_360_1682245551-4948.jpeg" xlink:type="simple" xlink:show="embed" xlink:actuate="onLoad" draw:mime-type="image/jpeg"/>
</draw:frame>
</text:a>
 <text:a xlink:type="simple" xlink:href="https://static.ukrinform.com/photos/2023_04/1682245551-7730.jpeg" text:style-name="Internet_20_link" text:visited-style-name="Visited_20_Internet_20_Link">
<draw:frame draw:style-name="fr1" draw:name="Image125" text:anchor-type="as-char" svg:width="6.9236in" svg:height="3.956343in" draw:z-index="0">
<draw:image xlink:href="../Images/yкринформ/2023-04-23T13-25-00-03-00/630_360_1682245551-7730.jpeg" xlink:type="simple" xlink:show="embed" xlink:actuate="onLoad" draw:mime-type="image/jpeg"/>
</draw:frame>
</text:a>
</text:p>
      <text:p text:style-name="P4">
为了 <text:a xlink:type="simple" xlink:href="https://city-adm.lviv.ua/news/society/youth-policy/296195-u-lvovi-na-iarmarku-molodizhnoho-pidpryiemnytstva-uchni-uchylyshch-prodaiut-svoi-vyroby" text:style-name="Internet_20_link" text:visited-style-name="Visited_20_Internet_20_Link">
</text:a>
LVIV市议会，为LVIV居民准备的博览会的参与者和九个作家讲习班的客人：与So一起使用卡通“ Mavka”的衣服建模和设计，装饰爱国单位，装饰爱国单位。天然石材，姜饼装饰和绘画以及水的化学分析。</text:p>
      <text:p text:style-name="P4">
<text:span text:style-name="T4">
另请阅读：</text:span>
 <text:a xlink:type="simple" xlink:href="https://www.ukrinform.ua/rubric-regions/3699125-v-uzgorodi-startuvav-sakurafest-so-u-programi.html" text:style-name="Internet_20_link" text:visited-style-name="Visited_20_Internet_20_Link">
</text:a>
正如乌克林福姆报道的那样，在波尔塔瓦地区的科比利亚市，有一个很好的博览会，其主要目的是筹集资金来购买军事亚历山大·卢戈沃伊的祝福。</text:p>
      <text:p text:style-name="P4">
<text:span text:style-name="T5">
foto：Maxim Kozytsky Telegram</text:span>
</text:p>
      <text:p text:style-name="P4">
News Source: <text:a xlink:type="simple" xlink:href="https://www.ukrinform.ua/rubric-regions/3699562-u-lvovi-prohodit-persij-v-ukraini-armarok-molodiznogo-pidpriemnictva-junior-expo-2023.html" text:style-name="Internet_20_link" text:visited-style-name="Visited_20_Internet_20_Link">
https://www.ukrinform.ua/rubric-regions/3699562-u-lvovi-prohodit-persij-v-ukraini-armarok-molodiznogo-pidpriemnictva-junior-expo-2023.html</text:a>
</text:p>
      <!--NEWS-->
      <text:h text:style-name="P10" text:outline-level="1">
<text:span text:style-name="T4">
在尼古拉维夫地区，俄罗斯侦察无人机击倒了反飞行器</text:span>
</text:h>
      <text:p text:style-name="P4">
作者: Ukrinform (Person)</text:p>
      <text:p text:style-name="P4">
出版商: Укринформ (Organization)</text:p>
      <text:p text:style-name="P4">
出版时间: 2023-04-23T13:36:00+03:00</text:p>
      <text:p text:style-name="P4">
修改时间: 2023-04-23T13:36:00+03:00</text:p>
      <text:p text:style-name="P4">
描述: 4月23日，星期日，在尼古拉夫地区，反飞机员击落了一种敌对的无人机类型的“梅林”。  - 乌克林。</text:p>
      <text:p text:style-name="P4">
图片: ["<text:a xlink:type="simple" xlink:href="https://static.ukrinform.com/photos/2023_01/thumb_files/630_360_1674235674-799.jpg" text:style-name="Internet_20_link" text:visited-style-name="Visited_20_Internet_20_Link">
630_360_16742...</text:a>
", "<text:a xlink:type="simple" xlink:href="https://static.ukrinform.com/photos/2023_04/1682246110-383.jpg" text:style-name="Internet_20_link" text:visited-style-name="Visited_20_Internet_20_Link">
1682246110-38...</text:a>
"]</text:p>
      <text:p text:style-name="P4">
标签: ['Безпілотник', 'Миколаївщина', 'Війна з росією']</text:p>
      <text:p text:style-name="P4">
类型: Article</text:p>
      <!--METADATA-->
      <text:p text:style-name="P4">
<draw:frame draw:style-name="fr1" draw:name="Image126" text:anchor-type="as-char" svg:width="6.9236in" svg:height="3.956343in" draw:z-index="0">
<draw:image xlink:href="../Images/yкринформ/2023-04-23T13-36-00-03-00/630_360_1674235674-799.jpg" xlink:type="simple" xlink:show="embed" xlink:actuate="onLoad" draw:mime-type="image/jpeg"/>
</draw:frame>
4月23日，星期日，Zachiwitors于4月23日星期日击落了Merlin类型的敌对无人阶段器械。</text:p>
      <text:p text:style-name="P4">
根据乌克林福姆的说法，南空气司令部报告了<text:a xlink:type="simple" xlink:href="https://www.facebook.com/PvKPivden/posts/pfbid02FCajQbvehnrSUpH9DxAVMeEmCXn7tDY3imyJoDfjACRRJcgUbLcCo5KGApLEfpYLl" text:style-name="Internet_20_link" text:visited-style-name="Visited_20_Internet_20_Link">
</text:a>
.</text:p>
      <text:p text:style-name="P4">
Близько 11.50 воїни зенітної ракетної одеської бригади повітряногокомандування "Південь" збили російський розвідувальний БпЛА типу “Мерлін”,ідеться в повідомленні.</text:p>
      <text:p text:style-name="P4">
<draw:frame draw:style-name="fr1" draw:name="Image127" text:anchor-type="as-char" svg:width="6.9236in" svg:height="6.9236in" draw:z-index="0">
<draw:image xlink:href="../Images/yкринформ/2023-04-23T13-36-00-03-00/1682246110-383.jpg" xlink:type="simple" xlink:show="embed" xlink:actuate="onLoad" draw:mime-type="image/jpeg"/>
</draw:frame>
正如乌克兰的国防军乌克林福姆报道的<text:a xlink:type="simple" xlink:href="https://www.ukrinform.ua/rubric-ato/3699395-sili-oboroni-zbili-rosijskij-mi24.html" text:style-name="Internet_20_link" text:visited-style-name="Visited_20_Internet_20_Link">
</text:a>
。</text:p>
      <text:p text:style-name="P4">
照片说明性</text:p>
      <text:p text:style-name="P4">
News Source: <text:a xlink:type="simple" xlink:href="https://www.ukrinform.ua/rubric-ato/3699565-na-mikolaivsini-zenitniki-zbili-rosijskij-rozviduvalnij-bezpilotnik.html" text:style-name="Internet_20_link" text:visited-style-name="Visited_20_Internet_20_Link">
https://www.ukrinform.ua/rubric-ato/3699565-na-mikolaivsini-zenitniki-zbili-rosijskij-rozviduvalnij-bezpilotnik.html</text:a>
</text:p>
      <!--NEWS-->
      <text:h text:style-name="P10" text:outline-level="1">
<text:span text:style-name="T4">
马斯克回答乌克兰的Zadonative 1亿美元</text:span>
</text:h>
      <text:p text:style-name="P4">
作者: Ukrinform (Person)</text:p>
      <text:p text:style-name="P4">
出版商: Укринформ (Organization)</text:p>
      <text:p text:style-name="P4">
出版时间: 2023-04-23T13:47:00+03:00</text:p>
      <text:p text:style-name="P4">
修改时间: 2023-04-23T13:47:00+03:00</text:p>
      <text:p text:style-name="P4">
描述: 美国亿万富翁伊隆·马斯克（Ilon Musk）表示，乌克兰为1亿美元。  - 乌克林。</text:p>
      <text:p text:style-name="P4">
图片: ["<text:a xlink:type="simple" xlink:href="https://static.ukrinform.com/photos/2021_05/thumb_files/630_360_1620987964-731.jpg" text:style-name="Internet_20_link" text:visited-style-name="Visited_20_Internet_20_Link">
630_360_16209...</text:a>
"]</text:p>
      <text:p text:style-name="P4">
标签: ['Ілон Маск', 'Стівен Кінг', 'Twitter', 'допомога', 'Війна з росією']</text:p>
      <text:p text:style-name="P4">
类型: Article</text:p>
      <!--METADATA-->
      <text:p text:style-name="P4">
<draw:frame draw:style-name="fr1" draw:name="Image128" text:anchor-type="as-char" svg:width="6.9236in" svg:height="3.956343in" draw:z-index="0">
<draw:image xlink:href="../Images/yкринформ/2023-04-23T13-47-00-03-00/630_360_1620987964-731.jpg" xlink:type="simple" xlink:show="embed" xlink:actuate="onLoad" draw:mime-type="image/jpeg"/>
</draw:frame>
美国亿万富翁伊隆·马斯克(Ilon Musk)说，乌克兰有1亿美元。</text:p>
      <text:p text:style-name="P4">
所以他在[]中做出了反应(https://twitter.com/elonmusk/status/1650008972865224704)乌克林福姆报道，在美国作家斯蒂芬·金(Stephen King)的提议中，将其蓝色支票的资金转移到谢尔盖·普里托拉(Sergei Pritula)的慈善基金会。</text:p>
      <text:p text:style-name="P4">
“我牺牲了乌克兰1亿美元，你捐了多少？” -写 <text:a xlink:type="simple" xlink:href="https://www.ukrinform.ua/tag-ilon-mask" text:style-name="Internet_20_link" text:visited-style-name="Visited_20_Internet_20_Link">
</text:a>
他还向乌克兰·米哈伊尔夫多多夫(Ukraine Mikhailfedorov)的数字化转型部长重新安置了2022年10月24日，政府官员感谢美国亿万富翁的资助，感谢Starlink在乌克兰的卫星互联网的工作。</text:p>
      <text:p text:style-name="P4">
<text:span text:style-name="T4">
另请阅读：</text:span>
 <text:a xlink:type="simple" xlink:href="https://www.ukrinform.ua/rubric-technology/3699365-king-zaproponuvav-masku-peredati-jogo-sinu-galocku-u-twitter-fondu-prituli.html" text:style-name="Internet_20_link" text:visited-style-name="Visited_20_Internet_20_Link">
</text:a>
正如乌克林福姆报道的那样，购买了Twitter面具<text:a xlink:type="simple" xlink:href="https://www.ukrinform.ua/rubric-technology/3698922-twitter-pribrav-z-akauntiv-nizki-zmi-poznacki-pro-dzerela-finansuvanna.html" text:style-name="Internet_20_link" text:visited-style-name="Visited_20_Internet_20_Link">
</text:a>
，因为他们没有在Twitter蓝色上写。</text:p>
      <text:p text:style-name="P4">
该服务使社交网络的用户能够获得每月订阅的扩展社交网络机会。 在Twitter Blue $ 8 $ 8的州长上订阅费用。</text:p>
      <text:p text:style-name="P4">
News Source: <text:a xlink:type="simple" xlink:href="https://www.ukrinform.ua/rubric-technology/3699574-mask-vidpoviv-kingu-so-zadonativ-100-miljoniv-dla-ukraini.html" text:style-name="Internet_20_link" text:visited-style-name="Visited_20_Internet_20_Link">
https://www.ukrinform.ua/rubric-technology/3699574-mask-vidpoviv-kingu-so-zadonativ-100-miljoniv-dla-ukraini.html</text:a>
</text:p>
      <!--NEWS-->
      <text:h text:style-name="P10" text:outline-level="1">
<text:span text:style-name="T4">
PMC Wagner Group Prigozhin的俄罗斯雇佣军负责人说，他的战士不会接受...</text:span>
</text:h>
      <text:p text:style-name="P4">
作者: liveuamap (Language: en)</text:p>
      <text:p text:style-name="P4">
时间: 2023-04-23T13:48:00</text:p>
      <text:p text:style-name="P4">
地点: Bakhmut (Latitude:48.59114 Longtitude:38.03364)</text:p>
      <text:p text:style-name="P4">
视频: []</text:p>
      <text:p text:style-name="P4">
图片: []</text:p>
      <text:p text:style-name="P4">
标签: ["Minsk Monitor", "Europe"]</text:p>
      <text:p text:style-name="P4">
Id: 22558132</text:p>
      <!--METADATA-->
      <text:p text:style-name="P4">
PMC Wagner Group Prigozhin的俄罗斯雇佣军负责人说，他的战斗力将不再拿任何战俘</text:p>
      <text:p text:style-name="P4">
新闻集链接：<text:a xlink:type="simple" xlink:href="https://liveuamap.com/en/2023/23-april-chief-of-russian-mercenaries-of-pmc-wagner-group" text:style-name="Internet_20_link" text:visited-style-name="Visited_20_Internet_20_Link">
https://liveuamap.com/en/2023/23-April-Chief-of-Russian-mercenaries-of-pmc-wagner-group</text:a>
</text:p>
      <text:p text:style-name="P4">
News Source: <text:a xlink:type="simple" xlink:href="https://t.me/bbbreaking/153616" text:style-name="Internet_20_link" text:visited-style-name="Visited_20_Internet_20_Link">
https://t.me/bbbreaking/153616</text:a>
</text:p>
      <!--NEWS-->
      <text:h text:style-name="P10" text:outline-level="1">
<text:span text:style-name="T4">
在伊斯坦布尔，执行方的办公室被武器解雇</text:span>
</text:h>
      <text:p text:style-name="P4">
作者: Ukrinform (Person)</text:p>
      <text:p text:style-name="P4">
出版商: Укринформ (Organization)</text:p>
      <text:p text:style-name="P4">
出版时间: 2023-04-23T13:48:01+03:00</text:p>
      <text:p text:style-name="P4">
修改时间: 2023-04-23T13:48:01+03:00</text:p>
      <text:p text:style-name="P4">
描述: 在伊斯坦布尔，未知的人对政府正义与发展党办公室进行了武装袭击。  - 乌克林。</text:p>
      <text:p text:style-name="P4">
图片: ["<text:a xlink:type="simple" xlink:href="https://static.ukrinform.com/photos/2023_04/thumb_files/630_360_1682246813-437.jpg" text:style-name="Internet_20_link" text:visited-style-name="Visited_20_Internet_20_Link">
630_360_16822...</text:a>
"]</text:p>
      <text:p text:style-name="P4">
标签: ['Обстріл', 'Зброя', 'Туреччина']</text:p>
      <text:p text:style-name="P4">
类型: Article</text:p>
      <!--METADATA-->
      <text:p text:style-name="P4">
<draw:frame draw:style-name="fr1" draw:name="Image129" text:anchor-type="as-char" svg:width="6.9236in" svg:height="3.956343in" draw:z-index="0">
<draw:image xlink:href="../Images/yкринформ/2023-04-23T13-48-01-03-00/630_360_1682246813-437.jpg" xlink:type="simple" xlink:show="embed" xlink:actuate="onLoad" draw:mime-type="image/jpeg"/>
</draw:frame>
在伊斯坦布林中，他们对政府司法与发展党办公室进行了武装袭击。</text:p>
      <text:p text:style-name="P4">
关于它报告<text:a xlink:type="simple" xlink:href="https://www.dailysabah.com/politics/elections/security-measures-upped-after-attacks-on-turkish-political-entities/amp" text:style-name="Internet_20_link" text:visited-style-name="Visited_20_Internet_20_Link">
</text:a>
，报道乌克林福姆。</text:p>
      <text:p text:style-name="P4">
正如所指出的那样，周五晚上傍晚，在一场小武器派对上开火的摩托车上未知。</text:p>
      <text:p text:style-name="P4">
袭击的结果没有人受伤。</text:p>
      <text:p text:style-name="P4">
<text:span text:style-name="T4">
另请阅读：</text:span>
 <text:a xlink:type="simple" xlink:href="https://www.ukrinform.ua/rubric-world/3699475-u-tureccini-projde-ostanne-pered-viborami-zasidanna-parlamentu.html" text:style-name="Internet_20_link" text:visited-style-name="Visited_20_Internet_20_Link">
<text:span text:style-name="T4">
土耳其</text:span>
</text:a>
土耳其内政部长苏莱曼·索拉(Suleiman Soyla)指出，这不是对土耳其党派分支机构的第一个态度-69此类事件发生在此时。</text:p>
      <text:p text:style-name="P4">
正如乌克林福姆报道的那样，将于5月14日在土耳其举行议会裁缝选举。</text:p>
      <text:p text:style-name="P4">
照片：AA</text:p>
      <text:p text:style-name="P4">
News Source: <text:a xlink:type="simple" xlink:href="https://www.ukrinform.ua/rubric-world/3699576-u-stambuli-ofis-kerivnoi-partii-obstrilali-zi-zbroi.html" text:style-name="Internet_20_link" text:visited-style-name="Visited_20_Internet_20_Link">
https://www.ukrinform.ua/rubric-world/3699576-u-stambuli-ofis-kerivnoi-partii-obstrilali-zi-zbroi.html</text:a>
</text:p>
      <!--NEWS-->
      <text:h text:style-name="P10" text:outline-level="1">
<text:span text:style-name="T4">
乌克兰自由主义者已经完成了欧洲杯的季节“金”和“银”</text:span>
</text:h>
      <text:p text:style-name="P4">
作者: Ukrinform (Person)</text:p>
      <text:p text:style-name="P4">
出版商: Укринформ (Organization)</text:p>
      <text:p text:style-name="P4">
出版时间: 2023-04-23T13:53:02+03:00</text:p>
      <text:p text:style-name="P4">
修改时间: 2023-04-23T13:53:02+03:00</text:p>
      <text:p text:style-name="P4">
描述: 这两枚奖牌在奥地利图拜的欧洲杯最后阶段赢得了乌克兰自由主义者，在大空中纪律中赢得了乌克兰自由主义者。  - 乌克林。</text:p>
      <text:p text:style-name="P4">
图片: ["<text:a xlink:type="simple" xlink:href="https://static.ukrinform.com/photos/2023_04/thumb_files/630_360_1682247033-206.png" text:style-name="Internet_20_link" text:visited-style-name="Visited_20_Internet_20_Link">
630_360_16822...</text:a>
"]</text:p>
      <text:p text:style-name="P4">
标签: ['Спорт']</text:p>
      <text:p text:style-name="P4">
类型: Article</text:p>
      <!--METADATA-->
      <text:p text:style-name="P4">
<draw:frame draw:style-name="fr1" draw:name="Image130" text:anchor-type="as-char" svg:width="6.9236in" svg:height="3.956343in" draw:z-index="0">
<draw:image xlink:href="../Images/yкринформ/2023-04-23T13-53-02-03-00/630_360_1682247033-206.png" xlink:type="simple" xlink:show="embed" xlink:actuate="onLoad" draw:mime-type="image/png"/>
</draw:frame>
在奥地利的欧洲最后阶段，在大空中纪律中，乌克兰自由主义者的两枚奖牌。</text:p>
      <text:p text:style-name="P4">
如报告<text:a xlink:type="simple" xlink:href="https://www.facebook.com/olympicua/posts/pfbid0YD5VkXM26mKdq4MAYQcA9tywMhAagKD6pPvwabSJEomU9jw8niFkZmVDFbt11Do4l" text:style-name="Internet_20_link" text:visited-style-name="Visited_20_Internet_20_Link">
</text:a>
乌克林福姆报道，乌克兰乌克兰赢得了比赛，乌克林福姆赢得了75名参与者。</text:p>
      <text:p text:style-name="P4">
这是本赛季的第二场比赛，也是21岁的欧洲杯杯比赛的第三场胜利。</text:p>
      <text:p text:style-name="P4">
<text:span text:style-name="T4">
另请阅读：</text:span>
 <text:a xlink:type="simple" xlink:href="https://www.ukrinform.ua/rubric-sports/3687847-ukrainska-fristajlistka-nelli-popovic-vigrala-zoloto-etapu-kubka-svitu.html" text:style-name="Internet_20_link" text:visited-style-name="Visited_20_Internet_20_Link">
<text:span text:style-name="T4">
自由泳</text:span>
</text:a>
在女性中，一名银牌获得者获得了这一水平的第四个职业领奖台，成为22岁的Kateryna Kotsar。</text:p>
      <text:p text:style-name="P4">
照片：乌克兰NOC。</text:p>
      <text:p text:style-name="P4">
News Source: <text:a xlink:type="simple" xlink:href="https://www.ukrinform.ua/rubric-sports/3699580-ukrainski-fristajlisti-zaversili-sezon-zolotom-ta-sriblom-kubka-evropi.html" text:style-name="Internet_20_link" text:visited-style-name="Visited_20_Internet_20_Link">
https://www.ukrinform.ua/rubric-sports/3699580-ukrainski-fristajlisti-zaversili-sezon-zolotom-ta-sriblom-kubka-evropi.html</text:a>
</text:p>
      <!--NEWS-->
      <text:h text:style-name="P10" text:outline-level="1">
<text:span text:style-name="T4">
波兰外交部批评德国在乌克兰加入北约的立场</text:span>
</text:h>
      <text:p text:style-name="P4">
作者: Ukrinform (Person)</text:p>
      <text:p text:style-name="P4">
出版商: Укринформ (Organization)</text:p>
      <text:p text:style-name="P4">
出版时间: 2023-04-23T14:05:00+03:00</text:p>
      <text:p text:style-name="P4">
修改时间: 2023-04-23T14:05:00+03:00</text:p>
      <text:p text:style-name="P4">
描述: 德国的立场被计算并抑制了乌克兰的欧洲融合，导致了俄罗斯对基辅的全面侵略。  - 乌克林。</text:p>
      <text:p text:style-name="P4">
图片: ["<text:a xlink:type="simple" xlink:href="https://static.ukrinform.com/photos/2017_03/thumb_files/630_360_1490771959-5530.jpeg" text:style-name="Internet_20_link" text:visited-style-name="Visited_20_Internet_20_Link">
630_360_14907...</text:a>
"]</text:p>
      <text:p text:style-name="P4">
标签: ['НАТО', 'Німеччина', 'Польща', 'Війна з росією']</text:p>
      <text:p text:style-name="P4">
类型: Article</text:p>
      <!--METADATA-->
      <text:p text:style-name="P4">
<draw:frame draw:style-name="fr1" draw:name="Image131" text:anchor-type="as-char" svg:width="6.9236in" svg:height="3.956343in" draw:z-index="0">
<draw:image xlink:href="../Images/yкринформ/2023-04-23T14-05-00-03-00/630_360_1490771959-5530.jpeg" xlink:type="simple" xlink:show="embed" xlink:actuate="onLoad" draw:mime-type="image/jpeg"/>
</draw:frame>
欧洲一体化的乌克兰一体化的地位已经计算出来，乌克兰的欧洲融合已经导致了俄罗斯对基辅的补充侵略。</text:p>
      <text:p text:style-name="P4">
关于它在评论中<text:a xlink:type="simple" xlink:href="https://www.pap.pl/aktualnosci/news,1564457,wiceszef-msz-gdyby-niemcy-nie-staraly-sie-opoznic-wejscia-ukrainy-do-nato" text:style-name="Internet_20_link" text:visited-style-name="Visited_20_Internet_20_Link">
</text:a>
波兰·皮奥特·沃兹克(Poland Piotr Vuzhik)的外交事务副部长对德国国防部长鲍里斯·潘斯托里乌斯(Boris Panstorius)评论说，谈论乌克兰在北约的会员资格并不是很合适的，这一决定应该用“冷头”做出。</text:p>
      <text:p text:style-name="P4">
“问题：何时将这些“冷头”：战后10或30年？</text:p>
      <text:p text:style-name="P4">
据他说，如果德国没有计算，并且现在没有试图将乌克兰的加入到北大西洋联盟，并且多年前在慕尼黑曾要求乌克兰到该联盟，乌克兰没有海湾今天。”</text:p>
      <text:p text:style-name="P4">
<text:span text:style-name="T4">
另请阅读：</text:span>
 <text:a xlink:type="simple" xlink:href="https://www.ukrinform.ua/rubric-ato/3698624-ukraina-mae-zdobuti-peremogu-ale-ne-obovazkovo-vijskovim-slahom-pistorius.html" text:style-name="Internet_20_link" text:visited-style-name="Visited_20_Internet_20_Link">
<text:span text:style-name="T4">
 Pistorius </text:span>
</text:a>
据他说，现在有一种长期以来一直存在的方法：德国或法国等国家一直是欧盟或[]中的乌克兰的原始国家。(https://www.ukrinform.ua/tag-nato)。</text:p>
      <text:p text:style-name="P4">
根据Vuzhik的说法，德国部长的立场可以推迟乌克兰进入北约，因为当新国家被联盟接受时，该组织的成员国中的个人需要一个。</text:p>
      <text:p text:style-name="P4">
他强调，波兰支持乌克兰在欧盟的会员资格。</text:p>
      <text:p text:style-name="P4">
波兰外交副副手说：“我们认为，它将发生的速度越快，因为它不仅可以保证乌克兰和波兰，而且是整个地区的保证。”</text:p>
      <text:p text:style-name="P4">
Vjuzhik保证，华沙试图说服西方伙伴改变主意，乌克兰将尽快加入Donato。</text:p>
      <text:p text:style-name="P4">
<text:span text:style-name="T4">
另请阅读：</text:span>
 <text:a xlink:type="simple" xlink:href="https://www.ukrinform.ua/rubric-polytics/3696067-ukraina-ne-prijme-surogatnih-risen-vilnuskogo-samitu-sodo-svogo-vstupu-do-nato-kuleba.html" text:style-name="Internet_20_link" text:visited-style-name="Visited_20_Internet_20_Link">
</text:a>
德国国防部长皮斯托里乌斯(Pistorius)排除了ZDF采访，并进行了北约整合。 他指出，应该团结一致地提倡这样的决定，“以冷头和热心的心，而不是相反。”</text:p>
      <text:p text:style-name="P4">
News Source: <text:a xlink:type="simple" xlink:href="https://www.ukrinform.ua/rubric-polytics/3699585-u-mzs-polsi-rozkritikuvali-poziciu-nimeccini-sodo-vstupu-ukraini-do-nato.html" text:style-name="Internet_20_link" text:visited-style-name="Visited_20_Internet_20_Link">
https://www.ukrinform.ua/rubric-polytics/3699585-u-mzs-polsi-rozkritikuvali-poziciu-nimeccini-sodo-vstupu-ukraini-do-nato.html</text:a>
</text:p>
      <!--NEWS-->
      <text:h text:style-name="P10" text:outline-level="1">
<text:span text:style-name="T4">
在南部，防空动物被四个俄罗斯Drons-Kamikadze Lanzet摧毁</text:span>
</text:h>
      <text:p text:style-name="P4">
作者: Ukrinform (Person)</text:p>
      <text:p text:style-name="P4">
出版商: Укринформ (Organization)</text:p>
      <text:p text:style-name="P4">
出版时间: 2023-04-23T14:22:00+03:00</text:p>
      <text:p text:style-name="P4">
修改时间: 2023-04-23T14:22:00+03:00</text:p>
      <text:p text:style-name="P4">
描述: 在4月22日晚上和4月23日上午，在尼古拉夫和赫尔森地区，反飞机员摧毁了四个敌人无人机-Kamikadze“柳叶刀”。  - 乌克林。</text:p>
      <text:p text:style-name="P4">
图片: ["<text:a xlink:type="simple" xlink:href="https://static.ukrinform.com/photos/2023_04/thumb_files/630_360_1682248586-703.jpg" text:style-name="Internet_20_link" text:visited-style-name="Visited_20_Internet_20_Link">
630_360_16822...</text:a>
", "<text:a xlink:type="simple" xlink:href="https://static.ukrinform.com/photos/2023_04/1682248648-828.jpg" text:style-name="Internet_20_link" text:visited-style-name="Visited_20_Internet_20_Link">
1682248648-82...</text:a>
", "<text:a xlink:type="simple" xlink:href="https://static.ukrinform.com/photos/2023_04/1682248649-567.jpg" text:style-name="Internet_20_link" text:visited-style-name="Visited_20_Internet_20_Link">
1682248649-56...</text:a>
"]</text:p>
      <text:p text:style-name="P4">
标签: ['Безпілотник', 'Херсонщина', 'Миколаївщина', 'Дрон', 'Війна з росією']</text:p>
      <text:p text:style-name="P4">
类型: Article</text:p>
      <!--METADATA-->
      <text:p text:style-name="P4">
<draw:frame draw:style-name="fr1" draw:name="Image132" text:anchor-type="as-char" svg:width="6.9236in" svg:height="3.956343in" draw:z-index="0">
<draw:image xlink:href="../Images/yкринформ/2023-04-23T14-22-00-03-00/630_360_1682248586-703.jpg" xlink:type="simple" xlink:show="embed" xlink:actuate="onLoad" draw:mime-type="image/jpeg"/>
</draw:frame>
4月22日晚上，4月23日上午，迈斯和赫森地区摧毁了4月23日的四个敌人无人机-Kamikadze“柳叶刀”。</text:p>
      <text:p text:style-name="P4">
根据乌克林福姆的说法，南空气司令部报告了<text:a xlink:type="simple" xlink:href="https://www.facebook.com/PvKPivden/posts/pfbid02jgpcRXftAph9qtxKY2F8typ5NsjLqQvDuJAx9kmfdtf9q3MmyuEqxLdhcm4XdA4xl" text:style-name="Internet_20_link" text:visited-style-name="Visited_20_Internet_20_Link">
</text:a>
.</text:p>
      <text:p text:style-name="P4">
Протягом вечора 22 квітня та ранку 23 квітня воїни мобільних вогневих групХерсонської зенітної ракетної бригади знищили чотири "Ланцети", ідеться уповідомленні.</text:p>
      <text:p text:style-name="P4">
<draw:frame draw:style-name="fr1" draw:name="Image133" text:anchor-type="as-char" svg:width="6.9236in" svg:height="8.646524in" draw:z-index="0">
<draw:image xlink:href="../Images/yкринформ/2023-04-23T14-22-00-03-00/1682248648-828.jpg" xlink:type="simple" xlink:show="embed" xlink:actuate="onLoad" draw:mime-type="image/jpeg"/>
</draw:frame>
<text:span text:style-name="T4">
另请阅读：</text:span>
 <text:a xlink:type="simple" xlink:href="https://www.ukrinform.ua/rubric-ato/3699395-sili-oboroni-zbili-rosijskij-mi24.html" text:style-name="Internet_20_link" text:visited-style-name="Visited_20_Internet_20_Link">
<text:span text:style-name="T4">
力</text:span>
 <text:span text:style-name="T4">
防御</text:span>
 <text:span text:style-name="T4">
击倒</text:span>
 <text:span text:style-name="T4">
俄语</text:span>
</text:a>
</text:p>
      <text:p text:style-name="P4">
<draw:frame draw:style-name="fr1" draw:name="Image134" text:anchor-type="as-char" svg:width="6.9236in" svg:height="5.719496in" draw:z-index="0">
<draw:image xlink:href="../Images/yкринформ/2023-04-23T14-22-00-03-00/1682248649-567.jpg" xlink:type="simple" xlink:show="embed" xlink:actuate="onLoad" draw:mime-type="image/jpeg"/>
</draw:frame>
正如乌克林福姆(Ukrinform(https://www.ukrinform.ua/rubric-ato/3699565-na-mikolaivsini-zenitniki-zbili-rosijskij-rozviduvalnij-bezpilotnik.html)梅林类型。</text:p>
      <text:p text:style-name="P4">
News Source: <text:a xlink:type="simple" xlink:href="https://www.ukrinform.ua/rubric-ato/3699586-na-pivdni-zenitniki-znisili-cotiri-rosijski-dronikamikadze-lancet.html" text:style-name="Internet_20_link" text:visited-style-name="Visited_20_Internet_20_Link">
https://www.ukrinform.ua/rubric-ato/3699586-na-pivdni-zenitniki-znisili-cotiri-rosijski-dronikamikadze-lancet.html</text:a>
</text:p>
      <!--NEWS-->
      <text:h text:style-name="P10" text:outline-level="1">
<text:span text:style-name="T4">
UPL：LVIV输给了Metalist 1925</text:span>
</text:h>
      <text:p text:style-name="P4">
作者: Ukrinform (Person)</text:p>
      <text:p text:style-name="P4">
出版商: Укринформ (Organization)</text:p>
      <text:p text:style-name="P4">
出版时间: 2023-04-23T14:52:00+03:00</text:p>
      <text:p text:style-name="P4">
修改时间: 2023-04-23T14:52:00+03:00</text:p>
      <text:p text:style-name="P4">
描述: 在英超联赛（UPL）中，LVIV球员在目前的足球冠军赛中被击败。  - 乌克林。</text:p>
      <text:p text:style-name="P4">
图片: ["<text:a xlink:type="simple" xlink:href="https://static.ukrinform.com/photos/2017_05/thumb_files/630_360_1496211326-5424.jpg" text:style-name="Internet_20_link" text:visited-style-name="Visited_20_Internet_20_Link">
630_360_14962...</text:a>
"]</text:p>
      <text:p text:style-name="P4">
标签: ['Футбол', 'Металіст-1925', "Прем'єр-ліга", 'ФК Львів']</text:p>
      <text:p text:style-name="P4">
类型: Article</text:p>
      <!--METADATA-->
      <text:p text:style-name="P4">
<draw:frame draw:style-name="fr1" draw:name="Image135" text:anchor-type="as-char" svg:width="6.9236in" svg:height="3.956343in" draw:z-index="0">
<draw:image xlink:href="../Images/yкринформ/2023-04-23T14-52-00-03-00/630_360_1496211326-5424.jpg" xlink:type="simple" xlink:show="embed" xlink:actuate="onLoad" draw:mime-type="image/jpeg"/>
</draw:frame>
利沃夫足球运动员被击败(UPL).</text:p>
      <text:p text:style-name="P4">
Домашній поєдинок 22-го туру з харківським «Металістом 1925» львів'янипрограли з рахунком 0:2, передає Укрінформ.</text:p>
      <text:p text:style-name="P4">
Авторами голів стали Костянтин Бичек, якому на 26-й хвилині асистувавРостислав Русин, та Дмитро Капінус (84).</text:p>
      <text:p text:style-name="P4">
Недільний ігровий день о 15.00 продовжує зустріч криворізького «Кривбаса» таодеського «Чорноморця».</text:p>
      <text:p text:style-name="P4">
22-й тур у понеділок, 24 квітня, завершать матчі «Дніпра-1» та львівського«Руха» (13.00)，亚历山大和彼得罗夫的ingulets(15.00).</text:p>
      <text:p text:style-name="P4">
Результати попередніх матчів туру:</text:p>
      <text:p text:style-name="P4">
«Колос» (科瓦利夫卡) - “黎明”(卢甘斯克)-0：1</text:p>
      <text:p text:style-name="P4">
目标：Vladimir Brazhko(31分钟);</text:p>
      <text:p text:style-name="P4">
沃斯克拉(poltava) - 金属主义者(哈尔基夫)-3：2</text:p>
      <text:p text:style-name="P4">
目标：Seferi(26，45+1)，费利佩(45+2)-Bogdan Boychuk(9)，Yuri Romanyuk(82);</text:p>
      <text:p text:style-name="P4">
“希瑟”(里文) - “ minaj”  -  1：1</text:p>
      <text:p text:style-name="P4">
目标：Andriy Bliznichenko(55)-Yegor Tverdohlib(60);</text:p>
      <text:p text:style-name="P4">
“发电机”(基辅)-Shakhtar(顿涅茨克)-1：1</text:p>
      <text:p text:style-name="P4">
目标：亚历山大·安德里维斯基(82)-Taras Stepanenko(12).</text:p>
      <text:p text:style-name="P4">
<text:span text:style-name="T4">
Читайте також:</text:span>
 <text:a xlink:type="simple" xlink:href="https://www.ukrinform.ua/rubric-sports/3699369-dinamo-i-sahtar-zigrali-vniciu-v-matci-upl.html" text:style-name="Internet_20_link" text:visited-style-name="Visited_20_Internet_20_Link">
 <text:span text:style-name="T4">
Динамо</text:span>
 </text:a>
Shakhtar是UPL积分榜的领导者53分(22场比赛后)，下一个-Zorya -46(22)，dnipro -1-45(20)，«dynamo»-41(22)，亚历山大-33(20)，“ kolos” -30(22)，Vorskla -29(22)和“ Kryvbas” -28(21).</text:p>
      <text:p text:style-name="P4">
News Source: <text:a xlink:type="simple" xlink:href="https://www.ukrinform.ua/rubric-sports/3699595-upl-lviv-prograv-metalistu-1925.html" text:style-name="Internet_20_link" text:visited-style-name="Visited_20_Internet_20_Link">
https://www.ukrinform.ua/rubric-sports/3699595-upl-lviv-prograv-metalistu-1925.html</text:a>
</text:p>
      <!--NEWS-->
      <text:h text:style-name="P10" text:outline-level="1">
<text:span text:style-name="T4">
Vinnytsia和德国Carlsruhe成为双城</text:span>
</text:h>
      <text:p text:style-name="P4">
作者: Ukrinform (Person)</text:p>
      <text:p text:style-name="P4">
出版商: Укринформ (Organization)</text:p>
      <text:p text:style-name="P4">
出版时间: 2023-04-23T14:55:00+03:00</text:p>
      <text:p text:style-name="P4">
修改时间: 2023-04-23T14:55:00+03:00</text:p>
      <text:p text:style-name="P4">
描述: Vinnytsia和德国城市Carlsruhe签署了有关兄弟会的同行。  - 乌克林。</text:p>
      <text:p text:style-name="P4">
图片: ["<text:a xlink:type="simple" xlink:href="https://static.ukrinform.com/photos/2023_04/thumb_files/630_360_1682250968-229.jpeg" text:style-name="Internet_20_link" text:visited-style-name="Visited_20_Internet_20_Link">
630_360_16822...</text:a>
", "<text:a xlink:type="simple" xlink:href="https://static.ukrinform.com/photos/2023_04/1682250969-398.jpeg" text:style-name="Internet_20_link" text:visited-style-name="Visited_20_Internet_20_Link">
1682250969-39...</text:a>
", "<text:a xlink:type="simple" xlink:href="https://static.ukrinform.com/photos/2023_04/1682250969-885.jpeg" text:style-name="Internet_20_link" text:visited-style-name="Visited_20_Internet_20_Link">
1682250969-88...</text:a>
", "<text:a xlink:type="simple" xlink:href="https://static.ukrinform.com/photos/2023_04/1682250969-690.jpeg" text:style-name="Internet_20_link" text:visited-style-name="Visited_20_Internet_20_Link">
1682250969-69...</text:a>
"]</text:p>
      <text:p text:style-name="P4">
标签: ['Німеччина', 'Вінниця']</text:p>
      <text:p text:style-name="P4">
类型: Article</text:p>
      <!--METADATA-->
      <text:p text:style-name="P4">
<draw:frame draw:style-name="fr1" draw:name="Image136" text:anchor-type="as-char" svg:width="6.9236in" svg:height="3.956343in" draw:z-index="0">
<draw:image xlink:href="../Images/yкринформ/2023-04-23T14-55-00-03-00/630_360_1682250968-229.jpeg" xlink:type="simple" xlink:show="embed" xlink:actuate="onLoad" draw:mime-type="image/jpeg"/>
</draw:frame>
Vinnytsia德国城市卡尔斯鲁厄签署了有关兄弟会的同行。</text:p>
      <text:p text:style-name="P4">
关于<text:a xlink:type="simple" xlink:href="https://t.me/morgunovofficial/3452" text:style-name="Internet_20_link" text:visited-style-name="Visited_20_Internet_20_Link">
</text:a>
报道说，谢尔盖·莫古诺夫(Sergey Morgunov)报道了这座城市负责人。</text:p>
      <text:p text:style-name="P4">
“ Vinnitsa和Carlsrue现在是兄弟。 协议已签署!这为经验，联合项目和交流与穆斯卡人的交流开辟了新的，”莫尔古诺夫说。</text:p>
      <text:p text:style-name="P4">
<draw:frame draw:style-name="fr1" draw:name="Image137" text:anchor-type="as-char" svg:width="6.9236in" svg:height="4.602912in" draw:z-index="0">
<draw:image xlink:href="../Images/yкринформ/2023-04-23T14-55-00-03-00/1682250969-398.jpeg" xlink:type="simple" xlink:show="embed" xlink:actuate="onLoad" draw:mime-type="image/jpeg"/>
</draw:frame>
</text:p>
      <text:p text:style-name="P4">
<draw:frame draw:style-name="fr1" draw:name="Image138" text:anchor-type="as-char" svg:width="6.9236in" svg:height="4.602912in" draw:z-index="0">
<draw:image xlink:href="../Images/yкринформ/2023-04-23T14-55-00-03-00/1682250969-885.jpeg" xlink:type="simple" xlink:show="embed" xlink:actuate="onLoad" draw:mime-type="image/jpeg"/>
</draw:frame>
据他说，城市将在空间发展的领域合作，<text:a xlink:type="simple" xlink:href="https://www.ukrinform.ua/tag-energetika" text:style-name="Internet_20_link" text:visited-style-name="Visited_20_Internet_20_Link">
</text:a>
，IT和科学活动，文化和旅游业，欧洲融合。 这些是恢复恢复和创新发展的主题领域。</text:p>
      <text:p text:style-name="P4">
<draw:frame draw:style-name="fr1" draw:name="Image139" text:anchor-type="as-char" svg:width="6.9236in" svg:height="4.602912in" draw:z-index="0">
<draw:image xlink:href="../Images/yкринформ/2023-04-23T14-55-00-03-00/1682250969-690.jpeg" xlink:type="simple" xlink:show="embed" xlink:actuate="onLoad" draw:mime-type="image/jpeg"/>
</draw:frame>
Morgun补充说，Carlsrue的代表团将来到Vinnitsa。</text:p>
      <text:p text:style-name="P4">
<text:span text:style-name="T4">
另请阅读：</text:span>
 <text:a xlink:type="simple" xlink:href="https://www.ukrinform.ua/rubric-regions/3697532-danske-misto-orhus-stalo-mistompobratimom-lvova.html" text:style-name="Internet_20_link" text:visited-style-name="Visited_20_Internet_20_Link">
<text:span text:style-name="T4">
丹麦语</text:span>
 <text:span text:style-name="T4">
城市</text:span>
 <text:span text:style-name="T4">
 </text:span>
 <text:span text:style-name="T4">
 orhus </text:span>
 <text:span text:style-name="T4">
 </text:span>
 <text:span text:style-name="T4">
已成为兄弟</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5">
 lviv </text:span>
*</text:a>
他还强调，卡尔斯拉仍然支持Vinnitsa。 特别是，德国合作伙伴提供了“不可屈服于点”的帐篷，并在冬季承受该地区中心。</text:p>
      <text:p text:style-name="P4">
据报道，博世将Vinnitsa转移到了对指示性空气指示性监测站的长期使用，该空气以最高的准确性来衡量大气污染的污染。</text:p>
      <text:p text:style-name="P4">
_照片：Sergey Morgunov _</text:p>
      <text:p text:style-name="P4">
News Source: <text:a xlink:type="simple" xlink:href="https://www.ukrinform.ua/rubric-regions/3699598-vinnica-ta-nimecke-karlsrue-stali-mistamipobratimami.html" text:style-name="Internet_20_link" text:visited-style-name="Visited_20_Internet_20_Link">
https://www.ukrinform.ua/rubric-regions/3699598-vinnica-ta-nimecke-karlsrue-stali-mistamipobratimami.html</text:a>
</text:p>
      <!--NEWS-->
      <text:h text:style-name="P10" text:outline-level="1">
<text:span text:style-name="T4">
国防部展示了乌克兰伞兵的战术类别是如何进行的</text:span>
</text:h>
      <text:p text:style-name="P4">
作者: Ukrinform (Person)</text:p>
      <text:p text:style-name="P4">
出版商: Укринформ (Organization)</text:p>
      <text:p text:style-name="P4">
出版时间: 2023-04-23T15:02:00+03:00</text:p>
      <text:p text:style-name="P4">
修改时间: 2023-04-23T15:02:00+03:00</text:p>
      <text:p text:style-name="P4">
描述: 着陆单元的战术培训发生在最现实的条件下。  - 乌克林。</text:p>
      <text:p text:style-name="P4">
图片: ["<text:a xlink:type="simple" xlink:href="https://static.ukrinform.com/photos/2023_04/thumb_files/630_360_1682251185-6359.jpeg" text:style-name="Internet_20_link" text:visited-style-name="Visited_20_Internet_20_Link">
630_360_16822...</text:a>
", "<text:a xlink:type="simple" xlink:href="https://static.ukrinform.com/photos/2023_04/thumb_files/630_360_1682251185-3108.jpeg" text:style-name="Internet_20_link" text:visited-style-name="Visited_20_Internet_20_Link">
630_360_16822...</text:a>
", "<text:a xlink:type="simple" xlink:href="https://static.ukrinform.com/photos/2023_04/thumb_files/630_360_1682251185-2821.jpeg" text:style-name="Internet_20_link" text:visited-style-name="Visited_20_Internet_20_Link">
630_360_16822...</text:a>
", "<text:a xlink:type="simple" xlink:href="https://static.ukrinform.com/photos/2023_04/thumb_files/630_360_1682251185-7460.jpeg" text:style-name="Internet_20_link" text:visited-style-name="Visited_20_Internet_20_Link">
630_360_16822...</text:a>
", "<text:a xlink:type="simple" xlink:href="https://static.ukrinform.com/photos/2023_04/thumb_files/630_360_1682251185-9301.jpeg" text:style-name="Internet_20_link" text:visited-style-name="Visited_20_Internet_20_Link">
630_360_16822...</text:a>
", "<text:a xlink:type="simple" xlink:href="https://static.ukrinform.com/photos/2023_04/thumb_files/630_360_1682251185-9099.jpeg" text:style-name="Internet_20_link" text:visited-style-name="Visited_20_Internet_20_Link">
630_360_16822...</text:a>
"]</text:p>
      <text:p text:style-name="P4">
标签: ['Міноборони', 'Військові навчання', 'Війна з росією']</text:p>
      <text:p text:style-name="P4">
类型: Article</text:p>
      <!--METADATA-->
      <text:p text:style-name="P4">
<draw:frame draw:style-name="fr1" draw:name="Image140" text:anchor-type="as-char" svg:width="6.9236in" svg:height="3.956343in" draw:z-index="0">
<draw:image xlink:href="../Images/yкринформ/2023-04-23T15-02-00-03-00/630_360_1682251185-6359.jpeg" xlink:type="simple" xlink:show="embed" xlink:actuate="onLoad" draw:mime-type="image/jpeg"/>
</draw:frame>
在最现实的听众中，出现着着陆和突击单位的战术美化环境。</text:p>
      <text:p text:style-name="P4">
根据乌克林福姆的说法，乌克兰中尉的第一任国防部副部长亚历山大·帕夫林(Alexander Pavlyuk)报道了<text:a xlink:type="simple" xlink:href="https://t.me/Pavliuk_KSV/4027" text:style-name="Internet_20_link" text:visited-style-name="Visited_20_Internet_20_Link">
</text:a>
并发布了适当的照片。</text:p>
      <text:p text:style-name="P4">
“着陆单元的战术培训发生在最大的现实条件下。 指挥官明确，专业地下令，控制完成任务的阶段。”帕夫洛克说。</text:p>
      <text:p text:style-name="P4">
<draw:frame draw:style-name="fr1" draw:name="Image141" text:anchor-type="as-char" svg:width="6.9236in" svg:height="3.956343in" draw:z-index="0">
<draw:image xlink:href="../Images/yкринформ/2023-04-23T15-02-00-03-00/630_360_1682251185-3108.jpeg" xlink:type="simple" xlink:show="embed" xlink:actuate="onLoad" draw:mime-type="image/jpeg"/>
</draw:frame>
支持显示了对着陆和突击单位 /照片的战术培训如何：亚历山大·帕夫洛克| 国防部乌克兰<text:a xlink:type="simple" xlink:href="https://static.ukrinform.com/photos/2023_04/1682251185-3108.jpeg" text:style-name="Internet_20_link" text:visited-style-name="Visited_20_Internet_20_Link">
<draw:frame draw:style-name="fr1" draw:name="Image142" text:anchor-type="as-char" svg:width="6.9236in" svg:height="3.956343in" draw:z-index="0">
<draw:image xlink:href="../Images/yкринформ/2023-04-23T15-02-00-03-00/630_360_1682251185-3108.jpeg" xlink:type="simple" xlink:show="embed" xlink:actuate="onLoad" draw:mime-type="image/jpeg"/>
</draw:frame>
</text:a>
 <text:a xlink:type="simple" xlink:href="https://static.ukrinform.com/photos/2023_04/1682251185-2821.jpeg" text:style-name="Internet_20_link" text:visited-style-name="Visited_20_Internet_20_Link">
<draw:frame draw:style-name="fr1" draw:name="Image143" text:anchor-type="as-char" svg:width="6.9236in" svg:height="3.956343in" draw:z-index="0">
<draw:image xlink:href="../Images/yкринформ/2023-04-23T15-02-00-03-00/630_360_1682251185-2821.jpeg" xlink:type="simple" xlink:show="embed" xlink:actuate="onLoad" draw:mime-type="image/jpeg"/>
</draw:frame>
</text:a>
 <text:a xlink:type="simple" xlink:href="https://static.ukrinform.com/photos/2023_04/1682251185-7460.jpeg" text:style-name="Internet_20_link" text:visited-style-name="Visited_20_Internet_20_Link">
<draw:frame draw:style-name="fr1" draw:name="Image144" text:anchor-type="as-char" svg:width="6.9236in" svg:height="3.956343in" draw:z-index="0">
<draw:image xlink:href="../Images/yкринформ/2023-04-23T15-02-00-03-00/630_360_1682251185-7460.jpeg" xlink:type="simple" xlink:show="embed" xlink:actuate="onLoad" draw:mime-type="image/jpeg"/>
</draw:frame>
</text:a>
 <text:a xlink:type="simple" xlink:href="https://static.ukrinform.com/photos/2023_04/1682251185-9301.jpeg" text:style-name="Internet_20_link" text:visited-style-name="Visited_20_Internet_20_Link">
<draw:frame draw:style-name="fr1" draw:name="Image145" text:anchor-type="as-char" svg:width="6.9236in" svg:height="3.956343in" draw:z-index="0">
<draw:image xlink:href="../Images/yкринформ/2023-04-23T15-02-00-03-00/630_360_1682251185-9301.jpeg" xlink:type="simple" xlink:show="embed" xlink:actuate="onLoad" draw:mime-type="image/jpeg"/>
</draw:frame>
</text:a>
 <text:a xlink:type="simple" xlink:href="https://static.ukrinform.com/photos/2023_04/1682251185-6359.jpeg" text:style-name="Internet_20_link" text:visited-style-name="Visited_20_Internet_20_Link">
<draw:frame draw:style-name="fr1" draw:name="Image146" text:anchor-type="as-char" svg:width="6.9236in" svg:height="3.956343in" draw:z-index="0">
<draw:image xlink:href="../Images/yкринформ/2023-04-23T15-02-00-03-00/630_360_1682251185-6359.jpeg" xlink:type="simple" xlink:show="embed" xlink:actuate="onLoad" draw:mime-type="image/jpeg"/>
</draw:frame>
</text:a>
 <text:a xlink:type="simple" xlink:href="https://static.ukrinform.com/photos/2023_04/1682251185-9099.jpeg" text:style-name="Internet_20_link" text:visited-style-name="Visited_20_Internet_20_Link">
<draw:frame draw:style-name="fr1" draw:name="Image147" text:anchor-type="as-char" svg:width="6.9236in" svg:height="3.956343in" draw:z-index="0">
<draw:image xlink:href="../Images/yкринформ/2023-04-23T15-02-00-03-00/630_360_1682251185-9099.jpeg" xlink:type="simple" xlink:show="embed" xlink:actuate="onLoad" draw:mime-type="image/jpeg"/>
</draw:frame>
</text:a>
<text:span text:style-name="T4">
另请阅读：</text:span>
 <text:a xlink:type="simple" xlink:href="https://www.ukrinform.ua/rubric-ato/3699403-reznikov-obgovoriv-z-vollesom-podalse-navcanna-ukrainskih-vijskovih.html" text:style-name="Internet_20_link" text:visited-style-name="Visited_20_Internet_20_Link">
<text:span text:style-name="T4">
学习</text:span>
</text:a>
据他说：“跨国地形的运动，“敌对”职位的攻击，伞兵行动的迅速和协调证实：训练的每一天都会赢得击败俄罗斯入侵者的胜利。”</text:p>
      <text:p text:style-name="P4">
此外，在武装部队总人员页面上<text:a xlink:type="simple" xlink:href="https://www.facebook.com/watch/" text:style-name="Internet_20_link" text:visited-style-name="Visited_20_Internet_20_Link">
</text:a>
荷兰荷兰皇家海军的纪录片情节，讲述了乌克兰军事战士如何由全生活车辆教授海军陆战队的讲师。</text:p>
      <text:p text:style-name="P4">
根据乌克林福姆的说法，有65名乌克兰人完成了对爱国者的培训。</text:p>
      <text:p text:style-name="P4">
News Source: <text:a xlink:type="simple" xlink:href="https://www.ukrinform.ua/rubric-ato/3699597-u-minoboroni-pokazali-ak-prohodat-takticni-zanatta-ukrainskih-desantnikiv.html" text:style-name="Internet_20_link" text:visited-style-name="Visited_20_Internet_20_Link">
https://www.ukrinform.ua/rubric-ato/3699597-u-minoboroni-pokazali-ak-prohodat-takticni-zanatta-ukrainskih-desantnikiv.html</text:a>
</text:p>
      <!--NEWS-->
      <text:h text:style-name="P10" text:outline-level="1">
<text:span text:style-name="T4">
在Dnipropetrovsk中，通过瀑布淹没了150多个物体</text:span>
</text:h>
      <text:p text:style-name="P4">
作者: Ukrinform (Person)</text:p>
      <text:p text:style-name="P4">
出版商: Укринформ (Organization)</text:p>
      <text:p text:style-name="P4">
出版时间: 2023-04-23T15:12:00+03:00</text:p>
      <text:p text:style-name="P4">
修改时间: 2023-04-23T15:12:00+03:00</text:p>
      <text:p text:style-name="P4">
描述: 在Dnipropetrovsk地区，通过春季瀑布淹没了58座花园房屋和90多个地区。  - 乌克林。</text:p>
      <text:p text:style-name="P4">
图片: ["<text:a xlink:type="simple" xlink:href="https://static.ukrinform.com/photos/2023_04/thumb_files/630_360_1682251885-690.jpg" text:style-name="Internet_20_link" text:visited-style-name="Visited_20_Internet_20_Link">
630_360_16822...</text:a>
", "<text:a xlink:type="simple" xlink:href="https://static.ukrinform.com/photos/2023_04/1682252027-904.jpg" text:style-name="Internet_20_link" text:visited-style-name="Visited_20_Internet_20_Link">
1682252027-90...</text:a>
", "<text:a xlink:type="simple" xlink:href="https://static.ukrinform.com/photos/2023_04/1682252027-725.jpg" text:style-name="Internet_20_link" text:visited-style-name="Visited_20_Internet_20_Link">
1682252027-72...</text:a>
"]</text:p>
      <text:p text:style-name="P4">
标签: ['Дніпропетровщина', 'ДСНС', 'Водопілля']</text:p>
      <text:p text:style-name="P4">
类型: Article</text:p>
      <!--METADATA-->
      <text:p text:style-name="P4">
<draw:frame draw:style-name="fr1" draw:name="Image148" text:anchor-type="as-char" svg:width="6.9236in" svg:height="3.956343in" draw:z-index="0">
<draw:image xlink:href="../Images/yкринформ/2023-04-23T15-12-00-03-00/630_360_1682251885-690.jpg" xlink:type="simple" xlink:show="embed" xlink:actuate="onLoad" draw:mime-type="image/jpeg"/>
</draw:frame>
udnipropetrovsk地区淹没了58座花园房屋和90多个地区。</text:p>
      <text:p text:style-name="P4">
关于<text:a xlink:type="simple" xlink:href="https://www.facebook.com/story.php" text:style-name="Internet_20_link" text:visited-style-name="Visited_20_Internet_20_Link">
</text:a>
乌克林福姆报道，乌克兰地区的乌克兰州紧急服务通知乌克兰地区。</text:p>
      <text:p text:style-name="P4">
“截至4月23日12:00，在Dnipropetrovsk地区的领土上破坏了95个地块(95个私人家庭和娱乐中心)，58个建筑物(58个花园房屋)“， - 帖子说。</text:p>
      <text:p text:style-name="P4">
<draw:frame draw:style-name="fr1" draw:name="Image149" text:anchor-type="as-char" svg:width="6.9236in" svg:height="4.615733in" draw:z-index="0">
<draw:image xlink:href="../Images/yкринформ/2023-04-23T15-12-00-03-00/1682252027-904.jpg" xlink:type="simple" xlink:show="embed" xlink:actuate="onLoad" draw:mime-type="image/jpeg"/>
</draw:frame>
<draw:frame draw:style-name="fr1" draw:name="Image150" text:anchor-type="as-char" svg:width="6.9236in" svg:height="4.615733in" draw:z-index="0">
<draw:image xlink:href="../Images/yкринформ/2023-04-23T15-12-00-03-00/1682252027-725.jpg" xlink:type="simple" xlink:show="embed" xlink:actuate="onLoad" draw:mime-type="image/jpeg"/>
</draw:frame>
SES指出，休闲设施的领土被淹没了。 58栋房屋(1 m。 Dnipro，57-乡镇。 Kurilovka Petrykivska Town TG Dniprovsky District); 95个私人家庭的领土(9 -Dnipro，80 -SMT。 kurilovkpetrykivska tg，6 -p。 Samarivka，Slobozhansk TG，Dniprovsky District).</text:p>
      <text:p text:style-name="P4">
<text:span text:style-name="T4">
Читайте також:</text:span>
 <text:a xlink:type="simple" xlink:href="https://www.ukrinform.ua/rubric-kyiv/3699519-u-kievi-za-den-riven-vodi-u-dnipri-vpav-se-na-5-santimetriv.html" text:style-name="Internet_20_link" text:visited-style-name="Visited_20_Internet_20_Link">
 </text:a>
在ukrhydroenergo <text:a xlink:type="simple" xlink:href="https://t.me/ukrhydroenergo/3407" text:style-name="Internet_20_link" text:visited-style-name="Visited_20_Internet_20_Link">
</text:a>
截至23截至23的花水产能，根据平衡时间表。 Dnipropetrovsk的水位也有所降低。</text:p>
      <text:p text:style-name="P4">
自4月20日以来，第一波的春季瀑布下降。 第二波较弱。</text:p>
      <text:p text:style-name="P4">
照片：SES</text:p>
      <text:p text:style-name="P4">
News Source: <text:a xlink:type="simple" xlink:href="https://www.ukrinform.ua/rubric-regions/3699599-na-dnipropetrovsini-cerez-vodopilla-zalisautsa-pidtoplenimi-ponad-150-obektiv.html" text:style-name="Internet_20_link" text:visited-style-name="Visited_20_Internet_20_Link">
https://www.ukrinform.ua/rubric-regions/3699599-na-dnipropetrovsini-cerez-vodopilla-zalisautsa-pidtoplenimi-ponad-150-obektiv.html</text:a>
</text:p>
      <!--NEWS-->
      <text:h text:style-name="P10" text:outline-level="1">
<text:span text:style-name="T4">
教皇敦促世界不要忘记乌克兰人遭受战争</text:span>
</text:h>
      <text:p text:style-name="P4">
作者: Ukrinform (Person)</text:p>
      <text:p text:style-name="P4">
出版商: Укринформ (Organization)</text:p>
      <text:p text:style-name="P4">
出版时间: 2023-04-23T15:20:42+03:00</text:p>
      <text:p text:style-name="P4">
修改时间: 2023-04-23T15:20:42+03:00</text:p>
      <text:p text:style-name="P4">
描述: 教皇方济各敦促世界不要忘记仍然遭受俄罗斯 - 乌克兰战争的乌克兰人。  - 乌克林。</text:p>
      <text:p text:style-name="P4">
图片: ["<text:a xlink:type="simple" xlink:href="https://static.ukrinform.com/photos/2022_11/thumb_files/630_360_1668594332-122.jpg" text:style-name="Internet_20_link" text:visited-style-name="Visited_20_Internet_20_Link">
630_360_16685...</text:a>
"]</text:p>
      <text:p text:style-name="P4">
标签: ['Папа Франциск', 'Україна', 'Війна з росією']</text:p>
      <text:p text:style-name="P4">
类型: Article</text:p>
      <!--METADATA-->
      <text:p text:style-name="P4">
<draw:frame draw:style-name="fr1" draw:name="Image151" text:anchor-type="as-char" svg:width="6.9236in" svg:height="3.956343in" draw:z-index="0">
<draw:image xlink:href="../Images/yкринформ/2023-04-23T15-20-42-03-00/630_360_1668594332-122.jpg" xlink:type="simple" xlink:show="embed" xlink:actuate="onLoad" draw:mime-type="image/jpeg"/>
</draw:frame>
狗仔队弗朗西斯敦促世界不要忘记仍然遭受俄罗斯 - 乌克兰战争的乌克兰人。</text:p>
      <text:p text:style-name="P4">
正如乌克林福姆报道的那样，它报告了<text:a xlink:type="simple" xlink:href="https://www.vaticannews.va/uk/pope/news/2023-04/zaklyky-papy-23-kvitnya-2023.html" text:style-name="Internet_20_link" text:visited-style-name="Visited_20_Internet_20_Link">
</text:a>
。</text:p>
      <text:p text:style-name="P4">
“下一个星期五，我将三天前往匈牙利的布达佩斯，以补充我在2021年在国际圣体式国会大会上进行的道路。 这是对中心的访问<text:a xlink:type="simple" xlink:href="https://www.ukrinform.ua/tag-evropa" text:style-name="Internet_20_link" text:visited-style-name="Visited_20_Internet_20_Link">
</text:a>
，战争的寒风在这上面做到了，而许多人的运动则赋予了每日紧急人道主义问题的优先事项。 但是现在我想喜欢转向匈牙利兄弟姐妹，等待您的访问。 我知道您正在竭尽全力准备我的到来：谢谢您的内心。 让我们忘记我们仍然遭受这一天的乌克兰人的兄弟姐妹。”</text:p>
      <text:p text:style-name="P4">
<text:span text:style-name="T4">
另请阅读：</text:span>
 <text:a xlink:type="simple" xlink:href="https://www.ukrinform.ua/rubric-world/3696182-posol-ukraini-u-vatikani-rozpoviv-zvidki-papa-rimskij-otrimue-informaciu-pro-vijnu.html" text:style-name="Internet_20_link" text:visited-style-name="Visited_20_Internet_20_Link">
<text:span text:style-name="T4">
教皇</text:span>
</text:a>
除其他外，他还提到，庆祝世界的前一天和苏丹的局势。</text:p>
      <text:p text:style-name="P4">
“不幸的是，苏丹的局势仍然很严重，因此我更新了停止暴力并返回对话的呼吁。 鼓励为我们的苏丹兄弟姐妹祈祷。”</text:p>
      <text:p text:style-name="P4">
正如乌克林福姆(Ukrinform(https://www.ukrinform.ua/rubric-world/3698184-papa-francisk-v-ugorsini-obgovorit-mir-dla-ukraini.html) .</text:p>
      <text:p text:style-name="P4">
News Source: <text:a xlink:type="simple" xlink:href="https://www.ukrinform.ua/rubric-world/3699602-papa-rimskij-zaklikav-svit-ne-zabuvati-pro-ukrainciv-aki-strazdaut-vid-vijni.html" text:style-name="Internet_20_link" text:visited-style-name="Visited_20_Internet_20_Link">
https://www.ukrinform.ua/rubric-world/3699602-papa-rimskij-zaklikav-svit-ne-zabuvati-pro-ukrainciv-aki-strazdaut-vid-vijni.html</text:a>
</text:p>
      <!--NEWS-->
      <text:h text:style-name="P10" text:outline-level="1">
<text:span text:style-name="T4">
乌克兰ONOPRIENKO-第二次在巴库的COP上进行MACES练习</text:span>
</text:h>
      <text:p text:style-name="P4">
作者: Ukrinform (Person)</text:p>
      <text:p text:style-name="P4">
出版商: Укринформ (Organization)</text:p>
      <text:p text:style-name="P4">
出版时间: 2023-04-23T15:30:10+03:00</text:p>
      <text:p text:style-name="P4">
修改时间: 2023-04-23T15:30:10+03:00</text:p>
      <text:p text:style-name="P4">
描述: 维多利亚Onoprienko在巴库举行的世界体操杯中赢得了银牌。  - 乌克林。</text:p>
      <text:p text:style-name="P4">
图片: ["<text:a xlink:type="simple" xlink:href="https://static.ukrinform.com/photos/2023_04/thumb_files/630_360_1682252887-918.jpg" text:style-name="Internet_20_link" text:visited-style-name="Visited_20_Internet_20_Link">
630_360_16822...</text:a>
"]</text:p>
      <text:p text:style-name="P4">
标签: ['Гімнастика']</text:p>
      <text:p text:style-name="P4">
类型: Article</text:p>
      <!--METADATA-->
      <text:p text:style-name="P4">
<draw:frame draw:style-name="fr1" draw:name="Image152" text:anchor-type="as-char" svg:width="6.9236in" svg:height="3.956343in" draw:z-index="0">
<draw:image xlink:href="../Images/yкринформ/2023-04-23T15-30-10-03-00/630_360_1682252887-918.jpg" xlink:type="simple" xlink:show="embed" xlink:actuate="onLoad" draw:mime-type="image/jpeg"/>
</draw:frame>
Onoprienko，乌克兰量，在巴库举行的世界体操杯舞台上赢得了“银”。</text:p>
      <text:p text:style-name="P4">
乌克林福姆报道，它得分32.650分。</text:p>
      <text:p text:style-name="P4">
来自保加利亚的Stiliana Nikolov获胜。 德国的达里亚·巴塞洛梅耶夫(Darya Bartholomeyev)排名第三。</text:p>
      <text:p text:style-name="P4">
早些时候，乌克兰在警察的五个篮球中赢得了铜牌。</text:p>
      <text:p text:style-name="P4">
<text:span text:style-name="T4">
另请阅读：</text:span>
 <text:a xlink:type="simple" xlink:href="https://www.ukrinform.ua/rubric-sports/3696684-illa-kovtun-zdobuv-bronzu-na-ce-zi-sportivnoi-gimnastiki.html" text:style-name="Internet_20_link" text:visited-style-name="Visited_20_Internet_20_Link">
<text:span text:style-name="T4">
体操</text:span>
</text:a>
警察于4月21日至4月23日举行。</text:p>
      <text:p text:style-name="P4">
照片：盖蒂图像</text:p>
      <text:p text:style-name="P4">
News Source: <text:a xlink:type="simple" xlink:href="https://www.ukrinform.ua/rubric-sports/3699605-ukrainka-onoprienko-druga-u-vpravah-z-bulavami-na-ks-v-baku.html" text:style-name="Internet_20_link" text:visited-style-name="Visited_20_Internet_20_Link">
https://www.ukrinform.ua/rubric-sports/3699605-ukrainka-onoprienko-druga-u-vpravah-z-bulavami-na-ks-v-baku.html</text:a>
</text:p>
      <!--NEWS-->
      <text:h text:style-name="P10" text:outline-level="1">
<text:span text:style-name="T4">
佩斯将就俄罗斯和白俄罗斯运动员参加2024年奥运会的参与辩论</text:span>
</text:h>
      <text:p text:style-name="P4">
作者: Ukrinform (Person)</text:p>
      <text:p text:style-name="P4">
出版商: Укринформ (Organization)</text:p>
      <text:p text:style-name="P4">
出版时间: 2023-04-23T15:36:06+03:00</text:p>
      <text:p text:style-name="P4">
修改时间: 2023-04-23T15:36:06+03:00</text:p>
      <text:p text:style-name="P4">
描述: 佩斯文化委员会将举行有关俄罗斯和白俄罗斯在2024年在巴黎奥运会上的参与的听证会。  - 乌克林。</text:p>
      <text:p text:style-name="P4">
图片: ["<text:a xlink:type="simple" xlink:href="https://static.ukrinform.com/photos/2019_06/thumb_files/630_360_1561558508-838.jpg" text:style-name="Internet_20_link" text:visited-style-name="Visited_20_Internet_20_Link">
630_360_15615...</text:a>
"]</text:p>
      <text:p text:style-name="P4">
标签: ['білорусь', 'ПАРЄ', 'Спорт', 'росія', 'Олімпійські ігри']</text:p>
      <text:p text:style-name="P4">
类型: Article</text:p>
      <!--METADATA-->
      <text:p text:style-name="P4">
<draw:frame draw:style-name="fr1" draw:name="Image153" text:anchor-type="as-char" svg:width="6.9236in" svg:height="3.956343in" draw:z-index="0">
<draw:image xlink:href="../Images/yкринформ/2023-04-23T15-36-06-03-00/630_360_1561558508-838.jpg" xlink:type="simple" xlink:show="embed" xlink:actuate="onLoad" draw:mime-type="image/jpeg"/>
</draw:frame>
佩斯文化委员会将举行有关俄罗斯运动员塔比洛鲁斯(Tabilorus)参加2024年巴黎奥运会的听证会。</text:p>
      <text:p text:style-name="P4">
关于<text:a xlink:type="simple" xlink:href="https://www.facebook.com/yevheniya.khudzik/posts/pfbid026ppGh8s7KRadNVZzKvFeUqVHHB3Tqj6UP55keoasNJ1g4XDTrELoMtR2Ex5RWPgWl" text:style-name="Internet_20_link" text:visited-style-name="Visited_20_Internet_20_Link">
</text:a>
据报道，Verkhovna RadA人道主义与信息政策委员会副主席是文化，科学，PACE EUGENE KRAVCHUK教育委员会主管。</text:p>
      <text:p text:style-name="P4">
“我已经到达了斯特拉斯堡，作为一个强大的乌克兰代表团的一部分，下周我将在下周的PACE春季会议上工作。 在佩斯文化委员会中，我们将举行与(不是)俄罗斯联邦和白俄罗斯的运动员的参与<text:a xlink:type="simple" xlink:href="https://www.ukrinform.ua/tag-olimpiada" text:style-name="Internet_20_link" text:visited-style-name="Visited_20_Internet_20_Link">
</text:a>
在巴黎，”克拉夫丘克说。</text:p>
      <text:p text:style-name="P4">
她报告说，在乌克兰最重要的一点之一中，有序的积分将是在紧急程序中进行的辩论，以及对乌克兰儿童的执法和驱逐出境的决议，并将其驱逐到俄罗斯联邦和暂时占领的领土。 Olena Zelenskaya将在线呼吁46个国家的PACE代表。</text:p>
      <text:p text:style-name="P4">
<text:span text:style-name="T4">
另请阅读：</text:span>
 <text:a xlink:type="simple" xlink:href="https://www.ukrinform.ua/rubric-sports/3698592-ukrainski-sportsmeni-zvernulisa-do-tomasa-baha-z-vimogou-ne-dopustiti-rosian-i-bilorusiv-do-olimpiadi.html" text:style-name="Internet_20_link" text:visited-style-name="Visited_20_Internet_20_Link">
<text:span text:style-name="T4">
 olympi </text:span>
</text:a>
还计划在今年5月举行欧洲理事会在雷克雅未克的辩论，并计划听取俄罗斯在摩尔多瓦共和国发展中的作用。</text:p>
      <text:p text:style-name="P4">
代理人强调说：“对我们来说，实用是通过实施ECTHR的决议。”</text:p>
      <text:p text:style-name="P4">
此外，她宣布，该会议将有机会进行Pangvudy Youganisson和Tordis Hilfadotthir女士 - 总统和冰岛法律部长，该州持有5月峰会的州； 以及Siofra女士总统。</text:p>
      <text:p text:style-name="P4">
“我们期待着欧洲欧洲委员会杜尼·米亚托维奇女士的年度报告的介绍，他偶然地准备了有关侵犯克里米亚·塔塔尔人权利的第二次手动文件，“克拉夫丘克”说。</text:p>
      <text:p text:style-name="P4">
<text:span text:style-name="T4">
另请阅读：</text:span>
 <text:a xlink:type="simple" xlink:href="https://www.ukrinform.ua/rubric-sports/3695989-bidnij-e-bagato-krain-aki-rozgladaut-varianti-zorstkoi-reakcii-na-dopusk-rosian-i-bilorusiv.html" text:style-name="Internet_20_link" text:visited-style-name="Visited_20_Internet_20_Link">
</text:a>
代理人还指出，COE的全体会议将暂时在欧洲议会大厅举行，这与宫殿的重建有关。据报道，欧洲理事会议会议会的春季全体会议(步伐)它将于4月24日至28日在斯特拉斯堡举行。</text:p>
      <text:p text:style-name="P4">
News Source: <text:a xlink:type="simple" xlink:href="https://www.ukrinform.ua/rubric-sports/3699607-u-pare-provedut-debati-sodo-ucasti-rosijskih-ta-biloruskih-sportsmeniv-na-olimpiadi2024.html" text:style-name="Internet_20_link" text:visited-style-name="Visited_20_Internet_20_Link">
https://www.ukrinform.ua/rubric-sports/3699607-u-pare-provedut-debati-sodo-ucasti-rosijskih-ta-biloruskih-sportsmeniv-na-olimpiadi2024.html</text:a>
</text:p>
      <!--NEWS-->
      <text:h text:style-name="P10" text:outline-level="1">
<text:span text:style-name="T4">
普罗米修斯赢得了乌克兰排球超级联赛</text:span>
</text:h>
      <text:p text:style-name="P4">
作者: Ukrinform (Person)</text:p>
      <text:p text:style-name="P4">
出版商: Укринформ (Organization)</text:p>
      <text:p text:style-name="P4">
出版时间: 2023-04-23T15:41:00+03:00</text:p>
      <text:p text:style-name="P4">
修改时间: 2023-04-23T15:41:00+03:00</text:p>
      <text:p text:style-name="P4">
描述: 2012/23排球赛季乌克兰超级联赛的黄金奖获得了DNIEPER的Prometheus VC。  - 乌克林。</text:p>
      <text:p text:style-name="P4">
图片: ["<text:a xlink:type="simple" xlink:href="https://static.ukrinform.com/photos/2023_04/thumb_files/630_360_1682253696-305.jpg" text:style-name="Internet_20_link" text:visited-style-name="Visited_20_Internet_20_Link">
630_360_16822...</text:a>
"]</text:p>
      <text:p text:style-name="P4">
标签: ['Волейбол']</text:p>
      <text:p text:style-name="P4">
类型: Article</text:p>
      <!--METADATA-->
      <text:p text:style-name="P4">
<draw:frame draw:style-name="fr1" draw:name="Image154" text:anchor-type="as-char" svg:width="6.9236in" svg:height="3.956343in" draw:z-index="0">
<draw:image xlink:href="../Images/yкринформ/2023-04-23T15-41-00-03-00/630_360_1682253696-305.jpg" xlink:type="simple" xlink:show="embed" xlink:actuate="onLoad" draw:mime-type="image/jpeg"/>
</draw:frame>
乌克兰超级联赛在2012/23排球赛季赢得了普罗米修斯·兹尼普拉(Prometheus Zdnipra)。</text:p>
      <text:p text:style-name="P4">
在最后系列赛的第四场比赛中，最多三场胜利“ Prometheus”，Taibrekvivvvvvvvvvved山上的山上是Gorodok Khmelnitsky镇的“ Epicenter -Podolyany”球队-3：2(25：12，13：25，22：25，25：22，20：18)，报道乌克林福姆。</text:p>
      <text:p text:style-name="P4">
该系列的最终帐户是3：1。</text:p>
      <text:p text:style-name="P4">
<text:span text:style-name="T4">
另请阅读：</text:span>
 <text:a xlink:type="simple" xlink:href="https://www.ukrinform.ua/rubric-sports/3693098-prometej-cempion-ukraini-z-volejbolu.html" text:style-name="Internet_20_link" text:visited-style-name="Visited_20_Internet_20_Link">
<text:span text:style-name="T4">
排球</text:span>
</text:a>
我们会提醒，女子超级利马的获胜者是DNIEPER地区的排球运动员“ Prometheus”，他们在决赛中被Vinnitsa俱乐部“ Charles-Medunover-Schvsm”所克服。</text:p>
      <text:p text:style-name="P4">
照片：Prometeyvc.com。</text:p>
      <text:p text:style-name="P4">
News Source: <text:a xlink:type="simple" xlink:href="https://www.ukrinform.ua/rubric-sports/3699609-prometej-vigrav-volejbolnu-superligu-ukraini.html" text:style-name="Internet_20_link" text:visited-style-name="Visited_20_Internet_20_Link">
https://www.ukrinform.ua/rubric-sports/3699609-prometej-vigrav-volejbolnu-superligu-ukraini.html</text:a>
</text:p>
      <!--NEWS-->
      <text:h text:style-name="P10" text:outline-level="1">
<text:span text:style-name="T4">
华沙有一个慈善业务论坛，就像乌克兰一样勇敢</text:span>
</text:h>
      <text:p text:style-name="P4">
作者: Ukrinform (Person)</text:p>
      <text:p text:style-name="P4">
出版商: Укринформ (Organization)</text:p>
      <text:p text:style-name="P4">
出版时间: 2023-04-23T15:42:09+03:00</text:p>
      <text:p text:style-name="P4">
修改时间: 2023-04-23T15:42:09+03:00</text:p>
      <text:p text:style-name="P4">
描述: 在华沙，大约200名乌克兰商业代表的参与，文化人物和志愿者举行了一个慈善商业论坛，“像乌克兰一样勇敢”。  - 乌克林。</text:p>
      <text:p text:style-name="P4">
图片: ["<text:a xlink:type="simple" xlink:href="https://static.ukrinform.com/photos/2023_04/thumb_files/630_360_1682253183-6276.jpeg" text:style-name="Internet_20_link" text:visited-style-name="Visited_20_Internet_20_Link">
630_360_16822...</text:a>
", "<text:a xlink:type="simple" xlink:href="https://static.ukrinform.com/photos/2023_04/thumb_files/630_360_1682253185-1567.jpeg" text:style-name="Internet_20_link" text:visited-style-name="Visited_20_Internet_20_Link">
630_360_16822...</text:a>
", "<text:a xlink:type="simple" xlink:href="https://static.ukrinform.com/photos/2023_04/thumb_files/630_360_1682253186-5608.jpeg" text:style-name="Internet_20_link" text:visited-style-name="Visited_20_Internet_20_Link">
630_360_16822...</text:a>
", "<text:a xlink:type="simple" xlink:href="https://static.ukrinform.com/photos/2023_04/thumb_files/630_360_1682253183-7324.jpeg" text:style-name="Internet_20_link" text:visited-style-name="Visited_20_Internet_20_Link">
630_360_16822...</text:a>
", "<text:a xlink:type="simple" xlink:href="https://static.ukrinform.com/photos/2023_04/thumb_files/630_360_1682253183-6473.jpeg" text:style-name="Internet_20_link" text:visited-style-name="Visited_20_Internet_20_Link">
630_360_16822...</text:a>
", "<text:a xlink:type="simple" xlink:href="https://static.ukrinform.com/photos/2023_04/thumb_files/630_360_1682253183-8442.jpeg" text:style-name="Internet_20_link" text:visited-style-name="Visited_20_Internet_20_Link">
630_360_16822...</text:a>
", "<text:a xlink:type="simple" xlink:href="https://static.ukrinform.com/photos/2023_04/thumb_files/630_360_1682253183-7754.jpeg" text:style-name="Internet_20_link" text:visited-style-name="Visited_20_Internet_20_Link">
630_360_16822...</text:a>
", "<text:a xlink:type="simple" xlink:href="https://static.ukrinform.com/photos/2023_04/thumb_files/630_360_1682253185-3770.jpeg" text:style-name="Internet_20_link" text:visited-style-name="Visited_20_Internet_20_Link">
630_360_16822...</text:a>
", "<text:a xlink:type="simple" xlink:href="https://static.ukrinform.com/photos/2023_04/thumb_files/630_360_1682253183-4144.jpeg" text:style-name="Internet_20_link" text:visited-style-name="Visited_20_Internet_20_Link">
630_360_16822...</text:a>
", "<text:a xlink:type="simple" xlink:href="https://static.ukrinform.com/photos/2023_04/thumb_files/630_360_1682253185-9899.jpeg" text:style-name="Internet_20_link" text:visited-style-name="Visited_20_Internet_20_Link">
630_360_16822...</text:a>
", "<text:a xlink:type="simple" xlink:href="https://static.ukrinform.com/photos/2023_04/thumb_files/630_360_1682253185-5047.jpeg" text:style-name="Internet_20_link" text:visited-style-name="Visited_20_Internet_20_Link">
630_360_16822...</text:a>
", "<text:a xlink:type="simple" xlink:href="https://static.ukrinform.com/photos/2023_04/thumb_files/630_360_1682253185-7542.jpeg" text:style-name="Internet_20_link" text:visited-style-name="Visited_20_Internet_20_Link">
630_360_16822...</text:a>
", "<text:a xlink:type="simple" xlink:href="https://static.ukrinform.com/photos/2023_04/thumb_files/630_360_1682253185-1258.jpeg" text:style-name="Internet_20_link" text:visited-style-name="Visited_20_Internet_20_Link">
630_360_16822...</text:a>
"]</text:p>
      <text:p text:style-name="P4">
标签: ['Форум', 'Польща', 'Варшава']</text:p>
      <text:p text:style-name="P4">
类型: Article</text:p>
      <!--METADATA-->
      <text:p text:style-name="P4">
<draw:frame draw:style-name="fr1" draw:name="Image155" text:anchor-type="as-char" svg:width="6.9236in" svg:height="3.956343in" draw:z-index="0">
<draw:image xlink:href="../Images/yкринформ/2023-04-23T15-42-09-03-00/630_360_1682253183-6276.jpeg" xlink:type="simple" xlink:show="embed" xlink:actuate="onLoad" draw:mime-type="image/jpeg"/>
</draw:frame>
乌克兰业务，人物和志愿者的大约200名代表，大约200名乌克兰业务，人物和志愿者的代表参加了慈善业务论坛“像乌克兰一样勇敢”。</text:p>
      <text:p text:style-name="P4">
乌克林福姆报道，该活动的参与者尤其讨论了乌克兰进一步支持的问题，以结合在各个领域抵消侵略者的努力。</text:p>
      <text:p text:style-name="P4">
“今天在这个大厅里的每个人都有一个目标 - 乌克兰的赢家，” Euromaidana领导人Natalka Panchenko在论坛开幕时说。</text:p>
      <text:p text:style-name="P4">
乌克兰大使馆在波兰Vitaliy Bely代表大使Vasilyizvarych感谢商业代表为侵略者所做的工作。 这位外交官代表乌克兰大使，归功于欧洲裔瓦索基金会(Euromaidan-Warsaw Foundation)在俄罗斯武装侵略的条件下为乌克兰 - 波兰伙伴关系的发展和对乌克兰的全面支持做出了重大贡献。</text:p>
      <text:p text:style-name="P4">
<text:span text:style-name="T4">
另请阅读：</text:span>
 <text:a xlink:type="simple" xlink:href="https://www.ukrinform.ua/rubric-diaspora/3698817-ukrainska-skola-materinka-u-varsavi-otrimala-podaku-vid-posla-ukraini.html" text:style-name="Internet_20_link" text:visited-style-name="Visited_20_Internet_20_Link">
<text:span text:style-name="T4">
 warsha </text:span>
</text:a>
该论坛标志着波兰业务在帮助乌克兰侵略的作用。 特别是，一个特别奖项 - 武装部队瓦莱里·扎卢兹尼(Valery Zaluzhny)的武装部队签名的日历 - 被授予波兰企业家和拉法尔·布佐克斯基(Rafal Bzhoksky)和奥梅尼·梅西(Omeni Mensi)的波兰企业家和慈善机构的基础。 正如阿纳斯塔西亚·奥布库克(Anastasia Obarchuk)基金会所说，在一场大型战争的头几周，波兰慈善夫妇将34个人道主义援助转移到乌克兰，以4亿个Zlotys转移到乌克兰(超过9500万欧元)激发帮助。在其中一个讨论小组中，乌克兰人物强调了战争期间乌克兰文化的日常作用，对其适当的融资和发展的需求以及世界上的促进。 在这种情况下，他提到了大不列颠温顿·丘吉尔(Winton Churchill)总理的话，在第二次世界大战期间，他批准了国家的预算，他指出，文化资金不能减少，因为“这个国家正在战争？”</text:p>
      <text:p text:style-name="P4">
讨论的参与者还引起了人们的注意，需要进一步减少俄罗斯联邦在乌克兰和国外的文化存在，因为克里姆林宫的文化是促进乌克兰“俄罗斯措施”的主要要素之一在欧洲。</text:p>
      <text:p text:style-name="P4">
<text:span text:style-name="T4">
另请阅读：</text:span>
 <text:a xlink:type="simple" xlink:href="https://www.ukrinform.ua/rubric-vidbudova/3698371-u-varsavi-rozpovili-pro-kompleksnu-gumanitarnu-dopomogu-ukraini-v-umovah-vijni.html" text:style-name="Internet_20_link" text:visited-style-name="Visited_20_Internet_20_Link">
<text:span text:style-name="T4">
华沙</text:span>
</text:a>
在讨论乌克兰服务需求的讨论中，众所周知的志愿者马里伯林(Mariberlin)在向基辅·伊诺加达(Kyiv Inagada)提供军事援助的情况下，就俄罗斯联邦的帝国计划在欧洲进一步的武装提交方面提供了有关俄罗斯联邦的帝国计划。</text:p>
      <text:p text:style-name="P4">
她强调，乌克兰现在需要现代的F-16战斗机，Azhemig-29在道德上已经过时了。 在西方缺乏适当基础设施的论点的背景下，对乌克兰飞机的长期掌握这种类型的掌握，以及这是一项非常公路投资，志愿者强调：“乌克兰只要求一半的一半世界上FL-16飞机的百分比。”</text:p>
      <text:p text:style-name="P4">
同时，在她看来，所有乌克兰人都必须掌握战术医学的基础知识，并在可能的情况下，使无人机尽可能积极地积极地积极地积极。</text:p>
      <text:p text:style-name="P4">
柏林强调：“现在最重要的是，我们主张将F -16转移到乌克兰，说服欧洲和美国的政客们允许他们以保护自己的全世界保护自己。”</text:p>
      <text:p text:style-name="P4">
华沙Euromaidan Natalka Panchenko的负责人总结了组织的活动，从全面侵略开始 - 从传统产品到波兰领土到世界国际组织的呼吁，向乌克兰提供更多的呼吁反映俄罗斯侵略的武器。 在这种情况下，她提请注意乌克兰F-16传播的签名集合。</text:p>
      <text:p text:style-name="P4">
“这是我们的请愿书，我们现在正在收集签名，我们已经在追求1万。 它的本质是，我们将每10,000个签名带到华沙地下土壤，以表明拜登的乌克兰人在波兰还不够，波兰人不会停止。” Panchenko强调。乌克兰歌手Kola的音乐会也在论坛中举行。</text:p>
      <text:p text:style-name="P4">
News Source: <text:a xlink:type="simple" xlink:href="https://www.ukrinform.ua/rubric-diaspora/3699610-u-varsavi-vidbuvsa-blagodijnij-biznesforum-be-brave-like-ukraine.html" text:style-name="Internet_20_link" text:visited-style-name="Visited_20_Internet_20_Link">
https://www.ukrinform.ua/rubric-diaspora/3699610-u-varsavi-vidbuvsa-blagodijnij-biznesforum-be-brave-like-ukraine.html</text:a>
</text:p>
      <!--NEWS-->
      <text:h text:style-name="P10" text:outline-level="1">
<text:span text:style-name="T4">
Reznikov与Odessa Chernomorets一起从合作伙伴国家的国防部长那里收集一支团队</text:span>
</text:h>
      <text:p text:style-name="P4">
作者: Ukrinform (Person)</text:p>
      <text:p text:style-name="P4">
出版商: Укринформ (Organization)</text:p>
      <text:p text:style-name="P4">
出版时间: 2023-04-23T15:59:00+03:00</text:p>
      <text:p text:style-name="P4">
修改时间: 2023-04-23T15:59:00+03:00</text:p>
      <text:p text:style-name="P4">
描述: Chernomorets Odessa足球俱乐部与国防部长Oleksiy Reznikov一起从该国的国防部长那里收集一支团队，这些国家帮助乌克兰摧毁了敌人。  - 乌克林。</text:p>
      <text:p text:style-name="P4">
图片: ["<text:a xlink:type="simple" xlink:href="https://static.ukrinform.com/photos/2023_03/thumb_files/630_360_1678276922-524.jpg" text:style-name="Internet_20_link" text:visited-style-name="Visited_20_Internet_20_Link">
630_360_16782...</text:a>
", "<text:a xlink:type="simple" xlink:href="https://static.ukrinform.com/photos/2023_04/1682254521-779.jpg" text:style-name="Internet_20_link" text:visited-style-name="Visited_20_Internet_20_Link">
1682254521-77...</text:a>
"]</text:p>
      <text:p text:style-name="P4">
标签: ['Чорноморець', 'Резніков', 'Зустріч Рамштайн']</text:p>
      <text:p text:style-name="P4">
类型: Article</text:p>
      <!--METADATA-->
      <text:p text:style-name="P4">
<draw:frame draw:style-name="fr1" draw:name="Image156" text:anchor-type="as-char" svg:width="6.9236in" svg:height="3.956343in" draw:z-index="0">
<draw:image xlink:href="../Images/yкринформ/2023-04-23T15-59-00-03-00/630_360_1678276922-524.jpg" xlink:type="simple" xlink:show="embed" xlink:actuate="onLoad" draw:mime-type="image/jpeg"/>
</draw:frame>
Chernomorets Odessa Futball俱乐部与国防部长Alexei Reznikov一起从协助驱逐舰协助乌克兰的国家国防部长那里接过一支球队。</text:p>
      <text:p text:style-name="P4">
乌克兰乌克兰国防部在德国向他的同事们发表了“黑蓝色”俱乐部T恤，乌克兰福姆报道了他<text:a xlink:type="simple" xlink:href="https://twitter.com/oleksiireznikov/status/1650106242814164992" text:style-name="Internet_20_link" text:visited-style-name="Visited_20_Internet_20_Link">
</text:a>
。</text:p>
      <text:p text:style-name="P4">
这一决定是在乌克兰盟友在德国的美国空中和空中“拉姆斯坦”举行的第11次会议上做出的决定。</text:p>
      <text:p text:style-name="P4">
<draw:frame draw:style-name="fr1" draw:name="Image157" text:anchor-type="as-char" svg:width="6.9236in" svg:height="6.9236in" draw:z-index="0">
<draw:image xlink:href="../Images/yкринформ/2023-04-23T15-59-00-03-00/1682254521-779.jpg" xlink:type="simple" xlink:show="embed" xlink:actuate="onLoad" draw:mime-type="image/jpeg"/>
</draw:frame>
照片：Alexei Reznikov，Twitter</text:p>
      <text:p text:style-name="P4">
“我喜欢乌克兰足球俱乐部Chernomorets这个项目!在这个足球赛季，我们吸引了有价值的球员。 有严格的要求：您必须大胆地访问敖德萨，并且您致力于战争中乌克兰的胜利。 如果您仍然是国防部长，那将是一个优势。 这次我将成为守门员，”他写道。</text:p>
      <text:p text:style-name="P4">
<text:span text:style-name="T4">
另请阅读：</text:span>
 <text:a xlink:type="simple" xlink:href="https://www.ukrinform.ua/rubric-ato/3699442-dla-kontrnastupu-ukraini-potribni-vinisuvaci-ta-dalekobijni-raketi-zastupnik-glavi-mzs.html" text:style-name="Internet_20_link" text:visited-style-name="Visited_20_Internet_20_Link">
</text:a>
Chernomorets FC <text:a xlink:type="simple" xlink:href="https://www.facebook.com/fc.chernomorets/posts/1262988244495430" text:style-name="Internet_20_link" text:visited-style-name="Visited_20_Internet_20_Link">
</text:a>
Treznikov向其他三位同事展示了“黑蓝色” T恤：Arvidas Anushauskas国防部长，瑞典琼斯国防部长和西班牙玛格丽塔·罗布尔斯国防部长。</text:p>
      <text:p text:style-name="P4">
“亲爱的部长们，朋友，凯萨·奥隆恩(Kaisa Ollongren)，阿维达斯·阿努沙斯卡斯(Arvidas Anushauskas)，国防部长马里奥·班诺兹希(Mario Banozhich)，托尔斯·隆德·普尔森(Trols Lund Pulsen)，保罗·琼森(Paul Jonson)，部长玛格丽塔伯(Margaritaube)，很高兴与您同在一个梦想中!感谢您的奉献和支持!” Reznikov写道。</text:p>
      <text:p text:style-name="P4">
根据足球俱乐部的说法，考虑到乌克兰国防部长，其国家的辩护是由七名“海员”领导的 - 这些部长在敖德萨体育场的不同时间参观了俱乐部博物馆和经济更衣室。</text:p>
      <text:p text:style-name="P4">
<text:span text:style-name="T4">
另请阅读：</text:span>
 <text:a xlink:type="simple" xlink:href="https://www.ukrinform.ua/rubric-ato/3699403-reznikov-obgovoriv-z-vollesom-podalse-navcanna-ukrainskih-vijskovih.html" text:style-name="Internet_20_link" text:visited-style-name="Visited_20_Internet_20_Link">
<text:span text:style-name="T4">
 rezniko </text:span>
</text:a>
</text:p>
      <text:p text:style-name="P4">
据报道，美国空军拉姆斯坦空军据报道，4月21日，乌克兰国防部的第11次会议。 在此期间，讨论了防空，弹药和提供手段的问题。</text:p>
      <text:p text:style-name="P4">
News Source: <text:a xlink:type="simple" xlink:href="https://www.ukrinform.ua/rubric-ato/3699615-reznikov-razom-z-odeskim-cornomorcem-zbiraut-komandu-iz-ministriv-oboroni-krainpartneriv.html" text:style-name="Internet_20_link" text:visited-style-name="Visited_20_Internet_20_Link">
https://www.ukrinform.ua/rubric-ato/3699615-reznikov-razom-z-odeskim-cornomorcem-zbiraut-komandu-iz-ministriv-oboroni-krainpartneriv.html</text:a>
</text:p>
      <!--NEWS-->
      <text:h text:style-name="P10" text:outline-level="1">
<text:span text:style-name="T4">
维也纳城市马拉松今年聚集了40,000名参与者</text:span>
</text:h>
      <text:p text:style-name="P4">
作者: Ukrinform (Person)</text:p>
      <text:p text:style-name="P4">
出版商: Укринформ (Organization)</text:p>
      <text:p text:style-name="P4">
出版时间: 2023-04-23T16:12:00+03:00</text:p>
      <text:p text:style-name="P4">
修改时间: 2023-04-23T16:12:00+03:00</text:p>
      <text:p text:style-name="P4">
描述: 维也纳城市马拉松赛（VCM）周年纪念日，包括乌克兰人在内的成千上万的跑步者参加了周日在奥地利首都举行。  - 乌克林。</text:p>
      <text:p text:style-name="P4">
图片: ["<text:a xlink:type="simple" xlink:href="https://static.ukrinform.com/photos/2023_04/thumb_files/630_360_1682256483-118.jpg" text:style-name="Internet_20_link" text:visited-style-name="Visited_20_Internet_20_Link">
630_360_16822...</text:a>
", "<text:a xlink:type="simple" xlink:href="https://static.ukrinform.com/photos/2023_04/thumb_files/630_360_1682254941-5132.jpeg" text:style-name="Internet_20_link" text:visited-style-name="Visited_20_Internet_20_Link">
630_360_16822...</text:a>
", "<text:a xlink:type="simple" xlink:href="https://static.ukrinform.com/photos/2023_04/thumb_files/630_360_1682254936-7483.jpeg" text:style-name="Internet_20_link" text:visited-style-name="Visited_20_Internet_20_Link">
630_360_16822...</text:a>
", "<text:a xlink:type="simple" xlink:href="https://static.ukrinform.com/photos/2023_04/thumb_files/630_360_1682254936-2834.jpeg" text:style-name="Internet_20_link" text:visited-style-name="Visited_20_Internet_20_Link">
630_360_16822...</text:a>
", "<text:a xlink:type="simple" xlink:href="https://static.ukrinform.com/photos/2023_04/thumb_files/630_360_1682254936-9494.jpeg" text:style-name="Internet_20_link" text:visited-style-name="Visited_20_Internet_20_Link">
630_360_16822...</text:a>
", "<text:a xlink:type="simple" xlink:href="https://static.ukrinform.com/photos/2023_04/thumb_files/630_360_1682254936-5411.jpeg" text:style-name="Internet_20_link" text:visited-style-name="Visited_20_Internet_20_Link">
630_360_16822...</text:a>
", "<text:a xlink:type="simple" xlink:href="https://static.ukrinform.com/photos/2023_04/thumb_files/630_360_1682254936-8914.jpeg" text:style-name="Internet_20_link" text:visited-style-name="Visited_20_Internet_20_Link">
630_360_16822...</text:a>
", "<text:a xlink:type="simple" xlink:href="https://static.ukrinform.com/photos/2023_04/thumb_files/630_360_1682254936-5695.jpeg" text:style-name="Internet_20_link" text:visited-style-name="Visited_20_Internet_20_Link">
630_360_16822...</text:a>
", "<text:a xlink:type="simple" xlink:href="https://static.ukrinform.com/photos/2023_04/thumb_files/630_360_1682254940-4063.jpeg" text:style-name="Internet_20_link" text:visited-style-name="Visited_20_Internet_20_Link">
630_360_16822...</text:a>
", "<text:a xlink:type="simple" xlink:href="https://static.ukrinform.com/photos/2023_04/thumb_files/630_360_1682254941-3578.jpeg" text:style-name="Internet_20_link" text:visited-style-name="Visited_20_Internet_20_Link">
630_360_16822...</text:a>
", "<text:a xlink:type="simple" xlink:href="https://static.ukrinform.com/photos/2023_04/thumb_files/630_360_1682254941-4382.jpeg" text:style-name="Internet_20_link" text:visited-style-name="Visited_20_Internet_20_Link">
630_360_16822...</text:a>
", "<text:a xlink:type="simple" xlink:href="https://static.ukrinform.com/photos/2023_04/thumb_files/630_360_1682254941-7084.jpeg" text:style-name="Internet_20_link" text:visited-style-name="Visited_20_Internet_20_Link">
630_360_16822...</text:a>
"]</text:p>
      <text:p text:style-name="P4">
标签: ['Марафон', 'Відень']</text:p>
      <text:p text:style-name="P4">
类型: Article</text:p>
      <!--METADATA-->
      <text:p text:style-name="P4">
<draw:frame draw:style-name="fr1" draw:name="Image158" text:anchor-type="as-char" svg:width="6.9236in" svg:height="3.956343in" draw:z-index="0">
<draw:image xlink:href="../Images/yкринформ/2023-04-23T16-12-00-03-00/630_360_1682256483-118.jpg" xlink:type="simple" xlink:show="embed" xlink:actuate="onLoad" draw:mime-type="image/jpeg"/>
</draw:frame>
周日举行了周年维也纳城市马拉松周年纪念日。(VCM)包括乌克兰人在内的成千上万的跑步者。</text:p>
      <text:p text:style-name="P4">
关于它报告了其自己在奥地利的乌克林形象的通讯员。</text:p>
      <text:p text:style-name="P4">
一些VCM活动在星期六举行。 是的，每个人都可以在市中心进行5公里的5公里，孩子们以800米和1600米的速度尝试自己。 还有一场可能性有限的人的竞赛。</text:p>
      <text:p text:style-name="P4">
根据组织者的说法，约有40,000人参加了维也纳城市马拉松比赛的各种比赛。 其中有9,000多个(https://www.ukrinform.ua/tag-marafon)在星期天。</text:p>
      <text:p text:style-name="P4">
总的来说，包括用民族符号和旗帜奔跑的乌克兰人的130个国籍代表走了不同的距离。今年的维也纳城市马拉松比赛的获胜者是来自肯尼亚的30岁萨姆韦尔(Samwell)，他在2小时时以创纪录的时间跑了42.195公里。 5分钟8套和第三名也从肯尼亚排名。</text:p>
      <text:p text:style-name="P4">
在女子马拉松比赛中也庆祝了这场胜利：2:24:12的第一名以玛格达伦·马赛(Magdalen Masai)夺冠，第二位是肯尼亚·艾格尼丝·凯诺(Kenia Agnes Kaino)的同胞。 第三名是Zephiopia的跑步者。</text:p>
      <text:p text:style-name="P4">
<text:span text:style-name="T4">
另请阅读：</text:span>
 <text:a xlink:type="simple" xlink:href="https://www.ukrinform.ua/rubric-world/3696472-u-niderlandskomu-marafoni-vizmut-ucast-rodici-zagiblih-rejsu-mn17.html" text:style-name="Internet_20_link" text:visited-style-name="Visited_20_Internet_20_Link">
<text:span text:style-name="T4">
马拉松</text:span>
</text:a>
获奖者亲自获得了奥地利城市堂霍尔赛车(Alexander van der Belllen)和体育沃纳·科格勒(Werner Kogler)联邦部长维切卡·兰兹勒(Vicecanzler)的结束。</text:p>
      <text:p text:style-name="P4">
正如乌克林福姆报道的，3 <text:a xlink:type="simple" xlink:href="https://www.ukrinform.ua/rubric-sports/3466106-big-zaradi-miru-videnskij-marafon-cogoric-prisvacenij-ukraini.html" text:style-name="Internet_20_link" text:visited-style-name="Visited_20_Internet_20_Link">
</text:a>
，它受到俄罗斯入侵者的保护。 31,000名跑步者参与了Nomov。</text:p>
      <text:p text:style-name="P4">
News Source: <text:a xlink:type="simple" xlink:href="https://www.ukrinform.ua/rubric-world/3699618-videnskij-miskij-marafon-zibrav-cogoric-40-tisac-ucasnikiv.html" text:style-name="Internet_20_link" text:visited-style-name="Visited_20_Internet_20_Link">
https://www.ukrinform.ua/rubric-world/3699618-videnskij-miskij-marafon-zibrav-cogoric-40-tisac-ucasnikiv.html</text:a>
</text:p>
      <!--NEWS-->
      <text:h text:style-name="P10" text:outline-level="1">
<text:span text:style-name="T4">
英国外交官从苏丹撤离</text:span>
</text:h>
      <text:p text:style-name="P4">
作者: Ukrinform (Person)</text:p>
      <text:p text:style-name="P4">
出版商: Укринформ (Organization)</text:p>
      <text:p text:style-name="P4">
出版时间: 2023-04-23T16:23:00+03:00</text:p>
      <text:p text:style-name="P4">
修改时间: 2023-04-23T16:23:00+03:00</text:p>
      <text:p text:style-name="P4">
描述: 英国外交官及其家人在该国大幅升级暴力后从苏丹撤离。  - 乌克林。</text:p>
      <text:p text:style-name="P4">
图片: ["<text:a xlink:type="simple" xlink:href="https://static.ukrinform.com/photos/2023_04/thumb_files/630_360_1682256117-638.jpg" text:style-name="Internet_20_link" text:visited-style-name="Visited_20_Internet_20_Link">
630_360_16822...</text:a>
"]</text:p>
      <text:p text:style-name="P4">
标签: ['Британія', 'Евакуація', 'Судан', 'Ріші Сунак']</text:p>
      <text:p text:style-name="P4">
类型: Article</text:p>
      <!--METADATA-->
      <text:p text:style-name="P4">
<draw:frame draw:style-name="fr1" draw:name="Image159" text:anchor-type="as-char" svg:width="6.9236in" svg:height="3.956343in" draw:z-index="0">
<draw:image xlink:href="../Images/yкринформ/2023-04-23T16-23-00-03-00/630_360_1682256117-638.jpg" xlink:type="simple" xlink:show="embed" xlink:actuate="onLoad" draw:mime-type="image/jpeg"/>
</draw:frame>
在该国大幅升级后，英国及其家人从苏丹撤离。</text:p>
      <text:p text:style-name="P4">
正如乌克林福姆报道的那样，关于<text:a xlink:type="simple" xlink:href="https://twitter.com/RishiSunak/status/1650111786765504514" text:style-name="Internet_20_link" text:visited-style-name="Visited_20_Internet_20_Link">
</text:a>
米大米的格拉夫政府说。</text:p>
      <text:p text:style-name="P4">
“英国的武装部队完成了英国外交官及其家人从苏丹的复杂而迅速撤离，这是在大使馆工作人员的显着升级和威胁的背景下。 我向执行沉重的行动的无私外交官和军人的勇气致敬。”</text:p>
      <text:p text:style-name="P4">
Snak还补充说<text:a xlink:type="simple" xlink:href="https://www.ukrinform.ua/tag-britania" text:style-name="Internet_20_link" text:visited-style-name="Visited_20_Internet_20_Link">
</text:a>
继续采取所有措施阻止苏丹流血事件，并确保英国公民留在该国。</text:p>
      <text:p text:style-name="P4">
他说：“我敦促当事方施加武器，并引入直接的人道主义对火的压制，使平民能够离开Zonneflict。”</text:p>
      <text:p text:style-name="P4">
<text:span text:style-name="T4">
另请阅读：</text:span>
 <text:a xlink:type="simple" xlink:href="https://www.ukrinform.ua/rubric-world/3699486-ssa-evakuuvali-personal-posolstva-u-sudani.html" text:style-name="Internet_20_link" text:visited-style-name="Visited_20_Internet_20_Link">
<text:span text:style-name="T4">
苏丹</text:span>
</text:a>
此前，美国军方完成了美国大使馆工作人员的撤离。</text:p>
      <text:p text:style-name="P4">
正如乌克林福姆报道的那样，苏丹军队此前曾表示<text:a xlink:type="simple" xlink:href="https://www.ukrinform.ua/rubric-world/3699371-armia-sudanu-poobicala-zabezpeciti-evakuaciu-inozemnih-gromadan-u-najblizci-godini.html" text:style-name="Internet_20_link" text:visited-style-name="Visited_20_Internet_20_Link">
</text:a>
4月15日，在苏丹军队与“反应的力量”之间遇到紧张局势之后，查图姆(Chartum)听到了爆炸和枪击事件。 该国周围的冲突过渡到民间统治。</text:p>
      <text:p text:style-name="P4">
双方都使用坦克，炮兵，战斗机和其他重量级人物。</text:p>
      <text:p text:style-name="P4">
据世卫组织称，在苏丹在苏丹的冲突中被杀270人，2600人受伤。</text:p>
      <text:p text:style-name="P4">
_照片：Ben Birchal/PA _</text:p>
      <text:p text:style-name="P4">
News Source: <text:a xlink:type="simple" xlink:href="https://www.ukrinform.ua/rubric-world/3699620-britanskih-diplomativ-evakuuvali-iz-sudanu.html" text:style-name="Internet_20_link" text:visited-style-name="Visited_20_Internet_20_Link">
https://www.ukrinform.ua/rubric-world/3699620-britanskih-diplomativ-evakuuvali-iz-sudanu.html</text:a>
</text:p>
      <!--NEWS-->
      <text:h text:style-name="P10" text:outline-level="1">
<text:span text:style-name="T4">
俄罗斯军队在赫尔森地区大规模开火，两人受伤</text:span>
</text:h>
      <text:p text:style-name="P4">
作者: Ukrinform (Person)</text:p>
      <text:p text:style-name="P4">
出版商: Укринформ (Organization)</text:p>
      <text:p text:style-name="P4">
出版时间: 2023-04-23T16:30:00+03:00</text:p>
      <text:p text:style-name="P4">
修改时间: 2023-04-23T16:30:00+03:00</text:p>
      <text:p text:style-name="P4">
描述: 俄罗斯军队在赫森地区开了村庄的基佐米斯村，导致两名妇女受伤。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Херсонщина', 'Обстріл', 'Поранені', 'Війна з росією']</text:p>
      <text:p text:style-name="P4">
类型: Article</text:p>
      <!--METADATA-->
      <text:p text:style-name="P4">
<draw:frame draw:style-name="fr1" draw:name="Image160" text:anchor-type="as-char" svg:width="6.9236in" svg:height="3.956343in" draw:z-index="0">
<draw:image xlink:href="../Images/yкринформ/2023-04-23T16-30-00-03-00/630_360_1669987737-966.jpg" xlink:type="simple" xlink:show="embed" xlink:actuate="onLoad" draw:mime-type="image/jpeg"/>
</draw:frame>
Ruskivska在Kherson地区开除了Kizomis村，导致了两个妇女的伤口。</text:p>
      <text:p text:style-name="P4">
关于<text:a xlink:type="simple" xlink:href="https://t.me/olexandrprokudin/339" text:style-name="Internet_20_link" text:visited-style-name="Visited_20_Internet_20_Link">
</text:a>
乌克林福姆报道，Oleksandr Proudin向教会的酋长报告了。</text:p>
      <text:p text:style-name="P4">
“俄罗斯联邦的军队涵盖了贝洛泽斯基社区的基佐米斯村庄，这是平民中的埃普斯特拉西。 午餐时，俄罗斯炮兵击败了彩绘点。 敌人亲吻了当地建筑物<text:a xlink:type="simple" xlink:href="https://www.ukrinform.ua/tag-skola" text:style-name="Internet_20_link" text:visited-style-name="Visited_20_Internet_20_Link">
</text:a>
，一辆由执法人员和大约25家实习生的汽车。</text:p>
      <text:p text:style-name="P4">
<text:span text:style-name="T4">
另请阅读：</text:span>
 <text:a xlink:type="simple" xlink:href="https://www.ukrinform.ua/rubric-ato/3699542-rosiani-otrimali-novu-partiu-sahediv-i-namagautsa-znajti-nasu-ppo-gumenuk.html" text:style-name="Internet_20_link" text:visited-style-name="Visited_20_Internet_20_Link">
<text:span text:style-name="T4">
俄罗斯</text:span>
 <text:span text:style-name="T4">
 got </text:span>
 <text:span text:style-name="T4">
新</text:span>
 <text:span text:style-name="T4">
 </text:span>
 party <text:span text:style-name="T4">
 </text:span>
 shamos <text:span text:style-name="T4">
<text:span text:style-name="T5">
尝试</text:span>
* </text:span>
 <text:span text:style-name="T4">
 </text:span>
 <text:span text:style-name="T4">
找到</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防空</text:span>
 <text:span text:style-name="T4">
 humeniuk </text:span>
</text:a>
由于炮击，一名85岁的妇女的头部和胸部受伤。 受害人是受害者 - 一名57岁的当地居民，她有一只受伤的手。 两者都住院。</text:p>
      <text:p text:style-name="P4">
正如乌克林福姆报道的那样，最后一天，俄罗斯军队向社区开火了12次，导致<text:a xlink:type="simple" xlink:href="https://www.ukrinform.ua/rubric-regions/3699468-zagarbniki-minuloi-dobi-vipustili-236-snaradiv-po-hersonsini-e-zagibli-ta-poraneni.html" text:style-name="Internet_20_link" text:visited-style-name="Visited_20_Internet_20_Link">
</text:a>
 .</text:p>
      <text:p text:style-name="P4">
News Source: <text:a xlink:type="simple" xlink:href="https://www.ukrinform.ua/rubric-ato/3699621-rosijski-vijska-obstrilali-selo-na-hersonsini-dvoe-poranenih.html" text:style-name="Internet_20_link" text:visited-style-name="Visited_20_Internet_20_Link">
https://www.ukrinform.ua/rubric-ato/3699621-rosijski-vijska-obstrilali-selo-na-hersonsini-dvoe-poranenih.html</text:a>
</text:p>
      <!--NEWS-->
      <text:h text:style-name="P10" text:outline-level="1">
<text:span text:style-name="T4">
在查尔斯三世加冕当天，新生孩子将获得纪念杯</text:span>
</text:h>
      <text:p text:style-name="P4">
作者: Ukrinform (Person)</text:p>
      <text:p text:style-name="P4">
出版商: Укринформ (Organization)</text:p>
      <text:p text:style-name="P4">
出版时间: 2023-04-23T16:48:00+03:00</text:p>
      <text:p text:style-name="P4">
修改时间: 2023-04-23T16:48:00+03:00</text:p>
      <text:p text:style-name="P4">
描述: 在查尔斯三世（Charles III）加冕时，出生于英格兰斯塔福德郡中部西部的县的孩子将获得纪念杯。  - 乌克林。</text:p>
      <text:p text:style-name="P4">
图片: ["<text:a xlink:type="simple" xlink:href="https://static.ukrinform.com/photos/2023_03/thumb_files/630_360_1680179394-131.jpg" text:style-name="Internet_20_link" text:visited-style-name="Visited_20_Internet_20_Link">
630_360_16801...</text:a>
", "<text:a xlink:type="simple" xlink:href="https://static.ukrinform.com/photos/2023_04/1682257398-764.png" text:style-name="Internet_20_link" text:visited-style-name="Visited_20_Internet_20_Link">
1682257398-76...</text:a>
"]</text:p>
      <text:p text:style-name="P4">
标签: ['Британія', 'Діти', 'Король', 'Чарльз ІІІ', 'Коронація']</text:p>
      <text:p text:style-name="P4">
类型: Article</text:p>
      <!--METADATA-->
      <text:p text:style-name="P4">
<draw:frame draw:style-name="fr1" draw:name="Image161" text:anchor-type="as-char" svg:width="6.9236in" svg:height="3.956343in" draw:z-index="0">
<draw:image xlink:href="../Images/yкринформ/2023-04-23T16-48-00-03-00/630_360_1680179394-131.jpg" xlink:type="simple" xlink:show="embed" xlink:actuate="onLoad" draw:mime-type="image/jpeg"/>
</draw:frame>
儿童将在国王查尔斯三世(King Charles III)的那天出生在英格兰中部西部的县，将获得纪念杯。</text:p>
      <text:p text:style-name="P4">
正如乌克林福姆报道的那样，它报告了<text:a xlink:type="simple" xlink:href="https://www.bbc.co.uk/news/uk-england-stoke-staffordshire-65338065" text:style-name="Internet_20_link" text:visited-style-name="Visited_20_Internet_20_Link">
</text:a>
。</text:p>
      <text:p text:style-name="P4">
加冕当天之后将在5月6日星期六举行加冕日之后，可以通过与市议会联系来获得杯子。</text:p>
      <text:p text:style-name="P4">
加冕典礼<text:a xlink:type="simple" xlink:href="https://www.ukrinform.ua/tag-korol" text:style-name="Internet_20_link" text:visited-style-name="Visited_20_Internet_20_Link">
</text:a>
查尔斯三世(Charles III)是一项历史事件，对于这一天出生的婴儿来说，这对他们的父母来说更令人难忘。 斯塔福德维德(Staffordvid)周围的人们将在电视上加冕，与邻居和朋友聚会将采取特殊措施庆祝这一活动，”西蒙·塔格(Simon Tagg)说。</text:p>
      <text:p text:style-name="P4">
<text:span text:style-name="T4">
另请阅读：</text:span>
 <text:a xlink:type="simple" xlink:href="https://www.ukrinform.ua/rubric-world/3694153-bukingemskij-palac-opriludniv-novi-detali-koronacii-carlza-iii.html" text:style-name="Internet_20_link" text:visited-style-name="Visited_20_Internet_20_Link">
<text:span text:style-name="T4">
 coronati </text:span>
</text:a>
值得注意的是，1953年6月2日加冕女王伊丽莎白二世当天出生的孩子一次获得了银牌纪念杯子，以纪念这一事件。</text:p>
      <text:p text:style-name="P4">
<draw:frame draw:style-name="fr1" draw:name="Image162" text:anchor-type="as-char" svg:width="6.9236in" svg:height="3.878498in" draw:z-index="0">
<draw:image xlink:href="../Images/yкринформ/2023-04-23T16-48-00-03-00/1682257398-764.png" xlink:type="simple" xlink:show="embed" xlink:actuate="onLoad" draw:mime-type="image/png"/>
</draw:frame>
照片：斯塔福德郡县议会</text:p>
      <text:p text:style-name="P4">
目前，在全国“加冕”周末期间，计划举行活动，特别是街头派对和特别展览。</text:p>
      <text:p text:style-name="P4">
正如乌克林福姆报道的<text:a xlink:type="simple" xlink:href="https://www.ukrinform.ua/rubric-world/3696686-u-koronacii-carlza-iii-vizmut-ucast-sist-tisac-vijskovosluzbovciv.html" text:style-name="Internet_20_link" text:visited-style-name="Visited_20_Internet_20_Link">
</text:a>
这将使它成为70年来最大的军事仪式行动。</text:p>
      <text:p text:style-name="P4">
<text:span text:style-name="T5">
第一张照片：Facebook/王室</text:span>
</text:p>
      <text:p text:style-name="P4">
News Source: <text:a xlink:type="simple" xlink:href="https://www.ukrinform.ua/rubric-world/3699628-u-den-koronacii-carlza-iii-novonarodzeni-diti-otrimaut-pamatnij-kuhol.html" text:style-name="Internet_20_link" text:visited-style-name="Visited_20_Internet_20_Link">
https://www.ukrinform.ua/rubric-world/3699628-u-den-koronacii-carlza-iii-novonarodzeni-diti-otrimaut-pamatnij-kuhol.html</text:a>
</text:p>
      <!--NEWS-->
      <text:h text:style-name="P10" text:outline-level="1">
<text:span text:style-name="T4">
Obolon FC赢得了Polissya，并领导了第一联盟</text:span>
</text:h>
      <text:p text:style-name="P4">
作者: Ukrinform (Person)</text:p>
      <text:p text:style-name="P4">
出版商: Укринформ (Organization)</text:p>
      <text:p text:style-name="P4">
出版时间: 2023-04-23T16:48:33+03:00</text:p>
      <text:p text:style-name="P4">
修改时间: 2023-04-23T16:48:33+03:00</text:p>
      <text:p text:style-name="P4">
描述: 与Polesie比赛后，Obolon升至桌子的第一阶段。  - 乌克林。</text:p>
      <text:p text:style-name="P4">
图片: ["<text:a xlink:type="simple" xlink:href="https://static.ukrinform.com/photos/2023_04/thumb_files/630_360_1682257620-442.jpg" text:style-name="Internet_20_link" text:visited-style-name="Visited_20_Internet_20_Link">
630_360_16822...</text:a>
"]</text:p>
      <text:p text:style-name="P4">
标签: ['перша ліга', 'Полісся']</text:p>
      <text:p text:style-name="P4">
类型: Article</text:p>
      <!--METADATA-->
      <text:p text:style-name="P4">
<draw:frame draw:style-name="fr1" draw:name="Image163" text:anchor-type="as-char" svg:width="6.9236in" svg:height="3.956343in" draw:z-index="0">
<draw:image xlink:href="../Images/yкринформ/2023-04-23T16-48-33-03-00/630_360_1682257620-442.jpg" xlink:type="simple" xlink:show="embed" xlink:actuate="onLoad" draw:mime-type="image/jpeg"/>
</draw:frame>
与Polesie比赛后，Obolon升至桌子的第一阶段。</text:p>
      <text:p text:style-name="P4">
乌克林福姆报道，在第一联盟的第三次巡回赛中，外国领域的奥伯隆在第三次巡回赛中被最低限度地克服了“波雷西”。</text:p>
      <text:p text:style-name="P4">
Yermolenko记录了他帐户中唯一的目标。</text:p>
      <text:p text:style-name="P4">
<text:span text:style-name="T4">
另请阅读：</text:span>
 <text:a xlink:type="simple" xlink:href="https://www.ukrinform.ua/rubric-sports/3699595-upl-lviv-prograv-metalistu-1925.html" text:style-name="Internet_20_link" text:visited-style-name="Visited_20_Internet_20_Link">
</text:a>
奥伯隆获得21分，并在冠军小组中排名第一。 在波雷西19分。</text:p>
      <text:p text:style-name="P4">
照片：ukrfootball.ua</text:p>
      <text:p text:style-name="P4">
News Source: <text:a xlink:type="simple" xlink:href="https://www.ukrinform.ua/rubric-sports/3699629-fk-obolon-peremig-polissa-j-ocoliv-persu-ligu.html" text:style-name="Internet_20_link" text:visited-style-name="Visited_20_Internet_20_Link">
https://www.ukrinform.ua/rubric-sports/3699629-fk-obolon-peremig-polissa-j-ocoliv-persu-ligu.html</text:a>
</text:p>
      <!--NEWS-->
      <text:h text:style-name="P10" text:outline-level="1">
<text:span text:style-name="T4">
在肯尼亚发现了数十只饿死的信徒的身体</text:span>
</text:h>
      <text:p text:style-name="P4">
作者: Ukrinform (Person)</text:p>
      <text:p text:style-name="P4">
出版商: Укринформ (Organization)</text:p>
      <text:p text:style-name="P4">
出版时间: 2023-04-23T17:00:00+03:00</text:p>
      <text:p text:style-name="P4">
修改时间: 2023-04-23T17:00:00+03:00</text:p>
      <text:p text:style-name="P4">
描述: 作为对一名传教士的调查的一部分，肯尼亚警方在沿海城市马林迪附近挖掘了21尸体，该传教士呼吁他的追随者饿死。  - 乌克林。</text:p>
      <text:p text:style-name="P4">
图片: ["<text:a xlink:type="simple" xlink:href="https://static.ukrinform.com/photos/2023_04/thumb_files/630_360_1682258411-411.jpg" text:style-name="Internet_20_link" text:visited-style-name="Visited_20_Internet_20_Link">
630_360_16822...</text:a>
"]</text:p>
      <text:p text:style-name="P4">
标签: ['Церква', 'Кенія', 'Загибель', 'Ексгумація']</text:p>
      <text:p text:style-name="P4">
类型: Article</text:p>
      <!--METADATA-->
      <text:p text:style-name="P4">
<draw:frame draw:style-name="fr1" draw:name="Image164" text:anchor-type="as-char" svg:width="6.9236in" svg:height="3.956343in" draw:z-index="0">
<draw:image xlink:href="../Images/yкринформ/2023-04-23T17-00-00-03-00/630_360_1682258411-411.jpg" xlink:type="simple" xlink:show="embed" xlink:actuate="onLoad" draw:mime-type="image/jpeg"/>
</draw:frame>
肯尼亚警察在沿海城市马林迪(Malindi)附近挖出了21尸体，这是对一名传教士进行调查的框架，他呼吁他的追随者致死。</text:p>
      <text:p text:style-name="P4">
正如乌克林福姆报道的那样，它报告了<text:a xlink:type="simple" xlink:href="https://www.bbc.co.uk/news/world-africa-65363585" text:style-name="Internet_20_link" text:visited-style-name="Visited_20_Internet_20_Link">
</text:a>
Shakhola被发现在Shakachal森林中，上周，国际教会“好消息”的15名成员被救出。 她的传教士polyakkenzi ntene被拘留，期待法院。 他敦促他的努力饿死。</text:p>
      <text:p text:style-name="P4">
之中 <text:a xlink:type="simple" xlink:href="https://www.ukrinform.ua/tag-eksgumacia" text:style-name="Internet_20_link" text:visited-style-name="Visited_20_Internet_20_Link">
</text:a>
21尸体是死去的孩子。警方说她期望找到更多。</text:p>
      <text:p text:style-name="P4">
“当我们在这个森林中并接近我们看到大伊维斯十字架的地方时，我们知道这意味着五个以上的人被埋葬在那里。”</text:p>
      <text:p text:style-name="P4">
<text:span text:style-name="T4">
另请阅读：</text:span>
 <text:a xlink:type="simple" xlink:href="https://www.ukrinform.ua/rubric-world/3698940-u-sudani-z-pocatku-zbrojnogo-protistoanna-vze-ponad-400-zagiblih.html" text:style-name="Internet_20_link" text:visited-style-name="Visited_20_Internet_20_Link">
<text:span text:style-name="T4">
苏丹</text:span>
</text:a>
正如乌克林福姆报道的那样，乌克兰从“谷物走廊”开始<text:a xlink:type="simple" xlink:href="https://www.ukrinform.ua/rubric-economy/3688973-ukraina-vze-eksportuvala-ponad-3-miljoni-tonn-zbizza-do-krain-afriki.html" text:style-name="Internet_20_link" text:visited-style-name="Visited_20_Internet_20_Link">
</text:a>
得益于乌克兰乌克兰的谷物倡议，乌克兰可以越来越接近埃塞俄比亚，肯尼亚和也门等国家的小麦出口的战前指标。</text:p>
      <text:p text:style-name="P4">
<text:span text:style-name="T5">
foto：Wachira Mwangi | 国家媒体组</text:span>
</text:p>
      <text:p text:style-name="P4">
News Source: <text:a xlink:type="simple" xlink:href="https://www.ukrinform.ua/rubric-world/3699632-u-kenii-viavili-desatki-til-viran-aki-goloduvali-do-smerti.html" text:style-name="Internet_20_link" text:visited-style-name="Visited_20_Internet_20_Link">
https://www.ukrinform.ua/rubric-world/3699632-u-kenii-viavili-desatki-til-viran-aki-goloduvali-do-smerti.html</text:a>
</text:p>
      <!--NEWS-->
      <text:h text:style-name="P10" text:outline-level="1">
<text:span text:style-name="T4">
在基辅的方向上，通过事故是复杂的流量</text:span>
</text:h>
      <text:p text:style-name="P4">
作者: Ukrinform (Person)</text:p>
      <text:p text:style-name="P4">
出版商: Укринформ (Organization)</text:p>
      <text:p text:style-name="P4">
出版时间: 2023-04-23T17:02:42+03:00</text:p>
      <text:p text:style-name="P4">
修改时间: 2023-04-23T17:02:42+03:00</text:p>
      <text:p text:style-name="P4">
描述: 在基辅的方向上，在道路事故中很难交通。  - 乌克林。</text:p>
      <text:p text:style-name="P4">
图片: ["<text:a xlink:type="simple" xlink:href="https://static.ukrinform.com/photos/2023_04/thumb_files/630_360_1682258230-534.jpeg" text:style-name="Internet_20_link" text:visited-style-name="Visited_20_Internet_20_Link">
630_360_16822...</text:a>
"]</text:p>
      <text:p text:style-name="P4">
标签: ['Аварія', 'ДТП', 'Транспорт', 'Київ']</text:p>
      <text:p text:style-name="P4">
类型: Article</text:p>
      <!--METADATA-->
      <text:p text:style-name="P4">
<draw:frame draw:style-name="fr1" draw:name="Image165" text:anchor-type="as-char" svg:width="6.9236in" svg:height="3.956343in" draw:z-index="0">
<draw:image xlink:href="../Images/yкринформ/2023-04-23T17-02-42-03-00/630_360_1682258230-534.jpeg" xlink:type="simple" xlink:show="embed" xlink:actuate="onLoad" draw:mime-type="image/jpeg"/>
</draw:frame>
京夫Unapryamka因道路事故而变得复杂。</text:p>
      <text:p text:style-name="P4">
根据乌克林福姆的说法，基辅巡逻警察在[]中报告(https://t.me/kyivpatrol/10046)。</text:p>
      <text:p text:style-name="P4">
«Boryspil高速公路上的事故(距哈尔基夫广场1公里). Рух ускладнено унапрямку міста <text:a xlink:type="simple" xlink:href="https://www.ukrinform.ua/tag-kiiv" text:style-name="Internet_20_link" text:visited-style-name="Visited_20_Internet_20_Link">
 </text:a>
。 在进入城市之前，它是由极端右车道进行的。”该消息写道。</text:p>
      <text:p text:style-name="P4">
<text:span text:style-name="T4">
另请阅读：</text:span>
 <text:a xlink:type="simple" xlink:href="https://www.ukrinform.ua/rubric-regions/3697778-na-kiivsini-stalasa-potrijna-dtp-iz-vantazivkami-dvoe-zagiblih.html" text:style-name="Internet_20_link" text:visited-style-name="Visited_20_Internet_20_Link">
<text:span text:style-name="T4">
事故</text:span>
</text:a>
巡逻队提供了事故的保护。</text:p>
      <text:p text:style-name="P4">
正如乌克林福姆(Ukrinform)报道的那样，由于迅速到来，一个四年级的男孩在利维夫地区的村庄。</text:p>
      <text:p text:style-name="P4">
News Source: <text:a xlink:type="simple" xlink:href="https://www.ukrinform.ua/rubric-kyiv/3699633-u-napramku-kieva-uskladnenij-ruh-transportu-cerez-dtp.html" text:style-name="Internet_20_link" text:visited-style-name="Visited_20_Internet_20_Link">
https://www.ukrinform.ua/rubric-kyiv/3699633-u-napramku-kieva-uskladnenij-ruh-transportu-cerez-dtp.html</text:a>
</text:p>
      <!--NEWS-->
      <text:h text:style-name="P10" text:outline-level="1">
<text:span text:style-name="T4">
在“乌克兰儿童 - 乌克兰书”的动作框架内，已移交了5万本书</text:span>
</text:h>
      <text:p text:style-name="P4">
作者: Ukrinform (Person)</text:p>
      <text:p text:style-name="P4">
出版商: Укринформ (Organization)</text:p>
      <text:p text:style-name="P4">
出版时间: 2023-04-23T17:07:57+03:00</text:p>
      <text:p text:style-name="P4">
修改时间: 2023-04-23T17:07:57+03:00</text:p>
      <text:p text:style-name="P4">
描述: 文化和信息政策部长Oleksandr Tkachenko在世界读物和版权日就提醒了本书的重要性以及该部与合作伙伴一起自全面战争开始以来就一直发起和支持的书籍的重要性。  - 乌克林。</text:p>
      <text:p text:style-name="P4">
图片: ["<text:a xlink:type="simple" xlink:href="https://static.ukrinform.com/photos/2023_04/thumb_files/630_360_1682258783-881.jpg" text:style-name="Internet_20_link" text:visited-style-name="Visited_20_Internet_20_Link">
630_360_16822...</text:a>
"]</text:p>
      <text:p text:style-name="P4">
标签: ['Ткаченко', 'Українська книга', 'МКІП ']</text:p>
      <text:p text:style-name="P4">
类型: Article</text:p>
      <!--METADATA-->
      <text:p text:style-name="P4">
<draw:frame draw:style-name="fr1" draw:name="Image166" text:anchor-type="as-char" svg:width="6.9236in" svg:height="3.956343in" draw:z-index="0">
<draw:image xlink:href="../Images/yкринформ/2023-04-23T17-07-57-03-00/630_360_1682258783-881.jpg" xlink:type="simple" xlink:show="embed" xlink:actuate="onLoad" draw:mime-type="image/jpeg"/>
</draw:frame>
在世界版权书中，文化与信息政策部长提醒了这本书和书籍的重要性，该书和书籍与合作伙伴一起在新鲜战争以来就得到了启动和支持。</text:p>
      <text:p text:style-name="P4">
正如乌克林福姆报道的那样，Tkachenko在[]中写道(https://t.me/otkachenkokyiv/3452)。</text:p>
      <text:p text:style-name="P4">
据他说，尤其是“乌克兰书架”。 由乌克兰第一夫人埃琳娜·泽伦斯卡亚(Elena Zelenskaya)与乌克兰外交部，姆基普(Mkip)以及乌克兰书籍学院以及乌克兰大使馆在国外发起的项目。 乌克兰书架已经在37个国家开业。</text:p>
      <text:p text:style-name="P4">
<text:span text:style-name="T4">
另请阅读：</text:span>
 <text:a xlink:type="simple" xlink:href="https://www.ukrinform.ua/rubric-culture/3693950-biblioteki-mozut-vzati-ucast-u-proekti-polska-polica-v-ukraini.html" text:style-name="Internet_20_link" text:visited-style-name="Visited_20_Internet_20_Link">
</text:a>
还有“乌克兰儿童 - 乌克兰书籍”，由州电视和广播委员会与总统办公室Mkip Tamzs一起创立。 目的是免费提供儿童和成人，他们被迫摆脱俄罗斯侵略，教科书，手册和小说。</text:p>
      <text:p text:style-name="P4">
“已经在乌克兰及其他地区转移了60万本书。</text:p>
      <text:p text:style-name="P4">
“乌克兰捍卫者 - 乌克兰书”。 Tkachenko补充说：“国外的一千多本书已成为乌克兰捍卫者，他们现在在一家住宅医院。”</text:p>
      <text:p text:style-name="P4">
<text:span text:style-name="T4">
另请阅读：</text:span>
 <text:a xlink:type="simple" xlink:href="https://www.ukrinform.ua/rubric-culture/3690658-ukrainski-diti-u-25-krainah-otrimali-majze-600-tisac-knig.html" text:style-name="Internet_20_link" text:visited-style-name="Visited_20_Internet_20_Link">
</text:a>
另外，“没有边界的书籍”  - 一个项目旨在为儿童提供乌克兰的战争，《儿童读物》。 该项目被带入WIK，并在Mkip和外交部的Elena Zelenskaya的第一夫人的赞助下实施。</text:p>
      <text:p text:style-name="P4">
在2022年，该项目在22个国家 /地区广泛出版了298 543本书。</text:p>
      <text:p text:style-name="P4">
由非政府组织“文化dessant”和Mkip发起的“前面书籍”项目。 “每个人都可以通过在我们的“书”合作伙伴的一场比赛中购买一本书来加入该项目：Myknikovka的KM BUS家庭休闲俱乐部。 这本书应签署并放在一个特殊的架子上，在那里它将进入前线。”部长强调。Tkachenko敦促加入项目，提供书籍并收集最佳页面。</text:p>
      <text:p text:style-name="P4">
据报道，在1995年联合国教科文组织大会第28届会议上宣布，在4月23日，世界读书日和版权上，威廉·莎士比亚的三个天才，米格尔·德·塞文特塞特·加里卡拉索·德拉维加。</text:p>
      <text:p text:style-name="P4">
照片：Oleksandr Tkachenko，电报</text:p>
      <text:p text:style-name="P4">
News Source: <text:a xlink:type="simple" xlink:href="https://www.ukrinform.ua/rubric-culture/3699635-u-ramkah-akcii-ukrainskim-ditam-ukrainsku-knigu-peredali-ponad-50-tisac-knizok.html" text:style-name="Internet_20_link" text:visited-style-name="Visited_20_Internet_20_Link">
https://www.ukrinform.ua/rubric-culture/3699635-u-ramkah-akcii-ukrainskim-ditam-ukrainsku-knigu-peredali-ponad-50-tisac-knizok.html</text:a>
</text:p>
      <!--NEWS-->
      <text:h text:style-name="P10" text:outline-level="1">
<text:span text:style-name="T4">
普京的妥协将成为一个致命的错误-Dmitry Kuleb</text:span>
</text:h>
      <text:p text:style-name="P4">
作者: Ukrinform (Person)</text:p>
      <text:p text:style-name="P4">
出版商: Укринформ (Organization)</text:p>
      <text:p text:style-name="P4">
出版时间: 2023-04-23T17:19:00+03:00</text:p>
      <text:p text:style-name="P4">
修改时间: 2023-04-23T17:19:00+03:00</text:p>
      <text:p text:style-name="P4">
描述: 乌克兰与合作伙伴一起应恢复其领土完整性和主权，因为对于非洲大陆和世界的未来和平是必要的。  - 乌克林。</text:p>
      <text:p text:style-name="P4">
图片: ["<text:a xlink:type="simple" xlink:href="https://static.ukrinform.com/photos/2022_11/thumb_files/630_360_1668440631-706.jpeg" text:style-name="Internet_20_link" text:visited-style-name="Visited_20_Internet_20_Link">
630_360_16684...</text:a>
"]</text:p>
      <text:p text:style-name="P4">
标签: ['Кулеба', 'путін', 'Війна з росією']</text:p>
      <text:p text:style-name="P4">
类型: Article</text:p>
      <!--METADATA-->
      <text:p text:style-name="P4">
<draw:frame draw:style-name="fr1" draw:name="Image167" text:anchor-type="as-char" svg:width="6.9236in" svg:height="3.956343in" draw:z-index="0">
<draw:image xlink:href="../Images/yкринформ/2023-04-23T17-19-00-03-00/630_360_1668440631-706.jpeg" xlink:type="simple" xlink:show="embed" xlink:actuate="onLoad" draw:mime-type="image/jpeg"/>
</draw:frame>
乌克兰与合作伙伴一起应恢复其领土完整性和主权，因为对于非洲大陆和世界的未来和平是必要的。</text:p>
      <text:p text:style-name="P4">
这在乌克兰Dmitrykuleb外交部长的来宾文章中陈述了德国版<text:a xlink:type="simple" xlink:href="https://www.welt.de/debatte/kommentare/article244947038/Dmytro-Kuleba-Russland-hat-auch-Europa-den-Frieden-gestohlen.html" text:style-name="Internet_20_link" text:visited-style-name="Visited_20_Internet_20_Link">
</text:a>
，报道乌克林福姆。</text:p>
      <text:p text:style-name="P4">
“乌克兰的领土完整性需要恢复，与莫斯卡瓦瓦的妥协对未来的世界秩序是致命的后果，”  - 一个自信的库莱巴。</text:p>
      <text:p text:style-name="P4">
他提请人们注意以下事实：在乌克兰东部俄罗斯进攻的背景下，世界各地的乌克兰进攻性声音呼吁俄罗斯联邦与乌克兰之间的和平解释，即立即停火。 这位部长说，这些声音是俄罗斯没有表现出核心谈判或敌对行动终止的真正利益。 Vinuuly是莫斯科的话一无所有，它仍然会继续提供乌克兰以杀死更多的人并抓住更多领土。</text:p>
      <text:p text:style-name="P4">
“世界上没有一个国家像乌克兰那样寻求和平。 但是我们也知道，真正的和平必须是公平而坚强的。 乌克兰的愿景是现实和具体的，”外交部长强调。 他提醒总统弗拉基米尔·泽伦斯基(Vladimir Zelensky)的和平的形象，并敦促所有国家支持它。</text:p>
      <text:p text:style-name="P4">
<text:span text:style-name="T4">
另请阅读：</text:span>
 <text:a xlink:type="simple" xlink:href="https://www.ukrinform.ua/rubric-polytics/3699079-u-mzs-zaavili-ukraina-ne-vstupatime-v-nato-castinami.html" text:style-name="Internet_20_link" text:visited-style-name="Visited_20_Internet_20_Link">
</text:a>
外交官补充说，基辅仔细研究了所有建议，并欢迎任何尊重乌克兰领土完整的倡议，联合国宪章的原则和大会的相关行动。 但是，他指出，乌克兰的任何主张都会被领土让步。</text:p>
      <text:p text:style-name="P4">
“我们从不想要这场战争，我们不想要属于国际法和联合国宪章的东西。 这是一个现实的法律要求，不是最大主义者。 我们从未攻击过任何人，也没有任何领土主张。 我们只希望俄罗斯返回我们从我们那里偷走的东西。 我的意思不仅是乌克兰领土。 俄罗斯在欧洲也偷走了和平，世界上的稳定也是如此。”一般外交部写道。自2022年2月以来，库勒巴(Kuleba)对包括Znimenchyna在内的所有盟友和合作伙伴(包括Znimenchyna)表示感谢。 他强调，这有助于挽救许多生命，并帮助乌克兰人生存。</text:p>
      <text:p text:style-name="P4">
<text:span text:style-name="T4">
另请阅读：</text:span>
 <text:a xlink:type="simple" xlink:href="https://www.ukrinform.ua/rubric-ato/3695547-dmitro-kuleba-nazvav-tri-negajnih-kroki-neobhidnih-dla-uspihu-ukraini-na-poli-bou.html" text:style-name="Internet_20_link" text:visited-style-name="Visited_20_Internet_20_Link">
<text:span text:style-name="T4">
 dmitry </text:span>
 <text:span text:style-name="T4">
 culeba </text:span>
</text:a>
“欧洲 - 大西洋安全的未来将在乌克兰战场上决定。 如果我们现在犯了一个错误，并决定以不同的形式奖励普京的侵略，而不是赢得他作为所有其他潜在侵略者的教训，那么乌克兰，欧洲和世界的未来将处于危险之中。”库莱布写道。</text:p>
      <text:p text:style-name="P4">
他强调，真正的和平是指恢复乌克兰国际公认的边界。 真正的和平意味着对乌克兰克里米亚的克里米亚塔塔尔人民的安全家园。 真正的和平是指谷物，而不是黑海中的军舰。 真正的和平是指在国际法统治下团结的世界。</text:p>
      <text:p text:style-name="P4">
据报道，外交大臣杜米特罗·库莱巴(Dmytro Kuleba)表示<text:a xlink:type="simple" xlink:href="https://www.ukrinform.ua/rubric-polytics/3696067-ukraina-ne-prijme-surogatnih-risen-vilnuskogo-samitu-sodo-svogo-vstupu-do-nato-kuleba.html" text:style-name="Internet_20_link" text:visited-style-name="Visited_20_Internet_20_Link">
</text:a>
</text:p>
      <text:p text:style-name="P4">
News Source: <text:a xlink:type="simple" xlink:href="https://www.ukrinform.ua/rubric-polytics/3699636-kompromis-iz-putinim-stane-fatalnou-pomilkou-dmitro-kuleba.html" text:style-name="Internet_20_link" text:visited-style-name="Visited_20_Internet_20_Link">
https://www.ukrinform.ua/rubric-polytics/3699636-kompromis-iz-putinim-stane-fatalnou-pomilkou-dmitro-kuleba.html</text:a>
</text:p>
      <!--NEWS-->
      <text:h text:style-name="P10" text:outline-level="1">
<text:span text:style-name="T4">
在杜本斯基城堡（Dubensky Castle</text:span>
</text:h>
      <text:p text:style-name="P4">
作者: Ukrinform (Person)</text:p>
      <text:p text:style-name="P4">
出版商: Укринформ (Organization)</text:p>
      <text:p text:style-name="P4">
出版时间: 2023-04-23T17:29:00+03:00</text:p>
      <text:p text:style-name="P4">
修改时间: 2023-04-23T17:29:00+03:00</text:p>
      <text:p text:style-name="P4">
描述: 在里凡恩地区的杜本斯基城堡，联合国儿童基金会的“共同”儿童点开始了。  - 乌克林。</text:p>
      <text:p text:style-name="P4">
图片: ["<text:a xlink:type="simple" xlink:href="https://static.ukrinform.com/photos/2023_04/thumb_files/630_360_1682260136-623.jpg" text:style-name="Internet_20_link" text:visited-style-name="Visited_20_Internet_20_Link">
630_360_16822...</text:a>
"]</text:p>
      <text:p text:style-name="P4">
标签: ['Рівненщина', 'ЮНІСЕФ', 'Віталій Коваль']</text:p>
      <text:p text:style-name="P4">
类型: Article</text:p>
      <!--METADATA-->
      <text:p text:style-name="P4">
<draw:frame draw:style-name="fr1" draw:name="Image168" text:anchor-type="as-char" svg:width="6.9236in" svg:height="3.956343in" draw:z-index="0">
<draw:image xlink:href="../Images/yкринформ/2023-04-23T17-29-00-03-00/630_360_1682260136-623.jpg" xlink:type="simple" xlink:show="embed" xlink:actuate="onLoad" draw:mime-type="image/jpeg"/>
</draw:frame>
里凡恩地区的乌杜本城堡是由联合国儿童基金会“共同”的儿童观点推出的。</text:p>
      <text:p text:style-name="P4">
关于<text:a xlink:type="simple" xlink:href="https://t.me/vitalykoval8/11163" text:style-name="Internet_20_link" text:visited-style-name="Visited_20_Internet_20_Link">
</text:a>
报道说，里夫涅夫维塔利·科瓦尔的负责人报道。</text:p>
      <text:p text:style-name="P4">
“杜本斯基城堡的门向最小的游客开放。 在这里，孩子的玩点是世界城堡中唯一的联合国儿童基金会游戏室。 谨慎而舒适的儿童空间，专业的教育者，动画师和心理学家工作，为儿童举办创意课程，与他们一起开发游戏，”科瓦尔写道。</text:p>
      <text:p text:style-name="P4">
OVA的负责人补充说，这样的房间帮助苏打水克服了战争的心理后果的儿童社交。 所有婴儿休闲活动都是免费的，在城堡中的“共同”地点。</text:p>
      <text:p text:style-name="P4">
<text:span text:style-name="T4">
另请阅读：</text:span>
 <text:a xlink:type="simple" xlink:href="https://www.ukrinform.ua/rubric-kyiv/3694568-u-kiivskomu-metro-zapracuvala-ditaca-lokacia-vid-unisef.html" text:style-name="Internet_20_link" text:visited-style-name="Visited_20_Internet_20_Link">
<text:span text:style-name="T4">
 unicef </text:span>
</text:a>
这是该地区的第二个这样的房间。 第一个在里文(Rivne)开设了两个月的研究生教师教育研究所Tomuv。</text:p>
      <text:p text:style-name="P4">
据报道，从2022年3月到2023年3月，超过775,000名访客(其中480,000个)采用了20多个“共同”的150分。 儿童观点“共同”为儿童，患有Tachy的青少年提供支持和服务，包括居住在最近敌对领土的人。</text:p>
      <text:p text:style-name="P4">
News Source: <text:a xlink:type="simple" xlink:href="https://www.ukrinform.ua/rubric-regions/3699641-u-dubenskomu-zamku-zapracuvala-ditaca-tocka-spilno-vid-unisef.html" text:style-name="Internet_20_link" text:visited-style-name="Visited_20_Internet_20_Link">
https://www.ukrinform.ua/rubric-regions/3699641-u-dubenskomu-zamku-zapracuvala-ditaca-tocka-spilno-vid-unisef.html</text:a>
</text:p>
      <!--NEWS-->
      <text:h text:style-name="P10" text:outline-level="1">
<text:span text:style-name="T4">
俄罗斯军队在赫尔森地区开了一座公墓</text:span>
</text:h>
      <text:p text:style-name="P4">
作者: Ukrinform (Person)</text:p>
      <text:p text:style-name="P4">
出版商: Укринформ (Organization)</text:p>
      <text:p text:style-name="P4">
出版时间: 2023-04-23T17:35:00+03:00</text:p>
      <text:p text:style-name="P4">
修改时间: 2023-04-23T17:35:00+03:00</text:p>
      <text:p text:style-name="P4">
描述: 俄罗斯军队在赫森地区的哈夫里利夫卡村开了一座公墓。  - 乌克林。</text:p>
      <text:p text:style-name="P4">
图片: ["<text:a xlink:type="simple" xlink:href="https://static.ukrinform.com/photos/2023_03/thumb_files/630_360_1677781968-366.jpg" text:style-name="Internet_20_link" text:visited-style-name="Visited_20_Internet_20_Link">
630_360_16777...</text:a>
"]</text:p>
      <text:p text:style-name="P4">
标签: ['Херсонщина', 'Обстріл', 'Кладовище', 'Війна з росією']</text:p>
      <text:p text:style-name="P4">
类型: Article</text:p>
      <!--METADATA-->
      <text:p text:style-name="P4">
<draw:frame draw:style-name="fr1" draw:name="Image169" text:anchor-type="as-char" svg:width="6.9236in" svg:height="3.956343in" draw:z-index="0">
<draw:image xlink:href="../Images/yкринформ/2023-04-23T17-35-00-03-00/630_360_1677781968-366.jpg" xlink:type="simple" xlink:show="embed" xlink:actuate="onLoad" draw:mime-type="image/jpeg"/>
</draw:frame>
Ruskivska在Kherson地区的Havrylivka村开了一座墓地。</text:p>
      <text:p text:style-name="P4">
关于<text:a xlink:type="simple" xlink:href="https://t.me/khersonskaODA/5340" text:style-name="Internet_20_link" text:visited-style-name="Visited_20_Internet_20_Link">
</text:a>
乌克林福姆报道说，赫尔森·奥瓦(Kherson Ova)报道。</text:p>
      <text:p text:style-name="P4">
“在贝斯拉夫地区，俄罗斯炮兵是周日的攻击。 该活动发生在Novo Alexandrovsky社区的Havrylivka村，”  - 它将在一个职位上。</text:p>
      <text:p text:style-name="P4">
值得注意的是，由于<text:a xlink:type="simple" xlink:href="https://www.ukrinform.ua/tag-obstril" text:style-name="Internet_20_link" text:visited-style-name="Visited_20_Internet_20_Link">
</text:a>
没有人失踪。</text:p>
      <text:p text:style-name="P4">
<text:span text:style-name="T4">
另请阅读：</text:span>
 <text:a xlink:type="simple" xlink:href="https://www.ukrinform.ua/rubric-regions/3699509-na-zaporizzi-vnaslidok-artilerijskogo-obstrilu-poranenij-colovik.html" text:style-name="Internet_20_link" text:visited-style-name="Visited_20_Internet_20_Link">
<text:span text:style-name="T4">
射击</text:span>
</text:a>
根据乌克林福姆的说法，俄罗斯军队在基兹米斯·纳克森(Kizomis Nakherson)村开火，导致两名妇女受伤。</text:p>
      <text:p text:style-name="P4">
News Source: <text:a xlink:type="simple" xlink:href="https://www.ukrinform.ua/rubric-ato/3699619-vijska-rf-obstrilali-kladovise-na-hersonsini.html" text:style-name="Internet_20_link" text:visited-style-name="Visited_20_Internet_20_Link">
https://www.ukrinform.ua/rubric-ato/3699619-vijska-rf-obstrilali-kladovise-na-hersonsini.html</text:a>
</text:p>
      <!--NEWS-->
      <text:h text:style-name="P10" text:outline-level="1">
<text:span text:style-name="T4">
Postol：为我提供了与白俄罗斯的战斗，但我立即拒绝了</text:span>
</text:h>
      <text:p text:style-name="P4">
作者: Ukrinform (Person)</text:p>
      <text:p text:style-name="P4">
出版商: Укринформ (Organization)</text:p>
      <text:p text:style-name="P4">
出版时间: 2023-04-23T17:49:08+03:00</text:p>
      <text:p text:style-name="P4">
修改时间: 2023-04-23T17:49:08+03:00</text:p>
      <text:p text:style-name="P4">
描述: 乌克兰拳击手Victor Postol告诉他什么时候进入戒指，谁将成为他的潜在对手。  - 乌克林。</text:p>
      <text:p text:style-name="P4">
图片: ["<text:a xlink:type="simple" xlink:href="https://static.ukrinform.com/photos/2023_04/thumb_files/630_360_1682261275-295.jpg" text:style-name="Internet_20_link" text:visited-style-name="Visited_20_Internet_20_Link">
630_360_16822...</text:a>
"]</text:p>
      <text:p text:style-name="P4">
标签: ['Бокс']</text:p>
      <text:p text:style-name="P4">
类型: Article</text:p>
      <!--METADATA-->
      <text:p text:style-name="P4">
<draw:frame draw:style-name="fr1" draw:name="Image170" text:anchor-type="as-char" svg:width="6.9236in" svg:height="3.956343in" draw:z-index="0">
<draw:image xlink:href="../Images/yкринформ/2023-04-23T17-49-08-03-00/630_360_1682261275-295.jpg" xlink:type="simple" xlink:show="embed" xlink:actuate="onLoad" draw:mime-type="image/jpeg"/>
</draw:frame>
乌克兰拳击手Victor Postol告诉他什么时候进入戒指，谁是潜在的对手。</text:p>
      <text:p text:style-name="P4">
他说，这仅在给乌克林福音通讯员的评论中。</text:p>
      <text:p text:style-name="P4">
“我支持运动服，等待决斗。 我希望他会在今年。 这可能是一场评分之战。 我认为这将在最后发生。”拳击手说。</text:p>
      <text:p text:style-name="P4">
Postol还强调，这不会从根本上与俄罗斯的伊比洛鲁斯代表一起。</text:p>
      <text:p text:style-name="P4">
“我想反对一个美国人。 我被给我与白俄罗斯的战斗，小巷立即拒绝了。 我们不会和俄罗斯人和白俄罗斯盒子。 这是在美国设计的，有一位顶级拳击手。”他说。</text:p>
      <text:p text:style-name="P4">
<text:span text:style-name="T4">
另请阅读：</text:span>
 <text:a xlink:type="simple" xlink:href="https://www.ukrinform.ua/rubric-sports/3698834-oleksandr-gvozdik-pidtverdiv-datu-bokserskogo-bou-z-bolotnikom.html" text:style-name="Internet_20_link" text:visited-style-name="Visited_20_Internet_20_Link">
<text:span text:style-name="T4">
 box </text:span>
</text:a>
据报道，据报道，4月22日，从乌克兰全面入侵俄罗斯的全面入侵开始时就在乌克兰举行了第一个。 在主要比赛中，内斯里·拉吉莫夫(Nesry Ragimov)在一场6点的决斗中击败了Atumantorius。</text:p>
      <text:p text:style-name="P4">
照片：Facebook.com</text:p>
      <text:p text:style-name="P4">
News Source: <text:a xlink:type="simple" xlink:href="https://www.ukrinform.ua/rubric-sports/3699647-postol-meni-proponuvali-bij-proti-bilorusa-ale-a-odrazu-vidmovivsa.html" text:style-name="Internet_20_link" text:visited-style-name="Visited_20_Internet_20_Link">
https://www.ukrinform.ua/rubric-sports/3699647-postol-meni-proponuvali-bij-proti-bilorusa-ale-a-odrazu-vidmovivsa.html</text:a>
</text:p>
      <!--NEWS-->
      <text:h text:style-name="P10" text:outline-level="1">
<text:span text:style-name="T4">
七国集团劳工部长敦促投资人</text:span>
</text:h>
      <text:p text:style-name="P4">
作者: Ukrinform (Person)</text:p>
      <text:p text:style-name="P4">
出版商: Укринформ (Organization)</text:p>
      <text:p text:style-name="P4">
出版时间: 2023-04-23T17:50:00+03:00</text:p>
      <text:p text:style-name="P4">
修改时间: 2023-04-23T17:50:00+03:00</text:p>
      <text:p text:style-name="P4">
描述: 拥有最发达经济体的世界七个国家的部长（G7）已发表了联合声明，敦促政府投资于人民，尤其是对公民进行培训。  - 乌克林。</text:p>
      <text:p text:style-name="P4">
图片: ["<text:a xlink:type="simple" xlink:href="https://static.ukrinform.com/photos/2019_08/thumb_files/630_360_1566581453-801.jpg" text:style-name="Internet_20_link" text:visited-style-name="Visited_20_Internet_20_Link">
630_360_15665...</text:a>
"]</text:p>
      <text:p text:style-name="P4">
标签: ['Інвестиції', 'Працівники', 'Велика сімка']</text:p>
      <text:p text:style-name="P4">
类型: Article</text:p>
      <!--METADATA-->
      <text:p text:style-name="P4">
<draw:frame draw:style-name="fr1" draw:name="Image171" text:anchor-type="as-char" svg:width="6.9236in" svg:height="3.956343in" draw:z-index="0">
<draw:image xlink:href="../Images/yкринформ/2023-04-23T17-50-00-03-00/630_360_1566581453-801.jpg" xlink:type="simple" xlink:show="embed" xlink:actuate="onLoad" draw:mime-type="image/jpeg"/>
</draw:frame>
劳工部长七个国家拥有最发达经济体的国家(G7)他们发表了声明，敦促政府投资于人，尤其是对其公民进行培训。</text:p>
      <text:p text:style-name="P4">
这在日本劳动部长Katosunob在日本城市库拉西基举行了为期两天的部长会议之后的声明中指出了这一点。(https://www3.nhk.or.jp/nhkworld/en/news/20230423_12/)。</text:p>
      <text:p text:style-name="P4">
声明说：“鉴于数字化和国内中立的过渡造成的劳动力市场变化，政府应积极维持再培训，这是对人类进行投资的基础。”</text:p>
      <text:p text:style-name="P4">
它补充说，老年人，残疾人和中小型公司的工人不应远离。</text:p>
      <text:p text:style-name="P4">
<text:span text:style-name="T4">
另请阅读：</text:span>
 <text:a xlink:type="simple" xlink:href="https://www.ukrinform.ua/rubric-economy/3699541-stribok-cin-na-zerno-ta-palivo-ministri-g7-sturbovani-vplivom-vijni-na-prodovolcu-bezpeku.html" text:style-name="Internet_20_link" text:visited-style-name="Visited_20_Internet_20_Link">
<text:span text:style-name="T4">
跳跃</text:span>
价格<text:span text:style-name="T4">
价格</text:span>
谷物<text:span text:style-name="T4">
 </text:span>
燃料<text:span text:style-name="T4">
 </text:span>
 <text:span text:style-name="T4">
 </text:span>
部长<text:span text:style-name="T4">
<text:span text:style-name="T5">
*相关食品</text:span>
* </text:span>
安全**</text:a>
该声明还要求七国集团(G7(https://www.ukrinform.ua/tag-zarplata)“增加员工的道德状况及其对工作的满意度。”</text:p>
      <text:p text:style-name="P4">
根据日本部长的说法，尽管不同州的文化有所不同，但他的印象是“对人们的投资被视为需要立即解决的问题”。</text:p>
      <text:p text:style-name="P4">
根据乌克林福姆的说法，七国集团被要求进行延续，完全实施和扩展至关重要的<text:a xlink:type="simple" xlink:href="https://www.ukrinform.ua/rubric-economy/3699462-kraini-g7-zaklikali-prodovziti-ta-rozsiriti-zernovu-ugodu.html" text:style-name="Internet_20_link" text:visited-style-name="Visited_20_Internet_20_Link">
</text:a>
 .</text:p>
      <text:p text:style-name="P4">
News Source: <text:a xlink:type="simple" xlink:href="https://www.ukrinform.ua/rubric-economy/3699648-ministri-praci-krain-g7-zaklikaut-investuvati-v-ludej.html" text:style-name="Internet_20_link" text:visited-style-name="Visited_20_Internet_20_Link">
https://www.ukrinform.ua/rubric-economy/3699648-ministri-praci-krain-g7-zaklikaut-investuvati-v-ludej.html</text:a>
</text:p>
      <!--NEWS-->
      <text:h text:style-name="P10" text:outline-level="1">
<text:span text:style-name="T4">
敌对飞机向南移动，可用于管理飞机-Ignati</text:span>
</text:h>
      <text:p text:style-name="P4">
作者: Ukrinform (Person)</text:p>
      <text:p text:style-name="P4">
出版商: Укринформ (Organization)</text:p>
      <text:p text:style-name="P4">
出版时间: 2023-04-23T18:00:00+03:00</text:p>
      <text:p text:style-name="P4">
修改时间: 2023-04-23T18:00:00+03:00</text:p>
      <text:p text:style-name="P4">
描述: 一组敌对的飞机向乌克兰的南部地区移动，因此可以再次使用俄罗斯的托管飞机。  - 乌克林。</text:p>
      <text:p text:style-name="P4">
图片: ["<text:a xlink:type="simple" xlink:href="https://static.ukrinform.com/photos/2023_04/thumb_files/630_360_1681053650-211.jpg" text:style-name="Internet_20_link" text:visited-style-name="Visited_20_Internet_20_Link">
630_360_16810...</text:a>
"]</text:p>
      <text:p text:style-name="P4">
标签: ['Літак', 'Бомба', 'Війна з росією', 'Єдині новини']</text:p>
      <text:p text:style-name="P4">
类型: Article</text:p>
      <!--METADATA-->
      <text:p text:style-name="P4">
<draw:frame draw:style-name="fr1" draw:name="Image172" text:anchor-type="as-char" svg:width="6.9236in" svg:height="3.956343in" draw:z-index="0">
<draw:image xlink:href="../Images/yкринформ/2023-04-23T18-00-00-03-00/630_360_1681053650-211.jpg" xlink:type="simple" xlink:show="embed" xlink:actuate="onLoad" draw:mime-type="image/jpeg"/>
</draw:frame>
团体正在朝乌克兰的南部地区移动，因此可以再次适用于俄罗斯受控安全气囊。</text:p>
      <text:p text:style-name="P4">
乌克林福姆报道，这是关于武装部队Yuriy Ignat的武装部队的全国性Temachpon“单一新闻”的报道。</text:p>
      <text:p text:style-name="P4">
“这不是一些新的发明。 这是与他们没有足够的火箭武器和强大武器的事实相关的。 通过这种方式，这些炸弹开始现代化和应用，而无需进入对我们[]的理解领域(https://www.ukrinform.ua/tag-ppo)。 正如他们所说，半径不高达70公里的区域。 毕竟，当我们与您交谈时，这是现在发生的。 一组朝南方向的飞机在骑自行车地区移动，因此可能存在这种用途。 不幸的是，这个Vyvyklik现在很严重，因为一枚500公斤的炸弹。” Ignat说。</text:p>
      <text:p text:style-name="P4">
<text:span text:style-name="T4">
另请阅读：</text:span>
 <text:a xlink:type="simple" xlink:href="https://www.ukrinform.ua/rubric-ato/3699295-sistemi-patriot-dozvolat-trimati-rosijski-litaki-podali-vid-kordonu-ukraini-ignat.html" text:style-name="Internet_20_link" text:visited-style-name="Visited_20_Internet_20_Link">
</text:a>
他指出，俄罗斯已经开始积极利用这些策略来重置SU-35和SU-34飞机的托管飞机划分的程度。 空军空军空军补充说：“我们的城市，额叶地区的敌人使它变得困难，但我们将能够站起来，接收新的景观来抵消。”</text:p>
      <text:p text:style-name="P4">
正如乌克林福姆报道的那样，由于俄罗斯人的俄罗斯人贝洛泽斯基·蒂尼斯拉夫(Belozersky Taskanislav)社区的炮击，造成了不同程度的受伤，这是最小的平民。</text:p>
      <text:p text:style-name="P4">
News Source: <text:a xlink:type="simple" xlink:href="https://www.ukrinform.ua/rubric-ato/3699654-vorozi-litaki-ruhautsa-u-bik-pivdna-mozut-zastosuvati-kerovani-aviabombi-ignat.html" text:style-name="Internet_20_link" text:visited-style-name="Visited_20_Internet_20_Link">
https://www.ukrinform.ua/rubric-ato/3699654-vorozi-litaki-ruhautsa-u-bik-pivdna-mozut-zastosuvati-kerovani-aviabombi-ignat.html</text:a>
</text:p>
      <!--NEWS-->
      <text:h text:style-name="P10" text:outline-level="1">
<text:span text:style-name="T4">
日本在冲绳十字架上发射 - 弹道导弹的演员</text:span>
</text:h>
      <text:p text:style-name="P4">
作者: Ukrinform (Person)</text:p>
      <text:p text:style-name="P4">
出版商: Укринформ (Organization)</text:p>
      <text:p text:style-name="P4">
出版时间: 2023-04-23T18:19:13+03:00</text:p>
      <text:p text:style-name="P4">
修改时间: 2023-04-23T18:19:13+03:00</text:p>
      <text:p text:style-name="P4">
描述: 日本的自卫队在冲绳县最西部的岛屿上发起了PAC3重新拦截器，期望朝鲜推出其第一个情报卫星，该卫星将使用弹道导弹技术进行。  - 乌克林。</text:p>
      <text:p text:style-name="P4">
图片: ["<text:a xlink:type="simple" xlink:href="https://static.ukrinform.com/photos/2022_09/thumb_files/630_360_1664258482-721.jpg" text:style-name="Internet_20_link" text:visited-style-name="Visited_20_Internet_20_Link">
630_360_16642...</text:a>
"]</text:p>
      <text:p text:style-name="P4">
标签: ['Японія', 'КНДР', 'Ракетні випробування КНДР']</text:p>
      <text:p text:style-name="P4">
类型: Article</text:p>
      <!--METADATA-->
      <text:p text:style-name="P4">
<draw:frame draw:style-name="fr1" draw:name="Image173" text:anchor-type="as-char" svg:width="6.9236in" svg:height="3.956343in" draw:z-index="0">
<draw:image xlink:href="../Images/yкринформ/2023-04-23T18-19-13-03-00/630_360_1664258482-721.jpg" xlink:type="simple" xlink:show="embed" xlink:actuate="onLoad" draw:mime-type="image/jpeg"/>
</draw:frame>
日本的防御力是在PAC3 Okinavarakheti县最西部岛上推出的，以期预期朝鲜，这是其第一个情报卫星的发射，该卫星将随着弹道导弹的使用而发生。</text:p>
      <text:p text:style-name="P4">
正如乌克林福姆报道了<text:a xlink:type="simple" xlink:href="https://www3.nhk.or.jp/nhkworld/en/news/20230423_19/" text:style-name="Internet_20_link" text:visited-style-name="Visited_20_Internet_20_Link">
</text:a>
，将飞机火箭的安装运输到周日上午的指定区域。</text:p>
      <text:p text:style-name="P4">
部署(关于)根据国防部长Yatasucasus Hamada的说法，它是为了准备可能破坏飞行员导弹或其他朝鲜可能在日本监禁的物体。</text:p>
      <text:p text:style-name="P4">
<text:span text:style-name="T4">
另请阅读：</text:span>
 <text:a xlink:type="simple" xlink:href="https://www.ukrinform.ua/rubric-world/3699314-bajden-onovit-garantii-bezpeki-dla-korei-vid-adernih-provokacij-z-boku-kndr-kitau-ta-rosii-reuters.html" text:style-name="Internet_20_link" text:visited-style-name="Visited_20_Internet_20_Link">
<text:span text:style-name="T4">
 dprk </text:span>
</text:a>
海事部队还履行了销毁的战斗义务，该义务配备了美国系统“ IDZIS”，并采用了最新的侦查和拦截导弹的手段。</text:p>
      <text:p text:style-name="P4">
尽管朝鲜没有透露其卫星进入地球轨道的发射或任何其他细节，但日本仍及时准备了大约，因为在2012年和2016年的先前发射期间，朝鲜火箭队飞越了县区。</text:p>
      <text:p text:style-name="P4">
<text:span text:style-name="T4">
另请阅读：</text:span>
 <text:a xlink:type="simple" xlink:href="https://www.ukrinform.ua/rubric-world/3698628-phenan-zaviv-pro-ostatocnij-i-nezvorotnij-status-kndr-ak-svitovoi-adernoi-derzavi.html" text:style-name="Internet_20_link" text:visited-style-name="Visited_20_Internet_20_Link">
<text:span text:style-name="T4">
 dprk </text:span>
</text:a>
根据乌克林福姆的说法，朝鲜金正日的领导人下令该国的机构<text:a xlink:type="simple" xlink:href="https://www.ukrinform.ua/rubric-technology/3697697-kim-cen-in-nakazav-pidgotuvati-zapusk-u-kosmos-persogo-suputnikaspiguna-kndr.html" text:style-name="Internet_20_link" text:visited-style-name="Visited_20_Internet_20_Link">
</text:a>
。</text:p>
      <text:p text:style-name="P4">
照片：盖蒂图像</text:p>
      <text:p text:style-name="P4">
News Source: <text:a xlink:type="simple" xlink:href="https://www.ukrinform.ua/rubric-world/3699657-aponia-rozgornula-na-okinavi-perehopluvaci-balisticnih-raket.html" text:style-name="Internet_20_link" text:visited-style-name="Visited_20_Internet_20_Link">
https://www.ukrinform.ua/rubric-world/3699657-aponia-rozgornula-na-okinavi-perehopluvaci-balisticnih-raket.html</text:a>
</text:p>
      <!--NEWS-->
      <text:h text:style-name="P10" text:outline-level="1">
<text:span text:style-name="T4">
入侵者将贝壳丢在尼科波尔，三人受伤</text:span>
</text:h>
      <text:p text:style-name="P4">
作者: Ukrinform (Person)</text:p>
      <text:p text:style-name="P4">
出版商: Укринформ (Organization)</text:p>
      <text:p text:style-name="P4">
出版时间: 2023-04-23T18:29:00+03:00</text:p>
      <text:p text:style-name="P4">
修改时间: 2023-04-23T18:29:00+03:00</text:p>
      <text:p text:style-name="P4">
描述: 俄罗斯军队将危险的炮弹倾倒在尼科波尔，导致三人受伤。  - 乌克林。</text:p>
      <text:p text:style-name="P4">
图片: ["<text:a xlink:type="simple" xlink:href="https://static.ukrinform.com/photos/2023_04/thumb_files/630_360_1682263490-975.jpg" text:style-name="Internet_20_link" text:visited-style-name="Visited_20_Internet_20_Link">
630_360_16822...</text:a>
", "<text:a xlink:type="simple" xlink:href="https://static.ukrinform.com/photos/2023_04/1682263490-975.jpg" text:style-name="Internet_20_link" text:visited-style-name="Visited_20_Internet_20_Link">
1682263490-97...</text:a>
", "<text:a xlink:type="simple" xlink:href="https://static.ukrinform.com/photos/2023_04/1682263469-198.jpg" text:style-name="Internet_20_link" text:visited-style-name="Visited_20_Internet_20_Link">
1682263469-19...</text:a>
", "<text:a xlink:type="simple" xlink:href="https://static.ukrinform.com/photos/2023_04/1682270350-932.jpg" text:style-name="Internet_20_link" text:visited-style-name="Visited_20_Internet_20_Link">
1682270350-93...</text:a>
"]</text:p>
      <text:p text:style-name="P4">
标签: ['Нікополь', 'Обстріл', 'Поранені', 'Війна з росією']</text:p>
      <text:p text:style-name="P4">
类型: Article</text:p>
      <!--METADATA-->
      <text:p text:style-name="P4">
<draw:frame draw:style-name="fr1" draw:name="Image174" text:anchor-type="as-char" svg:width="6.9236in" svg:height="3.956343in" draw:z-index="0">
<draw:image xlink:href="../Images/yкринформ/2023-04-23T18-29-00-03-00/630_360_1682263490-975.jpg" xlink:type="simple" xlink:show="embed" xlink:actuate="onLoad" draw:mime-type="image/jpeg"/>
</draw:frame>
Ruskivska向Nikopol放下了危险的炮弹，导致三人握着伤口。</text:p>
      <text:p text:style-name="P4">
关于<text:a xlink:type="simple" xlink:href="https://t.me/dnipropetrovskaODA/4232" text:style-name="Internet_20_link" text:visited-style-name="Visited_20_Internet_20_Link">
</text:a>
乌克林福姆报道，谢尔盖·利萨克(Sergey Lisak)报道说，首席Properpetrovsk Ova。</text:p>
      <text:p text:style-name="P4">
“尼科波尔当地人中有三名受害者!这是另一种证据表明有一种恐怖分子。他们从无人机袭击了这座城市。(https://www.ukrinform.ua/tag-vibuh)“， - 帖子说。</text:p>
      <text:p text:style-name="P4">
<draw:frame draw:style-name="fr1" draw:name="Image175" text:anchor-type="as-char" svg:width="6.9236in" svg:height="6.9236in" draw:z-index="0">
<draw:image xlink:href="../Images/yкринформ/2023-04-23T18-29-00-03-00/1682263490-975.jpg" xlink:type="simple" xlink:show="embed" xlink:actuate="onLoad" draw:mime-type="image/jpeg"/>
</draw:frame>
<draw:frame draw:style-name="fr1" draw:name="Image176" text:anchor-type="as-char" svg:width="6.9236in" svg:height="6.9236in" draw:z-index="0">
<draw:image xlink:href="../Images/yкринформ/2023-04-23T18-29-00-03-00/1682263469-198.jpg" xlink:type="simple" xlink:show="embed" xlink:actuate="onLoad" draw:mime-type="image/jpeg"/>
</draw:frame>
一名33岁的人遭受弹片伤。 两次造成的矿山爆炸和伤害。</text:p>
      <text:p text:style-name="P4">
<text:span text:style-name="T4">
另请阅读：</text:span>
 <text:a xlink:type="simple" xlink:href="https://www.ukrinform.ua/rubric-ato/3699621-rosijski-vijska-obstrilali-selo-na-hersonsini-dvoe-poranenih.html" text:style-name="Internet_20_link" text:visited-style-name="Visited_20_Internet_20_Link">
<text:span text:style-name="T4">
大量</text:span>
</text:a>
随后在[]中报道(https://t.me/mykola_lukashuk/4212?single)首席ProPetrovsk区域委员会Mykola Lukashuk当天在Nikopol记录了5次袭击，受伤并被摧毁。</text:p>
      <text:p text:style-name="P4">
<draw:frame draw:style-name="fr1" draw:name="Image177" text:anchor-type="as-char" svg:width="6.9236in" svg:height="6.9236in" draw:z-index="0">
<draw:image xlink:href="../Images/yкринформ/2023-04-23T18-29-00-03-00/1682270350-932.jpg" xlink:type="simple" xlink:show="embed" xlink:actuate="onLoad" draw:mime-type="image/jpeg"/>
</draw:frame>
“炮击导致三人受伤，两人1990年，一名在1992年接受了必要的医疗服务。其中一名受伤者被托管，另一人接受了门诊治疗。受伤的市政设施受损帖子说。</text:p>
      <text:p text:style-name="P4">
早些时候，据报道，敌人在傍晚将一所爆炸性的学校从无人机降低到了Dnipropetrovsk地区的Marganets社区的领土。</text:p>
      <text:p text:style-name="P4">
<text:span text:style-name="T5">
foto：Telegram Sergey Lisak / Dnipropetrovsk区域国家管理(这)</text:span>
</text:p>
      <text:p text:style-name="P4">
News Source: <text:a xlink:type="simple" xlink:href="https://www.ukrinform.ua/rubric-ato/3699659-zagarbniki-skinuli-snaradi-na-nikopol-troe-poranenih.html" text:style-name="Internet_20_link" text:visited-style-name="Visited_20_Internet_20_Link">
https://www.ukrinform.ua/rubric-ato/3699659-zagarbniki-skinuli-snaradi-na-nikopol-troe-poranenih.html</text:a>
</text:p>
      <!--NEWS-->
      <text:h text:style-name="P10" text:outline-level="1">
<text:span text:style-name="T4">
空军的途径已经由空军的途中承诺 - 空军</text:span>
</text:h>
      <text:p text:style-name="P4">
作者: Ukrinform (Person)</text:p>
      <text:p text:style-name="P4">
出版商: Укринформ (Organization)</text:p>
      <text:p text:style-name="P4">
出版时间: 2023-04-23T18:42:00+03:00</text:p>
      <text:p text:style-name="P4">
修改时间: 2023-04-23T18:42:00+03:00</text:p>
      <text:p text:style-name="P4">
描述: 转移到西方合作伙伴的爱国者防空系统已经取代了乌克兰的战斗税，并保护了我们的天空免受敌对导弹的侵害，包括弹道和航空，其他防空系统仍在路上。  - 乌克林。</text:p>
      <text:p text:style-name="P4">
图片: ["<text:a xlink:type="simple" xlink:href="https://static.ukrinform.com/photos/2022_06/thumb_files/630_360_1655213739-313.jpg" text:style-name="Internet_20_link" text:visited-style-name="Visited_20_Internet_20_Link">
630_360_16552...</text:a>
"]</text:p>
      <text:p text:style-name="P4">
标签: ['Повітряні сили ЗСУ', 'Patriot ', 'ППО', 'Єдині новини']</text:p>
      <text:p text:style-name="P4">
类型: Article</text:p>
      <!--METADATA-->
      <text:p text:style-name="P4">
<draw:frame draw:style-name="fr1" draw:name="Image178" text:anchor-type="as-char" svg:width="6.9236in" svg:height="3.956343in" draw:z-index="0">
<draw:image xlink:href="../Images/yкринформ/2023-04-23T18-42-00-03-00/630_360_1655213739-313.jpg" xlink:type="simple" xlink:show="embed" xlink:actuate="onLoad" draw:mime-type="image/jpeg"/>
</draw:frame>
爱国者系统已经阻止了爱国者，爱国者系统已经取代了乌克兰的职责，并保护了我们的天空免受敌对导弹的侵害，包括弹道和航空，其他防空系统仍在路上。</text:p>
      <text:p text:style-name="P4">
乌克林福姆报道，这是关于武装部队Yuriy Ignat的武装部队的全国性Temachpon“单一新闻”的报道。</text:p>
      <text:p text:style-name="P4">
“其中一个部门已经在几天前站立，工作……另一个部门(ABS系统。)我们的承诺，已经在进入未来职位的路上。我们已经有任何结果并反对拉皮斯特飞机。”伊格纳特说</text:p>
      <text:p text:style-name="P4">
他回忆说，乌克兰Mykoleshchuk武装部队空军的指挥官已经检查了爱国者的战斗位置，其中一个方向调整了反对训练的指示，该方向比计划中的Termins更早地完成了培训。</text:p>
      <text:p text:style-name="P4">
<text:span text:style-name="T4">
另请阅读：</text:span>
 <text:a xlink:type="simple" xlink:href="https://www.ukrinform.ua/rubric-ato/3699295-sistemi-patriot-dozvolat-trimati-rosijski-litaki-podali-vid-kordonu-ukraini-ignat.html" text:style-name="Internet_20_link" text:visited-style-name="Visited_20_Internet_20_Link">
<text:span text:style-name="T4">
爱国者</text:span>
</text:a>
伊格纳蒂(Ignati)还再次指出，俄罗斯使用多达40只幼犬，白俄罗斯和克里米亚机场对乌克兰进行袭击。 “战争朝着东部的主要方向，南部是关于Zaporizhhya，Kherson，Mykolaiv地区，最近还记录了Chernihiv和Sumy地区的罢工。 毕竟，这种情况不断发生。 在一天的情况下，大约有20架这些机场的飞机在空域中。” Odrechnik。</text:p>
      <text:p text:style-name="P4">
据报道，空军司令部发言人<text:a xlink:type="simple" xlink:href="https://www.ukrinform.ua/tag-zsu" text:style-name="Internet_20_link" text:visited-style-name="Visited_20_Internet_20_Link">
</text:a>
尤里·伊格纳特(Yuri Ignat)早些时候强调的是，从国际合作伙伴那里收到的Patrioot防空导弹系统将大大发展乌克兰的防空系统，并将使俄罗斯飞机远离边境。</text:p>
      <text:p text:style-name="P4">
News Source: <text:a xlink:type="simple" xlink:href="https://www.ukrinform.ua/rubric-ato/3699662-obicani-partnerami-sistemi-ppo-vze-u-dorozi-do-svoih-majbutnih-pozicij-povitrani-sili.html" text:style-name="Internet_20_link" text:visited-style-name="Visited_20_Internet_20_Link">
https://www.ukrinform.ua/rubric-ato/3699662-obicani-partnerami-sistemi-ppo-vze-u-dorozi-do-svoih-majbutnih-pozicij-povitrani-sili.html</text:a>
</text:p>
      <!--NEWS-->
      <text:h text:style-name="P10" text:outline-level="1">
<text:span text:style-name="T4">
曲棍球：乌克兰国家队在加时赛中在世界杯上取代了中国</text:span>
</text:h>
      <text:p text:style-name="P4">
作者: Ukrinform (Person)</text:p>
      <text:p text:style-name="P4">
出版商: Укринформ (Organization)</text:p>
      <text:p text:style-name="P4">
出版时间: 2023-04-23T18:51:00+03:00</text:p>
      <text:p text:style-name="P4">
修改时间: 2023-04-23T18:51:00+03:00</text:p>
      <text:p text:style-name="P4">
描述: 乌克兰国家队在该部门的世界曲棍球锦标赛开始时在加时赛中国输球。  - 乌克林。</text:p>
      <text:p text:style-name="P4">
图片: ["<text:a xlink:type="simple" xlink:href="https://static.ukrinform.com/photos/2023_04/thumb_files/630_360_1682265009-246.jpg" text:style-name="Internet_20_link" text:visited-style-name="Visited_20_Internet_20_Link">
630_360_16822...</text:a>
"]</text:p>
      <text:p text:style-name="P4">
标签: ['хокей', 'Збірна України']</text:p>
      <text:p text:style-name="P4">
类型: Article</text:p>
      <!--METADATA-->
      <text:p text:style-name="P4">
<draw:frame draw:style-name="fr1" draw:name="Image179" text:anchor-type="as-char" svg:width="6.9236in" svg:height="3.956343in" draw:z-index="0">
<draw:image xlink:href="../Images/yкринформ/2023-04-23T18-51-00-03-00/630_360_1682265009-246.jpg" xlink:type="simple" xlink:show="embed" xlink:actuate="onLoad" draw:mime-type="image/jpeg"/>
</draw:frame>
在世界曲棍球锦标赛开始时，国家队在加时赛中的中国输球。</text:p>
      <text:p text:style-name="P4">
今天，今天4月23日，IPS部门的世界曲棍球锦标赛始于爱沙尼亚塔林。</text:p>
      <text:p text:style-name="P4">
男子国家队在中国加时赛中输了4：5。</text:p>
      <text:p text:style-name="P4">
在“蓝色和黄色”中，网上是乌鸦帐户上的帽子戏法。</text:p>
      <text:p text:style-name="P4">
您可以查看游戏<text:a xlink:type="simple" xlink:href="https://www.youtube.com/live/I5u3WScJ1is" text:style-name="Internet_20_link" text:visited-style-name="Visited_20_Internet_20_Link">
</text:a>
。</text:p>
      <text:p text:style-name="P4">
4月24日，乌克兰人将与塞尔维亚国家队一起比赛。</text:p>
      <text:p text:style-name="P4">
<text:span text:style-name="T4">
另请阅读：</text:span>
 <text:a xlink:type="simple" xlink:href="https://www.ukrinform.ua/rubric-sports/3699499-nhl-vegas-po-bulitah-obigrav-vinnipeg-u-matci-serii-plejoff-kubka-stenli.html" text:style-name="Internet_20_link" text:visited-style-name="Visited_20_Internet_20_Link">
</text:a>
据报道，比赛的获胜者将在课堂上增加，下个赛季将在IA部门进行。</text:p>
      <text:p text:style-name="P4">
照片：FHU</text:p>
      <text:p text:style-name="P4">
News Source: <text:a xlink:type="simple" xlink:href="https://www.ukrinform.ua/rubric-sports/3699666-hokej-zbirna-ukraini-postupilasa-kitau-v-overtajmi-na-cs.html" text:style-name="Internet_20_link" text:visited-style-name="Visited_20_Internet_20_Link">
https://www.ukrinform.ua/rubric-sports/3699666-hokej-zbirna-ukraini-postupilasa-kitau-v-overtajmi-na-cs.html</text:a>
</text:p>
      <!--NEWS-->
      <text:h text:style-name="P10" text:outline-level="1">
<text:span text:style-name="T4">
由于赫尔森地区的炮击，三人受伤</text:span>
</text:h>
      <text:p text:style-name="P4">
作者: Ukrinform (Person)</text:p>
      <text:p text:style-name="P4">
出版商: Укринформ (Organization)</text:p>
      <text:p text:style-name="P4">
出版时间: 2023-04-23T18:54:00+03:00</text:p>
      <text:p text:style-name="P4">
修改时间: 2023-04-23T18:54:00+03:00</text:p>
      <text:p text:style-name="P4">
描述: 在赫尔森地区，贝洛泽斯克和斯坦尼斯拉夫斯基社区的俄罗斯人受伤了三人。  - 乌克林。</text:p>
      <text:p text:style-name="P4">
图片: ["<text:a xlink:type="simple" xlink:href="https://static.ukrinform.com/photos/2023_04/thumb_files/630_360_1682261916-835.jpg" text:style-name="Internet_20_link" text:visited-style-name="Visited_20_Internet_20_Link">
630_360_16822...</text:a>
", "<text:a xlink:type="simple" xlink:href="https://static.ukrinform.com/photos/2023_04/1682261916-747.jpg" text:style-name="Internet_20_link" text:visited-style-name="Visited_20_Internet_20_Link">
1682261916-74...</text:a>
"]</text:p>
      <text:p text:style-name="P4">
标签: ['Херсонщина', 'Обстріл', 'Офіс генпрокурора', 'Війна з росією']</text:p>
      <text:p text:style-name="P4">
类型: Article</text:p>
      <!--METADATA-->
      <text:p text:style-name="P4">
<draw:frame draw:style-name="fr1" draw:name="Image180" text:anchor-type="as-char" svg:width="6.9236in" svg:height="3.956343in" draw:z-index="0">
<draw:image xlink:href="../Images/yкринформ/2023-04-23T18-54-00-03-00/630_360_1682261916-835.jpg" xlink:type="simple" xlink:show="embed" xlink:actuate="onLoad" draw:mime-type="image/jpeg"/>
</draw:frame>
纳克森地区是由贝洛泽斯克和斯坦尼斯拉夫斯基社区的俄罗斯人炮击的结果。</text:p>
      <text:p text:style-name="P4">
正如乌克林福姆报道的那样，关于<text:a xlink:type="simple" xlink:href="https://t.me/pgo_gov_ua/11519" text:style-name="Internet_20_link" text:visited-style-name="Visited_20_Internet_20_Link">
</text:a>
检察长。</text:p>
      <text:p text:style-name="P4">
“在Oleshkiv地区检察官办公室的程序领导下，对违反法律和战争习俗的事实的调查开始了(第438 KKU的第1部分). За даними слідства, 23 квітня 2023 року ворог вчергове обстрілявнаселені пункти Білозерської та Станіславської громад на Херсонщині. Травмирізного ступеня отримало щонайменше троє мирних жителів», - йдеться уповідомленні.</text:p>
      <text:p text:style-name="P4">
<text:span text:style-name="T4">
Читайте також:</text:span>
 <text:a xlink:type="simple" xlink:href="https://www.ukrinform.ua/rubric-ato/3699619-vijska-rf-obstrilali-kladovise-na-hersonsini.html" text:style-name="Internet_20_link" text:visited-style-name="Visited_20_Internet_20_Link">
 <text:span text:style-name="T4">
обстріл</text:span>
 </text:a>
</text:p>
      <text:p text:style-name="P4">
<draw:frame draw:style-name="fr1" draw:name="Image181" text:anchor-type="as-char" svg:width="6.9236in" svg:height="5.769667in" draw:z-index="0">
<draw:image xlink:href="../Images/yкринформ/2023-04-23T18-54-00-03-00/1682261916-747.jpg" xlink:type="simple" xlink:show="embed" xlink:actuate="onLoad" draw:mime-type="image/jpeg"/>
</draw:frame>
根据初步数据，敌人袭击了炮兵并袭击了无机机器人。 炮击会损害标签的住宅建筑物。</text:p>
      <text:p text:style-name="P4">
正如乌克林福姆报道的<text:a xlink:type="simple" xlink:href="https://www.ukrinform.ua/rubric-ato/3699621-rosijski-vijska-obstrilali-selo-na-hersonsini-dvoe-poranenih.html" text:style-name="Internet_20_link" text:visited-style-name="Visited_20_Internet_20_Link">
</text:a>
. Окрім того, ворог обстріляв кладовище в селі Гаврилівка.</text:p>
      <text:p text:style-name="P4">
Фото: ОГП, Телеграм</text:p>
      <text:p text:style-name="P4">
News Source: <text:a xlink:type="simple" xlink:href="https://www.ukrinform.ua/rubric-ato/3699652-unaslidok-obstriliv-hersonsini-poraneni-tri-ludini.html" text:style-name="Internet_20_link" text:visited-style-name="Visited_20_Internet_20_Link">
https://www.ukrinform.ua/rubric-ato/3699652-unaslidok-obstriliv-hersonsini-poraneni-tri-ludini.html</text:a>
</text:p>
      <!--NEWS-->
      <text:h text:style-name="P10" text:outline-level="1">
<text:span text:style-name="T4">
国防军的航空对俄罗斯入侵者进行了11次打击</text:span>
</text:h>
      <text:p text:style-name="P4">
作者: Ukrinform (Person)</text:p>
      <text:p text:style-name="P4">
出版商: Укринформ (Organization)</text:p>
      <text:p text:style-name="P4">
出版时间: 2023-04-23T19:08:42+03:00</text:p>
      <text:p text:style-name="P4">
修改时间: 2023-04-23T19:08:42+03:00</text:p>
      <text:p text:style-name="P4">
描述: 乌克兰国防军每天的航空对俄罗斯入侵者进行了11次跳动。  - 乌克林。</text:p>
      <text:p text:style-name="P4">
图片: ["<text:a xlink:type="simple" xlink:href="https://static.ukrinform.com/photos/2023_04/thumb_files/630_360_1681751256-398.jpg" text:style-name="Internet_20_link" text:visited-style-name="Visited_20_Internet_20_Link">
630_360_16817...</text:a>
"]</text:p>
      <text:p text:style-name="P4">
标签: ['Генштаб', 'ЗСУ', 'Російська авіація', 'Війна з росією']</text:p>
      <text:p text:style-name="P4">
类型: Article</text:p>
      <!--METADATA-->
      <text:p text:style-name="P4">
<draw:frame draw:style-name="fr1" draw:name="Image182" text:anchor-type="as-char" svg:width="6.9236in" svg:height="3.956343in" draw:z-index="0">
<draw:image xlink:href="../Images/yкринформ/2023-04-23T19-08-42-03-00/630_360_1681751256-398.jpg" xlink:type="simple" xlink:show="embed" xlink:actuate="onLoad" draw:mime-type="image/jpeg"/>
</draw:frame>
每天防御乌克兰的航空对俄罗斯入侵者进行了11次节拍。</text:p>
      <text:p text:style-name="P4">
根据乌克兰的说法，乌克兰武装部队的总参谋部在[]中报道(https://www.facebook.com/GeneralStaff.ua/posts/pfbid0NvLxNmEnT5P5eNBssoobkH2EBdLwrEd2sbq5JyDBAn9c8TuAsRbSTFBaL6szr9Qnl)截至4月23日18:00发布了及时信息。</text:p>
      <text:p text:style-name="P4">
“国防军的航空在侵略者的个人员工和军事装备的集中领域中进行了11次跳动。 邮件读取了两个有趣的梅林无人机和一个Eagle -10的无人机。</text:p>
      <text:p text:style-name="P4">
总参谋部指出，俄罗斯联邦没有放弃其占领乌克兰领土的计划。 继续忽略国际人道主义法，罢工，不仅在乌克兰军队的立场上，而且在定居点的民用基础设施上，恐吓平民。</text:p>
      <text:p text:style-name="P4">
<text:span text:style-name="T4">
另请阅读：</text:span>
 <text:a xlink:type="simple" xlink:href="https://www.ukrinform.ua/rubric-ato/3699586-na-pivdni-zenitniki-znisili-cotiri-rosijski-dronikamikadze-lancet.html" text:style-name="Internet_20_link" text:visited-style-name="Visited_20_Internet_20_Link">
</text:a>
白天，敌人击中了28架飞机罢工，并从喷气消防系统造成了大约10架，并在乌克兰军方的位置上击中了大约10架。 平民中有受伤，私人住宅和其他平民基础设施被摧毁。</text:p>
      <text:p text:style-name="P4">
整个乌克兰的火箭和航空罢工的可能性很高。</text:p>
      <text:p text:style-name="P4">
“敌人的主要努力专注于采取纳巴克穆特，阿夫迪夫和玛丽因方向的进攻行动。 白天，乌克兰部队的部队在白天反映了45多次敌人袭击。 巴赫穆特(Bakhmut)和马林卡(Marinka)最激烈的战斗仍在继续。”</text:p>
      <text:p text:style-name="P4">
<text:span text:style-name="T4">
另请阅读：</text:span>
 <text:a xlink:type="simple" xlink:href="https://www.ukrinform.ua/rubric-ato/3699565-na-mikolaivsini-zenitniki-zbili-rosijskij-rozviduvalnij-bezpilotnik.html" text:style-name="Internet_20_link" text:visited-style-name="Visited_20_Internet_20_Link">
</text:a>
<text:span text:style-name="T5">
 <text:span text:style-name="T4">
在volyn和polissya方向</text:span>
 _ _操作情况由常数规定。 没有发现进攻群体的形成迹象。白俄罗斯共和国武装部队的确定部队继续在与乌克兰边境地区执行行动。 俄罗斯联邦武装部队领土部队的一些部队继续在白俄罗斯领土上进行解释。</text:span>
 <text:span text:style-name="T4">
在Kupyansk方向</text:span>
 _炮弹炮弹居住在两年 - 戈尔德，Mrynakivka，Masyutivka，Lyman First，Kislivka，Berestovehakiv地区。</text:p>
      <text:p text:style-name="P4">
<text:span text:style-name="T4">
另请阅读：</text:span>
 <text:a xlink:type="simple" xlink:href="https://www.ukrinform.ua/rubric-ato/3699470-sili-oboroni-znisili-vze-186-420-rosijskih-zagarbnikiv.html" text:style-name="Internet_20_link" text:visited-style-name="Visited_20_Internet_20_Link">
<text:span text:style-name="T4">
销毁</text:span>
</text:a>
_ <text:span text:style-name="T4">
在利马方向</text:span>
 _ _今天入侵者没有进攻。 炮弹被定居点居住，该定居点与碰撞线，即：Makiivka，Nevskoye，卢甘斯克地区Dibrova的Bigorivka，Verkhnamyanskoye，有争议的Donetsk地区。</text:p>
      <text:p text:style-name="P4">
<text:span text:style-name="T4">
 <text:span text:style-name="T5">
在Bakhmut方向</text:span>
 </text:span>
敌人继续采取进攻行动。在巴赫穆特市以外驾驶激烈的战斗。 同样在白天，敌人对格里戈里夫卡和博格达尼夫卡定居点的郊区进行了连续的连续行动。 Vasyukivka，Orikhovo-Vasylivka，Markovo，Grigorivka，Bakhmut，Ivanovsk，Yar，Yar，Novodmitrovka，Konstantinovka和Donetsk地区的纽约地区受伤。</text:p>
      <text:p text:style-name="P4">
_ <text:span text:style-name="T4">
在Avdeevsky方向</text:span>
 _ _俄罗斯军队采取了Novokalin和Pervomaisky Donetsk地区的进攻行动，没有成功，遭受了巨大的损失。 他们对位于碰撞的情况下的定居点发射，尤其是：Novokalinovo，Avdiivka，Lastokne，Pervomaisko，Karlovka和Nevelskoye Donetsk地区。</text:p>
      <text:p text:style-name="P4">
<text:span text:style-name="T4">
另请阅读：</text:span>
 <text:a xlink:type="simple" xlink:href="https://www.ukrinform.ua/rubric-ato/3699659-zagarbniki-skinuli-snaradi-na-nikopol-troe-poranenih.html" text:style-name="Internet_20_link" text:visited-style-name="Visited_20_Internet_20_Link">
</text:a>
<text:span text:style-name="T5">
 <text:span text:style-name="T4">
在Mariinsky方向</text:span>
 </text:span>
，白天，乌克兰的防守者反映了Putthmarinka定居点北部和中部的敌人攻击数量，以及在Donetsk地区的Novomikhailivka地区。 同时，敌对行动遭到了顿涅茨克地区的Krasnogorivka，St. George，Marinka，Marinka，Novomikhailivka和Paraskovka的定居点。</text:p>
      <text:p text:style-name="P4">
_ <text:span text:style-name="T4">
在矿物方向</text:span>
 _ _ _敌人活跃。 他在Bogoyavlenko，Novoukrainka，Coal，Golden Niva，Donetsk地区的Veliky Novosilka的定居点开火。</text:p>
      <text:p text:style-name="P4">
_ <text:span text:style-name="T4">
在Zaporizhzhya和Kherson的方向</text:span>
 _侵略者继续行动。 同时，白天开火了35多个居住的垫子。 其中 - 顿涅茨克地区的Vremivka； Malynivka，Gulyaipole，Railway，Gulyaypil，Belogorye，Mala Tokmachka，Novodanilovka，Novoandriivka和Kamianske Zaporizhzhya地区； Golden Balka，Berislav，Vesele，Ivanivka，Engineering，Antonivka，Dniprovske，Giant，Kizomysherson地区和Kherson市。“没有在战场上取得重大成就，而是俄罗斯联邦武装部队的军事人员越来越多地试图找到肇事者。 最近，俄罗斯联邦武装部队的军事人员与瓦格纳·佩克(Wagner Pec)的雇佣军之间的战斗，该战斗成长为交火，发生在卢甘斯克·卢坎克(Lugansk Lugansk)村。 这两者都死了。”消息说。</text:p>
      <text:p text:style-name="P4">
总参谋部报告说，俄罗斯军队在战场上继续遭受巨大损失。 暂时捕获的领土上的所有医疗机构都挤满了受伤的入侵者。 敌人被迫将临时捕获领土的教育机构用于其自身目的。</text:p>
      <text:p text:style-name="P4">
“是的，在卢汉斯克地区桥梁的定居点，入侵者安排了一所当地学校作为军事医院。 有大量受伤的俄罗斯人。 此外，所有占用者中都有大量的赤字医疗和敷料材料。”</text:p>
      <text:p text:style-name="P4">
从乌克林福姆(Ukrinform)报道，从2022年2月24日至2023年23日，大约186,000 420个俄罗斯侵略者从2023年2月24日开始清算。</text:p>
      <text:p text:style-name="P4">
照片：Facebook国防部</text:p>
      <text:p text:style-name="P4">
News Source: <text:a xlink:type="simple" xlink:href="https://www.ukrinform.ua/rubric-ato/3699672-aviacia-sil-oboroni-zavdala-11-udariv-po-rosijskih-zagarbnikah.html" text:style-name="Internet_20_link" text:visited-style-name="Visited_20_Internet_20_Link">
https://www.ukrinform.ua/rubric-ato/3699672-aviacia-sil-oboroni-zavdala-11-udariv-po-rosijskih-zagarbnikah.html</text:a>
</text:p>
      <!--NEWS-->
      <text:h text:style-name="P10" text:outline-level="1">
<text:span text:style-name="T4">
西甲：巴塞罗那赢得了“田径运动”</text:span>
</text:h>
      <text:p text:style-name="P4">
作者: Ukrinform (Person)</text:p>
      <text:p text:style-name="P4">
出版商: Укринформ (Organization)</text:p>
      <text:p text:style-name="P4">
出版时间: 2023-04-23T19:10:21+03:00</text:p>
      <text:p text:style-name="P4">
修改时间: 2023-04-23T19:10:21+03:00</text:p>
      <text:p text:style-name="P4">
描述: 加泰罗尼亚人继续领导西班牙冠军。  - 乌克林。</text:p>
      <text:p text:style-name="P4">
图片: ["<text:a xlink:type="simple" xlink:href="https://static.ukrinform.com/photos/2023_04/thumb_files/630_360_1682266047-553.jpg" text:style-name="Internet_20_link" text:visited-style-name="Visited_20_Internet_20_Link">
630_360_16822...</text:a>
"]</text:p>
      <text:p text:style-name="P4">
标签: ['Барселона', 'Футбол']</text:p>
      <text:p text:style-name="P4">
类型: Article</text:p>
      <!--METADATA-->
      <text:p text:style-name="P4">
<draw:frame draw:style-name="fr1" draw:name="Image183" text:anchor-type="as-char" svg:width="6.9236in" svg:height="3.956343in" draw:z-index="0">
<draw:image xlink:href="../Images/yкринформ/2023-04-23T19-10-21-03-00/630_360_1682266047-553.jpg" xlink:type="simple" xlink:show="embed" xlink:actuate="onLoad" draw:mime-type="image/jpeg"/>
</draw:frame>
«Каталонці» продовжують очолювати чемпіонат Іспанії.</text:p>
      <text:p text:style-name="P4">
«Барселона» на своєму полі здолала «Атлетико» 1:0 в 30-у турі іспанськоїпірмери, передає Укрінформ.</text:p>
      <text:p text:style-name="P4">
Єдиний гол записав на свій рахунок Торрес на 44-й хвилині.</text:p>
      <text:p text:style-name="P4">
«Барселона» продовжує очолювати Ла Лігу, маючи в активі 76 пунктів після 30матчів.</text:p>
      <text:p text:style-name="P4">
<text:span text:style-name="T4">
Читайте також:</text:span>
 <text:a xlink:type="simple" xlink:href="https://www.ukrinform.ua/rubric-sports/3699396-mancester-siti-rozgromiv-seffld-unajted-i-zigrae-u-finali-kubka-anglii.html" text:style-name="Internet_20_link" text:visited-style-name="Visited_20_Internet_20_Link">
 </text:a>
据报道，目前的底漆“真实”的获胜者迈出了第二步，落后于领先者11分。</text:p>
      <text:p text:style-name="P4">
照片：fcbarcelona.com</text:p>
      <text:p text:style-name="P4">
News Source: <text:a xlink:type="simple" xlink:href="https://www.ukrinform.ua/rubric-sports/3699673-la-liga-barselona-minimalno-peremogla-atletiko.html" text:style-name="Internet_20_link" text:visited-style-name="Visited_20_Internet_20_Link">
https://www.ukrinform.ua/rubric-sports/3699673-la-liga-barselona-minimalno-peremogla-atletiko.html</text:a>
</text:p>
      <!--NEWS-->
      <text:h text:style-name="P10" text:outline-level="1">
<text:span text:style-name="T4">
在俄罗斯，它对其新闻记者的非妇女签证做出了反应</text:span>
</text:h>
      <text:p text:style-name="P4">
作者: Ukrinform (Person)</text:p>
      <text:p text:style-name="P4">
出版商: Укринформ (Organization)</text:p>
      <text:p text:style-name="P4">
出版时间: 2023-04-23T19:26:00+03:00</text:p>
      <text:p text:style-name="P4">
修改时间: 2023-04-23T19:26:00+03:00</text:p>
      <text:p text:style-name="P4">
描述: 美国没有发行俄罗斯媒体雇员来涵盖俄罗斯联邦外交部谢尔盖·拉夫罗夫（Sergey Lavrov）的访问。 拉夫罗夫（Lavrov）和整个俄罗斯方面威胁着这位美国记者在俄罗斯工作。  - 乌克林。</text:p>
      <text:p text:style-name="P4">
图片: ["<text:a xlink:type="simple" xlink:href="https://static.ukrinform.com/photos/2019_10/thumb_files/630_360_1570183193-551.jpeg" text:style-name="Internet_20_link" text:visited-style-name="Visited_20_Internet_20_Link">
630_360_15701...</text:a>
"]</text:p>
      <text:p text:style-name="P4">
标签: ['США', 'Віза', 'Журналіст', 'росія']</text:p>
      <text:p text:style-name="P4">
类型: Article</text:p>
      <!--METADATA-->
      <text:p text:style-name="P4">
<draw:frame draw:style-name="fr1" draw:name="Image184" text:anchor-type="as-char" svg:width="6.9236in" svg:height="3.956343in" draw:z-index="0">
<draw:image xlink:href="../Images/yкринформ/2023-04-23T19-26-00-03-00/630_360_1570183193-551.jpeg" xlink:type="simple" xlink:show="embed" xlink:actuate="onLoad" draw:mime-type="image/jpeg"/>
</draw:frame>
该联系并未给俄罗斯媒体签证的员工提供俄罗斯联邦谢尔盖·拉夫罗夫(Sergey Lavrov)的格拉维姆斯(Glavimzss)的访问。 拉夫罗夫(Lavrov)和一般的俄罗斯·卡斯托伦(Kasktoron)受到俄罗斯工作的美国记者的威胁。</text:p>
      <text:p text:style-name="P4">
正如乌克林福姆报道的那样，它报告了<text:a xlink:type="simple" xlink:href="https://t.me/rian_ru/200616" text:style-name="Internet_20_link" text:visited-style-name="Visited_20_Internet_20_Link">
</text:a>
俄罗斯国家非正式。</text:p>
      <text:p text:style-name="P4">
外交消息人士说：“对俄罗斯的美国记者的态度将与历史悠久的美国成年人相同，并具有必不可少的签证在联合国工作。”</text:p>
      <text:p text:style-name="P4">
据他说，美国记者会一直感到不便和类似的态度。 消息人士补充说，美国对在俄罗斯联邦被捕的格什科维奇记者的“关注”是可以想象的，否则他们会说：“没有反映俄罗斯记者”。</text:p>
      <text:p text:style-name="P4">
<text:span text:style-name="T4">
另请阅读：</text:span>
 <text:a xlink:type="simple" xlink:href="https://www.ukrinform.ua/rubric-world/3699100-derzdep-vidmovivsa-komentuvati-comu-ne-vsij-delegacii-rf-vidali-vizi-dla-vidvidanna-oon.html" text:style-name="Internet_20_link" text:visited-style-name="Visited_20_Internet_20_Link">
<text:span text:style-name="T4">
签证</text:span>
</text:a>
该声明是外交部外交部[]所说的职位的更具体的介绍<text:a xlink:type="simple" xlink:href="https://t.me/rian_ru/200615" text:style-name="Internet_20_link" text:visited-style-name="Visited_20_Internet_20_Link">
</text:a>
：“不要忘记，不要原谅。”</text:p>
      <text:p text:style-name="P4">
据报道，俄罗斯媒体参与者前往纽约，阐明联合国安理会俄罗斯总统内的措施。 但是，它们被阴影<text:a xlink:type="simple" xlink:href="https://www.ukrinform.ua/tag-viza" text:style-name="Internet_20_link" text:visited-style-name="Visited_20_Internet_20_Link">
</text:a>
只有伴随他的桂冠和外交官。</text:p>
      <text:p text:style-name="P4">
News Source: <text:a xlink:type="simple" xlink:href="https://www.ukrinform.ua/rubric-world/3699655-u-rosii-vidreaguvali-na-nevidacu-viz-ii-zurnalistam-dla-roboti-v-oon.html" text:style-name="Internet_20_link" text:visited-style-name="Visited_20_Internet_20_Link">
https://www.ukrinform.ua/rubric-world/3699655-u-rosii-vidreaguvali-na-nevidacu-viz-ii-zurnalistam-dla-roboti-v-oon.html</text:a>
</text:p>
      <!--NEWS-->
      <text:h text:style-name="P10" text:outline-level="1">
<text:span text:style-name="T4">
肯尼亚已经挖出了47人饿死的人</text:span>
</text:h>
      <text:p text:style-name="P4">
作者: Ukrinform (Person)</text:p>
      <text:p text:style-name="P4">
出版商: Укринформ (Organization)</text:p>
      <text:p text:style-name="P4">
出版时间: 2023-04-23T19:45:00+03:00</text:p>
      <text:p text:style-name="P4">
修改时间: 2023-04-23T19:45:00+03:00</text:p>
      <text:p text:style-name="P4">
描述: 肯尼亚警察挖掘了47人饿死以进入天堂的人的尸体。  - 乌克林。</text:p>
      <text:p text:style-name="P4">
图片: ["<text:a xlink:type="simple" xlink:href="https://static.ukrinform.com/photos/2023_04/thumb_files/630_360_1682258392-827.jpg" text:style-name="Internet_20_link" text:visited-style-name="Visited_20_Internet_20_Link">
630_360_16822...</text:a>
"]</text:p>
      <text:p text:style-name="P4">
标签: ['Церква', 'Кенія', 'Загибель', 'Ексгумація']</text:p>
      <text:p text:style-name="P4">
类型: Article</text:p>
      <!--METADATA-->
      <text:p text:style-name="P4">
<draw:frame draw:style-name="fr1" draw:name="Image185" text:anchor-type="as-char" svg:width="6.9236in" svg:height="3.956343in" draw:z-index="0">
<draw:image xlink:href="../Images/yкринформ/2023-04-23T19-45-00-03-00/630_360_1682258392-827.jpg" xlink:type="simple" xlink:show="embed" xlink:actuate="onLoad" draw:mime-type="image/jpeg"/>
</draw:frame>
肯尼亚警察挖掘了47人饿死以进入天堂的人的尸体。</text:p>
      <text:p text:style-name="P4">
正如乌克林福姆报道的那样，它报告了<text:a xlink:type="simple" xlink:href="https://www.reuters.com/world/africa/kenyan-police-exhume-21-bodies-suspected-christian-cult-graves-2023-04-23/" text:style-name="Internet_20_link" text:visited-style-name="Visited_20_Internet_20_Link">
</text:a>
星期五，警方开始挖掘出马林迪耳机城附近的沙卡霍尔森林尸体。 参与基督教邪教的人认为，如果他们伴有饥荒杀死自己，他们将陷入天堂。</text:p>
      <text:p text:style-name="P4">
库夫周日路透周日说：“总共有47人在沙卡乔拉森林中被杀。”</text:p>
      <text:p text:style-name="P4">
<text:span text:style-name="T4">
另请阅读：</text:span>
 <text:a xlink:type="simple" xlink:href="https://www.ukrinform.ua/rubric-world/3698940-u-sudani-z-pocatku-zbrojnogo-protistoanna-vze-ponad-400-zagiblih.html" text:style-name="Internet_20_link" text:visited-style-name="Visited_20_Internet_20_Link">
<text:span text:style-name="T4">
 sudani </text:span>
</text:a>
根据Kamau的说法，<text:a xlink:type="simple" xlink:href="https://www.ukrinform.ua/tag-eksgumacia" text:style-name="Internet_20_link" text:visited-style-name="Visited_20_Internet_20_Link">
</text:a>
仍在进行。</text:p>
      <text:p text:style-name="P4">
正如乌克林福姆报道的<text:a xlink:type="simple" xlink:href="https://www.ukrinform.ua/rubric-world/3699632-u-kenii-viavili-desatki-til-viran-aki-goloduvali-do-smerti.html" text:style-name="Internet_20_link" text:visited-style-name="Visited_20_Internet_20_Link">
</text:a>
在对传教士的调查框架内，他敦促他的追随者出演。</text:p>
      <text:p text:style-name="P4">
<text:span text:style-name="T5">
foto：Wachira Mwangi | 国家媒体组</text:span>
</text:p>
      <text:p text:style-name="P4">
News Source: <text:a xlink:type="simple" xlink:href="https://www.ukrinform.ua/rubric-world/3699674-u-kenii-eksgumuvali-tila-vze-47-osib-aki-goloduvali-do-smerti.html" text:style-name="Internet_20_link" text:visited-style-name="Visited_20_Internet_20_Link">
https://www.ukrinform.ua/rubric-world/3699674-u-kenii-eksgumuvali-tila-vze-47-osib-aki-goloduvali-do-smerti.html</text:a>
</text:p>
      <!--NEWS-->
      <text:h text:style-name="P10" text:outline-level="1">
<text:span text:style-name="T4">
FSU Zubko总统：教练工作人员从联邦获得了一项任务 - 赢</text:span>
</text:h>
      <text:p text:style-name="P4">
作者: Ukrinform (Person)</text:p>
      <text:p text:style-name="P4">
出版商: Укринформ (Organization)</text:p>
      <text:p text:style-name="P4">
出版时间: 2023-04-23T19:51:56+03:00</text:p>
      <text:p text:style-name="P4">
修改时间: 2023-04-23T19:51:56+03:00</text:p>
      <text:p text:style-name="P4">
描述: 乌克兰乔治·祖布（Georgy Zubko）曲棍球联合会主席赞赏乌克兰国家队在IPS对阵中国的世界杯第一场比赛中的表现（4：5）。  - 乌克林。</text:p>
      <text:p text:style-name="P4">
图片: ["<text:a xlink:type="simple" xlink:href="https://static.ukrinform.com/photos/2023_04/thumb_files/630_360_1682268658-974.jpg" text:style-name="Internet_20_link" text:visited-style-name="Visited_20_Internet_20_Link">
630_360_16822...</text:a>
"]</text:p>
      <text:p text:style-name="P4">
标签: ['хокей', 'Збірна України']</text:p>
      <text:p text:style-name="P4">
类型: Article</text:p>
      <!--METADATA-->
      <text:p text:style-name="P4">
<draw:frame draw:style-name="fr1" draw:name="Image186" text:anchor-type="as-char" svg:width="6.9236in" svg:height="3.956343in" draw:z-index="0">
<draw:image xlink:href="../Images/yкринформ/2023-04-23T19-51-56-03-00/630_360_1682268658-974.jpg" xlink:type="simple" xlink:show="embed" xlink:actuate="onLoad" draw:mime-type="image/jpeg"/>
</draw:frame>
乌克兰Georgy Zubko的曲棍球总统表演评估了乌克兰国家队的表现(4：5).</text:p>
      <text:p text:style-name="P4">
Він розповів про це ексклюзивно в коментарі Укрінформу.</text:p>
      <text:p text:style-name="P4">
«Сьогодні була дуже видовищна гра. Хочу подякувати їм. Ми могли взяти більше,але за всіма показниками ми маємо можливість цю групу вигравати. Наскількивдасться це реалізувати - зовсім інше питаня. У нас є хороша воротарськалінія, якісних нападників. Вперше за три роки ми сформували фактично ідеальнийсклад, щоб грати й перемагати. Не виділятиму нікого, адже вся команда гралагідно. Ми зберігаємо оптимізм на рахунок майбутнього», - сказав він.</text:p>
      <text:p text:style-name="P4">
Зубко також наголосив, що федерація поставила перед тренерським штабом збірноїодне завдання - виграти групу.</text:p>
      <text:p text:style-name="P4">
«Команда має малюнок, забивних хлопців. Ми маємо всі складові для того, щобперемагати в цьому дивізіоні. Залишаємо за собою всі шанси на перемогу вгрупі. Тренерський штаб отримав від федерації єдине завдання - виходити далі.Сьогоднішня поразка в овертаймі жодним чином не змінює наші плани. Вимога довсіх: і до спортсменів, і до керівництва команди - перемагати в наступнихчотирьох матчах, щоб не дивитися на результати інших поєдинків. Ми хочемо чутигімн після кожної гри. Сьогодні не вдалося, але ми приїхали перемагати, аджеУкраїні потрібні перемоги», - пояснив президент ФХУ.</text:p>
      <text:p text:style-name="P4">
Окрім того, він подякував партнерам за допомогу в підготовці збірних Українидо змагань.</text:p>
      <text:p text:style-name="P4">
«Тренерський штаб зробив велику рободу під час зборів. Хочу подякувати нашимпартнерам, які допомагають готуватися до змагань в складних умовах всімзбірним. Дякую вболівальникам в Таллінні й по всьому світі. Ми відчуваємопідтримку від усього світу», - підсумував Зубко.</text:p>
      <text:p text:style-name="P4">
<text:span text:style-name="T4">
Читайте також:</text:span>
 <text:a xlink:type="simple" xlink:href="https://www.ukrinform.ua/rubric-sports/3699666-hokej-zbirna-ukraini-postupilasa-kitau-v-overtajmi-na-cs.html" text:style-name="Internet_20_link" text:visited-style-name="Visited_20_Internet_20_Link">
 <text:span text:style-name="T4">
Хокей</text:span>
 </text:a>
据报道，乌克兰国家队在中国加时赛中输给了世界曲棍球锦标赛。(4：5).</text:p>
      <text:p text:style-name="P4">
Фото: пресслужба федерації</text:p>
      <text:p text:style-name="P4">
News Source: <text:a xlink:type="simple" xlink:href="https://www.ukrinform.ua/rubric-sports/3699680-prezident-fhu-zubko-trenerskij-stab-otrimav-vid-federacii-odne-zavdanna-peremagati.html" text:style-name="Internet_20_link" text:visited-style-name="Visited_20_Internet_20_Link">
https://www.ukrinform.ua/rubric-sports/3699680-prezident-fhu-zubko-trenerskij-stab-otrimav-vid-federacii-odne-zavdanna-peremagati.html</text:a>
</text:p>
      <!--NEWS-->
      <text:h text:style-name="P10" text:outline-level="1">
<text:span text:style-name="T4">
俄罗斯在塔夫里斯克方向的行动变得更加激烈 - 军事</text:span>
</text:h>
      <text:p text:style-name="P4">
作者: Ukrinform (Person)</text:p>
      <text:p text:style-name="P4">
出版商: Укринформ (Organization)</text:p>
      <text:p text:style-name="P4">
出版时间: 2023-04-23T20:04:00+03:00</text:p>
      <text:p text:style-name="P4">
修改时间: 2023-04-23T20:04:00+03:00</text:p>
      <text:p text:style-name="P4">
描述: 俄罗斯人在金牛座方向上行动的策略和性质已经改变，变得更加激烈。  - 乌克林。</text:p>
      <text:p text:style-name="P4">
图片: ["<text:a xlink:type="simple" xlink:href="https://static.ukrinform.com/photos/2022_07/thumb_files/630_360_1658910361-742.jpg" text:style-name="Internet_20_link" text:visited-style-name="Visited_20_Internet_20_Link">
630_360_16589...</text:a>
"]</text:p>
      <text:p text:style-name="P4">
标签: ['Російські військові', 'Війна з росією', 'Єдині новини']</text:p>
      <text:p text:style-name="P4">
类型: Article</text:p>
      <!--METADATA-->
      <text:p text:style-name="P4">
<draw:frame draw:style-name="fr1" draw:name="Image187" text:anchor-type="as-char" svg:width="6.9236in" svg:height="3.956343in" draw:z-index="0">
<draw:image xlink:href="../Images/yкринформ/2023-04-23T20-04-00-03-00/630_360_1658910361-742.jpg" xlink:type="simple" xlink:show="embed" xlink:actuate="onLoad" draw:mime-type="image/jpeg"/>
</draw:frame>
Tavriysk方向的金牛座行动的策略发生了变化，并变得更加激烈。</text:p>
      <text:p text:style-name="P4">
乌克林福姆(Ukrinform)表示，塔夫里斯基(Tavriysky)国防军中心的记者Alexeydmitrashkivskyi。</text:p>
      <text:p text:style-name="P4">
“敌人在我们方向上行动的战术和性质在Avdeevsky的Mariinsky Tawgledar方向上改变了一定程度的强度和努力。 目的是取代，捕获和创造这样的条件，使他们能够进入顿涅茨克地区的行政边界。一个特征是恒定的旋转，系统的重组，非单位的非义务，以便在道德上影响我们的部队。航空峡谷。航空沟渠沟渠。 ，试图迫使我们的单位离开并采取措施，”德米特拉什基夫斯基说。</text:p>
      <text:p text:style-name="P4">
<text:span text:style-name="T4">
另请阅读：</text:span>
 <text:a xlink:type="simple" xlink:href="https://www.ukrinform.ua/rubric-ato/3696933-vijska-rf-vidveli-z-rajonu-marinki-dvi-desantni-castini-na-vidnovlenna.html" text:style-name="Internet_20_link" text:visited-style-name="Visited_20_Internet_20_Link">
</text:a>
据他说，俄罗斯联邦的命令被扔给了在Marinka Nadonechyna附近的战斗，而SO被称为“突击单位Z”，而不是当地人。 敌人的军队开始完全采用瓦格纳·佩克(Wagner Pec)将塔纳巴蒂(Tanabati)的经历加入其犯罪现象的人群。 “有些指示与俘虏一起吸引了我们，这显然指出，在战斗过程中，该部队的士兵在polyb上没有提供医疗服务，并且在占领职位或该团队之前，没有撤离受伤的人他说，不被撤退。”  - 他说。</text:p>
      <text:p text:style-name="P4">
早些时候，他建议失去了很多婴儿和马林斯基的指示，<text:a xlink:type="simple" xlink:href="https://www.ukrinform.ua/tag-rosijski-vijskovi" text:style-name="Internet_20_link" text:visited-style-name="Visited_20_Internet_20_Link">
</text:a>
可以专注于煤炭方向。 在星期六，俄罗斯aenglain由6架飞机进行，导致平民毁灭。 “它有什么作用？ 现在在巴赫穆特(Bakhmut)是一种饮食。 他们被称为地板上的房子，因此其他士兵至少无法装备任何反思或休息的位置。 因此，我认为，他们正在射击试图成功的碳机构。 也许这就是他们试图在不久的将来试图在煤炭中暴风雨的原因。” Dmytrashkivsky说。</text:p>
      <text:p text:style-name="P4">
News Source: <text:a xlink:type="simple" xlink:href="https://www.ukrinform.ua/rubric-ato/3699681-najblizcim-casom-vorog-sprobue-sturmuvati-vugledarskij-napramok-vijskovi.html" text:style-name="Internet_20_link" text:visited-style-name="Visited_20_Internet_20_Link">
https://www.ukrinform.ua/rubric-ato/3699681-najblizcim-casom-vorog-sprobue-sturmuvati-vugledarskij-napramok-vijskovi.html</text:a>
</text:p>
      <!--NEWS-->
      <text:h text:style-name="P10" text:outline-level="1">
<text:span text:style-name="T4">
俄罗斯联邦杜马州最富有的代表之一去世，他在乌克兰被判刑</text:span>
</text:h>
      <text:p text:style-name="P4">
作者: Ukrinform (Person)</text:p>
      <text:p text:style-name="P4">
出版商: Укринформ (Organization)</text:p>
      <text:p text:style-name="P4">
出版时间: 2023-04-23T20:17:00+03:00</text:p>
      <text:p text:style-name="P4">
修改时间: 2023-04-23T20:17:00+03:00</text:p>
      <text:p text:style-name="P4">
描述: 在77岁的俄罗斯，俄罗斯联合会米科拉·伯索夫（Mykola Burtsov）州杜马（Duma）副代表去世，他因侵占乌克兰的领土完整性和不可侵犯性而被判刑。  - 乌克林。</text:p>
      <text:p text:style-name="P4">
图片: ["<text:a xlink:type="simple" xlink:href="https://static.ukrinform.com/photos/2023_04/thumb_files/630_360_1682266089-851.jpeg" text:style-name="Internet_20_link" text:visited-style-name="Visited_20_Internet_20_Link">
630_360_16822...</text:a>
"]</text:p>
      <text:p text:style-name="P4">
标签: ['Депутат', 'Смерть', 'Держдума РФ', 'росія']</text:p>
      <text:p text:style-name="P4">
类型: Article</text:p>
      <!--METADATA-->
      <text:p text:style-name="P4">
<draw:frame draw:style-name="fr1" draw:name="Image188" text:anchor-type="as-char" svg:width="6.9236in" svg:height="3.956343in" draw:z-index="0">
<draw:image xlink:href="../Images/yкринформ/2023-04-23T20-17-00-03-00/630_360_1682266089-851.jpeg" xlink:type="simple" xlink:show="embed" xlink:actuate="onLoad" draw:mime-type="image/jpeg"/>
</draw:frame>
在俄罗斯，俄罗斯联邦米科拉·伯索夫(Mykola Burtsov)的杜马州代表去世了77年。</text:p>
      <text:p text:style-name="P4">
正如乌克林福姆报道的那样，它报告了<text:a xlink:type="simple" xlink:href="https://www.rbc.ru/politics/23/04/2023/6444f9ba9a7947704f5b19a6" text:style-name="Internet_20_link" text:visited-style-name="Visited_20_Internet_20_Link">
</text:a>
。</text:p>
      <text:p text:style-name="P4">
Lipetsk地区州长Igor Artamonov报告了Burtsov死亡。他没有指定死亡原因。 博尔佐夫被埋葬在莫斯科。</text:p>
      <text:p text:style-name="P4">
值得注意的是，1945年5月8日出生的伯索夫(Burtsov)自2003年以来一直是俄罗斯联邦的副州，是统一俄罗斯派系的成员。</text:p>
      <text:p text:style-name="P4">
几年来，他一直名列最富有的议员，宣布收入最多。 2021年，他通过汇聚在富裕的俄罗斯人名单中排名194 <text:a xlink:type="simple" xlink:href="https://www.ukrinform.ua/tag-forbes" text:style-name="Internet_20_link" text:visited-style-name="Visited_20_Internet_20_Link">
</text:a>
，该期刊估计他的财富为5.5亿美元。</text:p>
      <text:p text:style-name="P4">
<text:span text:style-name="T4">
另请阅读：</text:span>
 <text:a xlink:type="simple" xlink:href="https://www.ukrinform.ua/rubric-world/3571340-u-rosii-pomer-golovred-ulublenoi-gazeti-putina.html" text:style-name="Internet_20_link" text:visited-style-name="Visited_20_Internet_20_Link">
<text:span text:style-name="T4">
俄罗斯</text:span>
 <text:span text:style-name="T4">
死亡</text:span>
 <text:span text:style-name="T4">
 </text:span>
 <text:span text:style-name="T4">
 </text:span>
最爱<text:span text:style-name="T4">
 </text:span>
 <text:span text:style-name="T4">
 </text:span>
报纸<text:span text:style-name="T4">
 putin </text:span>
 putin **</text:a>
乌克林福姆(Ukrinform)报道，去年3月底，总检察官办公室指出，俄罗斯联邦杜马州的20名代表因乌克兰内绿色的领土完整而受到谴责。 他们每个人被没收被判处15年徒刑。</text:p>
      <text:p text:style-name="P4">
在全面入侵的前不久，2022年2月15日，俄罗斯鲁us派支持诉诸于俄罗斯联邦总统的呼吁，以考虑承认对“ DNR”和“ LNR”伪公开的认可问题，主权和独立国家。</text:p>
      <text:p text:style-name="P4">
罪犯名单列表Mykola Ivanovich Bortsov，08.05.1945</text:p>
      <text:p text:style-name="P4">
News Source: <text:a xlink:type="simple" xlink:href="https://www.ukrinform.ua/rubric-world/3699675-pomer-odin-iz-najbagatsih-deputativ-derzdumi-rf-akogo-zasudili-v-ukraini.html" text:style-name="Internet_20_link" text:visited-style-name="Visited_20_Internet_20_Link">
https://www.ukrinform.ua/rubric-world/3699675-pomer-odin-iz-najbagatsih-deputativ-derzdumi-rf-akogo-zasudili-v-ukraini.html</text:a>
</text:p>
      <!--NEWS-->
      <text:h text:style-name="P10" text:outline-level="1">
<text:span text:style-name="T4">
乌克兰Oliynikov在西班牙的ITF 15决赛中击败了立陶宛泡泡球</text:span>
</text:h>
      <text:p text:style-name="P4">
作者: Ukrinform (Person)</text:p>
      <text:p text:style-name="P4">
出版商: Укринформ (Organization)</text:p>
      <text:p text:style-name="P4">
出版时间: 2023-04-23T20:32:25+03:00</text:p>
      <text:p text:style-name="P4">
修改时间: 2023-04-23T20:32:25+03:00</text:p>
      <text:p text:style-name="P4">
描述: 乌克兰网球运动员亚历山大·奥利尼科夫（Alexander Oliynikov）（№711WTA）在西班牙泰尔（Telde）赢得了ITF 15锦标赛。  - 乌克林。</text:p>
      <text:p text:style-name="P4">
图片: ["<text:a xlink:type="simple" xlink:href="https://static.ukrinform.com/photos/2023_04/thumb_files/630_360_1682271103-644.jpg" text:style-name="Internet_20_link" text:visited-style-name="Visited_20_Internet_20_Link">
630_360_16822...</text:a>
"]</text:p>
      <text:p text:style-name="P4">
标签: ['Теніс']</text:p>
      <text:p text:style-name="P4">
类型: Article</text:p>
      <!--METADATA-->
      <text:p text:style-name="P4">
<draw:frame draw:style-name="fr1" draw:name="Image189" text:anchor-type="as-char" svg:width="6.9236in" svg:height="3.956343in" draw:z-index="0">
<draw:image xlink:href="../Images/yкринформ/2023-04-23T20-32-25-03-00/630_360_1682271103-644.jpg" xlink:type="simple" xlink:show="embed" xlink:actuate="onLoad" draw:mime-type="image/jpeg"/>
</draw:frame>
乌克兰 - 大小的亚历山大·奥利尼科夫(№711WTA)她赢得了ITF 15 Telde Visapan锦标赛。</text:p>
      <text:p text:style-name="P4">
在决赛中，运动员赢得了立陶宛克劳迪娅·布鲁特(Claudia Bubelite)(№682WTA)以6：3、6：1的得分传递乌克林。</text:p>
      <text:p text:style-name="P4">
Oliynikov没有犯任何双重错误，从未遭受并卖出4/6乐队。</text:p>
      <text:p text:style-name="P4">
<text:span text:style-name="T4">
另请阅读：</text:span>
 <text:a xlink:type="simple" xlink:href="https://www.ukrinform.ua/rubric-sports/3699527-ukrainski-tenisisti-vigrali-turnir-itf-v-ispanii.html" text:style-name="Internet_20_link" text:visited-style-name="Visited_20_Internet_20_Link">
<text:span text:style-name="T4">
网球</text:span>
</text:a>
这是奥利尼科娃(Oliynikova)在职业生涯和第一次ITF锦标赛中的第四场胜利。</text:p>
      <text:p text:style-name="P4">
照片：ITF</text:p>
      <text:p text:style-name="P4">
News Source: <text:a xlink:type="simple" xlink:href="https://www.ukrinform.ua/rubric-sports/3699688-ukrainka-olijnikova-peremogla-litovku-bubelite-u-finali-itf-15-v-ispanii.html" text:style-name="Internet_20_link" text:visited-style-name="Visited_20_Internet_20_Link">
https://www.ukrinform.ua/rubric-sports/3699688-ukrainka-olijnikova-peremogla-litovku-bubelite-u-finali-itf-15-v-ispanii.html</text:a>
</text:p>
      <!--NEWS-->
      <text:h text:style-name="P10" text:outline-level="1">
<text:span text:style-name="T4">
爱国者可以击倒C -300导弹，但理性地摧毁了地球上的这些SCR -Ignati</text:span>
</text:h>
      <text:p text:style-name="P4">
作者: Ukrinform (Person)</text:p>
      <text:p text:style-name="P4">
出版商: Укринформ (Organization)</text:p>
      <text:p text:style-name="P4">
出版时间: 2023-04-23T20:35:00+03:00</text:p>
      <text:p text:style-name="P4">
修改时间: 2023-04-23T20:35:00+03:00</text:p>
      <text:p text:style-name="P4">
描述: 国际合作伙伴传播的爱国者的防空导弹系统可以拆除由敌对的防空导弹系统制作的C-300导弹，但这不是理性的，因此设施更好地试图在地面上销毁。  - 乌克林。</text:p>
      <text:p text:style-name="P4">
图片: ["<text:a xlink:type="simple" xlink:href="https://static.ukrinform.com/photos/2023_04/thumb_files/630_360_1682265061-481.jpg" text:style-name="Internet_20_link" text:visited-style-name="Visited_20_Internet_20_Link">
630_360_16822...</text:a>
"]</text:p>
      <text:p text:style-name="P4">
标签: ['Війна з росією', 'Patriot ', 'Єдині новини']</text:p>
      <text:p text:style-name="P4">
类型: Article</text:p>
      <!--METADATA-->
      <text:p text:style-name="P4">
<draw:frame draw:style-name="fr1" draw:name="Image190" text:anchor-type="as-char" svg:width="6.9236in" svg:height="3.952746in" draw:z-index="0">
<draw:image xlink:href="../Images/yкринформ/2023-04-23T20-35-00-03-00/630_360_1682265061-481.jpg" xlink:type="simple" xlink:show="embed" xlink:actuate="onLoad" draw:mime-type="image/jpeg"/>
</draw:frame>
爱国者可以掌握由C-300导弹防空导弹系统传输的爱国者的防空导弹系统。</text:p>
      <text:p text:style-name="P4">
乌克林福姆报道，武装部队武装部队的发言人尤里·伊格纳特(Yuri Ignat)在Telernorphone的空中“ One News”中说。</text:p>
      <text:p text:style-name="P4">
“其中很多：几个月前是6-7,000枚C-300导弹。 在这里，更合理地将它们摧毁在地面上。 他们以3.5万至一小时的速度飞行。 他们需要几分钟才能到达。 但是，爱国者可以放置这样的火箭，因为C-300是在弹道轨迹中发射的。 也许吧，但是我们需要了解我们将为爱国者拥有多少火箭以及您拥有多少火箭。 显然，他们将做与Shahah的行动一样，耗尽了我们的防空。” Ignat说。</text:p>
      <text:p text:style-name="P4">
<text:span text:style-name="T4">
另请阅读：</text:span>
 <text:a xlink:type="simple" xlink:href="https://www.ukrinform.ua/rubric-ato/3699662-obicani-partnerami-sistemi-ppo-vze-u-dorozi-do-svoih-majbutnih-pozicij-povitrani-sili.html" text:style-name="Internet_20_link" text:visited-style-name="Visited_20_Internet_20_Link">
</text:a>
他指出，伊朗的俄罗斯人试图找到乌克兰防空，试图进入它并总体上排气。 “看看我们有多少火箭和各种手段。 这就是为什么这被称为战争的原因，因为敌人试图耗尽我们，我们就是他。 但是我们也概述了它。 发言人补充说，看看有多少敌方技术被摧毁，他的有翼导弹。”</text:p>
      <text:p text:style-name="P4">
爱国者是由西方伙伴转移的爱国者，爱国者在乌克兰被除草，并保护了我们的天空免受敌意，包括弹道，航空以及其他路上的其他人。</text:p>
      <text:p text:style-name="P4">
<text:span text:style-name="T4">
另请阅读：</text:span>
 <text:a xlink:type="simple" xlink:href="https://www.ukrinform.ua/rubric-ato/3699497-izrailska-sistema-rannogo-opovisenna-suttevo-dopomoze-ukraini-ignat.html" text:style-name="Internet_20_link" text:visited-style-name="Visited_20_Internet_20_Link">
<text:span text:style-name="T4">
 ignati </text:span>
</text:a>
据报道，尤里·伊格纳塔(Yuri Ignata)此前曾强调，爱国者抗飞行导弹综合体接收的患者极大地加剧了乌克兰的原型防御，并将允许俄罗斯飞机远离边界。</text:p>
      <text:p text:style-name="P4">
News Source: <text:a xlink:type="simple" xlink:href="https://www.ukrinform.ua/rubric-ato/3699667-patriot-moze-zbivati-raketi-s300-ale-racionalnise-nisiti-ci-zrk-na-zemli-ignat.html" text:style-name="Internet_20_link" text:visited-style-name="Visited_20_Internet_20_Link">
https://www.ukrinform.ua/rubric-ato/3699667-patriot-moze-zbivati-raketi-s300-ale-racionalnise-nisiti-ci-zrk-na-zemli-ignat.html</text:a>
</text:p>
      <!--NEWS-->
      <text:h text:style-name="P10" text:outline-level="1">
<text:span text:style-name="T4">
Twitter更新了著名帐户的蓝色tick</text:span>
</text:h>
      <text:p text:style-name="P4">
作者: Ukrinform (Person)</text:p>
      <text:p text:style-name="P4">
出版商: Укринформ (Organization)</text:p>
      <text:p text:style-name="P4">
出版时间: 2023-04-23T20:56:00+03:00</text:p>
      <text:p text:style-name="P4">
修改时间: 2023-04-23T20:56:00+03:00</text:p>
      <text:p text:style-name="P4">
描述: 一些具有超过100万个Twitter订户的Twitter帐户已经返回了蓝色tick票，而无需支付订阅费用。  - 乌克林。</text:p>
      <text:p text:style-name="P4">
图片: ["<text:a xlink:type="simple" xlink:href="https://static.ukrinform.com/photos/2023_04/thumb_files/630_360_1682252855-654.jpg" text:style-name="Internet_20_link" text:visited-style-name="Visited_20_Internet_20_Link">
630_360_16822...</text:a>
"]</text:p>
      <text:p text:style-name="P4">
标签: ['Технології', 'Twitter', 'Соцмережі']</text:p>
      <text:p text:style-name="P4">
类型: Article</text:p>
      <!--METADATA-->
      <text:p text:style-name="P4">
<draw:frame draw:style-name="fr1" draw:name="Image191" text:anchor-type="as-char" svg:width="6.9236in" svg:height="3.956343in" draw:z-index="0">
<draw:image xlink:href="../Images/yкринформ/2023-04-23T20-56-00-03-00/630_360_1682252855-654.jpg" xlink:type="simple" xlink:show="embed" xlink:actuate="onLoad" draw:mime-type="image/jpeg"/>
</draw:frame>
一些Twitter帐户拥有超过100万个Twitter订户的帐户，但没有订阅付款而退还了瘀伤。</text:p>
      <text:p text:style-name="P4">
正如乌克林福姆报道的那样，它报告了<text:a xlink:type="simple" xlink:href="https://www.bbc.co.uk/news/technology-65365366" text:style-name="Internet_20_link" text:visited-style-name="Visited_20_Internet_20_Link">
</text:a>
。</text:p>
      <text:p text:style-name="P4">
在那些返回蓝色tick的人中，数十名名人，一些电视节目主持人和媒体帐户。 某些恢复商标的情况是免费的。</text:p>
      <text:p text:style-name="P4">
在由伊隆·马斯克(Ilon Musk)购买该平台之前，蓝色tick是Twitter免费提供的验证图标。</text:p>
      <text:p text:style-name="P4">
<text:span text:style-name="T4">
另请阅读：</text:span>
 <text:a xlink:type="simple" xlink:href="https://www.ukrinform.ua/rubric-technology/3699365-king-zaproponuvav-masku-peredati-jogo-sinu-galocku-u-twitter-fondu-prituli.html" text:style-name="Internet_20_link" text:visited-style-name="Visited_20_Internet_20_Link">
<text:span text:style-name="T4">
 Twitter </text:span>
</text:a>
据报道，必须手动删除过时的蓝色壁虱，因此它也可能是第二天持续的手动过程。</text:p>
      <text:p text:style-name="P4">
最初，它被用作身份验证工具，旨在帮助停止伪造帐户和消毒。</text:p>
      <text:p text:style-name="P4">
现在，该帐户已订阅了称为Twitter Blue的高级服务，并且在付款时进行验证过程。根据订阅的位置，价格不同，但每月约8美元。</text:p>
      <text:p text:style-name="P4">
<text:span text:style-name="T4">
另请阅读：</text:span>
 <text:a xlink:type="simple" xlink:href="https://www.ukrinform.ua/rubric-technology/3699574-mask-vidpoviv-kingu-so-zadonativ-100-miljoniv-dla-ukraini.html" text:style-name="Internet_20_link" text:visited-style-name="Visited_20_Internet_20_Link">
</text:a>
根据乌克林福姆的说法，Twitter上的许多媒体帐户都失去了证明其隶属关系或资金来源的标记。</text:p>
      <text:p text:style-name="P4">
照片：盖蒂图像</text:p>
      <text:p text:style-name="P4">
News Source: <text:a xlink:type="simple" xlink:href="https://www.ukrinform.ua/rubric-technology/3699606-twitter-vidnoviv-sinu-galocku-dla-vidomih-akauntiv.html" text:style-name="Internet_20_link" text:visited-style-name="Visited_20_Internet_20_Link">
https://www.ukrinform.ua/rubric-technology/3699606-twitter-vidnoviv-sinu-galocku-dla-vidomih-akauntiv.html</text:a>
</text:p>
      <!--NEWS-->
      <text:h text:style-name="P10" text:outline-level="1">
<text:span text:style-name="T4">
Zelensky感谢国防部队在战斗中表现出结果</text:span>
</text:h>
      <text:p text:style-name="P4">
作者: Ukrinform (Person)</text:p>
      <text:p text:style-name="P4">
出版商: Укринформ (Organization)</text:p>
      <text:p text:style-name="P4">
出版时间: 2023-04-23T21:13:00+03:00</text:p>
      <text:p text:style-name="P4">
修改时间: 2023-04-23T21:13:00+03:00</text:p>
      <text:p text:style-name="P4">
描述: 乌克兰沃迪米尔·泽伦斯基（Ukraine Volodymyr Zelensky）总统感谢国防部队，后者表明了捍卫自己的家园的结果。  - 乌克林。</text:p>
      <text:p text:style-name="P4">
图片: ["<text:a xlink:type="simple" xlink:href="https://static.ukrinform.com/photos/2023_02/thumb_files/630_360_1677434079-719.jpeg" text:style-name="Internet_20_link" text:visited-style-name="Visited_20_Internet_20_Link">
630_360_16774...</text:a>
"]</text:p>
      <text:p text:style-name="P4">
标签: ['ДСНС', 'Зеленський', 'Війна з росією']</text:p>
      <text:p text:style-name="P4">
类型: Article</text:p>
      <!--METADATA-->
      <text:p text:style-name="P4">
<draw:frame draw:style-name="fr1" draw:name="Image192" text:anchor-type="as-char" svg:width="6.9236in" svg:height="3.956343in" draw:z-index="0">
<draw:image xlink:href="../Images/yкринформ/2023-04-23T21-13-00-03-00/630_360_1677434079-719.jpeg" xlink:type="simple" xlink:show="embed" xlink:actuate="onLoad" draw:mime-type="image/jpeg"/>
</draw:frame>
乌克兰沃罗迪米尔·泽伦斯基(Ukraine Volodymyr Zelensky)总统感谢国防部队在战斗中表现出结果，并捍卫了他的家园。</text:p>
      <text:p text:style-name="P4">
他在[]中说(https://www.youtube.com/watch?v=0b2lVPnQTOo&amp;ab_channel=%D0%9E%D1%84%D1%96%D1%81%D0%9F%D1%80%D0%B5%D0%B7%D0%B8%D0%B4%D0%B5%D0%BD%D1%82%D0%B0%D0%A3%D0%BA%D1%80%D0%B0%D1%97%D0%BD%D0%B8)，报道乌克林福姆。</text:p>
      <text:p text:style-name="P4">
“今天，我想专注于感激之情。 第一个是士兵。 对于所有在战斗中，位置，战斗任务中的人... Avdiivka，Marinka，Bakhmut，Liman Direction，Siversky…第35个单独的海军陆战队旅行队，名为Ostrogradsky，第55个独立的炮兵旅，“ Zaporozhia”。呢 勇敢很强!DSHV-THANK第80旅是您在Bakhmut领导下的敌人的模范破坏。 第54个单独的机械大队以Hetman Mazepa的名字命名 - 我是为了稳定，保护职位，因此是为了保护乌克兰，”  -   -   -  Zelene说。</text:p>
      <text:p text:style-name="P4">
总统还感谢救援人员和所有涉及消除敌对打击后果的SE的雇员。 他还提到了心理学家，因为在这个国家，他们在我国庆祝自己的职业假期。 “我感谢所有选择了这一职业并致力于自己的生活，自己的健康时光和其他人的人。 无论您在哪里工作，如果您不工作，那不是条件，心理学家工作的含义总是很高的：我在帮助。我正在寻求帮助我们人民的人。”他说。</text:p>
      <text:p text:style-name="P4">
<text:span text:style-name="T4">
另请阅读：</text:span>
 <text:a xlink:type="simple" xlink:href="https://www.ukrinform.ua/rubric-economy/3699420-pocalas-globalna-robota-z-obmezenna-rosijskoi-atomnoi-galuzi-zelenskij.html" text:style-name="Internet_20_link" text:visited-style-name="Visited_20_Internet_20_Link">
<text:span text:style-name="T4">
 Zelensky </text:span>
</text:a>
国家元首还回忆说，自1990年代以来，它是在4月23日，著名的世界读物和版权日。 现在，我们人民的枢纽位于乌克兰儿童生活在其他语言和文化环境中的不同国家中，尤其重要的是，乌克兰乌克兰的《乌克兰乌克兰人的世界愿景》是我们人民的单位，并与家中维持一所房子，并与家中维持一所房屋。 。</text:p>
      <text:p text:style-name="P4">
照片：作品</text:p>
      <text:p text:style-name="P4">
News Source: <text:a xlink:type="simple" xlink:href="https://www.ukrinform.ua/rubric-ato/3699698-zelenskij-podakuvav-silam-oboroni-aki-pokazali-rezultat-u-bou.html" text:style-name="Internet_20_link" text:visited-style-name="Visited_20_Internet_20_Link">
https://www.ukrinform.ua/rubric-ato/3699698-zelenskij-podakuvav-silam-oboroni-aki-pokazali-rezultat-u-bou.html</text:a>
</text:p>
      <!--NEWS-->
      <text:h text:style-name="P10" text:outline-level="1">
<text:span text:style-name="T4">
在乌克兰，预计下午有时会有雷雨，有时会有雷暴</text:span>
</text:h>
      <text:p text:style-name="P4">
作者: Ukrinform (Person)</text:p>
      <text:p text:style-name="P4">
出版商: Укринформ (Organization)</text:p>
      <text:p text:style-name="P4">
出版时间: 2023-04-23T21:15:00+03:00</text:p>
      <text:p text:style-name="P4">
修改时间: 2023-04-23T21:15:00+03:00</text:p>
      <text:p text:style-name="P4">
描述: 在4月24日星期一，在乌克兰，在某些地方会下雨，雷暴会酸痛，白天的空气会热身到19°。  - 乌克林。</text:p>
      <text:p text:style-name="P4">
图片: ["<text:a xlink:type="simple" xlink:href="https://static.ukrinform.com/photos/2018_05/thumb_files/630_360_1525846985-5329.jpg" text:style-name="Internet_20_link" text:visited-style-name="Visited_20_Internet_20_Link">
630_360_15258...</text:a>
"]</text:p>
      <text:p text:style-name="P4">
标签: ['Дощ', 'Гроза', 'Погода', 'Тепло', 'Прогноз', 'Весна']</text:p>
      <text:p text:style-name="P4">
类型: Article</text:p>
      <!--METADATA-->
      <text:p text:style-name="P4">
<draw:frame draw:style-name="fr1" draw:name="Image193" text:anchor-type="as-char" svg:width="6.9236in" svg:height="3.956343in" draw:z-index="0">
<draw:image xlink:href="../Images/yкринформ/2023-04-23T21-15-00-03-00/630_360_1525846985-5329.jpg" xlink:type="simple" xlink:show="embed" xlink:actuate="onLoad" draw:mime-type="image/jpeg"/>
</draw:frame>
在乌克兰，4月24日，星期一，在某些地方会下雨，白天的空气将开始到19°。</text:p>
      <text:p text:style-name="P4">
乌克兰形式在乌克兰水文气象学中心报道。</text:p>
      <text:p text:style-name="P4">
“阴天有清理。晚上没有降水，下午在左岸，在克里米亚，这样的14-19°；晚上大约0°的喀尔巴阡高地，下午6-11°高温，“预报”通知。</text:p>
      <text:p text:style-name="P4">
根据他们的预测，在基辅和基辅地区，这将是多云的清除，下午会有小雨。 首都的温度将在晚上6-8°，下午16-18°，在该地区，晚上将 +3-8°，下午14-19°。</text:p>
      <text:p text:style-name="P4">
在乌克兰和接下来的两天中，乌克兰将保留多云的天气。 4月25日，4月26日在东部地区的4月26日，在雷雨的某些地方，在东部地区，4月25日在降水场所的喀尔巴阡地区； 在其余领土内没有降水。</text:p>
      <text:p text:style-name="P4">
晚上温度为4-9°； 4月25日，西部的15-20°下午，东部9-14°，4月26日在Zhytomyr地区，基辅，Vinnytsia，Cherkasy地区和Odesa地区12-17°。</text:p>
      <text:p text:style-name="P4">
<text:span text:style-name="T4">
另请阅读：</text:span>
 <text:a xlink:type="simple" xlink:href="https://www.ukrinform.ua/rubric-regions/3699520-v-ukraini-zalisautsa-pidtoplenimi-ponad-1200-dvorogospodarstv.html" text:style-name="Internet_20_link" text:visited-style-name="Visited_20_Internet_20_Link">
<text:span text:style-name="T4">
乌克兰</text:span>
 <text:span text:style-name="T4">
 </text:span>
仍然<text:span text:style-name="T4">
 </text:span>
洪水<text:span text:style-name="T4">
 </text:span>
 <text:span text:style-name="T4">
 </text:span>
 <text:span text:style-name="T4">
 </text:span>
<text:span text:style-name="T4">
 1200 </text:span>
 <text:span text:style-name="T4">
 </text:span>
 <text:span text:style-name="T4">
 </text:span>
 <text:span text:style-name="T4">
 </text:span>
 <text:span text:style-name="T4">
 </text:span>
</text:a>
预报员预测，如今，在喀尔巴阡高地中，在大量积雪的地方中，预测是中等的。 夜间和第1-6°热的温度。</text:p>
      <text:p text:style-name="P4">
在基辅和该地区将没有降水，只有在4月26日的下午，有时是短暂的，有时是雷暴。 在夜间的首都，温度计柱将显示7-9°； 4月12日至19日，4月26日，13-15°。 4月26日，12-17°的下午15-20°的夜晚，该区域为4-9°。</text:p>
      <text:p text:style-name="P4">
根据4月27日，在乌克兰，除西部地区外，4月28日，该国的煤炭和东部地区，当天和大多数中部地区，切尔尼希夫(Chernihiv)和苏米(Chernihiv)和苏米(Chernihiv)和苏米(Chernihiv)和苏米地区，雨水和雷暴有时会通过。</text:p>
      <text:p text:style-name="P4">
下午15-21°，东部的温度为6-12°； 4月28日，在西部的Zhytomyr，Zhytomyr，Zhytomyr，在夜晚，在夜晚的其余部分中(在霜冻的土壤表面的西部地区0-3°); 下午7-13°热； 晚上0-5°的喀尔巴阡山脉高地(https://www.ukrinform.ua/tag-moroz)，下午1-6°温暖。</text:p>
      <text:p text:style-name="P4">
News Source: <text:a xlink:type="simple" xlink:href="https://www.ukrinform.ua/rubric-regions/3699593-v-ukraini-ocikuutsa-dosi-podekudi-iz-grozami-vden-do-19-tepla.html" text:style-name="Internet_20_link" text:visited-style-name="Visited_20_Internet_20_Link">
https://www.ukrinform.ua/rubric-regions/3699593-v-ukraini-ocikuutsa-dosi-podekudi-iz-grozami-vden-do-19-tepla.html</text:a>
</text:p>
      <!--NEWS-->
      <text:h text:style-name="P10" text:outline-level="1">
<text:span text:style-name="T4">
Stefanchuk到达布拉格参加欧盟议会议长会议</text:span>
</text:h>
      <text:p text:style-name="P4">
作者: Ukrinform (Person)</text:p>
      <text:p text:style-name="P4">
出版商: Укринформ (Organization)</text:p>
      <text:p text:style-name="P4">
出版时间: 2023-04-23T21:24:00+03:00</text:p>
      <text:p text:style-name="P4">
修改时间: 2023-04-23T21:24:00+03:00</text:p>
      <text:p text:style-name="P4">
描述: Verkhovna Rada Ruslan Stefanchuk的主席抵达布拉格，参加了欧盟议会议长。  - 乌克林。</text:p>
      <text:p text:style-name="P4">
图片: ["<text:a xlink:type="simple" xlink:href="https://static.ukrinform.com/photos/2023_04/thumb_files/630_360_1682273806-233.jpg" text:style-name="Internet_20_link" text:visited-style-name="Visited_20_Internet_20_Link">
630_360_16822...</text:a>
", "<text:a xlink:type="simple" xlink:href="https://static.ukrinform.com/photos/2023_04/1682273974-180.jpg" text:style-name="Internet_20_link" text:visited-style-name="Visited_20_Internet_20_Link">
1682273974-18...</text:a>
", "<text:a xlink:type="simple" xlink:href="https://static.ukrinform.com/photos/2023_04/1682273974-890.jpg" text:style-name="Internet_20_link" text:visited-style-name="Visited_20_Internet_20_Link">
1682273974-89...</text:a>
"]</text:p>
      <text:p text:style-name="P4">
标签: ['Євросоюз', 'Прага', 'Стефанчук']</text:p>
      <text:p text:style-name="P4">
类型: Article</text:p>
      <!--METADATA-->
      <text:p text:style-name="P4">
<draw:frame draw:style-name="fr1" draw:name="Image194" text:anchor-type="as-char" svg:width="6.9236in" svg:height="3.956343in" draw:z-index="0">
<draw:image xlink:href="../Images/yкринформ/2023-04-23T21-24-00-03-00/630_360_1682273806-233.jpg" xlink:type="simple" xlink:show="embed" xlink:actuate="onLoad" draw:mime-type="image/jpeg"/>
</draw:frame>
 ГоловаВерховної Ради Руслан Стефанчук прибув до Праги для участі у Конференціїспікерів парламентів Європейського Союзу.</text:p>
      <text:p text:style-name="P4">
Як передає Укрінформ, про це Стефанчук написав у <text:a xlink:type="simple" xlink:href="https://www.facebook.com/stefanchuk.official/posts/pfbid02cidqXvgBx9mrPYbbXiiUeQkVyyhinBdVsBwzqfRB7a26J8SzG3WJRooBEUQPHvgxl" text:style-name="Internet_20_link" text:visited-style-name="Visited_20_Internet_20_Link">
</text:a>
.</text:p>
      <text:p text:style-name="P4">
“Прага. Цими днями — з робочим візитом у Чеській Республіці. Попереду — участьу Конференції спікерів парламентів ЄС. Матиму ряд двосторонніх зустрічей зочільниками парламентів, у фокусі уваги яких — Україна, протидія російськійагресії, наш шлях до повноправного членства в ЄС та наше євроатлантичнемайбутнє!”, — написав він.</text:p>
      <text:p text:style-name="P4">
<text:span text:style-name="T4">
Читайте також:</text:span>
 <text:span text:style-name="T4">
<text:a xlink:type="simple" xlink:href="https://www.ukrinform.ua/rubric-polytics/3698464-ruslan-stefancuk-golova-verhovnoi-radi.html" text:style-name="Internet_20_link" text:visited-style-name="Visited_20_Internet_20_Link">
 </text:a>
</text:span>
</text:p>
      <text:p text:style-name="P4">
Stefanchuk已经与捷克共和国议会参议院主席会面。 Verkhovna Rada董事长感谢捷克共和国对乌克兰一致和领土完整的一贯支持。</text:p>
      <text:p text:style-name="P4">
<draw:frame draw:style-name="fr1" draw:name="Image195" text:anchor-type="as-char" svg:width="6.9236in" svg:height="4.615733in" draw:z-index="0">
<draw:image xlink:href="../Images/yкринформ/2023-04-23T21-24-00-03-00/1682273974-180.jpg" xlink:type="simple" xlink:show="embed" xlink:actuate="onLoad" draw:mime-type="image/jpeg"/>
</draw:frame>
<draw:frame draw:style-name="fr1" draw:name="Image196" text:anchor-type="as-char" svg:width="6.9236in" svg:height="4.615733in" draw:z-index="0">
<draw:image xlink:href="../Images/yкринформ/2023-04-23T21-24-00-03-00/1682273974-890.jpg" xlink:type="simple" xlink:show="embed" xlink:actuate="onLoad" draw:mime-type="image/jpeg"/>
</draw:frame>
他回忆说，乌克兰弗拉基米尔·泽伦斯基(Vladimir Zelensky)总统的法令，塞纳图基(Senatuchya)的负责人被授予第二学位的雅罗斯拉夫亲王命令。 他强调说：“与一个亲爱的同事和第二个乌克兰人的第二个奖项对我来说是一种荣幸。”</text:p>
      <text:p text:style-name="P4">
正如乌克利福姆报道的，verkhovna rada _ <text:span text:style-name="T4">
 []主席(https://www.ukrinform.ua/rubric-polytics/3698946-stefancuk-vizme-ucast-u-samiti-goliv-parlamentiv-kraincleniv-ta-kandidativ-na-clenstvo-v-es.html)</text:span>
 _将发生在布拉格(捷克共和国).</text:p>
      <text:p text:style-name="P4">
<text:span text:style-name="T5">
Фото: Руслан Стефанчук, Фейсбук</text:span>
</text:p>
      <text:p text:style-name="P4">
News Source: <text:a xlink:type="simple" xlink:href="https://www.ukrinform.ua/rubric-polytics/3699694-stefancuk-pribuv-do-pragi-dla-ucasti-u-konferencii-spikeriv-parlamentiv-es.html" text:style-name="Internet_20_link" text:visited-style-name="Visited_20_Internet_20_Link">
https://www.ukrinform.ua/rubric-polytics/3699694-stefancuk-pribuv-do-pragi-dla-ucasti-u-konferencii-spikeriv-parlamentiv-es.html</text:a>
</text:p>
      <!--NEWS-->
      <text:h text:style-name="P10" text:outline-level="1">
<text:span text:style-name="T4">
主席：我们在这场战争中的胜利将很普遍 - 每个接近这场战争的人</text:span>
</text:h>
      <text:p text:style-name="P4">
作者: Ukrinform (Person)</text:p>
      <text:p text:style-name="P4">
出版商: Укринформ (Organization)</text:p>
      <text:p text:style-name="P4">
出版时间: 2023-04-23T21:31:00+03:00</text:p>
      <text:p text:style-name="P4">
修改时间: 2023-04-23T21:31:00+03:00</text:p>
      <text:p text:style-name="P4">
描述: 我们继续准备一些重要的国际活动，这些活动可以赋予我们国家的力量更多，我们的士兵 - 更多的武器。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Звернення', 'Зеленський', 'Війна з росією']</text:p>
      <text:p text:style-name="P4">
类型: Article</text:p>
      <!--METADATA-->
      <text:p text:style-name="P4">
<draw:frame draw:style-name="fr1" draw:name="Image197" text:anchor-type="as-char" svg:width="6.9236in" svg:height="3.956343in" draw:z-index="0">
<draw:image xlink:href="../Images/yкринформ/2023-04-23T21-31-00-03-00/630_360_1682063024-559.jpeg" xlink:type="simple" xlink:show="embed" xlink:actuate="onLoad" draw:mime-type="image/jpeg"/>
</draw:frame>
我们继续准备一些重要的国际活动，这些活动可以赋予我们国家的力量更多，我们的士兵 - 更多的武器。</text:p>
      <text:p text:style-name="P4">
在您的[]中(https://www.youtube.com/watch?v=0b2lVPnQTOo)乌克林福姆报道，在战争的第424天结束时说，乌克兰沃迪米尔·泽伦斯基(Ukraine Zelenskyy)总统。</text:p>
      <text:p text:style-name="P4">
<text:span text:style-name="T5">
viso：<text:a xlink:type="simple" xlink:href="https://www.youtube.com/watch" text:style-name="Internet_20_link" text:visited-style-name="Visited_20_Internet_20_Link">
</text:a>
</text:span>
</text:p>
      <text:p text:style-name="P4">
_ <text:span text:style-name="T4">
我希望健康，亲爱的乌克兰人!</text:span>
 _</text:p>
      <text:p text:style-name="P4">
今天，我想专注于感激之词。</text:p>
      <text:p text:style-name="P4">
第一个是士兵。 对于现在在战斗，位置，战斗任务中的所有人来说。</text:p>
      <text:p text:style-name="P4">
海军陆战队的第35旅以反拉格拉德斯基，第55个单独的炮兵大队“ Zaporizhzhya Sich”命名，我们的“ Seventystystyevyatka”的伞兵，勇士队!方便勇敢而坚强!</text:p>
      <text:p text:style-name="P4">
DSHV的第80旅，您是巴赫穆特(Bakhmut)领导下的敌人的模范破坏。 做的好各位!</text:p>
      <text:p text:style-name="P4">
第54个单独的机械化旅以Hetman Mazepa-Thank命名，以保护您的稳定性，保护位置，因此为保护乌克兰!</text:p>
      <text:p text:style-name="P4">
重要的是要在我们城市，每个村庄，到处都太安静的每个城市中了解。 到处都是，今天只是一个安静的春天...后部地区这种沉默的每一天都是我们在前线战争的战士所获得的。 在日常战斗中!请问。 始终在需要时帮助我们的士兵，始终尽可能支持州辩护。</text:p>
      <text:p text:style-name="P4">
第二个是感谢救援人员，我们所有的SES员工，他们参与了敌对打击的后果。 谢谢所有SES团队!本周，值得注意的是，我们的救援消防员，罗马·斯维特利奇尼(Roman Svitlychny)，佩特罗·邦德伦科(Petro Bondarenko)中士，奥格斯基高级中士中士，指挥官Vasily Melnik和Lesen Colonel Colonel Colonel Colonel Viktor Kuzmenko来自Poltava地区SES的SES大董事。 谢谢你!</text:p>
      <text:p text:style-name="P4">
第三-我们的心理学家。 今天，在我们国家，是心理学家的专业日子，我感谢所有选择了这一职业并将自己的生命献给自己的生活和其他人的人。 无论您有什么工作，即使公牛有效，至少在发生的条件下，心理上高贵的工作的含义 - 为您提供帮助。 感谢那些帮助我们人民的人!我感谢所有帮助我们在世界上传播我们书的人。 他们意识到这样的项目，例如“无国界书籍”。 该项目中出版了28万本书。 有20个国家通过了。 或者我们的另一个项目是世界上近40个国家的乌克兰书架。 谢谢大家的帮助!我感谢所有继续工作的乌克兰出版商。 当然，感谢所有写乌克兰人和乌克兰的人。</text:p>
      <text:p text:style-name="P4">
最后，第五。 我们继续准备一些重要的国际活动，这些活动可以为我们的国家提供更多的力量，我们的士兵 - 更多的武器。而且，每天与合作伙伴的适当沟通，适合我们的外交任务。 会议，对话，会议。</text:p>
      <text:p text:style-name="P4">
我感谢参与此类准备工作的每个人。 在绝对情况下，这对公众来说是一项无形的工作。 没错。 这就是它的工作方式。 结果是基于准备。 感谢所有准备为乌克兰带来的人!办公室，政府，我们的外交任务 - 谢谢大家参与其中!</text:p>
      <text:p text:style-name="P4">
我们在这场战争中的胜利将很普遍。 每个接近它的人。 所有为了胜利而赢得和工作的人。 荣耀每个乌克兰英雄!光荣的美丽人!</text:p>
      <text:p text:style-name="P4">
_ <text:span text:style-name="T4">
荣耀到乌克兰!</text:span>
 _</text:p>
      <text:p text:style-name="P4">
News Source: <text:a xlink:type="simple" xlink:href="https://www.ukrinform.ua/rubric-ato/3699696-zelenskij-nasa-peremoga-v-cij-vijni-bude-spilnou-usih-hto-ii-nablizav.html" text:style-name="Internet_20_link" text:visited-style-name="Visited_20_Internet_20_Link">
https://www.ukrinform.ua/rubric-ato/3699696-zelenskij-nasa-peremoga-v-cij-vijni-bude-spilnou-usih-hto-ii-nablizav.html</text:a>
</text:p>
      <!--NEWS-->
      <text:h text:style-name="P10" text:outline-level="1">
<text:span text:style-name="T4">
乌克兰人在希腊罗马摔跤比赛的欧洲锦标赛上赢得了银牌和铜牌</text:span>
</text:h>
      <text:p text:style-name="P4">
作者: Ukrinform (Person)</text:p>
      <text:p text:style-name="P4">
出版商: Укринформ (Organization)</text:p>
      <text:p text:style-name="P4">
出版时间: 2023-04-23T21:35:00+03:00</text:p>
      <text:p text:style-name="P4">
修改时间: 2023-04-23T21:35:00+03:00</text:p>
      <text:p text:style-name="P4">
描述: 在萨格雷布（克罗地亚）举行的欧洲体育斗争锦标赛上，比赛由希腊罗马风格的代表完成。  - 乌克林。</text:p>
      <text:p text:style-name="P4">
图片: ["<text:a xlink:type="simple" xlink:href="https://static.ukrinform.com/photos/2023_04/thumb_files/630_360_1682273008-141.jpg" text:style-name="Internet_20_link" text:visited-style-name="Visited_20_Internet_20_Link">
630_360_16822...</text:a>
"]</text:p>
      <text:p text:style-name="P4">
标签: ['Греко-римська боротьба']</text:p>
      <text:p text:style-name="P4">
类型: Article</text:p>
      <!--METADATA-->
      <text:p text:style-name="P4">
<draw:frame draw:style-name="fr1" draw:name="Image198" text:anchor-type="as-char" svg:width="6.9236in" svg:height="3.956343in" draw:z-index="0">
<draw:image xlink:href="../Images/yкринформ/2023-04-23T21-35-00-03-00/630_360_1682273008-141.jpg" xlink:type="simple" xlink:show="embed" xlink:actuate="onLoad" draw:mime-type="image/jpeg"/>
</draw:frame>
 Начемпіонаті Європи зі спортивної боротьби у Загребі (克罗地亚)比赛是由希腊罗马风格的代表进行的。</text:p>
      <text:p text:style-name="P4">
据报道，在大陆锦标赛的最后一天，乌克兰人赢得了两枚奖牌。</text:p>
      <text:p text:style-name="P4">
Yaroslav Filchakov赢得了银奖，他在举重高达82公斤的比赛中获得了决赛，在那里他通过其他指标从土耳其获得了目前的Burhan Akbudak冠军。(最终帐户-3：3)，报道乌克林福姆。</text:p>
      <text:p text:style-name="P4">
<text:span text:style-name="T4">
另请阅读：</text:span>
 <text:a xlink:type="simple" xlink:href="https://www.ukrinform.ua/rubric-sports/3699123-zinoca-zbirna-ukraini-z-borotbi-vigrala-komandnij-zalik-cempionatu-evropi.html" text:style-name="Internet_20_link" text:visited-style-name="Visited_20_Internet_20_Link">
<text:span text:style-name="T4">
战斗</text:span>
</text:a>
萨格勒布的铜牌获得者是乌克兰专员纳西博夫的另一位代表(67公斤)在争夺第三名的战斗中(1：1).</text:p>
      <text:p text:style-name="P4">
<text:span text:style-name="T4">
Читайте також:</text:span>
 <text:a xlink:type="simple" xlink:href="https://www.ukrinform.ua/rubric-sports/3698950-zbirna-ukraini-z-vilnoi-borotbi-provela-najuspisnisij-ce-za-ostanni-10-rokiv.html" text:style-name="Internet_20_link" text:visited-style-name="Visited_20_Internet_20_Link">
 <text:span text:style-name="T4">
боротьби</text:span>
 </text:a>
Andriy Kulik(72公斤)排名第五，在土耳其的铜牌Selkuk San中输了(1：5).</text:p>
      <text:p text:style-name="P4">
На фото: Ярослав Фільчаков (联合世界摔跤).</text:p>
      <text:p text:style-name="P4">
News Source: <text:a xlink:type="simple" xlink:href="https://www.ukrinform.ua/rubric-sports/3699697-ukrainci-zdobuli-sriblo-ta-bronzu-na-cempionati-evropi-z-grekorimskoi-borotbi.html" text:style-name="Internet_20_link" text:visited-style-name="Visited_20_Internet_20_Link">
https://www.ukrinform.ua/rubric-sports/3699697-ukrainci-zdobuli-sriblo-ta-bronzu-na-cempionati-evropi-z-grekorimskoi-borotbi.html</text:a>
</text:p>
      <!--NEWS-->
      <text:h text:style-name="P10" text:outline-level="1">
<text:span text:style-name="T4">
Humeniuk解释了为什么敌人加强了霍尔森地区右岸的炮击</text:span>
</text:h>
      <text:p text:style-name="P4">
作者: Ukrinform (Person)</text:p>
      <text:p text:style-name="P4">
出版商: Укринформ (Organization)</text:p>
      <text:p text:style-name="P4">
出版时间: 2023-04-23T21:40:00+03:00</text:p>
      <text:p text:style-name="P4">
修改时间: 2023-04-23T21:40:00+03:00</text:p>
      <text:p text:style-name="P4">
描述: 乌克兰部队在赫尔森地区左岸的左岸发表的信息发表，导致俄罗斯人的行动加剧，加强敌人的炮击，这导致了大约30所房屋，平民被摧毁，平民被摧毁了受伤。  - 乌克林。</text:p>
      <text:p text:style-name="P4">
图片: ["<text:a xlink:type="simple" xlink:href="https://static.ukrinform.com/photos/2022_07/thumb_files/630_360_1658745649-140.jpg" text:style-name="Internet_20_link" text:visited-style-name="Visited_20_Internet_20_Link">
630_360_16587...</text:a>
"]</text:p>
      <text:p text:style-name="P4">
标签: ['Херсонщина', 'Обстріл', 'Війна з росією', 'Єдині новини', 'Наталія Гуменюк']</text:p>
      <text:p text:style-name="P4">
类型: Article</text:p>
      <!--METADATA-->
      <text:p text:style-name="P4">
<draw:frame draw:style-name="fr1" draw:name="Image199" text:anchor-type="as-char" svg:width="6.9236in" svg:height="3.956343in" draw:z-index="0">
<draw:image xlink:href="../Images/yкринформ/2023-04-23T21-40-00-03-00/630_360_1658745649-140.jpg" xlink:type="simple" xlink:show="embed" xlink:actuate="onLoad" draw:mime-type="image/jpeg"/>
</draw:frame>
乌克兰部队在赫尔森地区的左翼左翼扮演的信息的出版，导致俄罗斯人的行动加强，加强了敌人的炮击，这导致了大约30座建筑物和这座建筑物的破坏平民受伤。</text:p>
      <text:p text:style-name="P4">
据《乌克林福姆》报道，统一新闻的空中新闻中心“南方”负责人纳塔利娅·汉尼克(Natalia Humeniuk)报道。</text:p>
      <text:p text:style-name="P4">
“我们需要信任可靠的来源，并了解有关战斗工作的报告是什么。 不幸的是，该信息不舒服，也不是很愉快。 敌人回应了这种信息命中，大大增加了对相对海岸的攻击。 我们在贝斯拉夫区的赫尔森区大火，摧毁了大约30所起居室，平民受伤，一剂学校被摧毁。 受这些信息的启发，敌人发动了非常强大的攻击，收紧了炮兵，并试图证明其所有部队都拥有该位置。 正是这些后果在混合条件下进行了信息狩猎。” Humeniuk说。</text:p>
      <text:p text:style-name="P4">
<text:span text:style-name="T4">
另请阅读：</text:span>
 <text:a xlink:type="simple" xlink:href="https://www.ukrinform.ua/rubric-ato/3699531-gumenuk-zaklikae-do-informacijnoi-tisi-sodo-visadki-zsu-na-livomu-berezi.html" text:style-name="Internet_20_link" text:visited-style-name="Visited_20_Internet_20_Link">
<text:span text:style-name="T4">
 humeniuk </text:span>
</text:a>
早些时候，Humeniuk已经强调，军事行动的条件是信息沉默。 这位发言人再次呼吁从不同来源发布的信息，并精心觉得开放式服务员 - 仅根据官方来源报告数据。</text:p>
      <text:p text:style-name="P4">
她说：“信息方面也是一个前部，那里可能会非常痛苦。”</text:p>
      <text:p text:style-name="P4">
<text:span text:style-name="T4">
另请阅读：</text:span>
 <text:a xlink:type="simple" xlink:href="https://www.ukrinform.ua/rubric-ato/3699652-unaslidok-obstriliv-hersonsini-poraneni-tri-ludini.html" text:style-name="Internet_20_link" text:visited-style-name="Visited_20_Internet_20_Link">
<text:span text:style-name="T4">
 kherson地区</text:span>
</text:a>
据报道，战争研究所报道说，乌克兰部队在赫尔森地区的Dniep​​er左岸担任职位。</text:p>
      <text:p text:style-name="P4">
News Source: <text:a xlink:type="simple" xlink:href="https://www.ukrinform.ua/rubric-ato/3699682-gumenuk-poasnila-comu-vorog-posiliv-obstrili-pravoberezza-hersonsini.html" text:style-name="Internet_20_link" text:visited-style-name="Visited_20_Internet_20_Link">
https://www.ukrinform.ua/rubric-ato/3699682-gumenuk-poasnila-comu-vorog-posiliv-obstrili-pravoberezza-hersonsini.html</text:a>
</text:p>
      <!--NEWS-->
      <text:h text:style-name="P10" text:outline-level="1">
<text:span text:style-name="T4">
曼联参加了英格兰杯的决赛</text:span>
</text:h>
      <text:p text:style-name="P4">
作者: Ukrinform (Person)</text:p>
      <text:p text:style-name="P4">
出版商: Укринформ (Organization)</text:p>
      <text:p text:style-name="P4">
出版时间: 2023-04-23T21:43:16+03:00</text:p>
      <text:p text:style-name="P4">
修改时间: 2023-04-23T21:43:16+03:00</text:p>
      <text:p text:style-name="P4">
描述: 曼肯人赢得了邮局的罚球系列。  - 乌克林。</text:p>
      <text:p text:style-name="P4">
图片: ["<text:a xlink:type="simple" xlink:href="https://static.ukrinform.com/photos/2023_04/thumb_files/630_360_1682275273-133.jpg" text:style-name="Internet_20_link" text:visited-style-name="Visited_20_Internet_20_Link">
630_360_16822...</text:a>
"]</text:p>
      <text:p text:style-name="P4">
标签: ['Футбол', 'Манчестер Юнайтед', 'АПЛ']</text:p>
      <text:p text:style-name="P4">
类型: Article</text:p>
      <!--METADATA-->
      <text:p text:style-name="P4">
<draw:frame draw:style-name="fr1" draw:name="Image200" text:anchor-type="as-char" svg:width="6.9236in" svg:height="3.956343in" draw:z-index="0">
<draw:image xlink:href="../Images/yкринформ/2023-04-23T21-43-16-03-00/630_360_1682275273-133.jpg" xlink:type="simple" xlink:show="embed" xlink:actuate="onLoad" draw:mime-type="image/jpeg"/>
</draw:frame>
曼肯人赢得了邮局的罚球系列。</text:p>
      <text:p text:style-name="P4">
曼联在他人领域赢得了布莱顿7：6(0：0总运动时间)，报道乌克林福姆。</text:p>
      <text:p text:style-name="P4">
在另一场半决赛中，“曼城”赢得了“谢菲尔德”(3：0).</text:p>
      <text:p text:style-name="P4">
<text:span text:style-name="T4">
Читайте також:</text:span>
 <text:a xlink:type="simple" xlink:href="https://www.ukrinform.ua/rubric-sports/3699434-real-peremig-seltu-u-matci-ispanskoi-la-ligi.html" text:style-name="Internet_20_link" text:visited-style-name="Visited_20_Internet_20_Link">
 </text:a>
曼联和曼彻斯特城将于6月3日在决赛中开会。</text:p>
      <text:p text:style-name="P4">
照片：Twitter.com/manutd</text:p>
      <text:p text:style-name="P4">
News Source: <text:a xlink:type="simple" xlink:href="https://www.ukrinform.ua/rubric-sports/3699699-mancester-unajted-vijsov-u-final-kubka-anglii.html" text:style-name="Internet_20_link" text:visited-style-name="Visited_20_Internet_20_Link">
https://www.ukrinform.ua/rubric-sports/3699699-mancester-unajted-vijsov-u-final-kubka-anglii.html</text:a>
</text:p>
      <!--NEWS-->
      <text:h text:style-name="P10" text:outline-level="1">
<text:span text:style-name="T4">
Zelensky宣布了几项针对乌克兰的重要国际活动</text:span>
</text:h>
      <text:p text:style-name="P4">
作者: Ukrinform (Person)</text:p>
      <text:p text:style-name="P4">
出版商: Укринформ (Organization)</text:p>
      <text:p text:style-name="P4">
出版时间: 2023-04-23T21:52:00+03:00</text:p>
      <text:p text:style-name="P4">
修改时间: 2023-04-23T21:52:00+03:00</text:p>
      <text:p text:style-name="P4">
描述: 当局继续准备一些重要的国际活动，这些活动可以赋予乌克兰更多的力量，我们的士兵 - 更多的武器。  - 乌克林。</text:p>
      <text:p text:style-name="P4">
图片: ["<text:a xlink:type="simple" xlink:href="https://static.ukrinform.com/photos/2023_04/thumb_files/630_360_1682275359-951.jpeg" text:style-name="Internet_20_link" text:visited-style-name="Visited_20_Internet_20_Link">
630_360_16822...</text:a>
"]</text:p>
      <text:p text:style-name="P4">
标签: ['Зброя', 'Зеленський', 'Війна з росією']</text:p>
      <text:p text:style-name="P4">
类型: Article</text:p>
      <!--METADATA-->
      <text:p text:style-name="P4">
<draw:frame draw:style-name="fr1" draw:name="Image201" text:anchor-type="as-char" svg:width="6.9236in" svg:height="3.956343in" draw:z-index="0">
<draw:image xlink:href="../Images/yкринформ/2023-04-23T21-52-00-03-00/630_360_1682275359-951.jpeg" xlink:type="simple" xlink:show="embed" xlink:actuate="onLoad" draw:mime-type="image/jpeg"/>
</draw:frame>
弗拉德维德(Vladvid)准备一些重要的国际活动，这些活动可以赋予乌克兰力量，我们的士兵 - 更多的武器。</text:p>
      <text:p text:style-name="P4">
乌克兰沃迪米尔Zelenskyy总统在[]中说了这一点(https://t.me/OP_UA/9312)，报道乌克林福姆。</text:p>
      <text:p text:style-name="P4">
“我们继续准备一些重要的国际活动，这些活动可以带来更多的力量，我们的士兵 - 更多的武器。 几乎每天 - 与合作伙伴的相关沟通，我们的外交的适当任务。纳迪，对话，会议。”泽伦斯基说。</text:p>
      <text:p text:style-name="P4">
<text:span text:style-name="T4">
另请阅读：</text:span>
 <text:span text:style-name="T4">
 <text:a xlink:type="simple" xlink:href="https://www.ukrinform.ua/rubric-ato/3699696-zelenskij-nasa-peremoga-v-cij-vijni-bude-spilnou-usih-hto-ii-nablizav.html" text:style-name="Internet_20_link" text:visited-style-name="Visited_20_Internet_20_Link">
</text:a>
</text:span>
</text:p>
      <text:p text:style-name="P4">
他感谢所有参与此类准备工作的人。 在大多数情况下，这是一项无形的工作，但这就是其工作方式。 国家负责人说：“结果是基于准备。感谢所有准备为乌克兰取得的人!办公室，政府，我们的外交任务 - 谢谢您的参与。”</text:p>
      <text:p text:style-name="P4">
他坚信，我们在这场战争中的胜利将是普遍的 - 每个接近的人，所有为了胜利而奋斗和努力的人。</text:p>
      <text:p text:style-name="P4">
<text:span text:style-name="T4">
另请阅读：</text:span>
 <text:span text:style-name="T4">
 <text:a xlink:type="simple" xlink:href="https://www.ukrinform.ua/rubric-ato/3699698-zelenskij-podakuvav-silam-oboroni-aki-pokazali-rezultat-u-bou.html" text:style-name="Internet_20_link" text:visited-style-name="Visited_20_Internet_20_Link">
</text:a>
</text:span>
</text:p>
      <text:p text:style-name="P4">
正如乌克兰(Ukrinform(https://www.ukrinform.ua/rubric-polytics/3699043-zbroa-ta-pidtrimka-ekonomiki-zelenskij-proviv-naradu-pro-zaplanovani-miznarodni-zahodi.html)** _必须协助我们的防御。</text:p>
      <text:p text:style-name="P4">
照片：作品</text:p>
      <text:p text:style-name="P4">
News Source: <text:a xlink:type="simple" xlink:href="https://www.ukrinform.ua/rubric-polytics/3699701-zelenskij-anonsuvav-dekilka-vazlivih-miznarodnih-podij-dla-ukraini.html" text:style-name="Internet_20_link" text:visited-style-name="Visited_20_Internet_20_Link">
https://www.ukrinform.ua/rubric-polytics/3699701-zelenskij-anonsuvav-dekilka-vazlivih-miznarodnih-podij-dla-ukraini.html</text:a>
</text:p>
      <!--NEWS-->
      <text:h text:style-name="P10" text:outline-level="1">
<text:span text:style-name="T4">
У Києві горів очерет, пожежу ліквідували</text:span>
</text:h>
      <text:p text:style-name="P4">
作者: Ukrinform (Person)</text:p>
      <text:p text:style-name="P4">
出版商: Укринформ (Organization)</text:p>
      <text:p text:style-name="P4">
出版时间: 2023-04-23T22:07:38+03:00</text:p>
      <text:p text:style-name="P4">
修改时间: 2023-04-23T22:07:38+03:00</text:p>
      <text:p text:style-name="P4">
描述: 首都所罗门斯基地区的开放区域发生了大火。  - 乌克林。</text:p>
      <text:p text:style-name="P4">
图片: ["<text:a xlink:type="simple" xlink:href="https://static.ukrinform.com/photos/2021_11/thumb_files/630_360_1636888675-773.jpg" text:style-name="Internet_20_link" text:visited-style-name="Visited_20_Internet_20_Link">
630_360_16368...</text:a>
"]</text:p>
      <text:p text:style-name="P4">
标签: ['Пожежа', 'Віталій Кличко', 'Київ']</text:p>
      <text:p text:style-name="P4">
类型: Article</text:p>
      <!--METADATA-->
      <text:p text:style-name="P4">
<draw:frame draw:style-name="fr1" draw:name="Image202" text:anchor-type="as-char" svg:width="6.9236in" svg:height="3.956343in" draw:z-index="0">
<draw:image xlink:href="../Images/yкринформ/2023-04-23T22-07-38-03-00/630_360_1636888675-773.jpg" xlink:type="simple" xlink:show="embed" xlink:actuate="onLoad" draw:mime-type="image/jpeg"/>
</draw:frame>
在首都的所罗门斯基地区消除了大火。</text:p>
      <text:p text:style-name="P4">
基辅维塔利·克里奇科市长在[]中报道了这一点(https://t.me/vitaliy_klitschko/1908)，报道乌克林福姆。</text:p>
      <text:p text:style-name="P4">
“首都所罗门斯基地区的开放区域被清算。 在Lobanovsky Ave.和Str的转换中。 芦苇在500平方米的区域的吠叫。”克里奇科写道。</text:p>
      <text:p text:style-name="P4">
<text:span text:style-name="T4">
另请阅读：</text:span>
 <text:a xlink:type="simple" xlink:href="https://www.ukrinform.ua/rubric-regions/3698747-sbu-zatrimala-zradnikiv-aki-na-pocatku-vtorgnenna-rf-pidpalili-pozeznu-castinu-na-kiivsini.html" text:style-name="Internet_20_link" text:visited-style-name="Visited_20_Internet_20_Link">
<text:span text:style-name="T4">
开火</text:span>
</text:a>
市长尚未发布详细信息。</text:p>
      <text:p text:style-name="P4">
正如乌克林福姆报道的那样，两人被杀，由于火灾，有十人受伤<text:a xlink:type="simple" xlink:href="https://www.ukrinform.ua/rubric-world/3699296-u-madridi-stalasa-pozeza-v-restorani-dvoe-zagiblih-10-postrazdalih.html" text:style-name="Internet_20_link" text:visited-style-name="Visited_20_Internet_20_Link">
</text:a>
。</text:p>
      <text:p text:style-name="P4">
照片说明性</text:p>
      <text:p text:style-name="P4">
News Source: <text:a xlink:type="simple" xlink:href="https://www.ukrinform.ua/rubric-kyiv/3699705-u-kievi-goriv-oceret-pozezu-likviduvali.html" text:style-name="Internet_20_link" text:visited-style-name="Visited_20_Internet_20_Link">
https://www.ukrinform.ua/rubric-kyiv/3699705-u-kievi-goriv-oceret-pozezu-likviduvali.html</text:a>
</text:p>
      <!--NEWS-->
      <text:h text:style-name="P10" text:outline-level="1">
<text:span text:style-name="T4">
白天，俄罗斯人在苏米地区开除了两个社区-OVA</text:span>
</text:h>
      <text:p text:style-name="P4">
作者: Ukrinform (Person)</text:p>
      <text:p text:style-name="P4">
出版商: Укринформ (Organization)</text:p>
      <text:p text:style-name="P4">
出版时间: 2023-04-23T22:11:00+03:00</text:p>
      <text:p text:style-name="P4">
修改时间: 2023-04-23T22:11:00+03:00</text:p>
      <text:p text:style-name="P4">
描述: 俄罗斯军队于4月23日星期日向Khotinsk和Belopilsk Sumy地区开火。  - 乌克林。</text:p>
      <text:p text:style-name="P4">
图片: ["<text:a xlink:type="simple" xlink:href="https://static.ukrinform.com/photos/2023_02/thumb_files/630_360_1676709830-821.jpeg" text:style-name="Internet_20_link" text:visited-style-name="Visited_20_Internet_20_Link">
630_360_16767...</text:a>
"]</text:p>
      <text:p text:style-name="P4">
标签: ['Обстріл', 'Сумщина', 'Війна з росією']</text:p>
      <text:p text:style-name="P4">
类型: Article</text:p>
      <!--METADATA-->
      <text:p text:style-name="P4">
<draw:frame draw:style-name="fr1" draw:name="Image203" text:anchor-type="as-char" svg:width="6.9236in" svg:height="3.956343in" draw:z-index="0">
<draw:image xlink:href="../Images/yкринформ/2023-04-23T22-11-00-03-00/630_360_1676709830-821.jpeg" xlink:type="simple" xlink:show="embed" xlink:actuate="onLoad" draw:mime-type="image/jpeg"/>
</draw:frame>
4月23日，星期日，鲁斯基夫斯卡(Ruskivska)向霍丁斯克(Khotinsk)和贝洛皮尔·苏米(Belopil Sumy)地区开枪。</text:p>
      <text:p text:style-name="P4">
根据乌克林福姆的说法，苏米地区军事行政部门报告了<text:a xlink:type="simple" xlink:href="https://t.me/operativnoZSU/92768" text:style-name="Internet_20_link" text:visited-style-name="Visited_20_Internet_20_Link">
</text:a>
。</text:p>
      <text:p text:style-name="P4">
“白天，俄罗斯人解雇了两个边境社区-Khotinskaya和Belopilsk。 记录了11个迫击炮。</text:p>
      <text:p text:style-name="P4">
Belopil社区的领土是由Mines释放的迫击炮射击。</text:p>
      <text:p text:style-name="P4">
<text:span text:style-name="T4">
另请阅读：</text:span>
 <text:span text:style-name="T4">
 <text:a xlink:type="simple" xlink:href="https://www.ukrinform.ua/rubric-ato/3699355-vijska-rf-trici-obstrilali-prikordonna-sumsini.html" text:style-name="Internet_20_link" text:visited-style-name="Visited_20_Internet_20_Link">
</text:a>
</text:span>
</text:p>
      <text:p text:style-name="P4">
俄罗斯人向迫击炮和霍丁社区开火，释放了六个地雷。</text:p>
      <text:p text:style-name="P4">
还补充说，从07:00开始，在Belopil Municon的领土上是Mortar <text:span text:style-name="T4">
 <text:a xlink:type="simple" xlink:href="https://www.ukrinform.ua/tag-obstril" text:style-name="Internet_20_link" text:visited-style-name="Visited_20_Internet_20_Link">
</text:a>
</text:span>
 - 五。</text:p>
      <text:p text:style-name="P4">
在所有情况下，它都没有后果。</text:p>
      <text:p text:style-name="P4">
<text:span text:style-name="T4">
另请阅读：</text:span>
 <text:span text:style-name="T4">
 <text:a xlink:type="simple" xlink:href="https://www.ukrinform.ua/rubric-ato/3699652-unaslidok-obstriliv-hersonsini-poraneni-tri-ludini.html" text:style-name="Internet_20_link" text:visited-style-name="Visited_20_Internet_20_Link">
</text:a>
</text:span>
</text:p>
      <text:p text:style-name="P4">
据乌克林福姆报道，俄罗斯联邦的部队于4月22日被苏米地区的五个领土社区袭击，并进行了64次耗费。</text:p>
      <text:p text:style-name="P4">
News Source: <text:a xlink:type="simple" xlink:href="https://www.ukrinform.ua/rubric-ato/3699702-rosiani-uprodovz-dna-obstrilali-dvi-gromadi-na-sumsini-ova.html" text:style-name="Internet_20_link" text:visited-style-name="Visited_20_Internet_20_Link">
https://www.ukrinform.ua/rubric-ato/3699702-rosiani-uprodovz-dna-obstrilali-dvi-gromadi-na-sumsini-ova.html</text:a>
</text:p>
      <!--NEWS-->
      <text:h text:style-name="P10" text:outline-level="1">
<text:span text:style-name="T4">
这位德国将军呼吁政府转移到乌克兰更多的防空弹药和F-16战斗机</text:span>
</text:h>
      <text:p text:style-name="P4">
作者: Ukrinform (Person)</text:p>
      <text:p text:style-name="P4">
出版商: Укринформ (Organization)</text:p>
      <text:p text:style-name="P4">
出版时间: 2023-04-23T22:24:00+03:00</text:p>
      <text:p text:style-name="P4">
修改时间: 2023-04-23T22:24:00+03:00</text:p>
      <text:p text:style-name="P4">
描述: 德国应通过战斗航空将德国转移到乌克兰，包括F-16战斗机和防空弹药。  - 乌克林。</text:p>
      <text:p text:style-name="P4">
图片: ["<text:a xlink:type="simple" xlink:href="https://static.ukrinform.com/photos/2023_04/thumb_files/630_360_1682278035-325.jpg" text:style-name="Internet_20_link" text:visited-style-name="Visited_20_Internet_20_Link">
630_360_16822...</text:a>
"]</text:p>
      <text:p text:style-name="P4">
标签: ['Літак', 'Німеччина', 'Винищувач', 'ППО']</text:p>
      <text:p text:style-name="P4">
类型: Article</text:p>
      <!--METADATA-->
      <text:p text:style-name="P4">
<draw:frame draw:style-name="fr1" draw:name="Image204" text:anchor-type="as-char" svg:width="6.9236in" svg:height="3.956343in" draw:z-index="0">
<draw:image xlink:href="../Images/yкринформ/2023-04-23T22-24-00-03-00/630_360_1682278035-325.jpg" xlink:type="simple" xlink:show="embed" xlink:actuate="onLoad" draw:mime-type="image/jpeg"/>
</draw:frame>
德国将战斗航空转移到乌克兰，包括F-16战斗机和飞机弹药。</text:p>
      <text:p text:style-name="P4">
据乌克林福姆(Ukrinform)报道，这一意见由退休的将军，前KFor Erhard Buler部队表示。(https://www.bild.de/politik/inland/politik-inland/ukraine-krieg-top-general-geht-auf-ampel-los-83658200.bild.html#fromWall)。</text:p>
      <text:p text:style-name="P4">
一般人说，德国政府直接负责乌克兰军队的不良定居。 据他说，批准武器供应的国家已经很晚了，因此乌克兰仍然因缺乏现代设备而受苦。</text:p>
      <text:p text:style-name="P4">
<text:span text:style-name="T4">
另请阅读：</text:span>
 <text:a xlink:type="simple" xlink:href="https://www.ukrinform.ua/rubric-ato/3699667-patriot-moze-zbivati-raketi-s300-ale-racionalnise-nisiti-ci-zrk-na-zemli-ignat.html" text:style-name="Internet_20_link" text:visited-style-name="Visited_20_Internet_20_Link">
</text:a>
布勒还指出，德国官员应尽快回答乌克兰一方，不仅传递防空弹药，还要传输iboyov Aviation，例如美国F-16战斗机，这些飞机“在世界各地都有很多”。</text:p>
      <text:p text:style-name="P4">
他说：“乌克兰需要更多的防空弹药以及飞机。”他指的不是德国飞机，“阿曼-F -16，这在世界上很多，”他说。</text:p>
      <text:p text:style-name="P4">
据他说，F16只是一个例子。</text:p>
      <text:p text:style-name="P4">
将军说：“关键是要使乌克兰人自己能够长期确保自己的国家安全。”</text:p>
      <text:p text:style-name="P4">
正如武装部队司令部发言人尤里·伊格纳瓦图(Yuri Ignatzawatui)所报道的那样(https://www.ukrinform.ua/rubric-ato/3699662-obicani-partnerami-sistemi-ppo-vze-u-dorozi-do-svoih-majbutnih-pozicij-povitrani-sili.html)。</text:p>
      <text:p text:style-name="P4">
照片：DDP</text:p>
      <text:p text:style-name="P4">
News Source: <text:a xlink:type="simple" xlink:href="https://www.ukrinform.ua/rubric-ato/3699709-nimeckij-general-zaklikav-urad-peredati-ukraini-bilse-boepripasiv-dla-ppo-ta-vinisuvaci-f16.html" text:style-name="Internet_20_link" text:visited-style-name="Visited_20_Internet_20_Link">
https://www.ukrinform.ua/rubric-ato/3699709-nimeckij-general-zaklikav-urad-peredati-ukraini-bilse-boepripasiv-dla-ppo-ta-vinisuvaci-f16.html</text:a>
</text:p>
      <!--NEWS-->
      <text:h text:style-name="P10" text:outline-level="1">
<text:span text:style-name="T4">
俄罗斯国务院总统期间，各国降低了他们在联合国理事会的代表</text:span>
</text:h>
      <text:p text:style-name="P4">
作者: Ukrinform (Person)</text:p>
      <text:p text:style-name="P4">
出版商: Укринформ (Organization)</text:p>
      <text:p text:style-name="P4">
出版时间: 2023-04-23T22:38:00+03:00</text:p>
      <text:p text:style-name="P4">
修改时间: 2023-04-23T22:38:00+03:00</text:p>
      <text:p text:style-name="P4">
描述: 美国安理会本月俄罗斯总统期间的战略设想了其参与会议水平的变化。  - 乌克林。</text:p>
      <text:p text:style-name="P4">
图片: ["<text:a xlink:type="simple" xlink:href="https://static.ukrinform.com/photos/2017_11/thumb_files/630_360_1511288470-1706.jpg" text:style-name="Internet_20_link" text:visited-style-name="Visited_20_Internet_20_Link">
630_360_15112...</text:a>
"]</text:p>
      <text:p text:style-name="P4">
标签: ['ООН', 'Агресія РФ', 'Держдеп', 'росія', 'Радбез ООН']</text:p>
      <text:p text:style-name="P4">
类型: Article</text:p>
      <!--METADATA-->
      <text:p text:style-name="P4">
<draw:frame draw:style-name="fr1" draw:name="Image205" text:anchor-type="as-char" svg:width="6.9236in" svg:height="3.956343in" draw:z-index="0">
<draw:image xlink:href="../Images/yкринформ/2023-04-23T22-38-00-03-00/630_360_1511288470-1706.jpg" xlink:type="simple" xlink:show="embed" xlink:actuate="onLoad" draw:mime-type="image/jpeg"/>
</draw:frame>
本月俄罗斯期间联合国安理会的美国战略宣布其参与会议水平有所改变。</text:p>
      <text:p text:style-name="P4">
正如乌克林福姆报道的那样，它报告了<text:a xlink:type="simple" xlink:href="https://www.politico.com/news/2023/04/23/un-security-council-russia-us-00093272" text:style-name="Internet_20_link" text:visited-style-name="Visited_20_Internet_20_Link">
</text:a>
参考国务院官员。</text:p>
      <text:p text:style-name="P4">
“这意味着转介一些低级外交官，而不是琳达·托马斯·格林菲尔德(Linda Thomas Grinfield)。 这些外交官随后离开了会议。”官员在匿名条件下解释说。</text:p>
      <text:p text:style-name="P4">
托马斯·格林菲尔德(Thomas-Grinfield)还错过了传统的早餐，俄罗斯人有机会于4月3日开始担任总统。</text:p>
      <text:p text:style-name="P4">
<text:span text:style-name="T4">
另请阅读：</text:span>
 <text:span text:style-name="T4">
 <text:a xlink:type="simple" xlink:href="https://www.ukrinform.ua/rubric-world/3699655-u-rosii-vidreaguvali-na-nevidacu-viz-ii-zurnalistam-dla-roboti-v-oon.html" text:style-name="Internet_20_link" text:visited-style-name="Visited_20_Internet_20_Link">
</text:a>
</text:span>
</text:p>
      <text:p text:style-name="P4">
据该官员称，所有这些都证明了华盛顿所说的需要 - 联合国结构的变化。</text:p>
      <text:p text:style-name="P4">
他说：“在Vonomaggrubo侵犯了联合国宪章之后，俄罗斯是安全理事会的常任成员，这是疯狂的。” “这确实是安全理事会和联合国整体需求改革的众多表现之一。”</text:p>
      <text:p text:style-name="P4">
联合国习惯了怪异的，荒谬的和伪善的某个部分，但在四月，“它达到了史诗般的规模，因为俄罗斯已经旋转了联合国安理会主席，并以此为基础，并将与乌克兰进行战争。”</text:p>
      <text:p text:style-name="P4">
<text:span text:style-name="T4">
另请阅读：</text:span>
 <text:span text:style-name="T4">
 <text:a xlink:type="simple" xlink:href="https://www.ukrinform.ua/rubric-world/3699417-u-radbezi-oon-u-ponedilok-vidbudutsa-debati-pid-golovuvannam-lavrova.html" text:style-name="Internet_20_link" text:visited-style-name="Visited_20_Internet_20_Link">
</text:a>
</text:span>
</text:p>
      <text:p text:style-name="P4">
4月5日，俄罗斯联邦以阿里亚(Arriya)的形式与RB成员会面，以证明来自乌克兰被占领领土的儿童是合理的。</text:p>
      <text:p text:style-name="P4">
4月10日，它在拉德贝扎(Radbeza)组织了公开辩论，指责西方国家向乌克兰提供武器。</text:p>
      <text:p text:style-name="P4">
4月24日，星期一，俄罗斯外交大臣谢尔盖·拉夫罗夫(Sergei Lavrov)将在RB的一次会议上开张，以保护联合国宪章的原则，包括预防战争。</text:p>
      <text:p text:style-name="P4">
这位美国官员说：“他们试图骗我们。”  - 他们看到与他们在这场战争中最华丽的动作有关的主题，他们能够颠倒一切。 我们不会落在它上。”</text:p>
      <text:p text:style-name="P4">
<text:span text:style-name="T4">
另请阅读：</text:span>
 <text:span text:style-name="T4">
 <text:a xlink:type="simple" xlink:href="https://www.ukrinform.ua/rubric-world/3699100-derzdep-vidmovivsa-komentuvati-comu-ne-vsij-delegacii-rf-vidali-vizi-dla-vidvidanna-oon.html" text:style-name="Internet_20_link" text:visited-style-name="Visited_20_Internet_20_Link">
</text:a>
 </text:span>
</text:p>
      <text:p text:style-name="P4">
据报道，4月，俄罗斯主持联合国安理会。 该机构的总统职位每月在其成员之间发生变化。 5月，瑞士将在6月 - 阿联酋扮演这个角色。</text:p>
      <text:p text:style-name="P4">
理事会由五名常任成员<text:span text:style-name="T4">
 []组成(https://www.ukrinform.ua/tag-oon)</text:span>
  - 美国，英国，法国，中国俄罗斯(在苏联的地点)，否决，以及旋转的10个成员国。</text:p>
      <text:p text:style-name="P4">
News Source: <text:a xlink:type="simple" xlink:href="https://www.ukrinform.ua/rubric-polytics/3699708-stati-ponizili-riven-svogo-predstavnictva-v-radbezi-oon-pid-cas-golovuvanna-rosii-derzdep.html" text:style-name="Internet_20_link" text:visited-style-name="Visited_20_Internet_20_Link">
https://www.ukrinform.ua/rubric-polytics/3699708-stati-ponizili-riven-svogo-predstavnictva-v-radbezi-oon-pid-cas-golovuvanna-rosii-derzdep.html</text:a>
</text:p>
      <!--NEWS-->
      <text:h text:style-name="P10" text:outline-level="1">
<text:span text:style-name="T4">
乌克兰paravolebolists成为德国国际锦标赛的恶习</text:span>
</text:h>
      <text:p text:style-name="P4">
作者: Ukrinform (Person)</text:p>
      <text:p text:style-name="P4">
出版商: Укринформ (Organization)</text:p>
      <text:p text:style-name="P4">
出版时间: 2023-04-23T22:52:22+03:00</text:p>
      <text:p text:style-name="P4">
修改时间: 2023-04-23T22:52:22+03:00</text:p>
      <text:p text:style-name="P4">
描述: 乌克兰paravolebolists成为国际排球锦标赛的副派，在男队中。  - 乌克林。</text:p>
      <text:p text:style-name="P4">
图片: ["<text:a xlink:type="simple" xlink:href="https://static.ukrinform.com/photos/2023_04/thumb_files/630_360_1682278951-576.jpg" text:style-name="Internet_20_link" text:visited-style-name="Visited_20_Internet_20_Link">
630_360_16822...</text:a>
"]</text:p>
      <text:p text:style-name="P4">
标签: ['Німеччина', 'Збірна України', 'Паралімпійці']</text:p>
      <text:p text:style-name="P4">
类型: Article</text:p>
      <!--METADATA-->
      <text:p text:style-name="P4">
<draw:frame draw:style-name="fr1" draw:name="Image206" text:anchor-type="as-char" svg:width="6.9236in" svg:height="3.956343in" draw:z-index="0">
<draw:image xlink:href="../Images/yкринформ/2023-04-23T22-52-22-03-00/630_360_1682278951-576.jpg" xlink:type="simple" xlink:show="embed" xlink:actuate="onLoad" draw:mime-type="image/jpeg"/>
</draw:frame>
乌克兰帕韦利纤维主义者已成为男子队中国际排球锦标赛的副作用。</text:p>
      <text:p text:style-name="P4">
正如乌克林福姆(Ukrinform)报道的那样，关于这一点在<text:a xlink:type="simple" xlink:href="https://www.facebook.com/NationalSportsCommitteeOfTheDisabledOfUkraine/posts/pfbid0iWtrfAQRqMMCAtYhaWfoh2HKWEvwgoB4jHNnzCD5AW8YuSGTaqCJBQvhYrh8oQsel" text:style-name="Internet_20_link" text:visited-style-name="Visited_20_Internet_20_Link">
</text:a>
乌克兰国家残奥委员会报告。</text:p>
      <text:p text:style-name="P4">
对于欧洲排球中大陆的最高冠军头衔，有9支球队参加了比赛。</text:p>
      <text:p text:style-name="P4">
乌克兰由一支由11名残疾运动员组成的派缆球队代表，他们赢得了荣誉第二名，让位于市政和黑塞哥维那队。</text:p>
      <text:p text:style-name="P4">
<text:span text:style-name="T4">
另请阅读：</text:span>
 [<text:span text:style-name="T4">
妇女</text:span>
 <text:span text:style-name="T4">
 </text:span>
残奥<text:span text:style-name="T4">
 </text:span>
国家队<text:span text:style-name="T4">
 </text:span>
乌克兰<text:span text:style-name="T4">
<text:span text:style-name="T5">
* holbole </text:span>
* holbole </text:span>
 <text:span text:style-name="T4">
 </text:span>
 won <text:span text:style-name="T4">
 </text:span>
 <text:span text:style-name="T4">
 </text:span>
 <text:span text:style-name="T4">
 </text:span>
锦标赛<text:span text:style-name="T4">
 </text:span>
 <text:span text:style-name="T4">
立陶宛</text:span>
(https://www.ukrinform.ua/rubric-sports/3692256-zinoca-paralimpijska-zbirna-ukraini-z-golbolu-vigrala-turnir-u-litvi.html)乌克兰残奥会委员会还出版了运动员的名字：</text:p>
      <ul>
        <li>
Bitchenko Denis - Kyiv region, * Kovalchuk Yuri - Rivne region, * Prishchepa Roman - Kyiv region, * Sikalsky Andriy - Rivne region, * Kharlamov Alexey - Dnipropetrovsk region, * Drapak Alexander - Poltava region Andriy - Zhytomyr region, * Podik Ivan - Zhytomyr地区， * Petrenchuk Maxim -Kharkiv地区， * Prymakov Mark -Donetsk/Dnipropetrovsk地区， * Prishchepa Andriy -Kyiv地区。</li>
      </ul>
      <text:p text:style-name="P4">
正如乌克兰乌克兰乌克兰乌克兰乌克兰的国家残奥会的报道(https://www.ukrinform.ua/rubric-sports/3694240-ukrainski-paralimpijci-vigrali-turnir-zi-sportivnih-tanciv-na-vizkah.html)。</text:p>
      <text:p text:style-name="P4">
照片：乌克兰国家残奥委员会，Facebook</text:p>
      <text:p text:style-name="P4">
News Source: <text:a xlink:type="simple" xlink:href="https://www.ukrinform.ua/rubric-sports/3699712-ukrainski-paravolejbolisti-stali-vicecempionami-na-miznarodnomu-turniri-u-nimeccini.html" text:style-name="Internet_20_link" text:visited-style-name="Visited_20_Internet_20_Link">
https://www.ukrinform.ua/rubric-sports/3699712-ukrainski-paravolejbolisti-stali-vicecempionami-na-miznarodnomu-turniri-u-nimeccini.html</text:a>
</text:p>
      <!--NEWS-->
      <text:h text:style-name="P10" text:outline-level="1">
<text:span text:style-name="T4">
在俄罗斯，执政党的第二个州杜马当天去世了</text:span>
</text:h>
      <text:p text:style-name="P4">
作者: Ukrinform (Person)</text:p>
      <text:p text:style-name="P4">
出版商: Укринформ (Organization)</text:p>
      <text:p text:style-name="P4">
出版时间: 2023-04-23T23:08:00+03:00</text:p>
      <text:p text:style-name="P4">
修改时间: 2023-04-23T23:08:00+03:00</text:p>
      <text:p text:style-name="P4">
描述: 在俄罗斯，统一俄罗斯派系的杜马州代表死于贾沙贝克·乌兹多诺夫。  - 乌克林。</text:p>
      <text:p text:style-name="P4">
图片: ["<text:a xlink:type="simple" xlink:href="https://static.ukrinform.com/photos/2023_04/thumb_files/630_360_1682271792-181.jpg" text:style-name="Internet_20_link" text:visited-style-name="Visited_20_Internet_20_Link">
630_360_16822...</text:a>
"]</text:p>
      <text:p text:style-name="P4">
标签: ['Депутат', 'Смерть', 'Держдума РФ']</text:p>
      <text:p text:style-name="P4">
类型: Article</text:p>
      <!--METADATA-->
      <text:p text:style-name="P4">
<draw:frame draw:style-name="fr1" draw:name="Image207" text:anchor-type="as-char" svg:width="6.9236in" svg:height="3.956343in" draw:z-index="0">
<draw:image xlink:href="../Images/yкринформ/2023-04-23T23-08-00-03-00/630_360_1682271792-181.jpg" xlink:type="simple" xlink:show="embed" xlink:actuate="onLoad" draw:mime-type="image/jpeg"/>
</draw:frame>
在俄罗斯，来自贾沙尔贝克·乌兹多诺夫(Jasharbek Uzdenov)派别“统一俄罗斯”的杜马州代表。</text:p>
      <text:p text:style-name="P4">
正如乌克林福姆报道的那样，它报告了<text:a xlink:type="simple" xlink:href="https://www.kommersant.ru/doc/5952357" text:style-name="Internet_20_link" text:visited-style-name="Visited_20_Internet_20_Link">
</text:a>
他56岁。</text:p>
      <text:p text:style-name="P4">
该党的信息表明，乌兹多诺夫“经过一个困难而长期的人”去世。</text:p>
      <text:p text:style-name="P4">
政治家是生态，自然资源委员会成员，以及对教育环境的保护<text:a xlink:type="simple" xlink:href="https://www.ukrinform.ua/tag-derzduma-rf" text:style-name="Internet_20_link" text:visited-style-name="Visited_20_Internet_20_Link">
</text:a>
内部人士指出，乌兹多诺夫在2022年错过了许多会议，也没有投票赞成俄罗斯对所谓的“ dnr”和“ lnr”的认可为独立，主权和独立国家。</text:p>
      <text:p text:style-name="P4">
<text:span text:style-name="T4">
另请阅读：</text:span>
 <text:a xlink:type="simple" xlink:href="https://www.ukrinform.ua/rubric-ato/3695950-sbu-ogolosila-pidozru-rosijskomu-deputatu-akij-komanduvav-obstrilom-pozicij-zsu.html" text:style-name="Internet_20_link" text:visited-style-name="Visited_20_Internet_20_Link">
</text:a>
正如乌克林福姆报道的<text:a xlink:type="simple" xlink:href="https://www.ukrinform.ua/rubric-world/3699675-pomer-odin-iz-najbagatsih-deputativ-derzdumi-rf-akogo-zasudili-v-ukraini.html" text:style-name="Internet_20_link" text:visited-style-name="Visited_20_Internet_20_Link">
</text:a>
去年被判处侵犯乌克兰的领土内容和不可侵犯性。 他支持对俄罗斯联邦总统的决议，以考虑对DNR和LNR的伪公开的认可为独立，主权和独立国家。</text:p>
      <text:p text:style-name="P4">
News Source: <text:a xlink:type="simple" xlink:href="https://www.ukrinform.ua/rubric-world/3699689-u-rosii-pomer-drugij-za-den-deputat-derzdumi-vid-pravlacoi-partii.html" text:style-name="Internet_20_link" text:visited-style-name="Visited_20_Internet_20_Link">
https://www.ukrinform.ua/rubric-world/3699689-u-rosii-pomer-drugij-za-den-deputat-derzdumi-vid-pravlacoi-partii.html</text:a>
</text:p>
      <!--NEWS-->
      <text:h text:style-name="P10" text:outline-level="1">
<text:span text:style-name="T4">
苏丹被荷兰第一组撤离</text:span>
</text:h>
      <text:p text:style-name="P4">
作者: Ukrinform (Person)</text:p>
      <text:p text:style-name="P4">
出版商: Укринформ (Organization)</text:p>
      <text:p text:style-name="P4">
出版时间: 2023-04-23T23:22:00+03:00</text:p>
      <text:p text:style-name="P4">
修改时间: 2023-04-23T23:22:00+03:00</text:p>
      <text:p text:style-name="P4">
描述: 荷兰第一组将苏丹乘坐法国飞机离开。  - 乌克林。</text:p>
      <text:p text:style-name="P4">
图片: ["<text:a xlink:type="simple" xlink:href="https://static.ukrinform.com/photos/2019_04/thumb_files/630_360_1555077319-488.jpg" text:style-name="Internet_20_link" text:visited-style-name="Visited_20_Internet_20_Link">
630_360_15550...</text:a>
"]</text:p>
      <text:p text:style-name="P4">
标签: ['Евакуація', 'Судан', 'Війна']</text:p>
      <text:p text:style-name="P4">
类型: Article</text:p>
      <!--METADATA-->
      <text:p text:style-name="P4">
<draw:frame draw:style-name="fr1" draw:name="Image208" text:anchor-type="as-char" svg:width="6.9236in" svg:height="3.956343in" draw:z-index="0">
<draw:image xlink:href="../Images/yкринформ/2023-04-23T23-22-00-03-00/630_360_1555077319-488.jpg" xlink:type="simple" xlink:show="embed" xlink:actuate="onLoad" draw:mime-type="image/jpeg"/>
</draw:frame>
荷兰的第一组将苏丹乘坐法国飞机离开。</text:p>
      <text:p text:style-name="P4">
关于IT报告乌克林福姆，参考<text:a xlink:type="simple" xlink:href="https://nos.nl/collectie/13927/artikel/2472555-eerste-nederlanders-vanuit-sudan-geevacueerd" text:style-name="Internet_20_link" text:visited-style-name="Visited_20_Internet_20_Link">
</text:a>
。</text:p>
      <text:p text:style-name="P4">
“第一个荷兰人被法国飞机从苏丹撤离。 据报道，荷兰外交部长Vopke Gucstra。</text:p>
      <text:p text:style-name="P4">
指出他说，这是一群人。 确切的数字并不是无法访问的。</text:p>
      <text:p text:style-name="P4">
荷兰的另一组将哈尔图(Hartu)带到了联合国汽车柱。</text:p>
      <text:p text:style-name="P4">
<text:span text:style-name="T4">
另请阅读：</text:span>
 <text:span text:style-name="T4">
 <text:a xlink:type="simple" xlink:href="https://www.ukrinform.ua/rubric-world/3699620-britanskih-diplomativ-evakuuvali-iz-sudanu.html" text:style-name="Internet_20_link" text:visited-style-name="Visited_20_Internet_20_Link">
</text:a>
</text:span>
</text:p>
      <text:p text:style-name="P4">
在救援行动中，荷兰与法国和德国合并了努力。</text:p>
      <text:p text:style-name="P4">
正如乌克林福姆报道的那样，在陆军之间几天的紧张局势<text:span text:style-name="T4">
 []之后，4月15日(https://www.ukrinform.ua/tag-sudan) </text:span>
 та Силами швидкого реагування(RSF)在Chartum中，发生了爆炸和射击。 争端集中在该国过渡到民间统治。</text:p>
      <text:p text:style-name="P4">
<text:span text:style-name="T4">
另请阅读：</text:span>
 <text:span text:style-name="T4">
 <text:a xlink:type="simple" xlink:href="https://www.ukrinform.ua/rubric-world/3699486-ssa-evakuuvali-personal-posolstva-u-sudani.html" text:style-name="Internet_20_link" text:visited-style-name="Visited_20_Internet_20_Link">
</text:a>
</text:span>
</text:p>
      <text:p text:style-name="P4">
在所有苏丹碰撞期间，至少有97人被杀，数百人受伤。</text:p>
      <text:p text:style-name="P4">
News Source: <text:a xlink:type="simple" xlink:href="https://www.ukrinform.ua/rubric-world/3699714-iz-sudanu-evakuuvali-persu-grupu-niderlandciv.html" text:style-name="Internet_20_link" text:visited-style-name="Visited_20_Internet_20_Link">
https://www.ukrinform.ua/rubric-world/3699714-iz-sudanu-evakuuvali-persu-grupu-niderlandciv.html</text:a>
</text:p>
      <!--NEWS-->
      <text:h text:style-name="P10" text:outline-level="1">
<text:span text:style-name="T4">
波雷尔称为“不可接受的”声明，是中国对前苏联共和国主权的大使</text:span>
</text:h>
      <text:p text:style-name="P4">
作者: Ukrinform (Person)</text:p>
      <text:p text:style-name="P4">
出版商: Укринформ (Organization)</text:p>
      <text:p text:style-name="P4">
出版时间: 2023-04-23T23:39:00+03:00</text:p>
      <text:p text:style-name="P4">
修改时间: 2023-04-23T23:39:00+03:00</text:p>
      <text:p text:style-name="P4">
描述: 欧盟何塞普·博雷尔（Josep Borrel）的高级代表称为中国驻法国大使，卢（Lu）塞特斯（Lu Sets）质疑在前苏联遗址中出现的国家的主权。  - 乌克林。</text:p>
      <text:p text:style-name="P4">
图片: ["<text:a xlink:type="simple" xlink:href="https://static.ukrinform.com/photos/2021_02/thumb_files/630_360_1613983608-121.jpg" text:style-name="Internet_20_link" text:visited-style-name="Visited_20_Internet_20_Link">
630_360_16139...</text:a>
"]</text:p>
      <text:p text:style-name="P4">
标签: ['Євросоюз', 'Китай', 'Посол', 'СРСР', 'Боррель']</text:p>
      <text:p text:style-name="P4">
类型: Article</text:p>
      <!--METADATA-->
      <text:p text:style-name="P4">
<draw:frame draw:style-name="fr1" draw:name="Image209" text:anchor-type="as-char" svg:width="6.9236in" svg:height="3.956343in" draw:z-index="0">
<draw:image xlink:href="../Images/yкринформ/2023-04-23T23-39-00-03-00/630_360_1613983608-121.jpg" xlink:type="simple" xlink:show="embed" xlink:actuate="onLoad" draw:mime-type="image/jpeg"/>
</draw:frame>
欧盟何塞普·博雷尔(Josep Borrel)的高级代表在法国被称为法国不可接受的声明，他质疑在前苏联遗址上建立的国家的主权。</text:p>
      <text:p text:style-name="P4">
正如乌克林福姆报道的那样，他在[]中撰写了有关它的文章(https://twitter.com/JosepBorrellF/status/1650148235166531586)。</text:p>
      <text:p text:style-name="P4">
“中国驻法国大使的不可接受的陈述，他们对1991年苏联崩溃后变得独立的国家怀疑。 欧盟只能假设这些声明不是中国的官方政策。”他说。</text:p>
      <text:p text:style-name="Quotations">

<text:p text:style-name="P4">
中国驻法国大使的不可接受的言论质疑&gt;
 bceme独立于最终的国家的求职者Josep Borrell Fontelles(@JosepBorrellf) <text:a xlink:type="simple" xlink:href="https://twitter.com/JosepBorrellF/status/1650148235166531586" text:style-name="Internet_20_link" text:visited-style-name="Visited_20_Internet_20_Link">
&gt;
 </text:a>
<text:span text:style-name="T4">
另请阅读：</text:span>
 <text:span text:style-name="T4">
 <text:a xlink:type="simple" xlink:href="https://www.ukrinform.ua/rubric-crimea/3699587-podolak-pro-zaavu-posla-kitau-u-francii-divno-cuti-absurdnu-versiu-istorii-krimu.html" text:style-name="Internet_20_link" text:visited-style-name="Visited_20_Internet_20_Link">
</text:a>
</text:span>
</text:p>

</text:p>
      <text:p text:style-name="P4">
正如乌克林福姆(Ukrinform)报道的那样，中国驻法国驻法国大使表示，苏联共和国的国家“没有国际法的有效地位”，因为在他看来，相关的国际协议是批准其地位的相关国际协议。</text:p>
      <text:p text:style-name="P4">
官方代表<text:span text:style-name="T4">
 <text:a xlink:type="simple" xlink:href="https://www.ukrinform.ua/tag-kitaj" text:style-name="Internet_20_link" text:visited-style-name="Visited_20_Internet_20_Link">
</text:a>
</text:span>
还记得俄罗斯占领的克里米亚，并指出在这种情况下，一切都取决于“从哪个角度看待问题”，“一切都不那么简单”，Apivostra是第一个俄罗斯人”。</text:p>
      <text:p text:style-name="P4">
乌克兰驻法国驻法国瓦迪姆·奥梅尔钦科(Vadim Omelchenko)的回应表明，卢(Lu)与地理作出了回应，并回忆说，这种陈述与卡基泰(Kakitai)的官方立场相矛盾。</text:p>
      <text:p text:style-name="P4">
<text:span text:style-name="T4">
另请阅读：</text:span>
 <text:span text:style-name="T4">
 <text:a xlink:type="simple" xlink:href="https://www.ukrinform.ua/rubric-world/3699418-u-mzs-estonii-ta-latvii-viklicut-kitajskih-diplomativ-cerez-zaavi-posla-knr-u-francii.html" text:style-name="Internet_20_link" text:visited-style-name="Visited_20_Internet_20_Link">
</text:a>
</text:span>
</text:p>
      <text:p text:style-name="P4">
法国和波罗的海国家受到中国外交官的言论的批评。</text:p>
      <text:p text:style-name="P4">
总统顾问米哈伊尔·波多利亚克(Mikhail Podolyak)敦促中国如果想成为“伟大的政治球员”，不要重述俄罗斯局外人的宣传。</text:p>
      <text:p text:style-name="P4">
News Source: <text:a xlink:type="simple" xlink:href="https://www.ukrinform.ua/rubric-polytics/3699715-borrel-nazvav-neprijnatnou-zaavu-posla-knr-sodo-suverenitetu-kolisnih-radanskih-respublik.html" text:style-name="Internet_20_link" text:visited-style-name="Visited_20_Internet_20_Link">
https://www.ukrinform.ua/rubric-polytics/3699715-borrel-nazvav-neprijnatnou-zaavu-posla-knr-sodo-suverenitetu-kolisnih-radanskih-respublik.html</text:a>
</text:p>
      <!--NEWS-->
      <text:h text:style-name="P10" text:outline-level="1">
<text:span text:style-name="T4">
西尔斯基：巴赫穆特的武装部队继续保持战略边界</text:span>
</text:h>
      <text:p text:style-name="P4">
作者: Ukrinform (Person)</text:p>
      <text:p text:style-name="P4">
出版商: Укринформ (Organization)</text:p>
      <text:p text:style-name="P4">
出版时间: 2023-04-23T23:54:00+03:00</text:p>
      <text:p text:style-name="P4">
修改时间: 2023-04-23T23:54:00+03:00</text:p>
      <text:p text:style-name="P4">
描述: 4月23日晚上，武装部队武装部队的武装部队指挥官亚历山大·席尔斯基上校谈到了他访问巴赫穆特方向的访问，在那里他通过了一系列碰撞并与司令会面。  - 乌克林。</text:p>
      <text:p text:style-name="P4">
图片: ["<text:a xlink:type="simple" xlink:href="https://static.ukrinform.com/photos/2023_04/thumb_files/630_360_1682284583-6471.jpeg" text:style-name="Internet_20_link" text:visited-style-name="Visited_20_Internet_20_Link">
630_360_16822...</text:a>
", "<text:a xlink:type="simple" xlink:href="https://static.ukrinform.com/photos/2023_04/thumb_files/630_360_1682284583-5990.jpeg" text:style-name="Internet_20_link" text:visited-style-name="Visited_20_Internet_20_Link">
630_360_16822...</text:a>
", "<text:a xlink:type="simple" xlink:href="https://static.ukrinform.com/photos/2023_04/thumb_files/630_360_1682284583-5889.jpeg" text:style-name="Internet_20_link" text:visited-style-name="Visited_20_Internet_20_Link">
630_360_16822...</text:a>
", "<text:a xlink:type="simple" xlink:href="https://static.ukrinform.com/photos/2023_04/thumb_files/630_360_1682284583-1256.jpeg" text:style-name="Internet_20_link" text:visited-style-name="Visited_20_Internet_20_Link">
630_360_16822...</text:a>
"]</text:p>
      <text:p text:style-name="P4">
标签: ['Бахмут', 'ЗСУ', 'Сирський', 'Війна з росією']</text:p>
      <text:p text:style-name="P4">
类型: Article</text:p>
      <!--METADATA-->
      <text:p text:style-name="P4">
<draw:frame draw:style-name="fr1" draw:name="Image210" text:anchor-type="as-char" svg:width="6.9236in" svg:height="3.956343in" draw:z-index="0">
<draw:image xlink:href="../Images/yкринформ/2023-04-23T23-54-00-03-00/630_360_1682284583-6471.jpeg" xlink:type="simple" xlink:show="embed" xlink:actuate="onLoad" draw:mime-type="image/jpeg"/>
</draw:frame>
4月23日晚上，武装部队武装部队的武装部队指挥官亚历山大·席尔斯基上校谈到了他访问巴赫穆特方向，他发生了碰撞并与司令会面。</text:p>
      <text:p text:style-name="P4">
他在[]中报告了这一点(https://t.me/osirskiy/49)，报道乌克林福姆。</text:p>
      <text:p text:style-name="P4">
Syrsky指出，他在整个Bakhmut阵线的一部分。</text:p>
      <text:p text:style-name="P4">
他写道：“在这里，我们与指挥官和战士一起进行计划行动，攻击和防御，直接控制地面上的情况。”</text:p>
      <text:p text:style-name="P4">
<text:span text:style-name="T4">
另请阅读：</text:span>
 <text:span text:style-name="T4">
 <text:a xlink:type="simple" xlink:href="https://www.ukrinform.ua/rubric-ato/3699681-najblizcim-casom-vorog-sprobue-sturmuvati-vugledarskij-napramok-vijskovi.html" text:style-name="Internet_20_link" text:visited-style-name="Visited_20_Internet_20_Link">
</text:a>
</text:span>
</text:p>
      <text:p text:style-name="P4">
据将军称，对他而言，当时与巴赫穆特的捍卫者并肩作战很重要。</text:p>
      <text:p text:style-name="P4">
“我们经常为他击败敌人，并继续保持战略边界。 采取积极攻击行动俘虏俄罗斯人的战士得到了鼓励和奖励。 这里的每个人都是英雄。 俄罗斯将是巨大的损失，我们摧毁他们的人员和进攻潜力。” Syrsky说。</text:p>
      <text:p text:style-name="P4">
<draw:frame draw:style-name="fr1" draw:name="Image211" text:anchor-type="as-char" svg:width="6.9236in" svg:height="3.956343in" draw:z-index="0">
<draw:image xlink:href="../Images/yкринформ/2023-04-23T23-54-00-03-00/630_360_1682284583-6471.jpeg" xlink:type="simple" xlink:show="embed" xlink:actuate="onLoad" draw:mime-type="image/jpeg"/>
</draw:frame>
Syrsky在Bakhmut方向 /照片中穿过了整个碰撞线：T.Me/osirskiy <text:a xlink:type="simple" xlink:href="https://static.ukrinform.com/photos/2023_04/1682284583-6471.jpeg" text:style-name="Internet_20_link" text:visited-style-name="Visited_20_Internet_20_Link">
<draw:frame draw:style-name="fr1" draw:name="Image212" text:anchor-type="as-char" svg:width="6.9236in" svg:height="3.956343in" draw:z-index="0">
<draw:image xlink:href="../Images/yкринформ/2023-04-23T23-54-00-03-00/630_360_1682284583-6471.jpeg" xlink:type="simple" xlink:show="embed" xlink:actuate="onLoad" draw:mime-type="image/jpeg"/>
</draw:frame>
</text:a>
 <text:a xlink:type="simple" xlink:href="https://static.ukrinform.com/photos/2023_04/1682284583-5990.jpeg" text:style-name="Internet_20_link" text:visited-style-name="Visited_20_Internet_20_Link">
<draw:frame draw:style-name="fr1" draw:name="Image213" text:anchor-type="as-char" svg:width="6.9236in" svg:height="3.956343in" draw:z-index="0">
<draw:image xlink:href="../Images/yкринформ/2023-04-23T23-54-00-03-00/630_360_1682284583-5990.jpeg" xlink:type="simple" xlink:show="embed" xlink:actuate="onLoad" draw:mime-type="image/jpeg"/>
</draw:frame>
</text:a>
 <text:a xlink:type="simple" xlink:href="https://static.ukrinform.com/photos/2023_04/1682284583-5889.jpeg" text:style-name="Internet_20_link" text:visited-style-name="Visited_20_Internet_20_Link">
<draw:frame draw:style-name="fr1" draw:name="Image214" text:anchor-type="as-char" svg:width="6.9236in" svg:height="3.956343in" draw:z-index="0">
<draw:image xlink:href="../Images/yкринформ/2023-04-23T23-54-00-03-00/630_360_1682284583-5889.jpeg" xlink:type="simple" xlink:show="embed" xlink:actuate="onLoad" draw:mime-type="image/jpeg"/>
</draw:frame>
</text:a>
 <text:a xlink:type="simple" xlink:href="https://static.ukrinform.com/photos/2023_04/1682284583-1256.jpeg" text:style-name="Internet_20_link" text:visited-style-name="Visited_20_Internet_20_Link">
<draw:frame draw:style-name="fr1" draw:name="Image215" text:anchor-type="as-char" svg:width="6.9236in" svg:height="3.956343in" draw:z-index="0">
<draw:image xlink:href="../Images/yкринформ/2023-04-23T23-54-00-03-00/630_360_1682284583-1256.jpeg" xlink:type="simple" xlink:show="embed" xlink:actuate="onLoad" draw:mime-type="image/jpeg"/>
</draw:frame>
</text:a>
<text:span text:style-name="T4">
另请阅读：</text:span>
 <text:span text:style-name="T4">
 <text:a xlink:type="simple" xlink:href="https://www.ukrinform.ua/rubric-ato/3699698-zelenskij-podakuvav-silam-oboroni-aki-pokazali-rezultat-u-bou.html" text:style-name="Internet_20_link" text:visited-style-name="Visited_20_Internet_20_Link">
</text:a>
</text:span>
</text:p>
      <text:p text:style-name="P4">
正如该机构之前报道的那样，乌克兰国防军当天的航空_ <text:span text:style-name="T4">
 <text:a xlink:type="simple" xlink:href="https://www.ukrinform.ua/rubric-ato/3699672-aviacia-sil-oboroni-zavdala-11-udariv-po-rosijskih-zagarbnikah.html" text:style-name="Internet_20_link" text:visited-style-name="Visited_20_Internet_20_Link">
</text:a>
</text:span>
 _目前，最激烈的人害怕Bakhmut和Marinka。</text:p>
      <text:p text:style-name="P4">
从2022年2月24日至2023年4月23日，总共消除了186千220名俄罗斯侵略者。</text:p>
      <text:p text:style-name="P4">
News Source: <text:a xlink:type="simple" xlink:href="https://www.ukrinform.ua/rubric-ato/3699716-sirskij-proihav-vsieu-linieu-zitknenna-na-bahmutskomu-napramku.html" text:style-name="Internet_20_link" text:visited-style-name="Visited_20_Internet_20_Link">
https://www.ukrinform.ua/rubric-ato/3699716-sirskij-proihav-vsieu-linieu-zitknenna-na-bahmutskomu-napramku.html</text:a>
</text:p>
      <!--NEWS-->
      <text:h text:style-name="P10" text:outline-level="1">
<text:span text:style-name="T4">
在赫尔森地区，占领者被强行驱逐了Dniep​​er左岸的居民</text:span>
</text:h>
      <text:p text:style-name="P4">
作者: ['АРМІЯINFORM']</text:p>
      <text:p text:style-name="P4">
时间: 2023-04-23T58:00:00-04:00</text:p>
      <text:p text:style-name="P4">
描述: Yaki的Kherson地区立陶宛海岸的Rosiyani Vimagayut Vid Meshkantzin居住在Dnice的缘故...与乌克兰2022年的战争，与乌克兰的最新新闻，今天与乌克兰的新闻战争，与乌克兰2022年的新闻战争，今天将在乌克兰之间进行战争，将在乌克兰之间进行战争和俄罗斯，当与乌克兰在乌克兰的乌克兰战争时，这将是不在的，无论是否将在不久的将来与乌克兰发生战争，与乌克兰的战争，今天的乌克兰新闻，乌克兰新闻，乌克兰媒体的乌克兰媒体新闻在俄罗斯</text:p>
      <text:p text:style-name="P4">
图片: ['<text:a xlink:type="simple" xlink:href="https://armyinform.com.ua/wp-content/uploads/2023/04/ilyustratyvne-foto_large-1.jpg" text:style-name="Internet_20_link" text:visited-style-name="Visited_20_Internet_20_Link">
ilyustratyvne-foto_large-1.jpg</text:a>
']</text:p>
      <text:p text:style-name="P4">
标签: ['STOPRUSSIA', 'АГРЕСІЯ РФ', 'ВТОРГНЕННЯ РФ']</text:p>
      <text:p text:style-name="P4">
类别: News</text:p>
      <!--METADATA-->
      <text:p text:style-name="P4">
<draw:frame draw:style-name="fr1" draw:name="Image216" text:anchor-type="as-char" svg:width="6.9236in" svg:height="3.893007in" draw:z-index="0">
<draw:image xlink:href="../Images/AРМІЯINFORM/2023-04-23T58-00-00-04-00/ilyustratyvne-foto_large-1.jpg" xlink:type="simple" xlink:show="embed" xlink:actuate="onLoad" draw:mime-type="image/jpeg"/>
</draw:frame>
说明性照片</text:p>
      <text:p text:style-name="P4">
俄罗斯人要求赫尔森地区左岸的居民居住在迪尔珀(Dniep​​er)居住在该地区。</text:p>
      <text:p text:style-name="P4">
关于它<text:a xlink:type="simple" xlink:href="https://sprotyv.mod.gov.ua/2023/04/22/okupanty-grabuyut-hersonshhynu-ta-provodyat-evakuacziyu-naselennya/" text:style-name="Internet_20_link" text:visited-style-name="Visited_20_Internet_20_Link">
报告</text:a>
国家机构中心。</text:p>
      <text:p text:style-name="P4">
因此，在Nova Kakhovka和Dnipryany村，占领者报告了当地居民，那些居住在Dniep​​er的第一个海岸线的人紧急放弃了。 同时，敌人在这些油漆的住宅区设备设备。</text:p>
      <text:p text:style-name="P4">
俄罗斯人还继续在暂时占领的土地上窃取乌克兰基础设施。 特别是，在布里维卡镇，大约有150名入侵者在废料上拆除了电梯。</text:p>
      <text:p text:style-name="P4">
News Source: <text:a xlink:type="simple" xlink:href="https://armyinform.com.ua/2023/04/23/na-hersonshhyni-okupanty-prymusovo-vysylyayut-meshkancziv-livogo-berega-dnipra/" text:style-name="Internet_20_link" text:visited-style-name="Visited_20_Internet_20_Link">
https://armyinform.com.ua/2023/04/23/na-hersonshhyni-okupanty-prymusovo-vysylyayut-meshkancziv-livogo-berega-dnipra/</text:a>
</text:p>
      <!--NEWS-->
      <text:h text:style-name="P10" text:outline-level="1">
<text:span text:style-name="T4">
国家元首签署了对422个个人和法人实体实施制裁的法令</text:span>
</text:h>
      <text:p text:style-name="P4">
作者: ['АРМІЯINFORM']</text:p>
      <text:p text:style-name="P4">
时间: 2023-04-23T59:00:00-04:00</text:p>
      <text:p text:style-name="P4">
描述: 乌克兰沃迪米尔·泽伦斯基（Volodymyr Zelensky）总统凭借自己的法令为由...与乌克兰2022年的战争，与乌克兰与乌克兰的最新新闻战争，今天与乌克兰2022年的新闻战争，乌克兰和俄罗斯之间的战争以及战争时，战争是否会发生战争他们在2022年与乌克兰有一年</text:p>
      <text:p text:style-name="P4">
图片: ['<text:a xlink:type="simple" xlink:href="https://armyinform.com.ua/wp-content/uploads/2023/02/volodymyr-zelenskyj.jpg" text:style-name="Internet_20_link" text:visited-style-name="Visited_20_Internet_20_Link">
volodymyr-zelenskyj.jpg</text:a>
']</text:p>
      <text:p text:style-name="P4">
标签: ['STOPRUSSIA', 'АГРЕСІЯ РФ', 'ВОЛОДИМИР ЗЕЛЕНСЬКИЙ', 'ВТОРГНЕННЯ РФ', 'САНКЦІЇ']</text:p>
      <text:p text:style-name="P4">
类别: News</text:p>
      <!--METADATA-->
      <text:p text:style-name="P4">
<draw:frame draw:style-name="fr1" draw:name="Image217" text:anchor-type="as-char" svg:width="6.9236in" svg:height="3.883237in" draw:z-index="0">
<draw:image xlink:href="../Images/AРМІЯINFORM/2023-04-23T59-00-00-04-00/volodymyr-zelenskyj.jpg" xlink:type="simple" xlink:show="embed" xlink:actuate="onLoad" draw:mime-type="image/jpeg"/>
</draw:frame>
乌克兰Volodymyr Zelenskyy总裁</text:p>
      <text:p text:style-name="P4">
乌克兰沃迪米尔·泽伦斯基(Ukraine Volodymyr Zelensky)总统提出了乌克兰辐射安全和辩护的决定，以使用高达40个自然和382个法律实体的个人经济和其他限制性措施。</text:p>
      <text:p text:style-name="P4">
因此，根据第235/2023号法令，乌克兰总统于2023年4月22日的宽广安全和防御乌克兰的裁决“个人经济和其他限制性措施的立场(制裁)»针对40个人 - 俄罗斯联邦，瑞士，伊朗和马里共和国的公民。</text:p>
      <text:p text:style-name="P4">
因此，经济和其他限制性措施下的法令还提交了60个法人实体，包括有限公司航空公司远东KSM，罗斯班克公共股票公司，SO被称为“公民国防部，紧急情况和紧急情况和紧急情况人民共和国”。 ，俄罗斯联邦中央选举委员会。 此外，该清单还包括在法国，瑞士，台湾，德国，亚美尼亚注册的法人实体。</text:p>
      <text:p text:style-name="P4">
下一项法令№236/2023国家负责人提出了针对俄罗斯法律实体的322个个人制裁的决定，其中包括联合股票公司“科学和生产公司”空间和机电综合体和机电综合体Don Research Institute无线电通信。</text:p>
      <text:p text:style-name="P4">
<text:span text:style-name="T4">
资料来源：</text:span>
 _ <text:a xlink:type="simple" xlink:href="https://www.president.gov.ua/documents/decrees" text:style-name="Internet_20_link" text:visited-style-name="Visited_20_Internet_20_Link">
总统站点</text:a>
_</text:p>
      <text:p text:style-name="P4">
News Source: <text:a xlink:type="simple" xlink:href="https://armyinform.com.ua/2023/04/23/glava-derzhavy-pidpysav-ukazy-pro-vvedennya-sankczij-shhodo-422-fizychnyh-ta-yurydychnyh-osib/" text:style-name="Internet_20_link" text:visited-style-name="Visited_20_Internet_20_Link">
https://armyinform.com.ua/2023/04/23/glava-derzhavy-pidpysav-ukazy-pro-vvedennya-sankczij-shhodo-422-fizychnyh-ta-yurydychnyh-osib/</text:a>
</text:p>
      <!--NEWS-->
      <text:h text:style-name="P10" text:outline-level="1">
<text:span text:style-name="T4">
占领者返回强迫的“证明”</text:span>
</text:h>
      <text:p text:style-name="P4">
作者: ['АРМІЯINFORM']</text:p>
      <text:p text:style-name="P4">
时间: 2023-04-23T60:00:00-04:00</text:p>
      <text:p text:style-name="P4">
描述: 在Pivnia Teritaea的Timchasovo上，对手尚未通过该过程进行处理...与乌克兰2022年的战争，与乌克兰的战争是今天的最新消息，这是与乌克兰2022年的新闻战争是今天的最后一场，是今天的最后一场新闻。乌克兰和俄罗斯之间以及乌克兰在2022年与乌克兰的战争是否会发生战争，乌克兰新闻在乌克兰媒体的俄罗斯人</text:p>
      <text:p text:style-name="P4">
图片: ['<text:a xlink:type="simple" xlink:href="https://armyinform.com.ua/wp-content/uploads/2023/04/406125.webp" text:style-name="Internet_20_link" text:visited-style-name="Visited_20_Internet_20_Link">
406125.webp</text:a>
']</text:p>
      <text:p text:style-name="P4">
标签: ['STOPRUSSIA', 'АГРЕСІЯ РФ', 'ВТОРГНЕННЯ РФ']</text:p>
      <text:p text:style-name="P4">
类别: News</text:p>
      <!--METADATA-->
      <text:p text:style-name="P4">
<draw:frame draw:style-name="fr1" draw:name="Image218" text:anchor-type="as-char" svg:width="6.9236in" svg:height="4.787175in" draw:z-index="0">
<draw:image xlink:href="../ConvertedIMGs/AРМІЯINFORM/2023-04-23T60-00-00-04-00/406125.png" xlink:type="simple" xlink:show="embed" xlink:actuate="onLoad" draw:mime-type="image/png"/>
</draw:frame>
说明性照片</text:p>
      <text:p text:style-name="P4">
在乌克兰南部和东部的暂时占领领土上，敌人开始了俄罗斯联邦行政权力联邦机构“结构单位”形成的过程。</text:p>
      <text:p text:style-name="P4">
关于它<text:a xlink:type="simple" xlink:href="https://sprotyv.mod.gov.ua/2023/04/22/okupanty-stvoryly-filialy-derzhrezervu-na-tot-j-prymusovo-napovnyuyut-za-rahunok-grabuvannya-misczevyh/" text:style-name="Internet_20_link" text:visited-style-name="Visited_20_Internet_20_Link">
报告</text:a>
国家抵抗中心。</text:p>
      <text:p text:style-name="P4">
因此，俄罗斯人建立了一个联邦州立机构“伊拉斯孢霉中心中心的中心，伊拉斯波诺士中心是出生的德拉姆联邦部的格鲁吉亚自然援助”，实际上是国家储备的一个分支机构。</text:p>
      <text:p text:style-name="P4">
当地农民已经告知，他们必须自愿将Dono -Centers转移到农作物中。 此外，仓库还取自战争中被摧毁和遗弃的建筑物。</text:p>
      <text:p text:style-name="P4">
News Source: <text:a xlink:type="simple" xlink:href="https://armyinform.com.ua/2023/04/23/na-tot-okupanty-povertayut-prymusovu-prodrazverstku/" text:style-name="Internet_20_link" text:visited-style-name="Visited_20_Internet_20_Link">
https://armyinform.com.ua/2023/04/23/na-tot-okupanty-povertayut-prymusovu-prodrazverstku/</text:a>
</text:p>
      <!--NEWS-->
      <text:h text:style-name="P10" text:outline-level="1">
<text:span text:style-name="T4">
乌克兰根据最佳实践开始建立关键的基础设施保护系统</text:span>
</text:h>
      <text:p text:style-name="P4">
作者: ['АРМІЯINFORM']</text:p>
      <text:p text:style-name="P4">
时间: 2023-04-23T61:00:00-04:00</text:p>
      <text:p text:style-name="P4">
描述: 关于TSE ROSPOV，Golovi derzhspetszv'yazka oleksandr Poti的代祷者在...与乌克兰2022年的战争中，与乌克兰的最新新闻，今天与乌克兰的新闻战争，今天与乌克兰的2022年与乌克兰的最新新闻进行战争，今天将在今天进行战争，乌克兰和俄罗斯与俄罗斯和俄罗斯之间的战争将发生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342838820_184639591122355_3656418815845589117_n-1.jpg" text:style-name="Internet_20_link" text:visited-style-name="Visited_20_Internet_20_Link">
342838820_184639591122355_3656418815845589117_n-1.jpg</text:a>
']</text:p>
      <text:p text:style-name="P4">
标签: ['STOPRUSSIA', 'АГРЕСІЯ РФ', 'ВТОРГНЕННЯ РФ', 'ЗАХИСТ КРИТИЧНОЇ ІНФРАСТРУКТУРИ']</text:p>
      <text:p text:style-name="P4">
类别: News</text:p>
      <!--METADATA-->
      <text:p text:style-name="P4">
<draw:frame draw:style-name="fr1" draw:name="Image219" text:anchor-type="as-char" svg:width="6.9236in" svg:height="4.615733in" draw:z-index="0">
<draw:image xlink:href="../Images/AРМІЯINFORM/2023-04-23T61-00-00-04-00/342838820_184639591122355_3656418815845589117_n-1.jpg" xlink:type="simple" xlink:show="embed" xlink:actuate="onLoad" draw:mime-type="image/jpeg"/>
</draw:frame>
美国传播局副主席亚历山大·波蒂(Alexander Poti)在小组讨论中说：“能源建设的未来关键基础设施的保护”。</text:p>
      <text:p text:style-name="P4">
他指出，乌克兰正在研究EU NIS 2指令2(欧盟2022/2555)和RCE(EU2022/2557)为了保护关键基础设施并与已经开始实施的国家合作。 此外，乌克兰通过网络安全和关键基础设施保护局的效力(CISA- <text:a xlink:type="simple" xlink:href="https://www.facebook.com/CISA" text:style-name="Internet_20_link" text:visited-style-name="Visited_20_Internet_20_Link">
网络安全和基础设施安全机构</text:a>
y).Саме ця організація має провідний досвід у питаннях захисту ОКІ.Держспецзв'язку та CISA уклали меморандум про співпрацю, вже були проведенінавчання відповідно до методики CISA.</text:p>
      <text:p text:style-name="P4">
Держспецзв'язку як уповноважений орган у сфері захисту критичноїінфраструктури України зараз напрацьовує необхідну нормативно-правову базу. ВУкраїні створені секторальні переліки обʼєктів критичної інфраструктури (oki).Незабаром має бути ухвалена постанова КМУ про затвердження порядку веденняРеєстру критичної інфраструктури. Поява реєстру стане важливим кроком длякоординації захисту ОКІ.</text:p>
      <text:p text:style-name="P4">
Реєстр міститиме інформацію про реєстраційний номер ОКІ, оператора та формувласності, країну реєстрації, КВЕД основної діяльності, кінцевогобенефіціарного власника / контролера та інше. Відповідальними за категоризаціюоб'єктів критичної інфраструктури та подання інформації до Реєстру об'єктівкритичної інфраструктури є секторальні органи разом з операторами об'єктівкритичної інфраструктури.</text:p>
      <text:p text:style-name="P4">
Відповідальні за захист обʼєктів критичної інфраструктури – безпосередньо їїоператори.</text:p>
      <text:p text:style-name="P4">
Функціональні органи беруть участь у реагуванні на кризові ситуації, пов'язанііз забезпеченням безпеки та стійкості критичної інфраструктури. Наприклад, ЗСУ– від ракетних обстрілів, СБУ – проти диверсій, Держспецзв'язку – протикібератак.</text:p>
      <text:p text:style-name="P4">
他补充说，国家秘书处已经继续研究OKI认证过程的规范法规，以及预计的国家一级的发展和批准。</text:p>
      <text:p text:style-name="P4">
该活动的参与者说，在全范围战争中，敌人的主要目标之一是能源基础设施。 自2022年10月以来，2023年的小零件，在乌克兰电力系统上释放了1,500枚火箭和无人机 - 卡米卡德兹火箭，其中有100只被大型能量物体击中。 此外，乌克兰损失了61％的发电。 要通过下一个冬天，现在有必要加强为能源基础设施的威胁和保护做准备的努力。</text:p>
      <text:p text:style-name="P4">
OKI登记册和及时提交信息以填充的信息对于保护乌克兰的关键基础设施非常重要。</text:p>
      <text:p text:style-name="P4">
小组讨论是在欧盟项目中进行的，即乌克兰被任命为欧盟会员资格的研究。</text:p>
      <text:p text:style-name="P4">
<text:span text:style-name="T4">
资料来源：</text:span>
 <text:a xlink:type="simple" xlink:href="https://www.facebook.com/dsszzi/posts/pfbid096XLPYLNXED6sUQZDzCFKq8sKVihzthQiLjtsv5kFbHFgjtyrieHij91jJvjkzqMl" text:style-name="Internet_20_link" text:visited-style-name="Visited_20_Internet_20_Link">
州特别通信和信息保护服务</text:a>
</text:p>
      <text:p text:style-name="P4">
News Source: <text:a xlink:type="simple" xlink:href="https://armyinform.com.ua/2023/04/23/ukrayina-pochynaye-buduvaty-systemu-zahystu-krytychnoyi-infrastruktury-vidpovidno-do-najkrashhyh-svitovyh-praktyk/" text:style-name="Internet_20_link" text:visited-style-name="Visited_20_Internet_20_Link">
https://armyinform.com.ua/2023/04/23/ukrayina-pochynaye-buduvaty-systemu-zahystu-krytychnoyi-infrastruktury-vidpovidno-do-najkrashhyh-svitovyh-praktyk/</text:a>
</text:p>
      <!--NEWS-->
      <text:h text:style-name="P10" text:outline-level="1">
<text:span text:style-name="T4">
区域当局参与寻找失踪人员</text:span>
</text:h>
      <text:p text:style-name="P4">
作者: ['АРМІЯINFORM']</text:p>
      <text:p text:style-name="P4">
时间: 2023-04-23T62:00:00-04:00</text:p>
      <text:p text:style-name="P4">
描述: Zwan OSES的要求，Tsniklich Bezvysti对Odlivikh Olevin Oleg Kotenko ...与乌克兰2022年的战争，与乌克兰与乌克兰的最新新闻，与乌克兰2022年的新闻战争，今天与乌克兰的最新新闻，今天的战争，乌克兰和俄罗斯和俄罗斯之间的战争将会发生。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img_20230422_150129_781.jpg" text:style-name="Internet_20_link" text:visited-style-name="Visited_20_Internet_20_Link">
img_20230422_150129_781.jpg</text:a>
']</text:p>
      <text:p text:style-name="P4">
标签: ['ЗНИКЛІ БЕЗВІСТИ']</text:p>
      <text:p text:style-name="P4">
类别: News</text:p>
      <!--METADATA-->
      <text:p text:style-name="P4">
<draw:frame draw:style-name="fr1" draw:name="Image220" text:anchor-type="as-char" svg:width="6.9236in" svg:height="4.939221in" draw:z-index="0">
<draw:image xlink:href="../Images/AРМІЯINFORM/2023-04-23T62-00-00-04-00/img_20230422_150129_781.jpg" xlink:type="simple" xlink:show="embed" xlink:actuate="onLoad" draw:mime-type="image/jpeg"/>
</draw:frame>
Kyiv地区军事行政管理局长Sergiy Biletsky的副负责人管理了基辅Oplast Anastasia Golishev的失踪者和失踪者和区域协调员的专员，<text:a xlink:type="simple" xlink:href="https://minre.gov.ua/2023/04/22/regionalni-organy-vlady-zaluchayutsya-do-poshuku-znyklyh-bezvisty/" text:style-name="Internet_20_link" text:visited-style-name="Visited_20_Internet_20_Link">
通知</text:a>
乌克兰暂时占领领土的重新融入部。</text:p>
      <text:p text:style-name="P4">
会议的参与者在搜索过程中讨论了联合行动。</text:p>
      <text:p text:style-name="P4">
OVA代表保证，他们将全面促进办公室的工作，特别是他们将协助基辅地区的区域协调员。</text:p>
      <ul>
        <li>
我们需要建立专员办公室与各个地区各个地区的当局的互动。 这将促进失踪家庭的家庭，并加速搜索。 申诉专员Kotenko在会议期间说，在这个敏感的问题中，应与所有可能的资源结合使用。</li>
      </ul>
      <text:p text:style-name="P4">
News Source: <text:a xlink:type="simple" xlink:href="https://armyinform.com.ua/2023/04/23/regionalni-organy-vlady-zaluchayutsya-do-poshuku-znyklyh-bezvisty/" text:style-name="Internet_20_link" text:visited-style-name="Visited_20_Internet_20_Link">
https://armyinform.com.ua/2023/04/23/regionalni-organy-vlady-zaluchayutsya-do-poshuku-znyklyh-bezvisty/</text:a>
</text:p>
      <!--NEWS-->
      <text:h text:style-name="P10" text:outline-level="1">
<text:span text:style-name="T4">
俄罗斯应停止并对国际罪犯负责 - 乌克兰检察官</text:span>
</text:h>
      <text:p text:style-name="P4">
作者: ['АРМІЯINFORM']</text:p>
      <text:p text:style-name="P4">
时间: 2023-04-23T63:00:00-04:00</text:p>
      <text:p text:style-name="P4">
描述: 总检察官安德里·科斯特（Andriy Kosten）讨论了Zusil的协调，以反对侵略者在...与乌克兰2022年的战争中，与乌克兰的最新新闻，《与乌克兰的新闻》（News War）与乌克​​兰2022的战争最后一次，乌克兰之间会发生战争，乌克兰之间会发生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4/342864155_2834839753312762_7558744717951667592_n.jpg" text:style-name="Internet_20_link" text:visited-style-name="Visited_20_Internet_20_Link">
342864155_2834839753312762_7558744717951667592_n.jpg</text:a>
']</text:p>
      <text:p text:style-name="P4">
标签: ['STOPRUSSIA', 'ВОЄННІ ЗЛОЧИНИ РФ']</text:p>
      <text:p text:style-name="P4">
类别: News</text:p>
      <!--METADATA-->
      <text:p text:style-name="P4">
<draw:frame draw:style-name="fr1" draw:name="Image221" text:anchor-type="as-char" svg:width="6.9236in" svg:height="5.19847in" draw:z-index="0">
<draw:image xlink:href="../Images/AРМІЯINFORM/2023-04-23T63-00-00-04-00/342864155_2834839753312762_7558744717951667592_n.jpg" xlink:type="simple" xlink:show="embed" xlink:actuate="onLoad" draw:mime-type="image/jpeg"/>
</draw:frame>
检察官安德里·科斯汀(Andriy Kostin(一群朋友)，<text:a xlink:type="simple" xlink:href="https://www.facebook.com/pgo.gov.ua/posts/pfbid02jQ7UrXCN8TC5H42e6f8b1bZDfjzKhRKana6A5PimBFqub4SyS1YEBKTv5UrceGsSl" text:style-name="Internet_20_link" text:visited-style-name="Visited_20_Internet_20_Link">
告知</text:a>
乌克兰检察长办公室。</text:p>
      <ul>
        <li>
从乌克兰到澳大利亚。 俄罗斯联邦的犯罪制度是对文明世界的威胁。 我很高兴看到乌克兰的朋友团结起来施加俄罗斯的努力，并使他们对国际税率负责。 很难高估联合国在恢复公平与和平方面的支持的重要性。”安德烈·科斯汀(Andrei Kostin)说。</li>
      </ul>
      <text:p text:style-name="P4">
一群朋友是一个非正式的国家论坛，旨在应对俄罗斯对乌克兰的侵略而造成的国际犯罪。 该小组成立于2022年3月，总部位于纽约和日内瓦。</text:p>
      <text:p text:style-name="P4">
它的目标：国家与相关国际组织，机构和民间社会之间的信息交流，以改善司法机制； 对尊重权利规则的高度感兴趣的小国家的参与。</text:p>
      <text:p text:style-name="P4">
News Source: <text:a xlink:type="simple" xlink:href="https://armyinform.com.ua/2023/04/23/slid-zupynyty-rosiyu-ta-prytyagnuty-do-vidpovidalnosti-mizhnarodnyh-zlochyniv-genprokuror-ukrayiny/" text:style-name="Internet_20_link" text:visited-style-name="Visited_20_Internet_20_Link">
https://armyinform.com.ua/2023/04/23/slid-zupynyty-rosiyu-ta-prytyagnuty-do-vidpovidalnosti-mizhnarodnyh-zlochyniv-genprokuror-ukrayiny/</text:a>
</text:p>
      <!--NEWS-->
      <text:h text:style-name="P10" text:outline-level="1">
<text:span text:style-name="T4">
国防军击退了58次敌人攻击</text:span>
</text:h>
      <text:p text:style-name="P4">
作者: ['АРМІЯINFORM']</text:p>
      <text:p text:style-name="P4">
时间: 2023-04-23T64:00:00-04:00</text:p>
      <text:p text:style-name="P4">
描述: 在06:00 23 Kvity 2023 Roco Roco RociChica Federals长期以来一直表现出来。他们说，战争，与乌克兰的战争将在2022年，是否在不久的将来与乌克兰进行战争</text:p>
      <text:p text:style-name="P4">
图片: ['<text:a xlink:type="simple" xlink:href="https://armyinform.com.ua/wp-content/uploads/2023/04/342863100_181143908190218_1350549467359605309_n.jpg" text:style-name="Internet_20_link" text:visited-style-name="Visited_20_Internet_20_Link">
342863100_181143908190218_1350549467359605309_n.jpg</text:a>
']</text:p>
      <text:p text:style-name="P4">
标签: ['STOPRUSSIA', 'АГРЕСІЯ РФ', 'ВТОРГНЕННЯ РФ', 'ГШ ЗСУ', 'ХРОНІКА ОБОРОНИ']</text:p>
      <text:p text:style-name="P4">
类别: News</text:p>
      <!--METADATA-->
      <text:p text:style-name="P4">
<draw:frame draw:style-name="fr1" draw:name="Image222" text:anchor-type="as-char" svg:width="6.9236in" svg:height="4.615733in" draw:z-index="0">
<draw:image xlink:href="../Images/AРМІЯINFORM/2023-04-23T64-00-00-04-00/342863100_181143908190218_1350549467359605309_n.jpg" xlink:type="simple" xlink:show="embed" xlink:actuate="onLoad" draw:mime-type="image/jpeg"/>
</draw:frame>
说明性照片<text:span text:style-name="T4">
🔥俄罗斯入侵的情况</text:span>
</text:p>
      <text:p text:style-name="P4">
在2023年4月23日的06:00，过去已经结束了俄罗斯联邦(https://www.facebook.com/GeneralStaff.ua/posts/pfbid0jiTgdntfXQB84gGzXP5n3vw7RZysWzwnK7wJz6zuPtMd8HsS9pcrFcadoCNEZ1Wnl)乌克兰武装部队的总参谋部。 在平民中被杀害和受伤，被摧毁和损害的私人住宅和其他平民基础设施。</text:p>
      <text:p text:style-name="P4">
整个乌克兰的进一步导弹和航空罢工的可能性很高。</text:p>
      <text:p text:style-name="P4">
敌人的主要努力专注于进行纳巴克穆特，阿夫迪夫和玛丽斯基的方向的进攻行动 - 反映了58个景点。 巴赫穆特(Bakhmut)和马林卡(Marinka)最激烈的战斗仍在继续。</text:p>
      <text:p text:style-name="P4">
News Source: <text:a xlink:type="simple" xlink:href="https://armyinform.com.ua/2023/04/23/syly-oborony-vidbyly-58-atak-protyvnyka/" text:style-name="Internet_20_link" text:visited-style-name="Visited_20_Internet_20_Link">
https://armyinform.com.ua/2023/04/23/syly-oborony-vidbyly-58-atak-protyvnyka/</text:a>
</text:p>
      <!--NEWS-->
      <text:h text:style-name="P10" text:outline-level="1">
<text:span text:style-name="T4">
武装部队袭击了敌人的生命力和2个弹药矿床的4个领域</text:span>
</text:h>
      <text:p text:style-name="P4">
作者: ['АРМІЯINFORM']</text:p>
      <text:p text:style-name="P4">
时间: 2023-04-23T65:00:00-04:00</text:p>
      <text:p text:style-name="P4">
描述: DOB的AVISAATSIA国防军在Zseridzhennya地区进行了8次罢工...与乌克兰2022年的战争，与乌克兰与乌克兰的最新新闻进行战争，今天与乌克兰2022年的新闻战争，今天将在乌克兰和俄罗斯之间发生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342917718_1302126500703258_2674878638138628500_n.jpg" text:style-name="Internet_20_link" text:visited-style-name="Visited_20_Internet_20_Link">
342917718_1302126500703258_2674878638138628500_n.jpg</text:a>
']</text:p>
      <text:p text:style-name="P4">
标签: ['STOPRUSSIA', 'ВТОРГНЕННЯ РФ', 'ГШ ЗСУ', 'ХРОНІКА ОБОРОНИ']</text:p>
      <text:p text:style-name="P4">
类别: News</text:p>
      <!--METADATA-->
      <text:p text:style-name="P4">
<draw:frame draw:style-name="fr1" draw:name="Image223" text:anchor-type="as-char" svg:width="6.9236in" svg:height="4.615733in" draw:z-index="0">
<draw:image xlink:href="../Images/AРМІЯINFORM/2023-04-23T65-00-00-04-00/342917718_1302126500703258_2674878638138628500_n.jpg" xlink:type="simple" xlink:show="embed" xlink:actuate="onLoad" draw:mime-type="image/jpeg"/>
</draw:frame>
<text:span text:style-name="T4">
🔥俄罗斯入侵的情况</text:span>
</text:p>
      <text:p text:style-name="P4">
每天的国防军航空在占用者集中的领域击中8笔笔触，<text:a xlink:type="simple" xlink:href="https://www.facebook.com/GeneralStaff.ua/posts/pfbid0jiTgdntfXQB84gGzXP5n3vw7RZysWzwnK7wJz6zuPtMd8HsS9pcrFcadoCNEZ1Wnl" text:style-name="Internet_20_link" text:visited-style-name="Visited_20_Internet_20_Link">
告知</text:a>
乌克兰武装部队的总参谋部。 敌人的MI-24和4敌直升机被枪杀(2情报 - “ Orlan-10”和Zala，以及2个无人机-Kamikadze型“柳叶刀”).</text:p>
      <text:p text:style-name="P4">
Підрозділи ракетних військ і артилерії протягом доби уразили 4 районизосередження живої сили, 2 склади боєприпасів та ще два важливі військовіоб’єкти противника.</text:p>
      <text:p text:style-name="P4">
News Source: <text:a xlink:type="simple" xlink:href="https://armyinform.com.ua/2023/04/23/zsu-urazyly-4-rajony-zoseredzhennya-zhyvoyi-syly-voroga-ta-2-sklady-boyeprypasiv/" text:style-name="Internet_20_link" text:visited-style-name="Visited_20_Internet_20_Link">
https://armyinform.com.ua/2023/04/23/zsu-urazyly-4-rajony-zoseredzhennya-zhyvoyi-syly-voroga-ta-2-sklady-boyeprypasiv/</text:a>
</text:p>
      <!--NEWS-->
      <text:h text:style-name="P10" text:outline-level="1">
<text:span text:style-name="T4">
乌克兰准备加深与网络防御伙伴的合作</text:span>
</text:h>
      <text:p text:style-name="P4">
作者: ['АРМІЯINFORM']</text:p>
      <text:p text:style-name="P4">
时间: 2023-04-23T66:00:00-04:00</text:p>
      <text:p text:style-name="P4">
描述: 我有一个倾倒Viyskovim kesberait Vimagai Yaki -me -me -it -It -It -It是一场重要的……与乌克兰2022的战争，与乌克兰的最新新闻，今天与乌克兰2022年的新闻战争，今天，乌克兰和乌克兰之间的战争将会发生，乌克兰和乌克兰之间的战争将会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342821564_760041195558549_4876170695531176358_n.jpg" text:style-name="Internet_20_link" text:visited-style-name="Visited_20_Internet_20_Link">
342821564_760041195558549_4876170695531176358_n.jpg</text:a>
']</text:p>
      <text:p text:style-name="P4">
标签: ['STOPRUSSIA', 'АГРЕСІЯ РФ', 'ВТОРГНЕННЯ РФ', 'КІБЕРЗАХИСТ']</text:p>
      <text:p text:style-name="P4">
类别: News</text:p>
      <!--METADATA-->
      <text:p text:style-name="P4">
<draw:frame draw:style-name="fr1" draw:name="Image224" text:anchor-type="as-char" svg:width="6.9236in" svg:height="4.615733in" draw:z-index="0">
<draw:image xlink:href="../Images/AРМІЯINFORM/2023-04-23T66-00-00-04-00/342821564_760041195558549_4876170695531176358_n.jpg" xlink:type="simple" xlink:show="embed" xlink:actuate="onLoad" draw:mime-type="image/jpeg"/>
</draw:frame>
反对敌对的军事网络企业需要定性互动，需要乘以倍数。 乌克兰在九年的战争中获得了实践经验，并准备与黑海地区的同事建立更多奖励，尤其是通过R&amp;D研究协会的参与。</text:p>
      <text:p text:style-name="P4">
在罗马尼亚布加勒斯特国际克里米亚平台的黑海会议上的一项专家讨论中，对此进行了讨论。</text:p>
      <text:p text:style-name="P4">
“我们需要加深我们的合作。 我的意思是，不仅交流事件和某些知识，而且是共同的工作，分配研究研发和教育项目的参与。 我们在一起，我们能够获得更好的结果。</text:p>
      <text:p text:style-name="P4">
据他介绍，即使在乌克兰胜利之后，敌对的情报网络和信息操作也将被削减，它们是获取信息的便宜和有效的传统方式。 因此，保护​​神职人员的问题，网络抵抗的问题不会从议程中消失。</text:p>
      <text:p text:style-name="P4">
纳扎尔·蒂莫西克(Nazar Timoshik)强调说：“在俄罗斯入侵期间，俄罗斯黑客反复试图巩固乌克兰公民的个人数据，以利用他们在被占领的领土上狩猎呕吐乌克兰人和前军人。”</text:p>
      <text:p text:style-name="P4">
例如，在对乌克兰外交部的袭击中，俄罗斯黑客试图抓住乌克兰外交官的函授，他们的计划，日常交流的命令以及为中断准备的反驳。</text:p>
      <text:p text:style-name="P4">
<text:span text:style-name="T4">
资料来源：</text:span>
 [_种族特殊通信和信息保护服务(https://www.facebook.com/100069034355657/posts/pfbid02X24CuypC6dc4fBADMzgTH5ZksuC3j2VowFPLwB7RtksrU6eEpELZThj9Qb2nGofil/)</text:p>
      <text:p text:style-name="P4">
News Source: <text:a xlink:type="simple" xlink:href="https://armyinform.com.ua/2023/04/23/ukrayina-gotova-do-poglyblennya-spivpraczi-z-partneramy-u-sferi-kiberzahystu/" text:style-name="Internet_20_link" text:visited-style-name="Visited_20_Internet_20_Link">
https://armyinform.com.ua/2023/04/23/ukrayina-gotova-do-poglyblennya-spivpraczi-z-partneramy-u-sferi-kiberzahystu/</text:a>
</text:p>
      <!--NEWS-->
      <text:h text:style-name="P10" text:outline-level="1">
<text:span text:style-name="T4">
每天敌人的损失：几乎700名入侵者，3个坦克和5个手工业被淘汰</text:span>
</text:h>
      <text:p text:style-name="P4">
作者: ['АРМІЯINFORM']</text:p>
      <text:p text:style-name="P4">
时间: 2023-04-23T67:00:00-04:00</text:p>
      <text:p text:style-name="P4">
描述: Zagalni Boyov，在02.24.22到04/23/23 Orintovo成为：...与乌克兰2022年战争，与乌克兰的战争，今天与乌克兰的最新新闻，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vtraty-voroga-scaled.jpg" text:style-name="Internet_20_link" text:visited-style-name="Visited_20_Internet_20_Link">
vtraty-voroga-scaled.jpg</text:a>
']</text:p>
      <text:p text:style-name="P4">
标签: ['STOPRUSSIA', 'АГРЕСІЯ РФ', 'ВІЙНА', 'ВТОРГНЕННЯ РФ', 'ВТРАТИ ВОРОГА', 'ГЕНШТАБ ЗС УКРАЇНИ', 'ГШ ЗС УКРАЇНИ']</text:p>
      <text:p text:style-name="P4">
类别: News</text:p>
      <!--METADATA-->
      <text:p text:style-name="P4">
<draw:frame draw:style-name="fr1" draw:name="Image225" text:anchor-type="as-char" svg:width="6.9236in" svg:height="7.021684in" draw:z-index="0">
<draw:image xlink:href="../Images/AРМІЯINFORM/2023-04-23T67-00-00-04-00/vtraty-voroga-scaled.jpg" xlink:type="simple" xlink:show="embed" xlink:actuate="onLoad" draw:mime-type="image/jpeg"/>
</draw:frame>
<text:span text:style-name="T4">
总敌人的战斗总损失从24.02.22到2 </text:span>
 <text:span text:style-name="T4">
 3.04.23方向：</text:span>
</text:p>
      <text:p text:style-name="P4">
人员-186420(+690)人被清算</text:p>
      <text:p text:style-name="P4">
坦克-3675(+3)战斗装甲车-7131(+1)炮兵系统-2837(+5)RSV -539(0)防空-289 0)飞机-308(0)直升机-294(+1)无人机手术时级2402(+4)翼火箭-911(0)船 /船-18(0)汽车设备和坦克-5730(+12)特殊技术-339(+2)指定数据...</text:p>
      <text:p text:style-name="P4">
击败占用者!让我们一起赢!我们的力量真实!</text:p>
      <text:p text:style-name="P4">
资料来源：<text:a xlink:type="simple" xlink:href="https://www.facebook.com/GeneralStaff.ua/posts/pfbid0HmKvpd8kjed8NrjRZthNUZufxmJzdKyEiQKVrAasPBDjahw1JitiqrDW1i35ihryl" text:style-name="Internet_20_link" text:visited-style-name="Visited_20_Internet_20_Link">
武装部队总参谋部</text:a>
截至23.04.23。</text:p>
      <text:p text:style-name="P4">
News Source: <text:a xlink:type="simple" xlink:href="https://armyinform.com.ua/2023/04/23/vtraty-voroga-za-dobu-likvidovano-majzhe-700-okupantiv-3-tanky-i-5-artsystem/" text:style-name="Internet_20_link" text:visited-style-name="Visited_20_Internet_20_Link">
https://armyinform.com.ua/2023/04/23/vtraty-voroga-za-dobu-likvidovano-majzhe-700-okupantiv-3-tanky-i-5-artsystem/</text:a>
</text:p>
      <!--NEWS-->
      <text:h text:style-name="P10" text:outline-level="1">
<text:span text:style-name="T4">
黑海的占领者集团有10个单元，其中两个是水下火箭发射器-Natalia Humeniuk</text:span>
</text:h>
      <text:p text:style-name="P4">
作者: ['Дмитро Горбунов']</text:p>
      <text:p text:style-name="P4">
时间: 2023-04-23T68:00:00-04:00</text:p>
      <text:p text:style-name="P4">
描述: 关于“埃菲方新闻”中的首席，奥伯德纳的负责人走了……与乌克兰2022年的战争，与乌克兰的战争是今天的最新消息，与乌克兰2022的新闻是今天的最后一篇新闻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3/04/gumenyuk-marafon.jpg" text:style-name="Internet_20_link" text:visited-style-name="Visited_20_Internet_20_Link">
gumenyuk-marafon.jpg</text:a>
']</text:p>
      <text:p text:style-name="P4">
标签: ['STOPRUSSIA', 'АГРЕСІЯ РФ', 'ВІЙНА', 'ВОРОЖІ КОРАБЛІ', 'ВТОРГНЕННЯ РФ', 'КОРАБЕЛЬНЕ УГРУПОВАННЯ ОКУПАНТІВ', 'НАТАЛІЯ ГУМЕНЮК', 'ЧОРНЕ ТА АЗОВСЬКЕ МОРЯ']</text:p>
      <text:p text:style-name="P4">
类别: News</text:p>
      <!--METADATA-->
      <text:p text:style-name="P4">
<draw:frame draw:style-name="fr1" draw:name="Image226" text:anchor-type="as-char" svg:width="6.9236in" svg:height="3.063693in" draw:z-index="0">
<draw:image xlink:href="../Images/AРМІЯINFORM/2023-04-23T68-00-00-04-00/gumenyuk-marafon.jpg" xlink:type="simple" xlink:show="embed" xlink:actuate="onLoad" draw:mime-type="image/jpeg"/>
</draw:frame>
在Telemorathon的空气中<text:a xlink:type="simple" xlink:href="https://www.youtube.com/watch" text:style-name="Internet_20_link" text:visited-style-name="Visited_20_Internet_20_Link">
“​​ Uninodine”</text:a>
Nataliagmenyuk报道了乌克兰南部的首席协调新闻中心。</text:p>
      <ul>
        <li>
黑海中的敌军集团在不断变化。 目前，它有10艘船，其中两艘船在卫生的水平上。 他们被保存在该地区。 但是，他们也可以从蒂克姆斯特(Tikhmisters)那里获得乌克兰的任何地区。 纳塔利亚·汉尼库克(Natalia Humeniuk)说，此外，俄罗斯人在全面的战斗设备中保留了另一个超级水上载体。</li>
      </ul>
      <text:p text:style-name="P4">
她指出，火箭发射器的数量取决于天气状况，特定情况和安全水平。</text:p>
      <ul>
        <li>
对入侵者进行操纵以造成一定的压力。 这是战争期间对人群的心理压力的元素。 敌人的要点位于距离乌克兰海岸的远处，并脱离了他们非常害怕我们的敌人。</li>
      </ul>
      <text:p text:style-name="P4">
News Source: <text:a xlink:type="simple" xlink:href="https://armyinform.com.ua/2023/04/23/korabelne-ugrupovannya-okupantiv-u-chornomu-mori-nalichuye-10-odynycz-dva-iz-yakyh-pidvodni-raketonosiyi-nataliya-gumenyuk/" text:style-name="Internet_20_link" text:visited-style-name="Visited_20_Internet_20_Link">
https://armyinform.com.ua/2023/04/23/korabelne-ugrupovannya-okupantiv-u-chornomu-mori-nalichuye-10-odynycz-dva-iz-yakyh-pidvodni-raketonosiyi-nataliya-gumenyuk/</text:a>
</text:p>
      <!--NEWS-->
      <text:h text:style-name="P10" text:outline-level="1">
<text:span text:style-name="T4">
在乌克兰沉默的时刻</text:span>
</text:h>
      <text:p text:style-name="P4">
作者: ['АРМІЯINFORM']</text:p>
      <text:p text:style-name="P4">
时间: 2023-04-23T69: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4/candle.gif" text:style-name="Internet_20_link" text:visited-style-name="Visited_20_Internet_20_Link">
candle.gif</text:a>
']</text:p>
      <text:p text:style-name="P4">
标签: ['STOPRUSSIA', 'ВІЙНА', 'ВТОРГНЕННЯ РФ', 'ХВИЛИНА МОВЧАННЯ']</text:p>
      <text:p text:style-name="P4">
类别: News</text:p>
      <!--METADATA-->
      <text:p text:style-name="P4">
<draw:frame draw:style-name="fr1" draw:name="Image227" text:anchor-type="as-char" svg:width="6.9236in" svg:height="3.895992in" draw:z-index="0">
<draw:image xlink:href="../Images/AРМІЯINFORM/2023-04-23T69-00-00-04-00/candle.gif" xlink:type="simple" xlink:show="embed" xlink:actuate="onLoad" draw:mime-type="image/gif"/>
</draw:frame>
根据乌克兰Volodymyr Zelensky第143/2022号总统的法令，每天在9:00举行会议记录。</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23/v-ukrayini-hvylyna-movchannya-2/" text:style-name="Internet_20_link" text:visited-style-name="Visited_20_Internet_20_Link">
https://armyinform.com.ua/2023/04/23/v-ukrayini-hvylyna-movchannya-2/</text:a>
</text:p>
      <!--NEWS-->
      <text:h text:style-name="P10" text:outline-level="1">
<text:span text:style-name="T4">
Alexei Reznikov感谢德国国防部长和西班牙的豹子坦克</text:span>
</text:h>
      <text:p text:style-name="P4">
作者: ['АРМІЯINFORM']</text:p>
      <text:p text:style-name="P4">
时间: 2023-04-23T70:00:00-04:00</text:p>
      <text:p text:style-name="P4">
描述: 乌克兰奥利克斯·雷兹尼科夫（Oleksiy Reznikov）国防部在他的Twitter上，挤满了国防部的小型...与乌克兰2022年的战争，与乌克兰的最新新闻，今天与乌克兰2022年的新闻战争，今天，乌克兰和俄罗斯之间的战争会发生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4/reznikov-1.jpg" text:style-name="Internet_20_link" text:visited-style-name="Visited_20_Internet_20_Link">
reznikov-1.jpg</text:a>
']</text:p>
      <text:p text:style-name="P4">
标签: ['STOPRUSSIA', 'АГРЕСІЯ РФ', 'ВІЙНА', 'ВТОРГНЕННЯ РФ', 'ІСПАНІЯ', 'НІМЕЧЧИНА', 'ОЛЕКСІЙ РЕЗНІКОВ']</text:p>
      <text:p text:style-name="P4">
类别: News</text:p>
      <!--METADATA-->
      <text:p text:style-name="P4">
<draw:frame draw:style-name="fr1" draw:name="Image228" text:anchor-type="as-char" svg:width="6.9236in" svg:height="4.615733in" draw:z-index="0">
<draw:image xlink:href="../Images/AРМІЯINFORM/2023-04-23T70-00-00-04-00/reznikov-1.jpg" xlink:type="simple" xlink:show="embed" xlink:actuate="onLoad" draw:mime-type="image/jpeg"/>
</draw:frame>
乌克兰的国防部长Alexei Reznikov在他的Twitter中<text:a xlink:type="simple" xlink:href="https://twitter.com/oleksiireznikov/status/1649891349867503617" text:style-name="Internet_20_link" text:visited-style-name="Visited_20_Internet_20_Link">
感谢</text:a>
西班牙国防部玛格丽塔塔·罗伯斯(Margarita Robles)和国防部长鲍里斯·皮斯托里乌斯(Boris Pistorius)决定给乌克兰豹子坦克的决定。</text:p>
      <text:p text:style-name="P4">
-Margarita Robles，Boris Pistorius，谢谢您的豹子。 我将驾驶钢制装甲，亚历克西·雷兹尼科夫(Alexei Reznikov)写道。</text:p>
      <text:p text:style-name="P4">
陆军在[写]之前(https://armyinform.com.ua/2023/03/08/ministry-oborony-yes-mayemo-rozshyryty-pidtrymku-ukrayini-de-cze-mozhlyvo/)关于欧盟国防部长计划扩大乌克兰的支持。</text:p>
      <text:p text:style-name="P4">
News Source: <text:a xlink:type="simple" xlink:href="https://armyinform.com.ua/2023/04/23/oleksij-reznikov-podyakuvav-ministram-oborony-nimechchyny-ta-ispaniyi-za-tanky-leopard/" text:style-name="Internet_20_link" text:visited-style-name="Visited_20_Internet_20_Link">
https://armyinform.com.ua/2023/04/23/oleksij-reznikov-podyakuvav-ministram-oborony-nimechchyny-ta-ispaniyi-za-tanky-leopard/</text:a>
</text:p>
      <!--NEWS-->
      <text:h text:style-name="P10" text:outline-level="1">
<text:span text:style-name="T4">
我们不要求就他们的“新鲜度”而敌意，我们摧毁他们！ -Yuri Ignat</text:span>
</text:h>
      <text:p text:style-name="P4">
作者: ['Володимир Скоростецький']</text:p>
      <text:p text:style-name="P4">
时间: 2023-04-23T71:00:00-04:00</text:p>
      <text:p text:style-name="P4">
描述: 关于Namagannia Polopupanti Vikoristovati“ Shahdi”，以攻击乌克兰的Teritors关于...与乌克兰2022年的战争，与乌克兰的最新新闻，今天与乌克兰的新闻，今天与乌克兰2022年的新闻战争，乌克兰和俄罗斯和俄罗斯之间的战争以及何时，何时与乌克兰的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foto-1-krylati-aviabomby-yurij-ignat.jpg" text:style-name="Internet_20_link" text:visited-style-name="Visited_20_Internet_20_Link">
foto-1-krylati-aviabomby-yurij-ignat.jpg</text:a>
']</text:p>
      <text:p text:style-name="P4">
标签: ['STOPRUSSIA', 'АГРЕСІЯ РФ', 'ВІЙНА', 'ВТОРГНЕННЯ РФ', 'КОМАНДУВАННЯ ПОВІТРЯНИХ СИЛ ЗС УКРАЇНИ', 'ШАХЕДИ', 'ЮРІЙ ІГНАТ']</text:p>
      <text:p text:style-name="P4">
类别: News</text:p>
      <!--METADATA-->
      <text:p text:style-name="P4">
<draw:frame draw:style-name="fr1" draw:name="Image229" text:anchor-type="as-char" svg:width="6.9236in" svg:height="4.32725in" draw:z-index="0">
<draw:image xlink:href="../Images/AРМІЯINFORM/2023-04-23T71-00-00-04-00/foto-1-krylati-aviabomby-yurij-ignat.jpg" xlink:type="simple" xlink:show="embed" xlink:actuate="onLoad" draw:mime-type="image/jpeg"/>
</draw:frame>
拼贴：陆军</text:p>
      <text:p text:style-name="P4">
记者向乘员介绍了使用沙哈达对乌克兰领土的攻击以及电视保护领空的总体情况。</text:p>
      <text:p text:style-name="P4">
据他说，空军司令部不知道新批次的伊朗无人机是否已经在使用，或者是旧的穆斯科特人的激励措施。</text:p>
      <ul>
        <li>
我们有信息说从德黑兰飞往莫斯科军事运输飞机的航班。 它被观察到。 俄罗斯联邦将尝试比无人机 - 卡米卡德兹(Kamikadze)获得更多的收获。 尤里·伊格纳特(Yuri Ignat)说，毕竟，通过这种方式，他们可以在夜间攻击乌克兰攻击乌克兰，从而耗尽我们的原型防御。</li>
      </ul>
      <text:p text:style-name="P4">
他还告知，有一些特别机构研究敌人使用的弹药。 研究了遗体和无人机，Iraketh：该中心正在研究，澄清何时制造或其他。 因为我们已经说过一些使用的导弹是“新鲜的”，这是去年夏天制作的。 但是，主要原因是找出我们仍然可以影响一种或另一种类型的敌对。</text:p>
      <ul>
        <li>
但是，无论聚会如何，我们都会击败这样的空中目标。 因为Tsenash是一项责任!他强调。</li>
      </ul>
      <text:p text:style-name="P4">
News Source: <text:a xlink:type="simple" xlink:href="https://armyinform.com.ua/2023/04/23/ne-zapytuyemo-u-vorozhyh-czilej-pro-yihnyu-svizhist-my-yih-nyshhymo-yurij-ignat/" text:style-name="Internet_20_link" text:visited-style-name="Visited_20_Internet_20_Link">
https://armyinform.com.ua/2023/04/23/ne-zapytuyemo-u-vorozhyh-czilej-pro-yihnyu-svizhist-my-yih-nyshhymo-yurij-ignat/</text:a>
</text:p>
      <!--NEWS-->
      <text:h text:style-name="P10" text:outline-level="1">
<text:span text:style-name="T4">
在过去的一天中，SES单位进行了153次旅行以消除俄罗斯炮击的后果</text:span>
</text:h>
      <text:p text:style-name="P4">
作者: ['АРМІЯINFORM']</text:p>
      <text:p text:style-name="P4">
时间: 2023-04-23T72:00:00-04:00</text:p>
      <text:p text:style-name="P4">
描述: 乌克兰Zvozvichychiye Situye的主权服务是对Infomasia Shodo的运作的手术...与2022年乌克兰的战争，与乌克兰的战争是今天的最新新闻，《与乌克兰2022年与乌克兰的新闻》，今天将发生战争，这是一场战争。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4/dsns.jpg" text:style-name="Internet_20_link" text:visited-style-name="Visited_20_Internet_20_Link">
dsns.jpg</text:a>
']</text:p>
      <text:p text:style-name="P4">
标签: ['STOPRUSSIA', 'ВІЙНА', 'ВТОРГНЕННЯ РФ', 'ДСНС УКРАЇНИ']</text:p>
      <text:p text:style-name="P4">
类别: News</text:p>
      <!--METADATA-->
      <text:p text:style-name="P4">
<draw:frame draw:style-name="fr1" draw:name="Image230" text:anchor-type="as-char" svg:width="6.9236in" svg:height="4.15761in" draw:z-index="0">
<draw:image xlink:href="../Images/AРМІЯINFORM/2023-04-23T72-00-00-04-00/dsns.jpg" xlink:type="simple" xlink:show="embed" xlink:actuate="onLoad" draw:mime-type="image/jpeg"/>
</draw:frame>
乌克兰国家服务处于紧急情况<text:a xlink:type="simple" xlink:href="https://dsns.gov.ua/uk/news/nadzvicaini-podiyi/operativna-informaciia-dsns-shhodo-naslidkiv-vedennia-boiovix-dii-rosiiskoiu-federacijeiu-135" text:style-name="Internet_20_link" text:visited-style-name="Visited_20_Internet_20_Link">
公开</text:a>
迅速有关进行战斗联合会的后果的信息。</text:p>
      <text:p text:style-name="P4">
因此，在4月22日的白天，SES单位使炮击基础设施和基础设施对象的后果发生了153个离开。 消除了2次大火。 为71人提供了心理帮助。</text:p>
      <text:p text:style-name="P4">
塞斯的烟火单位在最后一天<text:a xlink:type="simple" xlink:href="https://dsns.gov.ua/uk/news/nadzvicaini-podiyi/operativna-informaciia-shhodo-roboti-pirotexnicnix-pidrozdiliv-dsns-ukrayini-37" text:style-name="Internet_20_link" text:visited-style-name="Visited_20_Internet_20_Link">
涉及</text:a>
131次。 爆炸物，包括1个单位。 对航空炸弹，对177公顷土地进行了调查。</text:p>
      <text:p text:style-name="P4">
总的来说，自大规模军事入侵乌克兰领土联邦的大规模军事入侵以来，已经进行了炮击后果的90,000623次出发，消除了14,00034次大火，消除了4000次大火。 提供了6人，21万912人。 34.9万被中和。 189个单位 爆炸物和2,000千克爆炸物，包括2,00029个单位。 航空炸弹。 调查了8.3万公顷。</text:p>
      <text:p text:style-name="P4">
最常见的烟火单元工作：在哈尔基夫地区17,000次，基辅地区-7,000 475，顿涅茨克地区-4,000 835，Mykolaiv地区-4000 536，Chernihiv -4000 515，Kherson，Kherson -4000 312，Sumy地区，Sumy地区，Sumy地区，Sumy地区-1,00857，Cherkasy地区-1000 85。</text:p>
      <text:p text:style-name="P4">
News Source: <text:a xlink:type="simple" xlink:href="https://armyinform.com.ua/2023/04/23/za-mynulu-doby-pidrozdily-dsns-zdijsnyly-153-vyyizdy-na-likvidacziyu-naslidkiv-rosijskyh-obstriliv/" text:style-name="Internet_20_link" text:visited-style-name="Visited_20_Internet_20_Link">
https://armyinform.com.ua/2023/04/23/za-mynulu-doby-pidrozdily-dsns-zdijsnyly-153-vyyizdy-na-likvidacziyu-naslidkiv-rosijskyh-obstriliv/</text:a>
</text:p>
      <!--NEWS-->
      <text:h text:style-name="P10" text:outline-level="1">
<text:span text:style-name="T4">
空军空军发言人：现在可以接收外国防空系统，飞机正等待着希望</text:span>
</text:h>
      <text:p text:style-name="P4">
作者: ['Володимир Скоростецький']</text:p>
      <text:p text:style-name="P4">
时间: 2023-04-23T73:00:00-04:00</text:p>
      <text:p text:style-name="P4">
描述: 关于Schodo Viezkovo-Technical Pisddrimkamki的新颖性，由合作伙伴的刷新，与乌克兰2022年的战争，与乌克兰的战争是今天的最新消息，今天与乌克兰2022年的战争是今天的战争，这将是一场战争，这将是一场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2/ignat-rakety-2.jpg" text:style-name="Internet_20_link" text:visited-style-name="Visited_20_Internet_20_Link">
ignat-rakety-2.jpg</text:a>
']</text:p>
      <text:p text:style-name="P4">
标签: ['STOPRUSSIA', 'АГРЕСІЯ РФ', 'ВІЙНА', 'ВТОРГНЕННЯ РФ', 'КОМАНДУВАННЯ ПОВІТРЯНИХ СИЛ ЗС УКРАЇНИ', 'ЮРІЙ ІГНАТ']</text:p>
      <text:p text:style-name="P4">
类别: News</text:p>
      <!--METADATA-->
      <text:p text:style-name="P4">
<draw:frame draw:style-name="fr1" draw:name="Image231" text:anchor-type="as-char" svg:width="6.9236in" svg:height="4.615733in" draw:z-index="0">
<draw:image xlink:href="../Images/AРМІЯINFORM/2023-04-23T73-00-00-04-00/ignat-rakety-2.jpg" xlink:type="simple" xlink:show="embed" xlink:actuate="onLoad" draw:mime-type="image/jpeg"/>
</draw:frame>
尤里(Yuri)关于俄罗斯导弹。 拼贴军</text:p>
      <text:p text:style-name="P4">
关于乌克兰西部合作伙伴的军事和技术支持的新闻，拉姆斯泰的会议上的埃瑟(Ether)在埃瑟(Ether)的唯一新闻发言人尤里·伊格纳特(Yuri Yuri Ignat)的新闻发言人中提供了信息。</text:p>
      <ul>
        <li>
许多人已经向这些消息传达了这些消息。 特别是，我们对乌克兰国防部Alexei Reznikov的国防部长发表评论。 武装部队空军发言人说，为乌克兰提供现代战斗机的话题始终是优先的。</li>
      </ul>
      <text:p text:style-name="P4">
据他说，防空手段也是今天的优先任务。 不仅系统本身，而且还向他们火箭。 在秋季和冬季，使用了大量的Rocketbulo。</text:p>
      <ul>
        <li>
但是爱国者系统已经来了，我们正在等待其他系统通过retaase增强。 不可能一次获得飞机。 至少对此有必要。 现在可以获得防空系统。 因为NASAMS，Iris-T，爱国者和SAMP/T。 这是可以在短期内提供帮助。 拉姆斯汀会有更多会议。显然，并不是一个人。 我们希望乌克兰武装部队的指挥官说，将有一个决定性的决定。 我们将等待好消息，” Yuri Ignat说</li>
      </ul>
      <text:p text:style-name="P4">
记者还想知道，俄罗斯联合会是否可以再次攻击我们能源基础设施的对象，因此下一个冬天使乌克兰人的生活变得复杂。</text:p>
      <ul>
        <li>
显然，他们不仅可以在寒冷之前做到这一点。 但是他们没有达到目标。 俄罗斯联邦将使用导弹潜力的任何方法和方法论。 去年秋天和冬季，他们发射了如此多的火箭，以至于他们甚至无法从他们的三分之一中积聚，直到2023年秋天。 因为火箭飞行的生产持续了很长时间。 在制裁的背景下，实施它并不容易。战争将尝试在其他国家 /地区获得其他系统。 散文是半年前说的。 尤里格特说，我们知道在这一过程中可以涉及哪些国家，他们想涉及这种合作。</li>
      </ul>
      <text:p text:style-name="P4">
News Source: <text:a xlink:type="simple" xlink:href="https://armyinform.com.ua/2023/04/23/rechnyk-povitryanyh-syl-zsu-inozemni-systemy-ppo-mozhna-otrymuvaty-vzhe-i-zaraz-a-litaky-chekayemo-z-nadiyeyu/" text:style-name="Internet_20_link" text:visited-style-name="Visited_20_Internet_20_Link">
https://armyinform.com.ua/2023/04/23/rechnyk-povitryanyh-syl-zsu-inozemni-systemy-ppo-mozhna-otrymuvaty-vzhe-i-zaraz-a-litaky-chekayemo-z-nadiyeyu/</text:a>
</text:p>
      <!--NEWS-->
      <text:h text:style-name="P10" text:outline-level="1">
<text:span text:style-name="T4">
“赫森的入侵者教训尚未徒劳 - 他们很恐慌”</text:span>
</text:h>
      <text:p text:style-name="P4">
作者: ['Володимир Скоростецький']</text:p>
      <text:p text:style-name="P4">
时间: 2023-04-23T74:00:00-04:00</text:p>
      <text:p text:style-name="P4">
描述: 关于在Needlya Zrankuhka前面的手术人员，马拉松“єIniNews” ...与乌克兰2022年的战争，与乌克兰的最新新闻，今天与乌克兰的新闻战争，与乌克兰的新闻战争，今天最后一次战争，会有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3/dmytrashkivskyj.png" text:style-name="Internet_20_link" text:visited-style-name="Visited_20_Internet_20_Link">
dmytrashkivskyj.png</text:a>
']</text:p>
      <text:p text:style-name="P4">
标签: ['STOPRUSSIA', 'АГРЕСІЯ РФ', 'ВІЙНА', 'ВТОРГНЕННЯ РФ', 'ОЛЕКСІЙ ДМИТРАШКІВСЬКИЙ', 'ТАВРІЙСЬКИЙ НАПРЯМОК']</text:p>
      <text:p text:style-name="P4">
类别: News</text:p>
      <!--METADATA-->
      <text:p text:style-name="P4">
<draw:frame draw:style-name="fr1" draw:name="Image232" text:anchor-type="as-char" svg:width="6.9236in" svg:height="4.096023in" draw:z-index="0">
<draw:image xlink:href="../Images/AРМІЯINFORM/2023-04-23T74-00-00-04-00/dmytrashkivskyj.png" xlink:type="simple" xlink:show="embed" xlink:actuate="onLoad" draw:mime-type="image/png"/>
</draw:frame>
塔夫里伊斯基国防军中心负责人亚历克西(Alexei Dmitrashkivsky)上校向塔夫里斯基国防军中心负责</text:p>
      <ul>
        <li>
传统上，敌人试图采取进攻行动对Avdiivsky Napryamka，在Novopavlovsky和Orikhiv的指示上进行积极的防御。在Zaporozhye方向上，敌人行动的性质无需改变。 为了期待乌克兰反性，敌人继续竖立强化建筑物以安装反坦克的手段是地雷。 Ovorstorm的对手是掌握第一个梯队的支撑点的任务。 它在Marinka的Novokalinov Pervomaisky地区捐赠。 敌人进行了28次炸弹行动，485次炮击我们后卫的位置。 但是这些植物没有成功。 取而代之的是，他遭受了大约两只人员，10个单一设备的损失。 敌人在我们的位置开火了186次。 其中有30个纳扎普雷兹(Nazaporezhzhi)，在顿涅茨克(Donetsk)的方向上有156个。 这是一夜之间的信息，据报道。</li>
      </ul>
      <text:p text:style-name="P4">
他还补充说，敌人击中了鸡6次。 这样做是为了使我们的后卫无法保持防守。</text:p>
      <ul>
        <li>
对军事lang语的交谈，他们在地板顶部“拆卸”房屋。 这在巴赫穆特和煤炭中都提供了。 仍然可以说，敌人在Avdi和Marinsk的方向上遭受了相当大的损失，在不久的将来可以将他的努力集中在煤炭方向上。”他补充说。</li>
      </ul>
      <text:p text:style-name="P4">
此外，Alexei Dmitryashkivsky指出，敌人是对乌克兰反性攻击的恐慌。 这些信息来自拦截俄罗斯入侵者与亲戚的电话辐条。</text:p>
      <ul>
        <li>
他们非常害怕西方武器的收据，惊慌失措。 也就是说，乌克兰军队在赫森地区提供的科学并不徒劳， - 德米特拉什基夫斯基上校说。</li>
      </ul>
      <text:p text:style-name="P4">
News Source: <text:a xlink:type="simple" xlink:href="https://armyinform.com.ua/2023/04/23/uroky-hersona-dlya-okupantiv-ne-mynuly-daremno-vony-panichno-boyatsya-oleksij-dmytrashkivskyj/" text:style-name="Internet_20_link" text:visited-style-name="Visited_20_Internet_20_Link">
https://armyinform.com.ua/2023/04/23/uroky-hersona-dlya-okupantiv-ne-mynuly-daremno-vony-panichno-boyatsya-oleksij-dmytrashkivskyj/</text:a>
</text:p>
      <!--NEWS-->
      <text:h text:style-name="P10" text:outline-level="1">
<text:span text:style-name="T4">
在最后一天，俄罗斯军队开除了乌克兰8个地区的领土</text:span>
</text:h>
      <text:p text:style-name="P4">
作者: ['АРМІЯINFORM']</text:p>
      <text:p text:style-name="P4">
时间: 2023-04-23T75:00:00-04:00</text:p>
      <text:p text:style-name="P4">
描述: 在Informasia的背后，Yaka Nadana是乌克兰国防的Mintyki的情况中心，这是与乌克兰2022年的最后一场战争，与乌克兰的战争是今天的最新消息，今天是与乌克兰2022年的新闻战争，今天将会有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4/karta_obstr.jpg" text:style-name="Internet_20_link" text:visited-style-name="Visited_20_Internet_20_Link">
karta_obstr.jpg</text:a>
']</text:p>
      <text:p text:style-name="P4">
标签: ['MILITARY MEDIA CENTER', 'STOPRUSSIA', 'ВІЙНА', 'ВТОРГНЕННЯ РФ', 'ХАРКІВСЬКИЙ ТРИБУНАЛ']</text:p>
      <text:p text:style-name="P4">
类别: News</text:p>
      <!--METADATA-->
      <text:p text:style-name="P4">
<draw:frame draw:style-name="fr1" draw:name="Image233" text:anchor-type="as-char" svg:width="6.9236in" svg:height="5.234076in" draw:z-index="0">
<draw:image xlink:href="../Images/AРМІЯINFORM/2023-04-23T75-00-00-04-00/karta_obstr.jpg" xlink:type="simple" xlink:show="embed" xlink:actuate="onLoad" draw:mime-type="image/jpeg"/>
</draw:frame>
根据乌克兰国防部情境中心提供的信息，俄罗斯军队在最后一天解雇了乌克兰8个地区的领土。</text:p>
      <text:p text:style-name="P4">
通常，不同类型的武器(迫击炮，坦克，炮兵，RSZV，SCR，无人机，战术航空)98个定居点被解雇，确认了87个基础设施对象。</text:p>
      <text:p text:style-name="P4">
平民中有杀害和受伤，受害者人数被澄清。</text:p>
      <text:p text:style-name="P4">
资料来源：<text:a xlink:type="simple" xlink:href="https://t.me/militarymediacenter/1772" text:style-name="Internet_20_link" text:visited-style-name="Visited_20_Internet_20_Link">
军事媒体中心</text:a>
</text:p>
      <text:p text:style-name="P4">
News Source: <text:a xlink:type="simple" xlink:href="https://armyinform.com.ua/2023/04/23/protyagom-mynuloyi-doby-rosijski-vijska-obstrilyaly-terytoriyu-8-oblastej-ukrayiny-2/" text:style-name="Internet_20_link" text:visited-style-name="Visited_20_Internet_20_Link">
https://armyinform.com.ua/2023/04/23/protyagom-mynuloyi-doby-rosijski-vijska-obstrilyaly-terytoriyu-8-oblastej-ukrayiny-2/</text:a>
</text:p>
      <!--NEWS-->
      <text:h text:style-name="P10" text:outline-level="1">
<text:span text:style-name="T4">
“我们的力量在我们的人民中”  - 乌克兰总统</text:span>
</text:h>
      <text:p text:style-name="P4">
作者: ['АРМІЯINFORM']</text:p>
      <text:p text:style-name="P4">
时间: 2023-04-23T76:00:00-04:00</text:p>
      <text:p text:style-name="P4">
描述: 乌克兰Volodymyr Zelensky总统在他自己的Storinzi在Facebook上的Storinzi，他错过了Dobisrka ...与乌克兰2022年的战争，与乌克兰的最新新闻，今天与乌克兰2022年的新闻战争，今天上次与乌克兰的新闻战争，乌克兰和俄罗斯之间的战争是否会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golovne-2.jpg" text:style-name="Internet_20_link" text:visited-style-name="Visited_20_Internet_20_Link">
golovne-2.jpg</text:a>
', '<text:a xlink:type="simple" xlink:href="https://armyinform.com.ua/wp-content/uploads/2023/04/1-76-150x150.jpg" text:style-name="Internet_20_link" text:visited-style-name="Visited_20_Internet_20_Link">
1-76-150x150.jpg</text:a>
', '<text:a xlink:type="simple" xlink:href="https://armyinform.com.ua/wp-content/uploads/2023/04/2-67-150x150.jpg" text:style-name="Internet_20_link" text:visited-style-name="Visited_20_Internet_20_Link">
2-67-150x150.jpg</text:a>
', '<text:a xlink:type="simple" xlink:href="https://armyinform.com.ua/wp-content/uploads/2023/04/3-60-150x150.jpg" text:style-name="Internet_20_link" text:visited-style-name="Visited_20_Internet_20_Link">
3-60-150x150.jpg</text:a>
', '<text:a xlink:type="simple" xlink:href="https://armyinform.com.ua/wp-content/uploads/2023/04/4-52-150x150.jpg" text:style-name="Internet_20_link" text:visited-style-name="Visited_20_Internet_20_Link">
4-52-150x150.jpg</text:a>
', '<text:a xlink:type="simple" xlink:href="https://armyinform.com.ua/wp-content/uploads/2023/04/5-42-150x150.jpg" text:style-name="Internet_20_link" text:visited-style-name="Visited_20_Internet_20_Link">
5-42-150x150.jpg</text:a>
', '<text:a xlink:type="simple" xlink:href="https://armyinform.com.ua/wp-content/uploads/2023/04/6-40-150x150.jpg" text:style-name="Internet_20_link" text:visited-style-name="Visited_20_Internet_20_Link">
6-40-150x150.jpg</text:a>
', '<text:a xlink:type="simple" xlink:href="https://armyinform.com.ua/wp-content/uploads/2023/04/7-23-150x150.jpg" text:style-name="Internet_20_link" text:visited-style-name="Visited_20_Internet_20_Link">
7-23-150x150.jpg</text:a>
', '<text:a xlink:type="simple" xlink:href="https://armyinform.com.ua/wp-content/uploads/2023/04/8-21-150x150.jpg" text:style-name="Internet_20_link" text:visited-style-name="Visited_20_Internet_20_Link">
8-21-150x150.jpg</text:a>
', '<text:a xlink:type="simple" xlink:href="https://armyinform.com.ua/wp-content/uploads/2023/04/9-22-150x150.jpg" text:style-name="Internet_20_link" text:visited-style-name="Visited_20_Internet_20_Link">
9-22-150x150.jpg</text:a>
']</text:p>
      <text:p text:style-name="P4">
标签: ['STOPRUSSIA', 'АГРЕСІЯ РФ', 'ВІЙНА', 'ВОЛОДИМИР ЗЕЛЕНСЬКИЙ', 'ВТОРГНЕННЯ РФ', 'ПРЕЗИДЕНТ УКРАЇНИ', 'ФОТОГРАФІЇ']</text:p>
      <text:p text:style-name="P4">
类别: News</text:p>
      <!--METADATA-->
      <text:p text:style-name="P4">
<draw:frame draw:style-name="fr1" draw:name="Image234" text:anchor-type="as-char" svg:width="6.9236in" svg:height="4.615733in" draw:z-index="0">
<draw:image xlink:href="../Images/AРМІЯINFORM/2023-04-23T76-00-00-04-00/golovne-2.jpg" xlink:type="simple" xlink:show="embed" xlink:actuate="onLoad" draw:mime-type="image/jpeg"/>
</draw:frame>
乌克兰Volodymyr Zelensky总裁在其Facebook页面上<text:a xlink:type="simple" xlink:href="https://www.facebook.com/zelenskiy.official/posts/pfbid02Nvfu49bwoZQPC4Hh9LaJTqiWNLBkYQfEDZ2G7b9E29ZNGWk7uL2vGfDp6VFRvVHzl" text:style-name="Internet_20_link" text:visited-style-name="Visited_20_Internet_20_Link">
发布</text:a>
乌克兰和外国摄影师的照片选择。 这些图片显然使我们的人民的不可分割性及其对胜利的渴望。</text:p>
      <ul>
        <li>
我们的力量在于我们的人民。 在我们的社区中，我们有能力为董事会目标行动。 当我们需要统一和国家行动时，它主要是由乌克兰人民的信念以及彼此的国家，其捍卫者和捍卫者的信任的信念来提出。</li>
      </ul>
      <text:p text:style-name="P4">
<text:a xlink:type="simple" xlink:href="https://armyinform.com.ua/wp-content/uploads/2023/04/1-76.jpg" text:style-name="Internet_20_link" text:visited-style-name="Visited_20_Internet_20_Link">
!(Images/AРМІЯINFORM/2023-04-23T76-00-00-04-00/1-76-150x150.jpg)</text:a>
</text:p>
      <text:p text:style-name="P4">
<text:a xlink:type="simple" xlink:href="https://armyinform.com.ua/wp-content/uploads/2023/04/2-67.jpg" text:style-name="Internet_20_link" text:visited-style-name="Visited_20_Internet_20_Link">
<draw:frame draw:style-name="fr1" draw:name="Image235" text:anchor-type="as-char" svg:width="6.9236in" svg:height="6.9236in" draw:z-index="0">
<draw:image xlink:href="../Images/AРМІЯINFORM/2023-04-23T76-00-00-04-00/2-67-150x150.jpg" xlink:type="simple" xlink:show="embed" xlink:actuate="onLoad" draw:mime-type="image/jpeg"/>
</draw:frame>
</text:a>
</text:p>
      <text:p text:style-name="P4">
<text:a xlink:type="simple" xlink:href="https://armyinform.com.ua/wp-content/uploads/2023/04/3-60.jpg" text:style-name="Internet_20_link" text:visited-style-name="Visited_20_Internet_20_Link">
<draw:frame draw:style-name="fr1" draw:name="Image236" text:anchor-type="as-char" svg:width="6.9236in" svg:height="6.9236in" draw:z-index="0">
<draw:image xlink:href="../Images/AРМІЯINFORM/2023-04-23T76-00-00-04-00/3-60-150x150.jpg" xlink:type="simple" xlink:show="embed" xlink:actuate="onLoad" draw:mime-type="image/jpeg"/>
</draw:frame>
</text:a>
</text:p>
      <text:p text:style-name="P4">
<text:a xlink:type="simple" xlink:href="https://armyinform.com.ua/wp-content/uploads/2023/04/4-52.jpg" text:style-name="Internet_20_link" text:visited-style-name="Visited_20_Internet_20_Link">
<draw:frame draw:style-name="fr1" draw:name="Image237" text:anchor-type="as-char" svg:width="6.9236in" svg:height="6.9236in" draw:z-index="0">
<draw:image xlink:href="../Images/AРМІЯINFORM/2023-04-23T76-00-00-04-00/4-52-150x150.jpg" xlink:type="simple" xlink:show="embed" xlink:actuate="onLoad" draw:mime-type="image/jpeg"/>
</draw:frame>
</text:a>
</text:p>
      <text:p text:style-name="P4">
<text:a xlink:type="simple" xlink:href="https://armyinform.com.ua/wp-content/uploads/2023/04/5-42.jpg" text:style-name="Internet_20_link" text:visited-style-name="Visited_20_Internet_20_Link">
<draw:frame draw:style-name="fr1" draw:name="Image238" text:anchor-type="as-char" svg:width="6.9236in" svg:height="6.9236in" draw:z-index="0">
<draw:image xlink:href="../Images/AРМІЯINFORM/2023-04-23T76-00-00-04-00/5-42-150x150.jpg" xlink:type="simple" xlink:show="embed" xlink:actuate="onLoad" draw:mime-type="image/jpeg"/>
</draw:frame>
</text:a>
</text:p>
      <text:p text:style-name="P4">
<text:a xlink:type="simple" xlink:href="https://armyinform.com.ua/wp-content/uploads/2023/04/6-40.jpg" text:style-name="Internet_20_link" text:visited-style-name="Visited_20_Internet_20_Link">
<draw:frame draw:style-name="fr1" draw:name="Image239" text:anchor-type="as-char" svg:width="6.9236in" svg:height="6.9236in" draw:z-index="0">
<draw:image xlink:href="../Images/AРМІЯINFORM/2023-04-23T76-00-00-04-00/6-40-150x150.jpg" xlink:type="simple" xlink:show="embed" xlink:actuate="onLoad" draw:mime-type="image/jpeg"/>
</draw:frame>
</text:a>
</text:p>
      <text:p text:style-name="P4">
<text:a xlink:type="simple" xlink:href="https://armyinform.com.ua/wp-content/uploads/2023/04/7-23.jpg" text:style-name="Internet_20_link" text:visited-style-name="Visited_20_Internet_20_Link">
<draw:frame draw:style-name="fr1" draw:name="Image240" text:anchor-type="as-char" svg:width="6.9236in" svg:height="6.9236in" draw:z-index="0">
<draw:image xlink:href="../Images/AРМІЯINFORM/2023-04-23T76-00-00-04-00/7-23-150x150.jpg" xlink:type="simple" xlink:show="embed" xlink:actuate="onLoad" draw:mime-type="image/jpeg"/>
</draw:frame>
</text:a>
</text:p>
      <text:p text:style-name="P4">
<text:a xlink:type="simple" xlink:href="https://armyinform.com.ua/wp-content/uploads/2023/04/8-21.jpg" text:style-name="Internet_20_link" text:visited-style-name="Visited_20_Internet_20_Link">
<draw:frame draw:style-name="fr1" draw:name="Image241" text:anchor-type="as-char" svg:width="6.9236in" svg:height="6.9236in" draw:z-index="0">
<draw:image xlink:href="../Images/AРМІЯINFORM/2023-04-23T76-00-00-04-00/8-21-150x150.jpg" xlink:type="simple" xlink:show="embed" xlink:actuate="onLoad" draw:mime-type="image/jpeg"/>
</draw:frame>
</text:a>
</text:p>
      <text:p text:style-name="P4">
<text:a xlink:type="simple" xlink:href="https://armyinform.com.ua/wp-content/uploads/2023/04/9-22.jpg" text:style-name="Internet_20_link" text:visited-style-name="Visited_20_Internet_20_Link">
<draw:frame draw:style-name="fr1" draw:name="Image242" text:anchor-type="as-char" svg:width="6.9236in" svg:height="6.9236in" draw:z-index="0">
<draw:image xlink:href="../Images/AРМІЯINFORM/2023-04-23T76-00-00-04-00/9-22-150x150.jpg" xlink:type="simple" xlink:show="embed" xlink:actuate="onLoad" draw:mime-type="image/jpeg"/>
</draw:frame>
</text:a>
</text:p>
      <text:p text:style-name="P4">
News Source: <text:a xlink:type="simple" xlink:href="https://armyinform.com.ua/2023/04/23/nasha-syla-v-nashyh-lyudyah-prezydent-ukrayiny/" text:style-name="Internet_20_link" text:visited-style-name="Visited_20_Internet_20_Link">
https://armyinform.com.ua/2023/04/23/nasha-syla-v-nashyh-lyudyah-prezydent-ukrayiny/</text:a>
</text:p>
      <!--NEWS-->
      <text:h text:style-name="P10" text:outline-level="1">
<text:span text:style-name="T4">
美国立法者呼吁俄罗斯立即返回被驱逐的乌克兰儿童</text:span>
</text:h>
      <text:p text:style-name="P4">
作者: ['АРМІЯINFORM']</text:p>
      <text:p text:style-name="P4">
时间: 2023-04-23T77:00:00-04:00</text:p>
      <text:p text:style-name="P4">
描述: 美国国会大会对私人法律局的Vydannni comix表示祝贺...与乌克兰2022年的战争，与乌克兰的最新新闻，今天与乌克兰的新闻战争，与乌克兰2022年的《新闻战》最后一次，乌克兰之间会发生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4/img_20230423_110419_209.jpg" text:style-name="Internet_20_link" text:visited-style-name="Visited_20_Internet_20_Link">
img_20230423_110419_209.jpg</text:a>
']</text:p>
      <text:p text:style-name="P4">
标签: ['STOPRUSSIA', 'АГРЕСІЯ РФ', 'ВТОРГНЕННЯ РФ', 'ЗЛОЧИНИ ПРОТИ ДІТЕЙ', 'КОНГРЕС США', 'МІНРЕІНТЕГРАЦІЇ']</text:p>
      <text:p text:style-name="P4">
类别: News</text:p>
      <!--METADATA-->
      <text:p text:style-name="P4">
<draw:frame draw:style-name="fr1" draw:name="Image243" text:anchor-type="as-char" svg:width="6.9236in" svg:height="6.9236in" draw:z-index="0">
<draw:image xlink:href="../Images/AРМІЯINFORM/2023-04-23T77-00-00-04-00/img_20230423_110419_209.jpg" xlink:type="simple" xlink:show="embed" xlink:actuate="onLoad" draw:mime-type="image/jpeg"/>
</draw:frame>
美国国会议员在外交委员会会议上谴责乌克兰儿童的驱逐出境，并向参议院的大门提出了相关决议。 他们强调，此类听证会有助于找到负责肇事者的杠杆和方法，<text:a xlink:type="simple" xlink:href="https://minre.gov.ua/2023/04/23/amerykanski-zakonodavczi-zaklykaly-rosiyu-negajno-povernuty-deportovanyh-ukrayinskyh-ditej/" text:style-name="Internet_20_link" text:visited-style-name="Visited_20_Internet_20_Link">
报告</text:a>
乌克兰暂时占领领土的重新融入部。</text:p>
      <text:p text:style-name="P4">
会议的参与者提出了事实，当时入侵者从家人身上撕裂了孩子，被带到他们不人道条件下的营地。 在干预的地方，他们受到俄罗斯宣传的压力。 这样，他们试图重新教育并服从。 这不仅是战争犯罪，而且是杀菌剂的标志，也是抹杀国家认同的企图。</text:p>
      <text:p text:style-name="P4">
国会议员指出，普京国际刑事法院关于这一指控的国际刑事法院是带来俄罗斯高级政治领导层的许多重要步骤中的第一个。</text:p>
      <text:p text:style-name="P4">
该决议应表明，美国人民支持乌克兰的愿望，以争取他们的民主，并将这些孩子归还给他们的家。</text:p>
      <text:p text:style-name="P4">
News Source: <text:a xlink:type="simple" xlink:href="https://armyinform.com.ua/2023/04/23/amerykanski-zakonodavczi-zaklykaly-rosiyu-negajno-povernuty-deportovanyh-ukrayinskyh-ditej/" text:style-name="Internet_20_link" text:visited-style-name="Visited_20_Internet_20_Link">
https://armyinform.com.ua/2023/04/23/amerykanski-zakonodavczi-zaklykaly-rosiyu-negajno-povernuty-deportovanyh-ukrayinskyh-ditej/</text:a>
</text:p>
      <!--NEWS-->
      <text:h text:style-name="P10" text:outline-level="1">
<text:span text:style-name="T4">
检察官办公室已记录了俄罗斯联邦的8.2万次军事犯罪</text:span>
</text:h>
      <text:p text:style-name="P4">
作者: ['АРМІЯINFORM']</text:p>
      <text:p text:style-name="P4">
时间: 2023-04-23T78:00:00-04:00</text:p>
      <text:p text:style-name="P4">
描述: 乌克兰Posemelas和Coarsenty和Doch的Ofic Officeal ...与乌克兰2022年的战争，与乌克兰的最新新闻，今天与乌克兰2022年的新闻战争，今天将在乌克兰和俄罗斯之间发动战争他们会说，是否会在不久的将来与乌克兰进行战争，他们说，与乌克兰的战争，今天的乌克兰新闻，乌克兰的新闻，乌克兰的新闻</text:p>
      <text:p text:style-name="P4">
图片: ['<text:a xlink:type="simple" xlink:href="https://armyinform.com.ua/wp-content/uploads/2023/04/2424128-951521a-ea7bd8c-ogp-2-.jpg" text:style-name="Internet_20_link" text:visited-style-name="Visited_20_Internet_20_Link">
2424128-951521a-ea7bd8c-ogp-2-.jpg</text:a>
', '<text:a xlink:type="simple" xlink:href="https://armyinform.com.ua/wp-content/uploads/2023/04/warcrime-23042023ua.jpg" text:style-name="Internet_20_link" text:visited-style-name="Visited_20_Internet_20_Link">
warcrime-23042023ua.jpg</text:a>
', '<text:a xlink:type="simple" xlink:href="https://armyinform.com.ua/wp-content/uploads/2023/04/warcrime-23042023en-1.jpg" text:style-name="Internet_20_link" text:visited-style-name="Visited_20_Internet_20_Link">
warcrime-23042023en-1.jpg</text:a>
']</text:p>
      <text:p text:style-name="P4">
标签: ['STOPRUSSIA', 'АГРЕСІЯ РФ', 'ВІЙСЬКОВІ ЗЛОЧИНИ РФ', 'ВТОРГНЕННЯ РФ', 'ОФІС ГЕНЕРАЛЬНОГО ПРОКУРОРА УКРАЇНИ']</text:p>
      <text:p text:style-name="P4">
类别: News</text:p>
      <!--METADATA-->
      <text:p text:style-name="P4">
<draw:frame draw:style-name="fr1" draw:name="Image244" text:anchor-type="as-char" svg:width="6.9236in" svg:height="3.883237in" draw:z-index="0">
<draw:image xlink:href="../Images/AРМІЯINFORM/2023-04-23T78-00-00-04-00/2424128-951521a-ea7bd8c-ogp-2-.jpg" xlink:type="simple" xlink:show="embed" xlink:actuate="onLoad" draw:mime-type="image/jpeg"/>
</draw:frame>
乌克兰检察长办公室报告说，在俄罗斯联邦对乌克兰的大规模侵略期间犯下的记录罪。</text:p>
      <text:p text:style-name="P4">
<draw:frame draw:style-name="fr1" draw:name="Image245" text:anchor-type="as-char" svg:width="6.9236in" svg:height="4.448413in" draw:z-index="0">
<draw:image xlink:href="../Images/AРМІЯINFORM/2023-04-23T78-00-00-04-00/warcrime-23042023ua.jpg" xlink:type="simple" xlink:show="embed" xlink:actuate="onLoad" draw:mime-type="image/jpeg"/>
</draw:frame>
截至4月23日，它已注册：</text:p>
      <ul>
        <li>
82 250军事犯罪， * 17 073年针对乌克兰国家安全的罪行。</li>
      </ul>
      <text:p text:style-name="P4">
此外，根据少年检察官的官方数据，有1418名儿童受俄罗斯联邦的侵略影响，其中：</text:p>
      <ul>
        <li>
470-儿童被杀， * 948-儿童因严重程度的不同程度受伤。</li>
      </ul>
      <text:p text:style-name="P4">
<draw:frame draw:style-name="fr1" draw:name="Image246" text:anchor-type="as-char" svg:width="6.9236in" svg:height="4.448413in" draw:z-index="0">
<draw:image xlink:href="../Images/AРМІЯINFORM/2023-04-23T78-00-00-04-00/warcrime-23042023en-1.jpg" xlink:type="simple" xlink:show="embed" xlink:actuate="onLoad" draw:mime-type="image/jpeg"/>
</draw:frame>
该部门强调，这些数字不是最终的，因为在临时占领的有形领土上的积极战斗场所的安装中继续进行工作。</text:p>
      <text:p text:style-name="P4">
资料来源：<text:a xlink:type="simple" xlink:href="https://www.gp.gov.ua/ua/posts/do-5-rokiv-za-gratami-zasudzeno-kolaboranta-yakii-pid-cas-okupaciyi-izyumshhini-obiimav-posadu-zaviduyucogo-sektoru-zkg" text:style-name="Internet_20_link" text:visited-style-name="Visited_20_Internet_20_Link">
乌克兰检察长办公室</text:a>
</text:p>
      <text:p text:style-name="P4">
News Source: <text:a xlink:type="simple" xlink:href="https://armyinform.com.ua/2023/04/23/ofis-genprokurora-zadokumentuvav-ponad-82-tysyachi-voyennyh-zlochyniv-rf/" text:style-name="Internet_20_link" text:visited-style-name="Visited_20_Internet_20_Link">
https://armyinform.com.ua/2023/04/23/ofis-genprokurora-zadokumentuvav-ponad-82-tysyachi-voyennyh-zlochyniv-rf/</text:a>
</text:p>
      <!--NEWS-->
      <text:h text:style-name="P10" text:outline-level="1">
<text:span text:style-name="T4">
医生为该州的防御能力做出了宝贵的贡献-Anna Malyar</text:span>
</text:h>
      <text:p text:style-name="P4">
作者: ['АРМІЯINFORM']</text:p>
      <text:p text:style-name="P4">
时间: 2023-04-23T79:00:00-04:00</text:p>
      <text:p text:style-name="P4">
描述: “乌克兰医学方面”  - 蒂西维尔尼领带-visskovis医生，作为划船生活...与乌克兰2022年的战争，与乌克兰的最新新闻，今天与乌克兰2022年的新闻战争，今天将在乌克兰和俄罗斯和俄罗斯和俄罗斯和俄罗斯和俄罗斯和俄罗斯和俄罗斯之间发生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342988166_1194507931266345_3132785888064533294_n.jpg" text:style-name="Internet_20_link" text:visited-style-name="Visited_20_Internet_20_Link">
342988166_1194507931266345_3132785888064533294_n.jpg</text:a>
', '<text:a xlink:type="simple" xlink:href="https://armyinform.com.ua/wp-content/uploads/2023/04/342620576_1715232635568497_8165851594006101599_n.jpg" text:style-name="Internet_20_link" text:visited-style-name="Visited_20_Internet_20_Link">
342620576_1715232635568497_8165851594006101599_n.jpg</text:a>
', '<text:a xlink:type="simple" xlink:href="https://armyinform.com.ua/wp-content/uploads/2023/04/342614919_702520018296663_4446677339446725618_n.jpg" text:style-name="Internet_20_link" text:visited-style-name="Visited_20_Internet_20_Link">
342614919_702520018296663_4446677339446725618_n.jpg</text:a>
']</text:p>
      <text:p text:style-name="P4">
标签: ['STOPRUSSIA', 'ВІЙСЬКОВІ ЛІКАРІ', 'ГАННА МАЛЯР', 'УКРАЇНСЬКИЙ МЕДИЧНИЙ ФРОНТ']</text:p>
      <text:p text:style-name="P4">
类别: News</text:p>
      <!--METADATA-->
      <text:p text:style-name="P4">
<draw:frame draw:style-name="fr1" draw:name="Image247" text:anchor-type="as-char" svg:width="6.9236in" svg:height="4.615733in" draw:z-index="0">
<draw:image xlink:href="../Images/AРМІЯINFORM/2023-04-23T79-00-00-04-00/342988166_1194507931266345_3132785888064533294_n.jpg" xlink:type="simple" xlink:show="embed" xlink:actuate="onLoad" draw:mime-type="image/jpeg"/>
</draw:frame>
乌克兰医疗阵线 - 民事和军事医生一起挽救了我们军方的生命和健康。</text:p>
      <text:p text:style-name="P4">
500名医学动机仪式在同一个大厅里的医生，军事和志愿者进行了重要的观点，事件，经验。</text:p>
      <text:p text:style-name="P4">
<draw:frame draw:style-name="fr1" draw:name="Image248" text:anchor-type="as-char" svg:width="6.9236in" svg:height="7.158206in" draw:z-index="0">
<draw:image xlink:href="../Images/AРМІЯINFORM/2023-04-23T79-00-00-04-00/342620576_1715232635568497_8165851594006101599_n.jpg" xlink:type="simple" xlink:show="embed" xlink:actuate="onLoad" draw:mime-type="image/jpeg"/>
</draw:frame>
“我将提醒，在乌克兰拯救我们的士兵创造了独特的军事和平民医疗机构的独特统一空间，这没有类似物。 医生在正面有一个非常负责任的领域。 他们对国家的国防能力做出了自己的贡献”  -  <text:a xlink:type="simple" xlink:href="https://www.facebook.com/ganna.maliar/posts/pfbid0JeL22WEc894ufT376pirVcDD69zNwHGEDvigbFmmdWPT7Ca78vmsdUegvufVS4MXl" text:style-name="Internet_20_link" text:visited-style-name="Visited_20_Internet_20_Link">
指出</text:a>
乌克兰国防部副部长安娜·马利亚(Anna Malyar)。</text:p>
      <text:p text:style-name="P4">
<draw:frame draw:style-name="fr1" draw:name="Image249" text:anchor-type="as-char" svg:width="6.9236in" svg:height="5.1927in" draw:z-index="0">
<draw:image xlink:href="../Images/AРМІЯINFORM/2023-04-23T79-00-00-04-00/342614919_702520018296663_4446677339446725618_n.jpg" xlink:type="simple" xlink:show="embed" xlink:actuate="onLoad" draw:mime-type="image/jpeg"/>
</draw:frame>
</text:p>
      <text:p text:style-name="P4">
News Source: <text:a xlink:type="simple" xlink:href="https://armyinform.com.ua/2023/04/23/likari-roblyat-svij-neoczinennyj-vnesok-v-oboronozdatnist-derzhavy-ganna-malyar/" text:style-name="Internet_20_link" text:visited-style-name="Visited_20_Internet_20_Link">
https://armyinform.com.ua/2023/04/23/likari-roblyat-svij-neoczinennyj-vnesok-v-oboronozdatnist-derzhavy-ganna-malyar/</text:a>
</text:p>
      <!--NEWS-->
      <text:h text:style-name="P10" text:outline-level="1">
<text:span text:style-name="T4">
乌克兰Verkhovna Rada临时特别委员会的 - 场所会议在Kharkiv举行</text:span>
</text:h>
      <text:p text:style-name="P4">
作者: ['АРМІЯINFORM']</text:p>
      <text:p text:style-name="P4">
时间: 2023-04-23T80:00:00-04:00</text:p>
      <text:p text:style-name="P4">
描述: 蒂姆乔斯娃（Timchasova）是为了为了为了依靠乌克兰人，人道主义者的战争……与乌克兰2022年的战争，与乌克兰与乌克兰的最新新闻，与乌克兰2022年的新闻战争，今天，今天上次与乌克兰的新闻战争，今天乌克兰和俄罗斯之间会发生战争吗？当与乌克兰与乌克兰的战争在不久的将来与乌克兰发生战争，他们说，与乌克兰与乌克兰的战争，今天，乌克兰新闻，乌克兰新闻，乌克兰新闻在俄罗斯的乌克兰媒体</text:p>
      <text:p text:style-name="P4">
图片: ['<text:a xlink:type="simple" xlink:href="https://armyinform.com.ua/wp-content/uploads/2023/04/verh-rada-ukrayiny-1.png" text:style-name="Internet_20_link" text:visited-style-name="Visited_20_Internet_20_Link">
verh-rada-ukrayiny-1.png</text:a>
']</text:p>
      <text:p text:style-name="P4">
标签: ['STOPRUSSIA', 'АГРЕСІЯ РФ', 'ВЕРХОВА РАДА УКРАЇНИ', 'ВІЙНА', 'ВОЄННІ ЗЛОЧИНИ', 'ВТОРГНЕННЯ РФ', 'ТИМЧАСОВА СПЕЦІАЛЬНА КОМІСІЯ ВЕРХОВНОЇ РАДИ УКРАЇНИ']</text:p>
      <text:p text:style-name="P4">
类别: News</text:p>
      <!--METADATA-->
      <text:p text:style-name="P4">
<draw:frame draw:style-name="fr1" draw:name="Image250" text:anchor-type="as-char" svg:width="6.9236in" svg:height="3.548345in" draw:z-index="0">
<draw:image xlink:href="../Images/AРМІЯINFORM/2023-04-23T80-00-00-04-00/verh-rada-ukrayiny-1.png" xlink:type="simple" xlink:show="embed" xlink:actuate="onLoad" draw:mime-type="image/png"/>
</draw:frame>
在俄罗斯对乌克兰联邦武装侵略的条件下，乌克兰乌克兰的维克霍夫纳雷达临时特别委员会在哈尔基夫举行了一场现场会议。</text:p>
      <text:p text:style-name="P4">
关于这个<text:a xlink:type="simple" xlink:href="https://www.facebook.com/verkhovna.rada.ukraine/videos/973492180476624" text:style-name="Internet_20_link" text:visited-style-name="Visited_20_Internet_20_Link">
被引用</text:a>
在Facebook上乌克兰的Verkhovna Rada的官方页面上的报告中。</text:p>
      <ul>
        <li>
战争不是侵犯人权和国际人道主义标准的借口， - 议会议长鲁斯兰·斯特凡库克(Ruslan Stefanchuk)对TSC参与者说。</li>
      </ul>
      <text:p text:style-name="P4">
在委员会最重要的任务之一中，其组织者认为对乌克兰人民犯下的犯罪，收集了适当的加快基础，并建立了所有参与违反国际人道主义法的人。</text:p>
      <text:p text:style-name="P4">
News Source: <text:a xlink:type="simple" xlink:href="https://armyinform.com.ua/2023/04/23/u-harkovi-vidbulosya-vyyizne-zasidannya-tymchasovoyi-speczialnoyi-komisiyi-verhovnoyi-rady-ukrayiny/" text:style-name="Internet_20_link" text:visited-style-name="Visited_20_Internet_20_Link">
https://armyinform.com.ua/2023/04/23/u-harkovi-vidbulosya-vyyizne-zasidannya-tymchasovoyi-speczialnoyi-komisiyi-verhovnoyi-rady-ukrayiny/</text:a>
</text:p>
      <!--NEWS-->
      <text:h text:style-name="P10" text:outline-level="1">
<text:span text:style-name="T4">
在尼古拉耶夫什那（Nikolaevshchina）中，俄罗斯侦察无人机被击落</text:span>
</text:h>
      <text:p text:style-name="P4">
作者: ['АРМІЯINFORM']</text:p>
      <text:p text:style-name="P4">
时间: 2023-04-23T81:00:00-04:00</text:p>
      <text:p text:style-name="P4">
描述: 关于在Facebook上的Storinzi上的TSE，服务Zv'yazkiv wt wt the divate of divate ...与乌克兰2022年的战争，与乌克兰与乌克兰的最新新闻，与乌克兰2022年的新闻战争，乌克兰和俄罗斯和俄罗斯和俄罗斯以及俄罗斯的战争，以及当时与俄罗斯的战争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4/342990538_195618476625181_3104676035316537918_n.jpg" text:style-name="Internet_20_link" text:visited-style-name="Visited_20_Internet_20_Link">
342990538_195618476625181_3104676035316537918_n.jpg</text:a>
']</text:p>
      <text:p text:style-name="P4">
标签: ['STOPRUSSIA', 'АГРЕСІЯ РФ', 'БПЛА', 'ВІЙНА', 'ВТОРГНЕННЯ РФ', 'МЕРЛІН', 'ПОВІТРЯНЕ КОМАНДУВАННЯ «ПІВДЕНЬ»']</text:p>
      <text:p text:style-name="P4">
类别: News</text:p>
      <!--METADATA-->
      <text:p text:style-name="P4">
<draw:frame draw:style-name="fr1" draw:name="Image251" text:anchor-type="as-char" svg:width="6.9236in" svg:height="6.9236in" draw:z-index="0">
<draw:image xlink:href="../Images/AРМІЯINFORM/2023-04-23T81-00-00-04-00/342990538_195618476625181_3104676035316537918_n.jpg" xlink:type="simple" xlink:show="embed" xlink:actuate="onLoad" draw:mime-type="image/jpeg"/>
</draw:frame>
在Facebook页面上有关它<text:a xlink:type="simple" xlink:href="https://www.facebook.com/PvKPivden/posts/pfbid02FCajQbvehnrSUpH9DxAVMeEmCXn7tDY3imyJoDfjACRRJcgUbLcCo5KGApLEfpYLl" text:style-name="Internet_20_link" text:visited-style-name="Visited_20_Internet_20_Link">
报告</text:a>
南空军指挥部服务。</text:p>
      <text:p text:style-name="P4">
2023年4月23日，大约11.50，在尼古拉夫地区，空军敖德萨旅的士兵“南方”被俄罗斯侦察无人机类型“梅林”击落。</text:p>
      <text:p text:style-name="P4">
News Source: <text:a xlink:type="simple" xlink:href="https://armyinform.com.ua/2023/04/23/na-mykolayivshhyni-zbyto-rosijskyj-rozviduvalnyj-bezpilotnyk/" text:style-name="Internet_20_link" text:visited-style-name="Visited_20_Internet_20_Link">
https://armyinform.com.ua/2023/04/23/na-mykolayivshhyni-zbyto-rosijskyj-rozviduvalnyj-bezpilotnyk/</text:a>
</text:p>
      <!--NEWS-->
      <text:h text:style-name="P10" text:outline-level="1">
<text:span text:style-name="T4">
俄罗斯联邦继续违反《海上保护人类生命国际公约》</text:span>
</text:h>
      <text:p text:style-name="P4">
作者: ['АРМІЯINFORM']</text:p>
      <text:p text:style-name="P4">
时间: 2023-04-23T82:00:00-04:00</text:p>
      <text:p text:style-name="P4">
描述: 乔尼·莫林（Chorny Morin成为乌克兰与俄罗斯之间的战争，以及2022年与乌克兰战争时，是否会在不久的将来与乌克兰发生战争，他们说，与乌克兰的战争，今天的乌克兰新闻，乌克兰新闻，乌克兰新闻俄罗斯的乌克兰媒体</text:p>
      <text:p text:style-name="P4">
图片: ['<text:a xlink:type="simple" xlink:href="https://armyinform.com.ua/wp-content/uploads/2023/04/vms.jpg" text:style-name="Internet_20_link" text:visited-style-name="Visited_20_Internet_20_Link">
vms.jpg</text:a>
']</text:p>
      <text:p text:style-name="P4">
标签: ['ВМС', 'ВМС ЗС УКРАЇНИ', 'ВОРОЖІ КОРАБЛІ', 'СЕРЕДЗЕМНЕ МОРЕ', 'ЧОРНЕ ТА АЗОВСЬКЕ МОРЯ']</text:p>
      <text:p text:style-name="P4">
类别: News</text:p>
      <!--METADATA-->
      <text:p text:style-name="P4">
<draw:frame draw:style-name="fr1" draw:name="Image252" text:anchor-type="as-char" svg:width="6.9236in" svg:height="8.6545in" draw:z-index="0">
<draw:image xlink:href="../Images/AРМІЯINFORM/2023-04-23T82-00-00-04-00/vms.jpg" xlink:type="simple" xlink:show="embed" xlink:actuate="onLoad" draw:mime-type="image/jpeg"/>
</draw:frame>
在黑海中，战斗税中有7艘敌方船只，中等大小的2架口径机芯导弹的载体最多8枚导弹。 在Azov Mor -1艘敌军； 在地中海中，战斗职责中最多有8艘敌方船只，其中2架有翼的导弹“口径”的载体，总计高达24枚火箭。</text:p>
      <text:p text:style-name="P4">
这些澄清的数据<text:a xlink:type="simple" xlink:href="https://www.facebook.com/navy.mil.gov.ua/posts/pfbid0yuUAKZrTPzxu5uxR1wL2Y5FLmU1fNCL675TU68hZfGnRCKheWasVnPDptSALZLiLl" text:style-name="Internet_20_link" text:visited-style-name="Visited_20_Internet_20_Link">
发布</text:a>
武装部队海军的命令在其官方的Ufacbobook页面上。</text:p>
      <text:p text:style-name="P4">
在白天，为了俄罗斯联邦的利益，凯希·耶尼卡尔海峡的通过：</text:p>
      <ul>
        <li>
到达Azov Sea -7艘船，其中2艘从Bosphorus海峡移动；</li>
      </ul>
      <text:p text:style-name="P4">
-24艘黑海的船只，其中9艘继续向管道方向移动。</text:p>
      <ul>
        <li>
俄罗斯联邦继续违反《 1974年纳伯人类生命保护国际公约》。(Solas)通过关闭自动识别系统(AIS)，纳粹海上的纳粹船只 - 信息读到。</li>
      </ul>
      <text:p text:style-name="P4">
News Source: <text:a xlink:type="simple" xlink:href="https://armyinform.com.ua/2023/04/23/komanduvannya-vms-zsu-oprylyudnylo-dani-pro-kilkist-korabliv-rf-u-chornomu-seredzemnomu-ta-azovskomu-moryah/" text:style-name="Internet_20_link" text:visited-style-name="Visited_20_Internet_20_Link">
https://armyinform.com.ua/2023/04/23/komanduvannya-vms-zsu-oprylyudnylo-dani-pro-kilkist-korabliv-rf-u-chornomu-seredzemnomu-ta-azovskomu-moryah/</text:a>
</text:p>
      <!--NEWS-->
      <text:h text:style-name="P10" text:outline-level="1">
<text:span text:style-name="T4">
新的反俄罗斯制裁：麦克风，政党和接近寡头的人</text:span>
</text:h>
      <text:p text:style-name="P4">
作者: ['АРМІЯINFORM']</text:p>
      <text:p text:style-name="P4">
时间: 2023-04-23T83:00:00-04:00</text:p>
      <text:p text:style-name="P4">
描述: 乌克兰总统沃罗迪米尔·泽伦斯基（Volodymyr Zelensky）是为了全国性的贝兹佩克斯（Bezpeks）...与乌克兰2022年的战争，与乌克兰的最新新闻战争，今天与乌克兰2022年的新闻战争，乌克兰和俄罗斯之间的战争是否会发生战争，何时与乌克兰战争他们说，在2022年，无论是否有一年，是否会在不久的将来与乌克兰进行战争</text:p>
      <text:p text:style-name="P4">
图片: ['<text:a xlink:type="simple" xlink:href="https://armyinform.com.ua/wp-content/uploads/2023/04/stop-russia-1.jpg" text:style-name="Internet_20_link" text:visited-style-name="Visited_20_Internet_20_Link">
stop-russia-1.jpg</text:a>
']</text:p>
      <text:p text:style-name="P4">
标签: ['STOPRUSSIA', 'АГРЕСІЯ РФ', 'АНТИРОСІЙСЬКІ САНКЦІЇ']</text:p>
      <text:p text:style-name="P4">
类别: News</text:p>
      <!--METADATA-->
      <text:p text:style-name="P4">
<draw:frame draw:style-name="fr1" draw:name="Image253" text:anchor-type="as-char" svg:width="6.9236in" svg:height="3.851253in" draw:z-index="0">
<draw:image xlink:href="../Images/AРМІЯINFORM/2023-04-23T83-00-00-04-00/stop-russia-1.jpg" xlink:type="simple" xlink:show="embed" xlink:actuate="onLoad" draw:mime-type="image/jpeg"/>
</draw:frame>
乌克兰沃迪米尔·泽伦斯基(Volodymyr Zelensky)总统曾对乌克兰国家安全与国防委员会(National Security and Defense Council)提出针对与俄罗斯军事工业综合体有关的法律实体的制裁的决定。 主要国家的另一项法令对乌克兰早期的合作伙伴，俄罗斯联邦的政党已经施加了限制的人，对他们施加了制裁。</text:p>
      <text:p text:style-name="P4">
在乌克兰乌克兰尤利亚·塞维里德科(Ulia Yulia Sviridenko)的第一任副总理统治下，考虑了制裁的前制裁和建议，以审议乌克兰审议机构间工作组。</text:p>
      <ul>
        <li>
与兔子麦克风有关的公司和人员的另一个大包装。 我们还反映了我们的合作伙伴对俄罗斯寡头家族的负责人的制裁，靠近他们和这些公司，这是事实上的。 最后，对俄罗斯政党进行了制裁，实际上 - 一个名为普京的政党的分支机构。</li>
      </ul>
      <text:p text:style-name="P4">
因此，根据第236/2023号总统法令，对与俄罗斯麦克风有关的322家公司实施了制裁。 特别是，在列表中：JSC“科学和生产公司”监测，信息和当前Taelectromechonical Complexs的空间系统“联邦州预算机构“空军中央研究所”生产中心“进度”，JSC“机械工厂“，JSC”特殊技术手段的研究与设计局“空间防御的Radiotechnical and Information Systems”，LLC“ Quartr-VPK”等。</text:p>
      <text:p text:style-name="P4">
第235/2023号法令对40个人实施制裁 - 俄罗斯联邦，伊朗，马里，瑞士等人。 例如，俄罗斯寡头弗拉基米尔·波尼丁(Vladimir Potanin)的朋友，女儿和儿子的制裁名单。 美国制裁是在2022年12月实施的。 同样在名单中 - 俄罗斯寡头苏莱曼·克里莫夫(Suleiman Kerimov)的妻子，他是靠近弗拉基米尔·普京(Vladimir Putin)的最亲密的熟练者。 对家庭成员的限制已由美国，英国，日本引入。 此外，乌克兰对管理俄罗斯寡头和公司本身的外国公司的人的侵害。该名单也是俄罗斯联邦的政党 - “一个俄罗斯”，共产党，LDPR“公平”等等，</text:p>
      <text:p text:style-name="P4">
对SO被称赞实施了制裁。 “民防事务部，紧急情况以及消除顿涅茨克国际共和国自然灾害的后果。” 名单中的总共60个法人实体，<text:a xlink:type="simple" xlink:href="https://www.kmu.gov.ua/news/novi-sanktsii-vpk-politychni-partii-ta-osoby-nablyzheni-do-oliharkhiv" text:style-name="Internet_20_link" text:visited-style-name="Visited_20_Internet_20_Link">
报告</text:a>
政府门户。</text:p>
      <text:p text:style-name="P4">
News Source: <text:a xlink:type="simple" xlink:href="https://armyinform.com.ua/2023/04/23/novi-antyrosijski-sankcziyi-vpk-politychni-partiyi-ta-osoby-nablyzheni-do-oligarhiv/" text:style-name="Internet_20_link" text:visited-style-name="Visited_20_Internet_20_Link">
https://armyinform.com.ua/2023/04/23/novi-antyrosijski-sankcziyi-vpk-politychni-partiyi-ta-osoby-nablyzheni-do-oligarhiv/</text:a>
</text:p>
      <!--NEWS-->
      <text:h text:style-name="P10" text:outline-level="1">
<text:span text:style-name="T4">
总参谋部展示了登陆单位的培训</text:span>
</text:h>
      <text:p text:style-name="P4">
作者: ['АРМІЯINFORM']</text:p>
      <text:p text:style-name="P4">
时间: 2023-04-23T84:00:00-04:00</text:p>
      <text:p text:style-name="P4">
描述: 战术上忙碌的着陆和加热Pikidrzdiliv visdvyv在最现实的……与乌克兰2022年的战争，与乌克兰的最新新闻，今天与乌克兰2022年的新闻战争，乌克兰与乌克兰之间的战争将在乌克兰和俄罗斯之间以及俄罗斯之间发生战争他们说，在2022年，是否会在不久的将来与乌克兰发生战争</text:p>
      <text:p text:style-name="P4">
图片: ['<text:a xlink:type="simple" xlink:href="https://armyinform.com.ua/wp-content/uploads/2023/04/343052806_1901611233529727_6784965320004299049_n.jpg" text:style-name="Internet_20_link" text:visited-style-name="Visited_20_Internet_20_Link">
343052806_1901611233529727_6784965320004299049_n.jpg</text:a>
', '<text:a xlink:type="simple" xlink:href="https://armyinform.com.ua/wp-content/uploads/2023/04/342577016_499291012283247_9172234364978701752_n-150x150.jpg" text:style-name="Internet_20_link" text:visited-style-name="Visited_20_Internet_20_Link">
342577016_499291012283247_9172234364978701752_n-150x150.jpg</text:a>
', '<text:a xlink:type="simple" xlink:href="https://armyinform.com.ua/wp-content/uploads/2023/04/342603927_626545652249561_6534273269673558576_n-150x150.jpg" text:style-name="Internet_20_link" text:visited-style-name="Visited_20_Internet_20_Link">
342603927_626545652249561_6534273269673558576_n-150x150.jpg</text:a>
', '<text:a xlink:type="simple" xlink:href="https://armyinform.com.ua/wp-content/uploads/2023/04/342610157_778372500223451_8165624481080207626_n-150x150.jpg" text:style-name="Internet_20_link" text:visited-style-name="Visited_20_Internet_20_Link">
342610157_778372500223451_8165624481080207626_n-150x150.jpg</text:a>
', '<text:a xlink:type="simple" xlink:href="https://armyinform.com.ua/wp-content/uploads/2023/04/342620514_187818157432394_7395782807148968991_n-150x150.jpg" text:style-name="Internet_20_link" text:visited-style-name="Visited_20_Internet_20_Link">
342620514_187818157432394_7395782807148968991_n-150x150.jpg</text:a>
', '<text:a xlink:type="simple" xlink:href="https://armyinform.com.ua/wp-content/uploads/2023/04/342623826_6069460449836564_3112899433607826680_n-150x150.jpg" text:style-name="Internet_20_link" text:visited-style-name="Visited_20_Internet_20_Link">
342623826_6069460449836564_3112899433607826680_n-150x150.jpg</text:a>
']</text:p>
      <text:p text:style-name="P4">
标签: ['STOPRUSSIA', 'ВІЙНА', 'ГШ ЗСУ', 'ДШВ ЗС УКРАЇНИ']</text:p>
      <text:p text:style-name="P4">
类别: News</text:p>
      <!--METADATA-->
      <text:p text:style-name="P4">
<draw:frame draw:style-name="fr1" draw:name="Image254" text:anchor-type="as-char" svg:width="6.9236in" svg:height="3.894525in" draw:z-index="0">
<draw:image xlink:href="../Images/AРМІЯINFORM/2023-04-23T84-00-00-04-00/343052806_1901611233529727_6784965320004299049_n.jpg" xlink:type="simple" xlink:show="embed" xlink:actuate="onLoad" draw:mime-type="image/jpeg"/>
</draw:frame>
着陆单元的战术训练发生在最大的现实条件下。 指挥官清晰，专业地给出订单，控制完成任务的阶段。 跨国地形的运动，“敌对”位置的风暴，伞兵的速度和连贯性证实：练习的每一天都会击败俄罗斯入侵者。</text:p>
      <text:p text:style-name="P4">
<text:a xlink:type="simple" xlink:href="https://armyinform.com.ua/wp-content/uploads/2023/04/342577016_499291012283247_9172234364978701752_n.jpg" text:style-name="Internet_20_link" text:visited-style-name="Visited_20_Internet_20_Link">
!(Images/AРМІЯINFORM/2023-04-23T84-00-00-04-00/342577016_499291012283247_9172234364978701752_n-150x150.jpg)</text:a>
</text:p>
      <text:p text:style-name="P4">
<text:a xlink:type="simple" xlink:href="https://armyinform.com.ua/wp-content/uploads/2023/04/342603927_626545652249561_6534273269673558576_n.jpg" text:style-name="Internet_20_link" text:visited-style-name="Visited_20_Internet_20_Link">
<draw:frame draw:style-name="fr1" draw:name="Image255" text:anchor-type="as-char" svg:width="6.9236in" svg:height="6.9236in" draw:z-index="0">
<draw:image xlink:href="../Images/AРМІЯINFORM/2023-04-23T84-00-00-04-00/342603927_626545652249561_6534273269673558576_n-150x150.jpg" xlink:type="simple" xlink:show="embed" xlink:actuate="onLoad" draw:mime-type="image/jpeg"/>
</draw:frame>
</text:a>
</text:p>
      <text:p text:style-name="P4">
<text:a xlink:type="simple" xlink:href="https://armyinform.com.ua/wp-content/uploads/2023/04/342610157_778372500223451_8165624481080207626_n.jpg" text:style-name="Internet_20_link" text:visited-style-name="Visited_20_Internet_20_Link">
<draw:frame draw:style-name="fr1" draw:name="Image256" text:anchor-type="as-char" svg:width="6.9236in" svg:height="6.9236in" draw:z-index="0">
<draw:image xlink:href="../Images/AРМІЯINFORM/2023-04-23T84-00-00-04-00/342610157_778372500223451_8165624481080207626_n-150x150.jpg" xlink:type="simple" xlink:show="embed" xlink:actuate="onLoad" draw:mime-type="image/jpeg"/>
</draw:frame>
</text:a>
</text:p>
      <text:p text:style-name="P4">
<text:a xlink:type="simple" xlink:href="https://armyinform.com.ua/wp-content/uploads/2023/04/342620514_187818157432394_7395782807148968991_n.jpg" text:style-name="Internet_20_link" text:visited-style-name="Visited_20_Internet_20_Link">
<draw:frame draw:style-name="fr1" draw:name="Image257" text:anchor-type="as-char" svg:width="6.9236in" svg:height="6.9236in" draw:z-index="0">
<draw:image xlink:href="../Images/AРМІЯINFORM/2023-04-23T84-00-00-04-00/342620514_187818157432394_7395782807148968991_n-150x150.jpg" xlink:type="simple" xlink:show="embed" xlink:actuate="onLoad" draw:mime-type="image/jpeg"/>
</draw:frame>
</text:a>
</text:p>
      <text:p text:style-name="P4">
<text:a xlink:type="simple" xlink:href="https://armyinform.com.ua/wp-content/uploads/2023/04/342623826_6069460449836564_3112899433607826680_n.jpg" text:style-name="Internet_20_link" text:visited-style-name="Visited_20_Internet_20_Link">
<draw:frame draw:style-name="fr1" draw:name="Image258" text:anchor-type="as-char" svg:width="6.9236in" svg:height="6.9236in" draw:z-index="0">
<draw:image xlink:href="../Images/AРМІЯINFORM/2023-04-23T84-00-00-04-00/342623826_6069460449836564_3112899433607826680_n-150x150.jpg" xlink:type="simple" xlink:show="embed" xlink:actuate="onLoad" draw:mime-type="image/jpeg"/>
</draw:frame>
</text:a>
敌人将被击败并从我们的地球上驱逐出境 -  <text:a xlink:type="simple" xlink:href="https://www.facebook.com/GeneralStaff.ua/posts/pfbid02a7Gey2cZEVSXtRGK7LsQNwUHdZSXjtmnV7foPUTd2MnHcCscLAwMFZpKFdrxvyQEl" text:style-name="Internet_20_link" text:visited-style-name="Visited_20_Internet_20_Link">
它说</text:a>
在消息中。</text:p>
      <text:p text:style-name="P4">
News Source: <text:a xlink:type="simple" xlink:href="https://armyinform.com.ua/2023/04/23/genshtab-pokazav-trenuvannya-desantno-shturmovyh-pidrozdiliv/" text:style-name="Internet_20_link" text:visited-style-name="Visited_20_Internet_20_Link">
https://armyinform.com.ua/2023/04/23/genshtab-pokazav-trenuvannya-desantno-shturmovyh-pidrozdiliv/</text:a>
</text:p>
      <!--NEWS-->
      <text:h text:style-name="P10" text:outline-level="1">
<text:span text:style-name="T4">
俄罗斯人计划动员中亚的移民</text:span>
</text:h>
      <text:p text:style-name="P4">
作者: ['АРМІЯINFORM']</text:p>
      <text:p text:style-name="P4">
时间: 2023-04-23T85:00:00-04:00</text:p>
      <text:p text:style-name="P4">
描述: 克里姆林宫提出了这种方法，牛popovniti Zs rf rf rf tal riven riven riven riven ...与乌克兰2022年的战争，与乌克兰与乌克兰的最新新闻，今天与乌克兰2022年的新闻战争，今天将在乌克兰和俄罗斯，俄罗斯和俄罗斯和俄罗斯和俄罗斯和俄罗斯之间发动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sprotyv_news_000000000000000.jpg" text:style-name="Internet_20_link" text:visited-style-name="Visited_20_Internet_20_Link">
sprotyv_news_000000000000000.jpg</text:a>
']</text:p>
      <text:p text:style-name="P4">
标签: ['STOPRUSSIA', 'ВТОРГНЕННЯ РФ', 'ДУТА ВЕЛИЧ РОСАРМІЇ', 'ЦЕНТР НАЦІОНАЛЬНОГО СПРОТИВУ']</text:p>
      <text:p text:style-name="P4">
类别: News</text:p>
      <!--METADATA-->
      <text:p text:style-name="P4">
<draw:frame draw:style-name="fr1" draw:name="Image259" text:anchor-type="as-char" svg:width="6.9236in" svg:height="4.615733in" draw:z-index="0">
<draw:image xlink:href="../Images/AРМІЯINFORM/2023-04-23T85-00-00-04-00/sprotyv_news_000000000000000.jpg" xlink:type="simple" xlink:show="embed" xlink:actuate="onLoad" draw:mime-type="image/jpeg"/>
</draw:frame>
克里姆林宫提出了一种补充俄罗斯联邦武装部队行列并降低电压水平的方法，<text:a xlink:type="simple" xlink:href="https://sprotyv.mod.gov.ua/2023/04/23/rosiyany-planuyut-mobilizovuvaty-migrantiv-z-czentralnoyi-aziyi/" text:style-name="Internet_20_link" text:visited-style-name="Visited_20_Internet_20_Link">
报告</text:a>
国家机构中心。</text:p>
      <text:p text:style-name="P4">
在俄罗斯，来自中亚的移民在与乌克兰的战争中开始受到压力和要求。 俄罗斯人走了两种方式。</text:p>
      <text:p text:style-name="P4">
首先是通过军事入伍办公室，这适用于俄罗斯护照所有者的移民。 他们几乎立即收到传票，在与授课的交流期间，他们将受到威胁，即使他们被动员起来，他们将被剥夺公民身份。</text:p>
      <text:p text:style-name="P4">
第二个适用于尚未收到护照的人。 如果他们进入俄罗斯联邦武装部队的行列，他们承诺将在最短的时间内收到公民。 在反思的情况下，他们受到驱逐出境的威胁。</text:p>
      <text:p text:style-name="P4">
这一决定的原因之一是对俄罗斯军人家庭对死者付款的延误感到不满。 移民的动员一直关注俄罗斯人对新动员浪潮的放心。 以这种方式，克里姆林宫继续使用作为加农炮肉类居民和较少有保障人士而不是棉花肉的策略。</text:p>
      <text:p text:style-name="P4">
News Source: <text:a xlink:type="simple" xlink:href="https://armyinform.com.ua/2023/04/23/rosiyany-planuyut-mobilizovuvaty-migrantiv-z-czentralnoyi-aziyi/" text:style-name="Internet_20_link" text:visited-style-name="Visited_20_Internet_20_Link">
https://armyinform.com.ua/2023/04/23/rosiyany-planuyut-mobilizovuvaty-migrantiv-z-czentralnoyi-aziyi/</text:a>
</text:p>
      <!--NEWS-->
      <text:h text:style-name="P10" text:outline-level="1">
<text:span text:style-name="T4">
“真正的和平是恢复乌克兰国际认可的边界” -DmytroKuleba</text:span>
</text:h>
      <text:p text:style-name="P4">
作者: ['АРМІЯINFORM']</text:p>
      <text:p text:style-name="P4">
时间: 2023-04-23T86:00:00-04:00</text:p>
      <text:p text:style-name="P4">
描述: 乌克兰德米特罗·库莱布（Dmitro Kuleb）执法报告的临界人士提前，投票通过谈论米兹（Mizh）的谈话...与乌克兰2022年的战争，与乌克兰的最新新闻，今天与乌克兰的新闻战争，今天与乌克兰2022年的新闻战争，今天会有一场战争乌克兰和俄罗斯，当2022年与乌克兰的战争是与乌克兰的战争时，是否会在不久的将来与乌克兰进行战争，他们说，与乌克兰的战争，今天的乌克兰新闻，乌克兰的新闻，乌克兰媒体的乌克兰媒体新闻</text:p>
      <text:p text:style-name="P4">
图片: ['<text:a xlink:type="simple" xlink:href="https://armyinform.com.ua/wp-content/uploads/2023/04/kuleba.jpg" text:style-name="Internet_20_link" text:visited-style-name="Visited_20_Internet_20_Link">
kuleba.jpg</text:a>
']</text:p>
      <text:p text:style-name="P4">
标签: ['STOPRUSSIA', 'АГРЕСІЯ РФ', 'ВТОРГНЕННЯ РФ', 'ДМИТРО КУЛЕБА']</text:p>
      <text:p text:style-name="P4">
类别: News</text:p>
      <!--METADATA-->
      <text:p text:style-name="P4">
<draw:frame draw:style-name="fr1" draw:name="Image260" text:anchor-type="as-char" svg:width="6.9236in" svg:height="3.891564in" draw:z-index="0">
<draw:image xlink:href="../Images/AРМІЯINFORM/2023-04-23T86-00-00-04-00/kuleba.jpg" xlink:type="simple" xlink:show="embed" xlink:actuate="onLoad" draw:mime-type="image/jpeg"/>
</draw:frame>
乌克兰德米特里·库莱巴(Dmitry Kuleba)的外交大臣坚信，乌克兰与俄罗斯联邦之间的债务投票是从世界各地听到的，并没有考虑到莫斯科没有表现出对和平的丝毫准备就绪的事实。 关于这个<text:a xlink:type="simple" xlink:href="https://www.welt.de/debatte/kommentare/article244947038/Dmytro-Kuleba-Russland-hat-auch-Europa-den-Frieden-gestohlen.html" text:style-name="Internet_20_link" text:visited-style-name="Visited_20_Internet_20_Link">
被引用</text:a>
在德语部部的栏目中。</text:p>
      <text:p text:style-name="P4">
库勒巴强调，俄罗斯继续发动乌克兰村庄和城市的残酷袭击，以杀死更多的人并抓住更多的土地，这并不像进行谈判，停止侵略和恢复和平的愿望。</text:p>
      <text:p text:style-name="P4">
库勒巴强调说：“如果俄罗斯对乌克兰的所有罪行不完全责任，包括乌克兰的罪行以及随后的所有战争罪，人类和种族灭绝的罪行，就不会有真正的和平。”</text:p>
      <text:p text:style-name="P4">
据他说，欧洲 - 大西洋安全的未来是在乌克兰战场上决定的。</text:p>
      <text:p text:style-name="P4">
“真正的和平是恢复乌克兰国际认可的边界。真正的和平是乌克兰克里米亚克里米亚塔塔尔人民的安全家园。 真正的和平是谷物船，而不是黑海中的军事加密。 真正的和平是一个由国际法统治的世界。 这是我们为之奋斗的 - 不仅是为了战争中的胜利，而且是为了实现真正的长期和平。”乌克兰外交部长解释说。</text:p>
      <text:p text:style-name="P4">
News Source: <text:a xlink:type="simple" xlink:href="https://armyinform.com.ua/2023/04/23/spravzhnij-myr-cze-vidnovlennya-mizhnarodno-vyznanyh-kordoniv-ukrayiny-dmytro-kuleba/" text:style-name="Internet_20_link" text:visited-style-name="Visited_20_Internet_20_Link">
https://armyinform.com.ua/2023/04/23/spravzhnij-myr-cze-vidnovlennya-mizhnarodno-vyznanyh-kordoniv-ukrayiny-dmytro-kuleba/</text:a>
</text:p>
      <!--NEWS-->
      <text:h text:style-name="P10" text:outline-level="1">
<text:span text:style-name="T4">
国际组织继续协助离开家园的乌克兰人</text:span>
</text:h>
      <text:p text:style-name="P4">
作者: ['АРМІЯINFORM']</text:p>
      <text:p text:style-name="P4">
时间: 2023-04-23T87:00:00-04:00</text:p>
      <text:p text:style-name="P4">
描述: 关于TSM OFITSA网站，Zwan Reintegrazi Timchasovo的迷你赛车...与乌克兰2022年的战争，与乌克兰的最新新闻战争，今天与乌克兰的新闻战争，今天与乌克兰的新闻战争最后一次，将在乌克兰和俄罗斯之间以及俄罗斯和俄罗斯之间以及何时发生战争与乌克兰与乌克兰的战争将是不可行</text:p>
      <text:p text:style-name="P4">
图片: ['<text:a xlink:type="simple" xlink:href="https://armyinform.com.ua/wp-content/uploads/2023/04/czentr-nadannya-dopomogy-scaled.jpg" text:style-name="Internet_20_link" text:visited-style-name="Visited_20_Internet_20_Link">
czentr-nadannya-dopomogy-scaled.jpg</text:a>
']</text:p>
      <text:p text:style-name="P4">
标签: ['STOPRUSSIA', 'АГРЕСІЯ РФ', 'ВІЙНА', 'ВНУТРІШНЬО ПЕРЕМІЩЕНІ ОСОБИ', 'ВТОРГНЕННЯ РФ', 'ДОПОМОГА ВПО', 'ДОПОМОГА ПАРТНЕРІВ', 'СВІТ ПІДТРИМУЄ УКРАЇНУ']</text:p>
      <text:p text:style-name="P4">
类别: News</text:p>
      <!--METADATA-->
      <text:p text:style-name="P4">
<draw:frame draw:style-name="fr1" draw:name="Image261" text:anchor-type="as-char" svg:width="6.9236in" svg:height="4.621503in" draw:z-index="0">
<draw:image xlink:href="../Images/AРМІЯINFORM/2023-04-23T87-00-00-04-00/czentr-nadannya-dopomogy-scaled.jpg" xlink:type="simple" xlink:show="embed" xlink:actuate="onLoad" draw:mime-type="image/jpeg"/>
</draw:frame>
来自网站ukraine.unfpa.org的照片</text:p>
      <text:p text:style-name="P4">
在您的官方网站上有关它<text:a xlink:type="simple" xlink:href="https://minre.gov.ua/2023/04/23/czentry-soczialno-psyhologichnoyi-pidtrymky-unfpa/" text:style-name="Internet_20_link" text:visited-style-name="Visited_20_Internet_20_Link">
报告</text:a>
乌克兰临时合作领土的重新融入部。</text:p>
      <text:p text:style-name="P4">
在帮助内部流离失所者的组织中(乌克兰的联合国人口基金). Йогофахівці здійснюють соціально-психологічну підтримку у спеціальних Центрахсоціально-психологічної підтримки.</text:p>
      <text:p text:style-name="P4">
Там можна отримати консультації з юридичних питань, щодо медичної тагуманітарної допомоги, державних виплат, тимчасового прихистку, а такожпсихологічну підтримку.</text:p>
      <text:p text:style-name="P4">
Центри працюють за адресами:</text:p>
      <ul>
        <li>
Полтава: вул. Соборності, 58, 2-й поверх, тел.: (097)944-96-01，(099)014-74-45，星期一至星期五，下午09:00至3:30。 * Zaporozhye：Ave。 106号大教堂，电话：(050)463-16-29，星期一至周一的日子从09:00到16:00。 * LVIV：洛杉矶艺术宫。 Mykola Copernicus，17岁，电话：(067)600-32-69，(050)777-22-19，星期一至周五的10:00至18:00。 * dnipro：ave。 Dmitry Yavornitsky，68 B，电话：(099)245-21-21，星期一至周五从09:00到16:00。 *基辅：Str。 彩虹，6A，电话：(066)170-48-90，星期一至周五从09:00到17:00，星期六，从09:00到15:00。 * Chernivtsi：Str。 主页，128，电话：(098)090-39-97，星期一至周五从10:00到18:00。 * Mukachevo：SQ。 Dukhnovich，2(在CNAP的场所)，电话：(050)815-90-49，星期一至周五从08:00到18:00。 * Kherson：移动中心，电话：(050)626-13-79，星期一至周五从09:00到16:00。 * Kharkiv：移动中心，电话：(068)577-79-13，星期三至周日从09:00到18:00。</li>
      </ul>
      <text:p text:style-name="P4">
News Source: <text:a xlink:type="simple" xlink:href="https://armyinform.com.ua/2023/04/23/mizhnarodni-organizacziyi-prodovzhuyut-nadavaty-dopomogu-ukrayinczyam-yaki-vymusheno-pokynuly-svoyi-domivky/" text:style-name="Internet_20_link" text:visited-style-name="Visited_20_Internet_20_Link">
https://armyinform.com.ua/2023/04/23/mizhnarodni-organizacziyi-prodovzhuyut-nadavaty-dopomogu-ukrayinczyam-yaki-vymusheno-pokynuly-svoyi-domivky/</text:a>
</text:p>
      <!--NEWS-->
      <text:h text:style-name="P10" text:outline-level="1">
<text:span text:style-name="T4">
国防军的航空在敌人的集中区域击中11次跳动</text:span>
</text:h>
      <text:p text:style-name="P4">
作者: ['АРМІЯINFORM']</text:p>
      <text:p text:style-name="P4">
时间: 2023-04-23T88:00:00-04:00</text:p>
      <text:p text:style-name="P4">
描述: DOB的AVISAATSYA国防军在Zserdzhennya地区进行了11次罢工……特别是...与乌克兰2022年的战争，与乌克兰的最新新闻战争，今天与乌克兰的新闻战争，今天与乌克兰2022年的新闻战争，乌克兰和俄罗斯之间的战争是否会在，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avicziya_udar-2.jpg" text:style-name="Internet_20_link" text:visited-style-name="Visited_20_Internet_20_Link">
avicziya_udar-2.jpg</text:a>
']</text:p>
      <text:p text:style-name="P4">
标签: ['STOPRUSSIA', 'АГРЕСІЯ РФ', 'ВТОРГНЕННЯ РФ', 'ВТРАТИ ВОРОГА', 'ГШ ЗСУ', 'ХРОНІКА ОБОРОНИ']</text:p>
      <text:p text:style-name="P4">
类别: News</text:p>
      <!--METADATA-->
      <text:p text:style-name="P4">
<draw:frame draw:style-name="fr1" draw:name="Image262" text:anchor-type="as-char" svg:width="6.9236in" svg:height="4.834981in" draw:z-index="0">
<draw:image xlink:href="../Images/AРМІЯINFORM/2023-04-23T88-00-00-04-00/avicziya_udar-2.jpg" xlink:type="simple" xlink:show="embed" xlink:actuate="onLoad" draw:mime-type="image/jpeg"/>
</draw:frame>
<text:span text:style-name="T4">
🔥俄罗斯入侵的情况</text:span>
</text:p>
      <text:p text:style-name="P4">
国防军每天的航空在侵略者的个人员工和军事装备集中的领域中取得了11次跳动。 还有2种敌对探索无人机类型“ Merlin”和1-“ Orlan-10”，<text:a xlink:type="simple" xlink:href="https://www.facebook.com/GeneralStaff.ua/posts/pfbid0NvLxNmEnT5P5eNBssoobkH2EBdLwrEd2sbq5JyDBAn9c8TuAsRbSTFBaL6szr9Qnl" text:style-name="Internet_20_link" text:visited-style-name="Visited_20_Internet_20_Link">
报告</text:a>
乌克兰武装部队的总参谋部。</text:p>
      <text:p text:style-name="P4">
News Source: <text:a xlink:type="simple" xlink:href="https://armyinform.com.ua/2023/04/23/aviacziya-syl-oborony-za-dobu-zavdala-11-udariv-po-rajonah-zoseredzhennya-protyvnyka/" text:style-name="Internet_20_link" text:visited-style-name="Visited_20_Internet_20_Link">
https://armyinform.com.ua/2023/04/23/aviacziya-syl-oborony-za-dobu-zavdala-11-udariv-po-rajonah-zoseredzhennya-protyvnyka/</text:a>
</text:p>
      <!--NEWS-->
      <text:h text:style-name="P10" text:outline-level="1">
<text:span text:style-name="T4">
敌人专注于对巴赫穆特，阿夫迪夫和马里因斯基的方向的进攻努力</text:span>
</text:h>
      <text:p text:style-name="P4">
作者: ['АРМІЯINFORM']</text:p>
      <text:p text:style-name="P4">
时间: 2023-04-23T89:00:00-04:00</text:p>
      <text:p text:style-name="P4">
描述: ZS乌克兰人的Yak Doldomlya总裁Rosiska Feferalsia comignoruvati ...与乌克兰2022年的战争，与乌克兰的最新新闻，今天与乌克兰2022年的新闻战争，今天与乌克兰2022年的新闻战，乌克兰和俄罗斯之间的战争将与俄罗斯之间发生战争他们说，乌克兰在2022年是否会有一年的时间，在不久的将来是否会与乌克兰进行战争</text:p>
      <text:p text:style-name="P4">
图片: ['<text:a xlink:type="simple" xlink:href="https://armyinform.com.ua/wp-content/uploads/2023/04/baxmut-1.jpg" text:style-name="Internet_20_link" text:visited-style-name="Visited_20_Internet_20_Link">
baxmut-1.jpg</text:a>
']</text:p>
      <text:p text:style-name="P4">
标签: ['STOPRUSSIA', 'АГРЕСІЯ РФ', 'ВІЙНА', 'ВТОРГНЕННЯ РФ', 'ГШ ЗСУ', 'ХРОНІКА ОБОРОНИ']</text:p>
      <text:p text:style-name="P4">
类别: News</text:p>
      <!--METADATA-->
      <text:p text:style-name="P4">
<draw:frame draw:style-name="fr1" draw:name="Image263" text:anchor-type="as-char" svg:width="6.9236in" svg:height="4.615733in" draw:z-index="0">
<draw:image xlink:href="../Images/AРМІЯINFORM/2023-04-23T89-00-00-04-00/baxmut-1.jpg" xlink:type="simple" xlink:show="embed" xlink:actuate="onLoad" draw:mime-type="image/jpeg"/>
</draw:frame>
**🔥i</text:p>
      <text:p text:style-name="P4">
如<text:a xlink:type="simple" xlink:href="https://www.facebook.com/GeneralStaff.ua/posts/pfbid0NvLxNmEnT5P5eNBssoobkH2EBdLwrEd2sbq5JyDBAn9c8TuAsRbSTFBaL6szr9Qnl" text:style-name="Internet_20_link" text:visited-style-name="Visited_20_Internet_20_Link">
报告</text:a>
乌克兰武装部队的总参谋部，俄罗斯联邦继续忽略国际人道主义法，罢工，贝壳不仅在我们部队的职位上，而且在定居点的民事基础设施上，恐吓平民。</text:p>
      <text:p text:style-name="P4">
白天，敌人击中了28架飞机罢工，并从火箭发射器上进行了大约10次涉水，并在我们的坦塞琳部队的位置上击中。 平民中有受伤，私人住宅和其他平民基础设施被摧毁。</text:p>
      <text:p text:style-name="P4">
整个乌克兰的火箭和航空罢工的可能性很高。</text:p>
      <text:p text:style-name="P4">
敌人的主要努力专注于进行纳巴克穆特，阿夫迪夫和玛丽斯基的方向的进攻行动。 白天，乌克兰部队的部队在白天反映了45多次敌人袭击。 巴赫穆特(Bakhmut)和马林卡(Marinka)最激烈的战斗仍在继续。</text:p>
      <text:p text:style-name="P4">
News Source: <text:a xlink:type="simple" xlink:href="https://armyinform.com.ua/2023/04/23/vorog-zoseredzhuye-nastupalni-osnovni-zusyllya-na-bahmutskomu-avdiyivskomu-ta-maryinskomu-napryamkah/" text:style-name="Internet_20_link" text:visited-style-name="Visited_20_Internet_20_Link">
https://armyinform.com.ua/2023/04/23/vorog-zoseredzhuye-nastupalni-osnovni-zusyllya-na-bahmutskomu-avdiyivskomu-ta-maryinskomu-napryamkah/</text:a>
</text:p>
      <!--NEWS-->
      <text:h text:style-name="P10" text:outline-level="1">
<text:span text:style-name="T4">
俄罗斯联邦最多用40个机场在乌克兰进行空袭-Yuri Ignat</text:span>
</text:h>
      <text:p text:style-name="P4">
作者: ['Володимир Скоростецький']</text:p>
      <text:p text:style-name="P4">
时间: 2023-04-23T90:00:00-04:00</text:p>
      <text:p text:style-name="P4">
描述: 关于该小组对乌克兰天空的扎克斯（Zachist）在埃特里（Eteri）的扎克斯（Zachist）的罗西斯基（Rosiski Litakiv）的打击...与乌克兰2022年的战争，今天与乌克兰的最新新闻，《与乌克兰新闻》（News War）的战争，今天与乌克兰2022年的新闻战争，将在今天与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3/ignat.jpg" text:style-name="Internet_20_link" text:visited-style-name="Visited_20_Internet_20_Link">
ignat.jpg</text:a>
']</text:p>
      <text:p text:style-name="P4">
标签: ['STOPRUSSIA', 'АГРЕСІЯ РФ', 'ВІЙНА', 'КОМАНДУВАННЯ ПОВІТРЯНИХ СИЛ ЗСУ', 'ЮРІЙ ІГНАТ']</text:p>
      <text:p text:style-name="P4">
类别: News</text:p>
      <!--METADATA-->
      <text:p text:style-name="P4">
<draw:frame draw:style-name="fr1" draw:name="Image264" text:anchor-type="as-char" svg:width="6.9236in" svg:height="4.869599in" draw:z-index="0">
<draw:image xlink:href="../Images/AРМІЯINFORM/2023-04-23T90-00-00-04-00/ignat.jpg" xlink:type="simple" xlink:show="embed" xlink:actuate="onLoad" draw:mime-type="image/jpeg"/>
</draw:frame>
空军发言人尤里·伊格纳特(Yuri Ignat)上校讲述了霍森地区俄罗斯飞机的罢工和保护乌克兰非埃拉(Non -Ela)的保护。</text:p>
      <text:p text:style-name="P4">
据他介绍，武装部队已告知武装部队将近一个月，但我们有敌方航空的新威胁。 敌人的轰炸机SU-35，SU-34受到托管飞机的攻击。</text:p>
      <text:p text:style-name="P4">
<text:span text:style-name="T4">
  -  </text:span>
此弹药不是新发明。 这是他们使用大量的火箭武器。 因此，他们开始现代化炸弹。 与JDAM类似物一起制作它们，也就是说，计划高部分弹药。 检查它们，而无需进入防空病变区域。 也就是说，它们可能影响高达70公里的未包装区域。 不幸的是，这是一个严肃的电话。 炸弹有500公斤。 类似的弹药也被自己的贝尔戈罗德(Belgorod)掉落。 每个人都看到了结果。敌人在居住区击败我们的一线城市。 但是，我们将通过获得新系统来抵消这些新威胁，<text:span text:style-name="T4">
  -  </text:span>
 Yuri Ignat。</text:p>
      <text:p text:style-name="P4">
他还指出，俄罗斯联邦最多使用40个机场来攻击乌克兰。这是被占领的克里米亚的飞机场，侵略者国家的飞机场在近乎遥远的和中等的境界中，通往我们的边界。 一天中，大约有20架来自Cyaerodromes的飞机在空中。</text:p>
      <text:p text:style-name="P4">
尤里·伊格纳特上校还向爱国者防空系统展示了自拍照，并说，由这种防空系统装备的部门之一已经退出了战斗，以保护乌克兰的领空。 据他说，武装部队的指挥官亲自访问了该部门的战斗立场，以感谢在德国早期准备的人事仓库，并更快地返回以保护乌克兰的空中边界。</text:p>
      <text:p text:style-name="P4">
<text:span text:style-name="T4">
  -  </text:span>
我们答应通过西方伙伴的其他防空系统样本已经成为我们战斗位置的途径。 我们将等待积极的结果。 特别是反对墨西哥飞机，<text:span text:style-name="T4">
  -  </text:span>
 Yuri Ignat。</text:p>
      <text:p text:style-name="P4">
News Source: <text:a xlink:type="simple" xlink:href="https://armyinform.com.ua/2023/04/23/rf-vykorystovuye-do-40-letovyshh-dlya-povitryanyh-atak-po-ukrayini-yurij-ignat/" text:style-name="Internet_20_link" text:visited-style-name="Visited_20_Internet_20_Link">
https://armyinform.com.ua/2023/04/23/rf-vykorystovuye-do-40-letovyshh-dlya-povitryanyh-atak-po-ukrayini-yurij-ignat/</text:a>
</text:p>
      <!--NEWS-->
      <text:h text:style-name="P10" text:outline-level="1">
<text:span text:style-name="T4">
在北部的北部方向，俄罗斯人的进攻群体迹象没有透露</text:span>
</text:h>
      <text:p text:style-name="P4">
作者: ['АРМІЯINFORM']</text:p>
      <text:p text:style-name="P4">
时间: 2023-04-23T91:00:00-04:00</text:p>
      <text:p text:style-name="P4">
描述: 在沃林斯基（Volinsky），局势迅速被波利克伊（Poliykiye）的光淹没。...与乌克兰2022年的战争，与乌克兰的战争是今天的最新消息，今天与乌克兰的新闻战2022是今天的最后一场新闻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4/pinchinyj-napryamok-1.jpg" text:style-name="Internet_20_link" text:visited-style-name="Visited_20_Internet_20_Link">
pinchinyj-napryamok-1.jpg</text:a>
']</text:p>
      <text:p text:style-name="P4">
标签: ['STOPRUSSIA', 'АГРЕСІЯ РФ', 'ВІЙНА', 'ВТОРГНЕННЯ РФ', 'ГШ ЗСУ', 'ПІВНІЧНИЙ НАПРЯМОК']</text:p>
      <text:p text:style-name="P4">
类别: News</text:p>
      <!--METADATA-->
      <text:p text:style-name="P4">
<draw:frame draw:style-name="fr1" draw:name="Image265" text:anchor-type="as-char" svg:width="6.9236in" svg:height="4.61903in" draw:z-index="0">
<draw:image xlink:href="../Images/AРМІЯINFORM/2023-04-23T91-00-00-04-00/pinchinyj-napryamok-1.jpg" xlink:type="simple" xlink:show="embed" xlink:actuate="onLoad" draw:mime-type="image/jpeg"/>
</draw:frame>
<text:span text:style-name="T4">
🔥俄罗斯入侵的情况</text:span>
</text:p>
      <text:p text:style-name="P4">
在Volyn和Polissya的指示中，操作状况保持稳定。 未检测到进攻群体形成的迹象。 白俄罗斯共和国武装部队的明确部队继续履行与乌克兰边境地区的任务。 在白俄罗斯共和国领土上，俄罗斯联邦武装部队的一些领土部队继续进行解释，<text:a xlink:type="simple" xlink:href="https://www.facebook.com/GeneralStaff.ua/posts/pfbid0NvLxNmEnT5P5eNBssoobkH2EBdLwrEd2sbq5JyDBAn9c8TuAsRbSTFBaL6szr9Qnl" text:style-name="Internet_20_link" text:visited-style-name="Visited_20_Internet_20_Link">
报告</text:a>
乌克兰武装部队的总参谋部。</text:p>
      <text:p text:style-name="P4">
在Siversky和Slobozhansky的指示中，敌人继续与乌克兰与乌克兰，库尔斯克和贝尔戈罗德地区保持联系。 白天，他在苏米地区红黎明的居住垫子上开火，以及在哈尔基夫地区的Goptivka，绿色，非粘合剂，Budarki，Milove，Milove和Krasne。</text:p>
      <text:p text:style-name="P4">
敌人的炮弹炮击的库皮斯克(Kupyansk)指示，是两年 - 戈尔德卡(Gryanivka)的居民，格里亚尼夫卡(Gryanivka)，马苏蒂夫卡(Masutivka)，莱曼(Lyman)，第一，基斯利夫卡(Kislivka)，贝雷斯托维洛夫(Berestoveloharkiv)地区。</text:p>
      <text:p text:style-name="P4">
News Source: <text:a xlink:type="simple" xlink:href="https://armyinform.com.ua/2023/04/23/na-pivnichnomu-napryamku-oznak-nastupalnyh-ugrupovan-rosiyan-ne-vyyavleno/" text:style-name="Internet_20_link" text:visited-style-name="Visited_20_Internet_20_Link">
https://armyinform.com.ua/2023/04/23/na-pivnichnomu-napryamku-oznak-nastupalnyh-ugrupovan-rosiyan-ne-vyyavleno/</text:a>
</text:p>
      <!--NEWS-->
      <text:h text:style-name="P10" text:outline-level="1">
<text:span text:style-name="T4">
暂时捕获的领土上的医疗机构溢出了无武装的入侵者</text:span>
</text:h>
      <text:p text:style-name="P4">
作者: ['АРМІЯINFORM']</text:p>
      <text:p text:style-name="P4">
时间: 2023-04-23T92:00:00-04:00</text:p>
      <text:p text:style-name="P4">
描述: vissyska的Rosiskis -tbells责怪伟人为一半的战斗进行半场战斗。 全部 - 医疗...与乌克兰2022年的战争，与乌克兰的最新新闻，与乌克兰的新闻战争，2022年的新闻战争，今天的最后一次战争将在乌克兰和俄罗斯之间以及2022年与乌克兰的战争之间发生战争不，在不久的将来会与乌克兰发动战争，这是与乌克兰的战争，今天的乌克兰新闻，乌克兰的新闻，乌克兰媒体在俄罗斯</text:p>
      <text:p text:style-name="P4">
图片: ['<text:a xlink:type="simple" xlink:href="https://armyinform.com.ua/wp-content/uploads/2023/04/poranenyj-ork-1.jpg" text:style-name="Internet_20_link" text:visited-style-name="Visited_20_Internet_20_Link">
poranenyj-ork-1.jpg</text:a>
']</text:p>
      <text:p text:style-name="P4">
标签: []</text:p>
      <text:p text:style-name="P4">
类别: News</text:p>
      <!--METADATA-->
      <text:p text:style-name="P4">
<draw:frame draw:style-name="fr1" draw:name="Image266" text:anchor-type="as-char" svg:width="6.9236in" svg:height="3.742486in" draw:z-index="0">
<draw:image xlink:href="../Images/AРМІЯINFORM/2023-04-23T92-00-00-04-00/poranenyj-ork-1.jpg" xlink:type="simple" xlink:show="embed" xlink:actuate="onLoad" draw:mime-type="image/jpeg"/>
</draw:frame>
俄罗斯占领部队在战场上继续遭受巨大的损失。临时占领地区的所有医疗机构都受伤。 结果，敌人被迫将临时占领领土的培训机构用于自己的目的。 因此，在卢汉斯克地区桥梁的居民中，入侵者安排了一所副军事医院的当地学校。 有大量受伤的俄罗斯人。 此外，[报告] <text:a xlink:type="simple" xlink:href="https://www.facebook.com/GeneralStaff.ua/posts/pfbid0NvLxNmEnT5P5eNBssoobkH2EBdLwrEd2sbq5JyDBAn9c8TuAsRbSTFBaL6szr9Qnl" text:style-name="Internet_20_link" text:visited-style-name="Visited_20_Internet_20_Link">
报告</text:a>
乌克兰武装部队的总参谋部。</text:p>
      <text:p text:style-name="P4">
News Source: <text:a xlink:type="simple" xlink:href="https://armyinform.com.ua/2023/04/23/medzaklady-na-tymchasovo-zahoplenyh-terytoriyah-perepovneni-nedostrilyanymy-zagarbnykamy/" text:style-name="Internet_20_link" text:visited-style-name="Visited_20_Internet_20_Link">
https://armyinform.com.ua/2023/04/23/medzaklady-na-tymchasovo-zahoplenyh-terytoriyah-perepovneni-nedostrilyanymy-zagarbnykamy/</text:a>
</text:p>
      <!--NEWS-->
      <text:h text:style-name="P10" text:outline-level="1">
<text:span text:style-name="T4">
瓦格纳人已经开始发现与拉皮斯特士兵的关系</text:span>
</text:h>
      <text:p text:style-name="P4">
作者: ['АРМІЯINFORM']</text:p>
      <text:p text:style-name="P4">
时间: 2023-04-23T93:00:00-04:00</text:p>
      <text:p text:style-name="P4">
描述: Viiskovoskovsky OSR RF TA代表PVK不渴望一半的战斗的意义...与乌克兰2022年的战争，与乌克兰与乌克兰的最新新闻，今天与乌克兰的新闻战争，今天与乌克兰2022年上次与乌克兰进行战争，乌克兰和俄罗斯和俄罗斯和俄罗斯和俄罗斯与俄罗斯与俄罗斯和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chmoby1.jpg" text:style-name="Internet_20_link" text:visited-style-name="Visited_20_Internet_20_Link">
chmoby1.jpg</text:a>
']</text:p>
      <text:p text:style-name="P4">
标签: ['STOPRUSSIA', 'АГРЕСІЯ РФ', 'ВІЙНА', 'ВТОРГНЕННЯ РФ']</text:p>
      <text:p text:style-name="P4">
类别: News</text:p>
      <!--METADATA-->
      <text:p text:style-name="P4">
<draw:frame draw:style-name="fr1" draw:name="Image267" text:anchor-type="as-char" svg:width="6.9236in" svg:height="3.883237in" draw:z-index="0">
<draw:image xlink:href="../Images/AРМІЯINFORM/2023-04-23T93-00-00-04-00/chmoby1.jpg" xlink:type="simple" xlink:show="embed" xlink:actuate="onLoad" draw:mime-type="image/jpeg"/>
</draw:frame>
在战场上没有取得重大成就，俄罗斯联邦武装部队的军事人员越来越多地试图找到这一点的肇事者。对自己的战术错误估计的责任和允许的损失将其转化为一个。 结果，在卢汉斯克·卢汉斯克·卢汉斯克地区定居下，俄罗斯塔文塔夫·PVC“瓦格纳”武装部队的军事人员之间的战斗是在枪战中成长的。 由于双方的Yezagyl冲突，<text:a xlink:type="simple" xlink:href="https://www.facebook.com/GeneralStaff.ua/posts/pfbid0NvLxNmEnT5P5eNBssoobkH2EBdLwrEd2sbq5JyDBAn9c8TuAsRbSTFBaL6szr9Qnl" text:style-name="Internet_20_link" text:visited-style-name="Visited_20_Internet_20_Link">
报告</text:a>
乌克兰武装部队的总参谋部。</text:p>
      <text:p text:style-name="P4">
News Source: <text:a xlink:type="simple" xlink:href="https://armyinform.com.ua/2023/04/23/vagnerivczi-vzhe-pochaly-zyasovuvaty-stosunky-z-rashystskymy-voyakamy/" text:style-name="Internet_20_link" text:visited-style-name="Visited_20_Internet_20_Link">
https://armyinform.com.ua/2023/04/23/vagnerivczi-vzhe-pochaly-zyasovuvaty-stosunky-z-rashystskymy-voyakamy/</text:a>
</text:p>
      <!--NEWS-->
      <text:h text:style-name="P10" text:outline-level="1">
<text:span text:style-name="T4">
我们在这场战争中的胜利将是普遍的 - 乌克兰总统</text:span>
</text:h>
      <text:p text:style-name="P4">
作者: ['АРМІЯINFORM']</text:p>
      <text:p text:style-name="P4">
时间: 2023-04-23T94:00:00-04:00</text:p>
      <text:p text:style-name="P4">
描述: 我很健康，乌克兰人！ 我想用Vednytsky的话来确保。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71c5bee862bd5df34ca767bbfc7a9b0d_1682273145_extra_large.jpeg" text:style-name="Internet_20_link" text:visited-style-name="Visited_20_Internet_20_Link">
71c5bee862bd5df34ca767bbfc7a9b0d_1682273145_extra_large.jpeg</text:a>
']</text:p>
      <text:p text:style-name="P4">
标签: ['STOPRUSSIA', 'ВОЛОДИМИР ЗЕЛЕНСЬКИЙ', 'ЗВЕРНЕННЯ ПРЕЗИДЕНТА УКРАЇНИ']</text:p>
      <text:p text:style-name="P4">
类别: News</text:p>
      <!--METADATA-->
      <text:p text:style-name="P4">
<draw:frame draw:style-name="fr1" draw:name="Image268" text:anchor-type="as-char" svg:width="6.9236in" svg:height="3.894525in" draw:z-index="0">
<draw:image xlink:href="../Images/AРМІЯINFORM/2023-04-23T94-00-00-04-00/71c5bee862bd5df34ca767bbfc7a9b0d_1682273145_extra_large.jpeg" xlink:type="simple" xlink:show="embed" xlink:actuate="onLoad" draw:mime-type="image/jpeg"/>
</draw:frame>
<text:span text:style-name="T5">
因为健康，亲爱的乌克兰人!</text:span>
</text:p>
      <text:p text:style-name="P4">
今天，我想专注于感激之词。</text:p>
      <text:p text:style-name="P4">
第一个是士兵。 对于现在在战斗，位置，战斗任务中的所有人来说。</text:p>
      <text:p text:style-name="P4">
海军陆战队的第35旅以奥斯特格拉德斯基海军上将命名，第55炮兵旅“ Zaporizhzhya Sich”，我们的“ Seventystystystyevyatka”的伞兵，“ THANK您，勇士队!方便勇敢而坚强!</text:p>
      <text:p text:style-name="P4">
DSHV的第80旅，您是巴赫穆特(Bakhmut)领导下的敌人的模范破坏。 做的好各位!</text:p>
      <text:p text:style-name="P4">
第54个单独的机械化旅以Hetman Mazepa-Thank命名，以保护您的稳定性，保护位置，因此为保护乌克兰!</text:p>
      <text:p text:style-name="P4">
重要的是要在我们城市，每个村庄，到处都太安静的每个城市中了解。 今天到处都是一个平静的春天...在后部地区，每天的沉默都是由我们的战士在前面获得的。 在日常战斗中!请问。 始终在需要时帮助我们的士兵，始终尽可能支持州辩护。</text:p>
      <text:p text:style-name="P4">
第二个是感谢救援人员，我们所有的SES员工，他们参与了敌对打击的后果。 谢谢所有SES团队!本周，值得注意的是，我们的救援消防员，罗马·斯维特利奇尼(Roman Svitlychny)，佩特罗·邦德罗科(Petro Bondarenko)，奥格斯基(Impulsky)的高级中士，指挥官瓦西里·梅尔尼克(Vasily Melnik)和兰斯·梅尔尼尔(Lesen Colonel Colonel Colonel Colonel Colonel colonel viktor kuzmenko)的审议。 谢谢你!</text:p>
      <text:p text:style-name="P4">
第三是我们的心理学家。 今天，在我们国家，是心理学家的专业日子，我感谢所有选择了这一职业并将自己的生命献给自己的生活和其他人的人。 无论您有什么工作，即使公牛有效，至少在发生的条件下，心理上高贵的工作的含义 - 为您提供帮助。 感谢那些帮助我们人民的人!我感谢所有帮助我们在世界上传播我们书的人。 他实现了诸如“边境书籍”之类的项目。 该项目中出版了28万本书。 有20个国家通过了。 或者我们的另一个项目是世界上近40个国家的乌克兰书架。 谢谢大家的帮助!我感谢所有继续工作的乌克兰出版商。 当然，感谢所有写乌克兰人和乌克兰的人。</text:p>
      <text:p text:style-name="P4">
最后，第五。 我们继续准备一些重要的国际活动，这些活动可以为我们的国家提供更多的力量，我们的士兵 - 更多的武器。而且，每天与合作伙伴的适当沟通，适合我们的外交任务。 会议，对话，会议。</text:p>
      <text:p text:style-name="P4">
我感谢参与此类准备工作的每个人。 在绝对情况下，这对公众来说是一项无形的工作。 没错。 这就是它的工作方式。 结果是基于准备。 感谢所有准备为乌克兰带来的人!办公室，政府，我们的外交任务 - 谢谢大家参与其中!</text:p>
      <text:p text:style-name="P4">
我们在这场战争中的胜利将很普遍。 每个接近它的人。 所有为了胜利而赢得和工作的人。 荣耀每个乌克兰英雄!光荣的美丽人!</text:p>
      <text:p text:style-name="P4">
_ <text:span text:style-name="T4">
荣耀到乌克兰!</text:span>
 _</text:p>
      <text:p text:style-name="P4">
News Source: <text:a xlink:type="simple" xlink:href="https://armyinform.com.ua/2023/04/23/nasha-peremoga-v-czij-vijni-bude-spilnoyu-usih-hto-yiyi-nablyzhav-prezydent-ukrayiny/" text:style-name="Internet_20_link" text:visited-style-name="Visited_20_Internet_20_Link">
https://armyinform.com.ua/2023/04/23/nasha-peremoga-v-czij-vijni-bude-spilnoyu-usih-hto-yiyi-nablyzhav-prezydent-ukrayiny/</text:a>
</text:p>
      <!--NEWS-->
      <text:h text:style-name="P10" text:outline-level="1">
<text:span text:style-name="T4">
根据在线平台“战争之子”的说法19 393乌克兰儿童被Rashist驱逐出境</text:span>
</text:h>
      <text:p text:style-name="P4">
作者: ['АРМІЯINFORM']</text:p>
      <text:p text:style-name="P4">
时间: 2023-04-23T95:00:00-04:00</text:p>
      <text:p text:style-name="P4">
描述: 19 393 Ditini！ 为了为乌克兰人提供ofitsiisiy至尊，Facebook persha persha intercessor ...与乌克兰2022年的战争，与乌克兰与乌克兰的最新新闻战争，今天与乌克兰2022年的新闻战争，今天将在乌克兰和俄罗斯和俄罗斯和俄罗斯之间发动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4/deportacziya-ditej.jpg" text:style-name="Internet_20_link" text:visited-style-name="Visited_20_Internet_20_Link">
deportacziya-ditej.jpg</text:a>
']</text:p>
      <text:p text:style-name="P4">
标签: ['STOPRUSSIA', 'АГРЕСІЯ РФ', 'ВЕРХОВНА РАДА УКРАЇНИ', 'ВІЙНА', 'ВТОРГНЕННЯ РФ', 'ДЕПОРТАЦІЯ УКРАЇНСЬКИХ ДІТЕЙ']</text:p>
      <text:p text:style-name="P4">
类别: News</text:p>
      <!--METADATA-->
      <text:p text:style-name="P4">
<draw:frame draw:style-name="fr1" draw:name="Image269" text:anchor-type="as-char" svg:width="6.9236in" svg:height="3.63489in" draw:z-index="0">
<draw:image xlink:href="../Images/AРМІЯINFORM/2023-04-23T95-00-00-04-00/deportacziya-ditej.jpg" xlink:type="simple" xlink:show="embed" xlink:actuate="onLoad" draw:mime-type="image/jpeg"/>
</draw:frame>
FB中乌克兰的Verkhovna Rada的官方页面上的拼贴画</text:p>
      <text:p text:style-name="P4">
19 393个孩子!在Facebook上的乌克兰Verkhovna Rada的官方页面上，第一位董事长(https://www.facebook.com/verkhovna.rada.ukraine/posts/pfbid03SEpYnt3XEuRY7JNzJdfsLQBJXVakDvAw5oCUEfZ3sEew7E2uAyyLNqvGr4pmKaVl)在线平台“战争之子”的信息有关被驱逐给俄罗斯俄罗斯儿童的人数。</text:p>
      <ul>
        <li>
实际上，入侵者可能会带走约20万人。 根据开源的数据，被驱逐出境的儿童超过700,000。</li>
      </ul>
      <text:p text:style-name="P4">
耶鲁大学人道主义研究实验室的研究是指这些儿童“重新教育”的70个营地中的大多数。 这是俄罗斯联邦的系统性国家政策，以便重新教育乌克兰儿童，破坏其身份。</text:p>
      <text:p text:style-name="P4">
他们愤世嫉俗地杀死了所有的本地，给我们的孩子昂贵，夺走了他们的福利，剥夺了他们的过去，侵犯了他们的权利。 他们绑架了我们的未来。 他们尽力使乌克兰儿童找到并返回家园。</text:p>
      <text:p text:style-name="P4">
News Source: <text:a xlink:type="simple" xlink:href="https://armyinform.com.ua/2023/04/23/za-danymy-onlajn-platformy-dity-vijny-19-393-ukrayinskyh-ditej-deportovano-rashystamy/" text:style-name="Internet_20_link" text:visited-style-name="Visited_20_Internet_20_Link">
https://armyinform.com.ua/2023/04/23/za-danymy-onlajn-platformy-dity-vijny-19-393-ukrayinskyh-ditej-deportovano-rashystamy/</text:a>
</text:p>
      <!--NEWS-->
      <text:h text:style-name="P10" text:outline-level="1">
<text:span text:style-name="T4">
社会保护的某些方面：部长内阁的主题建议</text:span>
</text:h>
      <text:p text:style-name="P4">
作者: ['АРМІЯINFORM']</text:p>
      <text:p text:style-name="P4">
时间: 2023-04-23T96:00:00-04:00</text:p>
      <text:p text:style-name="P4">
描述: 内阁Minstryv乌克兰行业的办公电报频道在网上发表了Korisnis ...与乌克兰2022年的战争，与乌克兰的最新新闻战争，与乌克兰2022年的新闻战争，乌克兰2022年在乌克兰和俄罗斯进行了最后的战争，以及何时在2022年与乌克兰战争他们说，或没有一年，他们是否会在不久的将来与乌克兰进行战争</text:p>
      <text:p text:style-name="P4">
图片: ['<text:a xlink:type="simple" xlink:href="https://armyinform.com.ua/wp-content/uploads/2023/04/uryad_on.jpg" text:style-name="Internet_20_link" text:visited-style-name="Visited_20_Internet_20_Link">
uryad_on.jpg</text:a>
']</text:p>
      <text:p text:style-name="P4">
标签: []</text:p>
      <text:p text:style-name="P4">
类别: News</text:p>
      <!--METADATA-->
      <text:p text:style-name="P4">
<draw:frame draw:style-name="fr1" draw:name="Image270" text:anchor-type="as-char" svg:width="6.9236in" svg:height="6.9236in" draw:z-index="0">
<draw:image xlink:href="../Images/AРМІЯINFORM/2023-04-23T96-00-00-04-00/uryad_on.jpg" xlink:type="simple" xlink:show="embed" xlink:actuate="onLoad" draw:mime-type="image/jpeg"/>
</draw:frame>
乌克兰部长内阁的官方电报渠道[政府)(https://armyinform.com.ua/reformator/Уряд%20online)发布可能派上用场的有用链接。</text:p>
      <text:p text:style-name="P4">
<text:span text:style-name="T5">
状态<text:a xlink:type="simple" xlink:href="https://t.me/uriad24/2134" text:style-name="Internet_20_link" text:visited-style-name="Visited_20_Internet_20_Link">
提供</text:a>
</text:span>
<text:span text:style-name="T5">
免费医疗护理</text:span>
<text:span text:style-name="T5">
血友病患者。 </text:span>
是<text:a xlink:type="simple" xlink:href="https://t.me/uriad24/2154" text:style-name="Internet_20_link" text:visited-style-name="Visited_20_Internet_20_Link">
限制</text:a>
<text:span text:style-name="T4">
医疗保证计划下的免费服务？</text:span>
<text:span text:style-name="T5">
如何<text:a xlink:type="simple" xlink:href="https://t.me/uriad24/2155" text:style-name="Internet_20_link" text:visited-style-name="Visited_20_Internet_20_Link">
获得</text:a>
</text:span>
<text:span text:style-name="T5">
国际</text:span>
<text:span text:style-name="T5">
驾驶执照？ </text:span>
当他们收取[保险退休金]时(https://t.me/uriad24/2171 "https://t.me/uriad24/2171")<text:span text:style-name="T4">
关于三个孩子的养家糊口者？</text:span>
<text:span text:style-name="T5">
如何实施<text:a xlink:type="simple" xlink:href="https://t.me/uriad24/2183" text:style-name="Internet_20_link" text:visited-style-name="Visited_20_Internet_20_Link">
重新注册</text:a>
自动</text:span>
<text:span text:style-name="T5">
 30分钟内？</text:span>
<text:span text:style-name="T4">
<text:span text:style-name="T5">
* </text:span>
*业务数量</text:span>
 <text:span text:style-name="T4">
 </text:span>
，<text:span text:style-name="T4">
 [可以预定]增加(https://t.me/uriad24/2200 "https://t.me/uriad24/2200")军事人员。 *如何<text:a xlink:type="simple" xlink:href="https://t.me/uriad24/2207" text:style-name="Internet_20_link" text:visited-style-name="Visited_20_Internet_20_Link">
还原</text:a>
</text:span>
损坏，丢失或被盗的车牌？**</text:p>
      <text:p text:style-name="P4">
News Source: <text:a xlink:type="simple" xlink:href="https://armyinform.com.ua/2023/04/23/deyaki-aspekty-soczzahystu-aktualni-porady-vid-kabminu/" text:style-name="Internet_20_link" text:visited-style-name="Visited_20_Internet_20_Link">
https://armyinform.com.ua/2023/04/23/deyaki-aspekty-soczzahystu-aktualni-porady-vid-kabminu/</text:a>
</text:p>
      <!--NEWS-->
      <text:h text:style-name="P10" text:outline-level="1">
<text:span text:style-name="T4">
武装部队的战士发现了“超细菌”，对抗生素有抵抗力-CPD关于俄罗斯联邦的假货</text:span>
</text:h>
      <text:p text:style-name="P4">
作者: ['АРМІЯINFORM']</text:p>
      <text:p text:style-name="P4">
时间: 2023-04-23T97:00:00-04:00</text:p>
      <text:p text:style-name="P4">
描述: Facebook Facebook在Facebook上的Wizin -Format中心，与乌克兰2022年战争之后，与乌克兰的战争是今天的最新消息，今天与乌克兰2022年的战争是今天的最后一场新闻，乌克兰之间会发生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4/fejky-czpd.jpg" text:style-name="Internet_20_link" text:visited-style-name="Visited_20_Internet_20_Link">
fejky-czpd.jpg</text:a>
']</text:p>
      <text:p text:style-name="P4">
标签: ['STOPRUSSIA', 'ВІЙНА', 'ВТОРГНЕННЯ РФ', 'РОСІЙСЬКІ ФЕЙКИ', 'РОСФЕЙКИ', 'ЦПД РНБО']</text:p>
      <text:p text:style-name="P4">
类别: News</text:p>
      <!--METADATA-->
      <text:p text:style-name="P4">
<draw:frame draw:style-name="fr1" draw:name="Image271" text:anchor-type="as-char" svg:width="6.9236in" svg:height="6.9236in" draw:z-index="0">
<draw:image xlink:href="../Images/AРМІЯINFORM/2023-04-23T97-00-00-04-00/fejky-czpd.jpg" xlink:type="simple" xlink:show="embed" xlink:actuate="onLoad" draw:mime-type="image/jpeg"/>
</draw:frame>
在其官方Facebook页面上打击错误信息的中心<text:a xlink:type="simple" xlink:href="https://www.facebook.com/protydiyadezinformatsiyi.cpd/posts/pfbid02PQQnHdJhcL3bL7GsWiFtLd1Xv1fwCj5Lu4Vq5uFsJ34YBjAodoarTXwdd22qomfpl" text:style-name="Internet_20_link" text:visited-style-name="Visited_20_Internet_20_Link">
已通知</text:a>
关于本周推广俄罗斯媒体的主要假货：</text:p>
      <text:p text:style-name="P4">
<text:span text:style-name="T5">
美国拒绝解释位于俄罗斯联邦边界的五角大楼的生物创造者的活动； </text:span>
基辅政权计划在计划中的攻击中销毁更多的数十个斯拉夫奴隶； <text:span text:style-name="T5">
超细菌，对抗生素有抵抗力； </text:span>
华盛顿宣布了一项反对俄罗斯，文化和传统的合法利益的十字军东征。 *武装部队在试图突破俄罗斯的防守时可能会失去几乎所有的陆军。</text:p>
      <text:p text:style-name="P4">
News Source: <text:a xlink:type="simple" xlink:href="https://armyinform.com.ua/2023/04/23/u-bijcziv-zsu-znajshly-superbakteriyi-stijki-do-antybiotykiv-czpd-pro-fejky-rf/" text:style-name="Internet_20_link" text:visited-style-name="Visited_20_Internet_20_Link">
https://armyinform.com.ua/2023/04/23/u-bijcziv-zsu-znajshly-superbakteriyi-stijki-do-antybiotykiv-czpd-pro-fejky-rf/</text:a>
</text:p>
      <!--NEWS-->
      <text:h text:style-name="P10" text:outline-level="1">
<text:span text:style-name="T4">
关于今天的炮击事实，Nikopol无人机已经开始了预审和解</text:span>
</text:h>
      <text:p text:style-name="P4">
作者: ['АРМІЯINFORM']</text:p>
      <text:p text:style-name="P4">
时间: 2023-04-23T98:00:00-04:00</text:p>
      <text:p text:style-name="P4">
描述: Agresor Power攻击了Dnipropetrovskiy-Rospocrat上的胡说八道。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342793513_1780329332382311_3231938476983012356_n.jpg" text:style-name="Internet_20_link" text:visited-style-name="Visited_20_Internet_20_Link">
342793513_1780329332382311_3231938476983012356_n.jpg</text:a>
']</text:p>
      <text:p text:style-name="P4">
标签: ['STOPRUSSIA', 'АГРЕСІЯ РФ', 'ВІЙНА', 'ВОРОЖІ ОБСТРІЛИ', 'ВТОРГНЕННЯ РФ', 'НІКОПОЛЬ', 'ОФІС ГЕНЕРАЛЬНОГО ПРОКУРОРА']</text:p>
      <text:p text:style-name="P4">
类别: News</text:p>
      <!--METADATA-->
      <text:p text:style-name="P4">
<draw:frame draw:style-name="fr1" draw:name="Image272" text:anchor-type="as-char" svg:width="6.9236in" svg:height="3.894525in" draw:z-index="0">
<draw:image xlink:href="../Images/AРМІЯINFORM/2023-04-23T98-00-00-04-00/342793513_1780329332382311_3231938476983012356_n.jpg" xlink:type="simple" xlink:show="embed" xlink:actuate="onLoad" draw:mime-type="image/jpeg"/>
</draw:frame>
</text:p>
      <text:p text:style-name="P4">
Держава-агресор атакувала безпілотниками м. Нікополь на Дніпропетровщині —розпочато розслідування. Про це<text:a xlink:type="simple" xlink:href="https://www.facebook.com/pgo.gov.ua/posts/pfbid0UL75B2bHf4ijrG6csPD41vqov9ZxqFGWhUsib5XEzm4J1tyoZMqu6ZYFcSv1Ew3Wl" text:style-name="Internet_20_link" text:visited-style-name="Visited_20_Internet_20_Link">
повідомляє</text:a>
检察长办公室在其Facebook官方页面上。</text:p>
      <text:p text:style-name="P4">
在Dnipropetrovsk地区检察官办公室的程序指导下，对违反战争法的刑事诉讼的刑事调查(艺术的第1部分。 乌克兰《刑法》的438).</text:p>
      <text:p text:style-name="P4">
За даними слідства, 23 квітня 2023 року армія рф атакувала м. Нікопольбезпілотними літальними апаратами. У результаті атаки постраждало 3 людей.</text:p>
      <text:p text:style-name="P4">
Пошкоджено комунальну будівлю, приватні будинки, господарські споруди,автомобіль.</text:p>
      <text:p text:style-name="P4">
— Прокурори продовжують вживати всі належні заходи задля документуваннявоєнних злочинів, вчинених представниками збройних сил рф, — йдеться уповідомлені.</text:p>
      <text:p text:style-name="P4">
News Source: <text:a xlink:type="simple" xlink:href="https://armyinform.com.ua/2023/04/23/za-faktom-sogodnishnogo-obstrilu-bezpilotnykamy-nikopolya-rozpochato-dosudove-rozsluduvannya/" text:style-name="Internet_20_link" text:visited-style-name="Visited_20_Internet_20_Link">
https://armyinform.com.ua/2023/04/23/za-faktom-sogodnishnogo-obstrilu-bezpilotnykamy-nikopolya-rozpochato-dosudove-rozsluduvannya/</text:a>
</text:p>
      <!--NEWS-->
      <text:h text:style-name="P10" text:outline-level="1">
<text:span text:style-name="T4">
Коротко. Війна. День 424</text:span>
</text:h>
      <text:p text:style-name="P4">
作者: ['АРМІЯINFORM']</text:p>
      <text:p text:style-name="P4">
时间: 2023-04-23T99:00:00-04:00</text:p>
      <text:p text:style-name="P4">
描述: 杰罗：ZS乌克兰与乌克兰2022年战争的总参谋部，与乌克兰的战争是今天的最新消息，与乌克兰2022年的新闻战，今天的最后一场新闻，乌克兰和俄罗斯之间的战争，以及战争之间的战争，他们在2022年与乌克兰有与否，他们说，在不久的将来，乌克兰与乌克兰与乌克兰的战争今天，今天的乌克兰新闻，乌克兰新闻，乌克兰媒体在俄罗斯的乌克兰新闻</text:p>
      <text:p text:style-name="P4">
图片: ['<text:a xlink:type="simple" xlink:href="https://armyinform.com.ua/wp-content/uploads/2023/04/videodaj23.jpg" text:style-name="Internet_20_link" text:visited-style-name="Visited_20_Internet_20_Link">
videodaj23.jpg</text:a>
']</text:p>
      <text:p text:style-name="P4">
标签: ['STOPRUSSIA', 'АГРЕСІЯ РФ', 'ВІЙНА', 'ВТОРГНЕННЯ РФ', 'ГШ ЗСУ']</text:p>
      <text:p text:style-name="P4">
类别: News</text:p>
      <!--METADATA-->
      <text:p text:style-name="P4">
<draw:frame draw:style-name="fr1" draw:name="Image273" text:anchor-type="as-char" svg:width="6.9236in" svg:height="4.525933in" draw:z-index="0">
<draw:image xlink:href="../Images/AРМІЯINFORM/2023-04-23T99-00-00-04-00/videodaj23.jpg" xlink:type="simple" xlink:show="embed" xlink:actuate="onLoad" draw:mime-type="image/jpeg"/>
</draw:frame>
资料来源：<text:a xlink:type="simple" xlink:href="https://www.facebook.com/GeneralStaff.ua/posts/pfbid0Jysrz1yN9BRm88ywbAiPUDWQKPCwENxw6FRGuiACAo41qB1WX3FAUzxU3UFs2ovil" text:style-name="Internet_20_link" text:visited-style-name="Visited_20_Internet_20_Link">
乌克兰总参谋部</text:a>
</text:p>
      <text:p text:style-name="P4">
News Source: <text:a xlink:type="simple" xlink:href="https://armyinform.com.ua/2023/04/23/korotko-vijna-den-424/" text:style-name="Internet_20_link" text:visited-style-name="Visited_20_Internet_20_Link">
https://armyinform.com.ua/2023/04/23/korotko-vijna-den-424/</text:a>
</text:p>
      <!--NEWS-->
      <text:h text:style-name="P10" text:outline-level="1">
<text:span text:style-name="T4">
在意大利有一天救出了一百多个移民</text:span>
</text:h>
      <text:p text:style-name="P4">
作者: Ukrinform (Person)</text:p>
      <text:p text:style-name="P4">
出版商: Укринформ (Organization)</text:p>
      <text:p text:style-name="P4">
出版时间: 2023-04-24T00:20:00+03:00</text:p>
      <text:p text:style-name="P4">
修改时间: 2023-04-24T00:20:00+03:00</text:p>
      <text:p text:style-name="P4">
描述: 白天，意大利海岸服务和人道主义救援船营救了109名移民。  - 乌克林。</text:p>
      <text:p text:style-name="P4">
图片: ["<text:a xlink:type="simple" xlink:href="https://static.ukrinform.com/photos/2023_04/thumb_files/630_360_1682264739-937.jpg" text:style-name="Internet_20_link" text:visited-style-name="Visited_20_Internet_20_Link">
630_360_16822...</text:a>
"]</text:p>
      <text:p text:style-name="P4">
标签: ['Італія', 'Мігранти']</text:p>
      <text:p text:style-name="P4">
类型: Article</text:p>
      <!--METADATA-->
      <text:p text:style-name="P4">
<draw:frame draw:style-name="fr1" draw:name="Image274" text:anchor-type="as-char" svg:width="6.9236in" svg:height="3.956343in" draw:z-index="0">
<draw:image xlink:href="../Images/yкринформ/2023-04-24T00-20-00-03-00/630_360_1682264739-937.jpg" xlink:type="simple" xlink:show="embed" xlink:actuate="onLoad" draw:mime-type="image/jpeg"/>
</draw:frame>
意大利服务和人道主义救援船在白天救出了109名移民。</text:p>
      <text:p text:style-name="P4">
正如乌克林福姆报道的那样，它报告了<text:a xlink:type="simple" xlink:href="https://www.ansa.it/english/news/2023/04/23/ocean-viking-arrives-with-29-migrants-in-bari_484992c0-4ec5-40cd-a8ae-b863651f78b2.html" text:style-name="Internet_20_link" text:visited-style-name="Visited_20_Internet_20_Link">
</text:a>
周日，维京人的人道主义船只到达了阿普利亚·巴里(Apulia Bari)港口，船上有29名移民。</text:p>
      <text:p text:style-name="P4">
值得注意的是，苏丹和孟加拉国集团在马耳他搜救区被救出。 之中 <text:span text:style-name="T4">
 <text:a xlink:type="simple" xlink:href="https://www.ukrinform.ua/tag-migranti" text:style-name="Internet_20_link" text:visited-style-name="Visited_20_Internet_20_Link">
</text:a>
</text:span>
有两个非伴奏未成​​年人，其中一名需要医院的医疗援助。 通常，到达的状况被估计为一种方式。</text:p>
      <text:p text:style-name="P4">
在另一组大约90人的前夕，大多数来自阿富汗，巴基斯坦伊西里亚(Isyria)，她在Porta Porta Porta Rochell-Jonika上岸上，然后由意大利语Coasther救出。</text:p>
      <text:p text:style-name="P4">
<text:span text:style-name="T4">
另请阅读：</text:span>
 _ <text:span text:style-name="T4">
 <text:a xlink:type="simple" xlink:href="https://www.ukrinform.ua/rubric-world/3695142-u-seredzemnomori-za-tri-misaci-zaginuli-ponad-440-migrantiv.html" text:style-name="Internet_20_link" text:visited-style-name="Visited_20_Internet_20_Link">
</text:a>
</text:span>
 _</text:p>
      <text:p text:style-name="P4">
他们去了一艘从土耳其出来的20米帆船。 DoGroups包括24名妇女和14名未成年人，其中一些人前往成年人。</text:p>
      <text:p text:style-name="P4">
如Ukrinform报道，<text:span text:style-name="T4">
 _ <text:a xlink:type="simple" xlink:href="https://www.ukrinform.ua/rubric-world/3696717-bila-uzberezza-italii-vratuvali-blizko-600-migrantiv.html" text:style-name="Internet_20_link" text:visited-style-name="Visited_20_Internet_20_Link">
</text:a>
_ </text:span>
在地中海。</text:p>
      <text:p text:style-name="P4">
<text:span text:style-name="T5">
foto：www.ansa.it</text:span>
</text:p>
      <text:p text:style-name="P4">
News Source: <text:a xlink:type="simple" xlink:href="https://www.ukrinform.ua/rubric-world/3699665-v-italii-za-dobu-vratuvali-ponad-sto-migrantiv.html" text:style-name="Internet_20_link" text:visited-style-name="Visited_20_Internet_20_Link">
https://www.ukrinform.ua/rubric-world/3699665-v-italii-za-dobu-vratuvali-ponad-sto-migrantiv.html</text:a>
</text:p>
      <!--NEWS-->
      <text:h text:style-name="P10" text:outline-level="1">
<text:span text:style-name="T4">
Humeniuk宣布了临时占领克里米亚的“棉花”季节</text:span>
</text:h>
      <text:p text:style-name="P4">
作者: Ukrinform (Person)</text:p>
      <text:p text:style-name="P4">
出版商: Укринформ (Organization)</text:p>
      <text:p text:style-name="P4">
出版时间: 2023-04-24T00:42:00+03:00</text:p>
      <text:p text:style-name="P4">
修改时间: 2023-04-24T00:42:00+03:00</text:p>
      <text:p text:style-name="P4">
描述: 习惯于暂时占领的克里米亚生活和休息的俄罗斯人应该习惯空气焦虑的声音，因为在半岛一年中的当前温暖时期被宣布为“棉花季节”。  - 乌克林。</text:p>
      <text:p text:style-name="P4">
图片: ["<text:a xlink:type="simple" xlink:href="https://static.ukrinform.com/photos/2022_08/thumb_files/630_360_1660188458-133.jpg" text:style-name="Internet_20_link" text:visited-style-name="Visited_20_Internet_20_Link">
630_360_16601...</text:a>
"]</text:p>
      <text:p text:style-name="P4">
标签: ['Крим', 'Окупація Криму', 'ЗСУ', 'Війна з росією', 'Єдині новини', 'Наталія Гуменюк']</text:p>
      <text:p text:style-name="P4">
类型: Article</text:p>
      <!--METADATA-->
      <text:p text:style-name="P4">
<draw:frame draw:style-name="fr1" draw:name="Image275" text:anchor-type="as-char" svg:width="6.9236in" svg:height="3.956343in" draw:z-index="0">
<draw:image xlink:href="../Images/yкринформ/2023-04-24T00-42-00-03-00/630_360_1660188458-133.jpg" xlink:type="simple" xlink:show="embed" xlink:actuate="onLoad" draw:mime-type="image/jpeg"/>
</draw:frame>
习惯于在克里米亚暂时居住和休息的俄罗斯人应该习惯空气警报，因为半岛一年中的当前温暖时期是“棉花”。</text:p>
      <text:p text:style-name="P4">
乌克林福姆(Ukrinform)报告说，2023年4月23日，星期日，南乌克兰联合自然协调出版社国防军中心负责人纳塔利娅·汉尼克(Natalia Humeniuk)在2023年4月23日星期日表示，乌克林福姆报告说<text:a xlink:type="simple" xlink:href="https://espreso.tv/zsu-pochinayut-sezon-bavovni-v-krimu-gumenyuk" text:style-name="Internet_20_link" text:visited-style-name="Visited_20_Internet_20_Link">
</text:a>
。</text:p>
      <text:p text:style-name="P4">
“我认为他们根本不会来到海滩。因为他们已经在沙滩上粉刷了。</text:p>
      <text:p text:style-name="P4">
<text:span text:style-name="T4">
另请阅读：</text:span>
 <text:span text:style-name="T4">
 <text:a xlink:type="simple" xlink:href="https://www.ukrinform.ua/rubric-ato/3699682-gumenuk-poasnila-comu-vorog-posiliv-obstrili-pravoberezza-hersonsini.html" text:style-name="Internet_20_link" text:visited-style-name="Visited_20_Internet_20_Link">
</text:a>
</text:span>
</text:p>
      <text:p text:style-name="P4">
根据Humeniuk的说法，本赛季临时占领的克里米亚被宣布为“棉花季节，而不仅仅是度假胜地”。</text:p>
      <text:p text:style-name="P4">
她说：“因此，他们需要习惯空气焦虑的声音。”</text:p>
      <text:p text:style-name="P4">
<text:span text:style-name="T4">
另请阅读：</text:span>
 <text:span text:style-name="T4">
 <text:a xlink:type="simple" xlink:href="https://www.ukrinform.ua/rubric-crimea/3699008-rosiani-stvoruut-u-krimu-kilka-rubeziv-oboroni-ta-vivozat-majno-do-rf-gumenuk.html" text:style-name="Internet_20_link" text:visited-style-name="Visited_20_Internet_20_Link">
</text:a>
</text:span>
</text:p>
      <text:p text:style-name="P4">
据报道，克里米亚和塞瓦斯托波尔的占领“当局” _ <text:span text:style-name="T4">
 <text:a xlink:type="simple" xlink:href="https://www.ukrinform.ua/rubric-crimea/3694813-u-krimu-skasuvali-demonstracii-mars-bezsmertnogo-polku-ta-parad-na-9-travna.html" text:style-name="Internet_20_link" text:visited-style-name="Visited_20_Internet_20_Link">
</text:a>
</text:span>
 _，5月9日的不朽团和军事游行。</text:p>
      <text:p text:style-name="P4">
4月21日，辛菲罗波尔(Simforopol)，丹科伊(Dzhankoy)，其他城市和临时占领的地区<text:span text:style-name="T4">
 <text:a xlink:type="simple" xlink:href="https://www.ukrinform.ua/rubric-crimea" text:style-name="Internet_20_link" text:visited-style-name="Visited_20_Internet_20_Link">
</text:a>
</text:span>
解构。 Sevastopolilo几乎在整个城市消失了。</text:p>
      <text:p text:style-name="P4">
News Source: <text:a xlink:type="simple" xlink:href="https://www.ukrinform.ua/rubric-crimea/3699717-gumenuk-anonsuvala-sezon-bavovni-u-timcasovo-okupovanomu-krimu.html" text:style-name="Internet_20_link" text:visited-style-name="Visited_20_Internet_20_Link">
https://www.ukrinform.ua/rubric-crimea/3699717-gumenuk-anonsuvala-sezon-bavovni-u-timcasovo-okupovanomu-krimu.html</text:a>
</text:p>
      <!--NEWS-->
      <text:h text:style-name="P10" text:outline-level="1">
<text:span text:style-name="T4">
MinoreTermentration已为失踪人员的家庭发表了行动算法</text:span>
</text:h>
      <text:p text:style-name="P4">
作者: ['АРМІЯINFORM']</text:p>
      <text:p text:style-name="P4">
时间: 2023-04-24T99:00:00-04:00</text:p>
      <text:p text:style-name="P4">
描述: Rodini Tsesklich经常不知道，Yak Diyati在Yakik组织饮食之前……与乌克兰2022年的战争，与乌克兰的最新新闻，今天与乌克兰2022年的新闻战争，今天，乌克兰和俄罗斯和俄罗斯和俄罗斯和俄罗斯和俄罗斯和俄罗斯和俄罗斯之间的战争将会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4/minre.jpeg" text:style-name="Internet_20_link" text:visited-style-name="Visited_20_Internet_20_Link">
minre.jpeg</text:a>
']</text:p>
      <text:p text:style-name="P4">
标签: []</text:p>
      <text:p text:style-name="P4">
类别: News</text:p>
      <!--METADATA-->
      <text:p text:style-name="P4">
<draw:frame draw:style-name="fr1" draw:name="Image276" text:anchor-type="as-char" svg:width="6.9236in" svg:height="5.1927in" draw:z-index="0">
<draw:image xlink:href="../Images/AРМІЯINFORM/2023-04-24T99-00-00-04-00/minre.jpeg" xlink:type="simple" xlink:show="embed" xlink:actuate="onLoad" draw:mime-type="image/jpeg"/>
</draw:frame>
失踪的家庭通常不知道如何采取行动以及针对他们涉及的问题的哪些尸体。</text:p>
      <text:p text:style-name="P4">
微集成<text:a xlink:type="simple" xlink:href="https://minre.gov.ua/2023/04/23/algorytmy-dij-dlya-rodyn-znyklyh-bezvisty/" text:style-name="Internet_20_link" text:visited-style-name="Visited_20_Internet_20_Link">
cite</text:a>
最常见的问题：</text:p>
      <text:p text:style-name="P4">
<text:span text:style-name="T5">
家庭的相互作用消失了，设备和社会支持中心消失了。 </text:span>
如何获取有关进行刑事诉讼的调查人员的信息。 <text:span text:style-name="T5">
失踪人员的金钱注册。 </text:span>
如何从统一的审判前调查登记册中获取摘录。</text:p>
      <text:p text:style-name="P4">
重返社会部已经为最紧迫的问题准备了算法。根据失踪人员的热线收到的请求，制定了算法。 最紧迫的问题的答案已在[链接]上盖章(https://minre.gov.ua/wp-content/uploads/2023/04/algorytm_dij_dlya_rodyn_znyklyh_bezvisty_04.pdf).</text:p>
      <text:p text:style-name="P4">
News Source: <text:a xlink:type="simple" xlink:href="https://armyinform.com.ua/2023/04/24/minreintegracziyi-opublikuvalo-algorytmy-dij-dlya-rodyn-znyklyh-bezvisty/" text:style-name="Internet_20_link" text:visited-style-name="Visited_20_Internet_20_Link">
https://armyinform.com.ua/2023/04/24/minreintegracziyi-opublikuvalo-algorytmy-dij-dlya-rodyn-znyklyh-bezvist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